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2.411cm"/>
    </style:style>
    <style:style style:name="co4" style:family="table-column">
      <style:table-column-properties fo:break-before="auto" style:column-width="2.688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2.716cm"/>
    </style:style>
    <style:style style:name="co7" style:family="table-column">
      <style:table-column-properties fo:break-before="auto" style:column-width="2.829cm"/>
    </style:style>
    <style:style style:name="co8" style:family="table-column">
      <style:table-column-properties fo:break-before="auto" style:column-width="2.8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49cm" fo:break-before="auto" style:use-optimal-row-height="false"/>
    </style:style>
    <style:style style:name="ro3" style:family="table-row">
      <style:table-row-properties style:row-height="2.579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445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1.5pt solid #666666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1.5pt solid #666666" style:text-align-source="fix" style:repeat-content="false" fo:border-left="none" fo:border-right="none" fo:border-top="1.5pt solid #666666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1.5pt solid #666666" style:text-align-source="fix" style:repeat-content="false" fo:wrap-option="wrap" fo:border-left="none" fo:border-right="none" fo:border-top="1.5pt solid #666666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1.5pt solid #666666" fo:border-left="none" fo:border-right="none" fo:border-top="1.5pt solid #666666" style:vertical-align="middle"/>
      <style:text-properties fo:font-size="7pt" style:font-size-asian="7pt" style:font-size-complex="7pt"/>
    </style:style>
    <style:style style:name="ce8" style:family="table-cell" style:parent-style-name="Default">
      <style:table-cell-properties fo:border-bottom="1.5pt solid #666666" fo:border-left="none" fo:border-right="none" fo:border-top="1.5pt solid #666666" style:vertical-align="middle"/>
    </style:style>
    <style:style style:name="ce41" style:family="table-cell" style:parent-style-name="Default">
      <style:table-cell-properties fo:border-bottom="1.5pt solid #666666" style:text-align-source="fix" style:repeat-content="false" fo:border-left="none" fo:border-right="none" fo:border-top="1.5pt solid #666666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1.5pt solid #66666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1.5pt solid #666666" style:text-align-source="fix" style:repeat-content="false" fo:wrap-option="wrap" fo:border-left="none" fo:border-right="none" fo:border-top="1.5pt solid #666666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wrap-option="wrap" style:vertical-align="middle"/>
      <style:text-properties fo:font-size="7pt" fo:font-weight="bold" style:font-size-asian="7pt" style:font-weight-asian="bold" style:font-size-complex="7pt" style:font-weight-complex="bold"/>
    </style:style>
    <style:style style:name="ce14" style:family="table-cell" style:parent-style-name="Default">
      <style:table-cell-properties fo:border-bottom="1.5pt solid #666666" fo:wrap-option="wrap" fo:border-left="none" fo:border-right="none" fo:border-top="none" style:vertical-align="middle"/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1.5pt solid #666666" style:text-align-source="fix" style:repeat-content="false" fo:wrap-option="wrap" fo:border-left="none" fo:border-right="none" fo:border-top="1.5pt solid #666666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1.5pt solid #666666" fo:wrap-option="wrap" fo:border-left="none" fo:border-right="none" fo:border-top="none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1.5pt solid #666666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1.5pt solid #666666" fo:wrap-option="wrap" fo:border-left="none" fo:border-right="none" fo:border-top="1.5pt solid #666666" style:vertical-align="middle"/>
      <style:text-properties fo:font-size="8pt" fo:font-weight="bold" style:font-size-asian="8pt" style:font-weight-asian="bold" style:font-size-complex="8pt" style:font-weight-complex="bold"/>
    </style:style>
    <style:style style:name="ce179" style:family="table-cell" style:parent-style-name="Default">
      <style:table-cell-properties fo:border-bottom="1.5pt solid #666666" fo:border-left="none" fo:border-right="none" fo:border-top="1.5pt solid #666666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-bottom="none" fo:border-left="none" fo:border-right="none" fo:border-top="1.5pt solid #666666" style:vertical-align="middle"/>
      <style:text-properties fo:font-size="8pt" style:font-size-asian="8pt" style:font-size-complex="8pt"/>
    </style:style>
    <style:style style:name="ce24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1.5pt solid #666666" fo:border-left="none" fo:border-right="none" fo:border-top="none" style:vertical-align="middle"/>
      <style:text-properties fo:font-size="8pt" style:font-size-asian="8pt" style:font-size-complex="8pt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-is-between(1,24)" style:apply-style-name="vert" style:base-cell-address="Feuille1.D3"/>
      <style:map style:condition="cell-content-is-between(25,29)" style:apply-style-name="orange" style:base-cell-address="Feuille1.D3"/>
      <style:map style:condition="cell-content-is-between(30,40)" style:apply-style-name="rouge" style:base-cell-address="Feuille1.D3"/>
      <style:map style:condition="cell-content()&gt;40" style:apply-style-name="violet" style:base-cell-address="Feuille1.D3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-is-between(1,19)" style:apply-style-name="vert" style:base-cell-address="Feuille1.D5"/>
      <style:map style:condition="cell-content-is-between(20,29)" style:apply-style-name="orange" style:base-cell-address="Feuille1.D5"/>
      <style:map style:condition="cell-content-is-between(30,50)" style:apply-style-name="rouge" style:base-cell-address="Feuille1.D5"/>
      <style:map style:condition="cell-content()&gt;50" style:apply-style-name="violet" style:base-cell-address="Feuille1.D5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-is-between(20,30)" style:apply-style-name="rouge" style:base-cell-address="Feuille1.D8"/>
      <style:map style:condition="cell-content-is-between(1,20)" style:apply-style-name="violet" style:base-cell-address="Feuille1.D8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D13"/>
      <style:map style:condition="cell-content-is-between(93,95)" style:apply-style-name="rouge" style:base-cell-address="Feuille1.D13"/>
      <style:map style:condition="cell-content-is-between(89,92)" style:apply-style-name="orange" style:base-cell-address="Feuille1.D13"/>
      <style:map style:condition="cell-content()&lt;89" style:apply-style-name="vert" style:base-cell-address="Feuille1.D13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D13"/>
      <style:map style:condition="cell-content-is-between(93,95)" style:apply-style-name="rouge" style:base-cell-address="Feuille1.D13"/>
      <style:map style:condition="cell-content-is-between(89,92)" style:apply-style-name="orange" style:base-cell-address="Feuille1.D13"/>
      <style:map style:condition="cell-content()&lt;89" style:apply-style-name="vert" style:base-cell-address="Feuille1.D13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D20"/>
      <style:map style:condition="cell-content-is-between(70,99)" style:apply-style-name="Sans_20_nom9" style:base-cell-address="Feuille1.D20"/>
      <style:map style:condition="cell-content-is-between(100,149)" style:apply-style-name="Sans_20_nom10" style:base-cell-address="Feuille1.D20"/>
      <style:map style:condition="cell-content()&gt;=150" style:apply-style-name="Sans_20_nom11" style:base-cell-address="Feuille1.D20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D20"/>
      <style:map style:condition="cell-content-is-between(70,99)" style:apply-style-name="Sans_20_nom9" style:base-cell-address="Feuille1.D20"/>
      <style:map style:condition="cell-content-is-between(100,149)" style:apply-style-name="Sans_20_nom10" style:base-cell-address="Feuille1.D20"/>
      <style:map style:condition="cell-content()&gt;=150" style:apply-style-name="Sans_20_nom11" style:base-cell-address="Feuille1.D20"/>
    </style:style>
    <style:style style:name="ce35" style:family="table-cell" style:parent-style-name="Default">
      <style:table-cell-properties fo:border-bottom="1.5pt solid #66666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D20"/>
      <style:map style:condition="cell-content-is-between(70,99)" style:apply-style-name="Sans_20_nom9" style:base-cell-address="Feuille1.D20"/>
      <style:map style:condition="cell-content-is-between(100,149)" style:apply-style-name="Sans_20_nom10" style:base-cell-address="Feuille1.D20"/>
      <style:map style:condition="cell-content()&gt;=150" style:apply-style-name="Sans_20_nom11" style:base-cell-address="Feuille1.D20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Feuille1.D27"/>
      <style:map style:condition="cell-content-is-between(300,499)" style:apply-style-name="orange" style:base-cell-address="Feuille1.D27"/>
      <style:map style:condition="cell-content-is-between(500,699)" style:apply-style-name="rouge" style:base-cell-address="Feuille1.D27"/>
      <style:map style:condition="cell-content()&gt;=700" style:apply-style-name="violet" style:base-cell-address="Feuille1.D27"/>
    </style:style>
    <style:style style:name="ce266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7pt" style:font-size-asian="7pt" style:font-size-complex="7pt"/>
      <style:map style:condition="cell-content()=&quot;1/6 - faible&quot;" style:apply-style-name="_31__2f_6_20_-_20_faible" style:base-cell-address="Feuille1.D34"/>
      <style:map style:condition="cell-content()=&quot;2/6 - léger&quot;" style:apply-style-name="_32__2f_6_20_-_20_léger" style:base-cell-address="Feuille1.D34"/>
      <style:map style:condition="cell-content()=&quot;3/6 - modéré&quot;" style:apply-style-name="_33__2f_6_20_-_20_modéré" style:base-cell-address="Feuille1.D34"/>
      <style:map style:condition="cell-content()=&quot;4/6 - sévère&quot;" style:apply-style-name="_34__2f_6_20_-_20_sévère" style:base-cell-address="Feuille1.D34"/>
      <style:map style:condition="cell-content()=&quot;5/6 - très sévère&quot;" style:apply-style-name="_35__2f_6_20_-_20_très_20_sévère" style:base-cell-address="Feuille1.D34"/>
      <style:map style:condition="cell-content()=&quot;6/6 - extrême&quot;" style:apply-style-name="_36__2f_6_20_-_20_extrême" style:base-cell-address="Feuille1.D34"/>
    </style:style>
    <style:style style:name="ce2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  <style:map style:condition="cell-content()=&quot;1/6 - faible&quot;" style:apply-style-name="_31__2f_6_20_-_20_faible" style:base-cell-address="Feuille1.D34"/>
      <style:map style:condition="cell-content()=&quot;2/6 - léger&quot;" style:apply-style-name="_32__2f_6_20_-_20_léger" style:base-cell-address="Feuille1.D34"/>
      <style:map style:condition="cell-content()=&quot;3/6 - modéré&quot;" style:apply-style-name="_33__2f_6_20_-_20_modéré" style:base-cell-address="Feuille1.D34"/>
      <style:map style:condition="cell-content()=&quot;4/6 - sévère&quot;" style:apply-style-name="_34__2f_6_20_-_20_sévère" style:base-cell-address="Feuille1.D34"/>
      <style:map style:condition="cell-content()=&quot;5/6 - très sévère&quot;" style:apply-style-name="_35__2f_6_20_-_20_très_20_sévère" style:base-cell-address="Feuille1.D34"/>
      <style:map style:condition="cell-content()=&quot;6/6 - extrême&quot;" style:apply-style-name="_36__2f_6_20_-_20_extrême" style:base-cell-address="Feuille1.D34"/>
    </style:style>
    <style:style style:name="ce272" style:family="table-cell" style:parent-style-name="Default">
      <style:table-cell-properties fo:border-bottom="1.5pt solid #66666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  <style:map style:condition="cell-content()=&quot;1/6 - faible&quot;" style:apply-style-name="_31__2f_6_20_-_20_faible" style:base-cell-address="Feuille1.D34"/>
      <style:map style:condition="cell-content()=&quot;2/6 - léger&quot;" style:apply-style-name="_32__2f_6_20_-_20_léger" style:base-cell-address="Feuille1.D34"/>
      <style:map style:condition="cell-content()=&quot;3/6 - modéré&quot;" style:apply-style-name="_33__2f_6_20_-_20_modéré" style:base-cell-address="Feuille1.D34"/>
      <style:map style:condition="cell-content()=&quot;4/6 - sévère&quot;" style:apply-style-name="_34__2f_6_20_-_20_sévère" style:base-cell-address="Feuille1.D34"/>
      <style:map style:condition="cell-content()=&quot;5/6 - très sévère&quot;" style:apply-style-name="_35__2f_6_20_-_20_très_20_sévère" style:base-cell-address="Feuille1.D34"/>
      <style:map style:condition="cell-content()=&quot;6/6 - extrême&quot;" style:apply-style-name="_36__2f_6_20_-_20_extrême" style:base-cell-address="Feuille1.D34"/>
    </style:style>
    <style:style style:name="ce174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7pt" style:font-size-asian="7pt" style:font-size-complex="7pt"/>
      <style:map style:condition="cell-content()=&quot;1/5 - très faible&quot;" style:apply-style-name="_31__2f_5_20_-_20_NSV2_20_très_20_faible" style:base-cell-address="Feuille1.D48"/>
      <style:map style:condition="cell-content()=&quot;2/5 - faible&quot;" style:apply-style-name="_32__2f_5_20_-_20_NSV2_20_faible" style:base-cell-address="Feuille1.D48"/>
      <style:map style:condition="cell-content()=&quot;3/5 - modérée&quot;" style:apply-style-name="_33__2f_5_20_-_20_NSV2_20_modérée" style:base-cell-address="Feuille1.D48"/>
      <style:map style:condition="cell-content()=&quot;4/5 - forte&quot;" style:apply-style-name="_34__2f_5_20_-_20_NSV2_20_forte" style:base-cell-address="Feuille1.D48"/>
      <style:map style:condition="cell-content()=&quot;5/5 - très forte&quot;" style:apply-style-name="_35__2f_5_20_-_20_NSV2_20_très_20_forte" style:base-cell-address="Feuille1.D48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  <style:map style:condition="cell-content()=&quot;1/5 - très faible&quot;" style:apply-style-name="_31__2f_5_20_-_20_NSV2_20_très_20_faible" style:base-cell-address="Feuille1.D48"/>
      <style:map style:condition="cell-content()=&quot;2/5 - faible&quot;" style:apply-style-name="_32__2f_5_20_-_20_NSV2_20_faible" style:base-cell-address="Feuille1.D48"/>
      <style:map style:condition="cell-content()=&quot;3/5 - modérée&quot;" style:apply-style-name="_33__2f_5_20_-_20_NSV2_20_modérée" style:base-cell-address="Feuille1.D48"/>
      <style:map style:condition="cell-content()=&quot;4/5 - forte&quot;" style:apply-style-name="_34__2f_5_20_-_20_NSV2_20_forte" style:base-cell-address="Feuille1.D48"/>
      <style:map style:condition="cell-content()=&quot;5/5 - très forte&quot;" style:apply-style-name="_35__2f_5_20_-_20_NSV2_20_très_20_forte" style:base-cell-address="Feuille1.D48"/>
    </style:style>
    <style:style style:name="ce180" style:family="table-cell" style:parent-style-name="Default">
      <style:table-cell-properties fo:border-bottom="1.5pt solid #66666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  <style:map style:condition="cell-content()=&quot;1/5 - très faible&quot;" style:apply-style-name="_31__2f_5_20_-_20_NSV2_20_très_20_faible" style:base-cell-address="Feuille1.D48"/>
      <style:map style:condition="cell-content()=&quot;2/5 - faible&quot;" style:apply-style-name="_32__2f_5_20_-_20_NSV2_20_faible" style:base-cell-address="Feuille1.D48"/>
      <style:map style:condition="cell-content()=&quot;3/5 - modérée&quot;" style:apply-style-name="_33__2f_5_20_-_20_NSV2_20_modérée" style:base-cell-address="Feuille1.D48"/>
      <style:map style:condition="cell-content()=&quot;4/5 - forte&quot;" style:apply-style-name="_34__2f_5_20_-_20_NSV2_20_forte" style:base-cell-address="Feuille1.D48"/>
      <style:map style:condition="cell-content()=&quot;5/5 - très forte&quot;" style:apply-style-name="_35__2f_5_20_-_20_NSV2_20_très_20_forte" style:base-cell-address="Feuille1.D4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  <style:map style:condition="cell-content()=&quot;1/5 - faible&quot;" style:apply-style-name="_31__2f_5_20_-_20_faible" style:base-cell-address="Feuille1.D41"/>
      <style:map style:condition="cell-content()=&quot;2/5 - léger&quot;" style:apply-style-name="_32__2f_5_20_-_20_léger" style:base-cell-address="Feuille1.D41"/>
      <style:map style:condition="cell-content()=&quot;3/5 - modéré&quot;" style:apply-style-name="_33__2f_5_20_-_20_modéré" style:base-cell-address="Feuille1.D41"/>
      <style:map style:condition="cell-content()=&quot;4/5 - sévère&quot;" style:apply-style-name="_34__2f_5_20_-_20_sévère" style:base-cell-address="Feuille1.D41"/>
      <style:map style:condition="cell-content()=&quot;5/5 - très sévère&quot;" style:apply-style-name="_35__2f_5_20_-_20_très_20_sévère" style:base-cell-address="Feuille1.D41"/>
    </style:style>
    <style:style style:name="ce44" style:family="table-cell" style:parent-style-name="Default">
      <style:table-cell-properties fo:border-bottom="1.5pt solid #66666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  <style:map style:condition="cell-content()=&quot;1/5 - faible&quot;" style:apply-style-name="_31__2f_5_20_-_20_faible" style:base-cell-address="Feuille1.D41"/>
      <style:map style:condition="cell-content()=&quot;2/5 - léger&quot;" style:apply-style-name="_32__2f_5_20_-_20_léger" style:base-cell-address="Feuille1.D41"/>
      <style:map style:condition="cell-content()=&quot;3/5 - modéré&quot;" style:apply-style-name="_33__2f_5_20_-_20_modéré" style:base-cell-address="Feuille1.D41"/>
      <style:map style:condition="cell-content()=&quot;4/5 - sévère&quot;" style:apply-style-name="_34__2f_5_20_-_20_sévère" style:base-cell-address="Feuille1.D41"/>
      <style:map style:condition="cell-content()=&quot;5/5 - très sévère&quot;" style:apply-style-name="_35__2f_5_20_-_20_très_20_sévère" style:base-cell-address="Feuille1.D41"/>
    </style:style>
    <style:style style:name="ce45" style:family="table-cell" style:parent-style-name="Default">
      <style:table-cell-properties fo:border-bottom="1.5pt solid #666666" style:text-align-source="fix" style:repeat-content="false" fo:wrap-option="wrap" fo:border-left="none" fo:border-right="none" fo:border-top="1.5pt solid #666666" style:vertical-align="middle"/>
      <style:paragraph-properties fo:text-align="center" fo:margin-left="0cm"/>
      <style:text-properties fo:font-size="8pt" style:font-size-asian="8pt" style:font-size-complex="8pt"/>
    </style:style>
    <style:style style:name="ce284" style:family="table-cell" style:parent-style-name="Default">
      <style:table-cell-properties fo:border-bottom="1.5pt solid #666666" style:text-align-source="fix" style:repeat-content="false" fo:border-left="none" fo:border-right="none" fo:border-top="1.5pt solid #666666" style:vertical-align="middle"/>
      <style:paragraph-properties fo:text-align="center" fo:margin-left="0cm"/>
      <style:map style:condition="cell-content()&lt;2" style:apply-style-name="vert" style:base-cell-address="Feuille1.D63"/>
      <style:map style:condition="cell-content-is-between(2,4)" style:apply-style-name="orange" style:base-cell-address="Feuille1.D63"/>
      <style:map style:condition="cell-content()&gt;4" style:apply-style-name="rouge" style:base-cell-address="Feuille1.D63"/>
    </style:style>
    <style:style style:name="ce285" style:family="table-cell" style:parent-style-name="Default">
      <style:table-cell-properties fo:border-bottom="1.5pt solid #666666" style:text-align-source="fix" style:repeat-content="false" fo:border-left="none" fo:border-right="none" fo:border-top="1.5pt solid #666666" style:vertical-align="middle"/>
      <style:paragraph-properties fo:text-align="center" fo:margin-left="0cm"/>
      <style:map style:condition="cell-content()&lt;1" style:apply-style-name="_31__2f_5_20_-_20_NSV2_20_très_20_faible" style:base-cell-address="Feuille1.D64"/>
      <style:map style:condition="cell-content-is-between(1,4.99)" style:apply-style-name="orange" style:base-cell-address="Feuille1.D64"/>
      <style:map style:condition="cell-content-is-between(5,9.99)" style:apply-style-name="rouge" style:base-cell-address="Feuille1.D64"/>
      <style:map style:condition="cell-content()&gt;10" style:apply-style-name="violet" style:base-cell-address="Feuille1.D64"/>
    </style:style>
    <style:style style:name="ce5" style:family="table-cell" style:parent-style-name="Default">
      <style:table-cell-properties fo:border-bottom="1.5pt solid #666666" style:text-align-source="fix" style:repeat-content="false" fo:border-left="none" fo:border-right="none" fo:border-top="1.5pt solid #666666" style:vertical-align="middl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-is-between(1,19)" style:apply-style-name="vert" style:base-cell-address="Feuille1.D5"/>
      <style:map style:condition="cell-content-is-between(20,29)" style:apply-style-name="orange" style:base-cell-address="Feuille1.D5"/>
      <style:map style:condition="cell-content-is-between(30,50)" style:apply-style-name="rouge" style:base-cell-address="Feuille1.D5"/>
      <style:map style:condition="cell-content()&gt;50" style:apply-style-name="violet" style:base-cell-address="Feuille1.D5"/>
    </style:style>
    <style:style style:name="ce5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-is-between(1,19)" style:apply-style-name="vert" style:base-cell-address="Feuille1.D5"/>
      <style:map style:condition="cell-content-is-between(20,29)" style:apply-style-name="orange" style:base-cell-address="Feuille1.D5"/>
      <style:map style:condition="cell-content-is-between(30,50)" style:apply-style-name="rouge" style:base-cell-address="Feuille1.D5"/>
      <style:map style:condition="cell-content()&gt;50" style:apply-style-name="violet" style:base-cell-address="Feuille1.D5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-is-between(1,19)" style:apply-style-name="vert" style:base-cell-address="Feuille1.BD6"/>
      <style:map style:condition="cell-content-is-between(20,29)" style:apply-style-name="orange" style:base-cell-address="Feuille1.BD6"/>
      <style:map style:condition="cell-content-is-between(30,50)" style:apply-style-name="rouge" style:base-cell-address="Feuille1.BD6"/>
      <style:map style:condition="cell-content()&gt;50" style:apply-style-name="violet" style:base-cell-address="Feuille1.BD6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-is-between(1,24)" style:apply-style-name="vert" style:base-cell-address="Feuille1.BE3"/>
      <style:map style:condition="cell-content-is-between(25,29)" style:apply-style-name="orange" style:base-cell-address="Feuille1.BE3"/>
      <style:map style:condition="cell-content-is-between(30,40)" style:apply-style-name="rouge" style:base-cell-address="Feuille1.BE3"/>
      <style:map style:condition="cell-content()&gt;40" style:apply-style-name="violet" style:base-cell-address="Feuille1.BE3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-is-between(1,19)" style:apply-style-name="vert" style:base-cell-address="Feuille1.BE6"/>
      <style:map style:condition="cell-content-is-between(20,29)" style:apply-style-name="orange" style:base-cell-address="Feuille1.BE6"/>
      <style:map style:condition="cell-content-is-between(30,50)" style:apply-style-name="rouge" style:base-cell-address="Feuille1.BE6"/>
      <style:map style:condition="cell-content()&gt;50" style:apply-style-name="violet" style:base-cell-address="Feuille1.BE6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E14"/>
      <style:map style:condition="cell-content-is-between(93,95)" style:apply-style-name="rouge" style:base-cell-address="Feuille1.BE14"/>
      <style:map style:condition="cell-content-is-between(89,92)" style:apply-style-name="orange" style:base-cell-address="Feuille1.BE14"/>
      <style:map style:condition="cell-content()&lt;89" style:apply-style-name="vert" style:base-cell-address="Feuille1.BE14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E15"/>
      <style:map style:condition="cell-content-is-between(93,95)" style:apply-style-name="rouge" style:base-cell-address="Feuille1.BE15"/>
      <style:map style:condition="cell-content-is-between(89,92)" style:apply-style-name="orange" style:base-cell-address="Feuille1.BE15"/>
      <style:map style:condition="cell-content()&lt;89" style:apply-style-name="vert" style:base-cell-address="Feuille1.BE15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-is-between(1,19)" style:apply-style-name="vert" style:base-cell-address="Feuille1.BF6"/>
      <style:map style:condition="cell-content-is-between(20,29)" style:apply-style-name="orange" style:base-cell-address="Feuille1.BF6"/>
      <style:map style:condition="cell-content-is-between(30,50)" style:apply-style-name="rouge" style:base-cell-address="Feuille1.BF6"/>
      <style:map style:condition="cell-content()&gt;50" style:apply-style-name="violet" style:base-cell-address="Feuille1.BF6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F13"/>
      <style:map style:condition="cell-content-is-between(93,95)" style:apply-style-name="rouge" style:base-cell-address="Feuille1.BF13"/>
      <style:map style:condition="cell-content-is-between(89,92)" style:apply-style-name="orange" style:base-cell-address="Feuille1.BF13"/>
      <style:map style:condition="cell-content()&lt;89" style:apply-style-name="vert" style:base-cell-address="Feuille1.BF13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F14"/>
      <style:map style:condition="cell-content-is-between(93,95)" style:apply-style-name="rouge" style:base-cell-address="Feuille1.BF14"/>
      <style:map style:condition="cell-content-is-between(89,92)" style:apply-style-name="orange" style:base-cell-address="Feuille1.BF14"/>
      <style:map style:condition="cell-content()&lt;89" style:apply-style-name="vert" style:base-cell-address="Feuille1.BF14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F15"/>
      <style:map style:condition="cell-content-is-between(93,95)" style:apply-style-name="rouge" style:base-cell-address="Feuille1.BF15"/>
      <style:map style:condition="cell-content-is-between(89,92)" style:apply-style-name="orange" style:base-cell-address="Feuille1.BF15"/>
      <style:map style:condition="cell-content()&lt;89" style:apply-style-name="vert" style:base-cell-address="Feuille1.BF15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F16"/>
      <style:map style:condition="cell-content-is-between(93,95)" style:apply-style-name="rouge" style:base-cell-address="Feuille1.BF16"/>
      <style:map style:condition="cell-content-is-between(89,92)" style:apply-style-name="orange" style:base-cell-address="Feuille1.BF16"/>
      <style:map style:condition="cell-content()&lt;89" style:apply-style-name="vert" style:base-cell-address="Feuille1.BF16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F17"/>
      <style:map style:condition="cell-content-is-between(93,95)" style:apply-style-name="rouge" style:base-cell-address="Feuille1.BF17"/>
      <style:map style:condition="cell-content-is-between(89,92)" style:apply-style-name="orange" style:base-cell-address="Feuille1.BF17"/>
      <style:map style:condition="cell-content()&lt;89" style:apply-style-name="vert" style:base-cell-address="Feuille1.BF17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F18"/>
      <style:map style:condition="cell-content-is-between(93,95)" style:apply-style-name="rouge" style:base-cell-address="Feuille1.BF18"/>
      <style:map style:condition="cell-content-is-between(89,92)" style:apply-style-name="orange" style:base-cell-address="Feuille1.BF18"/>
      <style:map style:condition="cell-content()&lt;89" style:apply-style-name="vert" style:base-cell-address="Feuille1.BF18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F19"/>
      <style:map style:condition="cell-content-is-between(93,95)" style:apply-style-name="rouge" style:base-cell-address="Feuille1.BF19"/>
      <style:map style:condition="cell-content-is-between(89,92)" style:apply-style-name="orange" style:base-cell-address="Feuille1.BF19"/>
      <style:map style:condition="cell-content()&lt;89" style:apply-style-name="vert" style:base-cell-address="Feuille1.BF19"/>
    </style:style>
    <style:style style:name="ce70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F20"/>
      <style:map style:condition="cell-content-is-between(70,99)" style:apply-style-name="Sans_20_nom9" style:base-cell-address="Feuille1.BF20"/>
      <style:map style:condition="cell-content-is-between(100,149)" style:apply-style-name="Sans_20_nom10" style:base-cell-address="Feuille1.BF20"/>
      <style:map style:condition="cell-content()&gt;=150" style:apply-style-name="Sans_20_nom11" style:base-cell-address="Feuille1.BF20"/>
    </style:style>
    <style:style style:name="ce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F21"/>
      <style:map style:condition="cell-content-is-between(70,99)" style:apply-style-name="Sans_20_nom9" style:base-cell-address="Feuille1.BF21"/>
      <style:map style:condition="cell-content-is-between(100,149)" style:apply-style-name="Sans_20_nom10" style:base-cell-address="Feuille1.BF21"/>
      <style:map style:condition="cell-content()&gt;=150" style:apply-style-name="Sans_20_nom11" style:base-cell-address="Feuille1.BF21"/>
    </style:style>
    <style:style style:name="ce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F22"/>
      <style:map style:condition="cell-content-is-between(70,99)" style:apply-style-name="Sans_20_nom9" style:base-cell-address="Feuille1.BF22"/>
      <style:map style:condition="cell-content-is-between(100,149)" style:apply-style-name="Sans_20_nom10" style:base-cell-address="Feuille1.BF22"/>
      <style:map style:condition="cell-content()&gt;=150" style:apply-style-name="Sans_20_nom11" style:base-cell-address="Feuille1.BF22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F23"/>
      <style:map style:condition="cell-content-is-between(70,99)" style:apply-style-name="Sans_20_nom9" style:base-cell-address="Feuille1.BF23"/>
      <style:map style:condition="cell-content-is-between(100,149)" style:apply-style-name="Sans_20_nom10" style:base-cell-address="Feuille1.BF23"/>
      <style:map style:condition="cell-content()&gt;=150" style:apply-style-name="Sans_20_nom11" style:base-cell-address="Feuille1.BF23"/>
    </style:style>
    <style:style style:name="ce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F24"/>
      <style:map style:condition="cell-content-is-between(70,99)" style:apply-style-name="Sans_20_nom9" style:base-cell-address="Feuille1.BF24"/>
      <style:map style:condition="cell-content-is-between(100,149)" style:apply-style-name="Sans_20_nom10" style:base-cell-address="Feuille1.BF24"/>
      <style:map style:condition="cell-content()&gt;=150" style:apply-style-name="Sans_20_nom11" style:base-cell-address="Feuille1.BF24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F25"/>
      <style:map style:condition="cell-content-is-between(70,99)" style:apply-style-name="Sans_20_nom9" style:base-cell-address="Feuille1.BF25"/>
      <style:map style:condition="cell-content-is-between(100,149)" style:apply-style-name="Sans_20_nom10" style:base-cell-address="Feuille1.BF25"/>
      <style:map style:condition="cell-content()&gt;=150" style:apply-style-name="Sans_20_nom11" style:base-cell-address="Feuille1.BF25"/>
    </style:style>
    <style:style style:name="ce76" style:family="table-cell" style:parent-style-name="Default">
      <style:table-cell-properties fo:border-bottom="1.5pt solid #66666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F26"/>
      <style:map style:condition="cell-content-is-between(70,99)" style:apply-style-name="Sans_20_nom9" style:base-cell-address="Feuille1.BF26"/>
      <style:map style:condition="cell-content-is-between(100,149)" style:apply-style-name="Sans_20_nom10" style:base-cell-address="Feuille1.BF26"/>
      <style:map style:condition="cell-content()&gt;=150" style:apply-style-name="Sans_20_nom11" style:base-cell-address="Feuille1.BF26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Feuille1.BF27"/>
      <style:map style:condition="cell-content-is-between(300,499)" style:apply-style-name="orange" style:base-cell-address="Feuille1.BF27"/>
      <style:map style:condition="cell-content-is-between(500,699)" style:apply-style-name="rouge" style:base-cell-address="Feuille1.BF27"/>
      <style:map style:condition="cell-content()&gt;=700" style:apply-style-name="violet" style:base-cell-address="Feuille1.BF27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G13"/>
      <style:map style:condition="cell-content-is-between(93,95)" style:apply-style-name="rouge" style:base-cell-address="Feuille1.BG13"/>
      <style:map style:condition="cell-content-is-between(89,92)" style:apply-style-name="orange" style:base-cell-address="Feuille1.BG13"/>
      <style:map style:condition="cell-content()&lt;89" style:apply-style-name="vert" style:base-cell-address="Feuille1.BG13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G14"/>
      <style:map style:condition="cell-content-is-between(93,95)" style:apply-style-name="rouge" style:base-cell-address="Feuille1.BG14"/>
      <style:map style:condition="cell-content-is-between(89,92)" style:apply-style-name="orange" style:base-cell-address="Feuille1.BG14"/>
      <style:map style:condition="cell-content()&lt;89" style:apply-style-name="vert" style:base-cell-address="Feuille1.BG14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G15"/>
      <style:map style:condition="cell-content-is-between(93,95)" style:apply-style-name="rouge" style:base-cell-address="Feuille1.BG15"/>
      <style:map style:condition="cell-content-is-between(89,92)" style:apply-style-name="orange" style:base-cell-address="Feuille1.BG15"/>
      <style:map style:condition="cell-content()&lt;89" style:apply-style-name="vert" style:base-cell-address="Feuille1.BG15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G16"/>
      <style:map style:condition="cell-content-is-between(93,95)" style:apply-style-name="rouge" style:base-cell-address="Feuille1.BG16"/>
      <style:map style:condition="cell-content-is-between(89,92)" style:apply-style-name="orange" style:base-cell-address="Feuille1.BG16"/>
      <style:map style:condition="cell-content()&lt;89" style:apply-style-name="vert" style:base-cell-address="Feuille1.BG16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G17"/>
      <style:map style:condition="cell-content-is-between(93,95)" style:apply-style-name="rouge" style:base-cell-address="Feuille1.BG17"/>
      <style:map style:condition="cell-content-is-between(89,92)" style:apply-style-name="orange" style:base-cell-address="Feuille1.BG17"/>
      <style:map style:condition="cell-content()&lt;89" style:apply-style-name="vert" style:base-cell-address="Feuille1.BG17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G18"/>
      <style:map style:condition="cell-content-is-between(93,95)" style:apply-style-name="rouge" style:base-cell-address="Feuille1.BG18"/>
      <style:map style:condition="cell-content-is-between(89,92)" style:apply-style-name="orange" style:base-cell-address="Feuille1.BG18"/>
      <style:map style:condition="cell-content()&lt;89" style:apply-style-name="vert" style:base-cell-address="Feuille1.BG18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G19"/>
      <style:map style:condition="cell-content-is-between(93,95)" style:apply-style-name="rouge" style:base-cell-address="Feuille1.BG19"/>
      <style:map style:condition="cell-content-is-between(89,92)" style:apply-style-name="orange" style:base-cell-address="Feuille1.BG19"/>
      <style:map style:condition="cell-content()&lt;89" style:apply-style-name="vert" style:base-cell-address="Feuille1.BG19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G20"/>
      <style:map style:condition="cell-content-is-between(70,99)" style:apply-style-name="Sans_20_nom9" style:base-cell-address="Feuille1.BG20"/>
      <style:map style:condition="cell-content-is-between(100,149)" style:apply-style-name="Sans_20_nom10" style:base-cell-address="Feuille1.BG20"/>
      <style:map style:condition="cell-content()&gt;=150" style:apply-style-name="Sans_20_nom11" style:base-cell-address="Feuille1.BG20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G21"/>
      <style:map style:condition="cell-content-is-between(70,99)" style:apply-style-name="Sans_20_nom9" style:base-cell-address="Feuille1.BG21"/>
      <style:map style:condition="cell-content-is-between(100,149)" style:apply-style-name="Sans_20_nom10" style:base-cell-address="Feuille1.BG21"/>
      <style:map style:condition="cell-content()&gt;=150" style:apply-style-name="Sans_20_nom11" style:base-cell-address="Feuille1.BG21"/>
    </style:style>
    <style:style style:name="ce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G22"/>
      <style:map style:condition="cell-content-is-between(70,99)" style:apply-style-name="Sans_20_nom9" style:base-cell-address="Feuille1.BG22"/>
      <style:map style:condition="cell-content-is-between(100,149)" style:apply-style-name="Sans_20_nom10" style:base-cell-address="Feuille1.BG22"/>
      <style:map style:condition="cell-content()&gt;=150" style:apply-style-name="Sans_20_nom11" style:base-cell-address="Feuille1.BG22"/>
    </style:style>
    <style:style style:name="ce8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G23"/>
      <style:map style:condition="cell-content-is-between(70,99)" style:apply-style-name="Sans_20_nom9" style:base-cell-address="Feuille1.BG23"/>
      <style:map style:condition="cell-content-is-between(100,149)" style:apply-style-name="Sans_20_nom10" style:base-cell-address="Feuille1.BG23"/>
      <style:map style:condition="cell-content()&gt;=150" style:apply-style-name="Sans_20_nom11" style:base-cell-address="Feuille1.BG23"/>
    </style:style>
    <style:style style:name="ce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G24"/>
      <style:map style:condition="cell-content-is-between(70,99)" style:apply-style-name="Sans_20_nom9" style:base-cell-address="Feuille1.BG24"/>
      <style:map style:condition="cell-content-is-between(100,149)" style:apply-style-name="Sans_20_nom10" style:base-cell-address="Feuille1.BG24"/>
      <style:map style:condition="cell-content()&gt;=150" style:apply-style-name="Sans_20_nom11" style:base-cell-address="Feuille1.BG24"/>
    </style:style>
    <style:style style:name="ce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G25"/>
      <style:map style:condition="cell-content-is-between(70,99)" style:apply-style-name="Sans_20_nom9" style:base-cell-address="Feuille1.BG25"/>
      <style:map style:condition="cell-content-is-between(100,149)" style:apply-style-name="Sans_20_nom10" style:base-cell-address="Feuille1.BG25"/>
      <style:map style:condition="cell-content()&gt;=150" style:apply-style-name="Sans_20_nom11" style:base-cell-address="Feuille1.BG25"/>
    </style:style>
    <style:style style:name="ce91" style:family="table-cell" style:parent-style-name="Default">
      <style:table-cell-properties fo:border-bottom="1.5pt solid #66666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G26"/>
      <style:map style:condition="cell-content-is-between(70,99)" style:apply-style-name="Sans_20_nom9" style:base-cell-address="Feuille1.BG26"/>
      <style:map style:condition="cell-content-is-between(100,149)" style:apply-style-name="Sans_20_nom10" style:base-cell-address="Feuille1.BG26"/>
      <style:map style:condition="cell-content()&gt;=150" style:apply-style-name="Sans_20_nom11" style:base-cell-address="Feuille1.BG26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Feuille1.BG27"/>
      <style:map style:condition="cell-content-is-between(300,499)" style:apply-style-name="orange" style:base-cell-address="Feuille1.BG27"/>
      <style:map style:condition="cell-content-is-between(500,699)" style:apply-style-name="rouge" style:base-cell-address="Feuille1.BG27"/>
      <style:map style:condition="cell-content()&gt;=700" style:apply-style-name="violet" style:base-cell-address="Feuille1.BG27"/>
    </style:style>
    <style:style style:name="ce93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H13"/>
      <style:map style:condition="cell-content-is-between(93,95)" style:apply-style-name="rouge" style:base-cell-address="Feuille1.BH13"/>
      <style:map style:condition="cell-content-is-between(89,92)" style:apply-style-name="orange" style:base-cell-address="Feuille1.BH13"/>
      <style:map style:condition="cell-content()&lt;89" style:apply-style-name="vert" style:base-cell-address="Feuille1.BH13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H14"/>
      <style:map style:condition="cell-content-is-between(93,95)" style:apply-style-name="rouge" style:base-cell-address="Feuille1.BH14"/>
      <style:map style:condition="cell-content-is-between(89,92)" style:apply-style-name="orange" style:base-cell-address="Feuille1.BH14"/>
      <style:map style:condition="cell-content()&lt;89" style:apply-style-name="vert" style:base-cell-address="Feuille1.BH14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H15"/>
      <style:map style:condition="cell-content-is-between(93,95)" style:apply-style-name="rouge" style:base-cell-address="Feuille1.BH15"/>
      <style:map style:condition="cell-content-is-between(89,92)" style:apply-style-name="orange" style:base-cell-address="Feuille1.BH15"/>
      <style:map style:condition="cell-content()&lt;89" style:apply-style-name="vert" style:base-cell-address="Feuille1.BH15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H16"/>
      <style:map style:condition="cell-content-is-between(93,95)" style:apply-style-name="rouge" style:base-cell-address="Feuille1.BH16"/>
      <style:map style:condition="cell-content-is-between(89,92)" style:apply-style-name="orange" style:base-cell-address="Feuille1.BH16"/>
      <style:map style:condition="cell-content()&lt;89" style:apply-style-name="vert" style:base-cell-address="Feuille1.BH16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H17"/>
      <style:map style:condition="cell-content-is-between(93,95)" style:apply-style-name="rouge" style:base-cell-address="Feuille1.BH17"/>
      <style:map style:condition="cell-content-is-between(89,92)" style:apply-style-name="orange" style:base-cell-address="Feuille1.BH17"/>
      <style:map style:condition="cell-content()&lt;89" style:apply-style-name="vert" style:base-cell-address="Feuille1.BH17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H18"/>
      <style:map style:condition="cell-content-is-between(93,95)" style:apply-style-name="rouge" style:base-cell-address="Feuille1.BH18"/>
      <style:map style:condition="cell-content-is-between(89,92)" style:apply-style-name="orange" style:base-cell-address="Feuille1.BH18"/>
      <style:map style:condition="cell-content()&lt;89" style:apply-style-name="vert" style:base-cell-address="Feuille1.BH18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H19"/>
      <style:map style:condition="cell-content-is-between(93,95)" style:apply-style-name="rouge" style:base-cell-address="Feuille1.BH19"/>
      <style:map style:condition="cell-content-is-between(89,92)" style:apply-style-name="orange" style:base-cell-address="Feuille1.BH19"/>
      <style:map style:condition="cell-content()&lt;89" style:apply-style-name="vert" style:base-cell-address="Feuille1.BH19"/>
    </style:style>
    <style:style style:name="ce100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H20"/>
      <style:map style:condition="cell-content-is-between(70,99)" style:apply-style-name="Sans_20_nom9" style:base-cell-address="Feuille1.BH20"/>
      <style:map style:condition="cell-content-is-between(100,149)" style:apply-style-name="Sans_20_nom10" style:base-cell-address="Feuille1.BH20"/>
      <style:map style:condition="cell-content()&gt;=150" style:apply-style-name="Sans_20_nom11" style:base-cell-address="Feuille1.BH20"/>
    </style:style>
    <style:style style:name="ce1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H21"/>
      <style:map style:condition="cell-content-is-between(70,99)" style:apply-style-name="Sans_20_nom9" style:base-cell-address="Feuille1.BH21"/>
      <style:map style:condition="cell-content-is-between(100,149)" style:apply-style-name="Sans_20_nom10" style:base-cell-address="Feuille1.BH21"/>
      <style:map style:condition="cell-content()&gt;=150" style:apply-style-name="Sans_20_nom11" style:base-cell-address="Feuille1.BH21"/>
    </style:style>
    <style:style style:name="ce1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H22"/>
      <style:map style:condition="cell-content-is-between(70,99)" style:apply-style-name="Sans_20_nom9" style:base-cell-address="Feuille1.BH22"/>
      <style:map style:condition="cell-content-is-between(100,149)" style:apply-style-name="Sans_20_nom10" style:base-cell-address="Feuille1.BH22"/>
      <style:map style:condition="cell-content()&gt;=150" style:apply-style-name="Sans_20_nom11" style:base-cell-address="Feuille1.BH22"/>
    </style:style>
    <style:style style:name="ce1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H23"/>
      <style:map style:condition="cell-content-is-between(70,99)" style:apply-style-name="Sans_20_nom9" style:base-cell-address="Feuille1.BH23"/>
      <style:map style:condition="cell-content-is-between(100,149)" style:apply-style-name="Sans_20_nom10" style:base-cell-address="Feuille1.BH23"/>
      <style:map style:condition="cell-content()&gt;=150" style:apply-style-name="Sans_20_nom11" style:base-cell-address="Feuille1.BH23"/>
    </style:style>
    <style:style style:name="ce10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H24"/>
      <style:map style:condition="cell-content-is-between(70,99)" style:apply-style-name="Sans_20_nom9" style:base-cell-address="Feuille1.BH24"/>
      <style:map style:condition="cell-content-is-between(100,149)" style:apply-style-name="Sans_20_nom10" style:base-cell-address="Feuille1.BH24"/>
      <style:map style:condition="cell-content()&gt;=150" style:apply-style-name="Sans_20_nom11" style:base-cell-address="Feuille1.BH24"/>
    </style:style>
    <style:style style:name="ce1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H25"/>
      <style:map style:condition="cell-content-is-between(70,99)" style:apply-style-name="Sans_20_nom9" style:base-cell-address="Feuille1.BH25"/>
      <style:map style:condition="cell-content-is-between(100,149)" style:apply-style-name="Sans_20_nom10" style:base-cell-address="Feuille1.BH25"/>
      <style:map style:condition="cell-content()&gt;=150" style:apply-style-name="Sans_20_nom11" style:base-cell-address="Feuille1.BH25"/>
    </style:style>
    <style:style style:name="ce106" style:family="table-cell" style:parent-style-name="Default">
      <style:table-cell-properties fo:border-bottom="1.5pt solid #66666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H26"/>
      <style:map style:condition="cell-content-is-between(70,99)" style:apply-style-name="Sans_20_nom9" style:base-cell-address="Feuille1.BH26"/>
      <style:map style:condition="cell-content-is-between(100,149)" style:apply-style-name="Sans_20_nom10" style:base-cell-address="Feuille1.BH26"/>
      <style:map style:condition="cell-content()&gt;=150" style:apply-style-name="Sans_20_nom11" style:base-cell-address="Feuille1.BH26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Feuille1.BH27"/>
      <style:map style:condition="cell-content-is-between(300,499)" style:apply-style-name="orange" style:base-cell-address="Feuille1.BH27"/>
      <style:map style:condition="cell-content-is-between(500,699)" style:apply-style-name="rouge" style:base-cell-address="Feuille1.BH27"/>
      <style:map style:condition="cell-content()&gt;=700" style:apply-style-name="violet" style:base-cell-address="Feuille1.BH27"/>
    </style:style>
    <style:style style:name="ce108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I13"/>
      <style:map style:condition="cell-content-is-between(93,95)" style:apply-style-name="rouge" style:base-cell-address="Feuille1.BI13"/>
      <style:map style:condition="cell-content-is-between(89,92)" style:apply-style-name="orange" style:base-cell-address="Feuille1.BI13"/>
      <style:map style:condition="cell-content()&lt;89" style:apply-style-name="vert" style:base-cell-address="Feuille1.BI13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I14"/>
      <style:map style:condition="cell-content-is-between(93,95)" style:apply-style-name="rouge" style:base-cell-address="Feuille1.BI14"/>
      <style:map style:condition="cell-content-is-between(89,92)" style:apply-style-name="orange" style:base-cell-address="Feuille1.BI14"/>
      <style:map style:condition="cell-content()&lt;89" style:apply-style-name="vert" style:base-cell-address="Feuille1.BI14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I15"/>
      <style:map style:condition="cell-content-is-between(93,95)" style:apply-style-name="rouge" style:base-cell-address="Feuille1.BI15"/>
      <style:map style:condition="cell-content-is-between(89,92)" style:apply-style-name="orange" style:base-cell-address="Feuille1.BI15"/>
      <style:map style:condition="cell-content()&lt;89" style:apply-style-name="vert" style:base-cell-address="Feuille1.BI15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I16"/>
      <style:map style:condition="cell-content-is-between(93,95)" style:apply-style-name="rouge" style:base-cell-address="Feuille1.BI16"/>
      <style:map style:condition="cell-content-is-between(89,92)" style:apply-style-name="orange" style:base-cell-address="Feuille1.BI16"/>
      <style:map style:condition="cell-content()&lt;89" style:apply-style-name="vert" style:base-cell-address="Feuille1.BI16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I17"/>
      <style:map style:condition="cell-content-is-between(93,95)" style:apply-style-name="rouge" style:base-cell-address="Feuille1.BI17"/>
      <style:map style:condition="cell-content-is-between(89,92)" style:apply-style-name="orange" style:base-cell-address="Feuille1.BI17"/>
      <style:map style:condition="cell-content()&lt;89" style:apply-style-name="vert" style:base-cell-address="Feuille1.BI17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I18"/>
      <style:map style:condition="cell-content-is-between(93,95)" style:apply-style-name="rouge" style:base-cell-address="Feuille1.BI18"/>
      <style:map style:condition="cell-content-is-between(89,92)" style:apply-style-name="orange" style:base-cell-address="Feuille1.BI18"/>
      <style:map style:condition="cell-content()&lt;89" style:apply-style-name="vert" style:base-cell-address="Feuille1.BI18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I19"/>
      <style:map style:condition="cell-content-is-between(93,95)" style:apply-style-name="rouge" style:base-cell-address="Feuille1.BI19"/>
      <style:map style:condition="cell-content-is-between(89,92)" style:apply-style-name="orange" style:base-cell-address="Feuille1.BI19"/>
      <style:map style:condition="cell-content()&lt;89" style:apply-style-name="vert" style:base-cell-address="Feuille1.BI19"/>
    </style:style>
    <style:style style:name="ce115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I20"/>
      <style:map style:condition="cell-content-is-between(70,99)" style:apply-style-name="Sans_20_nom9" style:base-cell-address="Feuille1.BI20"/>
      <style:map style:condition="cell-content-is-between(100,149)" style:apply-style-name="Sans_20_nom10" style:base-cell-address="Feuille1.BI20"/>
      <style:map style:condition="cell-content()&gt;=150" style:apply-style-name="Sans_20_nom11" style:base-cell-address="Feuille1.BI20"/>
    </style:style>
    <style:style style:name="ce1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I21"/>
      <style:map style:condition="cell-content-is-between(70,99)" style:apply-style-name="Sans_20_nom9" style:base-cell-address="Feuille1.BI21"/>
      <style:map style:condition="cell-content-is-between(100,149)" style:apply-style-name="Sans_20_nom10" style:base-cell-address="Feuille1.BI21"/>
      <style:map style:condition="cell-content()&gt;=150" style:apply-style-name="Sans_20_nom11" style:base-cell-address="Feuille1.BI21"/>
    </style:style>
    <style:style style:name="ce1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I22"/>
      <style:map style:condition="cell-content-is-between(70,99)" style:apply-style-name="Sans_20_nom9" style:base-cell-address="Feuille1.BI22"/>
      <style:map style:condition="cell-content-is-between(100,149)" style:apply-style-name="Sans_20_nom10" style:base-cell-address="Feuille1.BI22"/>
      <style:map style:condition="cell-content()&gt;=150" style:apply-style-name="Sans_20_nom11" style:base-cell-address="Feuille1.BI22"/>
    </style:style>
    <style:style style:name="ce1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I23"/>
      <style:map style:condition="cell-content-is-between(70,99)" style:apply-style-name="Sans_20_nom9" style:base-cell-address="Feuille1.BI23"/>
      <style:map style:condition="cell-content-is-between(100,149)" style:apply-style-name="Sans_20_nom10" style:base-cell-address="Feuille1.BI23"/>
      <style:map style:condition="cell-content()&gt;=150" style:apply-style-name="Sans_20_nom11" style:base-cell-address="Feuille1.BI23"/>
    </style:style>
    <style:style style:name="ce1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I24"/>
      <style:map style:condition="cell-content-is-between(70,99)" style:apply-style-name="Sans_20_nom9" style:base-cell-address="Feuille1.BI24"/>
      <style:map style:condition="cell-content-is-between(100,149)" style:apply-style-name="Sans_20_nom10" style:base-cell-address="Feuille1.BI24"/>
      <style:map style:condition="cell-content()&gt;=150" style:apply-style-name="Sans_20_nom11" style:base-cell-address="Feuille1.BI24"/>
    </style:style>
    <style:style style:name="ce1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I25"/>
      <style:map style:condition="cell-content-is-between(70,99)" style:apply-style-name="Sans_20_nom9" style:base-cell-address="Feuille1.BI25"/>
      <style:map style:condition="cell-content-is-between(100,149)" style:apply-style-name="Sans_20_nom10" style:base-cell-address="Feuille1.BI25"/>
      <style:map style:condition="cell-content()&gt;=150" style:apply-style-name="Sans_20_nom11" style:base-cell-address="Feuille1.BI25"/>
    </style:style>
    <style:style style:name="ce121" style:family="table-cell" style:parent-style-name="Default">
      <style:table-cell-properties fo:border-bottom="1.5pt solid #66666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I26"/>
      <style:map style:condition="cell-content-is-between(70,99)" style:apply-style-name="Sans_20_nom9" style:base-cell-address="Feuille1.BI26"/>
      <style:map style:condition="cell-content-is-between(100,149)" style:apply-style-name="Sans_20_nom10" style:base-cell-address="Feuille1.BI26"/>
      <style:map style:condition="cell-content()&gt;=150" style:apply-style-name="Sans_20_nom11" style:base-cell-address="Feuille1.BI26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Feuille1.BI27"/>
      <style:map style:condition="cell-content-is-between(300,499)" style:apply-style-name="orange" style:base-cell-address="Feuille1.BI27"/>
      <style:map style:condition="cell-content-is-between(500,699)" style:apply-style-name="rouge" style:base-cell-address="Feuille1.BI27"/>
      <style:map style:condition="cell-content()&gt;=700" style:apply-style-name="violet" style:base-cell-address="Feuille1.BI27"/>
    </style:style>
    <style:style style:name="ce123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J13"/>
      <style:map style:condition="cell-content-is-between(93,95)" style:apply-style-name="rouge" style:base-cell-address="Feuille1.BJ13"/>
      <style:map style:condition="cell-content-is-between(89,92)" style:apply-style-name="orange" style:base-cell-address="Feuille1.BJ13"/>
      <style:map style:condition="cell-content()&lt;89" style:apply-style-name="vert" style:base-cell-address="Feuille1.BJ13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J14"/>
      <style:map style:condition="cell-content-is-between(93,95)" style:apply-style-name="rouge" style:base-cell-address="Feuille1.BJ14"/>
      <style:map style:condition="cell-content-is-between(89,92)" style:apply-style-name="orange" style:base-cell-address="Feuille1.BJ14"/>
      <style:map style:condition="cell-content()&lt;89" style:apply-style-name="vert" style:base-cell-address="Feuille1.BJ14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J15"/>
      <style:map style:condition="cell-content-is-between(93,95)" style:apply-style-name="rouge" style:base-cell-address="Feuille1.BJ15"/>
      <style:map style:condition="cell-content-is-between(89,92)" style:apply-style-name="orange" style:base-cell-address="Feuille1.BJ15"/>
      <style:map style:condition="cell-content()&lt;89" style:apply-style-name="vert" style:base-cell-address="Feuille1.BJ15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J16"/>
      <style:map style:condition="cell-content-is-between(93,95)" style:apply-style-name="rouge" style:base-cell-address="Feuille1.BJ16"/>
      <style:map style:condition="cell-content-is-between(89,92)" style:apply-style-name="orange" style:base-cell-address="Feuille1.BJ16"/>
      <style:map style:condition="cell-content()&lt;89" style:apply-style-name="vert" style:base-cell-address="Feuille1.BJ16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J17"/>
      <style:map style:condition="cell-content-is-between(93,95)" style:apply-style-name="rouge" style:base-cell-address="Feuille1.BJ17"/>
      <style:map style:condition="cell-content-is-between(89,92)" style:apply-style-name="orange" style:base-cell-address="Feuille1.BJ17"/>
      <style:map style:condition="cell-content()&lt;89" style:apply-style-name="vert" style:base-cell-address="Feuille1.BJ17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J18"/>
      <style:map style:condition="cell-content-is-between(93,95)" style:apply-style-name="rouge" style:base-cell-address="Feuille1.BJ18"/>
      <style:map style:condition="cell-content-is-between(89,92)" style:apply-style-name="orange" style:base-cell-address="Feuille1.BJ18"/>
      <style:map style:condition="cell-content()&lt;89" style:apply-style-name="vert" style:base-cell-address="Feuille1.BJ18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J19"/>
      <style:map style:condition="cell-content-is-between(93,95)" style:apply-style-name="rouge" style:base-cell-address="Feuille1.BJ19"/>
      <style:map style:condition="cell-content-is-between(89,92)" style:apply-style-name="orange" style:base-cell-address="Feuille1.BJ19"/>
      <style:map style:condition="cell-content()&lt;89" style:apply-style-name="vert" style:base-cell-address="Feuille1.BJ19"/>
    </style:style>
    <style:style style:name="ce130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J20"/>
      <style:map style:condition="cell-content-is-between(70,99)" style:apply-style-name="Sans_20_nom9" style:base-cell-address="Feuille1.BJ20"/>
      <style:map style:condition="cell-content-is-between(100,149)" style:apply-style-name="Sans_20_nom10" style:base-cell-address="Feuille1.BJ20"/>
      <style:map style:condition="cell-content()&gt;=150" style:apply-style-name="Sans_20_nom11" style:base-cell-address="Feuille1.BJ20"/>
    </style:style>
    <style:style style:name="ce1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J21"/>
      <style:map style:condition="cell-content-is-between(70,99)" style:apply-style-name="Sans_20_nom9" style:base-cell-address="Feuille1.BJ21"/>
      <style:map style:condition="cell-content-is-between(100,149)" style:apply-style-name="Sans_20_nom10" style:base-cell-address="Feuille1.BJ21"/>
      <style:map style:condition="cell-content()&gt;=150" style:apply-style-name="Sans_20_nom11" style:base-cell-address="Feuille1.BJ21"/>
    </style:style>
    <style:style style:name="ce1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J22"/>
      <style:map style:condition="cell-content-is-between(70,99)" style:apply-style-name="Sans_20_nom9" style:base-cell-address="Feuille1.BJ22"/>
      <style:map style:condition="cell-content-is-between(100,149)" style:apply-style-name="Sans_20_nom10" style:base-cell-address="Feuille1.BJ22"/>
      <style:map style:condition="cell-content()&gt;=150" style:apply-style-name="Sans_20_nom11" style:base-cell-address="Feuille1.BJ22"/>
    </style:style>
    <style:style style:name="ce1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J23"/>
      <style:map style:condition="cell-content-is-between(70,99)" style:apply-style-name="Sans_20_nom9" style:base-cell-address="Feuille1.BJ23"/>
      <style:map style:condition="cell-content-is-between(100,149)" style:apply-style-name="Sans_20_nom10" style:base-cell-address="Feuille1.BJ23"/>
      <style:map style:condition="cell-content()&gt;=150" style:apply-style-name="Sans_20_nom11" style:base-cell-address="Feuille1.BJ23"/>
    </style:style>
    <style:style style:name="ce1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J24"/>
      <style:map style:condition="cell-content-is-between(70,99)" style:apply-style-name="Sans_20_nom9" style:base-cell-address="Feuille1.BJ24"/>
      <style:map style:condition="cell-content-is-between(100,149)" style:apply-style-name="Sans_20_nom10" style:base-cell-address="Feuille1.BJ24"/>
      <style:map style:condition="cell-content()&gt;=150" style:apply-style-name="Sans_20_nom11" style:base-cell-address="Feuille1.BJ24"/>
    </style:style>
    <style:style style:name="ce1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J25"/>
      <style:map style:condition="cell-content-is-between(70,99)" style:apply-style-name="Sans_20_nom9" style:base-cell-address="Feuille1.BJ25"/>
      <style:map style:condition="cell-content-is-between(100,149)" style:apply-style-name="Sans_20_nom10" style:base-cell-address="Feuille1.BJ25"/>
      <style:map style:condition="cell-content()&gt;=150" style:apply-style-name="Sans_20_nom11" style:base-cell-address="Feuille1.BJ25"/>
    </style:style>
    <style:style style:name="ce136" style:family="table-cell" style:parent-style-name="Default">
      <style:table-cell-properties fo:border-bottom="1.5pt solid #66666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J26"/>
      <style:map style:condition="cell-content-is-between(70,99)" style:apply-style-name="Sans_20_nom9" style:base-cell-address="Feuille1.BJ26"/>
      <style:map style:condition="cell-content-is-between(100,149)" style:apply-style-name="Sans_20_nom10" style:base-cell-address="Feuille1.BJ26"/>
      <style:map style:condition="cell-content()&gt;=150" style:apply-style-name="Sans_20_nom11" style:base-cell-address="Feuille1.BJ26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Feuille1.BJ27"/>
      <style:map style:condition="cell-content-is-between(300,499)" style:apply-style-name="orange" style:base-cell-address="Feuille1.BJ27"/>
      <style:map style:condition="cell-content-is-between(500,699)" style:apply-style-name="rouge" style:base-cell-address="Feuille1.BJ27"/>
      <style:map style:condition="cell-content()&gt;=700" style:apply-style-name="violet" style:base-cell-address="Feuille1.BJ27"/>
    </style:style>
    <style:style style:name="ce138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K13"/>
      <style:map style:condition="cell-content-is-between(93,95)" style:apply-style-name="rouge" style:base-cell-address="Feuille1.BK13"/>
      <style:map style:condition="cell-content-is-between(89,92)" style:apply-style-name="orange" style:base-cell-address="Feuille1.BK13"/>
      <style:map style:condition="cell-content()&lt;89" style:apply-style-name="vert" style:base-cell-address="Feuille1.BK13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K14"/>
      <style:map style:condition="cell-content-is-between(93,95)" style:apply-style-name="rouge" style:base-cell-address="Feuille1.BK14"/>
      <style:map style:condition="cell-content-is-between(89,92)" style:apply-style-name="orange" style:base-cell-address="Feuille1.BK14"/>
      <style:map style:condition="cell-content()&lt;89" style:apply-style-name="vert" style:base-cell-address="Feuille1.BK14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K15"/>
      <style:map style:condition="cell-content-is-between(93,95)" style:apply-style-name="rouge" style:base-cell-address="Feuille1.BK15"/>
      <style:map style:condition="cell-content-is-between(89,92)" style:apply-style-name="orange" style:base-cell-address="Feuille1.BK15"/>
      <style:map style:condition="cell-content()&lt;89" style:apply-style-name="vert" style:base-cell-address="Feuille1.BK15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K16"/>
      <style:map style:condition="cell-content-is-between(93,95)" style:apply-style-name="rouge" style:base-cell-address="Feuille1.BK16"/>
      <style:map style:condition="cell-content-is-between(89,92)" style:apply-style-name="orange" style:base-cell-address="Feuille1.BK16"/>
      <style:map style:condition="cell-content()&lt;89" style:apply-style-name="vert" style:base-cell-address="Feuille1.BK16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K17"/>
      <style:map style:condition="cell-content-is-between(93,95)" style:apply-style-name="rouge" style:base-cell-address="Feuille1.BK17"/>
      <style:map style:condition="cell-content-is-between(89,92)" style:apply-style-name="orange" style:base-cell-address="Feuille1.BK17"/>
      <style:map style:condition="cell-content()&lt;89" style:apply-style-name="vert" style:base-cell-address="Feuille1.BK17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K18"/>
      <style:map style:condition="cell-content-is-between(93,95)" style:apply-style-name="rouge" style:base-cell-address="Feuille1.BK18"/>
      <style:map style:condition="cell-content-is-between(89,92)" style:apply-style-name="orange" style:base-cell-address="Feuille1.BK18"/>
      <style:map style:condition="cell-content()&lt;89" style:apply-style-name="vert" style:base-cell-address="Feuille1.BK18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K19"/>
      <style:map style:condition="cell-content-is-between(93,95)" style:apply-style-name="rouge" style:base-cell-address="Feuille1.BK19"/>
      <style:map style:condition="cell-content-is-between(89,92)" style:apply-style-name="orange" style:base-cell-address="Feuille1.BK19"/>
      <style:map style:condition="cell-content()&lt;89" style:apply-style-name="vert" style:base-cell-address="Feuille1.BK19"/>
    </style:style>
    <style:style style:name="ce145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K20"/>
      <style:map style:condition="cell-content-is-between(70,99)" style:apply-style-name="Sans_20_nom9" style:base-cell-address="Feuille1.BK20"/>
      <style:map style:condition="cell-content-is-between(100,149)" style:apply-style-name="Sans_20_nom10" style:base-cell-address="Feuille1.BK20"/>
      <style:map style:condition="cell-content()&gt;=150" style:apply-style-name="Sans_20_nom11" style:base-cell-address="Feuille1.BK20"/>
    </style:style>
    <style:style style:name="ce1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K21"/>
      <style:map style:condition="cell-content-is-between(70,99)" style:apply-style-name="Sans_20_nom9" style:base-cell-address="Feuille1.BK21"/>
      <style:map style:condition="cell-content-is-between(100,149)" style:apply-style-name="Sans_20_nom10" style:base-cell-address="Feuille1.BK21"/>
      <style:map style:condition="cell-content()&gt;=150" style:apply-style-name="Sans_20_nom11" style:base-cell-address="Feuille1.BK21"/>
    </style:style>
    <style:style style:name="ce1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K22"/>
      <style:map style:condition="cell-content-is-between(70,99)" style:apply-style-name="Sans_20_nom9" style:base-cell-address="Feuille1.BK22"/>
      <style:map style:condition="cell-content-is-between(100,149)" style:apply-style-name="Sans_20_nom10" style:base-cell-address="Feuille1.BK22"/>
      <style:map style:condition="cell-content()&gt;=150" style:apply-style-name="Sans_20_nom11" style:base-cell-address="Feuille1.BK22"/>
    </style:style>
    <style:style style:name="ce1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K23"/>
      <style:map style:condition="cell-content-is-between(70,99)" style:apply-style-name="Sans_20_nom9" style:base-cell-address="Feuille1.BK23"/>
      <style:map style:condition="cell-content-is-between(100,149)" style:apply-style-name="Sans_20_nom10" style:base-cell-address="Feuille1.BK23"/>
      <style:map style:condition="cell-content()&gt;=150" style:apply-style-name="Sans_20_nom11" style:base-cell-address="Feuille1.BK23"/>
    </style:style>
    <style:style style:name="ce1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K24"/>
      <style:map style:condition="cell-content-is-between(70,99)" style:apply-style-name="Sans_20_nom9" style:base-cell-address="Feuille1.BK24"/>
      <style:map style:condition="cell-content-is-between(100,149)" style:apply-style-name="Sans_20_nom10" style:base-cell-address="Feuille1.BK24"/>
      <style:map style:condition="cell-content()&gt;=150" style:apply-style-name="Sans_20_nom11" style:base-cell-address="Feuille1.BK24"/>
    </style:style>
    <style:style style:name="ce1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K25"/>
      <style:map style:condition="cell-content-is-between(70,99)" style:apply-style-name="Sans_20_nom9" style:base-cell-address="Feuille1.BK25"/>
      <style:map style:condition="cell-content-is-between(100,149)" style:apply-style-name="Sans_20_nom10" style:base-cell-address="Feuille1.BK25"/>
      <style:map style:condition="cell-content()&gt;=150" style:apply-style-name="Sans_20_nom11" style:base-cell-address="Feuille1.BK25"/>
    </style:style>
    <style:style style:name="ce151" style:family="table-cell" style:parent-style-name="Default">
      <style:table-cell-properties fo:border-bottom="1.5pt solid #66666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K26"/>
      <style:map style:condition="cell-content-is-between(70,99)" style:apply-style-name="Sans_20_nom9" style:base-cell-address="Feuille1.BK26"/>
      <style:map style:condition="cell-content-is-between(100,149)" style:apply-style-name="Sans_20_nom10" style:base-cell-address="Feuille1.BK26"/>
      <style:map style:condition="cell-content()&gt;=150" style:apply-style-name="Sans_20_nom11" style:base-cell-address="Feuille1.BK26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Feuille1.BK27"/>
      <style:map style:condition="cell-content-is-between(300,499)" style:apply-style-name="orange" style:base-cell-address="Feuille1.BK27"/>
      <style:map style:condition="cell-content-is-between(500,699)" style:apply-style-name="rouge" style:base-cell-address="Feuille1.BK27"/>
      <style:map style:condition="cell-content()&gt;=700" style:apply-style-name="violet" style:base-cell-address="Feuille1.BK27"/>
    </style:style>
    <style:style style:name="ce153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M13"/>
      <style:map style:condition="cell-content-is-between(93,95)" style:apply-style-name="rouge" style:base-cell-address="Feuille1.BM13"/>
      <style:map style:condition="cell-content-is-between(89,92)" style:apply-style-name="orange" style:base-cell-address="Feuille1.BM13"/>
      <style:map style:condition="cell-content()&lt;89" style:apply-style-name="vert" style:base-cell-address="Feuille1.BM13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M14"/>
      <style:map style:condition="cell-content-is-between(93,95)" style:apply-style-name="rouge" style:base-cell-address="Feuille1.BM14"/>
      <style:map style:condition="cell-content-is-between(89,92)" style:apply-style-name="orange" style:base-cell-address="Feuille1.BM14"/>
      <style:map style:condition="cell-content()&lt;89" style:apply-style-name="vert" style:base-cell-address="Feuille1.BM14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M15"/>
      <style:map style:condition="cell-content-is-between(93,95)" style:apply-style-name="rouge" style:base-cell-address="Feuille1.BM15"/>
      <style:map style:condition="cell-content-is-between(89,92)" style:apply-style-name="orange" style:base-cell-address="Feuille1.BM15"/>
      <style:map style:condition="cell-content()&lt;89" style:apply-style-name="vert" style:base-cell-address="Feuille1.BM15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M16"/>
      <style:map style:condition="cell-content-is-between(93,95)" style:apply-style-name="rouge" style:base-cell-address="Feuille1.BM16"/>
      <style:map style:condition="cell-content-is-between(89,92)" style:apply-style-name="orange" style:base-cell-address="Feuille1.BM16"/>
      <style:map style:condition="cell-content()&lt;89" style:apply-style-name="vert" style:base-cell-address="Feuille1.BM16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M17"/>
      <style:map style:condition="cell-content-is-between(93,95)" style:apply-style-name="rouge" style:base-cell-address="Feuille1.BM17"/>
      <style:map style:condition="cell-content-is-between(89,92)" style:apply-style-name="orange" style:base-cell-address="Feuille1.BM17"/>
      <style:map style:condition="cell-content()&lt;89" style:apply-style-name="vert" style:base-cell-address="Feuille1.BM17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M18"/>
      <style:map style:condition="cell-content-is-between(93,95)" style:apply-style-name="rouge" style:base-cell-address="Feuille1.BM18"/>
      <style:map style:condition="cell-content-is-between(89,92)" style:apply-style-name="orange" style:base-cell-address="Feuille1.BM18"/>
      <style:map style:condition="cell-content()&lt;89" style:apply-style-name="vert" style:base-cell-address="Feuille1.BM18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M19"/>
      <style:map style:condition="cell-content-is-between(93,95)" style:apply-style-name="rouge" style:base-cell-address="Feuille1.BM19"/>
      <style:map style:condition="cell-content-is-between(89,92)" style:apply-style-name="orange" style:base-cell-address="Feuille1.BM19"/>
      <style:map style:condition="cell-content()&lt;89" style:apply-style-name="vert" style:base-cell-address="Feuille1.BM19"/>
    </style:style>
    <style:style style:name="ce160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M20"/>
      <style:map style:condition="cell-content-is-between(70,99)" style:apply-style-name="Sans_20_nom9" style:base-cell-address="Feuille1.BM20"/>
      <style:map style:condition="cell-content-is-between(100,149)" style:apply-style-name="Sans_20_nom10" style:base-cell-address="Feuille1.BM20"/>
      <style:map style:condition="cell-content()&gt;=150" style:apply-style-name="Sans_20_nom11" style:base-cell-address="Feuille1.BM20"/>
    </style:style>
    <style:style style:name="ce1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M21"/>
      <style:map style:condition="cell-content-is-between(70,99)" style:apply-style-name="Sans_20_nom9" style:base-cell-address="Feuille1.BM21"/>
      <style:map style:condition="cell-content-is-between(100,149)" style:apply-style-name="Sans_20_nom10" style:base-cell-address="Feuille1.BM21"/>
      <style:map style:condition="cell-content()&gt;=150" style:apply-style-name="Sans_20_nom11" style:base-cell-address="Feuille1.BM21"/>
    </style:style>
    <style:style style:name="ce1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M22"/>
      <style:map style:condition="cell-content-is-between(70,99)" style:apply-style-name="Sans_20_nom9" style:base-cell-address="Feuille1.BM22"/>
      <style:map style:condition="cell-content-is-between(100,149)" style:apply-style-name="Sans_20_nom10" style:base-cell-address="Feuille1.BM22"/>
      <style:map style:condition="cell-content()&gt;=150" style:apply-style-name="Sans_20_nom11" style:base-cell-address="Feuille1.BM22"/>
    </style:style>
    <style:style style:name="ce1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M23"/>
      <style:map style:condition="cell-content-is-between(70,99)" style:apply-style-name="Sans_20_nom9" style:base-cell-address="Feuille1.BM23"/>
      <style:map style:condition="cell-content-is-between(100,149)" style:apply-style-name="Sans_20_nom10" style:base-cell-address="Feuille1.BM23"/>
      <style:map style:condition="cell-content()&gt;=150" style:apply-style-name="Sans_20_nom11" style:base-cell-address="Feuille1.BM23"/>
    </style:style>
    <style:style style:name="ce1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M24"/>
      <style:map style:condition="cell-content-is-between(70,99)" style:apply-style-name="Sans_20_nom9" style:base-cell-address="Feuille1.BM24"/>
      <style:map style:condition="cell-content-is-between(100,149)" style:apply-style-name="Sans_20_nom10" style:base-cell-address="Feuille1.BM24"/>
      <style:map style:condition="cell-content()&gt;=150" style:apply-style-name="Sans_20_nom11" style:base-cell-address="Feuille1.BM24"/>
    </style:style>
    <style:style style:name="ce1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M25"/>
      <style:map style:condition="cell-content-is-between(70,99)" style:apply-style-name="Sans_20_nom9" style:base-cell-address="Feuille1.BM25"/>
      <style:map style:condition="cell-content-is-between(100,149)" style:apply-style-name="Sans_20_nom10" style:base-cell-address="Feuille1.BM25"/>
      <style:map style:condition="cell-content()&gt;=150" style:apply-style-name="Sans_20_nom11" style:base-cell-address="Feuille1.BM25"/>
    </style:style>
    <style:style style:name="ce1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M26"/>
      <style:map style:condition="cell-content-is-between(70,99)" style:apply-style-name="Sans_20_nom9" style:base-cell-address="Feuille1.BM26"/>
      <style:map style:condition="cell-content-is-between(100,149)" style:apply-style-name="Sans_20_nom10" style:base-cell-address="Feuille1.BM26"/>
      <style:map style:condition="cell-content()&gt;=150" style:apply-style-name="Sans_20_nom11" style:base-cell-address="Feuille1.BM26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Feuille1.BM27"/>
      <style:map style:condition="cell-content-is-between(300,499)" style:apply-style-name="orange" style:base-cell-address="Feuille1.BM27"/>
      <style:map style:condition="cell-content-is-between(500,699)" style:apply-style-name="rouge" style:base-cell-address="Feuille1.BM27"/>
      <style:map style:condition="cell-content()&gt;=700" style:apply-style-name="violet" style:base-cell-address="Feuille1.BM27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Feuille1.BM28"/>
      <style:map style:condition="cell-content-is-between(300,499)" style:apply-style-name="orange" style:base-cell-address="Feuille1.BM28"/>
      <style:map style:condition="cell-content-is-between(500,699)" style:apply-style-name="rouge" style:base-cell-address="Feuille1.BM28"/>
      <style:map style:condition="cell-content()&gt;=700" style:apply-style-name="violet" style:base-cell-address="Feuille1.BM28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Feuille1.BM29"/>
      <style:map style:condition="cell-content-is-between(300,499)" style:apply-style-name="orange" style:base-cell-address="Feuille1.BM29"/>
      <style:map style:condition="cell-content-is-between(500,699)" style:apply-style-name="rouge" style:base-cell-address="Feuille1.BM29"/>
      <style:map style:condition="cell-content()&gt;=700" style:apply-style-name="violet" style:base-cell-address="Feuille1.BM29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Feuille1.BM30"/>
      <style:map style:condition="cell-content-is-between(300,499)" style:apply-style-name="orange" style:base-cell-address="Feuille1.BM30"/>
      <style:map style:condition="cell-content-is-between(500,699)" style:apply-style-name="rouge" style:base-cell-address="Feuille1.BM30"/>
      <style:map style:condition="cell-content()&gt;=700" style:apply-style-name="violet" style:base-cell-address="Feuille1.BM30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Feuille1.BM31"/>
      <style:map style:condition="cell-content-is-between(300,499)" style:apply-style-name="orange" style:base-cell-address="Feuille1.BM31"/>
      <style:map style:condition="cell-content-is-between(500,699)" style:apply-style-name="rouge" style:base-cell-address="Feuille1.BM31"/>
      <style:map style:condition="cell-content()&gt;=700" style:apply-style-name="violet" style:base-cell-address="Feuille1.BM31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Feuille1.BM32"/>
      <style:map style:condition="cell-content-is-between(300,499)" style:apply-style-name="orange" style:base-cell-address="Feuille1.BM32"/>
      <style:map style:condition="cell-content-is-between(500,699)" style:apply-style-name="rouge" style:base-cell-address="Feuille1.BM32"/>
      <style:map style:condition="cell-content()&gt;=700" style:apply-style-name="violet" style:base-cell-address="Feuille1.BM32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M33"/>
      <style:map style:condition="cell-content-is-between(93,95)" style:apply-style-name="rouge" style:base-cell-address="Feuille1.BM33"/>
      <style:map style:condition="cell-content-is-between(89,92)" style:apply-style-name="orange" style:base-cell-address="Feuille1.BM33"/>
      <style:map style:condition="cell-content()&lt;89" style:apply-style-name="vert" style:base-cell-address="Feuille1.BM33"/>
    </style:style>
    <style:style style:name="ce181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N13"/>
      <style:map style:condition="cell-content-is-between(93,95)" style:apply-style-name="rouge" style:base-cell-address="Feuille1.BN13"/>
      <style:map style:condition="cell-content-is-between(89,92)" style:apply-style-name="orange" style:base-cell-address="Feuille1.BN13"/>
      <style:map style:condition="cell-content()&lt;89" style:apply-style-name="vert" style:base-cell-address="Feuille1.BN13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N14"/>
      <style:map style:condition="cell-content-is-between(93,95)" style:apply-style-name="rouge" style:base-cell-address="Feuille1.BN14"/>
      <style:map style:condition="cell-content-is-between(89,92)" style:apply-style-name="orange" style:base-cell-address="Feuille1.BN14"/>
      <style:map style:condition="cell-content()&lt;89" style:apply-style-name="vert" style:base-cell-address="Feuille1.BN14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N15"/>
      <style:map style:condition="cell-content-is-between(93,95)" style:apply-style-name="rouge" style:base-cell-address="Feuille1.BN15"/>
      <style:map style:condition="cell-content-is-between(89,92)" style:apply-style-name="orange" style:base-cell-address="Feuille1.BN15"/>
      <style:map style:condition="cell-content()&lt;89" style:apply-style-name="vert" style:base-cell-address="Feuille1.BN15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N16"/>
      <style:map style:condition="cell-content-is-between(93,95)" style:apply-style-name="rouge" style:base-cell-address="Feuille1.BN16"/>
      <style:map style:condition="cell-content-is-between(89,92)" style:apply-style-name="orange" style:base-cell-address="Feuille1.BN16"/>
      <style:map style:condition="cell-content()&lt;89" style:apply-style-name="vert" style:base-cell-address="Feuille1.BN16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N17"/>
      <style:map style:condition="cell-content-is-between(93,95)" style:apply-style-name="rouge" style:base-cell-address="Feuille1.BN17"/>
      <style:map style:condition="cell-content-is-between(89,92)" style:apply-style-name="orange" style:base-cell-address="Feuille1.BN17"/>
      <style:map style:condition="cell-content()&lt;89" style:apply-style-name="vert" style:base-cell-address="Feuille1.BN17"/>
    </style:style>
    <style:style style:name="ce1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N18"/>
      <style:map style:condition="cell-content-is-between(93,95)" style:apply-style-name="rouge" style:base-cell-address="Feuille1.BN18"/>
      <style:map style:condition="cell-content-is-between(89,92)" style:apply-style-name="orange" style:base-cell-address="Feuille1.BN18"/>
      <style:map style:condition="cell-content()&lt;89" style:apply-style-name="vert" style:base-cell-address="Feuille1.BN18"/>
    </style:style>
    <style:style style:name="ce1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N19"/>
      <style:map style:condition="cell-content-is-between(93,95)" style:apply-style-name="rouge" style:base-cell-address="Feuille1.BN19"/>
      <style:map style:condition="cell-content-is-between(89,92)" style:apply-style-name="orange" style:base-cell-address="Feuille1.BN19"/>
      <style:map style:condition="cell-content()&lt;89" style:apply-style-name="vert" style:base-cell-address="Feuille1.BN19"/>
    </style:style>
    <style:style style:name="ce188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N20"/>
      <style:map style:condition="cell-content-is-between(70,99)" style:apply-style-name="Sans_20_nom9" style:base-cell-address="Feuille1.BN20"/>
      <style:map style:condition="cell-content-is-between(100,149)" style:apply-style-name="Sans_20_nom10" style:base-cell-address="Feuille1.BN20"/>
      <style:map style:condition="cell-content()&gt;=150" style:apply-style-name="Sans_20_nom11" style:base-cell-address="Feuille1.BN20"/>
    </style:style>
    <style:style style:name="ce1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N21"/>
      <style:map style:condition="cell-content-is-between(70,99)" style:apply-style-name="Sans_20_nom9" style:base-cell-address="Feuille1.BN21"/>
      <style:map style:condition="cell-content-is-between(100,149)" style:apply-style-name="Sans_20_nom10" style:base-cell-address="Feuille1.BN21"/>
      <style:map style:condition="cell-content()&gt;=150" style:apply-style-name="Sans_20_nom11" style:base-cell-address="Feuille1.BN21"/>
    </style:style>
    <style:style style:name="ce1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N22"/>
      <style:map style:condition="cell-content-is-between(70,99)" style:apply-style-name="Sans_20_nom9" style:base-cell-address="Feuille1.BN22"/>
      <style:map style:condition="cell-content-is-between(100,149)" style:apply-style-name="Sans_20_nom10" style:base-cell-address="Feuille1.BN22"/>
      <style:map style:condition="cell-content()&gt;=150" style:apply-style-name="Sans_20_nom11" style:base-cell-address="Feuille1.BN22"/>
    </style:style>
    <style:style style:name="ce1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N23"/>
      <style:map style:condition="cell-content-is-between(70,99)" style:apply-style-name="Sans_20_nom9" style:base-cell-address="Feuille1.BN23"/>
      <style:map style:condition="cell-content-is-between(100,149)" style:apply-style-name="Sans_20_nom10" style:base-cell-address="Feuille1.BN23"/>
      <style:map style:condition="cell-content()&gt;=150" style:apply-style-name="Sans_20_nom11" style:base-cell-address="Feuille1.BN23"/>
    </style:style>
    <style:style style:name="ce1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N24"/>
      <style:map style:condition="cell-content-is-between(70,99)" style:apply-style-name="Sans_20_nom9" style:base-cell-address="Feuille1.BN24"/>
      <style:map style:condition="cell-content-is-between(100,149)" style:apply-style-name="Sans_20_nom10" style:base-cell-address="Feuille1.BN24"/>
      <style:map style:condition="cell-content()&gt;=150" style:apply-style-name="Sans_20_nom11" style:base-cell-address="Feuille1.BN24"/>
    </style:style>
    <style:style style:name="ce1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N25"/>
      <style:map style:condition="cell-content-is-between(70,99)" style:apply-style-name="Sans_20_nom9" style:base-cell-address="Feuille1.BN25"/>
      <style:map style:condition="cell-content-is-between(100,149)" style:apply-style-name="Sans_20_nom10" style:base-cell-address="Feuille1.BN25"/>
      <style:map style:condition="cell-content()&gt;=150" style:apply-style-name="Sans_20_nom11" style:base-cell-address="Feuille1.BN25"/>
    </style:style>
    <style:style style:name="ce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N26"/>
      <style:map style:condition="cell-content-is-between(70,99)" style:apply-style-name="Sans_20_nom9" style:base-cell-address="Feuille1.BN26"/>
      <style:map style:condition="cell-content-is-between(100,149)" style:apply-style-name="Sans_20_nom10" style:base-cell-address="Feuille1.BN26"/>
      <style:map style:condition="cell-content()&gt;=150" style:apply-style-name="Sans_20_nom11" style:base-cell-address="Feuille1.BN26"/>
    </style:style>
    <style:style style:name="ce1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Feuille1.BN27"/>
      <style:map style:condition="cell-content-is-between(300,499)" style:apply-style-name="orange" style:base-cell-address="Feuille1.BN27"/>
      <style:map style:condition="cell-content-is-between(500,699)" style:apply-style-name="rouge" style:base-cell-address="Feuille1.BN27"/>
      <style:map style:condition="cell-content()&gt;=700" style:apply-style-name="violet" style:base-cell-address="Feuille1.BN27"/>
    </style:style>
    <style:style style:name="ce1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Feuille1.BN28"/>
      <style:map style:condition="cell-content-is-between(300,499)" style:apply-style-name="orange" style:base-cell-address="Feuille1.BN28"/>
      <style:map style:condition="cell-content-is-between(500,699)" style:apply-style-name="rouge" style:base-cell-address="Feuille1.BN28"/>
      <style:map style:condition="cell-content()&gt;=700" style:apply-style-name="violet" style:base-cell-address="Feuille1.BN28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Feuille1.BN29"/>
      <style:map style:condition="cell-content-is-between(300,499)" style:apply-style-name="orange" style:base-cell-address="Feuille1.BN29"/>
      <style:map style:condition="cell-content-is-between(500,699)" style:apply-style-name="rouge" style:base-cell-address="Feuille1.BN29"/>
      <style:map style:condition="cell-content()&gt;=700" style:apply-style-name="violet" style:base-cell-address="Feuille1.BN29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Feuille1.BN30"/>
      <style:map style:condition="cell-content-is-between(300,499)" style:apply-style-name="orange" style:base-cell-address="Feuille1.BN30"/>
      <style:map style:condition="cell-content-is-between(500,699)" style:apply-style-name="rouge" style:base-cell-address="Feuille1.BN30"/>
      <style:map style:condition="cell-content()&gt;=700" style:apply-style-name="violet" style:base-cell-address="Feuille1.BN30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Feuille1.BN31"/>
      <style:map style:condition="cell-content-is-between(300,499)" style:apply-style-name="orange" style:base-cell-address="Feuille1.BN31"/>
      <style:map style:condition="cell-content-is-between(500,699)" style:apply-style-name="rouge" style:base-cell-address="Feuille1.BN31"/>
      <style:map style:condition="cell-content()&gt;=700" style:apply-style-name="violet" style:base-cell-address="Feuille1.BN31"/>
    </style:style>
    <style:style style:name="ce2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Feuille1.BN32"/>
      <style:map style:condition="cell-content-is-between(300,499)" style:apply-style-name="orange" style:base-cell-address="Feuille1.BN32"/>
      <style:map style:condition="cell-content-is-between(500,699)" style:apply-style-name="rouge" style:base-cell-address="Feuille1.BN32"/>
      <style:map style:condition="cell-content()&gt;=700" style:apply-style-name="violet" style:base-cell-address="Feuille1.BN32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N33"/>
      <style:map style:condition="cell-content-is-between(93,95)" style:apply-style-name="rouge" style:base-cell-address="Feuille1.BN33"/>
      <style:map style:condition="cell-content-is-between(89,92)" style:apply-style-name="orange" style:base-cell-address="Feuille1.BN33"/>
      <style:map style:condition="cell-content()&lt;89" style:apply-style-name="vert" style:base-cell-address="Feuille1.BN33"/>
    </style:style>
    <style:style style:name="ce213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O13"/>
      <style:map style:condition="cell-content-is-between(93,95)" style:apply-style-name="rouge" style:base-cell-address="Feuille1.BO13"/>
      <style:map style:condition="cell-content-is-between(89,92)" style:apply-style-name="orange" style:base-cell-address="Feuille1.BO13"/>
      <style:map style:condition="cell-content()&lt;89" style:apply-style-name="vert" style:base-cell-address="Feuille1.BO13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O14"/>
      <style:map style:condition="cell-content-is-between(93,95)" style:apply-style-name="rouge" style:base-cell-address="Feuille1.BO14"/>
      <style:map style:condition="cell-content-is-between(89,92)" style:apply-style-name="orange" style:base-cell-address="Feuille1.BO14"/>
      <style:map style:condition="cell-content()&lt;89" style:apply-style-name="vert" style:base-cell-address="Feuille1.BO14"/>
    </style:style>
    <style:style style:name="ce2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O15"/>
      <style:map style:condition="cell-content-is-between(93,95)" style:apply-style-name="rouge" style:base-cell-address="Feuille1.BO15"/>
      <style:map style:condition="cell-content-is-between(89,92)" style:apply-style-name="orange" style:base-cell-address="Feuille1.BO15"/>
      <style:map style:condition="cell-content()&lt;89" style:apply-style-name="vert" style:base-cell-address="Feuille1.BO15"/>
    </style:style>
    <style:style style:name="ce2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O16"/>
      <style:map style:condition="cell-content-is-between(93,95)" style:apply-style-name="rouge" style:base-cell-address="Feuille1.BO16"/>
      <style:map style:condition="cell-content-is-between(89,92)" style:apply-style-name="orange" style:base-cell-address="Feuille1.BO16"/>
      <style:map style:condition="cell-content()&lt;89" style:apply-style-name="vert" style:base-cell-address="Feuille1.BO16"/>
    </style:style>
    <style:style style:name="ce2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O17"/>
      <style:map style:condition="cell-content-is-between(93,95)" style:apply-style-name="rouge" style:base-cell-address="Feuille1.BO17"/>
      <style:map style:condition="cell-content-is-between(89,92)" style:apply-style-name="orange" style:base-cell-address="Feuille1.BO17"/>
      <style:map style:condition="cell-content()&lt;89" style:apply-style-name="vert" style:base-cell-address="Feuille1.BO17"/>
    </style:style>
    <style:style style:name="ce2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O18"/>
      <style:map style:condition="cell-content-is-between(93,95)" style:apply-style-name="rouge" style:base-cell-address="Feuille1.BO18"/>
      <style:map style:condition="cell-content-is-between(89,92)" style:apply-style-name="orange" style:base-cell-address="Feuille1.BO18"/>
      <style:map style:condition="cell-content()&lt;89" style:apply-style-name="vert" style:base-cell-address="Feuille1.BO18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O19"/>
      <style:map style:condition="cell-content-is-between(93,95)" style:apply-style-name="rouge" style:base-cell-address="Feuille1.BO19"/>
      <style:map style:condition="cell-content-is-between(89,92)" style:apply-style-name="orange" style:base-cell-address="Feuille1.BO19"/>
      <style:map style:condition="cell-content()&lt;89" style:apply-style-name="vert" style:base-cell-address="Feuille1.BO19"/>
    </style:style>
    <style:style style:name="ce220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O20"/>
      <style:map style:condition="cell-content-is-between(70,99)" style:apply-style-name="Sans_20_nom9" style:base-cell-address="Feuille1.BO20"/>
      <style:map style:condition="cell-content-is-between(100,149)" style:apply-style-name="Sans_20_nom10" style:base-cell-address="Feuille1.BO20"/>
      <style:map style:condition="cell-content()&gt;=150" style:apply-style-name="Sans_20_nom11" style:base-cell-address="Feuille1.BO20"/>
    </style:style>
    <style:style style:name="ce2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O21"/>
      <style:map style:condition="cell-content-is-between(70,99)" style:apply-style-name="Sans_20_nom9" style:base-cell-address="Feuille1.BO21"/>
      <style:map style:condition="cell-content-is-between(100,149)" style:apply-style-name="Sans_20_nom10" style:base-cell-address="Feuille1.BO21"/>
      <style:map style:condition="cell-content()&gt;=150" style:apply-style-name="Sans_20_nom11" style:base-cell-address="Feuille1.BO21"/>
    </style:style>
    <style:style style:name="ce2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O22"/>
      <style:map style:condition="cell-content-is-between(70,99)" style:apply-style-name="Sans_20_nom9" style:base-cell-address="Feuille1.BO22"/>
      <style:map style:condition="cell-content-is-between(100,149)" style:apply-style-name="Sans_20_nom10" style:base-cell-address="Feuille1.BO22"/>
      <style:map style:condition="cell-content()&gt;=150" style:apply-style-name="Sans_20_nom11" style:base-cell-address="Feuille1.BO22"/>
    </style:style>
    <style:style style:name="ce2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O23"/>
      <style:map style:condition="cell-content-is-between(70,99)" style:apply-style-name="Sans_20_nom9" style:base-cell-address="Feuille1.BO23"/>
      <style:map style:condition="cell-content-is-between(100,149)" style:apply-style-name="Sans_20_nom10" style:base-cell-address="Feuille1.BO23"/>
      <style:map style:condition="cell-content()&gt;=150" style:apply-style-name="Sans_20_nom11" style:base-cell-address="Feuille1.BO23"/>
    </style:style>
    <style:style style:name="ce2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O24"/>
      <style:map style:condition="cell-content-is-between(70,99)" style:apply-style-name="Sans_20_nom9" style:base-cell-address="Feuille1.BO24"/>
      <style:map style:condition="cell-content-is-between(100,149)" style:apply-style-name="Sans_20_nom10" style:base-cell-address="Feuille1.BO24"/>
      <style:map style:condition="cell-content()&gt;=150" style:apply-style-name="Sans_20_nom11" style:base-cell-address="Feuille1.BO24"/>
    </style:style>
    <style:style style:name="ce2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O25"/>
      <style:map style:condition="cell-content-is-between(70,99)" style:apply-style-name="Sans_20_nom9" style:base-cell-address="Feuille1.BO25"/>
      <style:map style:condition="cell-content-is-between(100,149)" style:apply-style-name="Sans_20_nom10" style:base-cell-address="Feuille1.BO25"/>
      <style:map style:condition="cell-content()&gt;=150" style:apply-style-name="Sans_20_nom11" style:base-cell-address="Feuille1.BO25"/>
    </style:style>
    <style:style style:name="ce2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O26"/>
      <style:map style:condition="cell-content-is-between(70,99)" style:apply-style-name="Sans_20_nom9" style:base-cell-address="Feuille1.BO26"/>
      <style:map style:condition="cell-content-is-between(100,149)" style:apply-style-name="Sans_20_nom10" style:base-cell-address="Feuille1.BO26"/>
      <style:map style:condition="cell-content()&gt;=150" style:apply-style-name="Sans_20_nom11" style:base-cell-address="Feuille1.BO26"/>
    </style:style>
    <style:style style:name="ce2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Feuille1.BO27"/>
      <style:map style:condition="cell-content-is-between(300,499)" style:apply-style-name="orange" style:base-cell-address="Feuille1.BO27"/>
      <style:map style:condition="cell-content-is-between(500,699)" style:apply-style-name="rouge" style:base-cell-address="Feuille1.BO27"/>
      <style:map style:condition="cell-content()&gt;=700" style:apply-style-name="violet" style:base-cell-address="Feuille1.BO27"/>
    </style:style>
    <style:style style:name="ce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Feuille1.BO28"/>
      <style:map style:condition="cell-content-is-between(300,499)" style:apply-style-name="orange" style:base-cell-address="Feuille1.BO28"/>
      <style:map style:condition="cell-content-is-between(500,699)" style:apply-style-name="rouge" style:base-cell-address="Feuille1.BO28"/>
      <style:map style:condition="cell-content()&gt;=700" style:apply-style-name="violet" style:base-cell-address="Feuille1.BO28"/>
    </style:style>
    <style:style style:name="ce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Feuille1.BO29"/>
      <style:map style:condition="cell-content-is-between(300,499)" style:apply-style-name="orange" style:base-cell-address="Feuille1.BO29"/>
      <style:map style:condition="cell-content-is-between(500,699)" style:apply-style-name="rouge" style:base-cell-address="Feuille1.BO29"/>
      <style:map style:condition="cell-content()&gt;=700" style:apply-style-name="violet" style:base-cell-address="Feuille1.BO29"/>
    </style:style>
    <style:style style:name="ce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Feuille1.BO30"/>
      <style:map style:condition="cell-content-is-between(300,499)" style:apply-style-name="orange" style:base-cell-address="Feuille1.BO30"/>
      <style:map style:condition="cell-content-is-between(500,699)" style:apply-style-name="rouge" style:base-cell-address="Feuille1.BO30"/>
      <style:map style:condition="cell-content()&gt;=700" style:apply-style-name="violet" style:base-cell-address="Feuille1.BO30"/>
    </style:style>
    <style:style style:name="ce2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Feuille1.BO31"/>
      <style:map style:condition="cell-content-is-between(300,499)" style:apply-style-name="orange" style:base-cell-address="Feuille1.BO31"/>
      <style:map style:condition="cell-content-is-between(500,699)" style:apply-style-name="rouge" style:base-cell-address="Feuille1.BO31"/>
      <style:map style:condition="cell-content()&gt;=700" style:apply-style-name="violet" style:base-cell-address="Feuille1.BO31"/>
    </style:style>
    <style:style style:name="ce2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Feuille1.BO32"/>
      <style:map style:condition="cell-content-is-between(300,499)" style:apply-style-name="orange" style:base-cell-address="Feuille1.BO32"/>
      <style:map style:condition="cell-content-is-between(500,699)" style:apply-style-name="rouge" style:base-cell-address="Feuille1.BO32"/>
      <style:map style:condition="cell-content()&gt;=700" style:apply-style-name="violet" style:base-cell-address="Feuille1.BO32"/>
    </style:style>
    <style:style style:name="ce2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O33"/>
      <style:map style:condition="cell-content-is-between(93,95)" style:apply-style-name="rouge" style:base-cell-address="Feuille1.BO33"/>
      <style:map style:condition="cell-content-is-between(89,92)" style:apply-style-name="orange" style:base-cell-address="Feuille1.BO33"/>
      <style:map style:condition="cell-content()&lt;89" style:apply-style-name="vert" style:base-cell-address="Feuille1.BO33"/>
    </style:style>
    <style:style style:name="ce245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P13"/>
      <style:map style:condition="cell-content-is-between(93,95)" style:apply-style-name="rouge" style:base-cell-address="Feuille1.BP13"/>
      <style:map style:condition="cell-content-is-between(89,92)" style:apply-style-name="orange" style:base-cell-address="Feuille1.BP13"/>
      <style:map style:condition="cell-content()&lt;89" style:apply-style-name="vert" style:base-cell-address="Feuille1.BP13"/>
    </style:style>
    <style:style style:name="ce2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P14"/>
      <style:map style:condition="cell-content-is-between(93,95)" style:apply-style-name="rouge" style:base-cell-address="Feuille1.BP14"/>
      <style:map style:condition="cell-content-is-between(89,92)" style:apply-style-name="orange" style:base-cell-address="Feuille1.BP14"/>
      <style:map style:condition="cell-content()&lt;89" style:apply-style-name="vert" style:base-cell-address="Feuille1.BP14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P15"/>
      <style:map style:condition="cell-content-is-between(93,95)" style:apply-style-name="rouge" style:base-cell-address="Feuille1.BP15"/>
      <style:map style:condition="cell-content-is-between(89,92)" style:apply-style-name="orange" style:base-cell-address="Feuille1.BP15"/>
      <style:map style:condition="cell-content()&lt;89" style:apply-style-name="vert" style:base-cell-address="Feuille1.BP15"/>
    </style:style>
    <style:style style:name="ce2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P16"/>
      <style:map style:condition="cell-content-is-between(93,95)" style:apply-style-name="rouge" style:base-cell-address="Feuille1.BP16"/>
      <style:map style:condition="cell-content-is-between(89,92)" style:apply-style-name="orange" style:base-cell-address="Feuille1.BP16"/>
      <style:map style:condition="cell-content()&lt;89" style:apply-style-name="vert" style:base-cell-address="Feuille1.BP16"/>
    </style:style>
    <style:style style:name="ce2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P17"/>
      <style:map style:condition="cell-content-is-between(93,95)" style:apply-style-name="rouge" style:base-cell-address="Feuille1.BP17"/>
      <style:map style:condition="cell-content-is-between(89,92)" style:apply-style-name="orange" style:base-cell-address="Feuille1.BP17"/>
      <style:map style:condition="cell-content()&lt;89" style:apply-style-name="vert" style:base-cell-address="Feuille1.BP17"/>
    </style:style>
    <style:style style:name="ce2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P18"/>
      <style:map style:condition="cell-content-is-between(93,95)" style:apply-style-name="rouge" style:base-cell-address="Feuille1.BP18"/>
      <style:map style:condition="cell-content-is-between(89,92)" style:apply-style-name="orange" style:base-cell-address="Feuille1.BP18"/>
      <style:map style:condition="cell-content()&lt;89" style:apply-style-name="vert" style:base-cell-address="Feuille1.BP18"/>
    </style:style>
    <style:style style:name="ce2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P19"/>
      <style:map style:condition="cell-content-is-between(93,95)" style:apply-style-name="rouge" style:base-cell-address="Feuille1.BP19"/>
      <style:map style:condition="cell-content-is-between(89,92)" style:apply-style-name="orange" style:base-cell-address="Feuille1.BP19"/>
      <style:map style:condition="cell-content()&lt;89" style:apply-style-name="vert" style:base-cell-address="Feuille1.BP19"/>
    </style:style>
    <style:style style:name="ce252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P20"/>
      <style:map style:condition="cell-content-is-between(70,99)" style:apply-style-name="Sans_20_nom9" style:base-cell-address="Feuille1.BP20"/>
      <style:map style:condition="cell-content-is-between(100,149)" style:apply-style-name="Sans_20_nom10" style:base-cell-address="Feuille1.BP20"/>
      <style:map style:condition="cell-content()&gt;=150" style:apply-style-name="Sans_20_nom11" style:base-cell-address="Feuille1.BP20"/>
    </style:style>
    <style:style style:name="ce2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P21"/>
      <style:map style:condition="cell-content-is-between(70,99)" style:apply-style-name="Sans_20_nom9" style:base-cell-address="Feuille1.BP21"/>
      <style:map style:condition="cell-content-is-between(100,149)" style:apply-style-name="Sans_20_nom10" style:base-cell-address="Feuille1.BP21"/>
      <style:map style:condition="cell-content()&gt;=150" style:apply-style-name="Sans_20_nom11" style:base-cell-address="Feuille1.BP21"/>
    </style:style>
    <style:style style:name="ce2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P22"/>
      <style:map style:condition="cell-content-is-between(70,99)" style:apply-style-name="Sans_20_nom9" style:base-cell-address="Feuille1.BP22"/>
      <style:map style:condition="cell-content-is-between(100,149)" style:apply-style-name="Sans_20_nom10" style:base-cell-address="Feuille1.BP22"/>
      <style:map style:condition="cell-content()&gt;=150" style:apply-style-name="Sans_20_nom11" style:base-cell-address="Feuille1.BP22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P23"/>
      <style:map style:condition="cell-content-is-between(70,99)" style:apply-style-name="Sans_20_nom9" style:base-cell-address="Feuille1.BP23"/>
      <style:map style:condition="cell-content-is-between(100,149)" style:apply-style-name="Sans_20_nom10" style:base-cell-address="Feuille1.BP23"/>
      <style:map style:condition="cell-content()&gt;=150" style:apply-style-name="Sans_20_nom11" style:base-cell-address="Feuille1.BP23"/>
    </style:style>
    <style:style style:name="ce2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P24"/>
      <style:map style:condition="cell-content-is-between(70,99)" style:apply-style-name="Sans_20_nom9" style:base-cell-address="Feuille1.BP24"/>
      <style:map style:condition="cell-content-is-between(100,149)" style:apply-style-name="Sans_20_nom10" style:base-cell-address="Feuille1.BP24"/>
      <style:map style:condition="cell-content()&gt;=150" style:apply-style-name="Sans_20_nom11" style:base-cell-address="Feuille1.BP24"/>
    </style:style>
    <style:style style:name="ce2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P25"/>
      <style:map style:condition="cell-content-is-between(70,99)" style:apply-style-name="Sans_20_nom9" style:base-cell-address="Feuille1.BP25"/>
      <style:map style:condition="cell-content-is-between(100,149)" style:apply-style-name="Sans_20_nom10" style:base-cell-address="Feuille1.BP25"/>
      <style:map style:condition="cell-content()&gt;=150" style:apply-style-name="Sans_20_nom11" style:base-cell-address="Feuille1.BP25"/>
    </style:style>
    <style:style style:name="ce258" style:family="table-cell" style:parent-style-name="Default">
      <style:table-cell-properties fo:border-bottom="1.5pt solid #66666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P26"/>
      <style:map style:condition="cell-content-is-between(70,99)" style:apply-style-name="Sans_20_nom9" style:base-cell-address="Feuille1.BP26"/>
      <style:map style:condition="cell-content-is-between(100,149)" style:apply-style-name="Sans_20_nom10" style:base-cell-address="Feuille1.BP26"/>
      <style:map style:condition="cell-content()&gt;=150" style:apply-style-name="Sans_20_nom11" style:base-cell-address="Feuille1.BP26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Feuille1.BP27"/>
      <style:map style:condition="cell-content-is-between(300,499)" style:apply-style-name="orange" style:base-cell-address="Feuille1.BP27"/>
      <style:map style:condition="cell-content-is-between(500,699)" style:apply-style-name="rouge" style:base-cell-address="Feuille1.BP27"/>
      <style:map style:condition="cell-content()&gt;=700" style:apply-style-name="violet" style:base-cell-address="Feuille1.BP27"/>
    </style:style>
    <style:style style:name="ce2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Feuille1.BP28"/>
      <style:map style:condition="cell-content-is-between(300,499)" style:apply-style-name="orange" style:base-cell-address="Feuille1.BP28"/>
      <style:map style:condition="cell-content-is-between(500,699)" style:apply-style-name="rouge" style:base-cell-address="Feuille1.BP28"/>
      <style:map style:condition="cell-content()&gt;=700" style:apply-style-name="violet" style:base-cell-address="Feuille1.BP28"/>
    </style:style>
    <style:style style:name="ce2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Feuille1.BP29"/>
      <style:map style:condition="cell-content-is-between(300,499)" style:apply-style-name="orange" style:base-cell-address="Feuille1.BP29"/>
      <style:map style:condition="cell-content-is-between(500,699)" style:apply-style-name="rouge" style:base-cell-address="Feuille1.BP29"/>
      <style:map style:condition="cell-content()&gt;=700" style:apply-style-name="violet" style:base-cell-address="Feuille1.BP29"/>
    </style:style>
    <style:style style:name="ce2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Feuille1.BP30"/>
      <style:map style:condition="cell-content-is-between(300,499)" style:apply-style-name="orange" style:base-cell-address="Feuille1.BP30"/>
      <style:map style:condition="cell-content-is-between(500,699)" style:apply-style-name="rouge" style:base-cell-address="Feuille1.BP30"/>
      <style:map style:condition="cell-content()&gt;=700" style:apply-style-name="violet" style:base-cell-address="Feuille1.BP30"/>
    </style:style>
    <style:style style:name="ce2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Feuille1.BP31"/>
      <style:map style:condition="cell-content-is-between(300,499)" style:apply-style-name="orange" style:base-cell-address="Feuille1.BP31"/>
      <style:map style:condition="cell-content-is-between(500,699)" style:apply-style-name="rouge" style:base-cell-address="Feuille1.BP31"/>
      <style:map style:condition="cell-content()&gt;=700" style:apply-style-name="violet" style:base-cell-address="Feuille1.BP31"/>
    </style:style>
    <style:style style:name="ce2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Feuille1.BP32"/>
      <style:map style:condition="cell-content-is-between(300,499)" style:apply-style-name="orange" style:base-cell-address="Feuille1.BP32"/>
      <style:map style:condition="cell-content-is-between(500,699)" style:apply-style-name="rouge" style:base-cell-address="Feuille1.BP32"/>
      <style:map style:condition="cell-content()&gt;=700" style:apply-style-name="violet" style:base-cell-address="Feuille1.BP32"/>
    </style:style>
    <style:style style:name="ce2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P33"/>
      <style:map style:condition="cell-content-is-between(93,95)" style:apply-style-name="rouge" style:base-cell-address="Feuille1.BP33"/>
      <style:map style:condition="cell-content-is-between(89,92)" style:apply-style-name="orange" style:base-cell-address="Feuille1.BP33"/>
      <style:map style:condition="cell-content()&lt;89" style:apply-style-name="vert" style:base-cell-address="Feuille1.BP33"/>
    </style:style>
    <style:style style:name="ce2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-is-between(1,19)" style:apply-style-name="vert" style:base-cell-address="Feuille1.BQ6"/>
      <style:map style:condition="cell-content-is-between(20,29)" style:apply-style-name="orange" style:base-cell-address="Feuille1.BQ6"/>
      <style:map style:condition="cell-content-is-between(30,50)" style:apply-style-name="rouge" style:base-cell-address="Feuille1.BQ6"/>
      <style:map style:condition="cell-content()&gt;50" style:apply-style-name="violet" style:base-cell-address="Feuille1.BQ6"/>
    </style:style>
    <style:style style:name="ce276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Q13"/>
      <style:map style:condition="cell-content-is-between(93,95)" style:apply-style-name="rouge" style:base-cell-address="Feuille1.BQ13"/>
      <style:map style:condition="cell-content-is-between(89,92)" style:apply-style-name="orange" style:base-cell-address="Feuille1.BQ13"/>
      <style:map style:condition="cell-content()&lt;89" style:apply-style-name="vert" style:base-cell-address="Feuille1.BQ13"/>
    </style:style>
    <style:style style:name="ce2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Q14"/>
      <style:map style:condition="cell-content-is-between(93,95)" style:apply-style-name="rouge" style:base-cell-address="Feuille1.BQ14"/>
      <style:map style:condition="cell-content-is-between(89,92)" style:apply-style-name="orange" style:base-cell-address="Feuille1.BQ14"/>
      <style:map style:condition="cell-content()&lt;89" style:apply-style-name="vert" style:base-cell-address="Feuille1.BQ14"/>
    </style:style>
    <style:style style:name="ce2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Q15"/>
      <style:map style:condition="cell-content-is-between(93,95)" style:apply-style-name="rouge" style:base-cell-address="Feuille1.BQ15"/>
      <style:map style:condition="cell-content-is-between(89,92)" style:apply-style-name="orange" style:base-cell-address="Feuille1.BQ15"/>
      <style:map style:condition="cell-content()&lt;89" style:apply-style-name="vert" style:base-cell-address="Feuille1.BQ15"/>
    </style:style>
    <style:style style:name="ce2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Q16"/>
      <style:map style:condition="cell-content-is-between(93,95)" style:apply-style-name="rouge" style:base-cell-address="Feuille1.BQ16"/>
      <style:map style:condition="cell-content-is-between(89,92)" style:apply-style-name="orange" style:base-cell-address="Feuille1.BQ16"/>
      <style:map style:condition="cell-content()&lt;89" style:apply-style-name="vert" style:base-cell-address="Feuille1.BQ16"/>
    </style:style>
    <style:style style:name="ce2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Q17"/>
      <style:map style:condition="cell-content-is-between(93,95)" style:apply-style-name="rouge" style:base-cell-address="Feuille1.BQ17"/>
      <style:map style:condition="cell-content-is-between(89,92)" style:apply-style-name="orange" style:base-cell-address="Feuille1.BQ17"/>
      <style:map style:condition="cell-content()&lt;89" style:apply-style-name="vert" style:base-cell-address="Feuille1.BQ17"/>
    </style:style>
    <style:style style:name="ce2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Q18"/>
      <style:map style:condition="cell-content-is-between(93,95)" style:apply-style-name="rouge" style:base-cell-address="Feuille1.BQ18"/>
      <style:map style:condition="cell-content-is-between(89,92)" style:apply-style-name="orange" style:base-cell-address="Feuille1.BQ18"/>
      <style:map style:condition="cell-content()&lt;89" style:apply-style-name="vert" style:base-cell-address="Feuille1.BQ18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Q19"/>
      <style:map style:condition="cell-content-is-between(93,95)" style:apply-style-name="rouge" style:base-cell-address="Feuille1.BQ19"/>
      <style:map style:condition="cell-content-is-between(89,92)" style:apply-style-name="orange" style:base-cell-address="Feuille1.BQ19"/>
      <style:map style:condition="cell-content()&lt;89" style:apply-style-name="vert" style:base-cell-address="Feuille1.BQ19"/>
    </style:style>
    <style:style style:name="ce283" style:family="table-cell" style:parent-style-name="Default">
      <style:table-cell-properties fo:border-bottom="1.5pt solid #66666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Q26"/>
      <style:map style:condition="cell-content-is-between(70,99)" style:apply-style-name="Sans_20_nom9" style:base-cell-address="Feuille1.BQ26"/>
      <style:map style:condition="cell-content-is-between(100,149)" style:apply-style-name="Sans_20_nom10" style:base-cell-address="Feuille1.BQ26"/>
      <style:map style:condition="cell-content()&gt;=150" style:apply-style-name="Sans_20_nom11" style:base-cell-address="Feuille1.BQ26"/>
    </style:style>
    <style:style style:name="ce2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-is-between(1,19)" style:apply-style-name="vert" style:base-cell-address="Feuille1.BR6"/>
      <style:map style:condition="cell-content-is-between(20,29)" style:apply-style-name="orange" style:base-cell-address="Feuille1.BR6"/>
      <style:map style:condition="cell-content-is-between(30,50)" style:apply-style-name="rouge" style:base-cell-address="Feuille1.BR6"/>
      <style:map style:condition="cell-content()&gt;50" style:apply-style-name="violet" style:base-cell-address="Feuille1.BR6"/>
    </style:style>
    <style:style style:name="ce288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R13"/>
      <style:map style:condition="cell-content-is-between(93,95)" style:apply-style-name="rouge" style:base-cell-address="Feuille1.BR13"/>
      <style:map style:condition="cell-content-is-between(89,92)" style:apply-style-name="orange" style:base-cell-address="Feuille1.BR13"/>
      <style:map style:condition="cell-content()&lt;89" style:apply-style-name="vert" style:base-cell-address="Feuille1.BR13"/>
    </style:style>
    <style:style style:name="ce2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R14"/>
      <style:map style:condition="cell-content-is-between(93,95)" style:apply-style-name="rouge" style:base-cell-address="Feuille1.BR14"/>
      <style:map style:condition="cell-content-is-between(89,92)" style:apply-style-name="orange" style:base-cell-address="Feuille1.BR14"/>
      <style:map style:condition="cell-content()&lt;89" style:apply-style-name="vert" style:base-cell-address="Feuille1.BR14"/>
    </style:style>
    <style:style style:name="ce2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R15"/>
      <style:map style:condition="cell-content-is-between(93,95)" style:apply-style-name="rouge" style:base-cell-address="Feuille1.BR15"/>
      <style:map style:condition="cell-content-is-between(89,92)" style:apply-style-name="orange" style:base-cell-address="Feuille1.BR15"/>
      <style:map style:condition="cell-content()&lt;89" style:apply-style-name="vert" style:base-cell-address="Feuille1.BR15"/>
    </style:style>
    <style:style style:name="ce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R16"/>
      <style:map style:condition="cell-content-is-between(93,95)" style:apply-style-name="rouge" style:base-cell-address="Feuille1.BR16"/>
      <style:map style:condition="cell-content-is-between(89,92)" style:apply-style-name="orange" style:base-cell-address="Feuille1.BR16"/>
      <style:map style:condition="cell-content()&lt;89" style:apply-style-name="vert" style:base-cell-address="Feuille1.BR16"/>
    </style:style>
    <style:style style:name="ce2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R17"/>
      <style:map style:condition="cell-content-is-between(93,95)" style:apply-style-name="rouge" style:base-cell-address="Feuille1.BR17"/>
      <style:map style:condition="cell-content-is-between(89,92)" style:apply-style-name="orange" style:base-cell-address="Feuille1.BR17"/>
      <style:map style:condition="cell-content()&lt;89" style:apply-style-name="vert" style:base-cell-address="Feuille1.BR17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R18"/>
      <style:map style:condition="cell-content-is-between(93,95)" style:apply-style-name="rouge" style:base-cell-address="Feuille1.BR18"/>
      <style:map style:condition="cell-content-is-between(89,92)" style:apply-style-name="orange" style:base-cell-address="Feuille1.BR18"/>
      <style:map style:condition="cell-content()&lt;89" style:apply-style-name="vert" style:base-cell-address="Feuille1.BR18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R19"/>
      <style:map style:condition="cell-content-is-between(93,95)" style:apply-style-name="rouge" style:base-cell-address="Feuille1.BR19"/>
      <style:map style:condition="cell-content-is-between(89,92)" style:apply-style-name="orange" style:base-cell-address="Feuille1.BR19"/>
      <style:map style:condition="cell-content()&lt;89" style:apply-style-name="vert" style:base-cell-address="Feuille1.BR19"/>
    </style:style>
    <style:style style:name="ce295" style:family="table-cell" style:parent-style-name="Default">
      <style:table-cell-properties fo:border-bottom="1.5pt solid #66666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R26"/>
      <style:map style:condition="cell-content-is-between(70,99)" style:apply-style-name="Sans_20_nom9" style:base-cell-address="Feuille1.BR26"/>
      <style:map style:condition="cell-content-is-between(100,149)" style:apply-style-name="Sans_20_nom10" style:base-cell-address="Feuille1.BR26"/>
      <style:map style:condition="cell-content()&gt;=150" style:apply-style-name="Sans_20_nom11" style:base-cell-address="Feuille1.BR26"/>
    </style:style>
    <style:style style:name="ce296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S13"/>
      <style:map style:condition="cell-content-is-between(93,95)" style:apply-style-name="rouge" style:base-cell-address="Feuille1.BS13"/>
      <style:map style:condition="cell-content-is-between(89,92)" style:apply-style-name="orange" style:base-cell-address="Feuille1.BS13"/>
      <style:map style:condition="cell-content()&lt;89" style:apply-style-name="vert" style:base-cell-address="Feuille1.BS13"/>
    </style:style>
    <style:style style:name="ce2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S14"/>
      <style:map style:condition="cell-content-is-between(93,95)" style:apply-style-name="rouge" style:base-cell-address="Feuille1.BS14"/>
      <style:map style:condition="cell-content-is-between(89,92)" style:apply-style-name="orange" style:base-cell-address="Feuille1.BS14"/>
      <style:map style:condition="cell-content()&lt;89" style:apply-style-name="vert" style:base-cell-address="Feuille1.BS14"/>
    </style:style>
    <style:style style:name="ce2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S15"/>
      <style:map style:condition="cell-content-is-between(93,95)" style:apply-style-name="rouge" style:base-cell-address="Feuille1.BS15"/>
      <style:map style:condition="cell-content-is-between(89,92)" style:apply-style-name="orange" style:base-cell-address="Feuille1.BS15"/>
      <style:map style:condition="cell-content()&lt;89" style:apply-style-name="vert" style:base-cell-address="Feuille1.BS15"/>
    </style:style>
    <style:style style:name="ce2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S16"/>
      <style:map style:condition="cell-content-is-between(93,95)" style:apply-style-name="rouge" style:base-cell-address="Feuille1.BS16"/>
      <style:map style:condition="cell-content-is-between(89,92)" style:apply-style-name="orange" style:base-cell-address="Feuille1.BS16"/>
      <style:map style:condition="cell-content()&lt;89" style:apply-style-name="vert" style:base-cell-address="Feuille1.BS16"/>
    </style:style>
    <style:style style:name="ce3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S17"/>
      <style:map style:condition="cell-content-is-between(93,95)" style:apply-style-name="rouge" style:base-cell-address="Feuille1.BS17"/>
      <style:map style:condition="cell-content-is-between(89,92)" style:apply-style-name="orange" style:base-cell-address="Feuille1.BS17"/>
      <style:map style:condition="cell-content()&lt;89" style:apply-style-name="vert" style:base-cell-address="Feuille1.BS17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S18"/>
      <style:map style:condition="cell-content-is-between(93,95)" style:apply-style-name="rouge" style:base-cell-address="Feuille1.BS18"/>
      <style:map style:condition="cell-content-is-between(89,92)" style:apply-style-name="orange" style:base-cell-address="Feuille1.BS18"/>
      <style:map style:condition="cell-content()&lt;89" style:apply-style-name="vert" style:base-cell-address="Feuille1.BS18"/>
    </style:style>
    <style:style style:name="ce3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S19"/>
      <style:map style:condition="cell-content-is-between(93,95)" style:apply-style-name="rouge" style:base-cell-address="Feuille1.BS19"/>
      <style:map style:condition="cell-content-is-between(89,92)" style:apply-style-name="orange" style:base-cell-address="Feuille1.BS19"/>
      <style:map style:condition="cell-content()&lt;89" style:apply-style-name="vert" style:base-cell-address="Feuille1.BS19"/>
    </style:style>
    <style:style style:name="ce303" style:family="table-cell" style:parent-style-name="Default">
      <style:table-cell-properties fo:border-bottom="1.5pt solid #66666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S26"/>
      <style:map style:condition="cell-content-is-between(70,99)" style:apply-style-name="Sans_20_nom9" style:base-cell-address="Feuille1.BS26"/>
      <style:map style:condition="cell-content-is-between(100,149)" style:apply-style-name="Sans_20_nom10" style:base-cell-address="Feuille1.BS26"/>
      <style:map style:condition="cell-content()&gt;=150" style:apply-style-name="Sans_20_nom11" style:base-cell-address="Feuille1.BS26"/>
    </style:style>
    <style:style style:name="ce304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T13"/>
      <style:map style:condition="cell-content-is-between(93,95)" style:apply-style-name="rouge" style:base-cell-address="Feuille1.BT13"/>
      <style:map style:condition="cell-content-is-between(89,92)" style:apply-style-name="orange" style:base-cell-address="Feuille1.BT13"/>
      <style:map style:condition="cell-content()&lt;89" style:apply-style-name="vert" style:base-cell-address="Feuille1.BT13"/>
    </style:style>
    <style:style style:name="ce3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T14"/>
      <style:map style:condition="cell-content-is-between(93,95)" style:apply-style-name="rouge" style:base-cell-address="Feuille1.BT14"/>
      <style:map style:condition="cell-content-is-between(89,92)" style:apply-style-name="orange" style:base-cell-address="Feuille1.BT14"/>
      <style:map style:condition="cell-content()&lt;89" style:apply-style-name="vert" style:base-cell-address="Feuille1.BT14"/>
    </style:style>
    <style:style style:name="ce3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T15"/>
      <style:map style:condition="cell-content-is-between(93,95)" style:apply-style-name="rouge" style:base-cell-address="Feuille1.BT15"/>
      <style:map style:condition="cell-content-is-between(89,92)" style:apply-style-name="orange" style:base-cell-address="Feuille1.BT15"/>
      <style:map style:condition="cell-content()&lt;89" style:apply-style-name="vert" style:base-cell-address="Feuille1.BT15"/>
    </style:style>
    <style:style style:name="ce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T16"/>
      <style:map style:condition="cell-content-is-between(93,95)" style:apply-style-name="rouge" style:base-cell-address="Feuille1.BT16"/>
      <style:map style:condition="cell-content-is-between(89,92)" style:apply-style-name="orange" style:base-cell-address="Feuille1.BT16"/>
      <style:map style:condition="cell-content()&lt;89" style:apply-style-name="vert" style:base-cell-address="Feuille1.BT16"/>
    </style:style>
    <style:style style:name="ce3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T17"/>
      <style:map style:condition="cell-content-is-between(93,95)" style:apply-style-name="rouge" style:base-cell-address="Feuille1.BT17"/>
      <style:map style:condition="cell-content-is-between(89,92)" style:apply-style-name="orange" style:base-cell-address="Feuille1.BT17"/>
      <style:map style:condition="cell-content()&lt;89" style:apply-style-name="vert" style:base-cell-address="Feuille1.BT17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T18"/>
      <style:map style:condition="cell-content-is-between(93,95)" style:apply-style-name="rouge" style:base-cell-address="Feuille1.BT18"/>
      <style:map style:condition="cell-content-is-between(89,92)" style:apply-style-name="orange" style:base-cell-address="Feuille1.BT18"/>
      <style:map style:condition="cell-content()&lt;89" style:apply-style-name="vert" style:base-cell-address="Feuille1.BT18"/>
    </style:style>
    <style:style style:name="ce3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1.BT19"/>
      <style:map style:condition="cell-content-is-between(93,95)" style:apply-style-name="rouge" style:base-cell-address="Feuille1.BT19"/>
      <style:map style:condition="cell-content-is-between(89,92)" style:apply-style-name="orange" style:base-cell-address="Feuille1.BT19"/>
      <style:map style:condition="cell-content()&lt;89" style:apply-style-name="vert" style:base-cell-address="Feuille1.BT19"/>
    </style:style>
    <style:style style:name="ce311" style:family="table-cell" style:parent-style-name="Default">
      <style:table-cell-properties fo:border-bottom="1.5pt solid #66666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1.BT26"/>
      <style:map style:condition="cell-content-is-between(70,99)" style:apply-style-name="Sans_20_nom9" style:base-cell-address="Feuille1.BT26"/>
      <style:map style:condition="cell-content-is-between(100,149)" style:apply-style-name="Sans_20_nom10" style:base-cell-address="Feuille1.BT26"/>
      <style:map style:condition="cell-content()&gt;=150" style:apply-style-name="Sans_20_nom11" style:base-cell-address="Feuille1.BT26"/>
    </style:style>
    <style:style style:name="ce314" style:family="table-cell" style:parent-style-name="Default">
      <style:table-cell-properties style:vertical-align="middle"/>
    </style:style>
    <style:style style:name="ce316" style:family="table-cell" style:parent-style-name="Default">
      <style:table-cell-properties fo:wrap-option="wrap" style:vertical-align="middle"/>
      <style:text-properties fo:font-size="8pt" style:font-size-asian="8pt" style:font-size-complex="8pt"/>
    </style:style>
    <style:style style:name="ce315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-is-between(1,24)" style:apply-style-name="vert" style:base-cell-address="Feuille2.D3"/>
      <style:map style:condition="cell-content-is-between(25,29)" style:apply-style-name="orange" style:base-cell-address="Feuille2.D3"/>
      <style:map style:condition="cell-content-is-between(30,40)" style:apply-style-name="rouge" style:base-cell-address="Feuille2.D3"/>
      <style:map style:condition="cell-content()&gt;40" style:apply-style-name="violet" style:base-cell-address="Feuille2.D3"/>
    </style:style>
    <style:style style:name="ce5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-is-between(1,19)" style:apply-style-name="vert" style:base-cell-address="Feuille2.D6"/>
      <style:map style:condition="cell-content-is-between(20,29)" style:apply-style-name="orange" style:base-cell-address="Feuille2.D6"/>
      <style:map style:condition="cell-content-is-between(30,50)" style:apply-style-name="rouge" style:base-cell-address="Feuille2.D6"/>
      <style:map style:condition="cell-content()&gt;50" style:apply-style-name="violet" style:base-cell-address="Feuille2.D6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-is-between(20,30)" style:apply-style-name="rouge" style:base-cell-address="Feuille2.D9"/>
      <style:map style:condition="cell-content-is-between(1,20)" style:apply-style-name="violet" style:base-cell-address="Feuille2.D9"/>
    </style:style>
    <style:style style:name="ce542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2.D13"/>
      <style:map style:condition="cell-content-is-between(93,95)" style:apply-style-name="rouge" style:base-cell-address="Feuille2.D13"/>
      <style:map style:condition="cell-content-is-between(89,92)" style:apply-style-name="orange" style:base-cell-address="Feuille2.D13"/>
      <style:map style:condition="cell-content()&lt;89" style:apply-style-name="vert" style:base-cell-address="Feuille2.D13"/>
    </style:style>
    <style:style style:name="ce5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Feuille2.D13"/>
      <style:map style:condition="cell-content-is-between(93,95)" style:apply-style-name="rouge" style:base-cell-address="Feuille2.D13"/>
      <style:map style:condition="cell-content-is-between(89,92)" style:apply-style-name="orange" style:base-cell-address="Feuille2.D13"/>
      <style:map style:condition="cell-content()&lt;89" style:apply-style-name="vert" style:base-cell-address="Feuille2.D13"/>
    </style:style>
    <style:style style:name="ce544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2.D20"/>
      <style:map style:condition="cell-content-is-between(70,99)" style:apply-style-name="Sans_20_nom9" style:base-cell-address="Feuille2.D20"/>
      <style:map style:condition="cell-content-is-between(100,149)" style:apply-style-name="Sans_20_nom10" style:base-cell-address="Feuille2.D20"/>
      <style:map style:condition="cell-content()&gt;=150" style:apply-style-name="Sans_20_nom11" style:base-cell-address="Feuille2.D20"/>
    </style:style>
    <style:style style:name="ce5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2.D20"/>
      <style:map style:condition="cell-content-is-between(70,99)" style:apply-style-name="Sans_20_nom9" style:base-cell-address="Feuille2.D20"/>
      <style:map style:condition="cell-content-is-between(100,149)" style:apply-style-name="Sans_20_nom10" style:base-cell-address="Feuille2.D20"/>
      <style:map style:condition="cell-content()&gt;=150" style:apply-style-name="Sans_20_nom11" style:base-cell-address="Feuille2.D20"/>
    </style:style>
    <style:style style:name="ce546" style:family="table-cell" style:parent-style-name="Default">
      <style:table-cell-properties fo:border-bottom="1.5pt solid #66666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Feuille2.D20"/>
      <style:map style:condition="cell-content-is-between(70,99)" style:apply-style-name="Sans_20_nom9" style:base-cell-address="Feuille2.D20"/>
      <style:map style:condition="cell-content-is-between(100,149)" style:apply-style-name="Sans_20_nom10" style:base-cell-address="Feuille2.D20"/>
      <style:map style:condition="cell-content()&gt;=150" style:apply-style-name="Sans_20_nom11" style:base-cell-address="Feuille2.D20"/>
    </style:style>
    <style:style style:name="ce5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Feuille2.D27"/>
      <style:map style:condition="cell-content-is-between(300,499)" style:apply-style-name="orange" style:base-cell-address="Feuille2.D27"/>
      <style:map style:condition="cell-content-is-between(500,699)" style:apply-style-name="rouge" style:base-cell-address="Feuille2.D27"/>
      <style:map style:condition="cell-content()&gt;=700" style:apply-style-name="violet" style:base-cell-address="Feuille2.D27"/>
    </style:style>
    <style:style style:name="ce548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7pt" style:font-size-asian="7pt" style:font-size-complex="7pt"/>
      <style:map style:condition="cell-content()=&quot;1/6 - faible&quot;" style:apply-style-name="_31__2f_6_20_-_20_faible" style:base-cell-address="Feuille2.D34"/>
      <style:map style:condition="cell-content()=&quot;2/6 - léger&quot;" style:apply-style-name="_32__2f_6_20_-_20_léger" style:base-cell-address="Feuille2.D34"/>
      <style:map style:condition="cell-content()=&quot;3/6 - modéré&quot;" style:apply-style-name="_33__2f_6_20_-_20_modéré" style:base-cell-address="Feuille2.D34"/>
      <style:map style:condition="cell-content()=&quot;4/6 - sévère&quot;" style:apply-style-name="_34__2f_6_20_-_20_sévère" style:base-cell-address="Feuille2.D34"/>
      <style:map style:condition="cell-content()=&quot;5/6 - très sévère&quot;" style:apply-style-name="_35__2f_6_20_-_20_très_20_sévère" style:base-cell-address="Feuille2.D34"/>
      <style:map style:condition="cell-content()=&quot;6/6 - extrême&quot;" style:apply-style-name="_36__2f_6_20_-_20_extrême" style:base-cell-address="Feuille2.D3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  <style:map style:condition="cell-content()=&quot;1/6 - faible&quot;" style:apply-style-name="_31__2f_6_20_-_20_faible" style:base-cell-address="Feuille2.D34"/>
      <style:map style:condition="cell-content()=&quot;2/6 - léger&quot;" style:apply-style-name="_32__2f_6_20_-_20_léger" style:base-cell-address="Feuille2.D34"/>
      <style:map style:condition="cell-content()=&quot;3/6 - modéré&quot;" style:apply-style-name="_33__2f_6_20_-_20_modéré" style:base-cell-address="Feuille2.D34"/>
      <style:map style:condition="cell-content()=&quot;4/6 - sévère&quot;" style:apply-style-name="_34__2f_6_20_-_20_sévère" style:base-cell-address="Feuille2.D34"/>
      <style:map style:condition="cell-content()=&quot;5/6 - très sévère&quot;" style:apply-style-name="_35__2f_6_20_-_20_très_20_sévère" style:base-cell-address="Feuille2.D34"/>
      <style:map style:condition="cell-content()=&quot;6/6 - extrême&quot;" style:apply-style-name="_36__2f_6_20_-_20_extrême" style:base-cell-address="Feuille2.D34"/>
    </style:style>
    <style:style style:name="ce550" style:family="table-cell" style:parent-style-name="Default">
      <style:table-cell-properties fo:border-bottom="1.5pt solid #66666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  <style:map style:condition="cell-content()=&quot;1/6 - faible&quot;" style:apply-style-name="_31__2f_6_20_-_20_faible" style:base-cell-address="Feuille2.D34"/>
      <style:map style:condition="cell-content()=&quot;2/6 - léger&quot;" style:apply-style-name="_32__2f_6_20_-_20_léger" style:base-cell-address="Feuille2.D34"/>
      <style:map style:condition="cell-content()=&quot;3/6 - modéré&quot;" style:apply-style-name="_33__2f_6_20_-_20_modéré" style:base-cell-address="Feuille2.D34"/>
      <style:map style:condition="cell-content()=&quot;4/6 - sévère&quot;" style:apply-style-name="_34__2f_6_20_-_20_sévère" style:base-cell-address="Feuille2.D34"/>
      <style:map style:condition="cell-content()=&quot;5/6 - très sévère&quot;" style:apply-style-name="_35__2f_6_20_-_20_très_20_sévère" style:base-cell-address="Feuille2.D34"/>
      <style:map style:condition="cell-content()=&quot;6/6 - extrême&quot;" style:apply-style-name="_36__2f_6_20_-_20_extrême" style:base-cell-address="Feuille2.D34"/>
    </style:style>
    <style:style style:name="ce551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7pt" style:font-size-asian="7pt" style:font-size-complex="7pt"/>
      <style:map style:condition="cell-content()=&quot;1/5 - très faible&quot;" style:apply-style-name="_31__2f_5_20_-_20_NSV2_20_très_20_faible" style:base-cell-address="Feuille2.D48"/>
      <style:map style:condition="cell-content()=&quot;2/5 - faible&quot;" style:apply-style-name="_32__2f_5_20_-_20_NSV2_20_faible" style:base-cell-address="Feuille2.D48"/>
      <style:map style:condition="cell-content()=&quot;3/5 - modérée&quot;" style:apply-style-name="_33__2f_5_20_-_20_NSV2_20_modérée" style:base-cell-address="Feuille2.D48"/>
      <style:map style:condition="cell-content()=&quot;4/5 - forte&quot;" style:apply-style-name="_34__2f_5_20_-_20_NSV2_20_forte" style:base-cell-address="Feuille2.D48"/>
      <style:map style:condition="cell-content()=&quot;5/5 - très forte&quot;" style:apply-style-name="_35__2f_5_20_-_20_NSV2_20_très_20_forte" style:base-cell-address="Feuille2.D48"/>
    </style:style>
    <style:style style:name="ce5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  <style:map style:condition="cell-content()=&quot;1/5 - très faible&quot;" style:apply-style-name="_31__2f_5_20_-_20_NSV2_20_très_20_faible" style:base-cell-address="Feuille2.D48"/>
      <style:map style:condition="cell-content()=&quot;2/5 - faible&quot;" style:apply-style-name="_32__2f_5_20_-_20_NSV2_20_faible" style:base-cell-address="Feuille2.D48"/>
      <style:map style:condition="cell-content()=&quot;3/5 - modérée&quot;" style:apply-style-name="_33__2f_5_20_-_20_NSV2_20_modérée" style:base-cell-address="Feuille2.D48"/>
      <style:map style:condition="cell-content()=&quot;4/5 - forte&quot;" style:apply-style-name="_34__2f_5_20_-_20_NSV2_20_forte" style:base-cell-address="Feuille2.D48"/>
      <style:map style:condition="cell-content()=&quot;5/5 - très forte&quot;" style:apply-style-name="_35__2f_5_20_-_20_NSV2_20_très_20_forte" style:base-cell-address="Feuille2.D48"/>
    </style:style>
    <style:style style:name="ce553" style:family="table-cell" style:parent-style-name="Default">
      <style:table-cell-properties fo:border-bottom="1.5pt solid #66666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  <style:map style:condition="cell-content()=&quot;1/5 - très faible&quot;" style:apply-style-name="_31__2f_5_20_-_20_NSV2_20_très_20_faible" style:base-cell-address="Feuille2.D48"/>
      <style:map style:condition="cell-content()=&quot;2/5 - faible&quot;" style:apply-style-name="_32__2f_5_20_-_20_NSV2_20_faible" style:base-cell-address="Feuille2.D48"/>
      <style:map style:condition="cell-content()=&quot;3/5 - modérée&quot;" style:apply-style-name="_33__2f_5_20_-_20_NSV2_20_modérée" style:base-cell-address="Feuille2.D48"/>
      <style:map style:condition="cell-content()=&quot;4/5 - forte&quot;" style:apply-style-name="_34__2f_5_20_-_20_NSV2_20_forte" style:base-cell-address="Feuille2.D48"/>
      <style:map style:condition="cell-content()=&quot;5/5 - très forte&quot;" style:apply-style-name="_35__2f_5_20_-_20_NSV2_20_très_20_forte" style:base-cell-address="Feuille2.D48"/>
    </style:style>
    <style:style style:name="ce5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  <style:map style:condition="cell-content()=&quot;1/5 - faible&quot;" style:apply-style-name="_31__2f_5_20_-_20_faible" style:base-cell-address="Feuille2.D55"/>
      <style:map style:condition="cell-content()=&quot;2/5 - léger&quot;" style:apply-style-name="_32__2f_5_20_-_20_léger" style:base-cell-address="Feuille2.D55"/>
      <style:map style:condition="cell-content()=&quot;3/5 - modéré&quot;" style:apply-style-name="_33__2f_5_20_-_20_modéré" style:base-cell-address="Feuille2.D55"/>
      <style:map style:condition="cell-content()=&quot;4/5 - sévère&quot;" style:apply-style-name="_34__2f_5_20_-_20_sévère" style:base-cell-address="Feuille2.D55"/>
      <style:map style:condition="cell-content()=&quot;5/5 - très sévère&quot;" style:apply-style-name="_35__2f_5_20_-_20_très_20_sévère" style:base-cell-address="Feuille2.D55"/>
    </style:style>
    <style:style style:name="ce555" style:family="table-cell" style:parent-style-name="Default">
      <style:table-cell-properties fo:border-bottom="1.5pt solid #66666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  <style:map style:condition="cell-content()=&quot;1/5 - faible&quot;" style:apply-style-name="_31__2f_5_20_-_20_faible" style:base-cell-address="Feuille2.D55"/>
      <style:map style:condition="cell-content()=&quot;2/5 - léger&quot;" style:apply-style-name="_32__2f_5_20_-_20_léger" style:base-cell-address="Feuille2.D55"/>
      <style:map style:condition="cell-content()=&quot;3/5 - modéré&quot;" style:apply-style-name="_33__2f_5_20_-_20_modéré" style:base-cell-address="Feuille2.D55"/>
      <style:map style:condition="cell-content()=&quot;4/5 - sévère&quot;" style:apply-style-name="_34__2f_5_20_-_20_sévère" style:base-cell-address="Feuille2.D55"/>
      <style:map style:condition="cell-content()=&quot;5/5 - très sévère&quot;" style:apply-style-name="_35__2f_5_20_-_20_très_20_sévère" style:base-cell-address="Feuille2.D55"/>
    </style:style>
    <style:style style:name="ce5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-is-between(1,19)" style:apply-style-name="vert" style:base-cell-address="Feuille2.D6"/>
      <style:map style:condition="cell-content-is-between(20,29)" style:apply-style-name="orange" style:base-cell-address="Feuille2.D6"/>
      <style:map style:condition="cell-content-is-between(30,50)" style:apply-style-name="rouge" style:base-cell-address="Feuille2.D6"/>
      <style:map style:condition="cell-content()&gt;50" style:apply-style-name="violet" style:base-cell-address="Feuille2.D6"/>
    </style:style>
    <style:style style:name="ce335" style:family="table-cell" style:parent-style-name="Default">
      <style:table-cell-properties fo:background-color="#adc5e7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Segoe U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9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7pt" style:font-size-asian="7pt" style:font-size-complex="7pt"/>
      <style:map style:condition="cell-content()=&quot;1/6 - faible&quot;" style:apply-style-name="_31__2f_6_20_-_20_faible" style:base-cell-address="Feuille3.F20"/>
      <style:map style:condition="cell-content()=&quot;2/6 - léger&quot;" style:apply-style-name="_32__2f_6_20_-_20_léger" style:base-cell-address="Feuille3.F20"/>
      <style:map style:condition="cell-content()=&quot;3/6 - modéré&quot;" style:apply-style-name="_33__2f_6_20_-_20_modéré" style:base-cell-address="Feuille3.F20"/>
      <style:map style:condition="cell-content()=&quot;4/6 - sévère&quot;" style:apply-style-name="_34__2f_6_20_-_20_sévère" style:base-cell-address="Feuille3.F20"/>
      <style:map style:condition="cell-content()=&quot;5/6 - très sévère&quot;" style:apply-style-name="_35__2f_6_20_-_20_très_20_sévère" style:base-cell-address="Feuille3.F20"/>
      <style:map style:condition="cell-content()=&quot;6/6 - extrême&quot;" style:apply-style-name="_36__2f_6_20_-_20_extrême" style:base-cell-address="Feuille3.F20"/>
    </style:style>
    <style:style style:name="ce5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  <style:map style:condition="cell-content()=&quot;1/6 - faible&quot;" style:apply-style-name="_31__2f_6_20_-_20_faible" style:base-cell-address="Feuille3.F20"/>
      <style:map style:condition="cell-content()=&quot;2/6 - léger&quot;" style:apply-style-name="_32__2f_6_20_-_20_léger" style:base-cell-address="Feuille3.F20"/>
      <style:map style:condition="cell-content()=&quot;3/6 - modéré&quot;" style:apply-style-name="_33__2f_6_20_-_20_modéré" style:base-cell-address="Feuille3.F20"/>
      <style:map style:condition="cell-content()=&quot;4/6 - sévère&quot;" style:apply-style-name="_34__2f_6_20_-_20_sévère" style:base-cell-address="Feuille3.F20"/>
      <style:map style:condition="cell-content()=&quot;5/6 - très sévère&quot;" style:apply-style-name="_35__2f_6_20_-_20_très_20_sévère" style:base-cell-address="Feuille3.F20"/>
      <style:map style:condition="cell-content()=&quot;6/6 - extrême&quot;" style:apply-style-name="_36__2f_6_20_-_20_extrême" style:base-cell-address="Feuille3.F20"/>
    </style:style>
    <style:style style:name="ce561" style:family="table-cell" style:parent-style-name="Default">
      <style:table-cell-properties fo:border-bottom="1.5pt solid #66666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  <style:map style:condition="cell-content()=&quot;1/6 - faible&quot;" style:apply-style-name="_31__2f_6_20_-_20_faible" style:base-cell-address="Feuille3.F20"/>
      <style:map style:condition="cell-content()=&quot;2/6 - léger&quot;" style:apply-style-name="_32__2f_6_20_-_20_léger" style:base-cell-address="Feuille3.F20"/>
      <style:map style:condition="cell-content()=&quot;3/6 - modéré&quot;" style:apply-style-name="_33__2f_6_20_-_20_modéré" style:base-cell-address="Feuille3.F20"/>
      <style:map style:condition="cell-content()=&quot;4/6 - sévère&quot;" style:apply-style-name="_34__2f_6_20_-_20_sévère" style:base-cell-address="Feuille3.F20"/>
      <style:map style:condition="cell-content()=&quot;5/6 - très sévère&quot;" style:apply-style-name="_35__2f_6_20_-_20_très_20_sévère" style:base-cell-address="Feuille3.F20"/>
      <style:map style:condition="cell-content()=&quot;6/6 - extrême&quot;" style:apply-style-name="_36__2f_6_20_-_20_extrême" style:base-cell-address="Feuille3.F20"/>
    </style:style>
    <style:style style:name="ce562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7pt" style:font-size-asian="7pt" style:font-size-complex="7pt"/>
      <style:map style:condition="cell-content()=&quot;1/5 - très faible&quot;" style:apply-style-name="_31__2f_5_20_-_20_NSV2_20_très_20_faible" style:base-cell-address="Feuille3.F34"/>
      <style:map style:condition="cell-content()=&quot;2/5 - faible&quot;" style:apply-style-name="_32__2f_5_20_-_20_NSV2_20_faible" style:base-cell-address="Feuille3.F34"/>
      <style:map style:condition="cell-content()=&quot;3/5 - modérée&quot;" style:apply-style-name="_33__2f_5_20_-_20_NSV2_20_modérée" style:base-cell-address="Feuille3.F34"/>
      <style:map style:condition="cell-content()=&quot;4/5 - forte&quot;" style:apply-style-name="_34__2f_5_20_-_20_NSV2_20_forte" style:base-cell-address="Feuille3.F34"/>
      <style:map style:condition="cell-content()=&quot;5/5 - très forte&quot;" style:apply-style-name="_35__2f_5_20_-_20_NSV2_20_très_20_forte" style:base-cell-address="Feuille3.F34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  <style:map style:condition="cell-content()=&quot;1/5 - très faible&quot;" style:apply-style-name="_31__2f_5_20_-_20_NSV2_20_très_20_faible" style:base-cell-address="Feuille3.F34"/>
      <style:map style:condition="cell-content()=&quot;2/5 - faible&quot;" style:apply-style-name="_32__2f_5_20_-_20_NSV2_20_faible" style:base-cell-address="Feuille3.F34"/>
      <style:map style:condition="cell-content()=&quot;3/5 - modérée&quot;" style:apply-style-name="_33__2f_5_20_-_20_NSV2_20_modérée" style:base-cell-address="Feuille3.F34"/>
      <style:map style:condition="cell-content()=&quot;4/5 - forte&quot;" style:apply-style-name="_34__2f_5_20_-_20_NSV2_20_forte" style:base-cell-address="Feuille3.F34"/>
      <style:map style:condition="cell-content()=&quot;5/5 - très forte&quot;" style:apply-style-name="_35__2f_5_20_-_20_NSV2_20_très_20_forte" style:base-cell-address="Feuille3.F34"/>
    </style:style>
    <style:style style:name="ce564" style:family="table-cell" style:parent-style-name="Default">
      <style:table-cell-properties fo:border-bottom="1.5pt solid #66666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  <style:map style:condition="cell-content()=&quot;1/5 - très faible&quot;" style:apply-style-name="_31__2f_5_20_-_20_NSV2_20_très_20_faible" style:base-cell-address="Feuille3.F34"/>
      <style:map style:condition="cell-content()=&quot;2/5 - faible&quot;" style:apply-style-name="_32__2f_5_20_-_20_NSV2_20_faible" style:base-cell-address="Feuille3.F34"/>
      <style:map style:condition="cell-content()=&quot;3/5 - modérée&quot;" style:apply-style-name="_33__2f_5_20_-_20_NSV2_20_modérée" style:base-cell-address="Feuille3.F34"/>
      <style:map style:condition="cell-content()=&quot;4/5 - forte&quot;" style:apply-style-name="_34__2f_5_20_-_20_NSV2_20_forte" style:base-cell-address="Feuille3.F34"/>
      <style:map style:condition="cell-content()=&quot;5/5 - très forte&quot;" style:apply-style-name="_35__2f_5_20_-_20_NSV2_20_très_20_forte" style:base-cell-address="Feuille3.F3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  <style:map style:condition="cell-content()=&quot;1/5 - faible&quot;" style:apply-style-name="_31__2f_5_20_-_20_faible" style:base-cell-address="Feuille3.F41"/>
      <style:map style:condition="cell-content()=&quot;2/5 - léger&quot;" style:apply-style-name="_32__2f_5_20_-_20_léger" style:base-cell-address="Feuille3.F41"/>
      <style:map style:condition="cell-content()=&quot;3/5 - modéré&quot;" style:apply-style-name="_33__2f_5_20_-_20_modéré" style:base-cell-address="Feuille3.F41"/>
      <style:map style:condition="cell-content()=&quot;4/5 - sévère&quot;" style:apply-style-name="_34__2f_5_20_-_20_sévère" style:base-cell-address="Feuille3.F41"/>
      <style:map style:condition="cell-content()=&quot;5/5 - très sévère&quot;" style:apply-style-name="_35__2f_5_20_-_20_très_20_sévère" style:base-cell-address="Feuille3.F41"/>
    </style:style>
    <style:style style:name="ce566" style:family="table-cell" style:parent-style-name="Default">
      <style:table-cell-properties fo:border-bottom="1.5pt solid #66666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  <style:map style:condition="cell-content()=&quot;1/5 - faible&quot;" style:apply-style-name="_31__2f_5_20_-_20_faible" style:base-cell-address="Feuille3.F41"/>
      <style:map style:condition="cell-content()=&quot;2/5 - léger&quot;" style:apply-style-name="_32__2f_5_20_-_20_léger" style:base-cell-address="Feuille3.F41"/>
      <style:map style:condition="cell-content()=&quot;3/5 - modéré&quot;" style:apply-style-name="_33__2f_5_20_-_20_modéré" style:base-cell-address="Feuille3.F41"/>
      <style:map style:condition="cell-content()=&quot;4/5 - sévère&quot;" style:apply-style-name="_34__2f_5_20_-_20_sévère" style:base-cell-address="Feuille3.F41"/>
      <style:map style:condition="cell-content()=&quot;5/5 - très sévère&quot;" style:apply-style-name="_35__2f_5_20_-_20_très_20_sévère" style:base-cell-address="Feuille3.F41"/>
    </style:style>
    <style:style style:name="ce337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adc5e7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-is-between(1,24)" style:apply-style-name="vert" style:base-cell-address="Test.D5"/>
      <style:map style:condition="cell-content-is-between(25,29)" style:apply-style-name="orange" style:base-cell-address="Test.D5"/>
      <style:map style:condition="cell-content-is-between(30,40)" style:apply-style-name="rouge" style:base-cell-address="Test.D5"/>
      <style:map style:condition="cell-content()&gt;40" style:apply-style-name="violet" style:base-cell-address="Test.D5"/>
    </style:style>
    <style:style style:name="ce5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-is-between(1,19)" style:apply-style-name="vert" style:base-cell-address="Test.D8"/>
      <style:map style:condition="cell-content-is-between(20,29)" style:apply-style-name="orange" style:base-cell-address="Test.D8"/>
      <style:map style:condition="cell-content-is-between(30,50)" style:apply-style-name="rouge" style:base-cell-address="Test.D8"/>
      <style:map style:condition="cell-content()&gt;50" style:apply-style-name="violet" style:base-cell-address="Test.D8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-is-between(20,30)" style:apply-style-name="rouge" style:base-cell-address="Test.D11"/>
      <style:map style:condition="cell-content-is-between(1,20)" style:apply-style-name="violet" style:base-cell-address="Test.D11"/>
    </style:style>
    <style:style style:name="ce580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8pt" style:font-size-asian="8pt" style:font-size-complex="8pt"/>
      <style:map style:condition="cell-content()&gt;=96" style:apply-style-name="violet" style:base-cell-address="Test.D15"/>
      <style:map style:condition="cell-content-is-between(93,95)" style:apply-style-name="rouge" style:base-cell-address="Test.D15"/>
      <style:map style:condition="cell-content-is-between(89,92)" style:apply-style-name="orange" style:base-cell-address="Test.D15"/>
      <style:map style:condition="cell-content()&lt;89" style:apply-style-name="vert" style:base-cell-address="Test.D15"/>
    </style:style>
    <style:style style:name="ce581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8pt" style:font-size-asian="8pt" style:font-size-complex="8pt"/>
      <style:map style:condition="cell-content()&lt;70" style:apply-style-name="vert" style:base-cell-address="Test.D16"/>
      <style:map style:condition="cell-content-is-between(70,99)" style:apply-style-name="Sans_20_nom9" style:base-cell-address="Test.D16"/>
      <style:map style:condition="cell-content-is-between(100,149)" style:apply-style-name="Sans_20_nom10" style:base-cell-address="Test.D16"/>
      <style:map style:condition="cell-content()&gt;=150" style:apply-style-name="Sans_20_nom11" style:base-cell-address="Test.D16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()&lt;300" style:apply-style-name="vert" style:base-cell-address="Test.D17"/>
      <style:map style:condition="cell-content-is-between(300,499)" style:apply-style-name="orange" style:base-cell-address="Test.D17"/>
      <style:map style:condition="cell-content-is-between(500,699)" style:apply-style-name="rouge" style:base-cell-address="Test.D17"/>
      <style:map style:condition="cell-content()&gt;=700" style:apply-style-name="violet" style:base-cell-address="Test.D17"/>
    </style:style>
    <style:style style:name="ce583" style:family="table-cell" style:parent-style-name="Default">
      <style:table-cell-properties fo:border-bottom="none" style:text-align-source="fix" style:repeat-content="false" fo:border-left="none" fo:border-right="none" fo:border-top="1.5pt solid #666666" style:vertical-align="middle"/>
      <style:paragraph-properties fo:text-align="center" fo:margin-left="0cm"/>
      <style:text-properties fo:font-size="7pt" style:font-size-asian="7pt" style:font-size-complex="7pt"/>
      <style:map style:condition="cell-content()=&quot;1/6 - faible&quot;" style:apply-style-name="_31__2f_6_20_-_20_faible" style:base-cell-address="Test.D18"/>
      <style:map style:condition="cell-content()=&quot;2/6 - léger&quot;" style:apply-style-name="_32__2f_6_20_-_20_léger" style:base-cell-address="Test.D18"/>
      <style:map style:condition="cell-content()=&quot;3/6 - modéré&quot;" style:apply-style-name="_33__2f_6_20_-_20_modéré" style:base-cell-address="Test.D18"/>
      <style:map style:condition="cell-content()=&quot;4/6 - sévère&quot;" style:apply-style-name="_34__2f_6_20_-_20_sévère" style:base-cell-address="Test.D18"/>
      <style:map style:condition="cell-content()=&quot;5/6 - très sévère&quot;" style:apply-style-name="_35__2f_6_20_-_20_très_20_sévère" style:base-cell-address="Test.D18"/>
      <style:map style:condition="cell-content()=&quot;6/6 - extrême&quot;" style:apply-style-name="_36__2f_6_20_-_20_extrême" style:base-cell-address="Test.D18"/>
    </style:style>
    <style:style style:name="ce5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  <style:map style:condition="cell-content()=&quot;1/6 - faible&quot;" style:apply-style-name="_31__2f_6_20_-_20_faible" style:base-cell-address="Test.D18"/>
      <style:map style:condition="cell-content()=&quot;2/6 - léger&quot;" style:apply-style-name="_32__2f_6_20_-_20_léger" style:base-cell-address="Test.D18"/>
      <style:map style:condition="cell-content()=&quot;3/6 - modéré&quot;" style:apply-style-name="_33__2f_6_20_-_20_modéré" style:base-cell-address="Test.D18"/>
      <style:map style:condition="cell-content()=&quot;4/6 - sévère&quot;" style:apply-style-name="_34__2f_6_20_-_20_sévère" style:base-cell-address="Test.D18"/>
      <style:map style:condition="cell-content()=&quot;5/6 - très sévère&quot;" style:apply-style-name="_35__2f_6_20_-_20_très_20_sévère" style:base-cell-address="Test.D18"/>
      <style:map style:condition="cell-content()=&quot;6/6 - extrême&quot;" style:apply-style-name="_36__2f_6_20_-_20_extrême" style:base-cell-address="Test.D18"/>
    </style:style>
    <style:style style:name="ce5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  <style:map style:condition="cell-content()=&quot;1/5 - faible&quot;" style:apply-style-name="_31__2f_5_20_-_20_faible" style:base-cell-address="Test.D19"/>
      <style:map style:condition="cell-content()=&quot;2/5 - léger&quot;" style:apply-style-name="_32__2f_5_20_-_20_léger" style:base-cell-address="Test.D19"/>
      <style:map style:condition="cell-content()=&quot;3/5 - modéré&quot;" style:apply-style-name="_33__2f_5_20_-_20_modéré" style:base-cell-address="Test.D19"/>
      <style:map style:condition="cell-content()=&quot;4/5 - sévère&quot;" style:apply-style-name="_34__2f_5_20_-_20_sévère" style:base-cell-address="Test.D19"/>
      <style:map style:condition="cell-content()=&quot;5/5 - très sévère&quot;" style:apply-style-name="_35__2f_5_20_-_20_très_20_sévère" style:base-cell-address="Test.D19"/>
    </style:style>
    <style:style style:name="ce586" style:family="table-cell" style:parent-style-name="Default">
      <style:table-cell-properties fo:border-bottom="1.5pt solid #666666" style:text-align-source="fix" style:repeat-content="false" fo:border-left="none" fo:border-right="none" fo:border-top="1.5pt solid #666666" style:vertical-align="middle"/>
      <style:paragraph-properties fo:text-align="center" fo:margin-left="0cm"/>
      <style:map style:condition="cell-content()&lt;2" style:apply-style-name="vert" style:base-cell-address="Test.D22"/>
      <style:map style:condition="cell-content-is-between(2,4)" style:apply-style-name="orange" style:base-cell-address="Test.D22"/>
      <style:map style:condition="cell-content()&gt;4" style:apply-style-name="rouge" style:base-cell-address="Test.D22"/>
    </style:style>
    <style:style style:name="ce58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use-window-font-color="true" fo:font-size="8pt" style:font-size-asian="8pt" style:font-size-complex="8pt"/>
      <style:map style:condition="cell-content-is-between(1,19)" style:apply-style-name="vert" style:base-cell-address="Test.D8"/>
      <style:map style:condition="cell-content-is-between(20,29)" style:apply-style-name="orange" style:base-cell-address="Test.D8"/>
      <style:map style:condition="cell-content-is-between(30,50)" style:apply-style-name="rouge" style:base-cell-address="Test.D8"/>
      <style:map style:condition="cell-content()&gt;50" style:apply-style-name="violet" style:base-cell-address="Test.D8"/>
    </style:style>
    <style:style style:name="ce5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-is-between(1,19)" style:apply-style-name="vert" style:base-cell-address="Test.D8"/>
      <style:map style:condition="cell-content-is-between(20,29)" style:apply-style-name="orange" style:base-cell-address="Test.D8"/>
      <style:map style:condition="cell-content-is-between(30,50)" style:apply-style-name="rouge" style:base-cell-address="Test.D8"/>
      <style:map style:condition="cell-content()&gt;50" style:apply-style-name="violet" style:base-cell-address="Test.D8"/>
    </style:style>
    <style:style style:name="ce5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  <style:map style:condition="cell-content-is-between(1,19)" style:apply-style-name="vert" style:base-cell-address="Test.D8"/>
      <style:map style:condition="cell-content-is-between(20,29)" style:apply-style-name="orange" style:base-cell-address="Test.D8"/>
      <style:map style:condition="cell-content-is-between(30,50)" style:apply-style-name="rouge" style:base-cell-address="Test.D8"/>
      <style:map style:condition="cell-content()&gt;50" style:apply-style-name="violet" style:base-cell-address="Test.D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/6 - faible&quot;;&quot;2/6 - léger&quot;;&quot;3/6 - modéré&quot;;&quot;4/6 - sévère&quot;;&quot;5/6 - très sévère&quot;;&quot;6/6 - extrême&quot;)" table:allow-empty-cell="true" table:display-list="unsorted" table:base-cell-address="Feuille1.D34">
          <table:error-message table:message-type="stop" table:display="true"/>
        </table:content-validation>
        <table:content-validation table:name="val2" table:condition="of:cell-content-is-in-list(&quot;1/5 - très faible&quot;;&quot;2/5 - faible&quot;;&quot;3/5 - modérée&quot;;&quot;4/5 - forte&quot;;&quot;5/5 - très forte&quot;)" table:allow-empty-cell="true" table:display-list="unsorted" table:base-cell-address="Feuille1.D48">
          <table:error-message table:message-type="stop" table:display="true"/>
        </table:content-validation>
        <table:content-validation table:name="val3" table:condition="of:cell-content-is-in-list(&quot;1/5 - faible&quot;;&quot;2/5 - léger&quot;;&quot;3/5 - modéré&quot;;&quot;4/5 - sévère&quot;;&quot;5/5 - très sévère&quot;)" table:allow-empty-cell="true" table:display-list="unsorted" table:base-cell-address="Feuille1.D55">
          <table:error-message table:message-type="stop" table:display="true"/>
        </table:content-validation>
      </table:content-validations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1" table:default-cell-style-name="ce10"/>
        <table:table-column table:style-name="co3" table:default-cell-style-name="ce10"/>
        <table:table-column table:style-name="co1" table:number-columns-repeated="6" table:default-cell-style-name="ce10"/>
        <table:table-column table:style-name="co3" table:default-cell-style-name="ce10"/>
        <table:table-column table:style-name="co1" table:number-columns-repeated="2" table:default-cell-style-name="ce10"/>
        <table:table-column table:style-name="co4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7" table:default-cell-style-name="ce10"/>
        <table:table-column table:style-name="co8" table:default-cell-style-name="ce10"/>
        <table:table-column table:style-name="co1" table:number-columns-repeated="14" table:default-cell-style-name="ce10"/>
        <table:table-column table:style-name="co1" table:number-columns-repeated="898" table:default-cell-style-name="Default"/>
        <table:table-row table:style-name="ro1">
          <table:table-cell table:number-columns-repeated="995"/>
        </table:table-row>
        <table:table-row table:style-name="ro1">
          <table:table-cell table:style-name="ce1"/>
          <table:table-cell table:style-name="ce10" table:number-columns-repeated="2"/>
          <table:table-cell table:style-name="ce26" office:value-type="date" office:date-value="2022-07-11" calcext:value-type="date">
            <text:p>lun. 11 juil.</text:p>
          </table:table-cell>
          <table:table-cell table:style-name="ce26" office:value-type="date" office:date-value="2022-07-12" calcext:value-type="date">
            <text:p>mar. 12 juil.</text:p>
          </table:table-cell>
          <table:table-cell table:style-name="ce26" office:value-type="date" office:date-value="2022-07-13" calcext:value-type="date">
            <text:p>mer. 13 juil.</text:p>
          </table:table-cell>
          <table:table-cell table:style-name="ce26" office:value-type="date" office:date-value="2022-07-14" calcext:value-type="date">
            <text:p>jeu. 14 juil.</text:p>
          </table:table-cell>
          <table:table-cell table:style-name="ce26" office:value-type="date" office:date-value="2022-07-15" calcext:value-type="date">
            <text:p>ven. 15 juil.</text:p>
          </table:table-cell>
          <table:table-cell table:style-name="ce26" office:value-type="date" office:date-value="2022-07-16" calcext:value-type="date">
            <text:p>sam. 16 juil.</text:p>
          </table:table-cell>
          <table:table-cell table:style-name="ce26" office:value-type="date" office:date-value="2022-07-17" calcext:value-type="date">
            <text:p>dim. 17 juil.</text:p>
          </table:table-cell>
          <table:table-cell table:style-name="ce26" office:value-type="date" office:date-value="2022-07-18" calcext:value-type="date">
            <text:p>lun. 18 juil.</text:p>
          </table:table-cell>
          <table:table-cell table:style-name="ce26" office:value-type="date" office:date-value="2022-07-19" calcext:value-type="date">
            <text:p>mar. 19 juil.</text:p>
          </table:table-cell>
          <table:table-cell table:style-name="ce26" office:value-type="date" office:date-value="2022-07-20" calcext:value-type="date">
            <text:p>mer. 20 juil.</text:p>
          </table:table-cell>
          <table:table-cell table:style-name="ce26" office:value-type="date" office:date-value="2022-07-21" calcext:value-type="date">
            <text:p>jeu. 21 juil.</text:p>
          </table:table-cell>
          <table:table-cell table:style-name="ce26" office:value-type="date" office:date-value="2022-07-22" calcext:value-type="date">
            <text:p>ven. 22 juil.</text:p>
          </table:table-cell>
          <table:table-cell table:style-name="ce26" office:value-type="date" office:date-value="2022-07-23" calcext:value-type="date">
            <text:p>sam. 23 juil.</text:p>
          </table:table-cell>
          <table:table-cell table:style-name="ce26" office:value-type="date" office:date-value="2022-07-24" calcext:value-type="date">
            <text:p>dim. 24 juil.</text:p>
          </table:table-cell>
          <table:table-cell table:style-name="ce26" office:value-type="date" office:date-value="2022-07-25" calcext:value-type="date">
            <text:p>lun. 25 juil.</text:p>
          </table:table-cell>
          <table:table-cell table:style-name="ce26" office:value-type="date" office:date-value="2022-07-26" calcext:value-type="date">
            <text:p>mar. 26 juil.</text:p>
          </table:table-cell>
          <table:table-cell table:style-name="ce26" office:value-type="date" office:date-value="2022-07-27" calcext:value-type="date">
            <text:p>mer. 27 juil.</text:p>
          </table:table-cell>
          <table:table-cell table:style-name="ce26" office:value-type="date" office:date-value="2022-07-28" calcext:value-type="date">
            <text:p>jeu. 28 juil.</text:p>
          </table:table-cell>
          <table:table-cell table:style-name="ce26" office:value-type="date" office:date-value="2022-07-29" calcext:value-type="date">
            <text:p>ven. 29 juil.</text:p>
          </table:table-cell>
          <table:table-cell table:style-name="ce26" office:value-type="date" office:date-value="2022-07-30" calcext:value-type="date">
            <text:p>sam. 30 juil.</text:p>
          </table:table-cell>
          <table:table-cell table:style-name="ce26" office:value-type="date" office:date-value="2022-07-31" calcext:value-type="date">
            <text:p>dim. 31 juil.</text:p>
          </table:table-cell>
          <table:table-cell table:style-name="ce26" office:value-type="date" office:date-value="2022-08-01" calcext:value-type="date">
            <text:p>lun. 1 août</text:p>
          </table:table-cell>
          <table:table-cell table:style-name="ce26" office:value-type="date" office:date-value="2022-08-02" calcext:value-type="date">
            <text:p>mar. 2 août</text:p>
          </table:table-cell>
          <table:table-cell table:style-name="ce26" office:value-type="date" office:date-value="2022-08-03" calcext:value-type="date">
            <text:p>mer. 3 août</text:p>
          </table:table-cell>
          <table:table-cell table:style-name="ce26" office:value-type="date" office:date-value="2022-08-04" calcext:value-type="date">
            <text:p>jeu. 4 août</text:p>
          </table:table-cell>
          <table:table-cell table:style-name="ce26" office:value-type="date" office:date-value="2022-08-05" calcext:value-type="date">
            <text:p>ven. 5 août</text:p>
          </table:table-cell>
          <table:table-cell table:style-name="ce26" office:value-type="date" office:date-value="2022-08-06" calcext:value-type="date">
            <text:p>sam. 6 août</text:p>
          </table:table-cell>
          <table:table-cell table:style-name="ce26" office:value-type="date" office:date-value="2022-08-07" calcext:value-type="date">
            <text:p>dim. 7 août</text:p>
          </table:table-cell>
          <table:table-cell table:style-name="ce26" office:value-type="date" office:date-value="2022-08-08" calcext:value-type="date">
            <text:p>lun. 8 août</text:p>
          </table:table-cell>
          <table:table-cell table:style-name="ce26" office:value-type="date" office:date-value="2022-08-09" calcext:value-type="date">
            <text:p>mar. 9 août</text:p>
          </table:table-cell>
          <table:table-cell table:style-name="ce26" office:value-type="date" office:date-value="2022-08-10" calcext:value-type="date">
            <text:p>mer. 10 août</text:p>
          </table:table-cell>
          <table:table-cell table:style-name="ce26" office:value-type="date" office:date-value="2022-08-11" calcext:value-type="date">
            <text:p>jeu. 11 août</text:p>
          </table:table-cell>
          <table:table-cell table:style-name="ce26" office:value-type="date" office:date-value="2022-08-12" calcext:value-type="date">
            <text:p>ven. 12 août</text:p>
          </table:table-cell>
          <table:table-cell table:style-name="ce26" office:value-type="date" office:date-value="2022-08-13" calcext:value-type="date">
            <text:p>sam. 13 août</text:p>
          </table:table-cell>
          <table:table-cell table:style-name="ce26" office:value-type="date" office:date-value="2022-08-14" calcext:value-type="date">
            <text:p>dim. 14 août</text:p>
          </table:table-cell>
          <table:table-cell table:style-name="ce26" office:value-type="date" office:date-value="2022-08-15" calcext:value-type="date">
            <text:p>lun. 15 août</text:p>
          </table:table-cell>
          <table:table-cell table:style-name="ce26" office:value-type="date" office:date-value="2022-08-16" calcext:value-type="date">
            <text:p>mar. 16 août</text:p>
          </table:table-cell>
          <table:table-cell table:style-name="ce26" office:value-type="date" office:date-value="2022-08-17" calcext:value-type="date">
            <text:p>mer. 17 août</text:p>
          </table:table-cell>
          <table:table-cell table:style-name="ce26" office:value-type="date" office:date-value="2022-08-18" calcext:value-type="date">
            <text:p>jeu. 18 août</text:p>
          </table:table-cell>
          <table:table-cell table:style-name="ce26" office:value-type="date" office:date-value="2022-08-19" calcext:value-type="date">
            <text:p>ven. 19 août</text:p>
          </table:table-cell>
          <table:table-cell table:style-name="ce26" office:value-type="date" office:date-value="2022-08-20" calcext:value-type="date">
            <text:p>sam. 20 août</text:p>
          </table:table-cell>
          <table:table-cell table:style-name="ce26" office:value-type="date" office:date-value="2022-08-21" calcext:value-type="date">
            <text:p>dim. 21 août</text:p>
          </table:table-cell>
          <table:table-cell table:style-name="ce26" office:value-type="date" office:date-value="2022-08-22" calcext:value-type="date">
            <text:p>lun. 22 août</text:p>
          </table:table-cell>
          <table:table-cell table:style-name="ce26" office:value-type="date" office:date-value="2022-08-23" calcext:value-type="date">
            <text:p>mar. 23 août</text:p>
          </table:table-cell>
          <table:table-cell table:style-name="ce26" office:value-type="date" office:date-value="2022-08-24" calcext:value-type="date">
            <text:p>mer. 24 août</text:p>
          </table:table-cell>
          <table:table-cell table:style-name="ce26" office:value-type="date" office:date-value="2022-08-25" calcext:value-type="date">
            <text:p>jeu. 25 août</text:p>
          </table:table-cell>
          <table:table-cell table:style-name="ce26" office:value-type="date" office:date-value="2022-08-26" calcext:value-type="date">
            <text:p>ven. 26 août</text:p>
          </table:table-cell>
          <table:table-cell table:style-name="ce26" office:value-type="date" office:date-value="2022-08-27" calcext:value-type="date">
            <text:p>sam. 27 août</text:p>
          </table:table-cell>
          <table:table-cell table:style-name="ce26" office:value-type="date" office:date-value="2022-08-28" calcext:value-type="date">
            <text:p>dim. 28 août</text:p>
          </table:table-cell>
          <table:table-cell table:style-name="ce26" office:value-type="date" office:date-value="2022-08-29" calcext:value-type="date">
            <text:p>lun. 29 août</text:p>
          </table:table-cell>
          <table:table-cell table:style-name="ce26" office:value-type="date" office:date-value="2022-08-30" calcext:value-type="date">
            <text:p>mar. 30 août</text:p>
          </table:table-cell>
          <table:table-cell table:style-name="ce26" office:value-type="date" office:date-value="2022-08-31" calcext:value-type="date">
            <text:p>mer. 31 août</text:p>
          </table:table-cell>
          <table:table-cell table:style-name="ce26" office:value-type="date" office:date-value="2022-09-01" calcext:value-type="date">
            <text:p>jeu. 1 sept.</text:p>
          </table:table-cell>
          <table:table-cell table:style-name="ce26" office:value-type="date" office:date-value="2022-09-02" calcext:value-type="date">
            <text:p>ven. 2 sept.</text:p>
          </table:table-cell>
          <table:table-cell table:style-name="ce26" office:value-type="date" office:date-value="2022-09-03" calcext:value-type="date">
            <text:p>sam. 3 sept.</text:p>
          </table:table-cell>
          <table:table-cell table:style-name="ce26" office:value-type="date" office:date-value="2022-09-04" calcext:value-type="date">
            <text:p>dim. 4 sept.</text:p>
          </table:table-cell>
          <table:table-cell table:style-name="ce26" office:value-type="date" office:date-value="2022-09-05" calcext:value-type="date">
            <text:p>lun. 5 sept.</text:p>
          </table:table-cell>
          <table:table-cell table:style-name="ce26" office:value-type="date" office:date-value="2022-09-06" calcext:value-type="date">
            <text:p>mar. 6 sept.</text:p>
          </table:table-cell>
          <table:table-cell table:style-name="ce26" office:value-type="date" office:date-value="2022-09-07" calcext:value-type="date">
            <text:p>mer. 7 sept.</text:p>
          </table:table-cell>
          <table:table-cell table:style-name="ce26" office:value-type="date" office:date-value="2022-09-08" calcext:value-type="date">
            <text:p>jeu. 8 sept.</text:p>
          </table:table-cell>
          <table:table-cell table:style-name="ce26" office:value-type="date" office:date-value="2022-09-09" calcext:value-type="date">
            <text:p>ven. 9 sept.</text:p>
          </table:table-cell>
          <table:table-cell table:style-name="ce26" office:value-type="date" office:date-value="2022-09-10" calcext:value-type="date">
            <text:p>sam. 10 sept.</text:p>
          </table:table-cell>
          <table:table-cell table:style-name="ce26" office:value-type="date" office:date-value="2022-09-11" calcext:value-type="date">
            <text:p>dim. 11 sept.</text:p>
          </table:table-cell>
          <table:table-cell table:style-name="ce26" office:value-type="date" office:date-value="2022-09-12" calcext:value-type="date">
            <text:p>lun. 12 sept.</text:p>
          </table:table-cell>
          <table:table-cell table:style-name="ce26" office:value-type="date" office:date-value="2022-09-13" calcext:value-type="date">
            <text:p>mar. 13 sept.</text:p>
          </table:table-cell>
          <table:table-cell table:style-name="ce26" office:value-type="date" office:date-value="2022-09-14" calcext:value-type="date">
            <text:p>mer. 14 sept.</text:p>
          </table:table-cell>
          <table:table-cell table:style-name="ce26" office:value-type="date" office:date-value="2022-09-15" calcext:value-type="date">
            <text:p>jeu. 15 sept.</text:p>
          </table:table-cell>
          <table:table-cell table:style-name="ce26" office:value-type="date" office:date-value="2022-09-16" calcext:value-type="date">
            <text:p>ven. 16 sept.</text:p>
          </table:table-cell>
          <table:table-cell table:style-name="ce26" office:value-type="date" office:date-value="2022-09-17" calcext:value-type="date">
            <text:p>sam. 17 sept.</text:p>
          </table:table-cell>
          <table:table-cell table:style-name="ce26" office:value-type="date" office:date-value="2022-09-18" calcext:value-type="date">
            <text:p>dim. 18 sept.</text:p>
          </table:table-cell>
          <table:table-cell table:style-name="ce26" office:value-type="date" office:date-value="2022-09-19" calcext:value-type="date">
            <text:p>lun. 19 sept.</text:p>
          </table:table-cell>
          <table:table-cell table:style-name="ce26" office:value-type="date" office:date-value="2022-09-20" calcext:value-type="date">
            <text:p>mar. 20 sept.</text:p>
          </table:table-cell>
          <table:table-cell table:style-name="ce26" office:value-type="date" office:date-value="2022-09-21" calcext:value-type="date">
            <text:p>mer. 21 sept.</text:p>
          </table:table-cell>
          <table:table-cell table:style-name="ce26" office:value-type="date" office:date-value="2022-09-22" calcext:value-type="date">
            <text:p>jeu. 22 sept.</text:p>
          </table:table-cell>
          <table:table-cell table:style-name="ce26" office:value-type="date" office:date-value="2022-09-23" calcext:value-type="date">
            <text:p>ven. 23 sept.</text:p>
          </table:table-cell>
          <table:table-cell table:style-name="ce26" office:value-type="date" office:date-value="2022-09-24" calcext:value-type="date">
            <text:p>sam. 24 sept.</text:p>
          </table:table-cell>
          <table:table-cell table:style-name="ce26" office:value-type="date" office:date-value="2022-09-25" calcext:value-type="date">
            <text:p>dim. 25 sept.</text:p>
          </table:table-cell>
          <table:table-cell table:style-name="ce26" office:value-type="date" office:date-value="2022-09-26" calcext:value-type="date">
            <text:p>lun. 26 sept.</text:p>
          </table:table-cell>
          <table:table-cell table:style-name="ce26" office:value-type="date" office:date-value="2022-09-27" calcext:value-type="date">
            <text:p>mar. 27 sept.</text:p>
          </table:table-cell>
          <table:table-cell table:style-name="ce26" office:value-type="date" office:date-value="2022-09-28" calcext:value-type="date">
            <text:p>mer. 28 sept.</text:p>
          </table:table-cell>
          <table:table-cell table:style-name="ce26" office:value-type="date" office:date-value="2022-09-29" calcext:value-type="date">
            <text:p>jeu. 29 sept.</text:p>
          </table:table-cell>
          <table:table-cell table:style-name="ce26" office:value-type="date" office:date-value="2022-09-30" calcext:value-type="date">
            <text:p>ven. 30 sept.</text:p>
          </table:table-cell>
          <table:table-cell table:style-name="ce26" office:value-type="date" office:date-value="2022-10-01" calcext:value-type="date">
            <text:p>sam. 1 oct.</text:p>
          </table:table-cell>
          <table:table-cell table:style-name="ce26" office:value-type="date" office:date-value="2022-10-02" calcext:value-type="date">
            <text:p>dim. 2 oct.</text:p>
          </table:table-cell>
          <table:table-cell table:style-name="ce26" office:value-type="date" office:date-value="2022-10-03" calcext:value-type="date">
            <text:p>lun. 3 oct.</text:p>
          </table:table-cell>
          <table:table-cell table:style-name="ce26" office:value-type="date" office:date-value="2022-10-04" calcext:value-type="date">
            <text:p>mar. 4 oct.</text:p>
          </table:table-cell>
          <table:table-cell table:style-name="ce26" office:value-type="date" office:date-value="2022-10-05" calcext:value-type="date">
            <text:p>mer. 5 oct.</text:p>
          </table:table-cell>
          <table:table-cell table:style-name="ce26" office:value-type="date" office:date-value="2022-10-06" calcext:value-type="date">
            <text:p>jeu. 6 oct.</text:p>
          </table:table-cell>
          <table:table-cell table:style-name="ce26" office:value-type="date" office:date-value="2022-10-07" calcext:value-type="date">
            <text:p>ven. 7 oct.</text:p>
          </table:table-cell>
          <table:table-cell table:style-name="ce26" office:value-type="date" office:date-value="2022-10-08" calcext:value-type="date">
            <text:p>sam. 8 oct.</text:p>
          </table:table-cell>
          <table:table-cell table:style-name="ce26" office:value-type="date" office:date-value="2022-10-09" calcext:value-type="date">
            <text:p>dim. 9 oct.</text:p>
          </table:table-cell>
          <table:table-cell table:style-name="ce26" office:value-type="date" office:date-value="2022-10-10" calcext:value-type="date">
            <text:p>lun. 10 oct.</text:p>
          </table:table-cell>
          <table:table-cell table:style-name="ce26" office:value-type="date" office:date-value="2022-10-11" calcext:value-type="date">
            <text:p>mar. 11 oct.</text:p>
          </table:table-cell>
          <table:table-cell table:style-name="ce26" office:value-type="date" office:date-value="2022-10-12" calcext:value-type="date">
            <text:p>mer. 12 oct.</text:p>
          </table:table-cell>
          <table:table-cell table:style-name="ce26" office:value-type="date" office:date-value="2022-10-13" calcext:value-type="date">
            <text:p>jeu. 13 oct.</text:p>
          </table:table-cell>
          <table:table-cell table:style-name="ce26" office:value-type="date" office:date-value="2022-10-14" calcext:value-type="date">
            <text:p>ven. 14 oct.</text:p>
          </table:table-cell>
          <table:table-cell table:style-name="ce26" office:value-type="date" office:date-value="2022-10-15" calcext:value-type="date">
            <text:p>sam. 15 oct.</text:p>
          </table:table-cell>
          <table:table-cell table:style-name="ce26" office:value-type="date" office:date-value="2022-10-16" calcext:value-type="date">
            <text:p>dim. 16 oct.</text:p>
          </table:table-cell>
          <table:table-cell table:style-name="ce26" office:value-type="date" office:date-value="2022-10-17" calcext:value-type="date">
            <text:p>lun. 17 oct.</text:p>
          </table:table-cell>
          <table:table-cell table:style-name="ce26" office:value-type="date" office:date-value="2022-10-18" calcext:value-type="date">
            <text:p>mar. 18 oct.</text:p>
          </table:table-cell>
          <table:table-cell table:style-name="ce26" office:value-type="date" office:date-value="2022-10-19" calcext:value-type="date">
            <text:p>mer. 19 oct.</text:p>
          </table:table-cell>
          <table:table-cell table:style-name="ce26" office:value-type="date" office:date-value="2022-10-20" calcext:value-type="date">
            <text:p>jeu. 20 oct.</text:p>
          </table:table-cell>
          <table:table-cell table:style-name="ce26" office:value-type="date" office:date-value="2022-10-21" calcext:value-type="date">
            <text:p>ven. 21 oct.</text:p>
          </table:table-cell>
          <table:table-cell table:style-name="ce26" office:value-type="date" office:date-value="2022-10-22" calcext:value-type="date">
            <text:p>sam. 22 oct.</text:p>
          </table:table-cell>
          <table:table-cell table:style-name="ce10" table:number-columns-repeated="888"/>
        </table:table-row>
        <table:table-row table:style-name="ro1">
          <table:table-cell table:style-name="ce3" office:value-type="string" calcext:value-type="string" table:number-columns-spanned="2" table:number-rows-spanned="2">
            <text:p>Température <text:span text:style-name="T1">(max)</text:span></text:p>
          </table:table-cell>
          <table:covered-table-cell table:style-name="ce6"/>
          <table:table-cell table:style-name="ce1" office:value-type="string" calcext:value-type="string">
            <text:p>Air (°C)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2" table:style-name="ce27" office:value-type="float" office:value="30" calcext:value-type="float">
            <text:p>30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3" table:style-name="ce27" office:value-type="float" office:value="30" calcext:value-type="float">
            <text:p>30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2" table:style-name="ce27" office:value-type="float" office:value="26" calcext:value-type="float">
            <text:p>26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3" table:style-name="ce27" office:value-type="float" office:value="37" calcext:value-type="float">
            <text:p>37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2"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number-columns-repeated="2" table:style-name="ce27" office:value-type="float" office:value="37" calcext:value-type="float">
            <text:p>37</text:p>
          </table:table-cell>
          <table:table-cell table:number-columns-repeated="2" table:style-name="ce27" office:value-type="float" office:value="38" calcext:value-type="float">
            <text:p>38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28" calcext:value-type="float">
            <text:p>28</text:p>
          </table:table-cell>
          <table:table-cell table:style-name="ce27"/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2" table:style-name="ce27" office:value-type="float" office:value="32" calcext:value-type="float">
            <text:p>32</text:p>
          </table:table-cell>
          <table:table-cell table:style-name="ce27" office:value-type="float" office:value="28" calcext:value-type="float">
            <text:p>28</text:p>
          </table:table-cell>
          <table:table-cell table:style-name="ce56" office:value-type="float" office:value="27" calcext:value-type="float">
            <text:p>27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2" table:style-name="ce27" office:value-type="float" office:value="17" calcext:value-type="float">
            <text:p>17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2" table:style-name="ce27" office:value-type="float" office:value="22" calcext:value-type="float">
            <text:p>22</text:p>
          </table:table-cell>
          <table:table-cell table:style-name="ce27" office:value-type="float" office:value="24" calcext:value-type="float">
            <text:p>24</text:p>
          </table:table-cell>
          <table:table-cell table:style-name="ce27" table:number-columns-repeated="2"/>
          <table:table-cell table:number-columns-repeated="2" table:style-name="ce27" office:value-type="float" office:value="23" calcext:value-type="float">
            <text:p>23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" table:style-name="ce314" office:value-type="float" office:value="21" calcext:value-type="float">
            <text:p>21</text:p>
          </table:table-cell>
          <table:table-cell table:style-name="ce314" office:value-type="float" office:value="26" calcext:value-type="float">
            <text:p>26</text:p>
          </table:table-cell>
          <table:table-cell table:style-name="ce314" office:value-type="float" office:value="24" calcext:value-type="float">
            <text:p>24</text:p>
          </table:table-cell>
          <table:table-cell table:style-name="ce314" table:number-columns-repeated="894"/>
        </table:table-row>
        <table:table-row table:style-name="ro1">
          <table:covered-table-cell table:style-name="ce3"/>
          <table:covered-table-cell table:style-name="ce6"/>
          <table:table-cell table:style-name="ce1" office:value-type="string" calcext:value-type="string">
            <text:p>Chaussée (°C)</text:p>
          </table:table-cell>
          <table:table-cell table:style-name="ce27" table:number-columns-repeated="7"/>
          <table:table-cell table:number-columns-repeated="2" table:style-name="ce27" office:value-type="float" office:value="45" calcext:value-type="float">
            <text:p>45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2" table:style-name="ce27" office:value-type="float" office:value="33" calcext:value-type="float">
            <text:p>33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2" table:style-name="ce27" office:value-type="float" office:value="37" calcext:value-type="float">
            <text:p>37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45" calcext:value-type="float">
            <text:p>45</text:p>
          </table:table-cell>
          <table:table-cell table:style-name="ce27"/>
          <table:table-cell table:number-columns-repeated="2" table:style-name="ce27" office:value-type="float" office:value="42" calcext:value-type="float">
            <text:p>42</text:p>
          </table:table-cell>
          <table:table-cell table:style-name="ce27" table:number-columns-repeated="29"/>
          <table:table-cell table:style-name="ce56"/>
          <table:table-cell table:style-name="ce27" table:number-columns-repeated="40"/>
          <table:table-cell table:style-name="ce314" table:number-columns-repeated="898"/>
        </table:table-row>
        <table:table-row table:style-name="ro1">
          <table:table-cell table:style-name="ce3" office:value-type="string" calcext:value-type="string" table:number-columns-spanned="2" table:number-rows-spanned="3">
            <text:p>Vent</text:p>
          </table:table-cell>
          <table:covered-table-cell table:style-name="ce6"/>
          <table:table-cell table:style-name="ce1" office:value-type="string" calcext:value-type="string">
            <text:p>Orientation</text:p>
          </table:table-cell>
          <table:table-cell table:style-name="ce28" office:value-type="string" calcext:value-type="string">
            <text:p>SE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SE</text:p>
          </table:table-cell>
          <table:table-cell table:number-columns-repeated="4" table:style-name="ce28" office:value-type="string" calcext:value-type="string">
            <text:p>NO</text:p>
          </table:table-cell>
          <table:table-cell table:number-columns-repeated="2" table:style-name="ce28" office:value-type="string" calcext:value-type="string">
            <text:p>SE</text:p>
          </table:table-cell>
          <table:table-cell table:number-columns-repeated="2" table:style-name="ce28" office:value-type="string" calcext:value-type="string">
            <text:p>NO</text:p>
          </table:table-cell>
          <table:table-cell table:number-columns-repeated="2" table:style-name="ce28" office:value-type="string" calcext:value-type="string">
            <text:p>O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O</text:p>
          </table:table-cell>
          <table:table-cell table:number-columns-repeated="2"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O</text:p>
          </table:table-cell>
          <table:table-cell table:style-name="ce28" office:value-type="string" calcext:value-type="string">
            <text:p>NO</text:p>
          </table:table-cell>
          <table:table-cell table:number-columns-repeated="2" table:style-name="ce28" office:value-type="string" calcext:value-type="string">
            <text:p>O</text:p>
          </table:table-cell>
          <table:table-cell table:style-name="ce28" office:value-type="string" calcext:value-type="string">
            <text:p>O et SE</text:p>
          </table:table-cell>
          <table:table-cell table:style-name="ce28" office:value-type="string" calcext:value-type="string">
            <text:p>SE</text:p>
          </table:table-cell>
          <table:table-cell table:number-columns-repeated="5" table:style-name="ce28" office:value-type="string" calcext:value-type="string">
            <text:p>NO</text:p>
          </table:table-cell>
          <table:table-cell table:style-name="ce28" office:value-type="string" calcext:value-type="string">
            <text:p>NO / SE</text:p>
          </table:table-cell>
          <table:table-cell table:style-name="ce28" office:value-type="string" calcext:value-type="string">
            <text:p>SE / 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O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O</text:p>
          </table:table-cell>
          <table:table-cell table:style-name="ce28"/>
          <table:table-cell table:number-columns-repeated="2" table:style-name="ce28" office:value-type="string" calcext:value-type="string">
            <text:p>O</text:p>
          </table:table-cell>
          <table:table-cell table:number-columns-repeated="5" table:style-name="ce28" office:value-type="string" calcext:value-type="string">
            <text:p>NO</text:p>
          </table:table-cell>
          <table:table-cell table:style-name="ce28" office:value-type="string" calcext:value-type="string">
            <text:p>SE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28" office:value-type="string" calcext:value-type="string">
            <text:p>SE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O</text:p>
          </table:table-cell>
          <table:table-cell table:number-columns-repeated="3" table:style-name="ce28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SE</text:p>
          </table:table-cell>
          <table:table-cell table:number-columns-repeated="4" table:style-name="ce28" office:value-type="string" calcext:value-type="string">
            <text:p>NO</text:p>
          </table:table-cell>
          <table:table-cell table:number-columns-repeated="2" table:style-name="ce28" office:value-type="string" calcext:value-type="string">
            <text:p>SE</text:p>
          </table:table-cell>
          <table:table-cell table:style-name="ce28" office:value-type="string" calcext:value-type="string">
            <text:p>O</text:p>
          </table:table-cell>
          <table:table-cell table:number-columns-repeated="7" table:style-name="ce28" office:value-type="string" calcext:value-type="string">
            <text:p>NO</text:p>
          </table:table-cell>
          <table:table-cell table:number-columns-repeated="2" table:style-name="ce28" office:value-type="string" calcext:value-type="string">
            <text:p>SE</text:p>
          </table:table-cell>
          <table:table-cell table:number-columns-repeated="2" table:style-name="ce28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O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O</text:p>
          </table:table-cell>
          <table:table-cell table:style-name="ce28" office:value-type="string" calcext:value-type="string">
            <text:p>NO</text:p>
          </table:table-cell>
          <table:table-cell table:number-columns-repeated="2" table:style-name="ce28" office:value-type="string" calcext:value-type="string">
            <text:p>N</text:p>
          </table:table-cell>
          <table:table-cell table:number-columns-repeated="3" table:style-name="ce28" office:value-type="string" calcext:value-type="string">
            <text:p>SO</text:p>
          </table:table-cell>
          <table:table-cell table:style-name="ce28" table:number-columns-repeated="2"/>
          <table:table-cell table:style-name="ce28" office:value-type="string" calcext:value-type="string">
            <text:p>SE</text:p>
          </table:table-cell>
          <table:table-cell table:style-name="ce29" office:value-type="string" calcext:value-type="string">
            <text:p>SE</text:p>
          </table:table-cell>
          <table:table-cell table:style-name="ce29" office:value-type="string" calcext:value-type="string">
            <text:p>O</text:p>
          </table:table-cell>
          <table:table-cell table:style-name="ce314" office:value-type="string" calcext:value-type="string">
            <text:p>O</text:p>
          </table:table-cell>
          <table:table-cell table:style-name="ce314" office:value-type="string" calcext:value-type="string">
            <text:p>NO</text:p>
          </table:table-cell>
          <table:table-cell table:number-columns-repeated="2" table:style-name="ce314" office:value-type="string" calcext:value-type="string">
            <text:p>SE</text:p>
          </table:table-cell>
          <table:table-cell table:style-name="ce314" table:number-columns-repeated="894"/>
        </table:table-row>
        <table:table-row table:style-name="ro1">
          <table:covered-table-cell table:number-columns-repeated="2" table:style-name="ce6"/>
          <table:table-cell table:style-name="ce1" office:value-type="string" calcext:value-type="string">
            <text:p>Vitesse (km/h)</text:p>
          </table:table-cell>
          <table:table-cell table:number-columns-repeated="4" table:style-name="ce29" office:value-type="float" office:value="10" calcext:value-type="float">
            <text:p>10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 table:style-name="ce29" office:value-type="float" office:value="25" calcext:value-type="float">
            <text:p>25</text:p>
          </table:table-cell>
          <table:table-cell table:number-columns-repeated="2" table:style-name="ce29" office:value-type="float" office:value="15" calcext:value-type="float">
            <text:p>1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3" table:style-name="ce29" office:value-type="float" office:value="20" calcext:value-type="float">
            <text:p>20</text:p>
          </table:table-cell>
          <table:table-cell table:number-columns-repeated="4" table:style-name="ce29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style-name="ce49" office:value-type="float" office:value="5" calcext:value-type="float">
            <text:p>5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15" calcext:value-type="float">
            <text:p>15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3" table:style-name="ce29" office:value-type="float" office:value="20" calcext:value-type="float">
            <text:p>2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number-columns-repeated="2" table:style-name="ce29" office:value-type="float" office:value="20" calcext:value-type="float">
            <text:p>20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 table:style-name="ce29" office:value-type="float" office:value="20" calcext:value-type="float">
            <text:p>20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15" calcext:value-type="float">
            <text:p>15</text:p>
          </table:table-cell>
          <table:table-cell table:style-name="ce29" office:value-type="float" office:value="5" calcext:value-type="float">
            <text:p>5</text:p>
          </table:table-cell>
          <table:table-cell table:style-name="ce54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2" office:value-type="float" office:value="5" calcext:value-type="float">
            <text:p>5</text:p>
          </table:table-cell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2" table:style-name="ce29" office:value-type="float" office:value="20" calcext:value-type="float">
            <text:p>20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5" calcext:value-type="float">
            <text:p>25</text:p>
          </table:table-cell>
          <table:table-cell table:style-name="ce275" office:value-type="float" office:value="5" calcext:value-type="float">
            <text:p>5</text:p>
          </table:table-cell>
          <table:table-cell table:style-name="ce287" office:value-type="float" office:value="15" calcext:value-type="float">
            <text:p>1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3" table:style-name="ce29" office:value-type="float" office:value="20" calcext:value-type="float">
            <text:p>2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20" calcext:value-type="float">
            <text:p>2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0" calcext:value-type="float">
            <text:p>10</text:p>
          </table:table-cell>
          <table:table-cell table:style-name="ce29" table:number-columns-repeated="2"/>
          <table:table-cell table:number-columns-repeated="3" table:style-name="ce29" office:value-type="float" office:value="10" calcext:value-type="float">
            <text:p>10</text:p>
          </table:table-cell>
          <table:table-cell table:style-name="ce314" office:value-type="float" office:value="5" calcext:value-type="float">
            <text:p>5</text:p>
          </table:table-cell>
          <table:table-cell table:number-columns-repeated="2" table:style-name="ce314" office:value-type="float" office:value="10" calcext:value-type="float">
            <text:p>10</text:p>
          </table:table-cell>
          <table:table-cell table:style-name="ce314" office:value-type="float" office:value="30" calcext:value-type="float">
            <text:p>30</text:p>
          </table:table-cell>
          <table:table-cell table:style-name="ce314" table:number-columns-repeated="894"/>
        </table:table-row>
        <table:table-row table:style-name="ro1">
          <table:covered-table-cell table:style-name="ce3"/>
          <table:covered-table-cell table:style-name="ce6"/>
          <table:table-cell table:style-name="ce1" office:value-type="string" calcext:value-type="string">
            <text:p>Rafales (km/h)</text:p>
          </table:table-cell>
          <table:table-cell table:style-name="ce29" table:number-columns-repeated="4"/>
          <table:table-cell table:style-name="ce29" office:value-type="float" office:value="45" calcext:value-type="float">
            <text:p>45</text:p>
          </table:table-cell>
          <table:table-cell table:number-columns-repeated="2" table:style-name="ce29" office:value-type="float" office:value="40" calcext:value-type="float">
            <text:p>40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2" table:style-name="ce29" office:value-type="float" office:value="50" calcext:value-type="float">
            <text:p>50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2" table:style-name="ce29" office:value-type="float" office:value="15" calcext:value-type="float">
            <text:p>15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2" table:style-name="ce29" office:value-type="float" office:value="30" calcext:value-type="float">
            <text:p>30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4" table:style-name="ce29" office:value-type="float" office:value="20" calcext:value-type="float">
            <text:p>20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45" calcext:value-type="float">
            <text:p>45</text:p>
          </table:table-cell>
          <table:table-cell table:style-name="ce51" office:value-type="float" office:value="10" calcext:value-type="float">
            <text:p>10</text:p>
          </table:table-cell>
          <table:table-cell table:style-name="ce29" office:value-type="float" office:value="20" calcext:value-type="float">
            <text:p>20</text:p>
          </table:table-cell>
          <table:table-cell table:style-name="ce29" table:number-columns-repeated="2"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2" table:style-name="ce29" office:value-type="float" office:value="15" calcext:value-type="float">
            <text:p>1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2" table:style-name="ce29" office:value-type="float" office:value="15" calcext:value-type="float">
            <text:p>15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5" calcext:value-type="float">
            <text:p>15</text:p>
          </table:table-cell>
          <table:table-cell table:style-name="ce54" office:value-type="float" office:value="10" calcext:value-type="float">
            <text:p>10</text:p>
          </table:table-cell>
          <table:table-cell table:style-name="ce57" office:value-type="float" office:value="10" calcext:value-type="float">
            <text:p>10</text:p>
          </table:table-cell>
          <table:table-cell table:style-name="ce62" office:value-type="float" office:value="10" calcext:value-type="float">
            <text:p>10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55" calcext:value-type="float">
            <text:p>55</text:p>
          </table:table-cell>
          <table:table-cell table:style-name="ce275" office:value-type="float" office:value="10" calcext:value-type="float">
            <text:p>10</text:p>
          </table:table-cell>
          <table:table-cell table:style-name="ce287" office:value-type="float" office:value="20" calcext:value-type="float">
            <text:p>20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2" table:style-name="ce29" office:value-type="float" office:value="15" calcext:value-type="float">
            <text:p>15</text:p>
          </table:table-cell>
          <table:table-cell table:number-columns-repeated="2" table:style-name="ce29" office:value-type="float" office:value="50" calcext:value-type="float">
            <text:p>50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5" calcext:value-type="float">
            <text:p>15</text:p>
          </table:table-cell>
          <table:table-cell table:style-name="ce29" table:number-columns-repeated="2"/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style-name="ce314" office:value-type="float" office:value="5" calcext:value-type="float">
            <text:p>5</text:p>
          </table:table-cell>
          <table:table-cell table:style-name="ce314" office:value-type="float" office:value="10" calcext:value-type="float">
            <text:p>10</text:p>
          </table:table-cell>
          <table:table-cell table:style-name="ce314" office:value-type="float" office:value="15" calcext:value-type="float">
            <text:p>15</text:p>
          </table:table-cell>
          <table:table-cell table:style-name="ce314" office:value-type="float" office:value="60" calcext:value-type="float">
            <text:p>60</text:p>
          </table:table-cell>
          <table:table-cell table:style-name="ce314" table:number-columns-repeated="894"/>
        </table:table-row>
        <table:table-row table:style-name="ro1">
          <table:table-cell table:style-name="ce3" office:value-type="string" calcext:value-type="string" table:number-columns-spanned="2" table:number-rows-spanned="2">
            <text:p>Humidité (%)</text:p>
          </table:table-cell>
          <table:covered-table-cell table:style-name="ce6"/>
          <table:table-cell table:style-name="ce1" office:value-type="string" calcext:value-type="string">
            <text:p>08h00</text:p>
          </table:table-cell>
          <table:table-cell table:style-name="ce29" table:number-columns-repeated="21"/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2" table:style-name="ce30" office:value-type="float" office:value="70" calcext:value-type="float">
            <text:p>70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85" calcext:value-type="float">
            <text:p>85</text:p>
          </table:table-cell>
          <table:table-cell table:style-name="ce30"/>
          <table:table-cell table:style-name="ce30" office:value-type="float" office:value="80" calcext:value-type="float">
            <text:p>80</text:p>
          </table:table-cell>
          <table:table-cell table:number-columns-repeated="3" table:style-name="ce30" office:value-type="float" office:value="90" calcext:value-type="float">
            <text:p>90</text:p>
          </table:table-cell>
          <table:table-cell table:number-columns-repeated="2" table:style-name="ce30" office:value-type="float" office:value="70" calcext:value-type="float">
            <text:p>70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75" calcext:value-type="float">
            <text:p>75</text:p>
          </table:table-cell>
          <table:table-cell table:number-columns-repeated="2" table:style-name="ce30" office:value-type="float" office:value="60" calcext:value-type="float">
            <text:p>6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3" table:style-name="ce30" office:value-type="float" office:value="95" calcext:value-type="float">
            <text:p>95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90" calcext:value-type="float">
            <text:p>90</text:p>
          </table:table-cell>
          <table:table-cell table:number-columns-repeated="2" table:style-name="ce30" office:value-type="float" office:value="100" calcext:value-type="float">
            <text:p>100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90" calcext:value-type="float">
            <text:p>90</text:p>
          </table:table-cell>
          <table:table-cell table:number-columns-repeated="3" table:style-name="ce30" office:value-type="float" office:value="80" calcext:value-type="float">
            <text:p>80</text:p>
          </table:table-cell>
          <table:table-cell table:number-columns-repeated="2" table:style-name="ce30" office:value-type="float" office:value="85" calcext:value-type="float">
            <text:p>85</text:p>
          </table:table-cell>
          <table:table-cell table:number-columns-repeated="2" table:style-name="ce30" office:value-type="float" office:value="75" calcext:value-type="float">
            <text:p>75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60" calcext:value-type="float">
            <text:p>60</text:p>
          </table:table-cell>
          <table:table-cell table:number-columns-repeated="2" table:style-name="ce30" office:value-type="float" office:value="70" calcext:value-type="float">
            <text:p>70</text:p>
          </table:table-cell>
          <table:table-cell table:number-columns-repeated="2" table:style-name="ce30" office:value-type="float" office:value="90" calcext:value-type="float">
            <text:p>90</text:p>
          </table:table-cell>
          <table:table-cell table:number-columns-repeated="3" table:style-name="ce30" office:value-type="float" office:value="95" calcext:value-type="float">
            <text:p>95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95" calcext:value-type="float">
            <text:p>95</text:p>
          </table:table-cell>
          <table:table-cell table:number-columns-repeated="4" table:style-name="ce29" office:value-type="float" office:value="95" calcext:value-type="float">
            <text:p>95</text:p>
          </table:table-cell>
          <table:table-cell table:number-columns-repeated="2" table:style-name="ce29" office:value-type="float" office:value="90" calcext:value-type="float">
            <text:p>9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29" office:value-type="float" office:value="90" calcext:value-type="float">
            <text:p>90</text:p>
          </table:table-cell>
          <table:table-cell table:style-name="ce29" table:number-columns-repeated="2"/>
          <table:table-cell table:style-name="ce29" office:value-type="float" office:value="75" calcext:value-type="float">
            <text:p>75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style-name="ce314" office:value-type="float" office:value="90" calcext:value-type="float">
            <text:p>90</text:p>
          </table:table-cell>
          <table:table-cell table:style-name="ce314" office:value-type="float" office:value="95" calcext:value-type="float">
            <text:p>95</text:p>
          </table:table-cell>
          <table:table-cell table:style-name="ce314" office:value-type="float" office:value="90" calcext:value-type="float">
            <text:p>90</text:p>
          </table:table-cell>
          <table:table-cell table:style-name="ce314" table:number-columns-repeated="894"/>
        </table:table-row>
        <table:table-row table:style-name="ro1">
          <table:covered-table-cell table:number-columns-repeated="2" table:style-name="ce3"/>
          <table:table-cell table:style-name="ce22" office:value-type="string" calcext:value-type="string">
            <text:p>17h00</text:p>
          </table:table-cell>
          <table:table-cell table:number-columns-repeated="4" table:style-name="ce30" office:value-type="float" office:value="20" calcext:value-type="float">
            <text:p>20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2" table:style-name="ce30" office:value-type="float" office:value="25" calcext:value-type="float">
            <text:p>25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3" table:style-name="ce30" office:value-type="float" office:value="30" calcext:value-type="float">
            <text:p>30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2" table:style-name="ce30" office:value-type="float" office:value="40" calcext:value-type="float">
            <text:p>40</text:p>
          </table:table-cell>
          <table:table-cell table:number-columns-repeated="2" table:style-name="ce30" office:value-type="float" office:value="25" calcext:value-type="float">
            <text:p>25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2" table:style-name="ce30" office:value-type="float" office:value="25" calcext:value-type="float">
            <text:p>25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2" table:style-name="ce30" office:value-type="float" office:value="25" calcext:value-type="float">
            <text:p>25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3" table:style-name="ce30" office:value-type="float" office:value="20" calcext:value-type="float">
            <text:p>20</text:p>
          </table:table-cell>
          <table:table-cell table:style-name="ce30" office:value-type="float" office:value="85" calcext:value-type="float">
            <text:p>85</text:p>
          </table:table-cell>
          <table:table-cell table:style-name="ce30" table:number-columns-repeated="2"/>
          <table:table-cell table:number-columns-repeated="2" table:style-name="ce30" office:value-type="float" office:value="50" calcext:value-type="float">
            <text:p>50</text:p>
          </table:table-cell>
          <table:table-cell table:style-name="ce30" office:value-type="float" office:value="45" calcext:value-type="float">
            <text:p>45</text:p>
          </table:table-cell>
          <table:table-cell table:number-columns-repeated="2" table:style-name="ce30" office:value-type="float" office:value="40" calcext:value-type="float">
            <text:p>4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2" table:style-name="ce30" office:value-type="float" office:value="40" calcext:value-type="float">
            <text:p>40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3" table:style-name="ce30" office:value-type="float" office:value="40" calcext:value-type="float">
            <text:p>40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2" table:style-name="ce30" office:value-type="float" office:value="35" calcext:value-type="float">
            <text:p>35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3" table:style-name="ce30" office:value-type="float" office:value="20" calcext:value-type="float">
            <text:p>20</text:p>
          </table:table-cell>
          <table:table-cell table:number-columns-repeated="2" table:style-name="ce30" office:value-type="float" office:value="30" calcext:value-type="float">
            <text:p>3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65" calcext:value-type="float">
            <text:p>65</text:p>
          </table:table-cell>
          <table:table-cell table:number-columns-repeated="3" table:style-name="ce30" office:value-type="float" office:value="55" calcext:value-type="float">
            <text:p>55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65" calcext:value-type="float">
            <text:p>65</text:p>
          </table:table-cell>
          <table:table-cell table:number-columns-repeated="2" table:style-name="ce30" office:value-type="float" office:value="55" calcext:value-type="float">
            <text:p>55</text:p>
          </table:table-cell>
          <table:table-cell table:style-name="ce30" table:number-columns-repeated="2"/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65" calcext:value-type="float">
            <text:p>65</text:p>
          </table:table-cell>
          <table:table-cell table:style-name="ce314" office:value-type="float" office:value="70" calcext:value-type="float">
            <text:p>70</text:p>
          </table:table-cell>
          <table:table-cell table:style-name="ce314" office:value-type="float" office:value="85" calcext:value-type="float">
            <text:p>85</text:p>
          </table:table-cell>
          <table:table-cell table:style-name="ce314" office:value-type="float" office:value="45" calcext:value-type="float">
            <text:p>45</text:p>
          </table:table-cell>
          <table:table-cell table:style-name="ce314" office:value-type="float" office:value="60" calcext:value-type="float">
            <text:p>60</text:p>
          </table:table-cell>
          <table:table-cell table:style-name="ce314" table:number-columns-repeated="894"/>
        </table:table-row>
        <table:table-row table:style-name="ro1">
          <table:table-cell table:style-name="ce3" office:value-type="string" calcext:value-type="string" table:number-columns-spanned="2" table:number-rows-spanned="2">
            <text:p>Nébulosité (%)</text:p>
          </table:table-cell>
          <table:covered-table-cell table:style-name="ce3"/>
          <table:table-cell table:style-name="ce22" office:value-type="string" calcext:value-type="string">
            <text:p>08h0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 à 2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float" office:value="50" calcext:value-type="float">
            <text:p>50</text:p>
          </table:table-cell>
          <table:table-cell table:number-columns-repeated="2" table:style-name="ce28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table:number-columns-repeated="4"/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90" calcext:value-type="float">
            <text:p>90</text:p>
          </table:table-cell>
          <table:table-cell table:number-columns-repeated="2" table:style-name="ce28" office:value-type="float" office:value="40" calcext:value-type="float">
            <text:p>4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60" calcext:value-type="float">
            <text:p>60</text:p>
          </table:table-cell>
          <table:table-cell table:number-columns-repeated="2" table:style-name="ce28" office:value-type="float" office:value="100" calcext:value-type="float">
            <text:p>100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50" calcext:value-type="float">
            <text:p>5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80" calcext:value-type="float">
            <text:p>8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2" table:style-name="ce28" office:value-type="float" office:value="100" calcext:value-type="float">
            <text:p>100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70" calcext:value-type="float">
            <text:p>70</text:p>
          </table:table-cell>
          <table:table-cell table:number-columns-repeated="2" table:style-name="ce28" office:value-type="float" office:value="100" calcext:value-type="float">
            <text:p>10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30" calcext:value-type="float">
            <text:p>30</text:p>
          </table:table-cell>
          <table:table-cell table:style-name="ce28" table:number-columns-repeated="2"/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70" calcext:value-type="float">
            <text:p>70</text:p>
          </table:table-cell>
          <table:table-cell table:style-name="ce314" office:value-type="float" office:value="75" calcext:value-type="float">
            <text:p>75</text:p>
          </table:table-cell>
          <table:table-cell table:style-name="ce314" office:value-type="float" office:value="90" calcext:value-type="float">
            <text:p>90</text:p>
          </table:table-cell>
          <table:table-cell table:style-name="ce314" office:value-type="float" office:value="10" calcext:value-type="float">
            <text:p>10</text:p>
          </table:table-cell>
          <table:table-cell table:style-name="ce314" office:value-type="float" office:value="40" calcext:value-type="float">
            <text:p>40</text:p>
          </table:table-cell>
          <table:table-cell table:style-name="ce314" table:number-columns-repeated="894"/>
        </table:table-row>
        <table:table-row table:style-name="ro1">
          <table:covered-table-cell table:number-columns-repeated="2" table:style-name="ce3"/>
          <table:table-cell table:style-name="ce22" office:value-type="string" calcext:value-type="string">
            <text:p>17h00</text:p>
          </table:table-cell>
          <table:table-cell table:style-name="ce28" table:number-columns-repeated="24"/>
          <table:table-cell table:style-name="ce50" office:value-type="string" calcext:value-type="string">
            <text:p>7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28" table:number-columns-repeated="4"/>
          <table:table-cell table:number-columns-repeated="3" table:style-name="ce28" office:value-type="float" office:value="70" calcext:value-type="float">
            <text:p>7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90" calcext:value-type="float">
            <text:p>90</text:p>
          </table:table-cell>
          <table:table-cell table:number-columns-repeated="2" table:style-name="ce28" office:value-type="float" office:value="80" calcext:value-type="float">
            <text:p>8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90" calcext:value-type="float">
            <text:p>90</text:p>
          </table:table-cell>
          <table:table-cell table:style-name="ce28" office:value-type="float" office:value="70" calcext:value-type="float">
            <text:p>70</text:p>
          </table:table-cell>
          <table:table-cell table:number-columns-repeated="2" table:style-name="ce28" office:value-type="float" office:value="80" calcext:value-type="float">
            <text:p>80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60" calcext:value-type="float">
            <text:p>6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20" calcext:value-type="float">
            <text:p>20</text:p>
          </table:table-cell>
          <table:table-cell table:style-name="ce28" table:number-columns-repeated="2"/>
          <table:table-cell table:number-columns-repeated="2" table:style-name="ce28" office:value-type="float" office:value="80" calcext:value-type="float">
            <text:p>80</text:p>
          </table:table-cell>
          <table:table-cell table:style-name="ce28" office:value-type="float" office:value="30" calcext:value-type="float">
            <text:p>30</text:p>
          </table:table-cell>
          <table:table-cell table:style-name="ce314" office:value-type="float" office:value="40" calcext:value-type="float">
            <text:p>40</text:p>
          </table:table-cell>
          <table:table-cell table:style-name="ce314" office:value-type="float" office:value="70" calcext:value-type="float">
            <text:p>70</text:p>
          </table:table-cell>
          <table:table-cell table:style-name="ce314" office:value-type="float" office:value="0" calcext:value-type="float">
            <text:p>0</text:p>
          </table:table-cell>
          <table:table-cell table:style-name="ce314" office:value-type="float" office:value="5" calcext:value-type="float">
            <text:p>5</text:p>
          </table:table-cell>
          <table:table-cell table:style-name="ce314" table:number-columns-repeated="894"/>
        </table:table-row>
        <table:table-row table:style-name="ro1">
          <table:table-cell table:style-name="ce3" office:value-type="string" calcext:value-type="string" table:number-columns-spanned="3" table:number-rows-spanned="1">
            <text:p>Pluie (mm)</text:p>
          </table:table-cell>
          <table:covered-table-cell table:style-name="ce3"/>
          <table:covered-table-cell table:style-name="ce6"/>
          <table:table-cell table:style-name="ce28" table:number-columns-repeated="6"/>
          <table:table-cell table:number-columns-repeated="12"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.3" calcext:value-type="float">
            <text:p>0,3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2" table:style-name="ce28" office:value-type="float" office:value="1" calcext:value-type="float">
            <text:p>1</text:p>
          </table:table-cell>
          <table:table-cell table:style-name="ce314" office:value-type="float" office:value="2" calcext:value-type="float">
            <text:p>2</text:p>
          </table:table-cell>
          <table:table-cell table:style-name="ce314" office:value-type="float" office:value="4" calcext:value-type="float">
            <text:p>4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number-columns-repeated="894"/>
        </table:table-row>
        <table:table-row table:style-name="ro2">
          <table:table-cell table:style-name="ce4" office:value-type="string" calcext:value-type="string" table:number-columns-spanned="1" table:number-rows-spanned="21">
            <text:p>Indices</text:p>
            <text:p>Météo</text:p>
          </table:table-cell>
          <table:table-cell table:style-name="ce11" office:value-type="string" calcext:value-type="string" table:number-columns-spanned="1" table:number-rows-spanned="7">
            <text:p>ICLx</text:p>
          </table:table-cell>
          <table:table-cell table:style-name="ce23" office:value-type="string" calcext:value-type="string">
            <text:p>Grésigne (Castelnau)</text:p>
          </table:table-cell>
          <table:table-cell table:style-name="ce31" office:value-type="float" office:value="96" calcext:value-type="float">
            <text:p>96</text:p>
          </table:table-cell>
          <table:table-cell table:number-columns-repeated="2" table:style-name="ce31" office:value-type="float" office:value="97" calcext:value-type="float">
            <text:p>97</text:p>
          </table:table-cell>
          <table:table-cell table:number-columns-repeated="2" table:style-name="ce31" office:value-type="float" office:value="95" calcext:value-type="float">
            <text:p>95</text:p>
          </table:table-cell>
          <table:table-cell table:number-columns-repeated="3" table:style-name="ce31" office:value-type="float" office:value="98" calcext:value-type="float">
            <text:p>98</text:p>
          </table:table-cell>
          <table:table-cell table:style-name="ce31" office:value-type="float" office:value="94" calcext:value-type="float">
            <text:p>94</text:p>
          </table:table-cell>
          <table:table-cell table:style-name="ce31" table:number-columns-repeated="2"/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93" calcext:value-type="float">
            <text:p>93</text:p>
          </table:table-cell>
          <table:table-cell table:number-columns-repeated="2" table:style-name="ce31" office:value-type="float" office:value="94" calcext:value-type="float">
            <text:p>94</text:p>
          </table:table-cell>
          <table:table-cell table:number-columns-repeated="2" table:style-name="ce31" office:value-type="float" office:value="91" calcext:value-type="float">
            <text:p>91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95" calcext:value-type="float">
            <text:p>95</text:p>
          </table:table-cell>
          <table:table-cell table:number-columns-repeated="2" table:style-name="ce31" office:value-type="float" office:value="97" calcext:value-type="float">
            <text:p>97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95" calcext:value-type="float">
            <text:p>95</text:p>
          </table:table-cell>
          <table:table-cell table:number-columns-repeated="2" table:style-name="ce31" office:value-type="float" office:value="97" calcext:value-type="float">
            <text:p>97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90" calcext:value-type="float">
            <text:p>90</text:p>
          </table:table-cell>
          <table:table-cell table:style-name="ce31"/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90" calcext:value-type="float">
            <text:p>90</text:p>
          </table:table-cell>
          <table:table-cell table:number-columns-repeated="2" table:style-name="ce31" office:value-type="float" office:value="92" calcext:value-type="float">
            <text:p>92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92" calcext:value-type="float">
            <text:p>92</text:p>
          </table:table-cell>
          <table:table-cell table:style-name="ce63" office:value-type="float" office:value="87" calcext:value-type="float">
            <text:p>87</text:p>
          </table:table-cell>
          <table:table-cell table:style-name="ce78" office:value-type="float" office:value="87" calcext:value-type="float">
            <text:p>87</text:p>
          </table:table-cell>
          <table:table-cell table:style-name="ce93" office:value-type="float" office:value="92" calcext:value-type="float">
            <text:p>92</text:p>
          </table:table-cell>
          <table:table-cell table:style-name="ce108" office:value-type="float" office:value="90" calcext:value-type="float">
            <text:p>90</text:p>
          </table:table-cell>
          <table:table-cell table:style-name="ce123" office:value-type="float" office:value="88" calcext:value-type="float">
            <text:p>88</text:p>
          </table:table-cell>
          <table:table-cell table:number-columns-repeated="2" table:style-name="ce138" office:value-type="float" office:value="91" calcext:value-type="float">
            <text:p>91</text:p>
          </table:table-cell>
          <table:table-cell table:style-name="ce153" office:value-type="float" office:value="89" calcext:value-type="float">
            <text:p>89</text:p>
          </table:table-cell>
          <table:table-cell table:style-name="ce181" office:value-type="float" office:value="91" calcext:value-type="float">
            <text:p>91</text:p>
          </table:table-cell>
          <table:table-cell table:style-name="ce213" office:value-type="float" office:value="95" calcext:value-type="float">
            <text:p>95</text:p>
          </table:table-cell>
          <table:table-cell table:style-name="ce245" office:value-type="float" office:value="96" calcext:value-type="float">
            <text:p>96</text:p>
          </table:table-cell>
          <table:table-cell table:style-name="ce276" office:value-type="float" office:value="92" calcext:value-type="float">
            <text:p>92</text:p>
          </table:table-cell>
          <table:table-cell table:style-name="ce288" office:value-type="float" office:value="91" calcext:value-type="float">
            <text:p>91</text:p>
          </table:table-cell>
          <table:table-cell table:style-name="ce296" office:value-type="float" office:value="91" calcext:value-type="float">
            <text:p>91</text:p>
          </table:table-cell>
          <table:table-cell table:style-name="ce304" office:value-type="float" office:value="90" calcext:value-type="float">
            <text:p>90</text:p>
          </table:table-cell>
          <table:table-cell table:style-name="ce296" office:value-type="float" office:value="93" calcext:value-type="float">
            <text:p>93</text:p>
          </table:table-cell>
          <table:table-cell table:number-columns-repeated="3" table:style-name="ce296" office:value-type="float" office:value="95" calcext:value-type="float">
            <text:p>95</text:p>
          </table:table-cell>
          <table:table-cell table:style-name="ce296" office:value-type="float" office:value="93" calcext:value-type="float">
            <text:p>93</text:p>
          </table:table-cell>
          <table:table-cell table:number-columns-repeated="2" table:style-name="ce296" office:value-type="float" office:value="92" calcext:value-type="float">
            <text:p>92</text:p>
          </table:table-cell>
          <table:table-cell table:style-name="ce296" office:value-type="float" office:value="52" calcext:value-type="float">
            <text:p>52</text:p>
          </table:table-cell>
          <table:table-cell table:style-name="ce296" office:value-type="float" office:value="72" calcext:value-type="float">
            <text:p>72</text:p>
          </table:table-cell>
          <table:table-cell table:style-name="ce296" office:value-type="float" office:value="81" calcext:value-type="float">
            <text:p>81</text:p>
          </table:table-cell>
          <table:table-cell table:style-name="ce296" office:value-type="float" office:value="72" calcext:value-type="float">
            <text:p>72</text:p>
          </table:table-cell>
          <table:table-cell table:style-name="ce296" office:value-type="float" office:value="47" calcext:value-type="float">
            <text:p>47</text:p>
          </table:table-cell>
          <table:table-cell table:style-name="ce296" office:value-type="float" office:value="48" calcext:value-type="float">
            <text:p>48</text:p>
          </table:table-cell>
          <table:table-cell table:style-name="ce296" office:value-type="float" office:value="66" calcext:value-type="float">
            <text:p>66</text:p>
          </table:table-cell>
          <table:table-cell table:style-name="ce296" office:value-type="float" office:value="78" calcext:value-type="float">
            <text:p>78</text:p>
          </table:table-cell>
          <table:table-cell table:style-name="ce296" office:value-type="float" office:value="82" calcext:value-type="float">
            <text:p>82</text:p>
          </table:table-cell>
          <table:table-cell table:style-name="ce296" office:value-type="float" office:value="88" calcext:value-type="float">
            <text:p>88</text:p>
          </table:table-cell>
          <table:table-cell table:style-name="ce296" office:value-type="float" office:value="89" calcext:value-type="float">
            <text:p>89</text:p>
          </table:table-cell>
          <table:table-cell table:number-columns-repeated="2" table:style-name="ce296" office:value-type="float" office:value="88" calcext:value-type="float">
            <text:p>88</text:p>
          </table:table-cell>
          <table:table-cell table:style-name="ce296" office:value-type="float" office:value="90" calcext:value-type="float">
            <text:p>90</text:p>
          </table:table-cell>
          <table:table-cell table:style-name="ce296" table:number-columns-repeated="2"/>
          <table:table-cell table:style-name="ce296" office:value-type="float" office:value="88" calcext:value-type="float">
            <text:p>88</text:p>
          </table:table-cell>
          <table:table-cell table:style-name="ce296" office:value-type="float" office:value="87" calcext:value-type="float">
            <text:p>87</text:p>
          </table:table-cell>
          <table:table-cell table:number-columns-repeated="2" table:style-name="ce296" office:value-type="float" office:value="85" calcext:value-type="float">
            <text:p>85</text:p>
          </table:table-cell>
          <table:table-cell table:style-name="ce296" office:value-type="float" office:value="81" calcext:value-type="float">
            <text:p>81</text:p>
          </table:table-cell>
          <table:table-cell table:style-name="ce296" office:value-type="float" office:value="87" calcext:value-type="float">
            <text:p>87</text:p>
          </table:table-cell>
          <table:table-cell table:style-name="ce296" office:value-type="float" office:value="90" calcext:value-type="float">
            <text:p>90</text:p>
          </table:table-cell>
          <table:table-cell table:style-name="ce296" office:value-type="float" office:value="88" calcext:value-type="float">
            <text:p>88</text:p>
          </table:table-cell>
          <table:table-cell table:style-name="ce296"/>
          <table:table-cell table:style-name="ce314" table:number-columns-repeated="891"/>
        </table:table-row>
        <table:table-row table:style-name="ro2">
          <table:covered-table-cell table:style-name="ce37"/>
          <table:covered-table-cell table:style-name="ce1"/>
          <table:table-cell table:style-name="ce24" office:value-type="string" calcext:value-type="string">
            <text:p>Ségala (Sérénac)</text:p>
          </table:table-cell>
          <table:table-cell table:style-name="ce32" table:number-columns-repeated="5"/>
          <table:table-cell table:number-columns-repeated="3" table:style-name="ce32" office:value-type="float" office:value="98" calcext:value-type="float">
            <text:p>98</text:p>
          </table:table-cell>
          <table:table-cell table:style-name="ce32" office:value-type="float" office:value="94" calcext:value-type="float">
            <text:p>94</text:p>
          </table:table-cell>
          <table:table-cell table:style-name="ce32" table:number-columns-repeated="3"/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5" calcext:value-type="float">
            <text:p>95</text:p>
          </table:table-cell>
          <table:table-cell table:number-columns-repeated="2"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number-columns-repeated="4" table:style-name="ce32" office:value-type="float" office:value="97" calcext:value-type="float">
            <text:p>97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89" calcext:value-type="float">
            <text:p>89</text:p>
          </table:table-cell>
          <table:table-cell table:style-name="ce32"/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number-columns-repeated="2" table:style-name="ce32" office:value-type="float" office:value="91" calcext:value-type="float">
            <text:p>91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76" calcext:value-type="float">
            <text:p>76</text:p>
          </table:table-cell>
          <table:table-cell table:number-columns-repeated="2" table:style-name="ce32" office:value-type="float" office:value="90" calcext:value-type="float">
            <text:p>90</text:p>
          </table:table-cell>
          <table:table-cell table:number-columns-repeated="2" table:style-name="ce32" office:value-type="float" office:value="95" calcext:value-type="float">
            <text:p>95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4" calcext:value-type="float">
            <text:p>94</text:p>
          </table:table-cell>
          <table:table-cell table:style-name="ce60" office:value-type="float" office:value="93" calcext:value-type="float">
            <text:p>93</text:p>
          </table:table-cell>
          <table:table-cell table:style-name="ce64" office:value-type="float" office:value="91" calcext:value-type="float">
            <text:p>91</text:p>
          </table:table-cell>
          <table:table-cell table:style-name="ce79" office:value-type="float" office:value="87" calcext:value-type="float">
            <text:p>87</text:p>
          </table:table-cell>
          <table:table-cell table:style-name="ce94" office:value-type="float" office:value="91" calcext:value-type="float">
            <text:p>91</text:p>
          </table:table-cell>
          <table:table-cell table:style-name="ce109" office:value-type="float" office:value="89" calcext:value-type="float">
            <text:p>89</text:p>
          </table:table-cell>
          <table:table-cell table:style-name="ce124" office:value-type="float" office:value="88" calcext:value-type="float">
            <text:p>88</text:p>
          </table:table-cell>
          <table:table-cell table:style-name="ce139" office:value-type="float" office:value="82" calcext:value-type="float">
            <text:p>82</text:p>
          </table:table-cell>
          <table:table-cell table:style-name="ce139" office:value-type="float" office:value="87" calcext:value-type="float">
            <text:p>87</text:p>
          </table:table-cell>
          <table:table-cell table:style-name="ce154" office:value-type="float" office:value="85" calcext:value-type="float">
            <text:p>85</text:p>
          </table:table-cell>
          <table:table-cell table:style-name="ce182" office:value-type="float" office:value="89" calcext:value-type="float">
            <text:p>89</text:p>
          </table:table-cell>
          <table:table-cell table:style-name="ce214" office:value-type="float" office:value="94" calcext:value-type="float">
            <text:p>94</text:p>
          </table:table-cell>
          <table:table-cell table:style-name="ce246" office:value-type="float" office:value="95" calcext:value-type="float">
            <text:p>95</text:p>
          </table:table-cell>
          <table:table-cell table:style-name="ce277" office:value-type="float" office:value="91" calcext:value-type="float">
            <text:p>91</text:p>
          </table:table-cell>
          <table:table-cell table:style-name="ce289" office:value-type="float" office:value="91" calcext:value-type="float">
            <text:p>91</text:p>
          </table:table-cell>
          <table:table-cell table:style-name="ce297" office:value-type="float" office:value="91" calcext:value-type="float">
            <text:p>91</text:p>
          </table:table-cell>
          <table:table-cell table:style-name="ce305" office:value-type="float" office:value="91" calcext:value-type="float">
            <text:p>91</text:p>
          </table:table-cell>
          <table:table-cell table:style-name="ce297" office:value-type="float" office:value="92" calcext:value-type="float">
            <text:p>92</text:p>
          </table:table-cell>
          <table:table-cell table:number-columns-repeated="3" table:style-name="ce297" office:value-type="float" office:value="95" calcext:value-type="float">
            <text:p>95</text:p>
          </table:table-cell>
          <table:table-cell table:style-name="ce297" office:value-type="float" office:value="93" calcext:value-type="float">
            <text:p>93</text:p>
          </table:table-cell>
          <table:table-cell table:number-columns-repeated="2" table:style-name="ce297" office:value-type="float" office:value="92" calcext:value-type="float">
            <text:p>92</text:p>
          </table:table-cell>
          <table:table-cell table:style-name="ce297" office:value-type="float" office:value="56" calcext:value-type="float">
            <text:p>56</text:p>
          </table:table-cell>
          <table:table-cell table:style-name="ce297" office:value-type="float" office:value="73" calcext:value-type="float">
            <text:p>73</text:p>
          </table:table-cell>
          <table:table-cell table:style-name="ce297" office:value-type="float" office:value="80" calcext:value-type="float">
            <text:p>80</text:p>
          </table:table-cell>
          <table:table-cell table:style-name="ce297" office:value-type="float" office:value="82" calcext:value-type="float">
            <text:p>82</text:p>
          </table:table-cell>
          <table:table-cell table:style-name="ce297" office:value-type="float" office:value="30" calcext:value-type="float">
            <text:p>30</text:p>
          </table:table-cell>
          <table:table-cell table:style-name="ce297" office:value-type="float" office:value="43" calcext:value-type="float">
            <text:p>43</text:p>
          </table:table-cell>
          <table:table-cell table:style-name="ce297" office:value-type="float" office:value="61" calcext:value-type="float">
            <text:p>61</text:p>
          </table:table-cell>
          <table:table-cell table:style-name="ce297" office:value-type="float" office:value="65" calcext:value-type="float">
            <text:p>65</text:p>
          </table:table-cell>
          <table:table-cell table:style-name="ce297" office:value-type="float" office:value="77" calcext:value-type="float">
            <text:p>77</text:p>
          </table:table-cell>
          <table:table-cell table:style-name="ce297" office:value-type="float" office:value="85" calcext:value-type="float">
            <text:p>85</text:p>
          </table:table-cell>
          <table:table-cell table:style-name="ce297" office:value-type="float" office:value="86" calcext:value-type="float">
            <text:p>86</text:p>
          </table:table-cell>
          <table:table-cell table:number-columns-repeated="2" table:style-name="ce297" office:value-type="float" office:value="87" calcext:value-type="float">
            <text:p>87</text:p>
          </table:table-cell>
          <table:table-cell table:style-name="ce297" office:value-type="float" office:value="89" calcext:value-type="float">
            <text:p>89</text:p>
          </table:table-cell>
          <table:table-cell table:style-name="ce297" table:number-columns-repeated="2"/>
          <table:table-cell table:number-columns-repeated="2" table:style-name="ce297" office:value-type="float" office:value="86" calcext:value-type="float">
            <text:p>86</text:p>
          </table:table-cell>
          <table:table-cell table:style-name="ce297" office:value-type="float" office:value="85" calcext:value-type="float">
            <text:p>85</text:p>
          </table:table-cell>
          <table:table-cell table:style-name="ce297" office:value-type="float" office:value="84" calcext:value-type="float">
            <text:p>84</text:p>
          </table:table-cell>
          <table:table-cell table:style-name="ce297" office:value-type="float" office:value="50" calcext:value-type="float">
            <text:p>50</text:p>
          </table:table-cell>
          <table:table-cell table:style-name="ce297" office:value-type="float" office:value="79" calcext:value-type="float">
            <text:p>79</text:p>
          </table:table-cell>
          <table:table-cell table:number-columns-repeated="2" table:style-name="ce297" office:value-type="float" office:value="87" calcext:value-type="float">
            <text:p>87</text:p>
          </table:table-cell>
          <table:table-cell table:style-name="ce297"/>
          <table:table-cell table:style-name="ce314" table:number-columns-repeated="891"/>
        </table:table-row>
        <table:table-row table:style-name="ro2">
          <table:covered-table-cell table:style-name="ce37"/>
          <table:covered-table-cell table:style-name="ce1"/>
          <table:table-cell table:style-name="ce24" office:value-type="string" calcext:value-type="string">
            <text:p>Cocagne – Albigeois (Giroussens)</text:p>
          </table:table-cell>
          <table:table-cell table:style-name="ce32" office:value-type="float" office:value="96" calcext:value-type="float">
            <text:p>96</text:p>
          </table:table-cell>
          <table:table-cell table:number-columns-repeated="2" table:style-name="ce32" office:value-type="float" office:value="97" calcext:value-type="float">
            <text:p>97</text:p>
          </table:table-cell>
          <table:table-cell table:number-columns-repeated="2" table:style-name="ce32" office:value-type="float" office:value="95" calcext:value-type="float">
            <text:p>95</text:p>
          </table:table-cell>
          <table:table-cell table:number-columns-repeated="3" table:style-name="ce32" office:value-type="float" office:value="98" calcext:value-type="float">
            <text:p>98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93" calcext:value-type="float">
            <text:p>93</text:p>
          </table:table-cell>
          <table:table-cell table:number-columns-repeated="2" table:style-name="ce32" office:value-type="float" office:value="96" calcext:value-type="float">
            <text:p>96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number-columns-repeated="2" table:style-name="ce32" office:value-type="float" office:value="93" calcext:value-type="float">
            <text:p>93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8" calcext:value-type="float">
            <text:p>98</text:p>
          </table:table-cell>
          <table:table-cell table:number-columns-repeated="3" table:style-name="ce32" office:value-type="float" office:value="94" calcext:value-type="float">
            <text:p>94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6" calcext:value-type="float">
            <text:p>96</text:p>
          </table:table-cell>
          <table:table-cell table:number-columns-repeated="2" table:style-name="ce32" office:value-type="float" office:value="97" calcext:value-type="float">
            <text:p>97</text:p>
          </table:table-cell>
          <table:table-cell table:number-columns-repeated="3" table:style-name="ce32" office:value-type="float" office:value="96" calcext:value-type="float">
            <text:p>96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/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89" calcext:value-type="float">
            <text:p>89</text:p>
          </table:table-cell>
          <table:table-cell table:number-columns-repeated="2" table:style-name="ce32" office:value-type="float" office:value="92" calcext:value-type="float">
            <text:p>92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2" calcext:value-type="float">
            <text:p>92</text:p>
          </table:table-cell>
          <table:table-cell table:style-name="ce61" office:value-type="float" office:value="92" calcext:value-type="float">
            <text:p>92</text:p>
          </table:table-cell>
          <table:table-cell table:style-name="ce65" office:value-type="float" office:value="88" calcext:value-type="float">
            <text:p>88</text:p>
          </table:table-cell>
          <table:table-cell table:style-name="ce80" office:value-type="float" office:value="87" calcext:value-type="float">
            <text:p>87</text:p>
          </table:table-cell>
          <table:table-cell table:style-name="ce95" office:value-type="float" office:value="93" calcext:value-type="float">
            <text:p>93</text:p>
          </table:table-cell>
          <table:table-cell table:style-name="ce110" office:value-type="float" office:value="90" calcext:value-type="float">
            <text:p>90</text:p>
          </table:table-cell>
          <table:table-cell table:style-name="ce125" office:value-type="float" office:value="88" calcext:value-type="float">
            <text:p>88</text:p>
          </table:table-cell>
          <table:table-cell table:style-name="ce140" office:value-type="float" office:value="88" calcext:value-type="float">
            <text:p>88</text:p>
          </table:table-cell>
          <table:table-cell table:style-name="ce140" office:value-type="float" office:value="91" calcext:value-type="float">
            <text:p>91</text:p>
          </table:table-cell>
          <table:table-cell table:style-name="ce155" office:value-type="float" office:value="87" calcext:value-type="float">
            <text:p>87</text:p>
          </table:table-cell>
          <table:table-cell table:style-name="ce183" office:value-type="float" office:value="92" calcext:value-type="float">
            <text:p>92</text:p>
          </table:table-cell>
          <table:table-cell table:style-name="ce215" office:value-type="float" office:value="95" calcext:value-type="float">
            <text:p>95</text:p>
          </table:table-cell>
          <table:table-cell table:style-name="ce247" office:value-type="float" office:value="97" calcext:value-type="float">
            <text:p>97</text:p>
          </table:table-cell>
          <table:table-cell table:style-name="ce278" office:value-type="float" office:value="92" calcext:value-type="float">
            <text:p>92</text:p>
          </table:table-cell>
          <table:table-cell table:style-name="ce290" office:value-type="float" office:value="89" calcext:value-type="float">
            <text:p>89</text:p>
          </table:table-cell>
          <table:table-cell table:style-name="ce298" office:value-type="float" office:value="89" calcext:value-type="float">
            <text:p>89</text:p>
          </table:table-cell>
          <table:table-cell table:style-name="ce306" office:value-type="float" office:value="92" calcext:value-type="float">
            <text:p>92</text:p>
          </table:table-cell>
          <table:table-cell table:style-name="ce298" office:value-type="float" office:value="93" calcext:value-type="float">
            <text:p>93</text:p>
          </table:table-cell>
          <table:table-cell table:number-columns-repeated="3" table:style-name="ce297" office:value-type="float" office:value="95" calcext:value-type="float">
            <text:p>95</text:p>
          </table:table-cell>
          <table:table-cell table:style-name="ce297" office:value-type="float" office:value="93" calcext:value-type="float">
            <text:p>93</text:p>
          </table:table-cell>
          <table:table-cell table:number-columns-repeated="2" table:style-name="ce297" office:value-type="float" office:value="92" calcext:value-type="float">
            <text:p>92</text:p>
          </table:table-cell>
          <table:table-cell table:style-name="ce297" office:value-type="float" office:value="45" calcext:value-type="float">
            <text:p>45</text:p>
          </table:table-cell>
          <table:table-cell table:style-name="ce297" office:value-type="float" office:value="71" calcext:value-type="float">
            <text:p>71</text:p>
          </table:table-cell>
          <table:table-cell table:style-name="ce297" office:value-type="float" office:value="83" calcext:value-type="float">
            <text:p>83</text:p>
          </table:table-cell>
          <table:table-cell table:style-name="ce297" office:value-type="float" office:value="84" calcext:value-type="float">
            <text:p>84</text:p>
          </table:table-cell>
          <table:table-cell table:style-name="ce297" office:value-type="float" office:value="49" calcext:value-type="float">
            <text:p>49</text:p>
          </table:table-cell>
          <table:table-cell table:style-name="ce297" office:value-type="float" office:value="39" calcext:value-type="float">
            <text:p>39</text:p>
          </table:table-cell>
          <table:table-cell table:style-name="ce297" office:value-type="float" office:value="70" calcext:value-type="float">
            <text:p>70</text:p>
          </table:table-cell>
          <table:table-cell table:style-name="ce297" office:value-type="float" office:value="79" calcext:value-type="float">
            <text:p>79</text:p>
          </table:table-cell>
          <table:table-cell table:style-name="ce297" office:value-type="float" office:value="83" calcext:value-type="float">
            <text:p>83</text:p>
          </table:table-cell>
          <table:table-cell table:number-columns-repeated="3" table:style-name="ce297" office:value-type="float" office:value="88" calcext:value-type="float">
            <text:p>88</text:p>
          </table:table-cell>
          <table:table-cell table:style-name="ce297" office:value-type="float" office:value="87" calcext:value-type="float">
            <text:p>87</text:p>
          </table:table-cell>
          <table:table-cell table:style-name="ce297" office:value-type="float" office:value="90" calcext:value-type="float">
            <text:p>90</text:p>
          </table:table-cell>
          <table:table-cell table:style-name="ce297" table:number-columns-repeated="2"/>
          <table:table-cell table:style-name="ce297" office:value-type="float" office:value="88" calcext:value-type="float">
            <text:p>88</text:p>
          </table:table-cell>
          <table:table-cell table:number-columns-repeated="2" table:style-name="ce297" office:value-type="float" office:value="87" calcext:value-type="float">
            <text:p>87</text:p>
          </table:table-cell>
          <table:table-cell table:style-name="ce297" office:value-type="float" office:value="86" calcext:value-type="float">
            <text:p>86</text:p>
          </table:table-cell>
          <table:table-cell table:style-name="ce297" office:value-type="float" office:value="83" calcext:value-type="float">
            <text:p>83</text:p>
          </table:table-cell>
          <table:table-cell table:style-name="ce297" office:value-type="float" office:value="88" calcext:value-type="float">
            <text:p>88</text:p>
          </table:table-cell>
          <table:table-cell table:style-name="ce297" office:value-type="float" office:value="90" calcext:value-type="float">
            <text:p>90</text:p>
          </table:table-cell>
          <table:table-cell table:style-name="ce297" office:value-type="float" office:value="88" calcext:value-type="float">
            <text:p>88</text:p>
          </table:table-cell>
          <table:table-cell table:style-name="ce297"/>
          <table:table-cell table:style-name="ce314" table:number-columns-repeated="891"/>
        </table:table-row>
        <table:table-row table:style-name="ro2">
          <table:covered-table-cell table:style-name="ce37"/>
          <table:covered-table-cell table:style-name="ce1"/>
          <table:table-cell table:style-name="ce24" office:value-type="string" calcext:value-type="string">
            <text:p>Sidobre (Lacrouzette)</text:p>
          </table:table-cell>
          <table:table-cell table:style-name="ce32" table:number-columns-repeated="5"/>
          <table:table-cell table:number-columns-repeated="3" table:style-name="ce32" office:value-type="float" office:value="98" calcext:value-type="float">
            <text:p>98</text:p>
          </table:table-cell>
          <table:table-cell table:style-name="ce32" office:value-type="float" office:value="94" calcext:value-type="float">
            <text:p>94</text:p>
          </table:table-cell>
          <table:table-cell table:style-name="ce32" table:number-columns-repeated="3"/>
          <table:table-cell table:style-name="ce32" office:value-type="float" office:value="90" calcext:value-type="float">
            <text:p>90</text:p>
          </table:table-cell>
          <table:table-cell table:number-columns-repeated="4"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5" calcext:value-type="float">
            <text:p>95</text:p>
          </table:table-cell>
          <table:table-cell table:number-columns-repeated="2"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6" calcext:value-type="float">
            <text:p>96</text:p>
          </table:table-cell>
          <table:table-cell table:number-columns-repeated="2" table:style-name="ce32" office:value-type="float" office:value="97" calcext:value-type="float">
            <text:p>97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/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2" office:value-type="float" office:value="90" calcext:value-type="float">
            <text:p>90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5" calcext:value-type="float">
            <text:p>95</text:p>
          </table:table-cell>
          <table:table-cell table:number-columns-repeated="2" table:style-name="ce32" office:value-type="float" office:value="93" calcext:value-type="float">
            <text:p>93</text:p>
          </table:table-cell>
          <table:table-cell table:style-name="ce32" office:value-type="float" office:value="92" calcext:value-type="float">
            <text:p>92</text:p>
          </table:table-cell>
          <table:table-cell table:style-name="ce66" office:value-type="float" office:value="89" calcext:value-type="float">
            <text:p>89</text:p>
          </table:table-cell>
          <table:table-cell table:style-name="ce81" office:value-type="float" office:value="86" calcext:value-type="float">
            <text:p>86</text:p>
          </table:table-cell>
          <table:table-cell table:style-name="ce96" office:value-type="float" office:value="88" calcext:value-type="float">
            <text:p>88</text:p>
          </table:table-cell>
          <table:table-cell table:style-name="ce111" office:value-type="float" office:value="90" calcext:value-type="float">
            <text:p>90</text:p>
          </table:table-cell>
          <table:table-cell table:style-name="ce126" office:value-type="float" office:value="88" calcext:value-type="float">
            <text:p>88</text:p>
          </table:table-cell>
          <table:table-cell table:style-name="ce141" office:value-type="float" office:value="71" calcext:value-type="float">
            <text:p>71</text:p>
          </table:table-cell>
          <table:table-cell table:style-name="ce141" office:value-type="float" office:value="82" calcext:value-type="float">
            <text:p>82</text:p>
          </table:table-cell>
          <table:table-cell table:style-name="ce156" office:value-type="float" office:value="79" calcext:value-type="float">
            <text:p>79</text:p>
          </table:table-cell>
          <table:table-cell table:style-name="ce184" office:value-type="float" office:value="88" calcext:value-type="float">
            <text:p>88</text:p>
          </table:table-cell>
          <table:table-cell table:style-name="ce216" office:value-type="float" office:value="94" calcext:value-type="float">
            <text:p>94</text:p>
          </table:table-cell>
          <table:table-cell table:style-name="ce248" office:value-type="float" office:value="94" calcext:value-type="float">
            <text:p>94</text:p>
          </table:table-cell>
          <table:table-cell table:style-name="ce279" office:value-type="float" office:value="90" calcext:value-type="float">
            <text:p>90</text:p>
          </table:table-cell>
          <table:table-cell table:style-name="ce291" office:value-type="float" office:value="77" calcext:value-type="float">
            <text:p>77</text:p>
          </table:table-cell>
          <table:table-cell table:style-name="ce299" office:value-type="float" office:value="88" calcext:value-type="float">
            <text:p>88</text:p>
          </table:table-cell>
          <table:table-cell table:style-name="ce307" office:value-type="float" office:value="86" calcext:value-type="float">
            <text:p>86</text:p>
          </table:table-cell>
          <table:table-cell table:style-name="ce299" office:value-type="float" office:value="91" calcext:value-type="float">
            <text:p>91</text:p>
          </table:table-cell>
          <table:table-cell table:number-columns-repeated="2" table:style-name="ce297" office:value-type="float" office:value="94" calcext:value-type="float">
            <text:p>94</text:p>
          </table:table-cell>
          <table:table-cell table:number-columns-repeated="2" table:style-name="ce297" office:value-type="float" office:value="93" calcext:value-type="float">
            <text:p>93</text:p>
          </table:table-cell>
          <table:table-cell table:style-name="ce297" office:value-type="float" office:value="92" calcext:value-type="float">
            <text:p>92</text:p>
          </table:table-cell>
          <table:table-cell table:style-name="ce297" office:value-type="float" office:value="90" calcext:value-type="float">
            <text:p>90</text:p>
          </table:table-cell>
          <table:table-cell table:style-name="ce297" office:value-type="float" office:value="47" calcext:value-type="float">
            <text:p>47</text:p>
          </table:table-cell>
          <table:table-cell table:style-name="ce297" office:value-type="float" office:value="67" calcext:value-type="float">
            <text:p>67</text:p>
          </table:table-cell>
          <table:table-cell table:style-name="ce297" office:value-type="float" office:value="78" calcext:value-type="float">
            <text:p>78</text:p>
          </table:table-cell>
          <table:table-cell table:style-name="ce297" office:value-type="float" office:value="58" calcext:value-type="float">
            <text:p>58</text:p>
          </table:table-cell>
          <table:table-cell table:style-name="ce297" office:value-type="float" office:value="13" calcext:value-type="float">
            <text:p>13</text:p>
          </table:table-cell>
          <table:table-cell table:style-name="ce297" office:value-type="float" office:value="14" calcext:value-type="float">
            <text:p>14</text:p>
          </table:table-cell>
          <table:table-cell table:style-name="ce297" office:value-type="float" office:value="47" calcext:value-type="float">
            <text:p>47</text:p>
          </table:table-cell>
          <table:table-cell table:style-name="ce297" office:value-type="float" office:value="49" calcext:value-type="float">
            <text:p>49</text:p>
          </table:table-cell>
          <table:table-cell table:style-name="ce297" office:value-type="float" office:value="74" calcext:value-type="float">
            <text:p>74</text:p>
          </table:table-cell>
          <table:table-cell table:style-name="ce297" office:value-type="float" office:value="81" calcext:value-type="float">
            <text:p>81</text:p>
          </table:table-cell>
          <table:table-cell table:style-name="ce297" office:value-type="float" office:value="87" calcext:value-type="float">
            <text:p>87</text:p>
          </table:table-cell>
          <table:table-cell table:number-columns-repeated="3" table:style-name="ce297" office:value-type="float" office:value="86" calcext:value-type="float">
            <text:p>86</text:p>
          </table:table-cell>
          <table:table-cell table:style-name="ce297" table:number-columns-repeated="2"/>
          <table:table-cell table:style-name="ce297" office:value-type="float" office:value="87" calcext:value-type="float">
            <text:p>87</text:p>
          </table:table-cell>
          <table:table-cell table:style-name="ce297" office:value-type="float" office:value="84" calcext:value-type="float">
            <text:p>84</text:p>
          </table:table-cell>
          <table:table-cell table:number-columns-repeated="2" table:style-name="ce297" office:value-type="float" office:value="83" calcext:value-type="float">
            <text:p>83</text:p>
          </table:table-cell>
          <table:table-cell table:style-name="ce297" office:value-type="float" office:value="47" calcext:value-type="float">
            <text:p>47</text:p>
          </table:table-cell>
          <table:table-cell table:style-name="ce297" office:value-type="float" office:value="78" calcext:value-type="float">
            <text:p>78</text:p>
          </table:table-cell>
          <table:table-cell table:number-columns-repeated="2" table:style-name="ce297" office:value-type="float" office:value="84" calcext:value-type="float">
            <text:p>84</text:p>
          </table:table-cell>
          <table:table-cell table:style-name="ce297"/>
          <table:table-cell table:style-name="ce314" table:number-columns-repeated="891"/>
        </table:table-row>
        <table:table-row table:style-name="ro2">
          <table:covered-table-cell table:style-name="ce37"/>
          <table:covered-table-cell table:style-name="ce1"/>
          <table:table-cell table:style-name="ce24" office:value-type="string" calcext:value-type="string">
            <text:p>Castrais – Pastel (Puylaurens)</text:p>
          </table:table-cell>
          <table:table-cell table:style-name="ce32"/>
          <table:table-cell table:number-columns-repeated="2" table:style-name="ce32" office:value-type="float" office:value="97" calcext:value-type="float">
            <text:p>97</text:p>
          </table:table-cell>
          <table:table-cell table:style-name="ce32" table:number-columns-repeated="2"/>
          <table:table-cell table:number-columns-repeated="3" table:style-name="ce32" office:value-type="float" office:value="98" calcext:value-type="float">
            <text:p>98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93" calcext:value-type="float">
            <text:p>93</text:p>
          </table:table-cell>
          <table:table-cell table:number-columns-repeated="2" table:style-name="ce32" office:value-type="float" office:value="96" calcext:value-type="float">
            <text:p>96</text:p>
          </table:table-cell>
          <table:table-cell table:style-name="ce32" office:value-type="float" office:value="92" calcext:value-type="float">
            <text:p>92</text:p>
          </table:table-cell>
          <table:table-cell table:number-columns-repeated="5" table:style-name="ce32" office:value-type="float" office:value="93" calcext:value-type="float">
            <text:p>93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7" calcext:value-type="float">
            <text:p>97</text:p>
          </table:table-cell>
          <table:table-cell table:number-columns-repeated="3" table:style-name="ce32" office:value-type="float" office:value="96" calcext:value-type="float">
            <text:p>96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2" calcext:value-type="float">
            <text:p>92</text:p>
          </table:table-cell>
          <table:table-cell table:style-name="ce32"/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4" calcext:value-type="float">
            <text:p>94</text:p>
          </table:table-cell>
          <table:table-cell table:number-columns-repeated="2" table:style-name="ce32" office:value-type="float" office:value="90" calcext:value-type="float">
            <text:p>90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89" calcext:value-type="float">
            <text:p>89</text:p>
          </table:table-cell>
          <table:table-cell table:number-columns-repeated="2" table:style-name="ce32" office:value-type="float" office:value="92" calcext:value-type="float">
            <text:p>92</text:p>
          </table:table-cell>
          <table:table-cell table:style-name="ce67" office:value-type="float" office:value="86" calcext:value-type="float">
            <text:p>86</text:p>
          </table:table-cell>
          <table:table-cell table:style-name="ce82" office:value-type="float" office:value="87" calcext:value-type="float">
            <text:p>87</text:p>
          </table:table-cell>
          <table:table-cell table:style-name="ce97" office:value-type="float" office:value="92" calcext:value-type="float">
            <text:p>92</text:p>
          </table:table-cell>
          <table:table-cell table:style-name="ce112" office:value-type="float" office:value="90" calcext:value-type="float">
            <text:p>90</text:p>
          </table:table-cell>
          <table:table-cell table:style-name="ce127" office:value-type="float" office:value="88" calcext:value-type="float">
            <text:p>88</text:p>
          </table:table-cell>
          <table:table-cell table:style-name="ce142" office:value-type="float" office:value="89" calcext:value-type="float">
            <text:p>89</text:p>
          </table:table-cell>
          <table:table-cell table:style-name="ce142" office:value-type="float" office:value="90" calcext:value-type="float">
            <text:p>90</text:p>
          </table:table-cell>
          <table:table-cell table:style-name="ce157" office:value-type="float" office:value="88" calcext:value-type="float">
            <text:p>88</text:p>
          </table:table-cell>
          <table:table-cell table:style-name="ce185" office:value-type="float" office:value="91" calcext:value-type="float">
            <text:p>91</text:p>
          </table:table-cell>
          <table:table-cell table:style-name="ce217" office:value-type="float" office:value="94" calcext:value-type="float">
            <text:p>94</text:p>
          </table:table-cell>
          <table:table-cell table:style-name="ce249" office:value-type="float" office:value="96" calcext:value-type="float">
            <text:p>96</text:p>
          </table:table-cell>
          <table:table-cell table:style-name="ce280" office:value-type="float" office:value="91" calcext:value-type="float">
            <text:p>91</text:p>
          </table:table-cell>
          <table:table-cell table:style-name="ce292" office:value-type="float" office:value="88" calcext:value-type="float">
            <text:p>88</text:p>
          </table:table-cell>
          <table:table-cell table:style-name="ce300" office:value-type="float" office:value="86" calcext:value-type="float">
            <text:p>86</text:p>
          </table:table-cell>
          <table:table-cell table:style-name="ce308" office:value-type="float" office:value="86" calcext:value-type="float">
            <text:p>86</text:p>
          </table:table-cell>
          <table:table-cell table:style-name="ce300" office:value-type="float" office:value="92" calcext:value-type="float">
            <text:p>92</text:p>
          </table:table-cell>
          <table:table-cell table:style-name="ce297" office:value-type="float" office:value="95" calcext:value-type="float">
            <text:p>95</text:p>
          </table:table-cell>
          <table:table-cell table:style-name="ce297" office:value-type="float" office:value="94" calcext:value-type="float">
            <text:p>94</text:p>
          </table:table-cell>
          <table:table-cell table:style-name="ce297" office:value-type="float" office:value="95" calcext:value-type="float">
            <text:p>95</text:p>
          </table:table-cell>
          <table:table-cell table:number-columns-repeated="2" table:style-name="ce297" office:value-type="float" office:value="92" calcext:value-type="float">
            <text:p>92</text:p>
          </table:table-cell>
          <table:table-cell table:style-name="ce297" office:value-type="float" office:value="91" calcext:value-type="float">
            <text:p>91</text:p>
          </table:table-cell>
          <table:table-cell table:style-name="ce297" office:value-type="float" office:value="54" calcext:value-type="float">
            <text:p>54</text:p>
          </table:table-cell>
          <table:table-cell table:style-name="ce297" office:value-type="float" office:value="55" calcext:value-type="float">
            <text:p>55</text:p>
          </table:table-cell>
          <table:table-cell table:style-name="ce297" office:value-type="float" office:value="80" calcext:value-type="float">
            <text:p>80</text:p>
          </table:table-cell>
          <table:table-cell table:style-name="ce297" office:value-type="float" office:value="68" calcext:value-type="float">
            <text:p>68</text:p>
          </table:table-cell>
          <table:table-cell table:style-name="ce297" office:value-type="float" office:value="48" calcext:value-type="float">
            <text:p>48</text:p>
          </table:table-cell>
          <table:table-cell table:style-name="ce297" office:value-type="float" office:value="36" calcext:value-type="float">
            <text:p>36</text:p>
          </table:table-cell>
          <table:table-cell table:style-name="ce297" office:value-type="float" office:value="70" calcext:value-type="float">
            <text:p>70</text:p>
          </table:table-cell>
          <table:table-cell table:style-name="ce297" office:value-type="float" office:value="78" calcext:value-type="float">
            <text:p>78</text:p>
          </table:table-cell>
          <table:table-cell table:style-name="ce297" office:value-type="float" office:value="82" calcext:value-type="float">
            <text:p>82</text:p>
          </table:table-cell>
          <table:table-cell table:number-columns-repeated="2" table:style-name="ce297" office:value-type="float" office:value="88" calcext:value-type="float">
            <text:p>88</text:p>
          </table:table-cell>
          <table:table-cell table:number-columns-repeated="2" table:style-name="ce297" office:value-type="float" office:value="87" calcext:value-type="float">
            <text:p>87</text:p>
          </table:table-cell>
          <table:table-cell table:style-name="ce297" office:value-type="float" office:value="89" calcext:value-type="float">
            <text:p>89</text:p>
          </table:table-cell>
          <table:table-cell table:style-name="ce297" table:number-columns-repeated="2"/>
          <table:table-cell table:style-name="ce297" office:value-type="float" office:value="88" calcext:value-type="float">
            <text:p>88</text:p>
          </table:table-cell>
          <table:table-cell table:style-name="ce297" office:value-type="float" office:value="87" calcext:value-type="float">
            <text:p>87</text:p>
          </table:table-cell>
          <table:table-cell table:number-columns-repeated="2" table:style-name="ce297" office:value-type="float" office:value="84" calcext:value-type="float">
            <text:p>84</text:p>
          </table:table-cell>
          <table:table-cell table:style-name="ce297" office:value-type="float" office:value="81" calcext:value-type="float">
            <text:p>81</text:p>
          </table:table-cell>
          <table:table-cell table:style-name="ce297" office:value-type="float" office:value="88" calcext:value-type="float">
            <text:p>88</text:p>
          </table:table-cell>
          <table:table-cell table:style-name="ce297" office:value-type="float" office:value="89" calcext:value-type="float">
            <text:p>89</text:p>
          </table:table-cell>
          <table:table-cell table:style-name="ce297" office:value-type="float" office:value="88" calcext:value-type="float">
            <text:p>88</text:p>
          </table:table-cell>
          <table:table-cell table:style-name="ce297"/>
          <table:table-cell table:style-name="ce314" table:number-columns-repeated="891"/>
        </table:table-row>
        <table:table-row table:style-name="ro2">
          <table:covered-table-cell table:style-name="ce37"/>
          <table:covered-table-cell table:style-name="ce1"/>
          <table:table-cell table:style-name="ce24" office:value-type="string" calcext:value-type="string">
            <text:p>Haut Languedoc (Nages)</text:p>
          </table:table-cell>
          <table:table-cell table:style-name="ce32" table:number-columns-repeated="5"/>
          <table:table-cell table:number-columns-repeated="3" table:style-name="ce32" office:value-type="float" office:value="98" calcext:value-type="float">
            <text:p>98</text:p>
          </table:table-cell>
          <table:table-cell table:style-name="ce32" office:value-type="float" office:value="89" calcext:value-type="float">
            <text:p>89</text:p>
          </table:table-cell>
          <table:table-cell table:style-name="ce32" table:number-columns-repeated="3"/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4" calcext:value-type="float">
            <text:p>94</text:p>
          </table:table-cell>
          <table:table-cell table:number-columns-repeated="2"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number-columns-repeated="3" table:style-name="ce32" office:value-type="float" office:value="96" calcext:value-type="float">
            <text:p>96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number-columns-repeated="2" table:style-name="ce32" office:value-type="float" office:value="87" calcext:value-type="float">
            <text:p>87</text:p>
          </table:table-cell>
          <table:table-cell table:style-name="ce32"/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86" calcext:value-type="float">
            <text:p>86</text:p>
          </table:table-cell>
          <table:table-cell table:number-columns-repeated="2" table:style-name="ce32" office:value-type="float" office:value="92" calcext:value-type="float">
            <text:p>92</text:p>
          </table:table-cell>
          <table:table-cell table:style-name="ce68" office:value-type="float" office:value="85" calcext:value-type="float">
            <text:p>85</text:p>
          </table:table-cell>
          <table:table-cell table:style-name="ce83" office:value-type="float" office:value="85" calcext:value-type="float">
            <text:p>85</text:p>
          </table:table-cell>
          <table:table-cell table:style-name="ce98" office:value-type="float" office:value="85" calcext:value-type="float">
            <text:p>85</text:p>
          </table:table-cell>
          <table:table-cell table:style-name="ce113" office:value-type="float" office:value="84" calcext:value-type="float">
            <text:p>84</text:p>
          </table:table-cell>
          <table:table-cell table:style-name="ce128" office:value-type="float" office:value="85" calcext:value-type="float">
            <text:p>85</text:p>
          </table:table-cell>
          <table:table-cell table:style-name="ce143" office:value-type="float" office:value="77" calcext:value-type="float">
            <text:p>77</text:p>
          </table:table-cell>
          <table:table-cell table:style-name="ce143" office:value-type="float" office:value="83" calcext:value-type="float">
            <text:p>83</text:p>
          </table:table-cell>
          <table:table-cell table:style-name="ce158" office:value-type="float" office:value="76" calcext:value-type="float">
            <text:p>76</text:p>
          </table:table-cell>
          <table:table-cell table:style-name="ce186" office:value-type="float" office:value="87" calcext:value-type="float">
            <text:p>87</text:p>
          </table:table-cell>
          <table:table-cell table:style-name="ce218" office:value-type="float" office:value="92" calcext:value-type="float">
            <text:p>92</text:p>
          </table:table-cell>
          <table:table-cell table:style-name="ce250" office:value-type="float" office:value="91" calcext:value-type="float">
            <text:p>91</text:p>
          </table:table-cell>
          <table:table-cell table:style-name="ce281" office:value-type="float" office:value="84" calcext:value-type="float">
            <text:p>84</text:p>
          </table:table-cell>
          <table:table-cell table:style-name="ce293" office:value-type="float" office:value="68" calcext:value-type="float">
            <text:p>68</text:p>
          </table:table-cell>
          <table:table-cell table:style-name="ce301" office:value-type="float" office:value="82" calcext:value-type="float">
            <text:p>82</text:p>
          </table:table-cell>
          <table:table-cell table:style-name="ce309" office:value-type="float" office:value="82" calcext:value-type="float">
            <text:p>82</text:p>
          </table:table-cell>
          <table:table-cell table:style-name="ce301" office:value-type="float" office:value="88" calcext:value-type="float">
            <text:p>88</text:p>
          </table:table-cell>
          <table:table-cell table:style-name="ce297" office:value-type="float" office:value="92" calcext:value-type="float">
            <text:p>92</text:p>
          </table:table-cell>
          <table:table-cell table:number-columns-repeated="2" table:style-name="ce297" office:value-type="float" office:value="93" calcext:value-type="float">
            <text:p>93</text:p>
          </table:table-cell>
          <table:table-cell table:style-name="ce297" office:value-type="float" office:value="92" calcext:value-type="float">
            <text:p>92</text:p>
          </table:table-cell>
          <table:table-cell table:style-name="ce297" office:value-type="float" office:value="90" calcext:value-type="float">
            <text:p>90</text:p>
          </table:table-cell>
          <table:table-cell table:style-name="ce297" office:value-type="float" office:value="86" calcext:value-type="float">
            <text:p>86</text:p>
          </table:table-cell>
          <table:table-cell table:style-name="ce297" office:value-type="float" office:value="47" calcext:value-type="float">
            <text:p>47</text:p>
          </table:table-cell>
          <table:table-cell table:style-name="ce297" office:value-type="float" office:value="66" calcext:value-type="float">
            <text:p>66</text:p>
          </table:table-cell>
          <table:table-cell table:style-name="ce297" office:value-type="float" office:value="77" calcext:value-type="float">
            <text:p>77</text:p>
          </table:table-cell>
          <table:table-cell table:style-name="ce297" office:value-type="float" office:value="69" calcext:value-type="float">
            <text:p>69</text:p>
          </table:table-cell>
          <table:table-cell table:style-name="ce297" office:value-type="float" office:value="26" calcext:value-type="float">
            <text:p>26</text:p>
          </table:table-cell>
          <table:table-cell table:style-name="ce297" office:value-type="float" office:value="24" calcext:value-type="float">
            <text:p>24</text:p>
          </table:table-cell>
          <table:table-cell table:style-name="ce297" office:value-type="float" office:value="44" calcext:value-type="float">
            <text:p>44</text:p>
          </table:table-cell>
          <table:table-cell table:style-name="ce297" office:value-type="float" office:value="53" calcext:value-type="float">
            <text:p>53</text:p>
          </table:table-cell>
          <table:table-cell table:style-name="ce297" office:value-type="float" office:value="75" calcext:value-type="float">
            <text:p>75</text:p>
          </table:table-cell>
          <table:table-cell table:style-name="ce297" office:value-type="float" office:value="84" calcext:value-type="float">
            <text:p>84</text:p>
          </table:table-cell>
          <table:table-cell table:style-name="ce297" office:value-type="float" office:value="86" calcext:value-type="float">
            <text:p>86</text:p>
          </table:table-cell>
          <table:table-cell table:style-name="ce297" office:value-type="float" office:value="84" calcext:value-type="float">
            <text:p>84</text:p>
          </table:table-cell>
          <table:table-cell table:number-columns-repeated="2" table:style-name="ce297" office:value-type="float" office:value="85" calcext:value-type="float">
            <text:p>85</text:p>
          </table:table-cell>
          <table:table-cell table:style-name="ce297" table:number-columns-repeated="2"/>
          <table:table-cell table:style-name="ce297" office:value-type="float" office:value="84" calcext:value-type="float">
            <text:p>84</text:p>
          </table:table-cell>
          <table:table-cell table:number-columns-repeated="3" table:style-name="ce297" office:value-type="float" office:value="83" calcext:value-type="float">
            <text:p>83</text:p>
          </table:table-cell>
          <table:table-cell table:style-name="ce297" office:value-type="float" office:value="45" calcext:value-type="float">
            <text:p>45</text:p>
          </table:table-cell>
          <table:table-cell table:style-name="ce297" office:value-type="float" office:value="74" calcext:value-type="float">
            <text:p>74</text:p>
          </table:table-cell>
          <table:table-cell table:style-name="ce297" office:value-type="float" office:value="80" calcext:value-type="float">
            <text:p>80</text:p>
          </table:table-cell>
          <table:table-cell table:style-name="ce297" office:value-type="float" office:value="79" calcext:value-type="float">
            <text:p>79</text:p>
          </table:table-cell>
          <table:table-cell table:style-name="ce297"/>
          <table:table-cell table:style-name="ce314" table:number-columns-repeated="891"/>
        </table:table-row>
        <table:table-row table:style-name="ro2">
          <table:covered-table-cell table:style-name="ce37"/>
          <table:covered-table-cell table:style-name="ce1"/>
          <table:table-cell table:style-name="ce24" office:value-type="string" calcext:value-type="string">
            <text:p>Montagne Noire (Escoussens)</text:p>
          </table:table-cell>
          <table:table-cell table:style-name="ce32" table:number-columns-repeated="5"/>
          <table:table-cell table:number-columns-repeated="3" table:style-name="ce32" office:value-type="float" office:value="98" calcext:value-type="float">
            <text:p>98</text:p>
          </table:table-cell>
          <table:table-cell table:style-name="ce32" office:value-type="float" office:value="89" calcext:value-type="float">
            <text:p>89</text:p>
          </table:table-cell>
          <table:table-cell table:style-name="ce32" table:number-columns-repeated="3"/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90" calcext:value-type="float">
            <text:p>90</text:p>
          </table:table-cell>
          <table:table-cell table:number-columns-repeated="2" table:style-name="ce32" office:value-type="float" office:value="94" calcext:value-type="float">
            <text:p>94</text:p>
          </table:table-cell>
          <table:table-cell table:number-columns-repeated="2" table:style-name="ce32" office:value-type="float" office:value="96" calcext:value-type="float">
            <text:p>96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number-columns-repeated="3" table:style-name="ce32" office:value-type="float" office:value="96" calcext:value-type="float">
            <text:p>96</text:p>
          </table:table-cell>
          <table:table-cell table:style-name="ce32" office:value-type="float" office:value="95" calcext:value-type="float">
            <text:p>95</text:p>
          </table:table-cell>
          <table:table-cell table:number-columns-repeated="2" table:style-name="ce32" office:value-type="float" office:value="88" calcext:value-type="float">
            <text:p>88</text:p>
          </table:table-cell>
          <table:table-cell table:style-name="ce32"/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number-columns-repeated="2" table:style-name="ce32" office:value-type="float" office:value="89" calcext:value-type="float">
            <text:p>89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69" office:value-type="float" office:value="86" calcext:value-type="float">
            <text:p>86</text:p>
          </table:table-cell>
          <table:table-cell table:style-name="ce84" office:value-type="float" office:value="86" calcext:value-type="float">
            <text:p>86</text:p>
          </table:table-cell>
          <table:table-cell table:style-name="ce99" office:value-type="float" office:value="89" calcext:value-type="float">
            <text:p>89</text:p>
          </table:table-cell>
          <table:table-cell table:style-name="ce114" office:value-type="float" office:value="89" calcext:value-type="float">
            <text:p>89</text:p>
          </table:table-cell>
          <table:table-cell table:style-name="ce129" office:value-type="float" office:value="87" calcext:value-type="float">
            <text:p>87</text:p>
          </table:table-cell>
          <table:table-cell table:style-name="ce144" office:value-type="float" office:value="88" calcext:value-type="float">
            <text:p>88</text:p>
          </table:table-cell>
          <table:table-cell table:style-name="ce144" office:value-type="float" office:value="89" calcext:value-type="float">
            <text:p>89</text:p>
          </table:table-cell>
          <table:table-cell table:style-name="ce159" office:value-type="float" office:value="88" calcext:value-type="float">
            <text:p>88</text:p>
          </table:table-cell>
          <table:table-cell table:style-name="ce187" office:value-type="float" office:value="91" calcext:value-type="float">
            <text:p>91</text:p>
          </table:table-cell>
          <table:table-cell table:style-name="ce219" office:value-type="float" office:value="94" calcext:value-type="float">
            <text:p>94</text:p>
          </table:table-cell>
          <table:table-cell table:style-name="ce251" office:value-type="float" office:value="95" calcext:value-type="float">
            <text:p>95</text:p>
          </table:table-cell>
          <table:table-cell table:style-name="ce282" office:value-type="float" office:value="90" calcext:value-type="float">
            <text:p>90</text:p>
          </table:table-cell>
          <table:table-cell table:style-name="ce294" office:value-type="float" office:value="89" calcext:value-type="float">
            <text:p>89</text:p>
          </table:table-cell>
          <table:table-cell table:style-name="ce302" office:value-type="float" office:value="88" calcext:value-type="float">
            <text:p>88</text:p>
          </table:table-cell>
          <table:table-cell table:style-name="ce310" office:value-type="float" office:value="87" calcext:value-type="float">
            <text:p>87</text:p>
          </table:table-cell>
          <table:table-cell table:style-name="ce302" office:value-type="float" office:value="92" calcext:value-type="float">
            <text:p>92</text:p>
          </table:table-cell>
          <table:table-cell table:style-name="ce302" office:value-type="float" office:value="95" calcext:value-type="float">
            <text:p>95</text:p>
          </table:table-cell>
          <table:table-cell table:number-columns-repeated="2" table:style-name="ce302" office:value-type="float" office:value="94" calcext:value-type="float">
            <text:p>94</text:p>
          </table:table-cell>
          <table:table-cell table:style-name="ce302" office:value-type="float" office:value="93" calcext:value-type="float">
            <text:p>93</text:p>
          </table:table-cell>
          <table:table-cell table:style-name="ce302" office:value-type="float" office:value="92" calcext:value-type="float">
            <text:p>92</text:p>
          </table:table-cell>
          <table:table-cell table:style-name="ce302" office:value-type="float" office:value="90" calcext:value-type="float">
            <text:p>90</text:p>
          </table:table-cell>
          <table:table-cell table:style-name="ce302" office:value-type="float" office:value="57" calcext:value-type="float">
            <text:p>57</text:p>
          </table:table-cell>
          <table:table-cell table:style-name="ce302" office:value-type="float" office:value="70" calcext:value-type="float">
            <text:p>70</text:p>
          </table:table-cell>
          <table:table-cell table:style-name="ce302" office:value-type="float" office:value="82" calcext:value-type="float">
            <text:p>82</text:p>
          </table:table-cell>
          <table:table-cell table:style-name="ce302" office:value-type="float" office:value="46" calcext:value-type="float">
            <text:p>46</text:p>
          </table:table-cell>
          <table:table-cell table:style-name="ce302" office:value-type="float" office:value="40" calcext:value-type="float">
            <text:p>40</text:p>
          </table:table-cell>
          <table:table-cell table:style-name="ce302" office:value-type="float" office:value="18" calcext:value-type="float">
            <text:p>18</text:p>
          </table:table-cell>
          <table:table-cell table:style-name="ce302" office:value-type="float" office:value="58" calcext:value-type="float">
            <text:p>58</text:p>
          </table:table-cell>
          <table:table-cell table:style-name="ce302" office:value-type="float" office:value="63" calcext:value-type="float">
            <text:p>63</text:p>
          </table:table-cell>
          <table:table-cell table:style-name="ce302" office:value-type="float" office:value="79" calcext:value-type="float">
            <text:p>79</text:p>
          </table:table-cell>
          <table:table-cell table:style-name="ce302" office:value-type="float" office:value="84" calcext:value-type="float">
            <text:p>84</text:p>
          </table:table-cell>
          <table:table-cell table:style-name="ce302" office:value-type="float" office:value="88" calcext:value-type="float">
            <text:p>88</text:p>
          </table:table-cell>
          <table:table-cell table:style-name="ce302" office:value-type="float" office:value="87" calcext:value-type="float">
            <text:p>87</text:p>
          </table:table-cell>
          <table:table-cell table:number-columns-repeated="2" table:style-name="ce302" office:value-type="float" office:value="86" calcext:value-type="float">
            <text:p>86</text:p>
          </table:table-cell>
          <table:table-cell table:style-name="ce302" table:number-columns-repeated="2"/>
          <table:table-cell table:style-name="ce302" office:value-type="float" office:value="86" calcext:value-type="float">
            <text:p>86</text:p>
          </table:table-cell>
          <table:table-cell table:style-name="ce302" office:value-type="float" office:value="83" calcext:value-type="float">
            <text:p>83</text:p>
          </table:table-cell>
          <table:table-cell table:number-columns-repeated="2" table:style-name="ce302" office:value-type="float" office:value="82" calcext:value-type="float">
            <text:p>82</text:p>
          </table:table-cell>
          <table:table-cell table:style-name="ce302" office:value-type="float" office:value="73" calcext:value-type="float">
            <text:p>73</text:p>
          </table:table-cell>
          <table:table-cell table:style-name="ce302" office:value-type="float" office:value="85" calcext:value-type="float">
            <text:p>85</text:p>
          </table:table-cell>
          <table:table-cell table:style-name="ce302" office:value-type="float" office:value="86" calcext:value-type="float">
            <text:p>86</text:p>
          </table:table-cell>
          <table:table-cell table:style-name="ce302" office:value-type="float" office:value="85" calcext:value-type="float">
            <text:p>85</text:p>
          </table:table-cell>
          <table:table-cell table:style-name="ce302"/>
          <table:table-cell table:style-name="ce314" table:number-columns-repeated="891"/>
        </table:table-row>
        <table:table-row table:style-name="ro2">
          <table:covered-table-cell table:style-name="ce37"/>
          <table:table-cell table:style-name="ce37" office:value-type="string" calcext:value-type="string" table:number-columns-spanned="1" table:number-rows-spanned="7">
            <text:p>IH</text:p>
          </table:table-cell>
          <table:table-cell table:style-name="ce23" office:value-type="string" calcext:value-type="string">
            <text:p>Grésigne (Castelnau)</text:p>
          </table:table-cell>
          <table:table-cell table:style-name="ce33" table:number-columns-repeated="12"/>
          <table:table-cell table:number-columns-repeated="2" table:style-name="ce33" office:value-type="float" office:value="110" calcext:value-type="float">
            <text:p>110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30" calcext:value-type="float">
            <text:p>130</text:p>
          </table:table-cell>
          <table:table-cell table:number-columns-repeated="2" table:style-name="ce33" office:value-type="float" office:value="135" calcext:value-type="float">
            <text:p>135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97" calcext:value-type="float">
            <text:p>197</text:p>
          </table:table-cell>
          <table:table-cell table:style-name="ce33"/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11" calcext:value-type="float">
            <text:p>111</text:p>
          </table:table-cell>
          <table:table-cell table:style-name="ce70" office:value-type="float" office:value="113" calcext:value-type="float">
            <text:p>113</text:p>
          </table:table-cell>
          <table:table-cell table:style-name="ce85" office:value-type="float" office:value="116" calcext:value-type="float">
            <text:p>116</text:p>
          </table:table-cell>
          <table:table-cell table:style-name="ce100" office:value-type="float" office:value="118" calcext:value-type="float">
            <text:p>118</text:p>
          </table:table-cell>
          <table:table-cell table:style-name="ce115" office:value-type="float" office:value="60" calcext:value-type="float">
            <text:p>60</text:p>
          </table:table-cell>
          <table:table-cell table:style-name="ce130" office:value-type="float" office:value="63" calcext:value-type="float">
            <text:p>63</text:p>
          </table:table-cell>
          <table:table-cell table:style-name="ce145" office:value-type="float" office:value="65" calcext:value-type="float">
            <text:p>65</text:p>
          </table:table-cell>
          <table:table-cell table:style-name="ce145" office:value-type="float" office:value="68" calcext:value-type="float">
            <text:p>68</text:p>
          </table:table-cell>
          <table:table-cell table:style-name="ce160" office:value-type="float" office:value="71" calcext:value-type="float">
            <text:p>71</text:p>
          </table:table-cell>
          <table:table-cell table:style-name="ce188" office:value-type="float" office:value="75" calcext:value-type="float">
            <text:p>75</text:p>
          </table:table-cell>
          <table:table-cell table:style-name="ce220" office:value-type="float" office:value="79" calcext:value-type="float">
            <text:p>79</text:p>
          </table:table-cell>
          <table:table-cell table:style-name="ce252" office:value-type="float" office:value="81" calcext:value-type="float">
            <text:p>81</text:p>
          </table:table-cell>
          <table:table-cell table:style-name="ce252" office:value-type="float" office:value="84" calcext:value-type="float">
            <text:p>84</text:p>
          </table:table-cell>
          <table:table-cell table:style-name="ce252" office:value-type="float" office:value="87" calcext:value-type="float">
            <text:p>87</text:p>
          </table:table-cell>
          <table:table-cell table:style-name="ce252" office:value-type="float" office:value="89" calcext:value-type="float">
            <text:p>89</text:p>
          </table:table-cell>
          <table:table-cell table:style-name="ce252" office:value-type="float" office:value="91" calcext:value-type="float">
            <text:p>91</text:p>
          </table:table-cell>
          <table:table-cell table:style-name="ce252" office:value-type="float" office:value="95" calcext:value-type="float">
            <text:p>95</text:p>
          </table:table-cell>
          <table:table-cell table:style-name="ce252" office:value-type="float" office:value="98" calcext:value-type="float">
            <text:p>98</text:p>
          </table:table-cell>
          <table:table-cell table:style-name="ce252" office:value-type="float" office:value="101" calcext:value-type="float">
            <text:p>101</text:p>
          </table:table-cell>
          <table:table-cell table:style-name="ce252" office:value-type="float" office:value="104" calcext:value-type="float">
            <text:p>104</text:p>
          </table:table-cell>
          <table:table-cell table:style-name="ce252" office:value-type="float" office:value="107" calcext:value-type="float">
            <text:p>107</text:p>
          </table:table-cell>
          <table:table-cell table:style-name="ce252" office:value-type="float" office:value="109" calcext:value-type="float">
            <text:p>109</text:p>
          </table:table-cell>
          <table:table-cell table:style-name="ce252" office:value-type="float" office:value="47" calcext:value-type="float">
            <text:p>47</text:p>
          </table:table-cell>
          <table:table-cell table:style-name="ce252" office:value-type="float" office:value="48" calcext:value-type="float">
            <text:p>48</text:p>
          </table:table-cell>
          <table:table-cell table:style-name="ce252" office:value-type="float" office:value="49" calcext:value-type="float">
            <text:p>49</text:p>
          </table:table-cell>
          <table:table-cell table:style-name="ce252" office:value-type="float" office:value="40" calcext:value-type="float">
            <text:p>40</text:p>
          </table:table-cell>
          <table:table-cell table:style-name="ce252" office:value-type="float" office:value="21" calcext:value-type="float">
            <text:p>21</text:p>
          </table:table-cell>
          <table:table-cell table:style-name="ce252" office:value-type="float" office:value="16" calcext:value-type="float">
            <text:p>16</text:p>
          </table:table-cell>
          <table:table-cell table:style-name="ce252" office:value-type="float" office:value="17" calcext:value-type="float">
            <text:p>17</text:p>
          </table:table-cell>
          <table:table-cell table:style-name="ce252" office:value-type="float" office:value="18" calcext:value-type="float">
            <text:p>18</text:p>
          </table:table-cell>
          <table:table-cell table:style-name="ce252" office:value-type="float" office:value="7" calcext:value-type="float">
            <text:p>7</text:p>
          </table:table-cell>
          <table:table-cell table:style-name="ce252" office:value-type="float" office:value="9" calcext:value-type="float">
            <text:p>9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office:value-type="float" office:value="11" calcext:value-type="float">
            <text:p>11</text:p>
          </table:table-cell>
          <table:table-cell table:style-name="ce252" office:value-type="float" office:value="12" calcext:value-type="float">
            <text:p>12</text:p>
          </table:table-cell>
          <table:table-cell table:style-name="ce252" office:value-type="float" office:value="13" calcext:value-type="float">
            <text:p>13</text:p>
          </table:table-cell>
          <table:table-cell table:style-name="ce252" table:number-columns-repeated="3"/>
          <table:table-cell table:style-name="ce252" office:value-type="float" office:value="17" calcext:value-type="float">
            <text:p>17</text:p>
          </table:table-cell>
          <table:table-cell table:number-columns-repeated="2" table:style-name="ce252" office:value-type="float" office:value="18" calcext:value-type="float">
            <text:p>18</text:p>
          </table:table-cell>
          <table:table-cell table:style-name="ce252" office:value-type="float" office:value="19" calcext:value-type="float">
            <text:p>19</text:p>
          </table:table-cell>
          <table:table-cell table:style-name="ce252" office:value-type="float" office:value="21" calcext:value-type="float">
            <text:p>21</text:p>
          </table:table-cell>
          <table:table-cell table:style-name="ce252" office:value-type="float" office:value="22" calcext:value-type="float">
            <text:p>22</text:p>
          </table:table-cell>
          <table:table-cell table:style-name="ce252" office:value-type="float" office:value="23" calcext:value-type="float">
            <text:p>23</text:p>
          </table:table-cell>
          <table:table-cell table:style-name="ce252" table:number-columns-repeated="2"/>
          <table:table-cell table:style-name="ce314" table:number-columns-repeated="891"/>
        </table:table-row>
        <table:table-row table:style-name="ro2">
          <table:covered-table-cell table:style-name="ce37"/>
          <table:covered-table-cell table:style-name="ce1"/>
          <table:table-cell table:style-name="ce24" office:value-type="string" calcext:value-type="string">
            <text:p>Ségala (Sérénac)</text:p>
          </table:table-cell>
          <table:table-cell table:style-name="ce34" table:number-columns-repeated="12"/>
          <table:table-cell table:number-columns-repeated="2" table:style-name="ce34" office:value-type="float" office:value="110" calcext:value-type="float">
            <text:p>110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128" calcext:value-type="float">
            <text:p>128</text:p>
          </table:table-cell>
          <table:table-cell table:number-columns-repeated="2" table:style-name="ce34" office:value-type="float" office:value="130" calcext:value-type="float">
            <text:p>13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06" calcext:value-type="float">
            <text:p>206</text:p>
          </table:table-cell>
          <table:table-cell table:number-columns-repeated="2" table:style-name="ce34" office:value-type="float" office:value="212" calcext:value-type="float">
            <text:p>212</text:p>
          </table:table-cell>
          <table:table-cell table:style-name="ce34" office:value-type="float" office:value="214" calcext:value-type="float">
            <text:p>214</text:p>
          </table:table-cell>
          <table:table-cell table:style-name="ce34"/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105" calcext:value-type="float">
            <text:p>105</text:p>
          </table:table-cell>
          <table:table-cell table:style-name="ce71" office:value-type="float" office:value="106" calcext:value-type="float">
            <text:p>106</text:p>
          </table:table-cell>
          <table:table-cell table:style-name="ce86" office:value-type="float" office:value="109" calcext:value-type="float">
            <text:p>109</text:p>
          </table:table-cell>
          <table:table-cell table:style-name="ce101" office:value-type="float" office:value="112" calcext:value-type="float">
            <text:p>112</text:p>
          </table:table-cell>
          <table:table-cell table:style-name="ce116" office:value-type="float" office:value="61" calcext:value-type="float">
            <text:p>61</text:p>
          </table:table-cell>
          <table:table-cell table:style-name="ce131" office:value-type="float" office:value="63" calcext:value-type="float">
            <text:p>63</text:p>
          </table:table-cell>
          <table:table-cell table:style-name="ce146" office:value-type="float" office:value="58" calcext:value-type="float">
            <text:p>58</text:p>
          </table:table-cell>
          <table:table-cell table:style-name="ce146" office:value-type="float" office:value="60" calcext:value-type="float">
            <text:p>60</text:p>
          </table:table-cell>
          <table:table-cell table:style-name="ce161" office:value-type="float" office:value="53" calcext:value-type="float">
            <text:p>53</text:p>
          </table:table-cell>
          <table:table-cell table:style-name="ce189" office:value-type="float" office:value="57" calcext:value-type="float">
            <text:p>57</text:p>
          </table:table-cell>
          <table:table-cell table:style-name="ce221" office:value-type="float" office:value="61" calcext:value-type="float">
            <text:p>61</text:p>
          </table:table-cell>
          <table:table-cell table:style-name="ce253" office:value-type="float" office:value="62" calcext:value-type="float">
            <text:p>62</text:p>
          </table:table-cell>
          <table:table-cell table:style-name="ce253" office:value-type="float" office:value="65" calcext:value-type="float">
            <text:p>65</text:p>
          </table:table-cell>
          <table:table-cell table:style-name="ce253" office:value-type="float" office:value="67" calcext:value-type="float">
            <text:p>67</text:p>
          </table:table-cell>
          <table:table-cell table:style-name="ce253" office:value-type="float" office:value="69" calcext:value-type="float">
            <text:p>69</text:p>
          </table:table-cell>
          <table:table-cell table:style-name="ce253" office:value-type="float" office:value="72" calcext:value-type="float">
            <text:p>72</text:p>
          </table:table-cell>
          <table:table-cell table:style-name="ce253" office:value-type="float" office:value="75" calcext:value-type="float">
            <text:p>75</text:p>
          </table:table-cell>
          <table:table-cell table:style-name="ce253" office:value-type="float" office:value="78" calcext:value-type="float">
            <text:p>78</text:p>
          </table:table-cell>
          <table:table-cell table:style-name="ce253" office:value-type="float" office:value="82" calcext:value-type="float">
            <text:p>82</text:p>
          </table:table-cell>
          <table:table-cell table:style-name="ce253" office:value-type="float" office:value="85" calcext:value-type="float">
            <text:p>85</text:p>
          </table:table-cell>
          <table:table-cell table:style-name="ce253" office:value-type="float" office:value="87" calcext:value-type="float">
            <text:p>87</text:p>
          </table:table-cell>
          <table:table-cell table:style-name="ce253" office:value-type="float" office:value="89" calcext:value-type="float">
            <text:p>89</text:p>
          </table:table-cell>
          <table:table-cell table:number-columns-repeated="3" table:style-name="ce253" office:value-type="float" office:value="43" calcext:value-type="float">
            <text:p>43</text:p>
          </table:table-cell>
          <table:table-cell table:style-name="ce253" office:value-type="float" office:value="44" calcext:value-type="float">
            <text:p>44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office:value-type="float" office:value="7" calcext:value-type="float">
            <text:p>7</text:p>
          </table:table-cell>
          <table:table-cell table:number-columns-repeated="2" table:style-name="ce253" office:value-type="float" office:value="8" calcext:value-type="float">
            <text:p>8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6" calcext:value-type="float">
            <text:p>6</text:p>
          </table:table-cell>
          <table:table-cell table:style-name="ce253" office:value-type="float" office:value="7" calcext:value-type="float">
            <text:p>7</text:p>
          </table:table-cell>
          <table:table-cell table:style-name="ce253" office:value-type="float" office:value="8" calcext:value-type="float">
            <text:p>8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10" calcext:value-type="float">
            <text:p>10</text:p>
          </table:table-cell>
          <table:table-cell table:style-name="ce253" table:number-columns-repeated="3"/>
          <table:table-cell table:style-name="ce253" office:value-type="float" office:value="13" calcext:value-type="float">
            <text:p>13</text:p>
          </table:table-cell>
          <table:table-cell table:number-columns-repeated="2" table:style-name="ce253" office:value-type="float" office:value="14" calcext:value-type="float">
            <text:p>14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13" calcext:value-type="float">
            <text:p>13</text:p>
          </table:table-cell>
          <table:table-cell table:style-name="ce253" office:value-type="float" office:value="14" calcext:value-type="float">
            <text:p>14</text:p>
          </table:table-cell>
          <table:table-cell table:style-name="ce253" table:number-columns-repeated="2"/>
          <table:table-cell table:style-name="ce314" table:number-columns-repeated="891"/>
        </table:table-row>
        <table:table-row table:style-name="ro2">
          <table:covered-table-cell table:style-name="ce37"/>
          <table:covered-table-cell table:style-name="ce1"/>
          <table:table-cell table:style-name="ce24" office:value-type="string" calcext:value-type="string">
            <text:p>Cocagne – Albigeois (Giroussens)</text:p>
          </table:table-cell>
          <table:table-cell table:style-name="ce34" table:number-columns-repeated="3"/>
          <table:table-cell table:number-columns-repeated="2" table:style-name="ce34" office:value-type="float" office:value="84" calcext:value-type="float">
            <text:p>84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table:number-columns-repeated="4"/>
          <table:table-cell table:number-columns-repeated="2" table:style-name="ce34" office:value-type="float" office:value="135" calcext:value-type="float">
            <text:p>135</text:p>
          </table:table-cell>
          <table:table-cell table:number-columns-repeated="2" table:style-name="ce34" office:value-type="float" office:value="140" calcext:value-type="float">
            <text:p>140</text:p>
          </table:table-cell>
          <table:table-cell table:number-columns-repeated="2" table:style-name="ce34" office:value-type="float" office:value="145" calcext:value-type="float">
            <text:p>145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174" calcext:value-type="float">
            <text:p>174</text:p>
          </table:table-cell>
          <table:table-cell table:number-columns-repeated="2" table:style-name="ce34" office:value-type="float" office:value="179" calcext:value-type="float">
            <text:p>179</text:p>
          </table:table-cell>
          <table:table-cell table:style-name="ce34" office:value-type="float" office:value="182" calcext:value-type="float">
            <text:p>182</text:p>
          </table:table-cell>
          <table:table-cell table:style-name="ce34"/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100" calcext:value-type="float">
            <text:p>100</text:p>
          </table:table-cell>
          <table:table-cell table:style-name="ce72" office:value-type="float" office:value="102" calcext:value-type="float">
            <text:p>102</text:p>
          </table:table-cell>
          <table:table-cell table:style-name="ce87" office:value-type="float" office:value="104" calcext:value-type="float">
            <text:p>104</text:p>
          </table:table-cell>
          <table:table-cell table:style-name="ce102" office:value-type="float" office:value="107" calcext:value-type="float">
            <text:p>107</text:p>
          </table:table-cell>
          <table:table-cell table:style-name="ce117" office:value-type="float" office:value="60" calcext:value-type="float">
            <text:p>60</text:p>
          </table:table-cell>
          <table:table-cell table:style-name="ce132" office:value-type="float" office:value="62" calcext:value-type="float">
            <text:p>62</text:p>
          </table:table-cell>
          <table:table-cell table:style-name="ce147" office:value-type="float" office:value="64" calcext:value-type="float">
            <text:p>64</text:p>
          </table:table-cell>
          <table:table-cell table:style-name="ce147" office:value-type="float" office:value="67" calcext:value-type="float">
            <text:p>67</text:p>
          </table:table-cell>
          <table:table-cell table:style-name="ce162" office:value-type="float" office:value="69" calcext:value-type="float">
            <text:p>69</text:p>
          </table:table-cell>
          <table:table-cell table:style-name="ce190" office:value-type="float" office:value="73" calcext:value-type="float">
            <text:p>73</text:p>
          </table:table-cell>
          <table:table-cell table:style-name="ce222" office:value-type="float" office:value="78" calcext:value-type="float">
            <text:p>78</text:p>
          </table:table-cell>
          <table:table-cell table:style-name="ce254" office:value-type="float" office:value="81" calcext:value-type="float">
            <text:p>81</text:p>
          </table:table-cell>
          <table:table-cell table:style-name="ce254" office:value-type="float" office:value="80" calcext:value-type="float">
            <text:p>80</text:p>
          </table:table-cell>
          <table:table-cell table:style-name="ce254" office:value-type="float" office:value="83" calcext:value-type="float">
            <text:p>83</text:p>
          </table:table-cell>
          <table:table-cell table:style-name="ce254" office:value-type="float" office:value="49" calcext:value-type="float">
            <text:p>49</text:p>
          </table:table-cell>
          <table:table-cell table:style-name="ce254" office:value-type="float" office:value="52" calcext:value-type="float">
            <text:p>52</text:p>
          </table:table-cell>
          <table:table-cell table:style-name="ce253" office:value-type="float" office:value="56" calcext:value-type="float">
            <text:p>56</text:p>
          </table:table-cell>
          <table:table-cell table:style-name="ce253" office:value-type="float" office:value="57" calcext:value-type="float">
            <text:p>57</text:p>
          </table:table-cell>
          <table:table-cell table:style-name="ce253" office:value-type="float" office:value="61" calcext:value-type="float">
            <text:p>61</text:p>
          </table:table-cell>
          <table:table-cell table:style-name="ce253" office:value-type="float" office:value="64" calcext:value-type="float">
            <text:p>64</text:p>
          </table:table-cell>
          <table:table-cell table:style-name="ce253" office:value-type="float" office:value="65" calcext:value-type="float">
            <text:p>65</text:p>
          </table:table-cell>
          <table:table-cell table:style-name="ce253" office:value-type="float" office:value="68" calcext:value-type="float">
            <text:p>68</text:p>
          </table:table-cell>
          <table:table-cell table:style-name="ce253" office:value-type="float" office:value="27" calcext:value-type="float">
            <text:p>27</text:p>
          </table:table-cell>
          <table:table-cell table:number-columns-repeated="2" table:style-name="ce253" office:value-type="float" office:value="28" calcext:value-type="float">
            <text:p>28</text:p>
          </table:table-cell>
          <table:table-cell table:style-name="ce253" office:value-type="float" office:value="30" calcext:value-type="float">
            <text:p>30</text:p>
          </table:table-cell>
          <table:table-cell table:style-name="ce253" office:value-type="float" office:value="16" calcext:value-type="float">
            <text:p>16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10" calcext:value-type="float">
            <text:p>10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7" calcext:value-type="float">
            <text:p>7</text:p>
          </table:table-cell>
          <table:table-cell table:style-name="ce253" office:value-type="float" office:value="8" calcext:value-type="float">
            <text:p>8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10" calcext:value-type="float">
            <text:p>10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table:number-columns-repeated="3"/>
          <table:table-cell table:style-name="ce253" office:value-type="float" office:value="17" calcext:value-type="float">
            <text:p>17</text:p>
          </table:table-cell>
          <table:table-cell table:number-columns-repeated="2" table:style-name="ce253" office:value-type="float" office:value="18" calcext:value-type="float">
            <text:p>18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office:value-type="float" office:value="21" calcext:value-type="float">
            <text:p>21</text:p>
          </table:table-cell>
          <table:table-cell table:style-name="ce253" office:value-type="float" office:value="22" calcext:value-type="float">
            <text:p>22</text:p>
          </table:table-cell>
          <table:table-cell table:style-name="ce253" table:number-columns-repeated="2"/>
          <table:table-cell table:style-name="ce314" table:number-columns-repeated="891"/>
        </table:table-row>
        <table:table-row table:style-name="ro2">
          <table:covered-table-cell table:style-name="ce37"/>
          <table:covered-table-cell table:style-name="ce1"/>
          <table:table-cell table:style-name="ce24" office:value-type="string" calcext:value-type="string">
            <text:p>Sidobre (Lacrouzette)</text:p>
          </table:table-cell>
          <table:table-cell table:style-name="ce34" table:number-columns-repeated="12"/>
          <table:table-cell table:style-name="ce34" office:value-type="float" office:value="110" calcext:value-type="float">
            <text:p>110</text:p>
          </table:table-cell>
          <table:table-cell table:number-columns-repeated="2" table:style-name="ce34" office:value-type="float" office:value="120" calcext:value-type="float">
            <text:p>120</text:p>
          </table:table-cell>
          <table:table-cell table:number-columns-repeated="2" table:style-name="ce34" office:value-type="float" office:value="130" calcext:value-type="float">
            <text:p>130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55" calcext:value-type="float">
            <text:p>155</text:p>
          </table:table-cell>
          <table:table-cell table:number-columns-repeated="2" table:style-name="ce34" office:value-type="float" office:value="160" calcext:value-type="float">
            <text:p>160</text:p>
          </table:table-cell>
          <table:table-cell table:style-name="ce34" office:value-type="float" office:value="162" calcext:value-type="float">
            <text:p>162</text:p>
          </table:table-cell>
          <table:table-cell table:style-name="ce34"/>
          <table:table-cell table:style-name="ce34" office:value-type="float" office:value="89" calcext:value-type="float">
            <text:p>89</text:p>
          </table:table-cell>
          <table:table-cell table:number-columns-repeated="2" table:style-name="ce34" office:value-type="float" office:value="91" calcext:value-type="float">
            <text:p>91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77" calcext:value-type="float">
            <text:p>77</text:p>
          </table:table-cell>
          <table:table-cell table:style-name="ce73" office:value-type="float" office:value="79" calcext:value-type="float">
            <text:p>79</text:p>
          </table:table-cell>
          <table:table-cell table:style-name="ce88" office:value-type="float" office:value="81" calcext:value-type="float">
            <text:p>81</text:p>
          </table:table-cell>
          <table:table-cell table:style-name="ce103" office:value-type="float" office:value="83" calcext:value-type="float">
            <text:p>83</text:p>
          </table:table-cell>
          <table:table-cell table:style-name="ce118" office:value-type="float" office:value="48" calcext:value-type="float">
            <text:p>48</text:p>
          </table:table-cell>
          <table:table-cell table:style-name="ce133" office:value-type="float" office:value="50" calcext:value-type="float">
            <text:p>50</text:p>
          </table:table-cell>
          <table:table-cell table:style-name="ce148" office:value-type="float" office:value="25" calcext:value-type="float">
            <text:p>25</text:p>
          </table:table-cell>
          <table:table-cell table:style-name="ce148" office:value-type="float" office:value="27" calcext:value-type="float">
            <text:p>27</text:p>
          </table:table-cell>
          <table:table-cell table:style-name="ce163" office:value-type="float" office:value="18" calcext:value-type="float">
            <text:p>18</text:p>
          </table:table-cell>
          <table:table-cell table:style-name="ce191" office:value-type="float" office:value="22" calcext:value-type="float">
            <text:p>22</text:p>
          </table:table-cell>
          <table:table-cell table:style-name="ce223" office:value-type="float" office:value="26" calcext:value-type="float">
            <text:p>26</text:p>
          </table:table-cell>
          <table:table-cell table:style-name="ce255" office:value-type="float" office:value="27" calcext:value-type="float">
            <text:p>27</text:p>
          </table:table-cell>
          <table:table-cell table:style-name="ce255" office:value-type="float" office:value="21" calcext:value-type="float">
            <text:p>21</text:p>
          </table:table-cell>
          <table:table-cell table:style-name="ce255" office:value-type="float" office:value="24" calcext:value-type="float">
            <text:p>24</text:p>
          </table:table-cell>
          <table:table-cell table:style-name="ce255" office:value-type="float" office:value="20" calcext:value-type="float">
            <text:p>20</text:p>
          </table:table-cell>
          <table:table-cell table:style-name="ce255" office:value-type="float" office:value="22" calcext:value-type="float">
            <text:p>22</text:p>
          </table:table-cell>
          <table:table-cell table:style-name="ce253" office:value-type="float" office:value="25" calcext:value-type="float">
            <text:p>25</text:p>
          </table:table-cell>
          <table:table-cell table:style-name="ce253" office:value-type="float" office:value="28" calcext:value-type="float">
            <text:p>28</text:p>
          </table:table-cell>
          <table:table-cell table:style-name="ce253" office:value-type="float" office:value="31" calcext:value-type="float">
            <text:p>31</text:p>
          </table:table-cell>
          <table:table-cell table:style-name="ce253" office:value-type="float" office:value="34" calcext:value-type="float">
            <text:p>34</text:p>
          </table:table-cell>
          <table:table-cell table:style-name="ce253" office:value-type="float" office:value="36" calcext:value-type="float">
            <text:p>36</text:p>
          </table:table-cell>
          <table:table-cell table:style-name="ce253" office:value-type="float" office:value="37" calcext:value-type="float">
            <text:p>37</text:p>
          </table:table-cell>
          <table:table-cell table:style-name="ce253" office:value-type="float" office:value="12" calcext:value-type="float">
            <text:p>12</text:p>
          </table:table-cell>
          <table:table-cell table:number-columns-repeated="2" table:style-name="ce253" office:value-type="float" office:value="13" calcext:value-type="float">
            <text:p>13</text:p>
          </table:table-cell>
          <table:table-cell table:style-name="ce253" office:value-type="float" office:value="8" calcext:value-type="float">
            <text:p>8</text:p>
          </table:table-cell>
          <table:table-cell table:style-name="ce253" office:value-type="float" office:value="3" calcext:value-type="float">
            <text:p>3</text:p>
          </table:table-cell>
          <table:table-cell table:number-columns-repeated="2" table:style-name="ce253" office:value-type="float" office:value="2" calcext:value-type="float">
            <text:p>2</text:p>
          </table:table-cell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6" calcext:value-type="float">
            <text:p>6</text:p>
          </table:table-cell>
          <table:table-cell table:number-columns-repeated="2" table:style-name="ce253" office:value-type="float" office:value="7" calcext:value-type="float">
            <text:p>7</text:p>
          </table:table-cell>
          <table:table-cell table:style-name="ce253" table:number-columns-repeated="3"/>
          <table:table-cell table:number-columns-repeated="2" table:style-name="ce253" office:value-type="float" office:value="11" calcext:value-type="float">
            <text:p>11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8" calcext:value-type="float">
            <text:p>8</text:p>
          </table:table-cell>
          <table:table-cell table:style-name="ce253" office:value-type="float" office:value="10" calcext:value-type="float">
            <text:p>10</text:p>
          </table:table-cell>
          <table:table-cell table:number-columns-repeated="2" table:style-name="ce253" office:value-type="float" office:value="11" calcext:value-type="float">
            <text:p>11</text:p>
          </table:table-cell>
          <table:table-cell table:style-name="ce253" table:number-columns-repeated="2"/>
          <table:table-cell table:style-name="ce314" table:number-columns-repeated="891"/>
        </table:table-row>
        <table:table-row table:style-name="ro2">
          <table:covered-table-cell table:style-name="ce37"/>
          <table:covered-table-cell table:style-name="ce1"/>
          <table:table-cell table:style-name="ce24" office:value-type="string" calcext:value-type="string">
            <text:p>Castrais – Pastel (Puylaurens)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93" calcext:value-type="float">
            <text:p>93</text:p>
          </table:table-cell>
          <table:table-cell table:number-columns-repeated="2" table:style-name="ce34" office:value-type="float" office:value="84" calcext:value-type="float">
            <text:p>84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19" calcext:value-type="float">
            <text:p>119</text:p>
          </table:table-cell>
          <table:table-cell table:number-columns-repeated="2" table:style-name="ce34" office:value-type="float" office:value="135" calcext:value-type="float">
            <text:p>135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147" calcext:value-type="float">
            <text:p>147</text:p>
          </table:table-cell>
          <table:table-cell table:style-name="ce34"/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55" calcext:value-type="float">
            <text:p>155</text:p>
          </table:table-cell>
          <table:table-cell table:number-columns-repeated="2" table:style-name="ce34" office:value-type="float" office:value="160" calcext:value-type="float">
            <text:p>160</text:p>
          </table:table-cell>
          <table:table-cell table:number-columns-repeated="2" table:style-name="ce34" office:value-type="float" office:value="165" calcext:value-type="float">
            <text:p>165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77" calcext:value-type="float">
            <text:p>177</text:p>
          </table:table-cell>
          <table:table-cell table:style-name="ce34"/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64" calcext:value-type="float">
            <text:p>64</text:p>
          </table:table-cell>
          <table:table-cell table:style-name="ce74" office:value-type="float" office:value="66" calcext:value-type="float">
            <text:p>66</text:p>
          </table:table-cell>
          <table:table-cell table:style-name="ce89" office:value-type="float" office:value="68" calcext:value-type="float">
            <text:p>68</text:p>
          </table:table-cell>
          <table:table-cell table:style-name="ce104" office:value-type="float" office:value="71" calcext:value-type="float">
            <text:p>71</text:p>
          </table:table-cell>
          <table:table-cell table:style-name="ce119" office:value-type="float" office:value="49" calcext:value-type="float">
            <text:p>49</text:p>
          </table:table-cell>
          <table:table-cell table:style-name="ce134" office:value-type="float" office:value="51" calcext:value-type="float">
            <text:p>51</text:p>
          </table:table-cell>
          <table:table-cell table:style-name="ce149" office:value-type="float" office:value="53" calcext:value-type="float">
            <text:p>53</text:p>
          </table:table-cell>
          <table:table-cell table:style-name="ce149" office:value-type="float" office:value="50" calcext:value-type="float">
            <text:p>50</text:p>
          </table:table-cell>
          <table:table-cell table:style-name="ce164" office:value-type="float" office:value="58" calcext:value-type="float">
            <text:p>58</text:p>
          </table:table-cell>
          <table:table-cell table:style-name="ce192" office:value-type="float" office:value="62" calcext:value-type="float">
            <text:p>62</text:p>
          </table:table-cell>
          <table:table-cell table:style-name="ce224" office:value-type="float" office:value="65" calcext:value-type="float">
            <text:p>65</text:p>
          </table:table-cell>
          <table:table-cell table:style-name="ce256" office:value-type="float" office:value="64" calcext:value-type="float">
            <text:p>64</text:p>
          </table:table-cell>
          <table:table-cell table:style-name="ce256" office:value-type="float" office:value="66" calcext:value-type="float">
            <text:p>66</text:p>
          </table:table-cell>
          <table:table-cell table:style-name="ce256" office:value-type="float" office:value="68" calcext:value-type="float">
            <text:p>68</text:p>
          </table:table-cell>
          <table:table-cell table:style-name="ce256" office:value-type="float" office:value="49" calcext:value-type="float">
            <text:p>49</text:p>
          </table:table-cell>
          <table:table-cell table:style-name="ce256" office:value-type="float" office:value="51" calcext:value-type="float">
            <text:p>51</text:p>
          </table:table-cell>
          <table:table-cell table:style-name="ce253" office:value-type="float" office:value="54" calcext:value-type="float">
            <text:p>54</text:p>
          </table:table-cell>
          <table:table-cell table:style-name="ce253" office:value-type="float" office:value="58" calcext:value-type="float">
            <text:p>58</text:p>
          </table:table-cell>
          <table:table-cell table:style-name="ce253" office:value-type="float" office:value="61" calcext:value-type="float">
            <text:p>61</text:p>
          </table:table-cell>
          <table:table-cell table:style-name="ce253" office:value-type="float" office:value="64" calcext:value-type="float">
            <text:p>64</text:p>
          </table:table-cell>
          <table:table-cell table:style-name="ce253" office:value-type="float" office:value="66" calcext:value-type="float">
            <text:p>66</text:p>
          </table:table-cell>
          <table:table-cell table:style-name="ce253" office:value-type="float" office:value="68" calcext:value-type="float">
            <text:p>68</text:p>
          </table:table-cell>
          <table:table-cell table:style-name="ce253" office:value-type="float" office:value="30" calcext:value-type="float">
            <text:p>30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28" calcext:value-type="float">
            <text:p>28</text:p>
          </table:table-cell>
          <table:table-cell table:style-name="ce253" office:value-type="float" office:value="22" calcext:value-type="float">
            <text:p>22</text:p>
          </table:table-cell>
          <table:table-cell table:style-name="ce253" office:value-type="float" office:value="13" calcext:value-type="float">
            <text:p>13</text:p>
          </table:table-cell>
          <table:table-cell table:style-name="ce253" office:value-type="float" office:value="10" calcext:value-type="float">
            <text:p>10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6" calcext:value-type="float">
            <text:p>6</text:p>
          </table:table-cell>
          <table:table-cell table:style-name="ce253" office:value-type="float" office:value="8" calcext:value-type="float">
            <text:p>8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10" calcext:value-type="float">
            <text:p>10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table:number-columns-repeated="3"/>
          <table:table-cell table:number-columns-repeated="2" table:style-name="ce253" office:value-type="float" office:value="15" calcext:value-type="float">
            <text:p>15</text:p>
          </table:table-cell>
          <table:table-cell table:style-name="ce253" office:value-type="float" office:value="16" calcext:value-type="float">
            <text:p>16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table:number-columns-repeated="2"/>
          <table:table-cell table:style-name="ce314" table:number-columns-repeated="891"/>
        </table:table-row>
        <table:table-row table:style-name="ro2">
          <table:covered-table-cell table:style-name="ce37"/>
          <table:covered-table-cell table:style-name="ce1"/>
          <table:table-cell table:style-name="ce24" office:value-type="string" calcext:value-type="string">
            <text:p>Haut Languedoc (Nages)</text:p>
          </table:table-cell>
          <table:table-cell table:style-name="ce34" table:number-columns-repeated="3"/>
          <table:table-cell table:number-columns-repeated="2" table:style-name="ce34" office:value-type="float" office:value="84" calcext:value-type="float">
            <text:p>84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table:number-columns-repeated="4"/>
          <table:table-cell table:number-columns-repeated="2" table:style-name="ce34" office:value-type="float" office:value="135" calcext:value-type="float">
            <text:p>135</text:p>
          </table:table-cell>
          <table:table-cell table:number-columns-repeated="2" table:style-name="ce34" office:value-type="float" office:value="140" calcext:value-type="float">
            <text:p>140</text:p>
          </table:table-cell>
          <table:table-cell table:number-columns-repeated="2" table:style-name="ce34" office:value-type="float" office:value="150" calcext:value-type="float">
            <text:p>150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137" calcext:value-type="float">
            <text:p>137</text:p>
          </table:table-cell>
          <table:table-cell table:style-name="ce34"/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58" calcext:value-type="float">
            <text:p>58</text:p>
          </table:table-cell>
          <table:table-cell table:number-columns-repeated="2" table:style-name="ce34" office:value-type="float" office:value="60" calcext:value-type="float">
            <text:p>60</text:p>
          </table:table-cell>
          <table:table-cell table:style-name="ce75" office:value-type="float" office:value="62" calcext:value-type="float">
            <text:p>62</text:p>
          </table:table-cell>
          <table:table-cell table:style-name="ce90" office:value-type="float" office:value="63" calcext:value-type="float">
            <text:p>63</text:p>
          </table:table-cell>
          <table:table-cell table:style-name="ce105" office:value-type="float" office:value="63" calcext:value-type="float">
            <text:p>63</text:p>
          </table:table-cell>
          <table:table-cell table:style-name="ce120" office:value-type="float" office:value="43" calcext:value-type="float">
            <text:p>43</text:p>
          </table:table-cell>
          <table:table-cell table:style-name="ce135" office:value-type="float" office:value="44" calcext:value-type="float">
            <text:p>44</text:p>
          </table:table-cell>
          <table:table-cell table:style-name="ce150" office:value-type="float" office:value="38" calcext:value-type="float">
            <text:p>38</text:p>
          </table:table-cell>
          <table:table-cell table:style-name="ce150" office:value-type="float" office:value="39" calcext:value-type="float">
            <text:p>39</text:p>
          </table:table-cell>
          <table:table-cell table:style-name="ce165" office:value-type="float" office:value="31" calcext:value-type="float">
            <text:p>31</text:p>
          </table:table-cell>
          <table:table-cell table:style-name="ce193" office:value-type="float" office:value="35" calcext:value-type="float">
            <text:p>35</text:p>
          </table:table-cell>
          <table:table-cell table:style-name="ce225" office:value-type="float" office:value="37" calcext:value-type="float">
            <text:p>37</text:p>
          </table:table-cell>
          <table:table-cell table:style-name="ce257" office:value-type="float" office:value="33" calcext:value-type="float">
            <text:p>33</text:p>
          </table:table-cell>
          <table:table-cell table:style-name="ce257" office:value-type="float" office:value="22" calcext:value-type="float">
            <text:p>22</text:p>
          </table:table-cell>
          <table:table-cell table:style-name="ce257" office:value-type="float" office:value="24" calcext:value-type="float">
            <text:p>24</text:p>
          </table:table-cell>
          <table:table-cell table:style-name="ce257" office:value-type="float" office:value="16" calcext:value-type="float">
            <text:p>16</text:p>
          </table:table-cell>
          <table:table-cell table:style-name="ce257" office:value-type="float" office:value="18" calcext:value-type="float">
            <text:p>18</text:p>
          </table:table-cell>
          <table:table-cell table:style-name="ce253" office:value-type="float" office:value="21" calcext:value-type="float">
            <text:p>21</text:p>
          </table:table-cell>
          <table:table-cell table:style-name="ce253" office:value-type="float" office:value="24" calcext:value-type="float">
            <text:p>24</text:p>
          </table:table-cell>
          <table:table-cell table:style-name="ce253" office:value-type="float" office:value="26" calcext:value-type="float">
            <text:p>26</text:p>
          </table:table-cell>
          <table:table-cell table:style-name="ce253" office:value-type="float" office:value="29" calcext:value-type="float">
            <text:p>29</text:p>
          </table:table-cell>
          <table:table-cell table:style-name="ce253" office:value-type="float" office:value="30" calcext:value-type="float">
            <text:p>30</text:p>
          </table:table-cell>
          <table:table-cell table:style-name="ce253" office:value-type="float" office:value="33" calcext:value-type="float">
            <text:p>33</text:p>
          </table:table-cell>
          <table:table-cell table:number-columns-repeated="2" table:style-name="ce253" office:value-type="float" office:value="14" calcext:value-type="float">
            <text:p>14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office:value-type="float" office:value="13" calcext:value-type="float">
            <text:p>13</text:p>
          </table:table-cell>
          <table:table-cell table:style-name="ce253" office:value-type="float" office:value="7" calcext:value-type="float">
            <text:p>7</text:p>
          </table:table-cell>
          <table:table-cell table:number-columns-repeated="2" table:style-name="ce253" office:value-type="float" office:value="3" calcext:value-type="float">
            <text:p>3</text:p>
          </table:table-cell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6" calcext:value-type="float">
            <text:p>6</text:p>
          </table:table-cell>
          <table:table-cell table:style-name="ce253" office:value-type="float" office:value="7" calcext:value-type="float">
            <text:p>7</text:p>
          </table:table-cell>
          <table:table-cell table:style-name="ce253" office:value-type="float" office:value="9" calcext:value-type="float">
            <text:p>9</text:p>
          </table:table-cell>
          <table:table-cell table:number-columns-repeated="2" table:style-name="ce253" office:value-type="float" office:value="7" calcext:value-type="float">
            <text:p>7</text:p>
          </table:table-cell>
          <table:table-cell table:style-name="ce253" office:value-type="float" office:value="8" calcext:value-type="float">
            <text:p>8</text:p>
          </table:table-cell>
          <table:table-cell table:style-name="ce253" table:number-columns-repeated="3"/>
          <table:table-cell table:number-columns-repeated="2" table:style-name="ce253" office:value-type="float" office:value="10" calcext:value-type="float">
            <text:p>10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office:value-type="float" office:value="7" calcext:value-type="float">
            <text:p>7</text:p>
          </table:table-cell>
          <table:table-cell table:number-columns-repeated="3" table:style-name="ce253" office:value-type="float" office:value="9" calcext:value-type="float">
            <text:p>9</text:p>
          </table:table-cell>
          <table:table-cell table:style-name="ce253" table:number-columns-repeated="2"/>
          <table:table-cell table:style-name="ce314" table:number-columns-repeated="891"/>
        </table:table-row>
        <table:table-row table:style-name="ro2">
          <table:covered-table-cell table:style-name="ce37"/>
          <table:covered-table-cell table:style-name="ce12"/>
          <table:table-cell table:style-name="ce24" office:value-type="string" calcext:value-type="string">
            <text:p>Montagne Noire (Escoussens)</text:p>
          </table:table-cell>
          <table:table-cell table:style-name="ce35" table:number-columns-repeated="12"/>
          <table:table-cell table:number-columns-repeated="2" table:style-name="ce35" office:value-type="float" office:value="110" calcext:value-type="float">
            <text:p>110</text:p>
          </table:table-cell>
          <table:table-cell table:number-columns-repeated="2" table:style-name="ce35" office:value-type="float" office:value="120" calcext:value-type="float">
            <text:p>120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141" calcext:value-type="float">
            <text:p>141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float" office:value="115" calcext:value-type="float">
            <text:p>115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float" office:value="141" calcext:value-type="float">
            <text:p>141</text:p>
          </table:table-cell>
          <table:table-cell table:number-columns-repeated="2" table:style-name="ce35" office:value-type="float" office:value="145" calcext:value-type="float">
            <text:p>145</text:p>
          </table:table-cell>
          <table:table-cell table:style-name="ce35" office:value-type="float" office:value="147" calcext:value-type="float">
            <text:p>147</text:p>
          </table:table-cell>
          <table:table-cell table:style-name="ce35"/>
          <table:table-cell table:style-name="ce35" office:value-type="float" office:value="122" calcext:value-type="float">
            <text:p>122</text:p>
          </table:table-cell>
          <table:table-cell table:style-name="ce35" office:value-type="float" office:value="124" calcext:value-type="float">
            <text:p>124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130" calcext:value-type="float">
            <text:p>130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float" office:value="149" calcext:value-type="float">
            <text:p>149</text:p>
          </table:table-cell>
          <table:table-cell table:style-name="ce35" office:value-type="float" office:value="154" calcext:value-type="float">
            <text:p>154</text:p>
          </table:table-cell>
          <table:table-cell table:style-name="ce35" office:value-type="float" office:value="159" calcext:value-type="float">
            <text:p>159</text:p>
          </table:table-cell>
          <table:table-cell table:style-name="ce35" office:value-type="float" office:value="161" calcext:value-type="float">
            <text:p>161</text:p>
          </table:table-cell>
          <table:table-cell table:style-name="ce35" office:value-type="float" office:value="881" calcext:value-type="float">
            <text:p>881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1" calcext:value-type="float">
            <text:p>81</text:p>
          </table:table-cell>
          <table:table-cell table:style-name="ce76" office:value-type="float" office:value="82" calcext:value-type="float">
            <text:p>82</text:p>
          </table:table-cell>
          <table:table-cell table:style-name="ce91" office:value-type="float" office:value="84" calcext:value-type="float">
            <text:p>84</text:p>
          </table:table-cell>
          <table:table-cell table:style-name="ce106" office:value-type="float" office:value="86" calcext:value-type="float">
            <text:p>86</text:p>
          </table:table-cell>
          <table:table-cell table:style-name="ce121" office:value-type="float" office:value="62" calcext:value-type="float">
            <text:p>62</text:p>
          </table:table-cell>
          <table:table-cell table:style-name="ce136" office:value-type="float" office:value="65" calcext:value-type="float">
            <text:p>65</text:p>
          </table:table-cell>
          <table:table-cell table:style-name="ce151" office:value-type="float" office:value="67" calcext:value-type="float">
            <text:p>67</text:p>
          </table:table-cell>
          <table:table-cell table:style-name="ce151" office:value-type="float" office:value="68" calcext:value-type="float">
            <text:p>68</text:p>
          </table:table-cell>
          <table:table-cell table:style-name="ce166" office:value-type="float" office:value="42" calcext:value-type="float">
            <text:p>42</text:p>
          </table:table-cell>
          <table:table-cell table:style-name="ce194" office:value-type="float" office:value="46" calcext:value-type="float">
            <text:p>46</text:p>
          </table:table-cell>
          <table:table-cell table:style-name="ce226" office:value-type="float" office:value="50" calcext:value-type="float">
            <text:p>50</text:p>
          </table:table-cell>
          <table:table-cell table:style-name="ce258" office:value-type="float" office:value="48" calcext:value-type="float">
            <text:p>48</text:p>
          </table:table-cell>
          <table:table-cell table:style-name="ce283" office:value-type="float" office:value="45" calcext:value-type="float">
            <text:p>45</text:p>
          </table:table-cell>
          <table:table-cell table:style-name="ce295" office:value-type="float" office:value="47" calcext:value-type="float">
            <text:p>47</text:p>
          </table:table-cell>
          <table:table-cell table:style-name="ce303" office:value-type="float" office:value="45" calcext:value-type="float">
            <text:p>45</text:p>
          </table:table-cell>
          <table:table-cell table:style-name="ce311" office:value-type="float" office:value="48" calcext:value-type="float">
            <text:p>48</text:p>
          </table:table-cell>
          <table:table-cell table:style-name="ce311" office:value-type="float" office:value="51" calcext:value-type="float">
            <text:p>51</text:p>
          </table:table-cell>
          <table:table-cell table:style-name="ce311" office:value-type="float" office:value="54" calcext:value-type="float">
            <text:p>54</text:p>
          </table:table-cell>
          <table:table-cell table:style-name="ce311" office:value-type="float" office:value="57" calcext:value-type="float">
            <text:p>57</text:p>
          </table:table-cell>
          <table:table-cell table:style-name="ce311" office:value-type="float" office:value="60" calcext:value-type="float">
            <text:p>60</text:p>
          </table:table-cell>
          <table:table-cell table:style-name="ce311" office:value-type="float" office:value="63" calcext:value-type="float">
            <text:p>63</text:p>
          </table:table-cell>
          <table:table-cell table:style-name="ce311" office:value-type="float" office:value="64" calcext:value-type="float">
            <text:p>64</text:p>
          </table:table-cell>
          <table:table-cell table:style-name="ce311" office:value-type="float" office:value="23" calcext:value-type="float">
            <text:p>23</text:p>
          </table:table-cell>
          <table:table-cell table:style-name="ce311" office:value-type="float" office:value="24" calcext:value-type="float">
            <text:p>24</text:p>
          </table:table-cell>
          <table:table-cell table:style-name="ce311" office:value-type="float" office:value="25" calcext:value-type="float">
            <text:p>25</text:p>
          </table:table-cell>
          <table:table-cell table:style-name="ce311" office:value-type="float" office:value="15" calcext:value-type="float">
            <text:p>15</text:p>
          </table:table-cell>
          <table:table-cell table:style-name="ce311" office:value-type="float" office:value="7" calcext:value-type="float">
            <text:p>7</text:p>
          </table:table-cell>
          <table:table-cell table:number-columns-repeated="2" table:style-name="ce311" office:value-type="float" office:value="6" calcext:value-type="float">
            <text:p>6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4" calcext:value-type="float">
            <text:p>4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6" calcext:value-type="float">
            <text:p>6</text:p>
          </table:table-cell>
          <table:table-cell table:number-columns-repeated="2" table:style-name="ce311" office:value-type="float" office:value="8" calcext:value-type="float">
            <text:p>8</text:p>
          </table:table-cell>
          <table:table-cell table:style-name="ce311" office:value-type="float" office:value="9" calcext:value-type="float">
            <text:p>9</text:p>
          </table:table-cell>
          <table:table-cell table:style-name="ce311" table:number-columns-repeated="3"/>
          <table:table-cell table:number-columns-repeated="2" table:style-name="ce311" office:value-type="float" office:value="13" calcext:value-type="float">
            <text:p>13</text:p>
          </table:table-cell>
          <table:table-cell table:style-name="ce311" office:value-type="float" office:value="14" calcext:value-type="float">
            <text:p>14</text:p>
          </table:table-cell>
          <table:table-cell table:style-name="ce311" office:value-type="float" office:value="15" calcext:value-type="float">
            <text:p>15</text:p>
          </table:table-cell>
          <table:table-cell table:style-name="ce311" office:value-type="float" office:value="16" calcext:value-type="float">
            <text:p>16</text:p>
          </table:table-cell>
          <table:table-cell table:style-name="ce311" office:value-type="float" office:value="17" calcext:value-type="float">
            <text:p>17</text:p>
          </table:table-cell>
          <table:table-cell table:style-name="ce311" office:value-type="float" office:value="18" calcext:value-type="float">
            <text:p>18</text:p>
          </table:table-cell>
          <table:table-cell table:style-name="ce311" table:number-columns-repeated="2"/>
          <table:table-cell table:style-name="ce314" table:number-columns-repeated="891"/>
        </table:table-row>
        <table:table-row table:style-name="ro2">
          <table:covered-table-cell table:style-name="ce37"/>
          <table:table-cell table:style-name="ce1" office:value-type="string" calcext:value-type="string" table:number-columns-spanned="1" table:number-rows-spanned="7">
            <text:p>IS</text:p>
          </table:table-cell>
          <table:table-cell table:style-name="ce23" office:value-type="string" calcext:value-type="string">
            <text:p>Grésigne (Castelnau)</text:p>
          </table:table-cell>
          <table:table-cell table:style-name="ce36" table:number-columns-repeated="12"/>
          <table:table-cell table:number-columns-repeated="2" table:style-name="ce36" office:value-type="float" office:value="450" calcext:value-type="float">
            <text:p>450</text:p>
          </table:table-cell>
          <table:table-cell table:number-columns-repeated="2" table:style-name="ce36" office:value-type="float" office:value="470" calcext:value-type="float">
            <text:p>470</text:p>
          </table:table-cell>
          <table:table-cell table:style-name="ce36" office:value-type="float" office:value="504" calcext:value-type="float">
            <text:p>504</text:p>
          </table:table-cell>
          <table:table-cell table:style-name="ce36" office:value-type="float" office:value="518" calcext:value-type="float">
            <text:p>518</text:p>
          </table:table-cell>
          <table:table-cell table:style-name="ce36" office:value-type="float" office:value="499" calcext:value-type="float">
            <text:p>499</text:p>
          </table:table-cell>
          <table:table-cell table:style-name="ce36" office:value-type="float" office:value="508" calcext:value-type="float">
            <text:p>508</text:p>
          </table:table-cell>
          <table:table-cell table:style-name="ce36" office:value-type="float" office:value="517" calcext:value-type="float">
            <text:p>517</text:p>
          </table:table-cell>
          <table:table-cell table:style-name="ce36" office:value-type="float" office:value="547" calcext:value-type="float">
            <text:p>547</text:p>
          </table:table-cell>
          <table:table-cell table:style-name="ce36" office:value-type="float" office:value="556" calcext:value-type="float">
            <text:p>556</text:p>
          </table:table-cell>
          <table:table-cell table:style-name="ce36" office:value-type="float" office:value="566" calcext:value-type="float">
            <text:p>566</text:p>
          </table:table-cell>
          <table:table-cell table:style-name="ce36" office:value-type="float" office:value="575" calcext:value-type="float">
            <text:p>575</text:p>
          </table:table-cell>
          <table:table-cell table:style-name="ce36" office:value-type="float" office:value="582" calcext:value-type="float">
            <text:p>582</text:p>
          </table:table-cell>
          <table:table-cell table:style-name="ce36" office:value-type="float" office:value="589" calcext:value-type="float">
            <text:p>589</text:p>
          </table:table-cell>
          <table:table-cell table:style-name="ce36" office:value-type="float" office:value="598" calcext:value-type="float">
            <text:p>598</text:p>
          </table:table-cell>
          <table:table-cell table:style-name="ce36" office:value-type="float" office:value="606" calcext:value-type="float">
            <text:p>606</text:p>
          </table:table-cell>
          <table:table-cell table:style-name="ce36" office:value-type="float" office:value="615" calcext:value-type="float">
            <text:p>615</text:p>
          </table:table-cell>
          <table:table-cell table:style-name="ce36" office:value-type="float" office:value="625" calcext:value-type="float">
            <text:p>625</text:p>
          </table:table-cell>
          <table:table-cell table:style-name="ce36" office:value-type="float" office:value="633" calcext:value-type="float">
            <text:p>633</text:p>
          </table:table-cell>
          <table:table-cell table:style-name="ce36" office:value-type="float" office:value="643" calcext:value-type="float">
            <text:p>643</text:p>
          </table:table-cell>
          <table:table-cell table:style-name="ce36" office:value-type="float" office:value="652" calcext:value-type="float">
            <text:p>652</text:p>
          </table:table-cell>
          <table:table-cell table:style-name="ce36" office:value-type="float" office:value="660" calcext:value-type="float">
            <text:p>660</text:p>
          </table:table-cell>
          <table:table-cell table:style-name="ce36" office:value-type="float" office:value="668" calcext:value-type="float">
            <text:p>668</text:p>
          </table:table-cell>
          <table:table-cell table:style-name="ce36"/>
          <table:table-cell table:style-name="ce36" office:value-type="float" office:value="686" calcext:value-type="float">
            <text:p>686</text:p>
          </table:table-cell>
          <table:table-cell table:style-name="ce36" office:value-type="float" office:value="694" calcext:value-type="float">
            <text:p>694</text:p>
          </table:table-cell>
          <table:table-cell table:style-name="ce36" office:value-type="float" office:value="701" calcext:value-type="float">
            <text:p>701</text:p>
          </table:table-cell>
          <table:table-cell table:style-name="ce36" office:value-type="float" office:value="709" calcext:value-type="float">
            <text:p>709</text:p>
          </table:table-cell>
          <table:table-cell table:style-name="ce36" office:value-type="float" office:value="717" calcext:value-type="float">
            <text:p>717</text:p>
          </table:table-cell>
          <table:table-cell table:style-name="ce36" office:value-type="float" office:value="724" calcext:value-type="float">
            <text:p>724</text:p>
          </table:table-cell>
          <table:table-cell table:style-name="ce36" office:value-type="float" office:value="729" calcext:value-type="float">
            <text:p>729</text:p>
          </table:table-cell>
          <table:table-cell table:style-name="ce36" office:value-type="float" office:value="741" calcext:value-type="float">
            <text:p>741</text:p>
          </table:table-cell>
          <table:table-cell table:style-name="ce36" office:value-type="float" office:value="749" calcext:value-type="float">
            <text:p>749</text:p>
          </table:table-cell>
          <table:table-cell table:style-name="ce36" office:value-type="float" office:value="754" calcext:value-type="float">
            <text:p>754</text:p>
          </table:table-cell>
          <table:table-cell table:style-name="ce36" office:value-type="float" office:value="762" calcext:value-type="float">
            <text:p>762</text:p>
          </table:table-cell>
          <table:table-cell table:style-name="ce36" office:value-type="float" office:value="770" calcext:value-type="float">
            <text:p>770</text:p>
          </table:table-cell>
          <table:table-cell table:style-name="ce36" office:value-type="float" office:value="784" calcext:value-type="float">
            <text:p>784</text:p>
          </table:table-cell>
          <table:table-cell table:style-name="ce36" office:value-type="float" office:value="792" calcext:value-type="float">
            <text:p>792</text:p>
          </table:table-cell>
          <table:table-cell table:style-name="ce36" office:value-type="float" office:value="759" calcext:value-type="float">
            <text:p>759</text:p>
          </table:table-cell>
          <table:table-cell table:style-name="ce36" office:value-type="float" office:value="767" calcext:value-type="float">
            <text:p>767</text:p>
          </table:table-cell>
          <table:table-cell table:style-name="ce36" office:value-type="float" office:value="772" calcext:value-type="float">
            <text:p>772</text:p>
          </table:table-cell>
          <table:table-cell table:style-name="ce77" office:value-type="float" office:value="778" calcext:value-type="float">
            <text:p>778</text:p>
          </table:table-cell>
          <table:table-cell table:style-name="ce92" office:value-type="float" office:value="785" calcext:value-type="float">
            <text:p>785</text:p>
          </table:table-cell>
          <table:table-cell table:style-name="ce107" office:value-type="float" office:value="792" calcext:value-type="float">
            <text:p>792</text:p>
          </table:table-cell>
          <table:table-cell table:style-name="ce122" office:value-type="float" office:value="689" calcext:value-type="float">
            <text:p>689</text:p>
          </table:table-cell>
          <table:table-cell table:style-name="ce137" office:value-type="float" office:value="695" calcext:value-type="float">
            <text:p>695</text:p>
          </table:table-cell>
          <table:table-cell table:style-name="ce152" office:value-type="float" office:value="702" calcext:value-type="float">
            <text:p>702</text:p>
          </table:table-cell>
          <table:table-cell table:style-name="ce152" office:value-type="float" office:value="707" calcext:value-type="float">
            <text:p>707</text:p>
          </table:table-cell>
          <table:table-cell table:style-name="ce167" office:value-type="float" office:value="712" calcext:value-type="float">
            <text:p>712</text:p>
          </table:table-cell>
          <table:table-cell table:style-name="ce195" office:value-type="float" office:value="719" calcext:value-type="float">
            <text:p>719</text:p>
          </table:table-cell>
          <table:table-cell table:style-name="ce227" office:value-type="float" office:value="726" calcext:value-type="float">
            <text:p>726</text:p>
          </table:table-cell>
          <table:table-cell table:style-name="ce259" office:value-type="float" office:value="722" calcext:value-type="float">
            <text:p>722</text:p>
          </table:table-cell>
          <table:table-cell table:style-name="ce259" office:value-type="float" office:value="736" calcext:value-type="float">
            <text:p>736</text:p>
          </table:table-cell>
          <table:table-cell table:style-name="ce259" office:value-type="float" office:value="742" calcext:value-type="float">
            <text:p>742</text:p>
          </table:table-cell>
          <table:table-cell table:style-name="ce259" office:value-type="float" office:value="748" calcext:value-type="float">
            <text:p>748</text:p>
          </table:table-cell>
          <table:table-cell table:style-name="ce259" office:value-type="float" office:value="753" calcext:value-type="float">
            <text:p>753</text:p>
          </table:table-cell>
          <table:table-cell table:style-name="ce259" office:value-type="float" office:value="759" calcext:value-type="float">
            <text:p>759</text:p>
          </table:table-cell>
          <table:table-cell table:style-name="ce259" office:value-type="float" office:value="765" calcext:value-type="float">
            <text:p>765</text:p>
          </table:table-cell>
          <table:table-cell table:style-name="ce259" office:value-type="float" office:value="771" calcext:value-type="float">
            <text:p>771</text:p>
          </table:table-cell>
          <table:table-cell table:style-name="ce259" office:value-type="float" office:value="782" calcext:value-type="float">
            <text:p>782</text:p>
          </table:table-cell>
          <table:table-cell table:style-name="ce259" office:value-type="float" office:value="788" calcext:value-type="float">
            <text:p>788</text:p>
          </table:table-cell>
          <table:table-cell table:style-name="ce259" office:value-type="float" office:value="794" calcext:value-type="float">
            <text:p>794</text:p>
          </table:table-cell>
          <table:table-cell table:style-name="ce259" office:value-type="float" office:value="521" calcext:value-type="float">
            <text:p>521</text:p>
          </table:table-cell>
          <table:table-cell table:style-name="ce259" office:value-type="float" office:value="526" calcext:value-type="float">
            <text:p>526</text:p>
          </table:table-cell>
          <table:table-cell table:style-name="ce259" office:value-type="float" office:value="559" calcext:value-type="float">
            <text:p>559</text:p>
          </table:table-cell>
          <table:table-cell table:style-name="ce259" office:value-type="float" office:value="552" calcext:value-type="float">
            <text:p>552</text:p>
          </table:table-cell>
          <table:table-cell table:style-name="ce259" office:value-type="float" office:value="513" calcext:value-type="float">
            <text:p>513</text:p>
          </table:table-cell>
          <table:table-cell table:style-name="ce259" office:value-type="float" office:value="505" calcext:value-type="float">
            <text:p>505</text:p>
          </table:table-cell>
          <table:table-cell table:style-name="ce259" office:value-type="float" office:value="509" calcext:value-type="float">
            <text:p>509</text:p>
          </table:table-cell>
          <table:table-cell table:style-name="ce259" office:value-type="float" office:value="514" calcext:value-type="float">
            <text:p>514</text:p>
          </table:table-cell>
          <table:table-cell table:style-name="ce259" office:value-type="float" office:value="401" calcext:value-type="float">
            <text:p>401</text:p>
          </table:table-cell>
          <table:table-cell table:style-name="ce259" office:value-type="float" office:value="404" calcext:value-type="float">
            <text:p>404</text:p>
          </table:table-cell>
          <table:table-cell table:style-name="ce259" office:value-type="float" office:value="408" calcext:value-type="float">
            <text:p>408</text:p>
          </table:table-cell>
          <table:table-cell table:style-name="ce259" office:value-type="float" office:value="412" calcext:value-type="float">
            <text:p>412</text:p>
          </table:table-cell>
          <table:table-cell table:style-name="ce259" office:value-type="float" office:value="416" calcext:value-type="float">
            <text:p>416</text:p>
          </table:table-cell>
          <table:table-cell table:style-name="ce259" office:value-type="float" office:value="420" calcext:value-type="float">
            <text:p>420</text:p>
          </table:table-cell>
          <table:table-cell table:style-name="ce259" table:number-columns-repeated="3"/>
          <table:table-cell table:style-name="ce259" office:value-type="float" office:value="421" calcext:value-type="float">
            <text:p>421</text:p>
          </table:table-cell>
          <table:table-cell table:style-name="ce259" office:value-type="float" office:value="425" calcext:value-type="float">
            <text:p>425</text:p>
          </table:table-cell>
          <table:table-cell table:style-name="ce259" office:value-type="float" office:value="428" calcext:value-type="float">
            <text:p>428</text:p>
          </table:table-cell>
          <table:table-cell table:style-name="ce259" office:value-type="float" office:value="432" calcext:value-type="float">
            <text:p>432</text:p>
          </table:table-cell>
          <table:table-cell table:style-name="ce259" office:value-type="float" office:value="436" calcext:value-type="float">
            <text:p>436</text:p>
          </table:table-cell>
          <table:table-cell table:style-name="ce259" office:value-type="float" office:value="440" calcext:value-type="float">
            <text:p>440</text:p>
          </table:table-cell>
          <table:table-cell table:style-name="ce259" office:value-type="float" office:value="444" calcext:value-type="float">
            <text:p>444</text:p>
          </table:table-cell>
          <table:table-cell table:style-name="ce259" table:number-columns-repeated="2"/>
          <table:table-cell table:style-name="ce314" table:number-columns-repeated="891"/>
        </table:table-row>
        <table:table-row table:style-name="ro2">
          <table:covered-table-cell table:style-name="ce37"/>
          <table:covered-table-cell table:style-name="ce1"/>
          <table:table-cell table:style-name="ce24" office:value-type="string" calcext:value-type="string">
            <text:p>Ségala (Sérénac)</text:p>
          </table:table-cell>
          <table:table-cell table:style-name="ce36" table:number-columns-repeated="12"/>
          <table:table-cell table:style-name="ce36" office:value-type="float" office:value="390" calcext:value-type="float">
            <text:p>390</text:p>
          </table:table-cell>
          <table:table-cell table:style-name="ce36" office:value-type="float" office:value="450" calcext:value-type="float">
            <text:p>450</text:p>
          </table:table-cell>
          <table:table-cell table:style-name="ce36" office:value-type="float" office:value="476" calcext:value-type="float">
            <text:p>476</text:p>
          </table:table-cell>
          <table:table-cell table:style-name="ce36" office:value-type="float" office:value="480" calcext:value-type="float">
            <text:p>480</text:p>
          </table:table-cell>
          <table:table-cell table:style-name="ce36" office:value-type="float" office:value="489" calcext:value-type="float">
            <text:p>489</text:p>
          </table:table-cell>
          <table:table-cell table:style-name="ce36" office:value-type="float" office:value="498" calcext:value-type="float">
            <text:p>498</text:p>
          </table:table-cell>
          <table:table-cell table:style-name="ce36" office:value-type="float" office:value="523" calcext:value-type="float">
            <text:p>523</text:p>
          </table:table-cell>
          <table:table-cell table:style-name="ce36" office:value-type="float" office:value="531" calcext:value-type="float">
            <text:p>531</text:p>
          </table:table-cell>
          <table:table-cell table:style-name="ce36" office:value-type="float" office:value="540" calcext:value-type="float">
            <text:p>540</text:p>
          </table:table-cell>
          <table:table-cell table:style-name="ce36" office:value-type="float" office:value="532" calcext:value-type="float">
            <text:p>532</text:p>
          </table:table-cell>
          <table:table-cell table:style-name="ce36" office:value-type="float" office:value="541" calcext:value-type="float">
            <text:p>541</text:p>
          </table:table-cell>
          <table:table-cell table:style-name="ce36" office:value-type="float" office:value="550" calcext:value-type="float">
            <text:p>550</text:p>
          </table:table-cell>
          <table:table-cell table:style-name="ce36" office:value-type="float" office:value="560" calcext:value-type="float">
            <text:p>560</text:p>
          </table:table-cell>
          <table:table-cell table:style-name="ce36" office:value-type="float" office:value="568" calcext:value-type="float">
            <text:p>568</text:p>
          </table:table-cell>
          <table:table-cell table:style-name="ce36" office:value-type="float" office:value="576" calcext:value-type="float">
            <text:p>576</text:p>
          </table:table-cell>
          <table:table-cell table:style-name="ce36" office:value-type="float" office:value="585" calcext:value-type="float">
            <text:p>585</text:p>
          </table:table-cell>
          <table:table-cell table:style-name="ce36" office:value-type="float" office:value="593" calcext:value-type="float">
            <text:p>593</text:p>
          </table:table-cell>
          <table:table-cell table:style-name="ce36" office:value-type="float" office:value="602" calcext:value-type="float">
            <text:p>602</text:p>
          </table:table-cell>
          <table:table-cell table:style-name="ce36" office:value-type="float" office:value="611" calcext:value-type="float">
            <text:p>611</text:p>
          </table:table-cell>
          <table:table-cell table:style-name="ce36" office:value-type="float" office:value="620" calcext:value-type="float">
            <text:p>620</text:p>
          </table:table-cell>
          <table:table-cell table:style-name="ce36" office:value-type="float" office:value="630" calcext:value-type="float">
            <text:p>630</text:p>
          </table:table-cell>
          <table:table-cell table:style-name="ce36" office:value-type="float" office:value="639" calcext:value-type="float">
            <text:p>639</text:p>
          </table:table-cell>
          <table:table-cell table:style-name="ce36" office:value-type="float" office:value="647" calcext:value-type="float">
            <text:p>647</text:p>
          </table:table-cell>
          <table:table-cell table:style-name="ce36" office:value-type="float" office:value="654" calcext:value-type="float">
            <text:p>654</text:p>
          </table:table-cell>
          <table:table-cell table:style-name="ce36"/>
          <table:table-cell table:style-name="ce36" office:value-type="float" office:value="646" calcext:value-type="float">
            <text:p>646</text:p>
          </table:table-cell>
          <table:table-cell table:style-name="ce36" office:value-type="float" office:value="653" calcext:value-type="float">
            <text:p>653</text:p>
          </table:table-cell>
          <table:table-cell table:style-name="ce36" office:value-type="float" office:value="664" calcext:value-type="float">
            <text:p>664</text:p>
          </table:table-cell>
          <table:table-cell table:style-name="ce36" office:value-type="float" office:value="672" calcext:value-type="float">
            <text:p>672</text:p>
          </table:table-cell>
          <table:table-cell table:style-name="ce36" office:value-type="float" office:value="680" calcext:value-type="float">
            <text:p>680</text:p>
          </table:table-cell>
          <table:table-cell table:style-name="ce36" office:value-type="float" office:value="687" calcext:value-type="float">
            <text:p>687</text:p>
          </table:table-cell>
          <table:table-cell table:style-name="ce36" office:value-type="float" office:value="790" calcext:value-type="float">
            <text:p>790</text:p>
          </table:table-cell>
          <table:table-cell table:style-name="ce36" office:value-type="float" office:value="722" calcext:value-type="float">
            <text:p>722</text:p>
          </table:table-cell>
          <table:table-cell table:style-name="ce36" office:value-type="float" office:value="730" calcext:value-type="float">
            <text:p>730</text:p>
          </table:table-cell>
          <table:table-cell table:style-name="ce36" office:value-type="float" office:value="671" calcext:value-type="float">
            <text:p>671</text:p>
          </table:table-cell>
          <table:table-cell table:style-name="ce36" office:value-type="float" office:value="678" calcext:value-type="float">
            <text:p>678</text:p>
          </table:table-cell>
          <table:table-cell table:style-name="ce36" office:value-type="float" office:value="687" calcext:value-type="float">
            <text:p>687</text:p>
          </table:table-cell>
          <table:table-cell table:style-name="ce36" office:value-type="float" office:value="684" calcext:value-type="float">
            <text:p>684</text:p>
          </table:table-cell>
          <table:table-cell table:style-name="ce36" office:value-type="float" office:value="692" calcext:value-type="float">
            <text:p>692</text:p>
          </table:table-cell>
          <table:table-cell table:style-name="ce36" office:value-type="float" office:value="712" calcext:value-type="float">
            <text:p>712</text:p>
          </table:table-cell>
          <table:table-cell table:style-name="ce36" office:value-type="float" office:value="720" calcext:value-type="float">
            <text:p>720</text:p>
          </table:table-cell>
          <table:table-cell table:style-name="ce36" office:value-type="float" office:value="712" calcext:value-type="float">
            <text:p>712</text:p>
          </table:table-cell>
          <table:table-cell table:style-name="ce36" office:value-type="float" office:value="718" calcext:value-type="float">
            <text:p>718</text:p>
          </table:table-cell>
          <table:table-cell table:style-name="ce36" office:value-type="float" office:value="725" calcext:value-type="float">
            <text:p>725</text:p>
          </table:table-cell>
          <table:table-cell table:style-name="ce36" office:value-type="float" office:value="732" calcext:value-type="float">
            <text:p>732</text:p>
          </table:table-cell>
          <table:table-cell table:style-name="ce36" office:value-type="float" office:value="632" calcext:value-type="float">
            <text:p>632</text:p>
          </table:table-cell>
          <table:table-cell table:style-name="ce36" office:value-type="float" office:value="638" calcext:value-type="float">
            <text:p>638</text:p>
          </table:table-cell>
          <table:table-cell table:style-name="ce36" office:value-type="float" office:value="644" calcext:value-type="float">
            <text:p>644</text:p>
          </table:table-cell>
          <table:table-cell table:style-name="ce36" office:value-type="float" office:value="650" calcext:value-type="float">
            <text:p>650</text:p>
          </table:table-cell>
          <table:table-cell table:style-name="ce168" office:value-type="float" office:value="640" calcext:value-type="float">
            <text:p>640</text:p>
          </table:table-cell>
          <table:table-cell table:style-name="ce196" office:value-type="float" office:value="647" calcext:value-type="float">
            <text:p>647</text:p>
          </table:table-cell>
          <table:table-cell table:style-name="ce228" office:value-type="float" office:value="653" calcext:value-type="float">
            <text:p>653</text:p>
          </table:table-cell>
          <table:table-cell table:style-name="ce260" office:value-type="float" office:value="661" calcext:value-type="float">
            <text:p>661</text:p>
          </table:table-cell>
          <table:table-cell table:style-name="ce260" office:value-type="float" office:value="667" calcext:value-type="float">
            <text:p>667</text:p>
          </table:table-cell>
          <table:table-cell table:style-name="ce260" office:value-type="float" office:value="674" calcext:value-type="float">
            <text:p>674</text:p>
          </table:table-cell>
          <table:table-cell table:style-name="ce260" office:value-type="float" office:value="679" calcext:value-type="float">
            <text:p>679</text:p>
          </table:table-cell>
          <table:table-cell table:style-name="ce260" office:value-type="float" office:value="684" calcext:value-type="float">
            <text:p>684</text:p>
          </table:table-cell>
          <table:table-cell table:style-name="ce260" office:value-type="float" office:value="690" calcext:value-type="float">
            <text:p>690</text:p>
          </table:table-cell>
          <table:table-cell table:style-name="ce260" office:value-type="float" office:value="696" calcext:value-type="float">
            <text:p>696</text:p>
          </table:table-cell>
          <table:table-cell table:style-name="ce260" office:value-type="float" office:value="702" calcext:value-type="float">
            <text:p>702</text:p>
          </table:table-cell>
          <table:table-cell table:style-name="ce260" office:value-type="float" office:value="707" calcext:value-type="float">
            <text:p>707</text:p>
          </table:table-cell>
          <table:table-cell table:style-name="ce260" office:value-type="float" office:value="713" calcext:value-type="float">
            <text:p>713</text:p>
          </table:table-cell>
          <table:table-cell table:style-name="ce260" office:value-type="float" office:value="720" calcext:value-type="float">
            <text:p>720</text:p>
          </table:table-cell>
          <table:table-cell table:style-name="ce260" office:value-type="float" office:value="595" calcext:value-type="float">
            <text:p>595</text:p>
          </table:table-cell>
          <table:table-cell table:style-name="ce260" office:value-type="float" office:value="599" calcext:value-type="float">
            <text:p>599</text:p>
          </table:table-cell>
          <table:table-cell table:style-name="ce260" office:value-type="float" office:value="604" calcext:value-type="float">
            <text:p>604</text:p>
          </table:table-cell>
          <table:table-cell table:style-name="ce260" office:value-type="float" office:value="607" calcext:value-type="float">
            <text:p>607</text:p>
          </table:table-cell>
          <table:table-cell table:style-name="ce260" office:value-type="float" office:value="503" calcext:value-type="float">
            <text:p>503</text:p>
          </table:table-cell>
          <table:table-cell table:style-name="ce260" office:value-type="float" office:value="461" calcext:value-type="float">
            <text:p>461</text:p>
          </table:table-cell>
          <table:table-cell table:style-name="ce260" office:value-type="float" office:value="464" calcext:value-type="float">
            <text:p>464</text:p>
          </table:table-cell>
          <table:table-cell table:style-name="ce260" office:value-type="float" office:value="469" calcext:value-type="float">
            <text:p>469</text:p>
          </table:table-cell>
          <table:table-cell table:style-name="ce260" office:value-type="float" office:value="347" calcext:value-type="float">
            <text:p>347</text:p>
          </table:table-cell>
          <table:table-cell table:style-name="ce260" office:value-type="float" office:value="351" calcext:value-type="float">
            <text:p>351</text:p>
          </table:table-cell>
          <table:table-cell table:style-name="ce260" office:value-type="float" office:value="354" calcext:value-type="float">
            <text:p>354</text:p>
          </table:table-cell>
          <table:table-cell table:style-name="ce260" office:value-type="float" office:value="358" calcext:value-type="float">
            <text:p>358</text:p>
          </table:table-cell>
          <table:table-cell table:style-name="ce260" office:value-type="float" office:value="361" calcext:value-type="float">
            <text:p>361</text:p>
          </table:table-cell>
          <table:table-cell table:style-name="ce260" office:value-type="float" office:value="365" calcext:value-type="float">
            <text:p>365</text:p>
          </table:table-cell>
          <table:table-cell table:style-name="ce260" table:number-columns-repeated="3"/>
          <table:table-cell table:style-name="ce260" office:value-type="float" office:value="379" calcext:value-type="float">
            <text:p>379</text:p>
          </table:table-cell>
          <table:table-cell table:style-name="ce260" office:value-type="float" office:value="382" calcext:value-type="float">
            <text:p>382</text:p>
          </table:table-cell>
          <table:table-cell table:style-name="ce260" office:value-type="float" office:value="385" calcext:value-type="float">
            <text:p>385</text:p>
          </table:table-cell>
          <table:table-cell table:style-name="ce260" office:value-type="float" office:value="380" calcext:value-type="float">
            <text:p>380</text:p>
          </table:table-cell>
          <table:table-cell table:style-name="ce260" office:value-type="float" office:value="384" calcext:value-type="float">
            <text:p>384</text:p>
          </table:table-cell>
          <table:table-cell table:style-name="ce260" office:value-type="float" office:value="388" calcext:value-type="float">
            <text:p>388</text:p>
          </table:table-cell>
          <table:table-cell table:style-name="ce260" office:value-type="float" office:value="392" calcext:value-type="float">
            <text:p>392</text:p>
          </table:table-cell>
          <table:table-cell table:style-name="ce260" table:number-columns-repeated="2"/>
          <table:table-cell table:style-name="ce314" table:number-columns-repeated="891"/>
        </table:table-row>
        <table:table-row table:style-name="ro2">
          <table:covered-table-cell table:style-name="ce37"/>
          <table:covered-table-cell table:style-name="ce1"/>
          <table:table-cell table:style-name="ce24" office:value-type="string" calcext:value-type="string">
            <text:p>Cocagne – Albigeois (Giroussens)</text:p>
          </table:table-cell>
          <table:table-cell table:style-name="ce36" table:number-columns-repeated="3"/>
          <table:table-cell table:number-columns-repeated="2" table:style-name="ce36" office:value-type="float" office:value="522" calcext:value-type="float">
            <text:p>522</text:p>
          </table:table-cell>
          <table:table-cell table:style-name="ce36" office:value-type="float" office:value="545" calcext:value-type="float">
            <text:p>545</text:p>
          </table:table-cell>
          <table:table-cell table:number-columns-repeated="2" table:style-name="ce36" office:value-type="float" office:value="556" calcext:value-type="float">
            <text:p>556</text:p>
          </table:table-cell>
          <table:table-cell table:style-name="ce36" table:number-columns-repeated="4"/>
          <table:table-cell table:style-name="ce36" office:value-type="float" office:value="510" calcext:value-type="float">
            <text:p>510</text:p>
          </table:table-cell>
          <table:table-cell table:style-name="ce36" office:value-type="float" office:value="550" calcext:value-type="float">
            <text:p>550</text:p>
          </table:table-cell>
          <table:table-cell table:style-name="ce36" office:value-type="float" office:value="560" calcext:value-type="float">
            <text:p>560</text:p>
          </table:table-cell>
          <table:table-cell table:style-name="ce36" office:value-type="float" office:value="562" calcext:value-type="float">
            <text:p>562</text:p>
          </table:table-cell>
          <table:table-cell table:style-name="ce36" office:value-type="float" office:value="564" calcext:value-type="float">
            <text:p>564</text:p>
          </table:table-cell>
          <table:table-cell table:style-name="ce36" office:value-type="float" office:value="572" calcext:value-type="float">
            <text:p>572</text:p>
          </table:table-cell>
          <table:table-cell table:style-name="ce36" office:value-type="float" office:value="578" calcext:value-type="float">
            <text:p>578</text:p>
          </table:table-cell>
          <table:table-cell table:style-name="ce36" office:value-type="float" office:value="587" calcext:value-type="float">
            <text:p>587</text:p>
          </table:table-cell>
          <table:table-cell table:style-name="ce36" office:value-type="float" office:value="596" calcext:value-type="float">
            <text:p>596</text:p>
          </table:table-cell>
          <table:table-cell table:style-name="ce36" office:value-type="float" office:value="605" calcext:value-type="float">
            <text:p>605</text:p>
          </table:table-cell>
          <table:table-cell table:style-name="ce36" office:value-type="float" office:value="613" calcext:value-type="float">
            <text:p>613</text:p>
          </table:table-cell>
          <table:table-cell table:style-name="ce36" office:value-type="float" office:value="623" calcext:value-type="float">
            <text:p>623</text:p>
          </table:table-cell>
          <table:table-cell table:style-name="ce36" office:value-type="float" office:value="632" calcext:value-type="float">
            <text:p>632</text:p>
          </table:table-cell>
          <table:table-cell table:style-name="ce36" office:value-type="float" office:value="640" calcext:value-type="float">
            <text:p>640</text:p>
          </table:table-cell>
          <table:table-cell table:style-name="ce36" office:value-type="float" office:value="648" calcext:value-type="float">
            <text:p>648</text:p>
          </table:table-cell>
          <table:table-cell table:style-name="ce36" office:value-type="float" office:value="657" calcext:value-type="float">
            <text:p>657</text:p>
          </table:table-cell>
          <table:table-cell table:style-name="ce36" office:value-type="float" office:value="665" calcext:value-type="float">
            <text:p>665</text:p>
          </table:table-cell>
          <table:table-cell table:style-name="ce36" office:value-type="float" office:value="675" calcext:value-type="float">
            <text:p>675</text:p>
          </table:table-cell>
          <table:table-cell table:style-name="ce36" office:value-type="float" office:value="684" calcext:value-type="float">
            <text:p>684</text:p>
          </table:table-cell>
          <table:table-cell table:style-name="ce36" office:value-type="float" office:value="692" calcext:value-type="float">
            <text:p>692</text:p>
          </table:table-cell>
          <table:table-cell table:style-name="ce36" office:value-type="float" office:value="702" calcext:value-type="float">
            <text:p>702</text:p>
          </table:table-cell>
          <table:table-cell table:style-name="ce36" office:value-type="float" office:value="711" calcext:value-type="float">
            <text:p>711</text:p>
          </table:table-cell>
          <table:table-cell table:style-name="ce36" office:value-type="float" office:value="719" calcext:value-type="float">
            <text:p>719</text:p>
          </table:table-cell>
          <table:table-cell table:style-name="ce36" office:value-type="float" office:value="726" calcext:value-type="float">
            <text:p>726</text:p>
          </table:table-cell>
          <table:table-cell table:style-name="ce36"/>
          <table:table-cell table:style-name="ce36" office:value-type="float" office:value="714" calcext:value-type="float">
            <text:p>714</text:p>
          </table:table-cell>
          <table:table-cell table:style-name="ce36" office:value-type="float" office:value="721" calcext:value-type="float">
            <text:p>721</text:p>
          </table:table-cell>
          <table:table-cell table:style-name="ce36" office:value-type="float" office:value="728" calcext:value-type="float">
            <text:p>728</text:p>
          </table:table-cell>
          <table:table-cell table:style-name="ce36" office:value-type="float" office:value="736" calcext:value-type="float">
            <text:p>736</text:p>
          </table:table-cell>
          <table:table-cell table:style-name="ce36" office:value-type="float" office:value="743" calcext:value-type="float">
            <text:p>743</text:p>
          </table:table-cell>
          <table:table-cell table:style-name="ce36" office:value-type="float" office:value="751" calcext:value-type="float">
            <text:p>751</text:p>
          </table:table-cell>
          <table:table-cell table:style-name="ce36" office:value-type="float" office:value="759" calcext:value-type="float">
            <text:p>759</text:p>
          </table:table-cell>
          <table:table-cell table:style-name="ce36" office:value-type="float" office:value="768" calcext:value-type="float">
            <text:p>768</text:p>
          </table:table-cell>
          <table:table-cell table:style-name="ce36" office:value-type="float" office:value="776" calcext:value-type="float">
            <text:p>776</text:p>
          </table:table-cell>
          <table:table-cell table:style-name="ce36" office:value-type="float" office:value="782" calcext:value-type="float">
            <text:p>782</text:p>
          </table:table-cell>
          <table:table-cell table:style-name="ce36" office:value-type="float" office:value="790" calcext:value-type="float">
            <text:p>790</text:p>
          </table:table-cell>
          <table:table-cell table:style-name="ce36" office:value-type="float" office:value="799" calcext:value-type="float">
            <text:p>799</text:p>
          </table:table-cell>
          <table:table-cell table:style-name="ce36" office:value-type="float" office:value="808" calcext:value-type="float">
            <text:p>808</text:p>
          </table:table-cell>
          <table:table-cell table:style-name="ce36" office:value-type="float" office:value="817" calcext:value-type="float">
            <text:p>817</text:p>
          </table:table-cell>
          <table:table-cell table:style-name="ce36" office:value-type="float" office:value="826" calcext:value-type="float">
            <text:p>826</text:p>
          </table:table-cell>
          <table:table-cell table:style-name="ce36" office:value-type="float" office:value="833" calcext:value-type="float">
            <text:p>833</text:p>
          </table:table-cell>
          <table:table-cell table:style-name="ce36" office:value-type="float" office:value="821" calcext:value-type="float">
            <text:p>821</text:p>
          </table:table-cell>
          <table:table-cell table:style-name="ce36" office:value-type="float" office:value="827" calcext:value-type="float">
            <text:p>827</text:p>
          </table:table-cell>
          <table:table-cell table:style-name="ce36" office:value-type="float" office:value="834" calcext:value-type="float">
            <text:p>834</text:p>
          </table:table-cell>
          <table:table-cell table:style-name="ce36" office:value-type="float" office:value="841" calcext:value-type="float">
            <text:p>841</text:p>
          </table:table-cell>
          <table:table-cell table:style-name="ce36" office:value-type="float" office:value="716" calcext:value-type="float">
            <text:p>716</text:p>
          </table:table-cell>
          <table:table-cell table:style-name="ce36" office:value-type="float" office:value="722" calcext:value-type="float">
            <text:p>722</text:p>
          </table:table-cell>
          <table:table-cell table:style-name="ce36" office:value-type="float" office:value="729" calcext:value-type="float">
            <text:p>729</text:p>
          </table:table-cell>
          <table:table-cell table:style-name="ce36" office:value-type="float" office:value="734" calcext:value-type="float">
            <text:p>734</text:p>
          </table:table-cell>
          <table:table-cell table:style-name="ce169" office:value-type="float" office:value="740" calcext:value-type="float">
            <text:p>740</text:p>
          </table:table-cell>
          <table:table-cell table:style-name="ce197" office:value-type="float" office:value="747" calcext:value-type="float">
            <text:p>747</text:p>
          </table:table-cell>
          <table:table-cell table:style-name="ce229" office:value-type="float" office:value="655" calcext:value-type="float">
            <text:p>655</text:p>
          </table:table-cell>
          <table:table-cell table:style-name="ce261" office:value-type="float" office:value="762" calcext:value-type="float">
            <text:p>762</text:p>
          </table:table-cell>
          <table:table-cell table:style-name="ce261" office:value-type="float" office:value="770" calcext:value-type="float">
            <text:p>770</text:p>
          </table:table-cell>
          <table:table-cell table:style-name="ce261" office:value-type="float" office:value="776" calcext:value-type="float">
            <text:p>776</text:p>
          </table:table-cell>
          <table:table-cell table:style-name="ce261" office:value-type="float" office:value="734" calcext:value-type="float">
            <text:p>734</text:p>
          </table:table-cell>
          <table:table-cell table:style-name="ce261" office:value-type="float" office:value="739" calcext:value-type="float">
            <text:p>739</text:p>
          </table:table-cell>
          <table:table-cell table:style-name="ce260" office:value-type="float" office:value="745" calcext:value-type="float">
            <text:p>745</text:p>
          </table:table-cell>
          <table:table-cell table:style-name="ce260" office:value-type="float" office:value="751" calcext:value-type="float">
            <text:p>751</text:p>
          </table:table-cell>
          <table:table-cell table:style-name="ce260" office:value-type="float" office:value="757" calcext:value-type="float">
            <text:p>757</text:p>
          </table:table-cell>
          <table:table-cell table:style-name="ce260" office:value-type="float" office:value="762" calcext:value-type="float">
            <text:p>762</text:p>
          </table:table-cell>
          <table:table-cell table:style-name="ce260" office:value-type="float" office:value="768" calcext:value-type="float">
            <text:p>768</text:p>
          </table:table-cell>
          <table:table-cell table:style-name="ce260" office:value-type="float" office:value="774" calcext:value-type="float">
            <text:p>774</text:p>
          </table:table-cell>
          <table:table-cell table:style-name="ce260" office:value-type="float" office:value="486" calcext:value-type="float">
            <text:p>486</text:p>
          </table:table-cell>
          <table:table-cell table:style-name="ce260" office:value-type="float" office:value="491" calcext:value-type="float">
            <text:p>491</text:p>
          </table:table-cell>
          <table:table-cell table:style-name="ce260" office:value-type="float" office:value="496" calcext:value-type="float">
            <text:p>496</text:p>
          </table:table-cell>
          <table:table-cell table:style-name="ce260" office:value-type="float" office:value="500" calcext:value-type="float">
            <text:p>500</text:p>
          </table:table-cell>
          <table:table-cell table:style-name="ce260" office:value-type="float" office:value="477" calcext:value-type="float">
            <text:p>477</text:p>
          </table:table-cell>
          <table:table-cell table:style-name="ce260" office:value-type="float" office:value="465" calcext:value-type="float">
            <text:p>465</text:p>
          </table:table-cell>
          <table:table-cell table:style-name="ce260" office:value-type="float" office:value="470" calcext:value-type="float">
            <text:p>470</text:p>
          </table:table-cell>
          <table:table-cell table:style-name="ce260" office:value-type="float" office:value="475" calcext:value-type="float">
            <text:p>475</text:p>
          </table:table-cell>
          <table:table-cell table:style-name="ce260" office:value-type="float" office:value="380" calcext:value-type="float">
            <text:p>380</text:p>
          </table:table-cell>
          <table:table-cell table:style-name="ce260" office:value-type="float" office:value="384" calcext:value-type="float">
            <text:p>384</text:p>
          </table:table-cell>
          <table:table-cell table:style-name="ce260" office:value-type="float" office:value="388" calcext:value-type="float">
            <text:p>388</text:p>
          </table:table-cell>
          <table:table-cell table:style-name="ce260" office:value-type="float" office:value="392" calcext:value-type="float">
            <text:p>392</text:p>
          </table:table-cell>
          <table:table-cell table:style-name="ce260" office:value-type="float" office:value="396" calcext:value-type="float">
            <text:p>396</text:p>
          </table:table-cell>
          <table:table-cell table:style-name="ce260" office:value-type="float" office:value="399" calcext:value-type="float">
            <text:p>399</text:p>
          </table:table-cell>
          <table:table-cell table:style-name="ce260" table:number-columns-repeated="3"/>
          <table:table-cell table:style-name="ce260" office:value-type="float" office:value="415" calcext:value-type="float">
            <text:p>415</text:p>
          </table:table-cell>
          <table:table-cell table:style-name="ce260" office:value-type="float" office:value="418" calcext:value-type="float">
            <text:p>418</text:p>
          </table:table-cell>
          <table:table-cell table:style-name="ce260" office:value-type="float" office:value="421" calcext:value-type="float">
            <text:p>421</text:p>
          </table:table-cell>
          <table:table-cell table:style-name="ce260" office:value-type="float" office:value="426" calcext:value-type="float">
            <text:p>426</text:p>
          </table:table-cell>
          <table:table-cell table:style-name="ce260" office:value-type="float" office:value="430" calcext:value-type="float">
            <text:p>430</text:p>
          </table:table-cell>
          <table:table-cell table:style-name="ce260" office:value-type="float" office:value="434" calcext:value-type="float">
            <text:p>434</text:p>
          </table:table-cell>
          <table:table-cell table:style-name="ce260" office:value-type="float" office:value="438" calcext:value-type="float">
            <text:p>438</text:p>
          </table:table-cell>
          <table:table-cell table:style-name="ce260" table:number-columns-repeated="2"/>
          <table:table-cell table:style-name="ce314" table:number-columns-repeated="891"/>
        </table:table-row>
        <table:table-row table:style-name="ro2">
          <table:covered-table-cell table:style-name="ce37"/>
          <table:covered-table-cell table:style-name="ce1"/>
          <table:table-cell table:style-name="ce24" office:value-type="string" calcext:value-type="string">
            <text:p>Sidobre (Lacrouzette)</text:p>
          </table:table-cell>
          <table:table-cell table:style-name="ce36" table:number-columns-repeated="12"/>
          <table:table-cell table:style-name="ce36" office:value-type="float" office:value="410" calcext:value-type="float">
            <text:p>410</text:p>
          </table:table-cell>
          <table:table-cell table:style-name="ce36" office:value-type="float" office:value="420" calcext:value-type="float">
            <text:p>420</text:p>
          </table:table-cell>
          <table:table-cell table:style-name="ce36" office:value-type="float" office:value="430" calcext:value-type="float">
            <text:p>430</text:p>
          </table:table-cell>
          <table:table-cell table:style-name="ce36" office:value-type="float" office:value="450" calcext:value-type="float">
            <text:p>450</text:p>
          </table:table-cell>
          <table:table-cell table:style-name="ce36" office:value-type="float" office:value="482" calcext:value-type="float">
            <text:p>482</text:p>
          </table:table-cell>
          <table:table-cell table:style-name="ce36" office:value-type="float" office:value="490" calcext:value-type="float">
            <text:p>490</text:p>
          </table:table-cell>
          <table:table-cell table:style-name="ce36" office:value-type="float" office:value="474" calcext:value-type="float">
            <text:p>474</text:p>
          </table:table-cell>
          <table:table-cell table:style-name="ce36" office:value-type="float" office:value="482" calcext:value-type="float">
            <text:p>482</text:p>
          </table:table-cell>
          <table:table-cell table:style-name="ce36" office:value-type="float" office:value="491" calcext:value-type="float">
            <text:p>491</text:p>
          </table:table-cell>
          <table:table-cell table:style-name="ce36" office:value-type="float" office:value="508" calcext:value-type="float">
            <text:p>508</text:p>
          </table:table-cell>
          <table:table-cell table:style-name="ce36" office:value-type="float" office:value="517" calcext:value-type="float">
            <text:p>517</text:p>
          </table:table-cell>
          <table:table-cell table:style-name="ce36" office:value-type="float" office:value="526" calcext:value-type="float">
            <text:p>526</text:p>
          </table:table-cell>
          <table:table-cell table:style-name="ce36" office:value-type="float" office:value="540" calcext:value-type="float">
            <text:p>540</text:p>
          </table:table-cell>
          <table:table-cell table:style-name="ce36" office:value-type="float" office:value="548" calcext:value-type="float">
            <text:p>548</text:p>
          </table:table-cell>
          <table:table-cell table:style-name="ce36" office:value-type="float" office:value="557" calcext:value-type="float">
            <text:p>557</text:p>
          </table:table-cell>
          <table:table-cell table:style-name="ce36" office:value-type="float" office:value="565" calcext:value-type="float">
            <text:p>565</text:p>
          </table:table-cell>
          <table:table-cell table:style-name="ce36" office:value-type="float" office:value="569" calcext:value-type="float">
            <text:p>569</text:p>
          </table:table-cell>
          <table:table-cell table:style-name="ce36" office:value-type="float" office:value="578" calcext:value-type="float">
            <text:p>578</text:p>
          </table:table-cell>
          <table:table-cell table:style-name="ce36" office:value-type="float" office:value="592" calcext:value-type="float">
            <text:p>592</text:p>
          </table:table-cell>
          <table:table-cell table:style-name="ce36" office:value-type="float" office:value="601" calcext:value-type="float">
            <text:p>601</text:p>
          </table:table-cell>
          <table:table-cell table:style-name="ce36" office:value-type="float" office:value="610" calcext:value-type="float">
            <text:p>610</text:p>
          </table:table-cell>
          <table:table-cell table:style-name="ce36" office:value-type="float" office:value="619" calcext:value-type="float">
            <text:p>619</text:p>
          </table:table-cell>
          <table:table-cell table:style-name="ce36" office:value-type="float" office:value="625" calcext:value-type="float">
            <text:p>625</text:p>
          </table:table-cell>
          <table:table-cell table:style-name="ce36" office:value-type="float" office:value="632" calcext:value-type="float">
            <text:p>632</text:p>
          </table:table-cell>
          <table:table-cell table:style-name="ce36"/>
          <table:table-cell table:style-name="ce36" office:value-type="float" office:value="635" calcext:value-type="float">
            <text:p>635</text:p>
          </table:table-cell>
          <table:table-cell table:style-name="ce36" office:value-type="float" office:value="639" calcext:value-type="float">
            <text:p>639</text:p>
          </table:table-cell>
          <table:table-cell table:style-name="ce36" office:value-type="float" office:value="647" calcext:value-type="float">
            <text:p>647</text:p>
          </table:table-cell>
          <table:table-cell table:style-name="ce36" office:value-type="float" office:value="655" calcext:value-type="float">
            <text:p>655</text:p>
          </table:table-cell>
          <table:table-cell table:style-name="ce36" office:value-type="float" office:value="626" calcext:value-type="float">
            <text:p>626</text:p>
          </table:table-cell>
          <table:table-cell table:style-name="ce36" office:value-type="float" office:value="670" calcext:value-type="float">
            <text:p>670</text:p>
          </table:table-cell>
          <table:table-cell table:style-name="ce36" office:value-type="float" office:value="676" calcext:value-type="float">
            <text:p>676</text:p>
          </table:table-cell>
          <table:table-cell table:style-name="ce36" office:value-type="float" office:value="685" calcext:value-type="float">
            <text:p>685</text:p>
          </table:table-cell>
          <table:table-cell table:style-name="ce36" office:value-type="float" office:value="692" calcext:value-type="float">
            <text:p>692</text:p>
          </table:table-cell>
          <table:table-cell table:style-name="ce36" office:value-type="float" office:value="669" calcext:value-type="float">
            <text:p>669</text:p>
          </table:table-cell>
          <table:table-cell table:style-name="ce36" office:value-type="float" office:value="676" calcext:value-type="float">
            <text:p>676</text:p>
          </table:table-cell>
          <table:table-cell table:style-name="ce36" office:value-type="float" office:value="684" calcext:value-type="float">
            <text:p>684</text:p>
          </table:table-cell>
          <table:table-cell table:style-name="ce36" office:value-type="float" office:value="693" calcext:value-type="float">
            <text:p>693</text:p>
          </table:table-cell>
          <table:table-cell table:style-name="ce36" office:value-type="float" office:value="568" calcext:value-type="float">
            <text:p>568</text:p>
          </table:table-cell>
          <table:table-cell table:style-name="ce36" office:value-type="float" office:value="689" calcext:value-type="float">
            <text:p>689</text:p>
          </table:table-cell>
          <table:table-cell table:style-name="ce36" office:value-type="float" office:value="691" calcext:value-type="float">
            <text:p>691</text:p>
          </table:table-cell>
          <table:table-cell table:style-name="ce36" office:value-type="float" office:value="716" calcext:value-type="float">
            <text:p>716</text:p>
          </table:table-cell>
          <table:table-cell table:style-name="ce36" office:value-type="float" office:value="721" calcext:value-type="float">
            <text:p>721</text:p>
          </table:table-cell>
          <table:table-cell table:style-name="ce36" office:value-type="float" office:value="728" calcext:value-type="float">
            <text:p>728</text:p>
          </table:table-cell>
          <table:table-cell table:style-name="ce36" office:value-type="float" office:value="734" calcext:value-type="float">
            <text:p>734</text:p>
          </table:table-cell>
          <table:table-cell table:style-name="ce36" office:value-type="float" office:value="667" calcext:value-type="float">
            <text:p>667</text:p>
          </table:table-cell>
          <table:table-cell table:style-name="ce36" office:value-type="float" office:value="673" calcext:value-type="float">
            <text:p>673</text:p>
          </table:table-cell>
          <table:table-cell table:style-name="ce36" office:value-type="float" office:value="581" calcext:value-type="float">
            <text:p>581</text:p>
          </table:table-cell>
          <table:table-cell table:style-name="ce36" office:value-type="float" office:value="586" calcext:value-type="float">
            <text:p>586</text:p>
          </table:table-cell>
          <table:table-cell table:style-name="ce170" office:value-type="float" office:value="548" calcext:value-type="float">
            <text:p>548</text:p>
          </table:table-cell>
          <table:table-cell table:style-name="ce198" office:value-type="float" office:value="555" calcext:value-type="float">
            <text:p>555</text:p>
          </table:table-cell>
          <table:table-cell table:style-name="ce230" office:value-type="float" office:value="561" calcext:value-type="float">
            <text:p>561</text:p>
          </table:table-cell>
          <table:table-cell table:style-name="ce262" office:value-type="float" office:value="568" calcext:value-type="float">
            <text:p>568</text:p>
          </table:table-cell>
          <table:table-cell table:style-name="ce262" office:value-type="float" office:value="553" calcext:value-type="float">
            <text:p>553</text:p>
          </table:table-cell>
          <table:table-cell table:style-name="ce262" office:value-type="float" office:value="560" calcext:value-type="float">
            <text:p>560</text:p>
          </table:table-cell>
          <table:table-cell table:style-name="ce262" office:value-type="float" office:value="565" calcext:value-type="float">
            <text:p>565</text:p>
          </table:table-cell>
          <table:table-cell table:style-name="ce262" office:value-type="float" office:value="569" calcext:value-type="float">
            <text:p>569</text:p>
          </table:table-cell>
          <table:table-cell table:style-name="ce260" office:value-type="float" office:value="575" calcext:value-type="float">
            <text:p>575</text:p>
          </table:table-cell>
          <table:table-cell table:style-name="ce260" office:value-type="float" office:value="574" calcext:value-type="float">
            <text:p>574</text:p>
          </table:table-cell>
          <table:table-cell table:style-name="ce260" office:value-type="float" office:value="580" calcext:value-type="float">
            <text:p>580</text:p>
          </table:table-cell>
          <table:table-cell table:style-name="ce260" office:value-type="float" office:value="585" calcext:value-type="float">
            <text:p>585</text:p>
          </table:table-cell>
          <table:table-cell table:style-name="ce260" office:value-type="float" office:value="591" calcext:value-type="float">
            <text:p>591</text:p>
          </table:table-cell>
          <table:table-cell table:style-name="ce260" office:value-type="float" office:value="597" calcext:value-type="float">
            <text:p>597</text:p>
          </table:table-cell>
          <table:table-cell table:style-name="ce260" office:value-type="float" office:value="362" calcext:value-type="float">
            <text:p>362</text:p>
          </table:table-cell>
          <table:table-cell table:style-name="ce260" office:value-type="float" office:value="366" calcext:value-type="float">
            <text:p>366</text:p>
          </table:table-cell>
          <table:table-cell table:style-name="ce260" office:value-type="float" office:value="365" calcext:value-type="float">
            <text:p>365</text:p>
          </table:table-cell>
          <table:table-cell table:style-name="ce260" office:value-type="float" office:value="352" calcext:value-type="float">
            <text:p>352</text:p>
          </table:table-cell>
          <table:table-cell table:style-name="ce260" office:value-type="float" office:value="326" calcext:value-type="float">
            <text:p>326</text:p>
          </table:table-cell>
          <table:table-cell table:style-name="ce260" office:value-type="float" office:value="305" calcext:value-type="float">
            <text:p>305</text:p>
          </table:table-cell>
          <table:table-cell table:style-name="ce260" office:value-type="float" office:value="309" calcext:value-type="float">
            <text:p>309</text:p>
          </table:table-cell>
          <table:table-cell table:style-name="ce260" office:value-type="float" office:value="314" calcext:value-type="float">
            <text:p>314</text:p>
          </table:table-cell>
          <table:table-cell table:style-name="ce260" office:value-type="float" office:value="202" calcext:value-type="float">
            <text:p>202</text:p>
          </table:table-cell>
          <table:table-cell table:style-name="ce260" office:value-type="float" office:value="205" calcext:value-type="float">
            <text:p>205</text:p>
          </table:table-cell>
          <table:table-cell table:style-name="ce260" office:value-type="float" office:value="208" calcext:value-type="float">
            <text:p>208</text:p>
          </table:table-cell>
          <table:table-cell table:style-name="ce260" office:value-type="float" office:value="212" calcext:value-type="float">
            <text:p>212</text:p>
          </table:table-cell>
          <table:table-cell table:style-name="ce260" office:value-type="float" office:value="215" calcext:value-type="float">
            <text:p>215</text:p>
          </table:table-cell>
          <table:table-cell table:style-name="ce260" office:value-type="float" office:value="219" calcext:value-type="float">
            <text:p>219</text:p>
          </table:table-cell>
          <table:table-cell table:style-name="ce260" table:number-columns-repeated="3"/>
          <table:table-cell table:style-name="ce260" office:value-type="float" office:value="231" calcext:value-type="float">
            <text:p>231</text:p>
          </table:table-cell>
          <table:table-cell table:style-name="ce260" office:value-type="float" office:value="234" calcext:value-type="float">
            <text:p>234</text:p>
          </table:table-cell>
          <table:table-cell table:style-name="ce260" office:value-type="float" office:value="237" calcext:value-type="float">
            <text:p>237</text:p>
          </table:table-cell>
          <table:table-cell table:style-name="ce260" office:value-type="float" office:value="246" calcext:value-type="float">
            <text:p>246</text:p>
          </table:table-cell>
          <table:table-cell table:style-name="ce260" office:value-type="float" office:value="250" calcext:value-type="float">
            <text:p>250</text:p>
          </table:table-cell>
          <table:table-cell table:style-name="ce260" office:value-type="float" office:value="253" calcext:value-type="float">
            <text:p>253</text:p>
          </table:table-cell>
          <table:table-cell table:style-name="ce260" office:value-type="float" office:value="257" calcext:value-type="float">
            <text:p>257</text:p>
          </table:table-cell>
          <table:table-cell table:style-name="ce260" table:number-columns-repeated="2"/>
          <table:table-cell table:style-name="ce314" table:number-columns-repeated="891"/>
        </table:table-row>
        <table:table-row table:style-name="ro2">
          <table:covered-table-cell table:style-name="ce37"/>
          <table:covered-table-cell table:style-name="ce1"/>
          <table:table-cell table:style-name="ce24" office:value-type="string" calcext:value-type="string">
            <text:p>Castrais – Pastel (Puylaurens)</text:p>
          </table:table-cell>
          <table:table-cell table:style-name="ce36" office:value-type="float" office:value="465" calcext:value-type="float">
            <text:p>465</text:p>
          </table:table-cell>
          <table:table-cell table:style-name="ce36" office:value-type="float" office:value="469" calcext:value-type="float">
            <text:p>469</text:p>
          </table:table-cell>
          <table:table-cell table:style-name="ce36" office:value-type="float" office:value="473" calcext:value-type="float">
            <text:p>473</text:p>
          </table:table-cell>
          <table:table-cell table:number-columns-repeated="2" table:style-name="ce36" office:value-type="float" office:value="522" calcext:value-type="float">
            <text:p>522</text:p>
          </table:table-cell>
          <table:table-cell table:style-name="ce36" office:value-type="float" office:value="545" calcext:value-type="float">
            <text:p>545</text:p>
          </table:table-cell>
          <table:table-cell table:number-columns-repeated="2" table:style-name="ce36" office:value-type="float" office:value="556" calcext:value-type="float">
            <text:p>556</text:p>
          </table:table-cell>
          <table:table-cell table:style-name="ce36" office:value-type="float" office:value="555" calcext:value-type="float">
            <text:p>555</text:p>
          </table:table-cell>
          <table:table-cell table:style-name="ce36" office:value-type="float" office:value="585" calcext:value-type="float">
            <text:p>585</text:p>
          </table:table-cell>
          <table:table-cell table:style-name="ce36" office:value-type="float" office:value="572" calcext:value-type="float">
            <text:p>572</text:p>
          </table:table-cell>
          <table:table-cell table:style-name="ce36" office:value-type="float" office:value="465" calcext:value-type="float">
            <text:p>465</text:p>
          </table:table-cell>
          <table:table-cell table:style-name="ce36" office:value-type="float" office:value="510" calcext:value-type="float">
            <text:p>510</text:p>
          </table:table-cell>
          <table:table-cell table:style-name="ce36" office:value-type="float" office:value="550" calcext:value-type="float">
            <text:p>550</text:p>
          </table:table-cell>
          <table:table-cell table:style-name="ce36" office:value-type="float" office:value="560" calcext:value-type="float">
            <text:p>560</text:p>
          </table:table-cell>
          <table:table-cell table:style-name="ce36" office:value-type="float" office:value="565" calcext:value-type="float">
            <text:p>565</text:p>
          </table:table-cell>
          <table:table-cell table:style-name="ce36" office:value-type="float" office:value="573" calcext:value-type="float">
            <text:p>573</text:p>
          </table:table-cell>
          <table:table-cell table:style-name="ce36" office:value-type="float" office:value="582" calcext:value-type="float">
            <text:p>582</text:p>
          </table:table-cell>
          <table:table-cell table:style-name="ce36" office:value-type="float" office:value="608" calcext:value-type="float">
            <text:p>608</text:p>
          </table:table-cell>
          <table:table-cell table:style-name="ce36" office:value-type="float" office:value="617" calcext:value-type="float">
            <text:p>617</text:p>
          </table:table-cell>
          <table:table-cell table:style-name="ce36" office:value-type="float" office:value="626" calcext:value-type="float">
            <text:p>626</text:p>
          </table:table-cell>
          <table:table-cell table:style-name="ce36" office:value-type="float" office:value="600" calcext:value-type="float">
            <text:p>600</text:p>
          </table:table-cell>
          <table:table-cell table:style-name="ce36" office:value-type="float" office:value="609" calcext:value-type="float">
            <text:p>609</text:p>
          </table:table-cell>
          <table:table-cell table:style-name="ce36" office:value-type="float" office:value="634" calcext:value-type="float">
            <text:p>634</text:p>
          </table:table-cell>
          <table:table-cell table:style-name="ce36" office:value-type="float" office:value="643" calcext:value-type="float">
            <text:p>643</text:p>
          </table:table-cell>
          <table:table-cell table:style-name="ce36" office:value-type="float" office:value="652" calcext:value-type="float">
            <text:p>652</text:p>
          </table:table-cell>
          <table:table-cell table:style-name="ce36" office:value-type="float" office:value="660" calcext:value-type="float">
            <text:p>660</text:p>
          </table:table-cell>
          <table:table-cell table:style-name="ce36" office:value-type="float" office:value="669" calcext:value-type="float">
            <text:p>669</text:p>
          </table:table-cell>
          <table:table-cell table:style-name="ce36" office:value-type="float" office:value="676" calcext:value-type="float">
            <text:p>676</text:p>
          </table:table-cell>
          <table:table-cell table:style-name="ce36" office:value-type="float" office:value="686" calcext:value-type="float">
            <text:p>686</text:p>
          </table:table-cell>
          <table:table-cell table:style-name="ce36" office:value-type="float" office:value="695" calcext:value-type="float">
            <text:p>695</text:p>
          </table:table-cell>
          <table:table-cell table:style-name="ce36" office:value-type="float" office:value="704" calcext:value-type="float">
            <text:p>704</text:p>
          </table:table-cell>
          <table:table-cell table:style-name="ce36" office:value-type="float" office:value="713" calcext:value-type="float">
            <text:p>713</text:p>
          </table:table-cell>
          <table:table-cell table:style-name="ce36" office:value-type="float" office:value="723" calcext:value-type="float">
            <text:p>723</text:p>
          </table:table-cell>
          <table:table-cell table:style-name="ce36" office:value-type="float" office:value="731" calcext:value-type="float">
            <text:p>731</text:p>
          </table:table-cell>
          <table:table-cell table:style-name="ce36" office:value-type="float" office:value="738" calcext:value-type="float">
            <text:p>738</text:p>
          </table:table-cell>
          <table:table-cell table:style-name="ce36"/>
          <table:table-cell table:style-name="ce36" office:value-type="float" office:value="708" calcext:value-type="float">
            <text:p>708</text:p>
          </table:table-cell>
          <table:table-cell table:style-name="ce36" office:value-type="float" office:value="715" calcext:value-type="float">
            <text:p>715</text:p>
          </table:table-cell>
          <table:table-cell table:style-name="ce36" office:value-type="float" office:value="722" calcext:value-type="float">
            <text:p>722</text:p>
          </table:table-cell>
          <table:table-cell table:style-name="ce36" office:value-type="float" office:value="730" calcext:value-type="float">
            <text:p>730</text:p>
          </table:table-cell>
          <table:table-cell table:style-name="ce36" office:value-type="float" office:value="738" calcext:value-type="float">
            <text:p>738</text:p>
          </table:table-cell>
          <table:table-cell table:style-name="ce36" office:value-type="float" office:value="745" calcext:value-type="float">
            <text:p>745</text:p>
          </table:table-cell>
          <table:table-cell table:style-name="ce36" office:value-type="float" office:value="754" calcext:value-type="float">
            <text:p>754</text:p>
          </table:table-cell>
          <table:table-cell table:style-name="ce36" office:value-type="float" office:value="763" calcext:value-type="float">
            <text:p>763</text:p>
          </table:table-cell>
          <table:table-cell table:style-name="ce36" office:value-type="float" office:value="770" calcext:value-type="float">
            <text:p>770</text:p>
          </table:table-cell>
          <table:table-cell table:style-name="ce36" office:value-type="float" office:value="805" calcext:value-type="float">
            <text:p>805</text:p>
          </table:table-cell>
          <table:table-cell table:style-name="ce36" office:value-type="float" office:value="813" calcext:value-type="float">
            <text:p>813</text:p>
          </table:table-cell>
          <table:table-cell table:style-name="ce36" office:value-type="float" office:value="822" calcext:value-type="float">
            <text:p>822</text:p>
          </table:table-cell>
          <table:table-cell table:style-name="ce36" office:value-type="float" office:value="830" calcext:value-type="float">
            <text:p>830</text:p>
          </table:table-cell>
          <table:table-cell table:style-name="ce36" office:value-type="float" office:value="857" calcext:value-type="float">
            <text:p>857</text:p>
          </table:table-cell>
          <table:table-cell table:style-name="ce36" office:value-type="float" office:value="642" calcext:value-type="float">
            <text:p>642</text:p>
          </table:table-cell>
          <table:table-cell table:style-name="ce36" office:value-type="float" office:value="650" calcext:value-type="float">
            <text:p>650</text:p>
          </table:table-cell>
          <table:table-cell table:style-name="ce36" office:value-type="float" office:value="654" calcext:value-type="float">
            <text:p>654</text:p>
          </table:table-cell>
          <table:table-cell table:style-name="ce36" office:value-type="float" office:value="660" calcext:value-type="float">
            <text:p>660</text:p>
          </table:table-cell>
          <table:table-cell table:style-name="ce36" office:value-type="float" office:value="666" calcext:value-type="float">
            <text:p>666</text:p>
          </table:table-cell>
          <table:table-cell table:style-name="ce36" office:value-type="float" office:value="673" calcext:value-type="float">
            <text:p>673</text:p>
          </table:table-cell>
          <table:table-cell table:style-name="ce36" office:value-type="float" office:value="644" calcext:value-type="float">
            <text:p>644</text:p>
          </table:table-cell>
          <table:table-cell table:style-name="ce36" office:value-type="float" office:value="651" calcext:value-type="float">
            <text:p>651</text:p>
          </table:table-cell>
          <table:table-cell table:style-name="ce36" office:value-type="float" office:value="657" calcext:value-type="float">
            <text:p>657</text:p>
          </table:table-cell>
          <table:table-cell table:style-name="ce36" office:value-type="float" office:value="663" calcext:value-type="float">
            <text:p>663</text:p>
          </table:table-cell>
          <table:table-cell table:style-name="ce171" office:value-type="float" office:value="668" calcext:value-type="float">
            <text:p>668</text:p>
          </table:table-cell>
          <table:table-cell table:style-name="ce199" office:value-type="float" office:value="675" calcext:value-type="float">
            <text:p>675</text:p>
          </table:table-cell>
          <table:table-cell table:style-name="ce231" office:value-type="float" office:value="681" calcext:value-type="float">
            <text:p>681</text:p>
          </table:table-cell>
          <table:table-cell table:style-name="ce263" office:value-type="float" office:value="688" calcext:value-type="float">
            <text:p>688</text:p>
          </table:table-cell>
          <table:table-cell table:style-name="ce263" office:value-type="float" office:value="695" calcext:value-type="float">
            <text:p>695</text:p>
          </table:table-cell>
          <table:table-cell table:style-name="ce263" office:value-type="float" office:value="702" calcext:value-type="float">
            <text:p>702</text:p>
          </table:table-cell>
          <table:table-cell table:style-name="ce263" office:value-type="float" office:value="682" calcext:value-type="float">
            <text:p>682</text:p>
          </table:table-cell>
          <table:table-cell table:style-name="ce263" office:value-type="float" office:value="687" calcext:value-type="float">
            <text:p>687</text:p>
          </table:table-cell>
          <table:table-cell table:style-name="ce260" office:value-type="float" office:value="693" calcext:value-type="float">
            <text:p>693</text:p>
          </table:table-cell>
          <table:table-cell table:style-name="ce260" office:value-type="float" office:value="699" calcext:value-type="float">
            <text:p>699</text:p>
          </table:table-cell>
          <table:table-cell table:style-name="ce260" office:value-type="float" office:value="704" calcext:value-type="float">
            <text:p>704</text:p>
          </table:table-cell>
          <table:table-cell table:style-name="ce260" office:value-type="float" office:value="709" calcext:value-type="float">
            <text:p>709</text:p>
          </table:table-cell>
          <table:table-cell table:style-name="ce260" office:value-type="float" office:value="715" calcext:value-type="float">
            <text:p>715</text:p>
          </table:table-cell>
          <table:table-cell table:style-name="ce260" office:value-type="float" office:value="721" calcext:value-type="float">
            <text:p>721</text:p>
          </table:table-cell>
          <table:table-cell table:style-name="ce260" office:value-type="float" office:value="568" calcext:value-type="float">
            <text:p>568</text:p>
          </table:table-cell>
          <table:table-cell table:style-name="ce260" office:value-type="float" office:value="543" calcext:value-type="float">
            <text:p>543</text:p>
          </table:table-cell>
          <table:table-cell table:style-name="ce260" office:value-type="float" office:value="575" calcext:value-type="float">
            <text:p>575</text:p>
          </table:table-cell>
          <table:table-cell table:style-name="ce260" office:value-type="float" office:value="568" calcext:value-type="float">
            <text:p>568</text:p>
          </table:table-cell>
          <table:table-cell table:style-name="ce260" office:value-type="float" office:value="562" calcext:value-type="float">
            <text:p>562</text:p>
          </table:table-cell>
          <table:table-cell table:style-name="ce260" office:value-type="float" office:value="543" calcext:value-type="float">
            <text:p>543</text:p>
          </table:table-cell>
          <table:table-cell table:style-name="ce260" office:value-type="float" office:value="547" calcext:value-type="float">
            <text:p>547</text:p>
          </table:table-cell>
          <table:table-cell table:style-name="ce260" office:value-type="float" office:value="552" calcext:value-type="float">
            <text:p>552</text:p>
          </table:table-cell>
          <table:table-cell table:style-name="ce260" office:value-type="float" office:value="423" calcext:value-type="float">
            <text:p>423</text:p>
          </table:table-cell>
          <table:table-cell table:style-name="ce260" office:value-type="float" office:value="426" calcext:value-type="float">
            <text:p>426</text:p>
          </table:table-cell>
          <table:table-cell table:style-name="ce260" office:value-type="float" office:value="430" calcext:value-type="float">
            <text:p>430</text:p>
          </table:table-cell>
          <table:table-cell table:style-name="ce260" office:value-type="float" office:value="434" calcext:value-type="float">
            <text:p>434</text:p>
          </table:table-cell>
          <table:table-cell table:style-name="ce260" office:value-type="float" office:value="437" calcext:value-type="float">
            <text:p>437</text:p>
          </table:table-cell>
          <table:table-cell table:style-name="ce260" office:value-type="float" office:value="440" calcext:value-type="float">
            <text:p>440</text:p>
          </table:table-cell>
          <table:table-cell table:style-name="ce260" table:number-columns-repeated="3"/>
          <table:table-cell table:style-name="ce260" office:value-type="float" office:value="455" calcext:value-type="float">
            <text:p>455</text:p>
          </table:table-cell>
          <table:table-cell table:style-name="ce260" office:value-type="float" office:value="458" calcext:value-type="float">
            <text:p>458</text:p>
          </table:table-cell>
          <table:table-cell table:style-name="ce260" office:value-type="float" office:value="461" calcext:value-type="float">
            <text:p>461</text:p>
          </table:table-cell>
          <table:table-cell table:style-name="ce260" office:value-type="float" office:value="465" calcext:value-type="float">
            <text:p>465</text:p>
          </table:table-cell>
          <table:table-cell table:style-name="ce260" office:value-type="float" office:value="469" calcext:value-type="float">
            <text:p>469</text:p>
          </table:table-cell>
          <table:table-cell table:style-name="ce260" office:value-type="float" office:value="473" calcext:value-type="float">
            <text:p>473</text:p>
          </table:table-cell>
          <table:table-cell table:style-name="ce260" office:value-type="float" office:value="476" calcext:value-type="float">
            <text:p>476</text:p>
          </table:table-cell>
          <table:table-cell table:style-name="ce260" table:number-columns-repeated="2"/>
          <table:table-cell table:style-name="ce314" table:number-columns-repeated="891"/>
        </table:table-row>
        <table:table-row table:style-name="ro2">
          <table:covered-table-cell table:style-name="ce37"/>
          <table:covered-table-cell table:style-name="ce1"/>
          <table:table-cell table:style-name="ce24" office:value-type="string" calcext:value-type="string">
            <text:p>Haut Languedoc (Nages)</text:p>
          </table:table-cell>
          <table:table-cell table:style-name="ce36" table:number-columns-repeated="12"/>
          <table:table-cell table:style-name="ce36" office:value-type="float" office:value="450" calcext:value-type="float">
            <text:p>450</text:p>
          </table:table-cell>
          <table:table-cell table:style-name="ce36" office:value-type="float" office:value="460" calcext:value-type="float">
            <text:p>460</text:p>
          </table:table-cell>
          <table:table-cell table:style-name="ce36" office:value-type="float" office:value="470" calcext:value-type="float">
            <text:p>47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521" calcext:value-type="float">
            <text:p>521</text:p>
          </table:table-cell>
          <table:table-cell table:style-name="ce36" office:value-type="float" office:value="529" calcext:value-type="float">
            <text:p>529</text:p>
          </table:table-cell>
          <table:table-cell table:style-name="ce36" office:value-type="float" office:value="524" calcext:value-type="float">
            <text:p>524</text:p>
          </table:table-cell>
          <table:table-cell table:style-name="ce36" office:value-type="float" office:value="531" calcext:value-type="float">
            <text:p>531</text:p>
          </table:table-cell>
          <table:table-cell table:style-name="ce36" office:value-type="float" office:value="539" calcext:value-type="float">
            <text:p>539</text:p>
          </table:table-cell>
          <table:table-cell table:style-name="ce36" office:value-type="float" office:value="542" calcext:value-type="float">
            <text:p>542</text:p>
          </table:table-cell>
          <table:table-cell table:style-name="ce36" office:value-type="float" office:value="550" calcext:value-type="float">
            <text:p>550</text:p>
          </table:table-cell>
          <table:table-cell table:style-name="ce36" office:value-type="float" office:value="558" calcext:value-type="float">
            <text:p>558</text:p>
          </table:table-cell>
          <table:table-cell table:style-name="ce36" office:value-type="float" office:value="567" calcext:value-type="float">
            <text:p>567</text:p>
          </table:table-cell>
          <table:table-cell table:style-name="ce36" office:value-type="float" office:value="575" calcext:value-type="float">
            <text:p>575</text:p>
          </table:table-cell>
          <table:table-cell table:style-name="ce36" office:value-type="float" office:value="582" calcext:value-type="float">
            <text:p>582</text:p>
          </table:table-cell>
          <table:table-cell table:style-name="ce36" office:value-type="float" office:value="590" calcext:value-type="float">
            <text:p>590</text:p>
          </table:table-cell>
          <table:table-cell table:style-name="ce36" office:value-type="float" office:value="598" calcext:value-type="float">
            <text:p>598</text:p>
          </table:table-cell>
          <table:table-cell table:style-name="ce36" office:value-type="float" office:value="607" calcext:value-type="float">
            <text:p>607</text:p>
          </table:table-cell>
          <table:table-cell table:style-name="ce36" office:value-type="float" office:value="616" calcext:value-type="float">
            <text:p>616</text:p>
          </table:table-cell>
          <table:table-cell table:style-name="ce36" office:value-type="float" office:value="623" calcext:value-type="float">
            <text:p>623</text:p>
          </table:table-cell>
          <table:table-cell table:style-name="ce36" office:value-type="float" office:value="633" calcext:value-type="float">
            <text:p>633</text:p>
          </table:table-cell>
          <table:table-cell table:style-name="ce36" office:value-type="float" office:value="641" calcext:value-type="float">
            <text:p>641</text:p>
          </table:table-cell>
          <table:table-cell table:style-name="ce36" office:value-type="float" office:value="649" calcext:value-type="float">
            <text:p>649</text:p>
          </table:table-cell>
          <table:table-cell table:style-name="ce36" office:value-type="float" office:value="656" calcext:value-type="float">
            <text:p>656</text:p>
          </table:table-cell>
          <table:table-cell table:style-name="ce36"/>
          <table:table-cell table:style-name="ce36" office:value-type="float" office:value="581" calcext:value-type="float">
            <text:p>581</text:p>
          </table:table-cell>
          <table:table-cell table:style-name="ce36" office:value-type="float" office:value="587" calcext:value-type="float">
            <text:p>587</text:p>
          </table:table-cell>
          <table:table-cell table:style-name="ce36" office:value-type="float" office:value="572" calcext:value-type="float">
            <text:p>572</text:p>
          </table:table-cell>
          <table:table-cell table:style-name="ce36" office:value-type="float" office:value="579" calcext:value-type="float">
            <text:p>579</text:p>
          </table:table-cell>
          <table:table-cell table:style-name="ce36" office:value-type="float" office:value="586" calcext:value-type="float">
            <text:p>586</text:p>
          </table:table-cell>
          <table:table-cell table:style-name="ce36" office:value-type="float" office:value="593" calcext:value-type="float">
            <text:p>593</text:p>
          </table:table-cell>
          <table:table-cell table:style-name="ce36" office:value-type="float" office:value="599" calcext:value-type="float">
            <text:p>599</text:p>
          </table:table-cell>
          <table:table-cell table:style-name="ce36" office:value-type="float" office:value="608" calcext:value-type="float">
            <text:p>608</text:p>
          </table:table-cell>
          <table:table-cell table:style-name="ce36" office:value-type="float" office:value="615" calcext:value-type="float">
            <text:p>615</text:p>
          </table:table-cell>
          <table:table-cell table:style-name="ce36" office:value-type="float" office:value="623" calcext:value-type="float">
            <text:p>623</text:p>
          </table:table-cell>
          <table:table-cell table:style-name="ce36" office:value-type="float" office:value="630" calcext:value-type="float">
            <text:p>630</text:p>
          </table:table-cell>
          <table:table-cell table:style-name="ce36" office:value-type="float" office:value="638" calcext:value-type="float">
            <text:p>638</text:p>
          </table:table-cell>
          <table:table-cell table:style-name="ce36" office:value-type="float" office:value="631" calcext:value-type="float">
            <text:p>631</text:p>
          </table:table-cell>
          <table:table-cell table:style-name="ce36" office:value-type="float" office:value="639" calcext:value-type="float">
            <text:p>639</text:p>
          </table:table-cell>
          <table:table-cell table:style-name="ce36" office:value-type="float" office:value="661" calcext:value-type="float">
            <text:p>661</text:p>
          </table:table-cell>
          <table:table-cell table:style-name="ce36" office:value-type="float" office:value="669" calcext:value-type="float">
            <text:p>669</text:p>
          </table:table-cell>
          <table:table-cell table:style-name="ce36" office:value-type="float" office:value="673" calcext:value-type="float">
            <text:p>673</text:p>
          </table:table-cell>
          <table:table-cell table:style-name="ce36" office:value-type="float" office:value="678" calcext:value-type="float">
            <text:p>678</text:p>
          </table:table-cell>
          <table:table-cell table:style-name="ce36" office:value-type="float" office:value="684" calcext:value-type="float">
            <text:p>684</text:p>
          </table:table-cell>
          <table:table-cell table:style-name="ce36" office:value-type="float" office:value="690" calcext:value-type="float">
            <text:p>690</text:p>
          </table:table-cell>
          <table:table-cell table:style-name="ce36" office:value-type="float" office:value="657" calcext:value-type="float">
            <text:p>657</text:p>
          </table:table-cell>
          <table:table-cell table:style-name="ce36" office:value-type="float" office:value="663" calcext:value-type="float">
            <text:p>663</text:p>
          </table:table-cell>
          <table:table-cell table:style-name="ce36" office:value-type="float" office:value="669" calcext:value-type="float">
            <text:p>669</text:p>
          </table:table-cell>
          <table:table-cell table:style-name="ce36" office:value-type="float" office:value="674" calcext:value-type="float">
            <text:p>674</text:p>
          </table:table-cell>
          <table:table-cell table:style-name="ce172" office:value-type="float" office:value="685" calcext:value-type="float">
            <text:p>685</text:p>
          </table:table-cell>
          <table:table-cell table:style-name="ce200" office:value-type="float" office:value="632" calcext:value-type="float">
            <text:p>632</text:p>
          </table:table-cell>
          <table:table-cell table:style-name="ce232" office:value-type="float" office:value="638" calcext:value-type="float">
            <text:p>638</text:p>
          </table:table-cell>
          <table:table-cell table:style-name="ce264" office:value-type="float" office:value="642" calcext:value-type="float">
            <text:p>642</text:p>
          </table:table-cell>
          <table:table-cell table:style-name="ce264" office:value-type="float" office:value="619" calcext:value-type="float">
            <text:p>619</text:p>
          </table:table-cell>
          <table:table-cell table:style-name="ce264" office:value-type="float" office:value="625" calcext:value-type="float">
            <text:p>625</text:p>
          </table:table-cell>
          <table:table-cell table:style-name="ce264" office:value-type="float" office:value="596" calcext:value-type="float">
            <text:p>596</text:p>
          </table:table-cell>
          <table:table-cell table:style-name="ce264" office:value-type="float" office:value="600" calcext:value-type="float">
            <text:p>600</text:p>
          </table:table-cell>
          <table:table-cell table:style-name="ce260" office:value-type="float" office:value="605" calcext:value-type="float">
            <text:p>605</text:p>
          </table:table-cell>
          <table:table-cell table:style-name="ce260" office:value-type="float" office:value="611" calcext:value-type="float">
            <text:p>611</text:p>
          </table:table-cell>
          <table:table-cell table:style-name="ce260" office:value-type="float" office:value="616" calcext:value-type="float">
            <text:p>616</text:p>
          </table:table-cell>
          <table:table-cell table:style-name="ce260" office:value-type="float" office:value="621" calcext:value-type="float">
            <text:p>621</text:p>
          </table:table-cell>
          <table:table-cell table:style-name="ce260" office:value-type="float" office:value="626" calcext:value-type="float">
            <text:p>626</text:p>
          </table:table-cell>
          <table:table-cell table:style-name="ce260" office:value-type="float" office:value="632" calcext:value-type="float">
            <text:p>632</text:p>
          </table:table-cell>
          <table:table-cell table:style-name="ce260" office:value-type="float" office:value="539" calcext:value-type="float">
            <text:p>539</text:p>
          </table:table-cell>
          <table:table-cell table:style-name="ce260" office:value-type="float" office:value="543" calcext:value-type="float">
            <text:p>543</text:p>
          </table:table-cell>
          <table:table-cell table:style-name="ce260" office:value-type="float" office:value="559" calcext:value-type="float">
            <text:p>559</text:p>
          </table:table-cell>
          <table:table-cell table:style-name="ce260" office:value-type="float" office:value="562" calcext:value-type="float">
            <text:p>562</text:p>
          </table:table-cell>
          <table:table-cell table:style-name="ce260" office:value-type="float" office:value="475" calcext:value-type="float">
            <text:p>475</text:p>
          </table:table-cell>
          <table:table-cell table:style-name="ce260" office:value-type="float" office:value="421" calcext:value-type="float">
            <text:p>421</text:p>
          </table:table-cell>
          <table:table-cell table:style-name="ce260" office:value-type="float" office:value="425" calcext:value-type="float">
            <text:p>425</text:p>
          </table:table-cell>
          <table:table-cell table:style-name="ce260" office:value-type="float" office:value="429" calcext:value-type="float">
            <text:p>429</text:p>
          </table:table-cell>
          <table:table-cell table:style-name="ce260" office:value-type="float" office:value="531" calcext:value-type="float">
            <text:p>531</text:p>
          </table:table-cell>
          <table:table-cell table:style-name="ce260" office:value-type="float" office:value="534" calcext:value-type="float">
            <text:p>534</text:p>
          </table:table-cell>
          <table:table-cell table:style-name="ce260" office:value-type="float" office:value="537" calcext:value-type="float">
            <text:p>537</text:p>
          </table:table-cell>
          <table:table-cell table:style-name="ce260" office:value-type="float" office:value="541" calcext:value-type="float">
            <text:p>541</text:p>
          </table:table-cell>
          <table:table-cell table:style-name="ce260" office:value-type="float" office:value="543" calcext:value-type="float">
            <text:p>543</text:p>
          </table:table-cell>
          <table:table-cell table:style-name="ce260" office:value-type="float" office:value="546" calcext:value-type="float">
            <text:p>546</text:p>
          </table:table-cell>
          <table:table-cell table:style-name="ce260" table:number-columns-repeated="3"/>
          <table:table-cell table:style-name="ce260" office:value-type="float" office:value="531" calcext:value-type="float">
            <text:p>531</text:p>
          </table:table-cell>
          <table:table-cell table:style-name="ce260" office:value-type="float" office:value="534" calcext:value-type="float">
            <text:p>534</text:p>
          </table:table-cell>
          <table:table-cell table:style-name="ce260" office:value-type="float" office:value="536" calcext:value-type="float">
            <text:p>536</text:p>
          </table:table-cell>
          <table:table-cell table:style-name="ce260" office:value-type="float" office:value="529" calcext:value-type="float">
            <text:p>529</text:p>
          </table:table-cell>
          <table:table-cell table:style-name="ce260" office:value-type="float" office:value="532" calcext:value-type="float">
            <text:p>532</text:p>
          </table:table-cell>
          <table:table-cell table:style-name="ce260" office:value-type="float" office:value="535" calcext:value-type="float">
            <text:p>535</text:p>
          </table:table-cell>
          <table:table-cell table:style-name="ce260" office:value-type="float" office:value="538" calcext:value-type="float">
            <text:p>538</text:p>
          </table:table-cell>
          <table:table-cell table:style-name="ce260" table:number-columns-repeated="2"/>
          <table:table-cell table:style-name="ce314" table:number-columns-repeated="891"/>
        </table:table-row>
        <table:table-row table:style-name="ro2">
          <table:covered-table-cell table:style-name="ce37"/>
          <table:covered-table-cell table:style-name="ce1"/>
          <table:table-cell table:style-name="ce24" office:value-type="string" calcext:value-type="string">
            <text:p>Montagne Noire (Escoussens)</text:p>
          </table:table-cell>
          <table:table-cell table:style-name="ce36" table:number-columns-repeated="12"/>
          <table:table-cell table:style-name="ce36" office:value-type="float" office:value="450" calcext:value-type="float">
            <text:p>450</text:p>
          </table:table-cell>
          <table:table-cell table:number-columns-repeated="2" table:style-name="ce36" office:value-type="float" office:value="460" calcext:value-type="float">
            <text:p>460</text:p>
          </table:table-cell>
          <table:table-cell table:style-name="ce36" office:value-type="float" office:value="480" calcext:value-type="float">
            <text:p>480</text:p>
          </table:table-cell>
          <table:table-cell table:style-name="ce36" office:value-type="float" office:value="505" calcext:value-type="float">
            <text:p>505</text:p>
          </table:table-cell>
          <table:table-cell table:style-name="ce36" office:value-type="float" office:value="513" calcext:value-type="float">
            <text:p>513</text:p>
          </table:table-cell>
          <table:table-cell table:style-name="ce36" office:value-type="float" office:value="521" calcext:value-type="float">
            <text:p>521</text:p>
          </table:table-cell>
          <table:table-cell table:style-name="ce36" office:value-type="float" office:value="529" calcext:value-type="float">
            <text:p>529</text:p>
          </table:table-cell>
          <table:table-cell table:style-name="ce36" office:value-type="float" office:value="538" calcext:value-type="float">
            <text:p>538</text:p>
          </table:table-cell>
          <table:table-cell table:style-name="ce36" office:value-type="float" office:value="522" calcext:value-type="float">
            <text:p>522</text:p>
          </table:table-cell>
          <table:table-cell table:style-name="ce36" office:value-type="float" office:value="531" calcext:value-type="float">
            <text:p>531</text:p>
          </table:table-cell>
          <table:table-cell table:style-name="ce36" office:value-type="float" office:value="540" calcext:value-type="float">
            <text:p>540</text:p>
          </table:table-cell>
          <table:table-cell table:style-name="ce36" office:value-type="float" office:value="549" calcext:value-type="float">
            <text:p>549</text:p>
          </table:table-cell>
          <table:table-cell table:style-name="ce36" office:value-type="float" office:value="558" calcext:value-type="float">
            <text:p>558</text:p>
          </table:table-cell>
          <table:table-cell table:style-name="ce36" office:value-type="float" office:value="567" calcext:value-type="float">
            <text:p>567</text:p>
          </table:table-cell>
          <table:table-cell table:style-name="ce36" office:value-type="float" office:value="575" calcext:value-type="float">
            <text:p>575</text:p>
          </table:table-cell>
          <table:table-cell table:style-name="ce36" office:value-type="float" office:value="583" calcext:value-type="float">
            <text:p>583</text:p>
          </table:table-cell>
          <table:table-cell table:style-name="ce36" office:value-type="float" office:value="592" calcext:value-type="float">
            <text:p>592</text:p>
          </table:table-cell>
          <table:table-cell table:style-name="ce36" office:value-type="float" office:value="602" calcext:value-type="float">
            <text:p>602</text:p>
          </table:table-cell>
          <table:table-cell table:style-name="ce36" office:value-type="float" office:value="610" calcext:value-type="float">
            <text:p>610</text:p>
          </table:table-cell>
          <table:table-cell table:style-name="ce36" office:value-type="float" office:value="620" calcext:value-type="float">
            <text:p>620</text:p>
          </table:table-cell>
          <table:table-cell table:style-name="ce36" office:value-type="float" office:value="629" calcext:value-type="float">
            <text:p>629</text:p>
          </table:table-cell>
          <table:table-cell table:style-name="ce36" office:value-type="float" office:value="638" calcext:value-type="float">
            <text:p>638</text:p>
          </table:table-cell>
          <table:table-cell table:style-name="ce36" office:value-type="float" office:value="645" calcext:value-type="float">
            <text:p>645</text:p>
          </table:table-cell>
          <table:table-cell table:style-name="ce36"/>
          <table:table-cell table:style-name="ce36" office:value-type="float" office:value="660" calcext:value-type="float">
            <text:p>660</text:p>
          </table:table-cell>
          <table:table-cell table:style-name="ce36" office:value-type="float" office:value="667" calcext:value-type="float">
            <text:p>667</text:p>
          </table:table-cell>
          <table:table-cell table:style-name="ce36" office:value-type="float" office:value="674" calcext:value-type="float">
            <text:p>674</text:p>
          </table:table-cell>
          <table:table-cell table:style-name="ce36" office:value-type="float" office:value="681" calcext:value-type="float">
            <text:p>681</text:p>
          </table:table-cell>
          <table:table-cell table:style-name="ce36" office:value-type="float" office:value="689" calcext:value-type="float">
            <text:p>689</text:p>
          </table:table-cell>
          <table:table-cell table:style-name="ce36" office:value-type="float" office:value="697" calcext:value-type="float">
            <text:p>697</text:p>
          </table:table-cell>
          <table:table-cell table:style-name="ce36" office:value-type="float" office:value="705" calcext:value-type="float">
            <text:p>705</text:p>
          </table:table-cell>
          <table:table-cell table:style-name="ce36" office:value-type="float" office:value="714" calcext:value-type="float">
            <text:p>714</text:p>
          </table:table-cell>
          <table:table-cell table:style-name="ce36" office:value-type="float" office:value="721" calcext:value-type="float">
            <text:p>721</text:p>
          </table:table-cell>
          <table:table-cell table:style-name="ce36" office:value-type="float" office:value="729" calcext:value-type="float">
            <text:p>729</text:p>
          </table:table-cell>
          <table:table-cell table:style-name="ce36" office:value-type="float" office:value="737" calcext:value-type="float">
            <text:p>737</text:p>
          </table:table-cell>
          <table:table-cell table:style-name="ce36" office:value-type="float" office:value="745" calcext:value-type="float">
            <text:p>745</text:p>
          </table:table-cell>
          <table:table-cell table:style-name="ce36" office:value-type="float" office:value="754" calcext:value-type="float">
            <text:p>754</text:p>
          </table:table-cell>
          <table:table-cell table:style-name="ce36" office:value-type="float" office:value="764" calcext:value-type="float">
            <text:p>764</text:p>
          </table:table-cell>
          <table:table-cell table:style-name="ce36" office:value-type="float" office:value="711" calcext:value-type="float">
            <text:p>711</text:p>
          </table:table-cell>
          <table:table-cell table:style-name="ce36" office:value-type="float" office:value="718" calcext:value-type="float">
            <text:p>718</text:p>
          </table:table-cell>
          <table:table-cell table:style-name="ce36" office:value-type="float" office:value="723" calcext:value-type="float">
            <text:p>723</text:p>
          </table:table-cell>
          <table:table-cell table:style-name="ce36" office:value-type="float" office:value="728" calcext:value-type="float">
            <text:p>728</text:p>
          </table:table-cell>
          <table:table-cell table:style-name="ce36" office:value-type="float" office:value="735" calcext:value-type="float">
            <text:p>735</text:p>
          </table:table-cell>
          <table:table-cell table:style-name="ce36" office:value-type="float" office:value="742" calcext:value-type="float">
            <text:p>742</text:p>
          </table:table-cell>
          <table:table-cell table:style-name="ce36" office:value-type="float" office:value="715" calcext:value-type="float">
            <text:p>715</text:p>
          </table:table-cell>
          <table:table-cell table:style-name="ce36" office:value-type="float" office:value="721" calcext:value-type="float">
            <text:p>721</text:p>
          </table:table-cell>
          <table:table-cell table:style-name="ce36" office:value-type="float" office:value="727" calcext:value-type="float">
            <text:p>727</text:p>
          </table:table-cell>
          <table:table-cell table:style-name="ce138" office:value-type="float" office:value="733" calcext:value-type="float">
            <text:p>733</text:p>
          </table:table-cell>
          <table:table-cell table:style-name="ce173" office:value-type="float" office:value="673" calcext:value-type="float">
            <text:p>673</text:p>
          </table:table-cell>
          <table:table-cell table:style-name="ce201" office:value-type="float" office:value="680" calcext:value-type="float">
            <text:p>680</text:p>
          </table:table-cell>
          <table:table-cell table:style-name="ce233" office:value-type="float" office:value="686" calcext:value-type="float">
            <text:p>686</text:p>
          </table:table-cell>
          <table:table-cell table:style-name="ce265" office:value-type="float" office:value="694" calcext:value-type="float">
            <text:p>694</text:p>
          </table:table-cell>
          <table:table-cell table:style-name="ce265" office:value-type="float" office:value="701" calcext:value-type="float">
            <text:p>701</text:p>
          </table:table-cell>
          <table:table-cell table:style-name="ce265" office:value-type="float" office:value="708" calcext:value-type="float">
            <text:p>708</text:p>
          </table:table-cell>
          <table:table-cell table:style-name="ce265" office:value-type="float" office:value="713" calcext:value-type="float">
            <text:p>713</text:p>
          </table:table-cell>
          <table:table-cell table:style-name="ce265" office:value-type="float" office:value="718" calcext:value-type="float">
            <text:p>718</text:p>
          </table:table-cell>
          <table:table-cell table:style-name="ce265" office:value-type="float" office:value="724" calcext:value-type="float">
            <text:p>724</text:p>
          </table:table-cell>
          <table:table-cell table:style-name="ce265" office:value-type="float" office:value="730" calcext:value-type="float">
            <text:p>730</text:p>
          </table:table-cell>
          <table:table-cell table:style-name="ce265" office:value-type="float" office:value="736" calcext:value-type="float">
            <text:p>736</text:p>
          </table:table-cell>
          <table:table-cell table:style-name="ce265" office:value-type="float" office:value="741" calcext:value-type="float">
            <text:p>741</text:p>
          </table:table-cell>
          <table:table-cell table:style-name="ce265" office:value-type="float" office:value="747" calcext:value-type="float">
            <text:p>747</text:p>
          </table:table-cell>
          <table:table-cell table:style-name="ce265" office:value-type="float" office:value="753" calcext:value-type="float">
            <text:p>753</text:p>
          </table:table-cell>
          <table:table-cell table:style-name="ce36" office:value-type="float" office:value="408" calcext:value-type="float">
            <text:p>408</text:p>
          </table:table-cell>
          <table:table-cell table:style-name="ce36" office:value-type="float" office:value="413" calcext:value-type="float">
            <text:p>413</text:p>
          </table:table-cell>
          <table:table-cell table:style-name="ce36" office:value-type="float" office:value="417" calcext:value-type="float">
            <text:p>417</text:p>
          </table:table-cell>
          <table:table-cell table:style-name="ce36" office:value-type="float" office:value="405" calcext:value-type="float">
            <text:p>405</text:p>
          </table:table-cell>
          <table:table-cell table:style-name="ce36" office:value-type="float" office:value="400" calcext:value-type="float">
            <text:p>400</text:p>
          </table:table-cell>
          <table:table-cell table:style-name="ce36" office:value-type="float" office:value="385" calcext:value-type="float">
            <text:p>385</text:p>
          </table:table-cell>
          <table:table-cell table:style-name="ce36" office:value-type="float" office:value="389" calcext:value-type="float">
            <text:p>389</text:p>
          </table:table-cell>
          <table:table-cell table:style-name="ce36" office:value-type="float" office:value="394" calcext:value-type="float">
            <text:p>394</text:p>
          </table:table-cell>
          <table:table-cell table:style-name="ce36" office:value-type="float" office:value="481" calcext:value-type="float">
            <text:p>481</text:p>
          </table:table-cell>
          <table:table-cell table:style-name="ce36" office:value-type="float" office:value="484" calcext:value-type="float">
            <text:p>484</text:p>
          </table:table-cell>
          <table:table-cell table:style-name="ce36" office:value-type="float" office:value="288" calcext:value-type="float">
            <text:p>288</text:p>
          </table:table-cell>
          <table:table-cell table:style-name="ce36" office:value-type="float" office:value="292" calcext:value-type="float">
            <text:p>292</text:p>
          </table:table-cell>
          <table:table-cell table:style-name="ce36" office:value-type="float" office:value="295" calcext:value-type="float">
            <text:p>295</text:p>
          </table:table-cell>
          <table:table-cell table:style-name="ce36" office:value-type="float" office:value="299" calcext:value-type="float">
            <text:p>299</text:p>
          </table:table-cell>
          <table:table-cell table:style-name="ce36" table:number-columns-repeated="3"/>
          <table:table-cell table:style-name="ce36" office:value-type="float" office:value="312" calcext:value-type="float">
            <text:p>312</text:p>
          </table:table-cell>
          <table:table-cell table:style-name="ce36" office:value-type="float" office:value="316" calcext:value-type="float">
            <text:p>316</text:p>
          </table:table-cell>
          <table:table-cell table:style-name="ce36" office:value-type="float" office:value="319" calcext:value-type="float">
            <text:p>319</text:p>
          </table:table-cell>
          <table:table-cell table:style-name="ce36" office:value-type="float" office:value="322" calcext:value-type="float">
            <text:p>322</text:p>
          </table:table-cell>
          <table:table-cell table:style-name="ce36" office:value-type="float" office:value="327" calcext:value-type="float">
            <text:p>327</text:p>
          </table:table-cell>
          <table:table-cell table:style-name="ce36" office:value-type="float" office:value="331" calcext:value-type="float">
            <text:p>331</text:p>
          </table:table-cell>
          <table:table-cell table:style-name="ce36" office:value-type="float" office:value="334" calcext:value-type="float">
            <text:p>334</text:p>
          </table:table-cell>
          <table:table-cell table:style-name="ce36" table:number-columns-repeated="2"/>
          <table:table-cell table:style-name="ce314" table:number-columns-repeated="891"/>
        </table:table-row>
        <table:table-row table:style-name="ro2">
          <table:table-cell table:style-name="ce38" office:value-type="string" calcext:value-type="string" table:number-columns-spanned="1" table:number-rows-spanned="28">
            <text:p>Indicateurs de risques</text:p>
          </table:table-cell>
          <table:table-cell table:style-name="ce21" office:value-type="string" calcext:value-type="string" table:number-columns-spanned="1" table:number-rows-spanned="7">
            <text:p>IEPx</text:p>
            <text:p/>
            <text:p><text:span text:style-name="T2">(végétation légère et morte)</text:span></text:p>
          </table:table-cell>
          <table:table-cell table:style-name="ce23" office:value-type="string" calcext:value-type="string">
            <text:p>Grésigne</text:p>
          </table:table-cell>
          <table:table-cell table:number-columns-repeated="3" table:style-name="ce266" table:content-validation-name="val1" office:value-type="string" calcext:value-type="string">
            <text:p>4/6 - sévère</text:p>
          </table:table-cell>
          <table:table-cell table:number-columns-repeated="5" table:style-name="ce266" table:content-validation-name="val1" office:value-type="string" calcext:value-type="string">
            <text:p>5/6 - très sévère</text:p>
          </table:table-cell>
          <table:table-cell table:style-name="ce266" table:content-validation-name="val1" office:value-type="string" calcext:value-type="string">
            <text:p>4/6 - sévère</text:p>
          </table:table-cell>
          <table:table-cell table:style-name="ce266" table:content-validation-name="val1" office:value-type="string" calcext:value-type="string">
            <text:p>2/6 - léger</text:p>
          </table:table-cell>
          <table:table-cell table:number-columns-repeated="7" table:style-name="ce266" table:content-validation-name="val1" office:value-type="string" calcext:value-type="string">
            <text:p>4/6 - sévère</text:p>
          </table:table-cell>
          <table:table-cell table:number-columns-repeated="2" table:style-name="ce266" table:content-validation-name="val1" office:value-type="string" calcext:value-type="string">
            <text:p>3/6 - modéré</text:p>
          </table:table-cell>
          <table:table-cell table:number-columns-repeated="8" table:style-name="ce266" table:content-validation-name="val1" office:value-type="string" calcext:value-type="string">
            <text:p>4/6 - sévère</text:p>
          </table:table-cell>
          <table:table-cell table:style-name="ce266" table:content-validation-name="val1" office:value-type="string" calcext:value-type="string">
            <text:p>5/6 - très sévère</text:p>
          </table:table-cell>
          <table:table-cell table:number-columns-repeated="4" table:style-name="ce266" table:content-validation-name="val1" office:value-type="string" calcext:value-type="string">
            <text:p>4/6 - sévère</text:p>
          </table:table-cell>
          <table:table-cell table:style-name="ce266" table:content-validation-name="val1" office:value-type="string" calcext:value-type="string">
            <text:p>5/6 - très sévère</text:p>
          </table:table-cell>
          <table:table-cell table:style-name="ce266" table:content-validation-name="val1" office:value-type="string" calcext:value-type="string">
            <text:p>4/6 - sévère</text:p>
          </table:table-cell>
          <table:table-cell table:number-columns-repeated="2" table:style-name="ce266" table:content-validation-name="val1" office:value-type="string" calcext:value-type="string">
            <text:p>3/6 - modéré</text:p>
          </table:table-cell>
          <table:table-cell table:style-name="ce266" table:content-validation-name="val1"/>
          <table:table-cell table:style-name="ce266" table:content-validation-name="val1" office:value-type="string" calcext:value-type="string">
            <text:p>1/6 - faible</text:p>
          </table:table-cell>
          <table:table-cell table:number-columns-repeated="2" table:style-name="ce266" table:content-validation-name="val1" office:value-type="string" calcext:value-type="string">
            <text:p>3/6 - modéré</text:p>
          </table:table-cell>
          <table:table-cell table:number-columns-repeated="2" table:style-name="ce266" table:content-validation-name="val1" office:value-type="string" calcext:value-type="string">
            <text:p>4/6 - sévère</text:p>
          </table:table-cell>
          <table:table-cell table:number-columns-repeated="2" table:style-name="ce266" table:content-validation-name="val1" office:value-type="string" calcext:value-type="string">
            <text:p>3/6 - modéré</text:p>
          </table:table-cell>
          <table:table-cell table:number-columns-repeated="3" table:style-name="ce266" table:content-validation-name="val1" office:value-type="string" calcext:value-type="string">
            <text:p>4/6 - sévère</text:p>
          </table:table-cell>
          <table:table-cell table:style-name="ce266" table:content-validation-name="val1" office:value-type="string" calcext:value-type="string">
            <text:p>3/6 - modéré</text:p>
          </table:table-cell>
          <table:table-cell table:number-columns-repeated="3" table:style-name="ce266" table:content-validation-name="val1" office:value-type="string" calcext:value-type="string">
            <text:p>4/6 - sévère</text:p>
          </table:table-cell>
          <table:table-cell table:number-columns-repeated="2" table:style-name="ce266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number-columns-repeated="2" table:style-name="ce266" table:content-validation-name="val1" office:value-type="string" calcext:value-type="string">
            <text:p>4/6 - sévère</text:p>
          </table:table-cell>
          <table:table-cell table:style-name="ce266" table:content-validation-name="val1" office:value-type="string" calcext:value-type="string">
            <text:p>3/6 - modéré</text:p>
          </table:table-cell>
          <table:table-cell table:style-name="ce266" table:content-validation-name="val1" office:value-type="string" calcext:value-type="string">
            <text:p>2/6 - léger</text:p>
          </table:table-cell>
          <table:table-cell table:style-name="ce266" table:content-validation-name="val1" office:value-type="string" calcext:value-type="string">
            <text:p>3/6 - modéré</text:p>
          </table:table-cell>
          <table:table-cell table:style-name="ce266" table:content-validation-name="val1" office:value-type="string" calcext:value-type="string">
            <text:p>2/6 - léger</text:p>
          </table:table-cell>
          <table:table-cell table:style-name="ce266" table:content-validation-name="val1" office:value-type="string" calcext:value-type="string">
            <text:p>3/6 - modéré</text:p>
          </table:table-cell>
          <table:table-cell table:number-columns-repeated="2" table:style-name="ce266" table:content-validation-name="val1" office:value-type="string" calcext:value-type="string">
            <text:p>4/6 - sévère</text:p>
          </table:table-cell>
          <table:table-cell table:number-columns-repeated="2" table:style-name="ce266" table:content-validation-name="val1" office:value-type="string" calcext:value-type="string">
            <text:p>3/6 - modéré</text:p>
          </table:table-cell>
          <table:table-cell table:number-columns-repeated="6" table:style-name="ce202" table:content-validation-name="val1" office:value-type="string" calcext:value-type="string">
            <text:p>4/6 - sévère</text:p>
          </table:table-cell>
          <table:table-cell table:number-columns-repeated="2" table:style-name="ce266" table:content-validation-name="val1" office:value-type="string" calcext:value-type="string">
            <text:p>3/6 - modéré</text:p>
          </table:table-cell>
          <table:table-cell table:number-columns-repeated="9" table:style-name="ce266" table:content-validation-name="val1" office:value-type="string" calcext:value-type="string">
            <text:p>1/6 - faible</text:p>
          </table:table-cell>
          <table:table-cell table:style-name="ce266" table:content-validation-name="val1" office:value-type="string" calcext:value-type="string">
            <text:p>2/6 - léger</text:p>
          </table:table-cell>
          <table:table-cell table:number-columns-repeated="2" table:style-name="ce266" table:content-validation-name="val1" office:value-type="string" calcext:value-type="string">
            <text:p>3/6 - modéré</text:p>
          </table:table-cell>
          <table:table-cell table:style-name="ce266" table:content-validation-name="val1" office:value-type="string" calcext:value-type="string">
            <text:p>2/6 - léger</text:p>
          </table:table-cell>
          <table:table-cell table:style-name="ce266" table:content-validation-name="val1" office:value-type="string" calcext:value-type="string">
            <text:p>3/6 - modéré</text:p>
          </table:table-cell>
          <table:table-cell table:number-columns-repeated="6" table:style-name="ce266" table:content-validation-name="val1" office:value-type="string" calcext:value-type="string">
            <text:p>2/6 - léger</text:p>
          </table:table-cell>
          <table:table-cell table:style-name="ce266" table:content-validation-name="val1" office:value-type="string" calcext:value-type="string">
            <text:p>1/6 - faible</text:p>
          </table:table-cell>
          <table:table-cell table:style-name="ce266" table:content-validation-name="val1" office:value-type="string" calcext:value-type="string">
            <text:p>2/6 - léger</text:p>
          </table:table-cell>
          <table:table-cell table:style-name="ce266" table:content-validation-name="val1" office:value-type="string" calcext:value-type="string">
            <text:p>4/6 - sévère</text:p>
          </table:table-cell>
          <table:table-cell table:style-name="ce266" table:content-validation-name="val1" office:value-type="string" calcext:value-type="string">
            <text:p>3/6 - modéré</text:p>
          </table:table-cell>
          <table:table-cell table:style-name="ce266" table:content-validation-name="val1" table:number-columns-repeated="2"/>
          <table:table-cell table:style-name="ce315" table:number-columns-repeated="891"/>
        </table:table-row>
        <table:table-row table:style-name="ro2">
          <table:covered-table-cell table:style-name="ce7"/>
          <table:covered-table-cell table:style-name="ce13"/>
          <table:table-cell table:style-name="ce24" office:value-type="string" calcext:value-type="string">
            <text:p>Ségala</text:p>
          </table:table-cell>
          <table:table-cell table:number-columns-repeated="3" table:style-name="ce202" table:content-validation-name="val1" office:value-type="string" calcext:value-type="string">
            <text:p>4/6 - sévère</text:p>
          </table:table-cell>
          <table:table-cell table:number-columns-repeated="2" table:style-name="ce202" table:content-validation-name="val1" office:value-type="string" calcext:value-type="string">
            <text:p>5/6 - très sévère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number-columns-repeated="3" table:style-name="ce202" table:content-validation-name="val1" office:value-type="string" calcext:value-type="string">
            <text:p>5/6 - très sévère</text:p>
          </table:table-cell>
          <table:table-cell table:number-columns-repeated="8" table:style-name="ce202" table:content-validation-name="val1" office:value-type="string" calcext:value-type="string">
            <text:p>4/6 - sévère</text:p>
          </table:table-cell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number-columns-repeated="12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5/6 - très sévère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/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4/6 - sévère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4" table:style-name="ce202" table:content-validation-name="val1" office:value-type="string" calcext:value-type="string">
            <text:p>4/6 - sévère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4/6 - sévère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number-columns-repeated="6" table:style-name="ce202" table:content-validation-name="val1" office:value-type="string" calcext:value-type="string">
            <text:p>4/6 - sévère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7"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number-columns-repeated="3" table:style-name="ce202" table:content-validation-name="val1" office:value-type="string" calcext:value-type="string">
            <text:p>1/6 - faible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number-columns-repeated="3" table:style-name="ce202" table:content-validation-name="val1" office:value-type="string" calcext:value-type="string">
            <text:p>1/6 - faible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table:number-columns-repeated="2"/>
          <table:table-cell table:style-name="ce315" table:number-columns-repeated="891"/>
        </table:table-row>
        <table:table-row table:style-name="ro2">
          <table:covered-table-cell table:style-name="ce7"/>
          <table:covered-table-cell table:style-name="ce13"/>
          <table:table-cell table:style-name="ce24" office:value-type="string" calcext:value-type="string">
            <text:p>Cocagne – Albigeois</text:p>
          </table:table-cell>
          <table:table-cell table:number-columns-repeated="3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6/6 - extrême</text:p>
          </table:table-cell>
          <table:table-cell table:number-columns-repeated="4" table:style-name="ce202" table:content-validation-name="val1" office:value-type="string" calcext:value-type="string">
            <text:p>5/6 - très sévère</text:p>
          </table:table-cell>
          <table:table-cell table:number-columns-repeated="9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9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5/6 - très sévère</text:p>
          </table:table-cell>
          <table:table-cell table:number-columns-repeated="4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5/6 - très sévère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/>
          <table:table-cell table:style-name="ce202" table:content-validation-name="val1" office:value-type="string" calcext:value-type="string">
            <text:p>1/6 - faible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number-columns-repeated="7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4" table:style-name="ce202" table:content-validation-name="val1" office:value-type="string" calcext:value-type="string">
            <text:p>4/6 - sévère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number-columns-repeated="3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1/6 - faible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7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number-columns-repeated="2"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6"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3"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table:number-columns-repeated="2"/>
          <table:table-cell table:style-name="ce315" table:number-columns-repeated="891"/>
        </table:table-row>
        <table:table-row table:style-name="ro2">
          <table:covered-table-cell table:style-name="ce7"/>
          <table:covered-table-cell table:style-name="ce13"/>
          <table:table-cell table:style-name="ce24" office:value-type="string" calcext:value-type="string">
            <text:p>Sidobre</text:p>
          </table:table-cell>
          <table:table-cell table:number-columns-repeated="4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5/6 - très sévère</text:p>
          </table:table-cell>
          <table:table-cell table:number-columns-repeated="2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5/6 - très sévère</text:p>
          </table:table-cell>
          <table:table-cell table:number-columns-repeated="4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4" table:style-name="ce202" table:content-validation-name="val1" office:value-type="string" calcext:value-type="string">
            <text:p>4/6 - sévère</text:p>
          </table:table-cell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number-columns-repeated="6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7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/>
          <table:table-cell table:number-columns-repeated="4" table:style-name="ce202" table:content-validation-name="val1" office:value-type="string" calcext:value-type="string">
            <text:p>2/6 - léger</text:p>
          </table:table-cell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3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number-columns-repeated="4"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4" table:style-name="ce202" table:content-validation-name="val1" office:value-type="string" calcext:value-type="string">
            <text:p>4/6 - sévère</text:p>
          </table:table-cell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number-columns-repeated="10"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8" table:style-name="ce202" table:content-validation-name="val1" office:value-type="string" calcext:value-type="string">
            <text:p>1/6 - faible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table:number-columns-repeated="2"/>
          <table:table-cell table:style-name="ce315" table:number-columns-repeated="891"/>
        </table:table-row>
        <table:table-row table:style-name="ro2">
          <table:covered-table-cell table:style-name="ce7"/>
          <table:covered-table-cell table:style-name="ce13"/>
          <table:table-cell table:style-name="ce24" office:value-type="string" calcext:value-type="string">
            <text:p>Castrais – Pastel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5/6 - très sévère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number-columns-repeated="2" table:style-name="ce202" table:content-validation-name="val1" office:value-type="string" calcext:value-type="string">
            <text:p>5/6 - très sévère</text:p>
          </table:table-cell>
          <table:table-cell table:number-columns-repeated="2" table:style-name="ce202" table:content-validation-name="val1" office:value-type="string" calcext:value-type="string">
            <text:p>6/6 - extrême</text:p>
          </table:table-cell>
          <table:table-cell table:style-name="ce202" table:content-validation-name="val1" office:value-type="string" calcext:value-type="string">
            <text:p>5/6 - très sévère</text:p>
          </table:table-cell>
          <table:table-cell table:number-columns-repeated="9" table:style-name="ce202" table:content-validation-name="val1" office:value-type="string" calcext:value-type="string">
            <text:p>4/6 - sévère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number-columns-repeated="4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5/6 - très sévère</text:p>
          </table:table-cell>
          <table:table-cell table:number-columns-repeated="3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5/6 - très sévère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5/6 - très sévère</text:p>
          </table:table-cell>
          <table:table-cell table:number-columns-repeated="2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5/6 - très sévère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/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number-columns-repeated="3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3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4/6 - sévère</text:p>
          </table:table-cell>
          <table:table-cell table:number-columns-repeated="4"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number-columns-repeated="3" table:style-name="ce202" table:content-validation-name="val1" office:value-type="string" calcext:value-type="string">
            <text:p>4/6 - sévère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5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number-columns-repeated="2"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6"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number-columns-repeated="4"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number-columns-repeated="2"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table:number-columns-repeated="2"/>
          <table:table-cell table:style-name="ce315" table:number-columns-repeated="891"/>
        </table:table-row>
        <table:table-row table:style-name="ro2">
          <table:covered-table-cell table:style-name="ce7"/>
          <table:covered-table-cell table:style-name="ce13"/>
          <table:table-cell table:style-name="ce24" office:value-type="string" calcext:value-type="string">
            <text:p>Haut Languedoc</text:p>
          </table:table-cell>
          <table:table-cell table:number-columns-repeated="3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5/6 - très sévère</text:p>
          </table:table-cell>
          <table:table-cell table:number-columns-repeated="3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5/6 - très sévère</text:p>
          </table:table-cell>
          <table:table-cell table:number-columns-repeated="9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number-columns-repeated="4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5/6 - très sévère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5/6 - très sévère</text:p>
          </table:table-cell>
          <table:table-cell table:number-columns-repeated="4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/>
          <table:table-cell table:number-columns-repeated="3"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4/6 - sévère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2"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4" table:style-name="ce202" table:content-validation-name="val1" office:value-type="string" calcext:value-type="string">
            <text:p>4/6 - sévère</text:p>
          </table:table-cell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number-columns-repeated="10"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number-columns-repeated="8"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table:number-columns-repeated="2"/>
          <table:table-cell table:style-name="ce315" table:number-columns-repeated="891"/>
        </table:table-row>
        <table:table-row table:style-name="ro2">
          <table:covered-table-cell table:style-name="ce7"/>
          <table:covered-table-cell table:style-name="ce14"/>
          <table:table-cell table:style-name="ce25" office:value-type="string" calcext:value-type="string">
            <text:p>Montagne Noire</text:p>
          </table:table-cell>
          <table:table-cell table:number-columns-repeated="4" table:style-name="ce272" table:content-validation-name="val1" office:value-type="string" calcext:value-type="string">
            <text:p>4/6 - sévère</text:p>
          </table:table-cell>
          <table:table-cell table:number-columns-repeated="2" table:style-name="ce272" table:content-validation-name="val1" office:value-type="string" calcext:value-type="string">
            <text:p>5/6 - très sévère</text:p>
          </table:table-cell>
          <table:table-cell table:style-name="ce272" table:content-validation-name="val1" office:value-type="string" calcext:value-type="string">
            <text:p>4/6 - sévère</text:p>
          </table:table-cell>
          <table:table-cell table:style-name="ce272" table:content-validation-name="val1" office:value-type="string" calcext:value-type="string">
            <text:p>5/6 - très sévère</text:p>
          </table:table-cell>
          <table:table-cell table:number-columns-repeated="9" table:style-name="ce272" table:content-validation-name="val1" office:value-type="string" calcext:value-type="string">
            <text:p>4/6 - sévère</text:p>
          </table:table-cell>
          <table:table-cell table:style-name="ce272" table:content-validation-name="val1" office:value-type="string" calcext:value-type="string">
            <text:p>3/6 - modéré</text:p>
          </table:table-cell>
          <table:table-cell table:style-name="ce272" table:content-validation-name="val1" office:value-type="string" calcext:value-type="string">
            <text:p>2/6 - léger</text:p>
          </table:table-cell>
          <table:table-cell table:number-columns-repeated="5" table:style-name="ce272" table:content-validation-name="val1" office:value-type="string" calcext:value-type="string">
            <text:p>4/6 - sévère</text:p>
          </table:table-cell>
          <table:table-cell table:style-name="ce272" table:content-validation-name="val1" office:value-type="string" calcext:value-type="string">
            <text:p>3/6 - modéré</text:p>
          </table:table-cell>
          <table:table-cell table:number-columns-repeated="2" table:style-name="ce272" table:content-validation-name="val1" office:value-type="string" calcext:value-type="string">
            <text:p>4/6 - sévère</text:p>
          </table:table-cell>
          <table:table-cell table:style-name="ce272" table:content-validation-name="val1" office:value-type="string" calcext:value-type="string">
            <text:p>5/6 - très sévère</text:p>
          </table:table-cell>
          <table:table-cell table:style-name="ce272" table:content-validation-name="val1" office:value-type="string" calcext:value-type="string">
            <text:p>4/6 - sévère</text:p>
          </table:table-cell>
          <table:table-cell table:style-name="ce272" table:content-validation-name="val1" office:value-type="string" calcext:value-type="string">
            <text:p>5/6 - très sévère</text:p>
          </table:table-cell>
          <table:table-cell table:number-columns-repeated="4" table:style-name="ce272" table:content-validation-name="val1" office:value-type="string" calcext:value-type="string">
            <text:p>4/6 - sévère</text:p>
          </table:table-cell>
          <table:table-cell table:style-name="ce272" table:content-validation-name="val1" office:value-type="string" calcext:value-type="string">
            <text:p>2/6 - léger</text:p>
          </table:table-cell>
          <table:table-cell table:style-name="ce272" table:content-validation-name="val1" office:value-type="string" calcext:value-type="string">
            <text:p>3/6 - modéré</text:p>
          </table:table-cell>
          <table:table-cell table:style-name="ce272" table:content-validation-name="val1"/>
          <table:table-cell table:style-name="ce272" table:content-validation-name="val1" office:value-type="string" calcext:value-type="string">
            <text:p>1/6 - faible</text:p>
          </table:table-cell>
          <table:table-cell table:style-name="ce272" table:content-validation-name="val1" office:value-type="string" calcext:value-type="string">
            <text:p>2/6 - léger</text:p>
          </table:table-cell>
          <table:table-cell table:style-name="ce272" table:content-validation-name="val1" office:value-type="string" calcext:value-type="string">
            <text:p>3/6 - modéré</text:p>
          </table:table-cell>
          <table:table-cell table:style-name="ce272" table:content-validation-name="val1" office:value-type="string" calcext:value-type="string">
            <text:p>2/6 - léger</text:p>
          </table:table-cell>
          <table:table-cell table:number-columns-repeated="3" table:style-name="ce272" table:content-validation-name="val1" office:value-type="string" calcext:value-type="string">
            <text:p>3/6 - modéré</text:p>
          </table:table-cell>
          <table:table-cell table:style-name="ce272" table:content-validation-name="val1" office:value-type="string" calcext:value-type="string">
            <text:p>4/6 - sévère</text:p>
          </table:table-cell>
          <table:table-cell table:style-name="ce272" table:content-validation-name="val1" office:value-type="string" calcext:value-type="string">
            <text:p>3/6 - modéré</text:p>
          </table:table-cell>
          <table:table-cell table:style-name="ce272" table:content-validation-name="val1" office:value-type="string" calcext:value-type="string">
            <text:p>4/6 - sévère</text:p>
          </table:table-cell>
          <table:table-cell table:style-name="ce272" table:content-validation-name="val1" office:value-type="string" calcext:value-type="string">
            <text:p>3/6 - modéré</text:p>
          </table:table-cell>
          <table:table-cell table:number-columns-repeated="2" table:style-name="ce272" table:content-validation-name="val1" office:value-type="string" calcext:value-type="string">
            <text:p>4/6 - sévère</text:p>
          </table:table-cell>
          <table:table-cell table:style-name="ce272" table:content-validation-name="val1" office:value-type="string" calcext:value-type="string">
            <text:p>2/6 - léger</text:p>
          </table:table-cell>
          <table:table-cell table:style-name="ce272" table:content-validation-name="val1" office:value-type="string" calcext:value-type="string">
            <text:p>3/6 - modéré</text:p>
          </table:table-cell>
          <table:table-cell table:style-name="ce272" table:content-validation-name="val1" office:value-type="string" calcext:value-type="string">
            <text:p>2/6 - léger</text:p>
          </table:table-cell>
          <table:table-cell table:style-name="ce272" table:content-validation-name="val1" office:value-type="string" calcext:value-type="string">
            <text:p>3/6 - modéré</text:p>
          </table:table-cell>
          <table:table-cell table:style-name="ce27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3" table:style-name="ce272" table:content-validation-name="val1" office:value-type="string" calcext:value-type="string">
            <text:p>3/6 - modéré</text:p>
          </table:table-cell>
          <table:table-cell table:number-columns-repeated="2" table:style-name="ce272" table:content-validation-name="val1" office:value-type="string" calcext:value-type="string">
            <text:p>2/6 - léger</text:p>
          </table:table-cell>
          <table:table-cell table:number-columns-repeated="2" table:style-name="ce272" table:content-validation-name="val1" office:value-type="string" calcext:value-type="string">
            <text:p>3/6 - modéré</text:p>
          </table:table-cell>
          <table:table-cell table:number-columns-repeated="2" table:style-name="ce272" table:content-validation-name="val1" office:value-type="string" calcext:value-type="string">
            <text:p>4/6 - sévère</text:p>
          </table:table-cell>
          <table:table-cell table:style-name="ce272" table:content-validation-name="val1" office:value-type="string" calcext:value-type="string">
            <text:p>1/6 - faible</text:p>
          </table:table-cell>
          <table:table-cell table:number-columns-repeated="2" table:style-name="ce272" table:content-validation-name="val1" office:value-type="string" calcext:value-type="string">
            <text:p>3/6 - modéré</text:p>
          </table:table-cell>
          <table:table-cell table:number-columns-repeated="4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2" table:style-name="ce272" table:content-validation-name="val1" office:value-type="string" calcext:value-type="string">
            <text:p>3/6 - modéré</text:p>
          </table:table-cell>
          <table:table-cell table:number-columns-repeated="10" table:style-name="ce272" table:content-validation-name="val1" office:value-type="string" calcext:value-type="string">
            <text:p>1/6 - faible</text:p>
          </table:table-cell>
          <table:table-cell table:style-name="ce272" table:content-validation-name="val1" office:value-type="string" calcext:value-type="string">
            <text:p>2/6 - léger</text:p>
          </table:table-cell>
          <table:table-cell table:style-name="ce272" table:content-validation-name="val1" office:value-type="string" calcext:value-type="string">
            <text:p>3/6 - modéré</text:p>
          </table:table-cell>
          <table:table-cell table:style-name="ce272" table:content-validation-name="val1" office:value-type="string" calcext:value-type="string">
            <text:p>1/6 - faible</text:p>
          </table:table-cell>
          <table:table-cell table:style-name="ce272" table:content-validation-name="val1" office:value-type="string" calcext:value-type="string">
            <text:p>2/6 - léger</text:p>
          </table:table-cell>
          <table:table-cell table:number-columns-repeated="2" table:style-name="ce272" table:content-validation-name="val1" office:value-type="string" calcext:value-type="string">
            <text:p>1/6 - faible</text:p>
          </table:table-cell>
          <table:table-cell table:number-columns-repeated="2" table:style-name="ce272" table:content-validation-name="val1" office:value-type="string" calcext:value-type="string">
            <text:p>2/6 - léger</text:p>
          </table:table-cell>
          <table:table-cell table:number-columns-repeated="4" table:style-name="ce272" table:content-validation-name="val1" office:value-type="string" calcext:value-type="string">
            <text:p>1/6 - faible</text:p>
          </table:table-cell>
          <table:table-cell table:number-columns-repeated="2" table:style-name="ce272" table:content-validation-name="val1" office:value-type="string" calcext:value-type="string">
            <text:p>2/6 - léger</text:p>
          </table:table-cell>
          <table:table-cell table:style-name="ce272" table:content-validation-name="val1" table:number-columns-repeated="2"/>
          <table:table-cell table:style-name="ce315" table:number-columns-repeated="891"/>
        </table:table-row>
        <table:table-row table:style-name="ro2">
          <table:covered-table-cell table:style-name="ce8"/>
          <table:table-cell table:style-name="ce15" office:value-type="string" calcext:value-type="string" table:number-columns-spanned="1" table:number-rows-spanned="7">
            <text:p>IFM</text:p>
            <text:p/>
            <text:p><text:span text:style-name="T2">(végétation vivante)</text:span></text:p>
          </table:table-cell>
          <table:table-cell table:style-name="ce24" office:value-type="string" calcext:value-type="string">
            <text:p>Grésign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4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5/6 - très sévère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number-columns-repeated="4" table:style-name="ce202" table:content-validation-name="val1" office:value-type="string" calcext:value-type="string">
            <text:p>4/6 - sévère</text:p>
          </table:table-cell>
          <table:table-cell table:number-columns-repeated="4" table:style-name="ce202" table:content-validation-name="val1" office:value-type="string" calcext:value-type="string">
            <text:p>3/6 - modéré</text:p>
          </table:table-cell>
          <table:table-cell table:number-columns-repeated="3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7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5/6 - très sévère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/>
          <table:table-cell table:style-name="ce202" table:content-validation-name="val1" office:value-type="string" calcext:value-type="string">
            <text:p>2/6 - léger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number-columns-repeated="2" table:style-name="ce43" table:content-validation-name="val3" office:value-type="string" calcext:value-type="string">
            <text:p>3/5 - modéré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number-columns-repeated="3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number-columns-repeated="2" table:style-name="ce266" table:content-validation-name="val1" office:value-type="string" calcext:value-type="string">
            <text:p>3/6 - modéré</text:p>
          </table:table-cell>
          <table:table-cell table:number-columns-repeated="8"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7" table:style-name="ce202" table:content-validation-name="val1" office:value-type="string" calcext:value-type="string">
            <text:p>1/6 - faible</text:p>
          </table:table-cell>
          <table:table-cell table:number-columns-repeated="4"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1/6 - faible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1/6 - faible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1/6 - faible</text:p>
          </table:table-cell>
          <table:table-cell table:number-columns-repeated="3"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table:number-columns-repeated="2"/>
          <table:table-cell table:style-name="ce314" table:number-columns-repeated="891"/>
        </table:table-row>
        <table:table-row table:style-name="ro2">
          <table:covered-table-cell table:style-name="ce8"/>
          <table:covered-table-cell table:style-name="ce16"/>
          <table:table-cell table:style-name="ce24" office:value-type="string" calcext:value-type="string">
            <text:p>Ségala</text:p>
          </table:table-cell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number-columns-repeated="4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5/6 - très sévère</text:p>
          </table:table-cell>
          <table:table-cell table:number-columns-repeated="3" table:style-name="ce202" table:content-validation-name="val1" office:value-type="string" calcext:value-type="string">
            <text:p>4/6 - sévère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number-columns-repeated="4" table:style-name="ce202" table:content-validation-name="val1" office:value-type="string" calcext:value-type="string">
            <text:p>4/6 - sévère</text:p>
          </table:table-cell>
          <table:table-cell table:number-columns-repeated="4" table:style-name="ce202" table:content-validation-name="val1" office:value-type="string" calcext:value-type="string">
            <text:p>3/6 - modéré</text:p>
          </table:table-cell>
          <table:table-cell table:number-columns-repeated="3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7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5/6 - très sévère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/>
          <table:table-cell table:style-name="ce202" table:content-validation-name="val1" office:value-type="string" calcext:value-type="string">
            <text:p>2/6 - léger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number-columns-repeated="2" table:style-name="ce43" table:content-validation-name="val3" office:value-type="string" calcext:value-type="string">
            <text:p>3/5 - modéré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3"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5"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number-columns-repeated="8"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9"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10"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table:number-columns-repeated="2"/>
          <table:table-cell table:style-name="ce314" table:number-columns-repeated="891"/>
        </table:table-row>
        <table:table-row table:style-name="ro2">
          <table:covered-table-cell table:style-name="ce8"/>
          <table:covered-table-cell table:style-name="ce16"/>
          <table:table-cell table:style-name="ce24" office:value-type="string" calcext:value-type="string">
            <text:p>Cocagne – Albigeois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6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5/6 - très sévère</text:p>
          </table:table-cell>
          <table:table-cell table:number-columns-repeated="4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4" table:style-name="ce202" table:content-validation-name="val1" office:value-type="string" calcext:value-type="string">
            <text:p>4/6 - sévère</text:p>
          </table:table-cell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number-columns-repeated="4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7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5/6 - très sévère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/>
          <table:table-cell table:style-name="ce202" table:content-validation-name="val1" office:value-type="string" calcext:value-type="string">
            <text:p>2/6 - léger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style-name="ce43" table:content-validation-name="val3" office:value-type="string" calcext:value-type="string">
            <text:p>3/5 - modéré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4" table:style-name="ce202" table:content-validation-name="val1" office:value-type="string" calcext:value-type="string">
            <text:p>4/6 - sévère</text:p>
          </table:table-cell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number-columns-repeated="3" table:style-name="ce202" table:content-validation-name="val1" office:value-type="string" calcext:value-type="string">
            <text:p>2/6 - léger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4/6 - sévère</text:p>
          </table:table-cell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7" table:style-name="ce202" table:content-validation-name="val1" office:value-type="string" calcext:value-type="string">
            <text:p>1/6 - faible</text:p>
          </table:table-cell>
          <table:table-cell table:number-columns-repeated="4"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1/6 - faible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2"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table:number-columns-repeated="2"/>
          <table:table-cell table:style-name="ce314" table:number-columns-repeated="891"/>
        </table:table-row>
        <table:table-row table:style-name="ro2">
          <table:covered-table-cell table:style-name="ce8"/>
          <table:covered-table-cell table:style-name="ce16"/>
          <table:table-cell table:style-name="ce24" office:value-type="string" calcext:value-type="string">
            <text:p>Sidob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4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5/6 - très sévère</text:p>
          </table:table-cell>
          <table:table-cell table:number-columns-repeated="3" table:style-name="ce202" table:content-validation-name="val1" office:value-type="string" calcext:value-type="string">
            <text:p>4/6 - sévère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number-columns-repeated="4" table:style-name="ce202" table:content-validation-name="val1" office:value-type="string" calcext:value-type="string">
            <text:p>4/6 - sévère</text:p>
          </table:table-cell>
          <table:table-cell table:number-columns-repeated="5"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4/6 - sévère</text:p>
          </table:table-cell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number-columns-repeated="7" table:style-name="ce202" table:content-validation-name="val1" office:value-type="string" calcext:value-type="string">
            <text:p>4/6 - sévère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/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43" table:content-validation-name="val3" office:value-type="string" calcext:value-type="string">
            <text:p>2/5 - léger</text:p>
          </table:table-cell>
          <table:table-cell table:style-name="ce43" table:content-validation-name="val3" office:value-type="string" calcext:value-type="string">
            <text:p>3/5 - modéré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4" table:style-name="ce202" table:content-validation-name="val1" office:value-type="string" calcext:value-type="string">
            <text:p>3/6 - modéré</text:p>
          </table:table-cell>
          <table:table-cell table:number-columns-repeated="3"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number-columns-repeated="2" table:style-name="ce202" table:content-validation-name="val1" office:value-type="string" calcext:value-type="string">
            <text:p>1/6 - faible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1/6 - faible</text:p>
          </table:table-cell>
          <table:table-cell table:number-columns-repeated="3" table:style-name="ce202" table:content-validation-name="val1" office:value-type="string" calcext:value-type="string">
            <text:p>2/6 - léger</text:p>
          </table:table-cell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number-columns-repeated="3" table:style-name="ce202" table:content-validation-name="val1" office:value-type="string" calcext:value-type="string">
            <text:p>2/6 - léger</text:p>
          </table:table-cell>
          <table:table-cell table:number-columns-repeated="12"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10"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table:number-columns-repeated="2"/>
          <table:table-cell table:style-name="ce314" table:number-columns-repeated="891"/>
        </table:table-row>
        <table:table-row table:style-name="ro2">
          <table:covered-table-cell table:style-name="ce8"/>
          <table:covered-table-cell table:style-name="ce16"/>
          <table:table-cell table:style-name="ce24" office:value-type="string" calcext:value-type="string">
            <text:p>Castrais – Pastel</text:p>
          </table:table-cell>
          <table:table-cell table:number-columns-repeated="6" table:style-name="ce202" table:content-validation-name="val1" office:value-type="string" calcext:value-type="string">
            <text:p>4/6 - sévère</text:p>
          </table:table-cell>
          <table:table-cell table:number-columns-repeated="2" table:style-name="ce202" table:content-validation-name="val1" office:value-type="string" calcext:value-type="string">
            <text:p>5/6 - très sévère</text:p>
          </table:table-cell>
          <table:table-cell table:number-columns-repeated="9" table:style-name="ce202" table:content-validation-name="val1" office:value-type="string" calcext:value-type="string">
            <text:p>4/6 - sévère</text:p>
          </table:table-cell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number-columns-repeated="4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5/6 - très sévère</text:p>
          </table:table-cell>
          <table:table-cell table:number-columns-repeated="4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5/6 - très sévère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/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style-name="ce43" table:content-validation-name="val3" office:value-type="string" calcext:value-type="string">
            <text:p>3/5 - modéré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4/6 - sévère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number-columns-repeated="3" table:style-name="ce202" table:content-validation-name="val1" office:value-type="string" calcext:value-type="string">
            <text:p>2/6 - léger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4/6 - sévère</text:p>
          </table:table-cell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7" table:style-name="ce202" table:content-validation-name="val1" office:value-type="string" calcext:value-type="string">
            <text:p>1/6 - faible</text:p>
          </table:table-cell>
          <table:table-cell table:number-columns-repeated="4"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1/6 - faible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number-columns-repeated="4"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table:number-columns-repeated="2"/>
          <table:table-cell table:style-name="ce314" table:number-columns-repeated="891"/>
        </table:table-row>
        <table:table-row table:style-name="ro2">
          <table:covered-table-cell table:style-name="ce8"/>
          <table:covered-table-cell table:style-name="ce16"/>
          <table:table-cell table:style-name="ce24" office:value-type="string" calcext:value-type="string">
            <text:p>Haut Languedoc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11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4" table:style-name="ce202" table:content-validation-name="val1" office:value-type="string" calcext:value-type="string">
            <text:p>4/6 - sévère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number-columns-repeated="5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/>
          <table:table-cell table:style-name="ce202" table:content-validation-name="val1" office:value-type="string" calcext:value-type="string">
            <text:p>1/6 - faible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style-name="ce43" table:content-validation-name="val3" office:value-type="string" calcext:value-type="string">
            <text:p>2/5 - léger</text:p>
          </table:table-cell>
          <table:table-cell table:style-name="ce43" table:content-validation-name="val3" office:value-type="string" calcext:value-type="string">
            <text:p>3/5 - modéré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3" table:style-name="ce202" table:content-validation-name="val1" office:value-type="string" calcext:value-type="string">
            <text:p>2/6 - léger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number-columns-repeated="5" table:style-name="ce202" table:content-validation-name="val1" office:value-type="string" calcext:value-type="string">
            <text:p>2/6 - léger</text:p>
          </table:table-cell>
          <table:table-cell table:number-columns-repeated="2" table:style-name="ce202" table:content-validation-name="val1" office:value-type="string" calcext:value-type="string">
            <text:p>1/6 - faible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number-columns-repeated="2" table:style-name="ce202" table:content-validation-name="val1" office:value-type="string" calcext:value-type="string">
            <text:p>1/6 - faible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1/6 - faible</text:p>
          </table:table-cell>
          <table:table-cell table:number-columns-repeated="4" table:style-name="ce202" table:content-validation-name="val1" office:value-type="string" calcext:value-type="string">
            <text:p>2/6 - léger</text:p>
          </table:table-cell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12"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11"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table:number-columns-repeated="2"/>
          <table:table-cell table:style-name="ce314" table:number-columns-repeated="891"/>
        </table:table-row>
        <table:table-row table:style-name="ro2">
          <table:covered-table-cell table:style-name="ce8"/>
          <table:covered-table-cell table:style-name="ce16"/>
          <table:table-cell table:style-name="ce24" office:value-type="string" calcext:value-type="string">
            <text:p>Montagne Noi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6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5/6 - très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2" table:style-name="ce202" table:content-validation-name="val1" office:value-type="string" calcext:value-type="string">
            <text:p>4/6 - sévère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number-columns-repeated="4" table:style-name="ce202" table:content-validation-name="val1" office:value-type="string" calcext:value-type="string">
            <text:p>4/6 - sévère</text:p>
          </table:table-cell>
          <table:table-cell table:number-columns-repeated="6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number-columns-repeated="7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/>
          <table:table-cell table:number-columns-repeated="3" table:style-name="ce202" table:content-validation-name="val1" office:value-type="string" calcext:value-type="string">
            <text:p>2/6 - léger</text:p>
          </table:table-cell>
          <table:table-cell table:style-name="ce43" table:content-validation-name="val3" office:value-type="string" calcext:value-type="string">
            <text:p>2/5 - léger</text:p>
          </table:table-cell>
          <table:table-cell table:style-name="ce43" table:content-validation-name="val3" office:value-type="string" calcext:value-type="string">
            <text:p>3/5 - modéré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3"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number-columns-repeated="4"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number-columns-repeated="2" table:style-name="ce27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number-columns-repeated="11" table:style-name="ce202" table:content-validation-name="val1" office:value-type="string" calcext:value-type="string">
            <text:p>1/6 - faible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number-columns-repeated="10" table:style-name="ce202" table:content-validation-name="val1" office:value-type="string" calcext:value-type="string">
            <text:p>1/6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table:number-columns-repeated="2"/>
          <table:table-cell table:style-name="ce314" table:number-columns-repeated="891"/>
        </table:table-row>
        <table:table-row table:style-name="ro2">
          <table:covered-table-cell table:style-name="ce8"/>
          <table:table-cell table:style-name="ce17" office:value-type="string" calcext:value-type="string" table:number-columns-spanned="1" table:number-rows-spanned="7">
            <text:p>NSV2</text:p>
            <text:p/>
            <text:p><text:span text:style-name="T2">(sécheresse strate arbustive)</text:span></text:p>
          </table:table-cell>
          <table:table-cell table:style-name="ce23" office:value-type="string" calcext:value-type="string">
            <text:p>Grésigne</text:p>
          </table:table-cell>
          <table:table-cell table:number-columns-repeated="18" table:style-name="ce174" table:content-validation-name="val2" office:value-type="string" calcext:value-type="string">
            <text:p>3/5 - modérée</text:p>
          </table:table-cell>
          <table:table-cell table:number-columns-repeated="18" table:style-name="ce174" table:content-validation-name="val2" office:value-type="string" calcext:value-type="string">
            <text:p>4/5 - forte</text:p>
          </table:table-cell>
          <table:table-cell table:style-name="ce174" table:content-validation-name="val2"/>
          <table:table-cell table:number-columns-repeated="20" table:style-name="ce174" table:content-validation-name="val2" office:value-type="string" calcext:value-type="string">
            <text:p>4/5 - forte</text:p>
          </table:table-cell>
          <table:table-cell table:number-columns-repeated="11" table:style-name="ce174" table:content-validation-name="val2" office:value-type="string" calcext:value-type="string">
            <text:p>3/5 - modérée</text:p>
          </table:table-cell>
          <table:table-cell table:number-columns-repeated="7" table:style-name="ce174" table:content-validation-name="val2" office:value-type="string" calcext:value-type="string">
            <text:p>4/5 - forte</text:p>
          </table:table-cell>
          <table:table-cell table:number-columns-repeated="4" table:style-name="ce174" table:content-validation-name="val2" office:value-type="string" calcext:value-type="string">
            <text:p>3/5 - modérée</text:p>
          </table:table-cell>
          <table:table-cell table:number-columns-repeated="19" table:style-name="ce174" table:content-validation-name="val2" office:value-type="string" calcext:value-type="string">
            <text:p>2/5 - faible</text:p>
          </table:table-cell>
          <table:table-cell table:style-name="ce174" table:content-validation-name="val2" office:value-type="string" calcext:value-type="string">
            <text:p>3/5 - modérée</text:p>
          </table:table-cell>
          <table:table-cell table:style-name="ce314" table:number-columns-repeated="893"/>
        </table:table-row>
        <table:table-row table:style-name="ro2">
          <table:covered-table-cell table:style-name="ce8"/>
          <table:covered-table-cell table:style-name="ce16"/>
          <table:table-cell table:style-name="ce24" office:value-type="string" calcext:value-type="string">
            <text:p>Ségala</text:p>
          </table:table-cell>
          <table:table-cell table:number-columns-repeated="4" table:style-name="ce175" table:content-validation-name="val2" office:value-type="string" calcext:value-type="string">
            <text:p>2/5 - faible</text:p>
          </table:table-cell>
          <table:table-cell table:number-columns-repeated="14" table:style-name="ce175" table:content-validation-name="val2" office:value-type="string" calcext:value-type="string">
            <text:p>3/5 - modérée</text:p>
          </table:table-cell>
          <table:table-cell table:number-columns-repeated="18" table:style-name="ce175" table:content-validation-name="val2" office:value-type="string" calcext:value-type="string">
            <text:p>4/5 - forte</text:p>
          </table:table-cell>
          <table:table-cell table:style-name="ce175" table:content-validation-name="val2"/>
          <table:table-cell table:number-columns-repeated="8" table:style-name="ce175" table:content-validation-name="val2" office:value-type="string" calcext:value-type="string">
            <text:p>3/5 - modérée</text:p>
          </table:table-cell>
          <table:table-cell table:style-name="ce175" table:content-validation-name="val2" office:value-type="string" calcext:value-type="string">
            <text:p>4/5 - forte</text:p>
          </table:table-cell>
          <table:table-cell table:number-columns-repeated="10" table:style-name="ce175" table:content-validation-name="val2" office:value-type="string" calcext:value-type="string">
            <text:p>3/5 - modérée</text:p>
          </table:table-cell>
          <table:table-cell table:style-name="ce175" table:content-validation-name="val2" office:value-type="string" calcext:value-type="string">
            <text:p>4/5 - forte</text:p>
          </table:table-cell>
          <table:table-cell table:number-columns-repeated="22" table:style-name="ce175" table:content-validation-name="val2" office:value-type="string" calcext:value-type="string">
            <text:p>3/5 - modérée</text:p>
          </table:table-cell>
          <table:table-cell table:number-columns-repeated="4" table:style-name="ce175" table:content-validation-name="val2" office:value-type="string" calcext:value-type="string">
            <text:p>2/5 - faible</text:p>
          </table:table-cell>
          <table:table-cell table:number-columns-repeated="16" table:style-name="ce175" table:content-validation-name="val2" office:value-type="string" calcext:value-type="string">
            <text:p>1/5 - très faible</text:p>
          </table:table-cell>
          <table:table-cell table:style-name="ce314" table:number-columns-repeated="893"/>
        </table:table-row>
        <table:table-row table:style-name="ro2">
          <table:covered-table-cell table:style-name="ce8"/>
          <table:covered-table-cell table:style-name="ce16"/>
          <table:table-cell table:style-name="ce24" office:value-type="string" calcext:value-type="string">
            <text:p>Cocagne – Albigeois</text:p>
          </table:table-cell>
          <table:table-cell table:number-columns-repeated="11" table:style-name="ce175" table:content-validation-name="val2" office:value-type="string" calcext:value-type="string">
            <text:p>3/5 - modérée</text:p>
          </table:table-cell>
          <table:table-cell table:number-columns-repeated="20" table:style-name="ce175" table:content-validation-name="val2" office:value-type="string" calcext:value-type="string">
            <text:p>4/5 - forte</text:p>
          </table:table-cell>
          <table:table-cell table:number-columns-repeated="5" table:style-name="ce175" table:content-validation-name="val2" office:value-type="string" calcext:value-type="string">
            <text:p>5/5 - très forte</text:p>
          </table:table-cell>
          <table:table-cell table:style-name="ce175" table:content-validation-name="val2"/>
          <table:table-cell table:number-columns-repeated="20" table:style-name="ce175" table:content-validation-name="val2" office:value-type="string" calcext:value-type="string">
            <text:p>4/5 - forte</text:p>
          </table:table-cell>
          <table:table-cell table:number-columns-repeated="3" table:style-name="ce175" table:content-validation-name="val2" office:value-type="string" calcext:value-type="string">
            <text:p>3/5 - modérée</text:p>
          </table:table-cell>
          <table:table-cell table:style-name="ce175" table:content-validation-name="val2" office:value-type="string" calcext:value-type="string">
            <text:p>4/5 - forte</text:p>
          </table:table-cell>
          <table:table-cell table:style-name="ce175" table:content-validation-name="val2" office:value-type="string" calcext:value-type="string">
            <text:p>3/5 - modérée</text:p>
          </table:table-cell>
          <table:table-cell table:number-columns-repeated="13" table:style-name="ce175" table:content-validation-name="val2" office:value-type="string" calcext:value-type="string">
            <text:p>4/5 - forte</text:p>
          </table:table-cell>
          <table:table-cell table:number-columns-repeated="4" table:style-name="ce175" table:content-validation-name="val2" office:value-type="string" calcext:value-type="string">
            <text:p>3/5 - modérée</text:p>
          </table:table-cell>
          <table:table-cell table:number-columns-repeated="4" table:style-name="ce175" table:content-validation-name="val2" office:value-type="string" calcext:value-type="string">
            <text:p>2/5 - faible</text:p>
          </table:table-cell>
          <table:table-cell table:style-name="ce175" table:content-validation-name="val2" office:value-type="string" calcext:value-type="string">
            <text:p>1/5 - très faible</text:p>
          </table:table-cell>
          <table:table-cell table:number-columns-repeated="15" table:style-name="ce175" table:content-validation-name="val2" office:value-type="string" calcext:value-type="string">
            <text:p>2/5 - faible</text:p>
          </table:table-cell>
          <table:table-cell table:style-name="ce314" table:number-columns-repeated="893"/>
        </table:table-row>
        <table:table-row table:style-name="ro2">
          <table:covered-table-cell table:style-name="ce8"/>
          <table:covered-table-cell table:style-name="ce16"/>
          <table:table-cell table:style-name="ce24" office:value-type="string" calcext:value-type="string">
            <text:p>Sidobre</text:p>
          </table:table-cell>
          <table:table-cell table:number-columns-repeated="2" table:style-name="ce175" table:content-validation-name="val2" office:value-type="string" calcext:value-type="string">
            <text:p>2/5 - faible</text:p>
          </table:table-cell>
          <table:table-cell table:number-columns-repeated="16" table:style-name="ce175" table:content-validation-name="val2" office:value-type="string" calcext:value-type="string">
            <text:p>3/5 - modérée</text:p>
          </table:table-cell>
          <table:table-cell table:style-name="ce175" table:content-validation-name="val2" office:value-type="string" calcext:value-type="string">
            <text:p>4/5 - forte</text:p>
          </table:table-cell>
          <table:table-cell table:number-columns-repeated="8" table:style-name="ce175" table:content-validation-name="val2" office:value-type="string" calcext:value-type="string">
            <text:p>3/5 - modérée</text:p>
          </table:table-cell>
          <table:table-cell table:number-columns-repeated="9" table:style-name="ce175" table:content-validation-name="val2" office:value-type="string" calcext:value-type="string">
            <text:p>4/5 - forte</text:p>
          </table:table-cell>
          <table:table-cell table:style-name="ce175" table:content-validation-name="val2"/>
          <table:table-cell table:number-columns-repeated="9" table:style-name="ce175" table:content-validation-name="val2" office:value-type="string" calcext:value-type="string">
            <text:p>4/5 - forte</text:p>
          </table:table-cell>
          <table:table-cell table:number-columns-repeated="21" table:style-name="ce175" table:content-validation-name="val2" office:value-type="string" calcext:value-type="string">
            <text:p>3/5 - modérée</text:p>
          </table:table-cell>
          <table:table-cell table:style-name="ce175" table:content-validation-name="val2" office:value-type="string" calcext:value-type="string">
            <text:p>2/5 - faible</text:p>
          </table:table-cell>
          <table:table-cell table:number-columns-repeated="7" table:style-name="ce175" table:content-validation-name="val2" office:value-type="string" calcext:value-type="string">
            <text:p>3/5 - modérée</text:p>
          </table:table-cell>
          <table:table-cell table:number-columns-repeated="4" table:style-name="ce175" table:content-validation-name="val2" office:value-type="string" calcext:value-type="string">
            <text:p>2/5 - faible</text:p>
          </table:table-cell>
          <table:table-cell table:number-columns-repeated="20" table:style-name="ce175" table:content-validation-name="val2" office:value-type="string" calcext:value-type="string">
            <text:p>1/5 - très faible</text:p>
          </table:table-cell>
          <table:table-cell table:style-name="ce314" table:number-columns-repeated="893"/>
        </table:table-row>
        <table:table-row table:style-name="ro2">
          <table:covered-table-cell table:style-name="ce8"/>
          <table:covered-table-cell table:style-name="ce16"/>
          <table:table-cell table:style-name="ce24" office:value-type="string" calcext:value-type="string">
            <text:p>Castrais – Pastel</text:p>
          </table:table-cell>
          <table:table-cell table:number-columns-repeated="5" table:style-name="ce175" table:content-validation-name="val2" office:value-type="string" calcext:value-type="string">
            <text:p>3/5 - modérée</text:p>
          </table:table-cell>
          <table:table-cell table:number-columns-repeated="31" table:style-name="ce175" table:content-validation-name="val2" office:value-type="string" calcext:value-type="string">
            <text:p>4/5 - forte</text:p>
          </table:table-cell>
          <table:table-cell table:style-name="ce175" table:content-validation-name="val2"/>
          <table:table-cell table:number-columns-repeated="2" table:style-name="ce175" table:content-validation-name="val2" office:value-type="string" calcext:value-type="string">
            <text:p>4/5 - forte</text:p>
          </table:table-cell>
          <table:table-cell table:number-columns-repeated="14" table:style-name="ce175" table:content-validation-name="val2" office:value-type="string" calcext:value-type="string">
            <text:p>5/5 - très forte</text:p>
          </table:table-cell>
          <table:table-cell table:number-columns-repeated="4" table:style-name="ce175" table:content-validation-name="val2" office:value-type="string" calcext:value-type="string">
            <text:p>4/5 - forte</text:p>
          </table:table-cell>
          <table:table-cell table:number-columns-repeated="3" table:style-name="ce175" table:content-validation-name="val2" office:value-type="string" calcext:value-type="string">
            <text:p>3/5 - modérée</text:p>
          </table:table-cell>
          <table:table-cell table:style-name="ce175" table:content-validation-name="val2" office:value-type="string" calcext:value-type="string">
            <text:p>4/5 - forte</text:p>
          </table:table-cell>
          <table:table-cell table:number-columns-repeated="2" table:style-name="ce175" table:content-validation-name="val2" office:value-type="string" calcext:value-type="string">
            <text:p>3/5 - modérée</text:p>
          </table:table-cell>
          <table:table-cell table:style-name="ce175" table:content-validation-name="val2" office:value-type="string" calcext:value-type="string">
            <text:p>4/5 - forte</text:p>
          </table:table-cell>
          <table:table-cell table:number-columns-repeated="15" table:style-name="ce175" table:content-validation-name="val2" office:value-type="string" calcext:value-type="string">
            <text:p>3/5 - modérée</text:p>
          </table:table-cell>
          <table:table-cell table:number-columns-repeated="20" table:style-name="ce175" table:content-validation-name="val2" office:value-type="string" calcext:value-type="string">
            <text:p>2/5 - faible</text:p>
          </table:table-cell>
          <table:table-cell table:style-name="ce314" table:number-columns-repeated="893"/>
        </table:table-row>
        <table:table-row table:style-name="ro2">
          <table:covered-table-cell table:style-name="ce8"/>
          <table:covered-table-cell table:style-name="ce16"/>
          <table:table-cell table:style-name="ce24" office:value-type="string" calcext:value-type="string">
            <text:p>Haut Languedoc</text:p>
          </table:table-cell>
          <table:table-cell table:number-columns-repeated="14" table:style-name="ce175" table:content-validation-name="val2" office:value-type="string" calcext:value-type="string">
            <text:p>3/5 - modérée</text:p>
          </table:table-cell>
          <table:table-cell table:number-columns-repeated="10" table:style-name="ce175" table:content-validation-name="val2" office:value-type="string" calcext:value-type="string">
            <text:p>4/5 - forte</text:p>
          </table:table-cell>
          <table:table-cell table:number-columns-repeated="4" table:style-name="ce175" table:content-validation-name="val2" office:value-type="string" calcext:value-type="string">
            <text:p>3/5 - modérée</text:p>
          </table:table-cell>
          <table:table-cell table:number-columns-repeated="8" table:style-name="ce175" table:content-validation-name="val2" office:value-type="string" calcext:value-type="string">
            <text:p>4/5 - forte</text:p>
          </table:table-cell>
          <table:table-cell table:style-name="ce175" table:content-validation-name="val2"/>
          <table:table-cell table:number-columns-repeated="22" table:style-name="ce175" table:content-validation-name="val2" office:value-type="string" calcext:value-type="string">
            <text:p>3/5 - modérée</text:p>
          </table:table-cell>
          <table:table-cell table:number-columns-repeated="2" table:style-name="ce175" table:content-validation-name="val2" office:value-type="string" calcext:value-type="string">
            <text:p>2/5 - faible</text:p>
          </table:table-cell>
          <table:table-cell table:number-columns-repeated="14" table:style-name="ce175" table:content-validation-name="val2" office:value-type="string" calcext:value-type="string">
            <text:p>3/5 - modérée</text:p>
          </table:table-cell>
          <table:table-cell table:number-columns-repeated="5" table:style-name="ce175" table:content-validation-name="val2" office:value-type="string" calcext:value-type="string">
            <text:p>2/5 - faible</text:p>
          </table:table-cell>
          <table:table-cell table:number-columns-repeated="19" table:style-name="ce175" table:content-validation-name="val2" office:value-type="string" calcext:value-type="string">
            <text:p>1/5 - très faible</text:p>
          </table:table-cell>
          <table:table-cell table:style-name="ce314" table:number-columns-repeated="893"/>
        </table:table-row>
        <table:table-row table:style-name="ro2">
          <table:covered-table-cell table:style-name="ce8"/>
          <table:covered-table-cell table:style-name="ce18"/>
          <table:table-cell table:style-name="ce25" office:value-type="string" calcext:value-type="string">
            <text:p>Montagne Noire</text:p>
          </table:table-cell>
          <table:table-cell table:number-columns-repeated="30" table:style-name="ce180" table:content-validation-name="val2" office:value-type="string" calcext:value-type="string">
            <text:p>3/5 - modérée</text:p>
          </table:table-cell>
          <table:table-cell table:number-columns-repeated="6" table:style-name="ce180" table:content-validation-name="val2" office:value-type="string" calcext:value-type="string">
            <text:p>4/5 - forte</text:p>
          </table:table-cell>
          <table:table-cell table:style-name="ce180" table:content-validation-name="val2"/>
          <table:table-cell table:number-columns-repeated="2" table:style-name="ce180" table:content-validation-name="val2" office:value-type="string" calcext:value-type="string">
            <text:p>3/5 - modérée</text:p>
          </table:table-cell>
          <table:table-cell table:number-columns-repeated="14" table:style-name="ce180" table:content-validation-name="val2" office:value-type="string" calcext:value-type="string">
            <text:p>4/5 - forte</text:p>
          </table:table-cell>
          <table:table-cell table:number-columns-repeated="9" table:style-name="ce180" table:content-validation-name="val2" office:value-type="string" calcext:value-type="string">
            <text:p>3/5 - modérée</text:p>
          </table:table-cell>
          <table:table-cell table:number-columns-repeated="13" table:style-name="ce180" table:content-validation-name="val2" office:value-type="string" calcext:value-type="string">
            <text:p>4/5 - forte</text:p>
          </table:table-cell>
          <table:table-cell table:number-columns-repeated="24" table:style-name="ce180" table:content-validation-name="val2" office:value-type="string" calcext:value-type="string">
            <text:p>2/5 - faible</text:p>
          </table:table-cell>
          <table:table-cell table:style-name="ce314" table:number-columns-repeated="893"/>
        </table:table-row>
        <table:table-row table:style-name="ro2">
          <table:covered-table-cell table:style-name="ce8"/>
          <table:table-cell table:style-name="ce19" office:value-type="string" calcext:value-type="string" table:number-columns-spanned="1" table:number-rows-spanned="7">
            <text:p>IDI</text:p>
            <text:p/>
            <text:p><text:span text:style-name="T2">(danger intégré)</text:span></text:p>
          </table:table-cell>
          <table:table-cell table:style-name="ce24" office:value-type="string" calcext:value-type="string">
            <text:p>Grésigne</text:p>
          </table:table-cell>
          <table:table-cell table:number-columns-repeated="2" table:style-name="ce43" table:content-validation-name="val3" office:value-type="string" calcext:value-type="string">
            <text:p>4/5 - sévère</text:p>
          </table:table-cell>
          <table:table-cell table:style-name="ce43" table:content-validation-name="val3" office:value-type="string" calcext:value-type="string">
            <text:p>3/5 - modéré</text:p>
          </table:table-cell>
          <table:table-cell table:number-columns-repeated="4" table:style-name="ce43" table:content-validation-name="val3" office:value-type="string" calcext:value-type="string">
            <text:p>4/5 - sévère</text:p>
          </table:table-cell>
          <table:table-cell table:style-name="ce43" table:content-validation-name="val3" office:value-type="string" calcext:value-type="string">
            <text:p>5/5 - très sévère</text:p>
          </table:table-cell>
          <table:table-cell table:style-name="ce43" table:content-validation-name="val3" office:value-type="string" calcext:value-type="string">
            <text:p>4/5 - sévère</text:p>
          </table:table-cell>
          <table:table-cell table:style-name="ce43" table:content-validation-name="val3" office:value-type="string" calcext:value-type="string">
            <text:p>2/5 - léger</text:p>
          </table:table-cell>
          <table:table-cell table:number-columns-repeated="3" table:style-name="ce43" table:content-validation-name="val3" office:value-type="string" calcext:value-type="string">
            <text:p>3/5 - modéré</text:p>
          </table:table-cell>
          <table:table-cell table:number-columns-repeated="4" table:style-name="ce43" table:content-validation-name="val3" office:value-type="string" calcext:value-type="string">
            <text:p>4/5 - sévère</text:p>
          </table:table-cell>
          <table:table-cell table:number-columns-repeated="3" table:style-name="ce43" table:content-validation-name="val3" office:value-type="string" calcext:value-type="string">
            <text:p>3/5 - modéré</text:p>
          </table:table-cell>
          <table:table-cell table:number-columns-repeated="4" table:style-name="ce43" table:content-validation-name="val3" office:value-type="string" calcext:value-type="string">
            <text:p>4/5 - sévère</text:p>
          </table:table-cell>
          <table:table-cell table:style-name="ce43" table:content-validation-name="val3" office:value-type="string" calcext:value-type="string">
            <text:p>3/5 - modéré</text:p>
          </table:table-cell>
          <table:table-cell table:number-columns-repeated="7" table:style-name="ce43" table:content-validation-name="val3" office:value-type="string" calcext:value-type="string">
            <text:p>4/5 - sévère</text:p>
          </table:table-cell>
          <table:table-cell table:style-name="ce43" table:content-validation-name="val3" office:value-type="string" calcext:value-type="string">
            <text:p>5/5 - très sévère</text:p>
          </table:table-cell>
          <table:table-cell table:style-name="ce43" table:content-validation-name="val3" office:value-type="string" calcext:value-type="string">
            <text:p>4/5 - sévère</text:p>
          </table:table-cell>
          <table:table-cell table:number-columns-repeated="2" table:style-name="ce43" table:content-validation-name="val3" office:value-type="string" calcext:value-type="string">
            <text:p>3/5 - modéré</text:p>
          </table:table-cell>
          <table:table-cell table:style-name="ce43" table:content-validation-name="val3"/>
          <table:table-cell table:style-name="ce43" table:content-validation-name="val3" office:value-type="string" calcext:value-type="string">
            <text:p>2/5 - léger</text:p>
          </table:table-cell>
          <table:table-cell table:number-columns-repeated="4" table:style-name="ce43" table:content-validation-name="val3" office:value-type="string" calcext:value-type="string">
            <text:p>3/5 - modéré</text:p>
          </table:table-cell>
          <table:table-cell table:number-columns-repeated="4" table:style-name="ce202" table:content-validation-name="val1" office:value-type="string" calcext:value-type="string">
            <text:p>3/6 - modéré</text:p>
          </table:table-cell>
          <table:table-cell table:number-columns-repeated="2" table:style-name="ce43" table:content-validation-name="val3" office:value-type="string" calcext:value-type="string">
            <text:p>3/5 - modéré</text:p>
          </table:table-cell>
          <table:table-cell table:number-columns-repeated="3" table:style-name="ce43" table:content-validation-name="val3" office:value-type="string" calcext:value-type="string">
            <text:p>4/5 - sévère</text:p>
          </table:table-cell>
          <table:table-cell table:style-name="ce43" table:content-validation-name="val3" office:value-type="string" calcext:value-type="string">
            <text:p>3/5 - modéré</text:p>
          </table:table-cell>
          <table:table-cell table:number-columns-repeated="3" table:style-name="ce43" table:content-validation-name="val3" office:value-type="string" calcext:value-type="string">
            <text:p>2/5 - léger</text:p>
          </table:table-cell>
          <table:table-cell table:number-columns-repeated="2" table:style-name="ce43" table:content-validation-name="val3" office:value-type="string" calcext:value-type="string">
            <text:p>3/5 - modéré</text:p>
          </table:table-cell>
          <table:table-cell table:number-columns-repeated="2" table:style-name="ce43" table:content-validation-name="val3" office:value-type="string" calcext:value-type="string">
            <text:p>2/5 - léger</text:p>
          </table:table-cell>
          <table:table-cell table:number-columns-repeated="2" table:style-name="ce43" table:content-validation-name="val3" office:value-type="string" calcext:value-type="string">
            <text:p>3/5 - modéré</text:p>
          </table:table-cell>
          <table:table-cell table:style-name="ce43" table:content-validation-name="val3" office:value-type="string" calcext:value-type="string">
            <text:p>2/5 - léger</text:p>
          </table:table-cell>
          <table:table-cell table:style-name="ce43" table:content-validation-name="val3" office:value-type="string" calcext:value-type="string">
            <text:p>3/5 - modéré</text:p>
          </table:table-cell>
          <table:table-cell table:number-columns-repeated="2" table:style-name="ce43" table:content-validation-name="val3" office:value-type="string" calcext:value-type="string">
            <text:p>4/5 - sévère</text:p>
          </table:table-cell>
          <table:table-cell table:number-columns-repeated="5" table:style-name="ce43" table:content-validation-name="val3" office:value-type="string" calcext:value-type="string">
            <text:p>3/5 - modéré</text:p>
          </table:table-cell>
          <table:table-cell table:style-name="ce43" table:content-validation-name="val3" office:value-type="string" calcext:value-type="string">
            <text:p>4/5 - sévère</text:p>
          </table:table-cell>
          <table:table-cell table:number-columns-repeated="4" table:style-name="ce43" table:content-validation-name="val3" office:value-type="string" calcext:value-type="string">
            <text:p>3/5 - modéré</text:p>
          </table:table-cell>
          <table:table-cell table:number-columns-repeated="2" table:style-name="ce43" table:content-validation-name="val3" office:value-type="string" calcext:value-type="string">
            <text:p>1/5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8" table:style-name="ce202" table:content-validation-name="val1" office:value-type="string" calcext:value-type="string">
            <text:p>1/6 - faible</text:p>
          </table:table-cell>
          <table:table-cell table:style-name="ce43" table:content-validation-name="val3" office:value-type="string" calcext:value-type="string">
            <text:p>2/5 - léger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43" table:content-validation-name="val3" office:value-type="string" calcext:value-type="string">
            <text:p>2/5 - léger</text:p>
          </table:table-cell>
          <table:table-cell table:number-columns-repeated="2" table:style-name="ce43" table:content-validation-name="val3" office:value-type="string" calcext:value-type="string">
            <text:p>1/5 - faible</text:p>
          </table:table-cell>
          <table:table-cell table:style-name="ce43" table:content-validation-name="val3" office:value-type="string" calcext:value-type="string">
            <text:p>2/5 - léger</text:p>
          </table:table-cell>
          <table:table-cell table:style-name="ce43" table:content-validation-name="val3" office:value-type="string" calcext:value-type="string">
            <text:p>1/5 - faible</text:p>
          </table:table-cell>
          <table:table-cell table:number-columns-repeated="2" table:style-name="ce43" table:content-validation-name="val3" office:value-type="string" calcext:value-type="string">
            <text:p>2/5 - léger</text:p>
          </table:table-cell>
          <table:table-cell table:style-name="ce43" table:content-validation-name="val3" office:value-type="string" calcext:value-type="string">
            <text:p>1/5 - faible</text:p>
          </table:table-cell>
          <table:table-cell table:number-columns-repeated="3" table:style-name="ce43" table:content-validation-name="val3" office:value-type="string" calcext:value-type="string">
            <text:p>2/5 - léger</text:p>
          </table:table-cell>
          <table:table-cell table:style-name="ce314" table:number-columns-repeated="893"/>
        </table:table-row>
        <table:table-row table:style-name="ro2">
          <table:covered-table-cell table:style-name="ce8"/>
          <table:covered-table-cell table:style-name="ce16"/>
          <table:table-cell table:style-name="ce24" office:value-type="string" calcext:value-type="string">
            <text:p>Ségala</text:p>
          </table:table-cell>
          <table:table-cell table:number-columns-repeated="3" table:style-name="ce43" table:content-validation-name="val3" office:value-type="string" calcext:value-type="string">
            <text:p>3/5 - modéré</text:p>
          </table:table-cell>
          <table:table-cell table:number-columns-repeated="8" table:style-name="ce43" table:content-validation-name="val3" office:value-type="string" calcext:value-type="string">
            <text:p>4/5 - sévère</text:p>
          </table:table-cell>
          <table:table-cell table:number-columns-repeated="2" table:style-name="ce43" table:content-validation-name="val3" office:value-type="string" calcext:value-type="string">
            <text:p>3/5 - modéré</text:p>
          </table:table-cell>
          <table:table-cell table:number-columns-repeated="4" table:style-name="ce43" table:content-validation-name="val3" office:value-type="string" calcext:value-type="string">
            <text:p>4/5 - sévère</text:p>
          </table:table-cell>
          <table:table-cell table:number-columns-repeated="3" table:style-name="ce43" table:content-validation-name="val3" office:value-type="string" calcext:value-type="string">
            <text:p>3/5 - modéré</text:p>
          </table:table-cell>
          <table:table-cell table:number-columns-repeated="4" table:style-name="ce43" table:content-validation-name="val3" office:value-type="string" calcext:value-type="string">
            <text:p>4/5 - sévère</text:p>
          </table:table-cell>
          <table:table-cell table:style-name="ce43" table:content-validation-name="val3" office:value-type="string" calcext:value-type="string">
            <text:p>3/5 - modéré</text:p>
          </table:table-cell>
          <table:table-cell table:number-columns-repeated="7" table:style-name="ce43" table:content-validation-name="val3" office:value-type="string" calcext:value-type="string">
            <text:p>4/5 - sévère</text:p>
          </table:table-cell>
          <table:table-cell table:style-name="ce43" table:content-validation-name="val3" office:value-type="string" calcext:value-type="string">
            <text:p>5/5 - très sévère</text:p>
          </table:table-cell>
          <table:table-cell table:style-name="ce43" table:content-validation-name="val3" office:value-type="string" calcext:value-type="string">
            <text:p>4/5 - sévère</text:p>
          </table:table-cell>
          <table:table-cell table:number-columns-repeated="2" table:style-name="ce43" table:content-validation-name="val3" office:value-type="string" calcext:value-type="string">
            <text:p>3/5 - modéré</text:p>
          </table:table-cell>
          <table:table-cell table:style-name="ce43" table:content-validation-name="val3"/>
          <table:table-cell table:style-name="ce43" table:content-validation-name="val3" office:value-type="string" calcext:value-type="string">
            <text:p>2/5 - léger</text:p>
          </table:table-cell>
          <table:table-cell table:number-columns-repeated="4" table:style-name="ce43" table:content-validation-name="val3" office:value-type="string" calcext:value-type="string">
            <text:p>3/5 - modéré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43" table:content-validation-name="val3" office:value-type="string" calcext:value-type="string">
            <text:p>2/5 - léger</text:p>
          </table:table-cell>
          <table:table-cell table:style-name="ce43" table:content-validation-name="val3" office:value-type="string" calcext:value-type="string">
            <text:p>3/5 - modéré</text:p>
          </table:table-cell>
          <table:table-cell table:number-columns-repeated="2" table:style-name="ce43" table:content-validation-name="val3" office:value-type="string" calcext:value-type="string">
            <text:p>4/5 - sévère</text:p>
          </table:table-cell>
          <table:table-cell table:number-columns-repeated="2" table:style-name="ce43" table:content-validation-name="val3" office:value-type="string" calcext:value-type="string">
            <text:p>3/5 - modéré</text:p>
          </table:table-cell>
          <table:table-cell table:number-columns-repeated="3" table:style-name="ce43" table:content-validation-name="val3" office:value-type="string" calcext:value-type="string">
            <text:p>2/5 - léger</text:p>
          </table:table-cell>
          <table:table-cell table:number-columns-repeated="2" table:style-name="ce43" table:content-validation-name="val3" office:value-type="string" calcext:value-type="string">
            <text:p>3/5 - modéré</text:p>
          </table:table-cell>
          <table:table-cell table:number-columns-repeated="5" table:style-name="ce43" table:content-validation-name="val3" office:value-type="string" calcext:value-type="string">
            <text:p>2/5 - léger</text:p>
          </table:table-cell>
          <table:table-cell table:number-columns-repeated="3" table:style-name="ce43" table:content-validation-name="val3" office:value-type="string" calcext:value-type="string">
            <text:p>3/5 - modéré</text:p>
          </table:table-cell>
          <table:table-cell table:number-columns-repeated="2" table:style-name="ce43" table:content-validation-name="val3" office:value-type="string" calcext:value-type="string">
            <text:p>2/5 - léger</text:p>
          </table:table-cell>
          <table:table-cell table:number-columns-repeated="3" table:style-name="ce43" table:content-validation-name="val3" office:value-type="string" calcext:value-type="string">
            <text:p>3/5 - modéré</text:p>
          </table:table-cell>
          <table:table-cell table:style-name="ce43" table:content-validation-name="val3" office:value-type="string" calcext:value-type="string">
            <text:p>4/5 - sévère</text:p>
          </table:table-cell>
          <table:table-cell table:number-columns-repeated="4" table:style-name="ce43" table:content-validation-name="val3" office:value-type="string" calcext:value-type="string">
            <text:p>3/5 - modéré</text:p>
          </table:table-cell>
          <table:table-cell table:number-columns-repeated="2" table:style-name="ce43" table:content-validation-name="val3" office:value-type="string" calcext:value-type="string">
            <text:p>1/5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8" table:style-name="ce202" table:content-validation-name="val1" office:value-type="string" calcext:value-type="string">
            <text:p>1/6 - faible</text:p>
          </table:table-cell>
          <table:table-cell table:style-name="ce43" table:content-validation-name="val3" office:value-type="string" calcext:value-type="string">
            <text:p>1/5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11" table:style-name="ce43" table:content-validation-name="val3" office:value-type="string" calcext:value-type="string">
            <text:p>1/5 - faible</text:p>
          </table:table-cell>
          <table:table-cell table:style-name="ce314" table:number-columns-repeated="893"/>
        </table:table-row>
        <table:table-row table:style-name="ro2">
          <table:covered-table-cell table:style-name="ce8"/>
          <table:covered-table-cell table:style-name="ce16"/>
          <table:table-cell table:style-name="ce24" office:value-type="string" calcext:value-type="string">
            <text:p>Cocagne – Albigeois</text:p>
          </table:table-cell>
          <table:table-cell table:number-columns-repeated="7" table:style-name="ce43" table:content-validation-name="val3" office:value-type="string" calcext:value-type="string">
            <text:p>4/5 - sévère</text:p>
          </table:table-cell>
          <table:table-cell table:style-name="ce43" table:content-validation-name="val3" office:value-type="string" calcext:value-type="string">
            <text:p>5/5 - très sévère</text:p>
          </table:table-cell>
          <table:table-cell table:number-columns-repeated="4" table:style-name="ce43" table:content-validation-name="val3" office:value-type="string" calcext:value-type="string">
            <text:p>4/5 - sévère</text:p>
          </table:table-cell>
          <table:table-cell table:style-name="ce43" table:content-validation-name="val3" office:value-type="string" calcext:value-type="string">
            <text:p>3/5 - modéré</text:p>
          </table:table-cell>
          <table:table-cell table:number-columns-repeated="4" table:style-name="ce43" table:content-validation-name="val3" office:value-type="string" calcext:value-type="string">
            <text:p>4/5 - sévère</text:p>
          </table:table-cell>
          <table:table-cell table:number-columns-repeated="2" table:style-name="ce43" table:content-validation-name="val3" office:value-type="string" calcext:value-type="string">
            <text:p>3/5 - modéré</text:p>
          </table:table-cell>
          <table:table-cell table:number-columns-repeated="5" table:style-name="ce43" table:content-validation-name="val3" office:value-type="string" calcext:value-type="string">
            <text:p>4/5 - sévère</text:p>
          </table:table-cell>
          <table:table-cell table:style-name="ce43" table:content-validation-name="val3" office:value-type="string" calcext:value-type="string">
            <text:p>3/5 - modéré</text:p>
          </table:table-cell>
          <table:table-cell table:number-columns-repeated="7" table:style-name="ce43" table:content-validation-name="val3" office:value-type="string" calcext:value-type="string">
            <text:p>4/5 - sévère</text:p>
          </table:table-cell>
          <table:table-cell table:style-name="ce43" table:content-validation-name="val3" office:value-type="string" calcext:value-type="string">
            <text:p>5/5 - très sévère</text:p>
          </table:table-cell>
          <table:table-cell table:number-columns-repeated="3" table:style-name="ce43" table:content-validation-name="val3" office:value-type="string" calcext:value-type="string">
            <text:p>4/5 - sévère</text:p>
          </table:table-cell>
          <table:table-cell table:style-name="ce43" table:content-validation-name="val3"/>
          <table:table-cell table:style-name="ce43" table:content-validation-name="val3" office:value-type="string" calcext:value-type="string">
            <text:p>2/5 - léger</text:p>
          </table:table-cell>
          <table:table-cell table:number-columns-repeated="3" table:style-name="ce43" table:content-validation-name="val3" office:value-type="string" calcext:value-type="string">
            <text:p>3/5 - modéré</text:p>
          </table:table-cell>
          <table:table-cell table:style-name="ce43" table:content-validation-name="val3" office:value-type="string" calcext:value-type="string">
            <text:p>4/5 - sévère</text:p>
          </table:table-cell>
          <table:table-cell table:number-columns-repeated="2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43" table:content-validation-name="val3" office:value-type="string" calcext:value-type="string">
            <text:p>4/5 - sévère</text:p>
          </table:table-cell>
          <table:table-cell table:style-name="ce43" table:content-validation-name="val3" office:value-type="string" calcext:value-type="string">
            <text:p>3/5 - modéré</text:p>
          </table:table-cell>
          <table:table-cell table:number-columns-repeated="4" table:style-name="ce43" table:content-validation-name="val3" office:value-type="string" calcext:value-type="string">
            <text:p>4/5 - sévère</text:p>
          </table:table-cell>
          <table:table-cell table:style-name="ce43" table:content-validation-name="val3" office:value-type="string" calcext:value-type="string">
            <text:p>3/5 - modéré</text:p>
          </table:table-cell>
          <table:table-cell table:number-columns-repeated="2" table:style-name="ce43" table:content-validation-name="val3" office:value-type="string" calcext:value-type="string">
            <text:p>2/5 - léger</text:p>
          </table:table-cell>
          <table:table-cell table:style-name="ce43" table:content-validation-name="val3" office:value-type="string" calcext:value-type="string">
            <text:p>4/5 - sévère</text:p>
          </table:table-cell>
          <table:table-cell table:number-columns-repeated="2" table:style-name="ce43" table:content-validation-name="val3" office:value-type="string" calcext:value-type="string">
            <text:p>3/5 - modéré</text:p>
          </table:table-cell>
          <table:table-cell table:number-columns-repeated="2" table:style-name="ce43" table:content-validation-name="val3" office:value-type="string" calcext:value-type="string">
            <text:p>2/5 - léger</text:p>
          </table:table-cell>
          <table:table-cell table:number-columns-repeated="3" table:style-name="ce43" table:content-validation-name="val3" office:value-type="string" calcext:value-type="string">
            <text:p>3/5 - modéré</text:p>
          </table:table-cell>
          <table:table-cell table:number-columns-repeated="2" table:style-name="ce43" table:content-validation-name="val3" office:value-type="string" calcext:value-type="string">
            <text:p>4/5 - sévère</text:p>
          </table:table-cell>
          <table:table-cell table:style-name="ce43" table:content-validation-name="val3" office:value-type="string" calcext:value-type="string">
            <text:p>3/5 - modéré</text:p>
          </table:table-cell>
          <table:table-cell table:style-name="ce43" table:content-validation-name="val3" office:value-type="string" calcext:value-type="string">
            <text:p>2/5 - léger</text:p>
          </table:table-cell>
          <table:table-cell table:number-columns-repeated="3" table:style-name="ce43" table:content-validation-name="val3" office:value-type="string" calcext:value-type="string">
            <text:p>3/5 - modéré</text:p>
          </table:table-cell>
          <table:table-cell table:number-columns-repeated="2" table:style-name="ce43" table:content-validation-name="val3" office:value-type="string" calcext:value-type="string">
            <text:p>4/5 - sévère</text:p>
          </table:table-cell>
          <table:table-cell table:number-columns-repeated="3" table:style-name="ce43" table:content-validation-name="val3" office:value-type="string" calcext:value-type="string">
            <text:p>3/5 - modéré</text:p>
          </table:table-cell>
          <table:table-cell table:number-columns-repeated="2" table:style-name="ce43" table:content-validation-name="val3" office:value-type="string" calcext:value-type="string">
            <text:p>1/5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8" table:style-name="ce202" table:content-validation-name="val1" office:value-type="string" calcext:value-type="string">
            <text:p>1/6 - faible</text:p>
          </table:table-cell>
          <table:table-cell table:style-name="ce43" table:content-validation-name="val3" office:value-type="string" calcext:value-type="string">
            <text:p>2/5 - léger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43" table:content-validation-name="val3" office:value-type="string" calcext:value-type="string">
            <text:p>2/5 - léger</text:p>
          </table:table-cell>
          <table:table-cell table:number-columns-repeated="2" table:style-name="ce43" table:content-validation-name="val3" office:value-type="string" calcext:value-type="string">
            <text:p>1/5 - faible</text:p>
          </table:table-cell>
          <table:table-cell table:style-name="ce43" table:content-validation-name="val3" office:value-type="string" calcext:value-type="string">
            <text:p>2/5 - léger</text:p>
          </table:table-cell>
          <table:table-cell table:style-name="ce43" table:content-validation-name="val3" office:value-type="string" calcext:value-type="string">
            <text:p>1/5 - faible</text:p>
          </table:table-cell>
          <table:table-cell table:style-name="ce43" table:content-validation-name="val3" office:value-type="string" calcext:value-type="string">
            <text:p>2/5 - léger</text:p>
          </table:table-cell>
          <table:table-cell table:number-columns-repeated="2" table:style-name="ce43" table:content-validation-name="val3" office:value-type="string" calcext:value-type="string">
            <text:p>1/5 - faible</text:p>
          </table:table-cell>
          <table:table-cell table:number-columns-repeated="3" table:style-name="ce43" table:content-validation-name="val3" office:value-type="string" calcext:value-type="string">
            <text:p>2/5 - léger</text:p>
          </table:table-cell>
          <table:table-cell table:style-name="ce314" table:number-columns-repeated="893"/>
        </table:table-row>
        <table:table-row table:style-name="ro2">
          <table:covered-table-cell table:style-name="ce8"/>
          <table:covered-table-cell table:style-name="ce16"/>
          <table:table-cell table:style-name="ce24" office:value-type="string" calcext:value-type="string">
            <text:p>Sidobre</text:p>
          </table:table-cell>
          <table:table-cell table:number-columns-repeated="3" table:style-name="ce43" table:content-validation-name="val3" office:value-type="string" calcext:value-type="string">
            <text:p>3/5 - modéré</text:p>
          </table:table-cell>
          <table:table-cell table:number-columns-repeated="8" table:style-name="ce43" table:content-validation-name="val3" office:value-type="string" calcext:value-type="string">
            <text:p>4/5 - sévère</text:p>
          </table:table-cell>
          <table:table-cell table:number-columns-repeated="2" table:style-name="ce43" table:content-validation-name="val3" office:value-type="string" calcext:value-type="string">
            <text:p>3/5 - modéré</text:p>
          </table:table-cell>
          <table:table-cell table:number-columns-repeated="4" table:style-name="ce43" table:content-validation-name="val3" office:value-type="string" calcext:value-type="string">
            <text:p>4/5 - sévère</text:p>
          </table:table-cell>
          <table:table-cell table:number-columns-repeated="5" table:style-name="ce43" table:content-validation-name="val3" office:value-type="string" calcext:value-type="string">
            <text:p>3/5 - modéré</text:p>
          </table:table-cell>
          <table:table-cell table:number-columns-repeated="2" table:style-name="ce43" table:content-validation-name="val3" office:value-type="string" calcext:value-type="string">
            <text:p>4/5 - sévère</text:p>
          </table:table-cell>
          <table:table-cell table:number-columns-repeated="2" table:style-name="ce43" table:content-validation-name="val3" office:value-type="string" calcext:value-type="string">
            <text:p>3/5 - modéré</text:p>
          </table:table-cell>
          <table:table-cell table:number-columns-repeated="8" table:style-name="ce43" table:content-validation-name="val3" office:value-type="string" calcext:value-type="string">
            <text:p>4/5 - sévère</text:p>
          </table:table-cell>
          <table:table-cell table:number-columns-repeated="2" table:style-name="ce43" table:content-validation-name="val3" office:value-type="string" calcext:value-type="string">
            <text:p>2/5 - léger</text:p>
          </table:table-cell>
          <table:table-cell table:style-name="ce43" table:content-validation-name="val3"/>
          <table:table-cell table:style-name="ce43" table:content-validation-name="val3" office:value-type="string" calcext:value-type="string">
            <text:p>2/5 - léger</text:p>
          </table:table-cell>
          <table:table-cell table:style-name="ce43" table:content-validation-name="val3" office:value-type="string" calcext:value-type="string">
            <text:p>3/5 - modéré</text:p>
          </table:table-cell>
          <table:table-cell table:style-name="ce43" table:content-validation-name="val3" office:value-type="string" calcext:value-type="string">
            <text:p>2/5 - léger</text:p>
          </table:table-cell>
          <table:table-cell table:number-columns-repeated="2" table:style-name="ce43" table:content-validation-name="val3" office:value-type="string" calcext:value-type="string">
            <text:p>3/5 - modéré</text:p>
          </table:table-cell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43" table:content-validation-name="val3" office:value-type="string" calcext:value-type="string">
            <text:p>1/5 - faible</text:p>
          </table:table-cell>
          <table:table-cell table:style-name="ce43" table:content-validation-name="val3" office:value-type="string" calcext:value-type="string">
            <text:p>2/5 - léger</text:p>
          </table:table-cell>
          <table:table-cell table:style-name="ce43" table:content-validation-name="val3" office:value-type="string" calcext:value-type="string">
            <text:p>3/5 - modéré</text:p>
          </table:table-cell>
          <table:table-cell table:style-name="ce43" table:content-validation-name="val3" office:value-type="string" calcext:value-type="string">
            <text:p>4/5 - sévère</text:p>
          </table:table-cell>
          <table:table-cell table:number-columns-repeated="2" table:style-name="ce43" table:content-validation-name="val3" office:value-type="string" calcext:value-type="string">
            <text:p>3/5 - modéré</text:p>
          </table:table-cell>
          <table:table-cell table:number-columns-repeated="3" table:style-name="ce43" table:content-validation-name="val3" office:value-type="string" calcext:value-type="string">
            <text:p>2/5 - léger</text:p>
          </table:table-cell>
          <table:table-cell table:number-columns-repeated="2" table:style-name="ce43" table:content-validation-name="val3" office:value-type="string" calcext:value-type="string">
            <text:p>3/5 - modéré</text:p>
          </table:table-cell>
          <table:table-cell table:number-columns-repeated="2" table:style-name="ce43" table:content-validation-name="val3" office:value-type="string" calcext:value-type="string">
            <text:p>2/5 - léger</text:p>
          </table:table-cell>
          <table:table-cell table:number-columns-repeated="2" table:style-name="ce43" table:content-validation-name="val3" office:value-type="string" calcext:value-type="string">
            <text:p>1/5 - faible</text:p>
          </table:table-cell>
          <table:table-cell table:style-name="ce43" table:content-validation-name="val3" office:value-type="string" calcext:value-type="string">
            <text:p>2/5 - léger</text:p>
          </table:table-cell>
          <table:table-cell table:style-name="ce43" table:content-validation-name="val3" office:value-type="string" calcext:value-type="string">
            <text:p>3/5 - modéré</text:p>
          </table:table-cell>
          <table:table-cell table:style-name="ce43" table:content-validation-name="val3" office:value-type="string" calcext:value-type="string">
            <text:p>4/5 - sévère</text:p>
          </table:table-cell>
          <table:table-cell table:style-name="ce43" table:content-validation-name="val3" office:value-type="string" calcext:value-type="string">
            <text:p>3/5 - modéré</text:p>
          </table:table-cell>
          <table:table-cell table:number-columns-repeated="2" table:style-name="ce43" table:content-validation-name="val3" office:value-type="string" calcext:value-type="string">
            <text:p>1/5 - faible</text:p>
          </table:table-cell>
          <table:table-cell table:number-columns-repeated="3" table:style-name="ce43" table:content-validation-name="val3" office:value-type="string" calcext:value-type="string">
            <text:p>2/5 - léger</text:p>
          </table:table-cell>
          <table:table-cell table:number-columns-repeated="2" table:style-name="ce43" table:content-validation-name="val3" office:value-type="string" calcext:value-type="string">
            <text:p>3/5 - modéré</text:p>
          </table:table-cell>
          <table:table-cell table:number-columns-repeated="3" table:style-name="ce43" table:content-validation-name="val3" office:value-type="string" calcext:value-type="string">
            <text:p>2/5 - léger</text:p>
          </table:table-cell>
          <table:table-cell table:number-columns-repeated="2" table:style-name="ce43" table:content-validation-name="val3" office:value-type="string" calcext:value-type="string">
            <text:p>1/5 - faible</text:p>
          </table:table-cell>
          <table:table-cell table:number-columns-repeated="9" table:style-name="ce202" table:content-validation-name="val1" office:value-type="string" calcext:value-type="string">
            <text:p>1/6 - faible</text:p>
          </table:table-cell>
          <table:table-cell table:style-name="ce43" table:content-validation-name="val3" office:value-type="string" calcext:value-type="string">
            <text:p>1/5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11" table:style-name="ce43" table:content-validation-name="val3" office:value-type="string" calcext:value-type="string">
            <text:p>1/5 - faible</text:p>
          </table:table-cell>
          <table:table-cell table:style-name="ce314" table:number-columns-repeated="893"/>
        </table:table-row>
        <table:table-row table:style-name="ro2">
          <table:covered-table-cell table:style-name="ce8"/>
          <table:covered-table-cell table:style-name="ce16"/>
          <table:table-cell table:style-name="ce24" office:value-type="string" calcext:value-type="string">
            <text:p>Castrais – Pastel</text:p>
          </table:table-cell>
          <table:table-cell table:number-columns-repeated="4" table:style-name="ce43" table:content-validation-name="val3" office:value-type="string" calcext:value-type="string">
            <text:p>4/5 - sévère</text:p>
          </table:table-cell>
          <table:table-cell table:style-name="ce43" table:content-validation-name="val3" office:value-type="string" calcext:value-type="string">
            <text:p>5/5 - très sévère</text:p>
          </table:table-cell>
          <table:table-cell table:style-name="ce43" table:content-validation-name="val3" office:value-type="string" calcext:value-type="string">
            <text:p>4/5 - sévère</text:p>
          </table:table-cell>
          <table:table-cell table:number-columns-repeated="2" table:style-name="ce43" table:content-validation-name="val3" office:value-type="string" calcext:value-type="string">
            <text:p>5/5 - très sévère</text:p>
          </table:table-cell>
          <table:table-cell table:number-columns-repeated="9" table:style-name="ce43" table:content-validation-name="val3" office:value-type="string" calcext:value-type="string">
            <text:p>4/5 - sévère</text:p>
          </table:table-cell>
          <table:table-cell table:number-columns-repeated="2" table:style-name="ce43" table:content-validation-name="val3" office:value-type="string" calcext:value-type="string">
            <text:p>3/5 - modéré</text:p>
          </table:table-cell>
          <table:table-cell table:number-columns-repeated="5" table:style-name="ce43" table:content-validation-name="val3" office:value-type="string" calcext:value-type="string">
            <text:p>4/5 - sévère</text:p>
          </table:table-cell>
          <table:table-cell table:style-name="ce43" table:content-validation-name="val3" office:value-type="string" calcext:value-type="string">
            <text:p>3/5 - modéré</text:p>
          </table:table-cell>
          <table:table-cell table:number-columns-repeated="2" table:style-name="ce43" table:content-validation-name="val3" office:value-type="string" calcext:value-type="string">
            <text:p>4/5 - sévère</text:p>
          </table:table-cell>
          <table:table-cell table:style-name="ce43" table:content-validation-name="val3" office:value-type="string" calcext:value-type="string">
            <text:p>5/5 - très sévère</text:p>
          </table:table-cell>
          <table:table-cell table:number-columns-repeated="4" table:style-name="ce43" table:content-validation-name="val3" office:value-type="string" calcext:value-type="string">
            <text:p>4/5 - sévère</text:p>
          </table:table-cell>
          <table:table-cell table:style-name="ce43" table:content-validation-name="val3" office:value-type="string" calcext:value-type="string">
            <text:p>5/5 - très sévère</text:p>
          </table:table-cell>
          <table:table-cell table:style-name="ce43" table:content-validation-name="val3" office:value-type="string" calcext:value-type="string">
            <text:p>4/5 - sévère</text:p>
          </table:table-cell>
          <table:table-cell table:number-columns-repeated="2" table:style-name="ce43" table:content-validation-name="val3" office:value-type="string" calcext:value-type="string">
            <text:p>3/5 - modéré</text:p>
          </table:table-cell>
          <table:table-cell table:style-name="ce43" table:content-validation-name="val3"/>
          <table:table-cell table:number-columns-repeated="3" table:style-name="ce43" table:content-validation-name="val3" office:value-type="string" calcext:value-type="string">
            <text:p>3/5 - modéré</text:p>
          </table:table-cell>
          <table:table-cell table:number-columns-repeated="2" table:style-name="ce43" table:content-validation-name="val3" office:value-type="string" calcext:value-type="string">
            <text:p>4/5 - sévère</text:p>
          </table:table-cell>
          <table:table-cell table:number-columns-repeated="3" table:style-name="ce202" table:content-validation-name="val1" office:value-type="string" calcext:value-type="string">
            <text:p>4/6 - sévère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number-columns-repeated="6" table:style-name="ce43" table:content-validation-name="val3" office:value-type="string" calcext:value-type="string">
            <text:p>4/5 - sévère</text:p>
          </table:table-cell>
          <table:table-cell table:style-name="ce43" table:content-validation-name="val3" office:value-type="string" calcext:value-type="string">
            <text:p>3/5 - modéré</text:p>
          </table:table-cell>
          <table:table-cell table:number-columns-repeated="2" table:style-name="ce43" table:content-validation-name="val3" office:value-type="string" calcext:value-type="string">
            <text:p>2/5 - léger</text:p>
          </table:table-cell>
          <table:table-cell table:number-columns-repeated="3" table:style-name="ce43" table:content-validation-name="val3" office:value-type="string" calcext:value-type="string">
            <text:p>3/5 - modéré</text:p>
          </table:table-cell>
          <table:table-cell table:number-columns-repeated="2" table:style-name="ce43" table:content-validation-name="val3" office:value-type="string" calcext:value-type="string">
            <text:p>2/5 - léger</text:p>
          </table:table-cell>
          <table:table-cell table:number-columns-repeated="3" table:style-name="ce43" table:content-validation-name="val3" office:value-type="string" calcext:value-type="string">
            <text:p>3/5 - modéré</text:p>
          </table:table-cell>
          <table:table-cell table:style-name="ce43" table:content-validation-name="val3" office:value-type="string" calcext:value-type="string">
            <text:p>4/5 - sévère</text:p>
          </table:table-cell>
          <table:table-cell table:style-name="ce43" table:content-validation-name="val3" office:value-type="string" calcext:value-type="string">
            <text:p>3/5 - modéré</text:p>
          </table:table-cell>
          <table:table-cell table:number-columns-repeated="2" table:style-name="ce43" table:content-validation-name="val3" office:value-type="string" calcext:value-type="string">
            <text:p>2/5 - léger</text:p>
          </table:table-cell>
          <table:table-cell table:number-columns-repeated="4" table:style-name="ce43" table:content-validation-name="val3" office:value-type="string" calcext:value-type="string">
            <text:p>3/5 - modéré</text:p>
          </table:table-cell>
          <table:table-cell table:style-name="ce43" table:content-validation-name="val3" office:value-type="string" calcext:value-type="string">
            <text:p>4/5 - sévère</text:p>
          </table:table-cell>
          <table:table-cell table:number-columns-repeated="3" table:style-name="ce43" table:content-validation-name="val3" office:value-type="string" calcext:value-type="string">
            <text:p>3/5 - modéré</text:p>
          </table:table-cell>
          <table:table-cell table:number-columns-repeated="2" table:style-name="ce43" table:content-validation-name="val3" office:value-type="string" calcext:value-type="string">
            <text:p>1/5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8" table:style-name="ce202" table:content-validation-name="val1" office:value-type="string" calcext:value-type="string">
            <text:p>1/6 - faible</text:p>
          </table:table-cell>
          <table:table-cell table:style-name="ce43" table:content-validation-name="val3" office:value-type="string" calcext:value-type="string">
            <text:p>2/5 - léger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style-name="ce43" table:content-validation-name="val3" office:value-type="string" calcext:value-type="string">
            <text:p>2/5 - léger</text:p>
          </table:table-cell>
          <table:table-cell table:number-columns-repeated="2" table:style-name="ce43" table:content-validation-name="val3" office:value-type="string" calcext:value-type="string">
            <text:p>1/5 - faible</text:p>
          </table:table-cell>
          <table:table-cell table:style-name="ce43" table:content-validation-name="val3" office:value-type="string" calcext:value-type="string">
            <text:p>2/5 - léger</text:p>
          </table:table-cell>
          <table:table-cell table:number-columns-repeated="4" table:style-name="ce43" table:content-validation-name="val3" office:value-type="string" calcext:value-type="string">
            <text:p>1/5 - faible</text:p>
          </table:table-cell>
          <table:table-cell table:number-columns-repeated="3" table:style-name="ce43" table:content-validation-name="val3" office:value-type="string" calcext:value-type="string">
            <text:p>2/5 - léger</text:p>
          </table:table-cell>
          <table:table-cell table:style-name="ce314" table:number-columns-repeated="893"/>
        </table:table-row>
        <table:table-row table:style-name="ro2">
          <table:covered-table-cell table:style-name="ce8"/>
          <table:covered-table-cell table:style-name="ce16"/>
          <table:table-cell table:style-name="ce24" office:value-type="string" calcext:value-type="string">
            <text:p>Haut Languedoc</text:p>
          </table:table-cell>
          <table:table-cell table:number-columns-repeated="11" table:style-name="ce43" table:content-validation-name="val3" office:value-type="string" calcext:value-type="string">
            <text:p>4/5 - sévère</text:p>
          </table:table-cell>
          <table:table-cell table:number-columns-repeated="2" table:style-name="ce43" table:content-validation-name="val3" office:value-type="string" calcext:value-type="string">
            <text:p>3/5 - modéré</text:p>
          </table:table-cell>
          <table:table-cell table:number-columns-repeated="4" table:style-name="ce43" table:content-validation-name="val3" office:value-type="string" calcext:value-type="string">
            <text:p>4/5 - sévère</text:p>
          </table:table-cell>
          <table:table-cell table:style-name="ce43" table:content-validation-name="val3" office:value-type="string" calcext:value-type="string">
            <text:p>3/5 - modéré</text:p>
          </table:table-cell>
          <table:table-cell table:style-name="ce43" table:content-validation-name="val3" office:value-type="string" calcext:value-type="string">
            <text:p>2/5 - léger</text:p>
          </table:table-cell>
          <table:table-cell table:number-columns-repeated="4" table:style-name="ce43" table:content-validation-name="val3" office:value-type="string" calcext:value-type="string">
            <text:p>3/5 - modéré</text:p>
          </table:table-cell>
          <table:table-cell table:style-name="ce43" table:content-validation-name="val3" office:value-type="string" calcext:value-type="string">
            <text:p>4/5 - sévère</text:p>
          </table:table-cell>
          <table:table-cell table:number-columns-repeated="3" table:style-name="ce43" table:content-validation-name="val3" office:value-type="string" calcext:value-type="string">
            <text:p>3/5 - modéré</text:p>
          </table:table-cell>
          <table:table-cell table:number-columns-repeated="4" table:style-name="ce43" table:content-validation-name="val3" office:value-type="string" calcext:value-type="string">
            <text:p>4/5 - sévère</text:p>
          </table:table-cell>
          <table:table-cell table:style-name="ce43" table:content-validation-name="val3" office:value-type="string" calcext:value-type="string">
            <text:p>3/5 - modéré</text:p>
          </table:table-cell>
          <table:table-cell table:number-columns-repeated="2" table:style-name="ce43" table:content-validation-name="val3" office:value-type="string" calcext:value-type="string">
            <text:p>4/5 - sévère</text:p>
          </table:table-cell>
          <table:table-cell table:style-name="ce43" table:content-validation-name="val3" office:value-type="string" calcext:value-type="string">
            <text:p>2/5 - léger</text:p>
          </table:table-cell>
          <table:table-cell table:style-name="ce43" table:content-validation-name="val3" office:value-type="string" calcext:value-type="string">
            <text:p>3/5 - modéré</text:p>
          </table:table-cell>
          <table:table-cell table:style-name="ce43" table:content-validation-name="val3"/>
          <table:table-cell table:style-name="ce43" table:content-validation-name="val3" office:value-type="string" calcext:value-type="string">
            <text:p>1/5 - faible</text:p>
          </table:table-cell>
          <table:table-cell table:number-columns-repeated="3" table:style-name="ce43" table:content-validation-name="val3" office:value-type="string" calcext:value-type="string">
            <text:p>2/5 - léger</text:p>
          </table:table-cell>
          <table:table-cell table:style-name="ce43" table:content-validation-name="val3" office:value-type="string" calcext:value-type="string">
            <text:p>3/5 - modéré</text:p>
          </table:table-cell>
          <table:table-cell table:number-columns-repeated="2" table:style-name="ce202" table:content-validation-name="val1" office:value-type="string" calcext:value-type="string">
            <text:p>2/6 - léger</text:p>
          </table:table-cell>
          <table:table-cell table:style-name="ce202" table:content-validation-name="val1" office:value-type="string" calcext:value-type="string">
            <text:p>3/6 - modéré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2" table:style-name="ce43" table:content-validation-name="val3" office:value-type="string" calcext:value-type="string">
            <text:p>2/5 - léger</text:p>
          </table:table-cell>
          <table:table-cell table:number-columns-repeated="2" table:style-name="ce43" table:content-validation-name="val3" office:value-type="string" calcext:value-type="string">
            <text:p>3/5 - modéré</text:p>
          </table:table-cell>
          <table:table-cell table:number-columns-repeated="6" table:style-name="ce43" table:content-validation-name="val3" office:value-type="string" calcext:value-type="string">
            <text:p>2/5 - léger</text:p>
          </table:table-cell>
          <table:table-cell table:style-name="ce43" table:content-validation-name="val3" office:value-type="string" calcext:value-type="string">
            <text:p>3/5 - modéré</text:p>
          </table:table-cell>
          <table:table-cell table:style-name="ce43" table:content-validation-name="val3" office:value-type="string" calcext:value-type="string">
            <text:p>2/5 - léger</text:p>
          </table:table-cell>
          <table:table-cell table:number-columns-repeated="2" table:style-name="ce43" table:content-validation-name="val3" office:value-type="string" calcext:value-type="string">
            <text:p>1/5 - faible</text:p>
          </table:table-cell>
          <table:table-cell table:number-columns-repeated="3" table:style-name="ce43" table:content-validation-name="val3" office:value-type="string" calcext:value-type="string">
            <text:p>2/5 - léger</text:p>
          </table:table-cell>
          <table:table-cell table:style-name="ce43" table:content-validation-name="val3" office:value-type="string" calcext:value-type="string">
            <text:p>3/5 - modéré</text:p>
          </table:table-cell>
          <table:table-cell table:style-name="ce43" table:content-validation-name="val3" office:value-type="string" calcext:value-type="string">
            <text:p>2/5 - léger</text:p>
          </table:table-cell>
          <table:table-cell table:style-name="ce43" table:content-validation-name="val3" office:value-type="string" calcext:value-type="string">
            <text:p>1/5 - faible</text:p>
          </table:table-cell>
          <table:table-cell table:number-columns-repeated="2" table:style-name="ce43" table:content-validation-name="val3" office:value-type="string" calcext:value-type="string">
            <text:p>2/5 - léger</text:p>
          </table:table-cell>
          <table:table-cell table:number-columns-repeated="4" table:style-name="ce43" table:content-validation-name="val3" office:value-type="string" calcext:value-type="string">
            <text:p>3/5 - modéré</text:p>
          </table:table-cell>
          <table:table-cell table:number-columns-repeated="3" table:style-name="ce43" table:content-validation-name="val3" office:value-type="string" calcext:value-type="string">
            <text:p>2/5 - léger</text:p>
          </table:table-cell>
          <table:table-cell table:number-columns-repeated="2" table:style-name="ce43" table:content-validation-name="val3" office:value-type="string" calcext:value-type="string">
            <text:p>1/5 - faible</text:p>
          </table:table-cell>
          <table:table-cell table:number-columns-repeated="9" table:style-name="ce202" table:content-validation-name="val1" office:value-type="string" calcext:value-type="string">
            <text:p>1/6 - faible</text:p>
          </table:table-cell>
          <table:table-cell table:style-name="ce43" table:content-validation-name="val3" office:value-type="string" calcext:value-type="string">
            <text:p>1/5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11" table:style-name="ce43" table:content-validation-name="val3" office:value-type="string" calcext:value-type="string">
            <text:p>1/5 - faible</text:p>
          </table:table-cell>
          <table:table-cell table:style-name="ce314" table:number-columns-repeated="893"/>
        </table:table-row>
        <table:table-row table:style-name="ro2">
          <table:covered-table-cell table:style-name="ce8"/>
          <table:covered-table-cell table:style-name="ce18"/>
          <table:table-cell table:style-name="ce25" office:value-type="string" calcext:value-type="string">
            <text:p>Montagne Noire</text:p>
          </table:table-cell>
          <table:table-cell table:style-name="ce44" table:content-validation-name="val3" office:value-type="string" calcext:value-type="string">
            <text:p>3/5 - modéré</text:p>
          </table:table-cell>
          <table:table-cell table:number-columns-repeated="7" table:style-name="ce44" table:content-validation-name="val3" office:value-type="string" calcext:value-type="string">
            <text:p>4/5 - sévère</text:p>
          </table:table-cell>
          <table:table-cell table:style-name="ce44" table:content-validation-name="val3" office:value-type="string" calcext:value-type="string">
            <text:p>3/5 - modéré</text:p>
          </table:table-cell>
          <table:table-cell table:number-columns-repeated="2" table:style-name="ce44" table:content-validation-name="val3" office:value-type="string" calcext:value-type="string">
            <text:p>4/5 - sévère</text:p>
          </table:table-cell>
          <table:table-cell table:number-columns-repeated="2" table:style-name="ce44" table:content-validation-name="val3" office:value-type="string" calcext:value-type="string">
            <text:p>3/5 - modéré</text:p>
          </table:table-cell>
          <table:table-cell table:number-columns-repeated="4" table:style-name="ce44" table:content-validation-name="val3" office:value-type="string" calcext:value-type="string">
            <text:p>4/5 - sévère</text:p>
          </table:table-cell>
          <table:table-cell table:number-columns-repeated="10" table:style-name="ce44" table:content-validation-name="val3" office:value-type="string" calcext:value-type="string">
            <text:p>3/5 - modéré</text:p>
          </table:table-cell>
          <table:table-cell table:number-columns-repeated="6" table:style-name="ce44" table:content-validation-name="val3" office:value-type="string" calcext:value-type="string">
            <text:p>4/5 - sévère</text:p>
          </table:table-cell>
          <table:table-cell table:style-name="ce44" table:content-validation-name="val3" office:value-type="string" calcext:value-type="string">
            <text:p>3/5 - modéré</text:p>
          </table:table-cell>
          <table:table-cell table:number-columns-repeated="2" table:style-name="ce44" table:content-validation-name="val3" office:value-type="string" calcext:value-type="string">
            <text:p>2/5 - léger</text:p>
          </table:table-cell>
          <table:table-cell table:style-name="ce44" table:content-validation-name="val3"/>
          <table:table-cell table:style-name="ce43" table:content-validation-name="val3" office:value-type="string" calcext:value-type="string">
            <text:p>2/5 - léger</text:p>
          </table:table-cell>
          <table:table-cell table:number-columns-repeated="2" table:style-name="ce44" table:content-validation-name="val3" office:value-type="string" calcext:value-type="string">
            <text:p>2/5 - léger</text:p>
          </table:table-cell>
          <table:table-cell table:number-columns-repeated="2" table:style-name="ce43" table:content-validation-name="val3" office:value-type="string" calcext:value-type="string">
            <text:p>3/5 - modéré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3" table:style-name="ce202" table:content-validation-name="val1" office:value-type="string" calcext:value-type="string">
            <text:p>3/6 - modéré</text:p>
          </table:table-cell>
          <table:table-cell table:number-columns-repeated="2" table:style-name="ce44" table:content-validation-name="val3" office:value-type="string" calcext:value-type="string">
            <text:p>3/5 - modéré</text:p>
          </table:table-cell>
          <table:table-cell table:number-columns-repeated="2" table:style-name="ce44" table:content-validation-name="val3" office:value-type="string" calcext:value-type="string">
            <text:p>4/5 - sévère</text:p>
          </table:table-cell>
          <table:table-cell table:style-name="ce44" table:content-validation-name="val3" office:value-type="string" calcext:value-type="string">
            <text:p>2/5 - léger</text:p>
          </table:table-cell>
          <table:table-cell table:style-name="ce44" table:content-validation-name="val3" office:value-type="string" calcext:value-type="string">
            <text:p>3/5 - modéré</text:p>
          </table:table-cell>
          <table:table-cell table:number-columns-repeated="3" table:style-name="ce43" table:content-validation-name="val3" office:value-type="string" calcext:value-type="string">
            <text:p>2/5 - léger</text:p>
          </table:table-cell>
          <table:table-cell table:number-columns-repeated="2" table:style-name="ce44" table:content-validation-name="val3" office:value-type="string" calcext:value-type="string">
            <text:p>3/5 - modéré</text:p>
          </table:table-cell>
          <table:table-cell table:number-columns-repeated="4" table:style-name="ce44" table:content-validation-name="val3" office:value-type="string" calcext:value-type="string">
            <text:p>2/5 - léger</text:p>
          </table:table-cell>
          <table:table-cell table:number-columns-repeated="2" table:style-name="ce44" table:content-validation-name="val3" office:value-type="string" calcext:value-type="string">
            <text:p>3/5 - modéré</text:p>
          </table:table-cell>
          <table:table-cell table:style-name="ce44" table:content-validation-name="val3" office:value-type="string" calcext:value-type="string">
            <text:p>4/5 - sévère</text:p>
          </table:table-cell>
          <table:table-cell table:style-name="ce44" table:content-validation-name="val3" office:value-type="string" calcext:value-type="string">
            <text:p>3/5 - modéré</text:p>
          </table:table-cell>
          <table:table-cell table:number-columns-repeated="3" table:style-name="ce44" table:content-validation-name="val3" office:value-type="string" calcext:value-type="string">
            <text:p>2/5 - léger</text:p>
          </table:table-cell>
          <table:table-cell table:number-columns-repeated="3" table:style-name="ce44" table:content-validation-name="val3" office:value-type="string" calcext:value-type="string">
            <text:p>3/5 - modéré</text:p>
          </table:table-cell>
          <table:table-cell table:style-name="ce44" table:content-validation-name="val3" office:value-type="string" calcext:value-type="string">
            <text:p>4/5 - sévère</text:p>
          </table:table-cell>
          <table:table-cell table:style-name="ce44" table:content-validation-name="val3" office:value-type="string" calcext:value-type="string">
            <text:p>3/5 - modéré</text:p>
          </table:table-cell>
          <table:table-cell table:style-name="ce44" table:content-validation-name="val3" office:value-type="string" calcext:value-type="string">
            <text:p>2/5 - léger</text:p>
          </table:table-cell>
          <table:table-cell table:style-name="ce44" table:content-validation-name="val3" office:value-type="string" calcext:value-type="string">
            <text:p>3/5 - modéré</text:p>
          </table:table-cell>
          <table:table-cell table:number-columns-repeated="2" table:style-name="ce44" table:content-validation-name="val3" office:value-type="string" calcext:value-type="string">
            <text:p>1/5 - faible</text:p>
          </table:table-cell>
          <table:table-cell table:number-columns-repeated="9" table:style-name="ce202" table:content-validation-name="val1" office:value-type="string" calcext:value-type="string">
            <text:p>1/6 - faible</text:p>
          </table:table-cell>
          <table:table-cell table:style-name="ce44" table:content-validation-name="val3" office:value-type="string" calcext:value-type="string">
            <text:p>1/5 - faible</text:p>
          </table:table-cell>
          <table:table-cell table:style-name="ce202" table:content-validation-name="val1" office:value-type="string" calcext:value-type="string">
            <text:p>2/6 - léger</text:p>
          </table:table-cell>
          <table:table-cell table:number-columns-repeated="11" table:style-name="ce44" table:content-validation-name="val3" office:value-type="string" calcext:value-type="string">
            <text:p>1/5 - faible</text:p>
          </table:table-cell>
          <table:table-cell table:style-name="ce314" table:number-columns-repeated="893"/>
        </table:table-row>
        <table:table-row table:style-name="ro3">
          <table:table-cell table:style-name="ce38" office:value-type="string" calcext:value-type="string" table:number-columns-spanned="3" table:number-rows-spanned="1">
            <text:p>Adaptation du dispositif opérationnel</text:p>
          </table:table-cell>
          <table:covered-table-cell table:number-columns-repeated="2" table:style-name="ce20"/>
          <table:table-cell table:style-name="ce45" table:number-columns-repeated="6"/>
          <table:table-cell table:style-name="ce45" office:value-type="string" calcext:value-type="string">
            <text:p>OO Tour de France</text:p>
            <text:p>Déplacement des G hebdo CIS 2 et 3 à l’après-midi</text:p>
          </table:table-cell>
          <table:table-cell table:style-name="ce45" office:value-type="string" calcext:value-type="string">
            <text:p>OO</text:p>
            <text:p>G 14h/18h en CIS2</text:p>
            <text:p>Codis renforcé</text:p>
          </table:table-cell>
          <table:table-cell table:style-name="ce45" office:value-type="string" calcext:value-type="string">
            <text:p>OO</text:p>
            <text:p>G 14h/18h en CIS2</text:p>
            <text:p>Codis renforcé</text:p>
          </table:table-cell>
          <table:table-cell table:style-name="ce45" table:number-columns-repeated="14"/>
          <table:table-cell table:style-name="ce45" office:value-type="string" calcext:value-type="string">
            <text:p>OO</text:p>
            <text:p>G 14h/18h en CIS2</text:p>
            <text:p>Codis renforcé</text:p>
          </table:table-cell>
          <table:table-cell table:style-name="ce45" table:number-columns-repeated="6"/>
          <table:table-cell table:style-name="ce45" office:value-type="string" calcext:value-type="string">
            <text:p>OO</text:p>
            <text:p>G 14h/18h en CIS2</text:p>
            <text:p>Codis renforcé</text:p>
          </table:table-cell>
          <table:table-cell table:style-name="ce45"/>
          <table:table-cell table:style-name="ce45" office:value-type="string" calcext:value-type="string">
            <text:p>OO</text:p>
            <text:p>G 14h/18h en CIS2</text:p>
            <text:p>Codis renforcé</text:p>
          </table:table-cell>
          <table:table-cell table:style-name="ce45" table:number-columns-repeated="61"/>
          <table:table-cell table:style-name="ce316" table:number-columns-repeated="898"/>
        </table:table-row>
        <table:table-row table:style-name="ro4">
          <table:table-cell table:style-name="ce41" office:value-type="string" calcext:value-type="string" table:number-columns-spanned="2" table:number-rows-spanned="2">
            <text:p>Activité opérationnelle </text:p>
          </table:table-cell>
          <table:covered-table-cell table:style-name="ce179"/>
          <table:table-cell table:style-name="ce179" office:value-type="string" calcext:value-type="string">
            <text:p>Nbre feux</text:p>
          </table:table-cell>
          <table:table-cell table:style-name="ce284" office:value-type="float" office:value="1" calcext:value-type="float">
            <text:p>1</text:p>
          </table:table-cell>
          <table:table-cell table:number-columns-repeated="2" table:style-name="ce284" office:value-type="float" office:value="4" calcext:value-type="float">
            <text:p>4</text:p>
          </table:table-cell>
          <table:table-cell table:style-name="ce284" office:value-type="float" office:value="1" calcext:value-type="float">
            <text:p>1</text:p>
          </table:table-cell>
          <table:table-cell table:number-columns-repeated="2" table:style-name="ce284" office:value-type="float" office:value="2" calcext:value-type="float">
            <text:p>2</text:p>
          </table:table-cell>
          <table:table-cell table:style-name="ce284" office:value-type="float" office:value="1" calcext:value-type="float">
            <text:p>1</text:p>
          </table:table-cell>
          <table:table-cell table:style-name="ce284" office:value-type="float" office:value="5" calcext:value-type="float">
            <text:p>5</text:p>
          </table:table-cell>
          <table:table-cell table:style-name="ce284" office:value-type="float" office:value="3" calcext:value-type="float">
            <text:p>3</text:p>
          </table:table-cell>
          <table:table-cell table:style-name="ce284" office:value-type="float" office:value="10" calcext:value-type="float">
            <text:p>10</text:p>
          </table:table-cell>
          <table:table-cell table:style-name="ce284" office:value-type="float" office:value="1" calcext:value-type="float">
            <text:p>1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float" office:value="1" calcext:value-type="float">
            <text:p>1</text:p>
          </table:table-cell>
          <table:table-cell table:style-name="ce284" office:value-type="float" office:value="3" calcext:value-type="float">
            <text:p>3</text:p>
          </table:table-cell>
          <table:table-cell table:style-name="ce284" office:value-type="float" office:value="1" calcext:value-type="float">
            <text:p>1</text:p>
          </table:table-cell>
          <table:table-cell table:style-name="ce284" office:value-type="float" office:value="2" calcext:value-type="float">
            <text:p>2</text:p>
          </table:table-cell>
          <table:table-cell table:number-columns-repeated="2" table:style-name="ce284" office:value-type="float" office:value="0" calcext:value-type="float">
            <text:p>0</text:p>
          </table:table-cell>
          <table:table-cell table:style-name="ce284" office:value-type="float" office:value="2" calcext:value-type="float">
            <text:p>2</text:p>
          </table:table-cell>
          <table:table-cell table:style-name="ce284" office:value-type="float" office:value="3" calcext:value-type="float">
            <text:p>3</text:p>
          </table:table-cell>
          <table:table-cell table:style-name="ce284" office:value-type="float" office:value="2" calcext:value-type="float">
            <text:p>2</text:p>
          </table:table-cell>
          <table:table-cell table:number-columns-repeated="2" table:style-name="ce284" office:value-type="float" office:value="1" calcext:value-type="float">
            <text:p>1</text:p>
          </table:table-cell>
          <table:table-cell table:style-name="ce284" office:value-type="float" office:value="4" calcext:value-type="float">
            <text:p>4</text:p>
          </table:table-cell>
          <table:table-cell table:style-name="ce284" office:value-type="float" office:value="5" calcext:value-type="float">
            <text:p>5</text:p>
          </table:table-cell>
          <table:table-cell table:number-columns-repeated="2" table:style-name="ce284" office:value-type="float" office:value="3" calcext:value-type="float">
            <text:p>3</text:p>
          </table:table-cell>
          <table:table-cell table:style-name="ce284" office:value-type="float" office:value="4" calcext:value-type="float">
            <text:p>4</text:p>
          </table:table-cell>
          <table:table-cell table:style-name="ce284" office:value-type="float" office:value="1" calcext:value-type="float">
            <text:p>1</text:p>
          </table:table-cell>
          <table:table-cell table:style-name="ce284" office:value-type="float" office:value="4" calcext:value-type="float">
            <text:p>4</text:p>
          </table:table-cell>
          <table:table-cell table:style-name="ce284" office:value-type="float" office:value="2" calcext:value-type="float">
            <text:p>2</text:p>
          </table:table-cell>
          <table:table-cell table:style-name="ce284" office:value-type="float" office:value="4" calcext:value-type="float">
            <text:p>4</text:p>
          </table:table-cell>
          <table:table-cell table:style-name="ce284" office:value-type="float" office:value="3" calcext:value-type="float">
            <text:p>3</text:p>
          </table:table-cell>
          <table:table-cell table:number-columns-repeated="3" table:style-name="ce284" office:value-type="float" office:value="1" calcext:value-type="float">
            <text:p>1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float" office:value="1" calcext:value-type="float">
            <text:p>1</text:p>
          </table:table-cell>
          <table:table-cell table:style-name="ce284" office:value-type="float" office:value="3" calcext:value-type="float">
            <text:p>3</text:p>
          </table:table-cell>
          <table:table-cell table:number-columns-repeated="4" table:style-name="ce284" office:value-type="float" office:value="0" calcext:value-type="float">
            <text:p>0</text:p>
          </table:table-cell>
          <table:table-cell table:style-name="ce284" office:value-type="float" office:value="1" calcext:value-type="float">
            <text:p>1</text:p>
          </table:table-cell>
          <table:table-cell table:style-name="ce284" office:value-type="float" office:value="4" calcext:value-type="float">
            <text:p>4</text:p>
          </table:table-cell>
          <table:table-cell table:style-name="ce284" office:value-type="float" office:value="2" calcext:value-type="float">
            <text:p>2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float" office:value="1" calcext:value-type="float">
            <text:p>1</text:p>
          </table:table-cell>
          <table:table-cell table:number-columns-repeated="2" table:style-name="ce284" office:value-type="float" office:value="2" calcext:value-type="float">
            <text:p>2</text:p>
          </table:table-cell>
          <table:table-cell table:style-name="ce284" office:value-type="float" office:value="1" calcext:value-type="float">
            <text:p>1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float" office:value="3" calcext:value-type="float">
            <text:p>3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style-name="ce284" office:value-type="float" office:value="1" calcext:value-type="float">
            <text:p>1</text:p>
          </table:table-cell>
          <table:table-cell table:style-name="ce284" office:value-type="float" office:value="2" calcext:value-type="float">
            <text:p>2</text:p>
          </table:table-cell>
          <table:table-cell table:number-columns-repeated="2" table:style-name="ce284" office:value-type="float" office:value="1" calcext:value-type="float">
            <text:p>1</text:p>
          </table:table-cell>
          <table:table-cell table:number-columns-repeated="2" table:style-name="ce284" office:value-type="float" office:value="0" calcext:value-type="float">
            <text:p>0</text:p>
          </table:table-cell>
          <table:table-cell table:style-name="ce284" office:value-type="float" office:value="1" calcext:value-type="float">
            <text:p>1</text:p>
          </table:table-cell>
          <table:table-cell table:style-name="ce284" office:value-type="float" office:value="2" calcext:value-type="float">
            <text:p>2</text:p>
          </table:table-cell>
          <table:table-cell table:number-columns-repeated="2" table:style-name="ce284" office:value-type="float" office:value="1" calcext:value-type="float">
            <text:p>1</text:p>
          </table:table-cell>
          <table:table-cell table:style-name="ce284" office:value-type="float" office:value="2" calcext:value-type="float">
            <text:p>2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style-name="ce284" office:value-type="float" office:value="2" calcext:value-type="float">
            <text:p>2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float" office:value="3" calcext:value-type="float">
            <text:p>3</text:p>
          </table:table-cell>
          <table:table-cell table:style-name="ce284" office:value-type="float" office:value="2" calcext:value-type="float">
            <text:p>2</text:p>
          </table:table-cell>
          <table:table-cell table:number-columns-repeated="6" table:style-name="ce284" office:value-type="float" office:value="0" calcext:value-type="float">
            <text:p>0</text:p>
          </table:table-cell>
          <table:table-cell table:style-name="ce284" table:number-columns-repeated="7"/>
          <table:table-cell table:style-name="ce5" table:number-columns-repeated="7"/>
          <table:table-cell table:style-name="ce314" table:number-columns-repeated="898"/>
        </table:table-row>
        <table:table-row table:style-name="ro4">
          <table:covered-table-cell table:style-name="ce41"/>
          <table:covered-table-cell table:style-name="ce179"/>
          <table:table-cell table:style-name="ce179" office:value-type="string" calcext:value-type="string">
            <text:p>Superficie brûlée</text:p>
          </table:table-cell>
          <table:table-cell table:style-name="ce285" office:value-type="float" office:value="0.02" calcext:value-type="float">
            <text:p>0,02</text:p>
          </table:table-cell>
          <table:table-cell table:style-name="ce285" office:value-type="float" office:value="5.03" calcext:value-type="float">
            <text:p>5,03</text:p>
          </table:table-cell>
          <table:table-cell table:style-name="ce285" office:value-type="float" office:value="3.06" calcext:value-type="float">
            <text:p>3,06</text:p>
          </table:table-cell>
          <table:table-cell table:style-name="ce285" office:value-type="float" office:value="2" calcext:value-type="float">
            <text:p>2</text:p>
          </table:table-cell>
          <table:table-cell table:style-name="ce285" office:value-type="float" office:value="4.6" calcext:value-type="float">
            <text:p>4,6</text:p>
          </table:table-cell>
          <table:table-cell table:style-name="ce285" office:value-type="float" office:value="0.12" calcext:value-type="float">
            <text:p>0,12</text:p>
          </table:table-cell>
          <table:table-cell table:style-name="ce285" office:value-type="float" office:value="1.5" calcext:value-type="float">
            <text:p>1,5</text:p>
          </table:table-cell>
          <table:table-cell table:style-name="ce285" office:value-type="float" office:value="26.5" calcext:value-type="float">
            <text:p>26,5</text:p>
          </table:table-cell>
          <table:table-cell table:style-name="ce285" office:value-type="float" office:value="1.06" calcext:value-type="float">
            <text:p>1,06</text:p>
          </table:table-cell>
          <table:table-cell table:style-name="ce285" office:value-type="float" office:value="13.09" calcext:value-type="float">
            <text:p>13,09</text:p>
          </table:table-cell>
          <table:table-cell table:style-name="ce285" office:value-type="float" office:value="0.5" calcext:value-type="float">
            <text:p>0,5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.5" calcext:value-type="float">
            <text:p>1,5</text:p>
          </table:table-cell>
          <table:table-cell table:style-name="ce285" office:value-type="float" office:value="0.2" calcext:value-type="float">
            <text:p>0,2</text:p>
          </table:table-cell>
          <table:table-cell table:style-name="ce285" office:value-type="float" office:value="0.02" calcext:value-type="float">
            <text:p>0,02</text:p>
          </table:table-cell>
          <table:table-cell table:style-name="ce285" office:value-type="float" office:value="1.6" calcext:value-type="float">
            <text:p>1,6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0.5" calcext:value-type="float">
            <text:p>0,5</text:p>
          </table:table-cell>
          <table:table-cell table:style-name="ce285" office:value-type="float" office:value="11.2" calcext:value-type="float">
            <text:p>11,2</text:p>
          </table:table-cell>
          <table:table-cell table:style-name="ce285" office:value-type="float" office:value="0.24" calcext:value-type="float">
            <text:p>0,24</text:p>
          </table:table-cell>
          <table:table-cell table:style-name="ce285" office:value-type="float" office:value="0.03" calcext:value-type="float">
            <text:p>0,03</text:p>
          </table:table-cell>
          <table:table-cell table:style-name="ce285" office:value-type="float" office:value="0.02" calcext:value-type="float">
            <text:p>0,02</text:p>
          </table:table-cell>
          <table:table-cell table:style-name="ce285" office:value-type="float" office:value="2.02" calcext:value-type="float">
            <text:p>2,02</text:p>
          </table:table-cell>
          <table:table-cell table:style-name="ce285" office:value-type="float" office:value="0.3" calcext:value-type="float">
            <text:p>0,3</text:p>
          </table:table-cell>
          <table:table-cell table:style-name="ce285" office:value-type="float" office:value="1.2" calcext:value-type="float">
            <text:p>1,2</text:p>
          </table:table-cell>
          <table:table-cell table:style-name="ce285" office:value-type="float" office:value="1.3" calcext:value-type="float">
            <text:p>1,3</text:p>
          </table:table-cell>
          <table:table-cell table:style-name="ce285" office:value-type="float" office:value="4" calcext:value-type="float">
            <text:p>4</text:p>
          </table:table-cell>
          <table:table-cell table:style-name="ce285" office:value-type="float" office:value="0.05" calcext:value-type="float">
            <text:p>0,05</text:p>
          </table:table-cell>
          <table:table-cell table:style-name="ce285" office:value-type="float" office:value="2.3" calcext:value-type="float">
            <text:p>2,3</text:p>
          </table:table-cell>
          <table:table-cell table:style-name="ce285" office:value-type="float" office:value="0.15" calcext:value-type="float">
            <text:p>0,15</text:p>
          </table:table-cell>
          <table:table-cell table:style-name="ce285" office:value-type="float" office:value="8.5" calcext:value-type="float">
            <text:p>8,5</text:p>
          </table:table-cell>
          <table:table-cell table:style-name="ce285" office:value-type="float" office:value="20" calcext:value-type="float">
            <text:p>20</text:p>
          </table:table-cell>
          <table:table-cell table:style-name="ce285" office:value-type="float" office:value="0.05" calcext:value-type="float">
            <text:p>0,05</text:p>
          </table:table-cell>
          <table:table-cell table:style-name="ce285" office:value-type="float" office:value="2" calcext:value-type="float">
            <text:p>2</text:p>
          </table:table-cell>
          <table:table-cell table:style-name="ce285" office:value-type="float" office:value="0.1" calcext:value-type="float">
            <text:p>0,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005" calcext:value-type="float">
            <text:p>0,005</text:p>
          </table:table-cell>
          <table:table-cell table:style-name="ce285" office:value-type="float" office:value="0.18" calcext:value-type="float">
            <text:p>0,18</text:p>
          </table:table-cell>
          <table:table-cell table:number-columns-repeated="4" table:style-name="ce285" office:value-type="float" office:value="0" calcext:value-type="float">
            <text:p>0</text:p>
          </table:table-cell>
          <table:table-cell table:style-name="ce285" office:value-type="float" office:value="0.03" calcext:value-type="float">
            <text:p>0,03</text:p>
          </table:table-cell>
          <table:table-cell table:style-name="ce285" office:value-type="float" office:value="1.2" calcext:value-type="float">
            <text:p>1,2</text:p>
          </table:table-cell>
          <table:table-cell table:style-name="ce285" office:value-type="float" office:value="4.5" calcext:value-type="float">
            <text:p>4,5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003" calcext:value-type="float">
            <text:p>0,003</text:p>
          </table:table-cell>
          <table:table-cell table:style-name="ce285" office:value-type="float" office:value="7" calcext:value-type="float">
            <text:p>7</text:p>
          </table:table-cell>
          <table:table-cell table:style-name="ce285" office:value-type="float" office:value="2.1" calcext:value-type="float">
            <text:p>2,1</text:p>
          </table:table-cell>
          <table:table-cell table:style-name="ce285" office:value-type="float" office:value="0.03" calcext:value-type="float">
            <text:p>0,03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0.3" calcext:value-type="float">
            <text:p>0,3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style-name="ce285" office:value-type="float" office:value="0.09" calcext:value-type="float">
            <text:p>0,09</text:p>
          </table:table-cell>
          <table:table-cell table:style-name="ce285" office:value-type="float" office:value="2.2" calcext:value-type="float">
            <text:p>2,2</text:p>
          </table:table-cell>
          <table:table-cell table:style-name="ce285" office:value-type="float" office:value="0.1" calcext:value-type="float">
            <text:p>0,1</text:p>
          </table:table-cell>
          <table:table-cell table:style-name="ce285" office:value-type="float" office:value="0.001" calcext:value-type="float">
            <text:p>0,001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3" calcext:value-type="float">
            <text:p>3</text:p>
          </table:table-cell>
          <table:table-cell table:number-columns-repeated="2" table:style-name="ce285" office:value-type="float" office:value="0.5" calcext:value-type="float">
            <text:p>0,5</text:p>
          </table:table-cell>
          <table:table-cell table:style-name="ce285" office:value-type="float" office:value="0.3" calcext:value-type="float">
            <text:p>0,3</text:p>
          </table:table-cell>
          <table:table-cell table:style-name="ce285" office:value-type="float" office:value="0.5" calcext:value-type="float">
            <text:p>0,5</text:p>
          </table:table-cell>
          <table:table-cell table:style-name="ce285" table:number-columns-repeated="3"/>
          <table:table-cell table:style-name="ce285" office:value-type="float" office:value="14" calcext:value-type="float">
            <text:p>1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.16" calcext:value-type="float">
            <text:p>1,16</text:p>
          </table:table-cell>
          <table:table-cell table:style-name="ce285" office:value-type="float" office:value="0.14" calcext:value-type="float">
            <text:p>0,14</text:p>
          </table:table-cell>
          <table:table-cell table:number-columns-repeated="6" table:style-name="ce285" office:value-type="float" office:value="0" calcext:value-type="float">
            <text:p>0</text:p>
          </table:table-cell>
          <table:table-cell table:style-name="ce285" table:number-columns-repeated="7"/>
          <table:table-cell table:style-name="ce5" table:number-columns-repeated="7"/>
          <table:table-cell table:style-name="ce314" table:number-columns-repeated="898"/>
        </table:table-row>
        <table:table-row table:style-name="ro4">
          <table:table-cell table:style-name="ce41"/>
          <table:table-cell table:style-name="ce179"/>
          <table:table-cell table:style-name="ce179" office:value-type="string" calcext:value-type="string">
            <text:p>Ratio</text:p>
          </table:table-cell>
          <table:table-cell table:style-name="ce5" table:formula="of:=[.D64]/[.D63]" office:value-type="float" office:value="0.02" calcext:value-type="float">
            <text:p>0,02</text:p>
          </table:table-cell>
          <table:table-cell table:style-name="ce5" table:formula="of:=[.E64]/[.E63]" office:value-type="float" office:value="1.2575" calcext:value-type="float">
            <text:p>1,2575</text:p>
          </table:table-cell>
          <table:table-cell table:style-name="ce5" table:formula="of:=[.F64]/[.F63]" office:value-type="float" office:value="0.765" calcext:value-type="float">
            <text:p>0,765</text:p>
          </table:table-cell>
          <table:table-cell table:style-name="ce5" table:formula="of:=[.G64]/[.G63]" office:value-type="float" office:value="2" calcext:value-type="float">
            <text:p>2</text:p>
          </table:table-cell>
          <table:table-cell table:style-name="ce5" table:formula="of:=[.H64]/[.H63]" office:value-type="float" office:value="2.3" calcext:value-type="float">
            <text:p>2,3</text:p>
          </table:table-cell>
          <table:table-cell table:style-name="ce5" table:formula="of:=[.I64]/[.I63]" office:value-type="float" office:value="0.06" calcext:value-type="float">
            <text:p>0,06</text:p>
          </table:table-cell>
          <table:table-cell table:style-name="ce5" table:formula="of:=[.J64]/[.J63]" office:value-type="float" office:value="1.5" calcext:value-type="float">
            <text:p>1,5</text:p>
          </table:table-cell>
          <table:table-cell table:style-name="ce5" table:formula="of:=[.K64]/[.K63]" office:value-type="float" office:value="5.3" calcext:value-type="float">
            <text:p>5,3</text:p>
          </table:table-cell>
          <table:table-cell table:style-name="ce5" table:formula="of:=[.L64]/[.L63]" office:value-type="float" office:value="0.353333333333333" calcext:value-type="float">
            <text:p>0,353333333333333</text:p>
          </table:table-cell>
          <table:table-cell table:style-name="ce5" table:formula="of:=[.M64]/[.M63]" office:value-type="float" office:value="1.309" calcext:value-type="float">
            <text:p>1,309</text:p>
          </table:table-cell>
          <table:table-cell table:style-name="ce5" table:formula="of:=[.N64]/[.N63]" office:value-type="float" office:value="0.5" calcext:value-type="float">
            <text:p>0,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P64]/[.P63]" office:value-type="float" office:value="1.5" calcext:value-type="float">
            <text:p>1,5</text:p>
          </table:table-cell>
          <table:table-cell table:style-name="ce5" table:formula="of:=[.Q64]/[.Q63]" office:value-type="float" office:value="0.0666666666666667" calcext:value-type="float">
            <text:p>0,0666666666666667</text:p>
          </table:table-cell>
          <table:table-cell table:style-name="ce5" table:formula="of:=[.R64]/[.R63]" office:value-type="float" office:value="0.02" calcext:value-type="float">
            <text:p>0,02</text:p>
          </table:table-cell>
          <table:table-cell table:style-name="ce5" table:formula="of:=[.S64]/[.S63]" office:value-type="float" office:value="0.8" calcext:value-type="float">
            <text:p>0,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[.V64]/[.V63]" office:value-type="float" office:value="0.25" calcext:value-type="float">
            <text:p>0,25</text:p>
          </table:table-cell>
          <table:table-cell table:style-name="ce5" table:formula="of:=[.W64]/[.W63]" office:value-type="float" office:value="3.73333333333333" calcext:value-type="float">
            <text:p>3,73333333333333</text:p>
          </table:table-cell>
          <table:table-cell table:style-name="ce5" table:formula="of:=[.X64]/[.X63]" office:value-type="float" office:value="0.12" calcext:value-type="float">
            <text:p>0,12</text:p>
          </table:table-cell>
          <table:table-cell table:style-name="ce5" table:formula="of:=[.Y64]/[.Y63]" office:value-type="float" office:value="0.03" calcext:value-type="float">
            <text:p>0,03</text:p>
          </table:table-cell>
          <table:table-cell table:style-name="ce5" table:formula="of:=[.Z64]/[.Z63]" office:value-type="float" office:value="0.02" calcext:value-type="float">
            <text:p>0,02</text:p>
          </table:table-cell>
          <table:table-cell table:style-name="ce5" table:formula="of:=[.AA64]/[.AA63]" office:value-type="float" office:value="0.505" calcext:value-type="float">
            <text:p>0,505</text:p>
          </table:table-cell>
          <table:table-cell table:style-name="ce5" table:formula="of:=[.AB64]/[.AB63]" office:value-type="float" office:value="0.06" calcext:value-type="float">
            <text:p>0,06</text:p>
          </table:table-cell>
          <table:table-cell table:style-name="ce5" table:formula="of:=[.AC64]/[.AC63]" office:value-type="float" office:value="0.4" calcext:value-type="float">
            <text:p>0,4</text:p>
          </table:table-cell>
          <table:table-cell table:style-name="ce5" table:formula="of:=[.AD64]/[.AD63]" office:value-type="float" office:value="0.433333333333333" calcext:value-type="float">
            <text:p>0,433333333333333</text:p>
          </table:table-cell>
          <table:table-cell table:style-name="ce5" table:formula="of:=[.AE64]/[.AE63]" office:value-type="float" office:value="1" calcext:value-type="float">
            <text:p>1</text:p>
          </table:table-cell>
          <table:table-cell table:style-name="ce5" table:formula="of:=[.AF64]/[.AF63]" office:value-type="float" office:value="0.05" calcext:value-type="float">
            <text:p>0,05</text:p>
          </table:table-cell>
          <table:table-cell table:style-name="ce5" table:formula="of:=[.AG64]/[.AG63]" office:value-type="float" office:value="0.575" calcext:value-type="float">
            <text:p>0,575</text:p>
          </table:table-cell>
          <table:table-cell table:style-name="ce5" table:formula="of:=[.AH64]/[.AH63]" office:value-type="float" office:value="0.075" calcext:value-type="float">
            <text:p>0,075</text:p>
          </table:table-cell>
          <table:table-cell table:style-name="ce5" table:formula="of:=[.AI64]/[.AI63]" office:value-type="float" office:value="2.125" calcext:value-type="float">
            <text:p>2,125</text:p>
          </table:table-cell>
          <table:table-cell table:style-name="ce5" table:formula="of:=[.AJ64]/[.AJ63]" office:value-type="float" office:value="6.66666666666667" calcext:value-type="float">
            <text:p>6,66666666666667</text:p>
          </table:table-cell>
          <table:table-cell table:style-name="ce5" table:formula="of:=[.AK64]/[.AK63]" office:value-type="float" office:value="0.05" calcext:value-type="float">
            <text:p>0,05</text:p>
          </table:table-cell>
          <table:table-cell table:style-name="ce5" table:formula="of:=[.AL64]/[.AL63]" office:value-type="float" office:value="2" calcext:value-type="float">
            <text:p>2</text:p>
          </table:table-cell>
          <table:table-cell table:style-name="ce5" table:formula="of:=[.AM64]/[.AM63]" office:value-type="float" office:value="0.1" calcext:value-type="float">
            <text:p>0,1</text:p>
          </table:table-cell>
          <table:table-cell table:style-name="ce5" table:formula="of:=[.AN64]/[.AN63]" office:value-type="string" office:string-value="" calcext:value-type="error">
            <text:p>#DIV/0 !</text:p>
          </table:table-cell>
          <table:table-cell table:style-name="ce5" table:formula="of:=[.AO64]/[.AO63]" office:value-type="float" office:value="0.005" calcext:value-type="float">
            <text:p>0,005</text:p>
          </table:table-cell>
          <table:table-cell table:style-name="ce5" table:formula="of:=[.AP64]/[.AP63]" office:value-type="float" office:value="0.06" calcext:value-type="float">
            <text:p>0,06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table:formula="of:=[.AU64]/[.AU63]" office:value-type="float" office:value="0.03" calcext:value-type="float">
            <text:p>0,03</text:p>
          </table:table-cell>
          <table:table-cell table:style-name="ce5" table:formula="of:=[.AV64]/[.AV63]" office:value-type="float" office:value="0.3" calcext:value-type="float">
            <text:p>0,3</text:p>
          </table:table-cell>
          <table:table-cell table:style-name="ce5" table:formula="of:=[.AW64]/[.AW63]" office:value-type="float" office:value="2.25" calcext:value-type="float">
            <text:p>2,25</text:p>
          </table:table-cell>
          <table:table-cell table:style-name="ce5" table:formula="of:=[.AX64]/[.AX63]" office:value-type="string" office:string-value="" calcext:value-type="error">
            <text:p>#DIV/0 !</text:p>
          </table:table-cell>
          <table:table-cell table:style-name="ce5" table:formula="of:=[.AY64]/[.AY63]" office:value-type="float" office:value="0.003" calcext:value-type="float">
            <text:p>0,003</text:p>
          </table:table-cell>
          <table:table-cell table:style-name="ce5" table:formula="of:=[.AZ64]/[.AZ63]" office:value-type="float" office:value="3.5" calcext:value-type="float">
            <text:p>3,5</text:p>
          </table:table-cell>
          <table:table-cell table:style-name="ce5" table:formula="of:=[.BA64]/[.BA63]" office:value-type="float" office:value="1.05" calcext:value-type="float">
            <text:p>1,05</text:p>
          </table:table-cell>
          <table:table-cell table:style-name="ce5" table:formula="of:=[.BB64]/[.BB63]" office:value-type="float" office:value="0.03" calcext:value-type="float">
            <text:p>0,03</text:p>
          </table:table-cell>
          <table:table-cell table:style-name="ce5" table:formula="of:=[.BC64]/[.BC63]" office:value-type="string" office:string-value="" calcext:value-type="error">
            <text:p>#DIV/0 !</text:p>
          </table:table-cell>
          <table:table-cell table:style-name="ce5" table:formula="of:=[.BD64]/[.BD63]" office:value-type="float" office:value="0.1" calcext:value-type="float">
            <text:p>0,1</text:p>
          </table:table-cell>
          <table:table-cell table:style-name="ce5" table:formula="of:=[.BE64]/[.BE63]" office:value-type="string" office:string-value="" calcext:value-type="error">
            <text:p>#DIV/0 !</text:p>
          </table:table-cell>
          <table:table-cell table:style-name="ce5" table:formula="of:=[.BF64]/[.BF63]" office:value-type="string" office:string-value="" calcext:value-type="error">
            <text:p>#DIV/0 !</text:p>
          </table:table-cell>
          <table:table-cell table:style-name="ce5" table:formula="of:=[.BG64]/[.BG63]" office:value-type="string" office:string-value="" calcext:value-type="error">
            <text:p>#DIV/0 !</text:p>
          </table:table-cell>
          <table:table-cell table:style-name="ce5" table:formula="of:=[.BH64]/[.BH63]" office:value-type="float" office:value="0.09" calcext:value-type="float">
            <text:p>0,09</text:p>
          </table:table-cell>
          <table:table-cell table:style-name="ce5" table:formula="of:=[.BI64]/[.BI63]" office:value-type="float" office:value="1.1" calcext:value-type="float">
            <text:p>1,1</text:p>
          </table:table-cell>
          <table:table-cell table:style-name="ce5" table:formula="of:=[.BJ64]/[.BJ63]" office:value-type="float" office:value="0.1" calcext:value-type="float">
            <text:p>0,1</text:p>
          </table:table-cell>
          <table:table-cell table:style-name="ce5" table:formula="of:=[.BK64]/[.BK63]" office:value-type="float" office:value="0.001" calcext:value-type="float">
            <text:p>0,001</text:p>
          </table:table-cell>
          <table:table-cell table:style-name="ce5" table:formula="of:=[.BL64]/[.BL63]" office:value-type="string" office:string-value="" calcext:value-type="error">
            <text:p>#DIV/0 !</text:p>
          </table:table-cell>
          <table:table-cell table:style-name="ce5" table:formula="of:=[.BM64]/[.BM63]" office:value-type="string" office:string-value="" calcext:value-type="error">
            <text:p>#DIV/0 !</text:p>
          </table:table-cell>
          <table:table-cell table:style-name="ce5" table:formula="of:=[.BN64]/[.BN63]" office:value-type="float" office:value="3" calcext:value-type="float">
            <text:p>3</text:p>
          </table:table-cell>
          <table:table-cell table:style-name="ce5" table:formula="of:=[.BO64]/[.BO63]" office:value-type="float" office:value="0.25" calcext:value-type="float">
            <text:p>0,25</text:p>
          </table:table-cell>
          <table:table-cell table:style-name="ce5" table:formula="of:=[.BP64]/[.BP63]" office:value-type="float" office:value="0.5" calcext:value-type="float">
            <text:p>0,5</text:p>
          </table:table-cell>
          <table:table-cell table:style-name="ce5" table:formula="of:=[.BQ64]/[.BQ63]" office:value-type="float" office:value="0.3" calcext:value-type="float">
            <text:p>0,3</text:p>
          </table:table-cell>
          <table:table-cell table:style-name="ce5" table:formula="of:=[.BR64]/[.BR63]" office:value-type="float" office:value="0.25" calcext:value-type="float">
            <text:p>0,25</text:p>
          </table:table-cell>
          <table:table-cell table:style-name="ce5" table:formula="of:=[.BS64]/[.BS63]" office:value-type="string" office:string-value="" calcext:value-type="error">
            <text:p>#DIV/0 !</text:p>
          </table:table-cell>
          <table:table-cell table:style-name="ce5" table:formula="of:=[.BT64]/[.BT63]" office:value-type="string" office:string-value="" calcext:value-type="error">
            <text:p>#DIV/0 !</text:p>
          </table:table-cell>
          <table:table-cell table:style-name="ce5" table:formula="of:=[.BU64]/[.BU63]" office:value-type="string" office:string-value="" calcext:value-type="error">
            <text:p>#DIV/0 !</text:p>
          </table:table-cell>
          <table:table-cell table:style-name="ce5" table:formula="of:=[.BV64]/[.BV63]" office:value-type="float" office:value="7" calcext:value-type="float">
            <text:p>7</text:p>
          </table:table-cell>
          <table:table-cell table:style-name="ce5" table:formula="of:=[.BW64]/[.BW63]" office:value-type="string" office:string-value="" calcext:value-type="error">
            <text:p>#DIV/0 !</text:p>
          </table:table-cell>
          <table:table-cell table:style-name="ce5" table:formula="of:=[.BX64]/[.BX63]" office:value-type="float" office:value="0.386666666666667" calcext:value-type="float">
            <text:p>0,386666666666667</text:p>
          </table:table-cell>
          <table:table-cell table:style-name="ce5" table:formula="of:=[.BY64]/[.BY63]" office:value-type="float" office:value="0.07" calcext:value-type="float">
            <text:p>0,0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CA64]/[.CA63]" office:value-type="string" office:string-value="" calcext:value-type="error">
            <text:p>#DIV/0 !</text:p>
          </table:table-cell>
          <table:table-cell table:style-name="ce5" table:formula="of:=[.CB64]/[.CB63]" office:value-type="string" office:string-value="" calcext:value-type="error">
            <text:p>#DIV/0 !</text:p>
          </table:table-cell>
          <table:table-cell table:style-name="ce5" table:formula="of:=[.CC64]/[.CC63]" office:value-type="string" office:string-value="" calcext:value-type="error">
            <text:p>#DIV/0 !</text:p>
          </table:table-cell>
          <table:table-cell table:style-name="ce5" table:formula="of:=[.CD64]/[.CD63]" office:value-type="string" office:string-value="" calcext:value-type="error">
            <text:p>#DIV/0 !</text:p>
          </table:table-cell>
          <table:table-cell table:style-name="ce5" table:formula="of:=[.CE64]/[.CE63]" office:value-type="string" office:string-value="" calcext:value-type="error">
            <text:p>#DIV/0 !</text:p>
          </table:table-cell>
          <table:table-cell table:style-name="ce5" table:number-columns-repeated="14"/>
          <table:table-cell table:style-name="ce314" table:number-columns-repeated="898"/>
        </table:table-row>
        <table:table-row table:style-name="ro5">
          <table:table-cell table:style-name="ce38" office:value-type="string" calcext:value-type="string" table:number-columns-spanned="3" table:number-rows-spanned="1">
            <text:p>Feux d’artifice</text:p>
          </table:table-cell>
          <table:covered-table-cell table:number-columns-repeated="2" table:style-name="ce20"/>
          <table:table-cell table:number-columns-repeated="35"/>
          <table:table-cell office:value-type="string" calcext:value-type="string">
            <text:p>Anglès</text:p>
            <text:p>Viviers-les-Montagnes</text:p>
            <text:p>Rabastens</text:p>
          </table:table-cell>
          <table:table-cell table:number-columns-repeated="3"/>
          <table:table-cell office:value-type="string" calcext:value-type="string">
            <text:p>Viane</text:p>
          </table:table-cell>
          <table:table-cell/>
          <table:table-cell office:value-type="string" calcext:value-type="string">
            <text:p>St Amans Soult</text:p>
          </table:table-cell>
          <table:table-cell table:number-columns-repeated="4"/>
          <table:table-cell office:value-type="string" calcext:value-type="string">
            <text:p>Puylaurens (annulé)</text:p>
            <text:p>Arifat ?</text:p>
          </table:table-cell>
          <table:table-cell office:value-type="string" calcext:value-type="string">
            <text:p>Carmaux</text:p>
            <text:p>Beauvais/Tescou</text:p>
          </table:table-cell>
          <table:table-cell table:number-columns-repeated="6"/>
          <table:table-cell office:value-type="string" calcext:value-type="string">
            <text:p>Tanus</text:p>
          </table:table-cell>
          <table:table-cell/>
          <table:table-cell office:value-type="string" calcext:value-type="string">
            <text:p>Lavaur</text:p>
          </table:table-cell>
          <table:table-cell table:number-columns-repeated="25"/>
          <table:table-cell office:value-type="string" calcext:value-type="string">
            <text:p>Alban</text:p>
          </table:table-cell>
          <table:table-cell table:number-columns-repeated="909"/>
        </table:table-row>
        <table:table-row table:style-name="ro1" table:number-rows-repeated="1048509">
          <table:table-cell table:number-columns-repeated="995"/>
        </table:table-row>
        <table:table-row table:style-name="ro1">
          <table:table-cell table:number-columns-repeated="995"/>
        </table:table-row>
        <calcext:conditional-formats>
          <calcext:conditional-format calcext:target-range-address="Feuille1.AN41:Feuille1.AQ47 Feuille1.D34:Feuille1.AM47 Feuille1.AS43:Feuille1.AS43 Feuille1.AS45:Feuille1.AS45 Feuille1.AT55:Feuille1.AW61 Feuille1.AT41:Feuille1.BD47 Feuille1.AN34:Feuille1.BE40 Feuille1.BF34:Feuille1.BF41 Feuille1.BE41:Feuille1.BE41 Feuille1.BG41:Feuille1.BP41 Feuille1.BE42:Feuille1.BP47 Feuille1.CC55:Feuille1.CK61 Feuille1.CM55:Feuille1.CM61 Feuille1.BG34:Feuille1.CZ40 Feuille1.BQ41:Feuille1.CZ47">
            <calcext:condition calcext:apply-style-name="1/6 - faible" calcext:value="=&quot;1/6 - faible&quot;" calcext:base-cell-address="Feuille1.D34"/>
            <calcext:condition calcext:apply-style-name="2/6 - léger" calcext:value="=&quot;2/6 - léger&quot;" calcext:base-cell-address="Feuille1.D34"/>
            <calcext:condition calcext:apply-style-name="3/6 - modéré" calcext:value="=&quot;3/6 - modéré&quot;" calcext:base-cell-address="Feuille1.D34"/>
            <calcext:condition calcext:apply-style-name="4/6 - sévère" calcext:value="=&quot;4/6 - sévère&quot;" calcext:base-cell-address="Feuille1.D34"/>
            <calcext:condition calcext:apply-style-name="5/6 - très sévère" calcext:value="=&quot;5/6 - très sévère&quot;" calcext:base-cell-address="Feuille1.D34"/>
            <calcext:condition calcext:apply-style-name="6/6 - extrême" calcext:value="=&quot;6/6 - extrême&quot;" calcext:base-cell-address="Feuille1.D34"/>
          </calcext:conditional-format>
          <calcext:conditional-format calcext:target-range-address="Feuille1.D48:Feuille1.CX54">
            <calcext:condition calcext:apply-style-name="1/5 - NSV2 très faible" calcext:value="=&quot;1/5 - très faible&quot;" calcext:base-cell-address="Feuille1.D48"/>
            <calcext:condition calcext:apply-style-name="2/5 - NSV2 faible" calcext:value="=&quot;2/5 - faible&quot;" calcext:base-cell-address="Feuille1.D48"/>
            <calcext:condition calcext:apply-style-name="3/5 - NSV2 modérée" calcext:value="=&quot;3/5 - modérée&quot;" calcext:base-cell-address="Feuille1.D48"/>
            <calcext:condition calcext:apply-style-name="4/5 - NSV2 forte" calcext:value="=&quot;4/5 - forte&quot;" calcext:base-cell-address="Feuille1.D48"/>
            <calcext:condition calcext:apply-style-name="5/5 - NSV2 très forte" calcext:value="=&quot;5/5 - très forte&quot;" calcext:base-cell-address="Feuille1.D48"/>
          </calcext:conditional-format>
          <calcext:conditional-format calcext:target-range-address="Feuille1.AR41:Feuille1.AR47 Feuille1.AS41:Feuille1.AS42 Feuille1.AS44:Feuille1.AS44 Feuille1.AS46:Feuille1.AS47 Feuille1.D55:Feuille1.AS61 Feuille1.AX55:Feuille1.CB61 Feuille1.CL55:Feuille1.CL61 Feuille1.CN55:Feuille1.CX61">
            <calcext:condition calcext:apply-style-name="1/5 - faible" calcext:value="=&quot;1/5 - faible&quot;" calcext:base-cell-address="Feuille1.D41"/>
            <calcext:condition calcext:apply-style-name="2/5 - léger" calcext:value="=&quot;2/5 - léger&quot;" calcext:base-cell-address="Feuille1.D41"/>
            <calcext:condition calcext:apply-style-name="3/5 - modéré" calcext:value="=&quot;3/5 - modéré&quot;" calcext:base-cell-address="Feuille1.D41"/>
            <calcext:condition calcext:apply-style-name="4/5 - sévère" calcext:value="=&quot;4/5 - sévère&quot;" calcext:base-cell-address="Feuille1.D41"/>
            <calcext:condition calcext:apply-style-name="5/5 - très sévère" calcext:value="=&quot;5/5 - très sévère&quot;" calcext:base-cell-address="Feuille1.D41"/>
          </calcext:conditional-format>
          <calcext:conditional-format calcext:target-range-address="Feuille1.D9:Feuille1.Z9 Feuille1.CF9:Feuille1.CS9 Feuille1.Y8:Feuille1.Z8 Feuille1.AA8:Feuille1.CE9">
            <calcext:condition calcext:apply-style-name="rouge" calcext:value="between(20,30)" calcext:base-cell-address="Feuille1.D8"/>
            <calcext:condition calcext:apply-style-name="violet" calcext:value="between(1,20)" calcext:base-cell-address="Feuille1.D8"/>
          </calcext:conditional-format>
          <calcext:conditional-format calcext:target-range-address="Feuille1.D6:Feuille1.BC7 Feuille1.BG6:Feuille1.BP7 Feuille1.BS6:Feuille1.BS7 Feuille1.BT6:Feuille1.CQ7 Feuille1.D8:Feuille1.X8 Feuille1.CF8:Feuille1.CQ8 Feuille1.CR5:Feuille1.CS7">
            <calcext:condition calcext:apply-style-name="vert" calcext:value="between(1,19)" calcext:base-cell-address="Feuille1.D5"/>
            <calcext:condition calcext:apply-style-name="orange" calcext:value="between(20,29)" calcext:base-cell-address="Feuille1.D5"/>
            <calcext:condition calcext:apply-style-name="rouge" calcext:value="between(30,50)" calcext:base-cell-address="Feuille1.D5"/>
            <calcext:condition calcext:apply-style-name="violet" calcext:value="&gt;50" calcext:base-cell-address="Feuille1.D5"/>
          </calcext:conditional-format>
          <calcext:conditional-format calcext:target-range-address="Feuille1.D3:Feuille1.BD4 Feuille1.BF3:Feuille1.CS4">
            <calcext:condition calcext:apply-style-name="vert" calcext:value="between(1,24)" calcext:base-cell-address="Feuille1.D3"/>
            <calcext:condition calcext:apply-style-name="orange" calcext:value="between(25,29)" calcext:base-cell-address="Feuille1.D3"/>
            <calcext:condition calcext:apply-style-name="rouge" calcext:value="between(30,40)" calcext:base-cell-address="Feuille1.D3"/>
            <calcext:condition calcext:apply-style-name="violet" calcext:value="&gt;40" calcext:base-cell-address="Feuille1.D3"/>
          </calcext:conditional-format>
          <calcext:conditional-format calcext:target-range-address="Feuille1.O31:Feuille1.AA33 Feuille1.P27:Feuille1.AA30 Feuille1.D27:Feuille1.O27 Feuille1.D28:Feuille1.N33 Feuille1.O28:Feuille1.O30 Feuille1.AB27:Feuille1.BE33 Feuille1.BF28:Feuille1.BK33 Feuille1.BL28:Feuille1.BL32 Feuille1.CA33:Feuille1.CZ33">
            <calcext:condition calcext:apply-style-name="vert" calcext:value="&lt;300" calcext:base-cell-address="Feuille1.D27"/>
            <calcext:condition calcext:apply-style-name="orange" calcext:value="between(300,499)" calcext:base-cell-address="Feuille1.D27"/>
            <calcext:condition calcext:apply-style-name="rouge" calcext:value="between(500,699)" calcext:base-cell-address="Feuille1.D27"/>
            <calcext:condition calcext:apply-style-name="violet" calcext:value="&gt;=700" calcext:base-cell-address="Feuille1.D27"/>
            <calcext:condition calcext:apply-style-name="Sans nom12" calcext:value="not-contains-text(0)" calcext:base-cell-address="Feuille1.D27"/>
          </calcext:conditional-format>
          <calcext:conditional-format calcext:target-range-address="Feuille1.D20:Feuille1.AG26 Feuille1.P22:Feuille1.AK26 Feuille1.AH20:Feuille1.AK21 Feuille1.AL20:Feuille1.BE26">
            <calcext:condition calcext:apply-style-name="vert" calcext:value="&lt;70" calcext:base-cell-address="Feuille1.D20"/>
            <calcext:condition calcext:apply-style-name="Sans nom9" calcext:value="between(70,99)" calcext:base-cell-address="Feuille1.D20"/>
            <calcext:condition calcext:apply-style-name="Sans nom10" calcext:value="between(100,149)" calcext:base-cell-address="Feuille1.D20"/>
            <calcext:condition calcext:apply-style-name="Sans nom11" calcext:value="&gt;=150" calcext:base-cell-address="Feuille1.D20"/>
          </calcext:conditional-format>
          <calcext:conditional-format calcext:target-range-address="Feuille1.K13:Feuille1.L14 Feuille1.J15:Feuille1.L19 Feuille1.AN17:Feuille1.BE19 Feuille1.D13:Feuille1.J13 Feuille1.D14:Feuille1.I19 Feuille1.J14:Feuille1.J14 Feuille1.AZ13:Feuille1.BD16 Feuille1.M13:Feuille1.AP19 Feuille1.AN14:Feuille1.AY16 Feuille1.AQ13:Feuille1.AY13 Feuille1.BE13:Feuille1.BE13 Feuille1.BE16:Feuille1.BE16">
            <calcext:condition calcext:apply-style-name="violet" calcext:value="&gt;=96" calcext:base-cell-address="Feuille1.D13"/>
            <calcext:condition calcext:apply-style-name="rouge" calcext:value="between(93,95)" calcext:base-cell-address="Feuille1.D13"/>
            <calcext:condition calcext:apply-style-name="orange" calcext:value="between(89,92)" calcext:base-cell-address="Feuille1.D13"/>
            <calcext:condition calcext:apply-style-name="vert" calcext:value="&lt;89" calcext:base-cell-address="Feuille1.D13"/>
          </calcext:conditional-format>
          <calcext:conditional-format calcext:target-range-address="Feuille1.Z6:Feuille1.Z6">
            <calcext:condition calcext:apply-style-name="violet" calcext:value="&lt;30" calcext:base-cell-address="Feuille1.Z6"/>
            <calcext:condition calcext:apply-style-name="rouge" calcext:value="between(30,40)" calcext:base-cell-address="Feuille1.Z6"/>
            <calcext:condition calcext:apply-style-name="orange" calcext:value="between(50,70)" calcext:base-cell-address="Feuille1.Z6"/>
            <calcext:condition calcext:apply-style-name="vert" calcext:value="between(70,100)" calcext:base-cell-address="Feuille1.Z6"/>
          </calcext:conditional-format>
          <calcext:conditional-format calcext:target-range-address="Feuille1.AK7:Feuille1.AK7">
            <calcext:condition calcext:apply-style-name="violet" calcext:value="&lt;20" calcext:base-cell-address="Feuille1.AK7"/>
            <calcext:condition calcext:apply-style-name="rouge" calcext:value="between(20,30)" calcext:base-cell-address="Feuille1.AK7"/>
            <calcext:condition calcext:apply-style-name="orange" calcext:value="between(31,49)" calcext:base-cell-address="Feuille1.AK7"/>
          </calcext:conditional-format>
          <calcext:conditional-format calcext:target-range-address="Feuille1.BF16:Feuille1.BF16">
            <calcext:condition calcext:apply-style-name="violet" calcext:value="&gt;=96" calcext:base-cell-address="Feuille1.BF16"/>
            <calcext:condition calcext:apply-style-name="rouge" calcext:value="between(93,95)" calcext:base-cell-address="Feuille1.BF16"/>
            <calcext:condition calcext:apply-style-name="orange" calcext:value="between(89,92)" calcext:base-cell-address="Feuille1.BF16"/>
            <calcext:condition calcext:apply-style-name="vert" calcext:value="&lt;89" calcext:base-cell-address="Feuille1.BF16"/>
          </calcext:conditional-format>
          <calcext:conditional-format calcext:target-range-address="Feuille1.BG16:Feuille1.BG16">
            <calcext:condition calcext:apply-style-name="violet" calcext:value="&gt;=96" calcext:base-cell-address="Feuille1.BG16"/>
            <calcext:condition calcext:apply-style-name="rouge" calcext:value="between(93,95)" calcext:base-cell-address="Feuille1.BG16"/>
            <calcext:condition calcext:apply-style-name="orange" calcext:value="between(89,92)" calcext:base-cell-address="Feuille1.BG16"/>
            <calcext:condition calcext:apply-style-name="vert" calcext:value="&lt;89" calcext:base-cell-address="Feuille1.BG16"/>
          </calcext:conditional-format>
          <calcext:conditional-format calcext:target-range-address="Feuille1.BH16:Feuille1.BH16">
            <calcext:condition calcext:apply-style-name="violet" calcext:value="&gt;=96" calcext:base-cell-address="Feuille1.BH16"/>
            <calcext:condition calcext:apply-style-name="rouge" calcext:value="between(93,95)" calcext:base-cell-address="Feuille1.BH16"/>
            <calcext:condition calcext:apply-style-name="orange" calcext:value="between(89,92)" calcext:base-cell-address="Feuille1.BH16"/>
            <calcext:condition calcext:apply-style-name="vert" calcext:value="&lt;89" calcext:base-cell-address="Feuille1.BH16"/>
          </calcext:conditional-format>
          <calcext:conditional-format calcext:target-range-address="Feuille1.BI16:Feuille1.BI16">
            <calcext:condition calcext:apply-style-name="violet" calcext:value="&gt;=96" calcext:base-cell-address="Feuille1.BI16"/>
            <calcext:condition calcext:apply-style-name="rouge" calcext:value="between(93,95)" calcext:base-cell-address="Feuille1.BI16"/>
            <calcext:condition calcext:apply-style-name="orange" calcext:value="between(89,92)" calcext:base-cell-address="Feuille1.BI16"/>
            <calcext:condition calcext:apply-style-name="vert" calcext:value="&lt;89" calcext:base-cell-address="Feuille1.BI16"/>
          </calcext:conditional-format>
          <calcext:conditional-format calcext:target-range-address="Feuille1.BJ16:Feuille1.BJ16">
            <calcext:condition calcext:apply-style-name="violet" calcext:value="&gt;=96" calcext:base-cell-address="Feuille1.BJ16"/>
            <calcext:condition calcext:apply-style-name="rouge" calcext:value="between(93,95)" calcext:base-cell-address="Feuille1.BJ16"/>
            <calcext:condition calcext:apply-style-name="orange" calcext:value="between(89,92)" calcext:base-cell-address="Feuille1.BJ16"/>
            <calcext:condition calcext:apply-style-name="vert" calcext:value="&lt;89" calcext:base-cell-address="Feuille1.BJ16"/>
          </calcext:conditional-format>
          <calcext:conditional-format calcext:target-range-address="Feuille1.BK16:Feuille1.BL16">
            <calcext:condition calcext:apply-style-name="violet" calcext:value="&gt;=96" calcext:base-cell-address="Feuille1.BK16"/>
            <calcext:condition calcext:apply-style-name="rouge" calcext:value="between(93,95)" calcext:base-cell-address="Feuille1.BK16"/>
            <calcext:condition calcext:apply-style-name="orange" calcext:value="between(89,92)" calcext:base-cell-address="Feuille1.BK16"/>
            <calcext:condition calcext:apply-style-name="vert" calcext:value="&lt;89" calcext:base-cell-address="Feuille1.BK16"/>
          </calcext:conditional-format>
          <calcext:conditional-format calcext:target-range-address="Feuille1.BF17:Feuille1.BF17">
            <calcext:condition calcext:apply-style-name="violet" calcext:value="&gt;=96" calcext:base-cell-address="Feuille1.BF17"/>
            <calcext:condition calcext:apply-style-name="rouge" calcext:value="between(93,95)" calcext:base-cell-address="Feuille1.BF17"/>
            <calcext:condition calcext:apply-style-name="orange" calcext:value="between(89,92)" calcext:base-cell-address="Feuille1.BF17"/>
            <calcext:condition calcext:apply-style-name="vert" calcext:value="&lt;89" calcext:base-cell-address="Feuille1.BF17"/>
          </calcext:conditional-format>
          <calcext:conditional-format calcext:target-range-address="Feuille1.BG17:Feuille1.BG17">
            <calcext:condition calcext:apply-style-name="violet" calcext:value="&gt;=96" calcext:base-cell-address="Feuille1.BG17"/>
            <calcext:condition calcext:apply-style-name="rouge" calcext:value="between(93,95)" calcext:base-cell-address="Feuille1.BG17"/>
            <calcext:condition calcext:apply-style-name="orange" calcext:value="between(89,92)" calcext:base-cell-address="Feuille1.BG17"/>
            <calcext:condition calcext:apply-style-name="vert" calcext:value="&lt;89" calcext:base-cell-address="Feuille1.BG17"/>
          </calcext:conditional-format>
          <calcext:conditional-format calcext:target-range-address="Feuille1.BH17:Feuille1.BH17">
            <calcext:condition calcext:apply-style-name="violet" calcext:value="&gt;=96" calcext:base-cell-address="Feuille1.BH17"/>
            <calcext:condition calcext:apply-style-name="rouge" calcext:value="between(93,95)" calcext:base-cell-address="Feuille1.BH17"/>
            <calcext:condition calcext:apply-style-name="orange" calcext:value="between(89,92)" calcext:base-cell-address="Feuille1.BH17"/>
            <calcext:condition calcext:apply-style-name="vert" calcext:value="&lt;89" calcext:base-cell-address="Feuille1.BH17"/>
          </calcext:conditional-format>
          <calcext:conditional-format calcext:target-range-address="Feuille1.BI17:Feuille1.BI17">
            <calcext:condition calcext:apply-style-name="violet" calcext:value="&gt;=96" calcext:base-cell-address="Feuille1.BI17"/>
            <calcext:condition calcext:apply-style-name="rouge" calcext:value="between(93,95)" calcext:base-cell-address="Feuille1.BI17"/>
            <calcext:condition calcext:apply-style-name="orange" calcext:value="between(89,92)" calcext:base-cell-address="Feuille1.BI17"/>
            <calcext:condition calcext:apply-style-name="vert" calcext:value="&lt;89" calcext:base-cell-address="Feuille1.BI17"/>
          </calcext:conditional-format>
          <calcext:conditional-format calcext:target-range-address="Feuille1.BJ17:Feuille1.BJ17">
            <calcext:condition calcext:apply-style-name="violet" calcext:value="&gt;=96" calcext:base-cell-address="Feuille1.BJ17"/>
            <calcext:condition calcext:apply-style-name="rouge" calcext:value="between(93,95)" calcext:base-cell-address="Feuille1.BJ17"/>
            <calcext:condition calcext:apply-style-name="orange" calcext:value="between(89,92)" calcext:base-cell-address="Feuille1.BJ17"/>
            <calcext:condition calcext:apply-style-name="vert" calcext:value="&lt;89" calcext:base-cell-address="Feuille1.BJ17"/>
          </calcext:conditional-format>
          <calcext:conditional-format calcext:target-range-address="Feuille1.BK17:Feuille1.BL17">
            <calcext:condition calcext:apply-style-name="violet" calcext:value="&gt;=96" calcext:base-cell-address="Feuille1.BK17"/>
            <calcext:condition calcext:apply-style-name="rouge" calcext:value="between(93,95)" calcext:base-cell-address="Feuille1.BK17"/>
            <calcext:condition calcext:apply-style-name="orange" calcext:value="between(89,92)" calcext:base-cell-address="Feuille1.BK17"/>
            <calcext:condition calcext:apply-style-name="vert" calcext:value="&lt;89" calcext:base-cell-address="Feuille1.BK17"/>
          </calcext:conditional-format>
          <calcext:conditional-format calcext:target-range-address="Feuille1.BF18:Feuille1.BF18">
            <calcext:condition calcext:apply-style-name="violet" calcext:value="&gt;=96" calcext:base-cell-address="Feuille1.BF18"/>
            <calcext:condition calcext:apply-style-name="rouge" calcext:value="between(93,95)" calcext:base-cell-address="Feuille1.BF18"/>
            <calcext:condition calcext:apply-style-name="orange" calcext:value="between(89,92)" calcext:base-cell-address="Feuille1.BF18"/>
            <calcext:condition calcext:apply-style-name="vert" calcext:value="&lt;89" calcext:base-cell-address="Feuille1.BF18"/>
          </calcext:conditional-format>
          <calcext:conditional-format calcext:target-range-address="Feuille1.BG18:Feuille1.BG18">
            <calcext:condition calcext:apply-style-name="violet" calcext:value="&gt;=96" calcext:base-cell-address="Feuille1.BG18"/>
            <calcext:condition calcext:apply-style-name="rouge" calcext:value="between(93,95)" calcext:base-cell-address="Feuille1.BG18"/>
            <calcext:condition calcext:apply-style-name="orange" calcext:value="between(89,92)" calcext:base-cell-address="Feuille1.BG18"/>
            <calcext:condition calcext:apply-style-name="vert" calcext:value="&lt;89" calcext:base-cell-address="Feuille1.BG18"/>
          </calcext:conditional-format>
          <calcext:conditional-format calcext:target-range-address="Feuille1.BH18:Feuille1.BH18">
            <calcext:condition calcext:apply-style-name="violet" calcext:value="&gt;=96" calcext:base-cell-address="Feuille1.BH18"/>
            <calcext:condition calcext:apply-style-name="rouge" calcext:value="between(93,95)" calcext:base-cell-address="Feuille1.BH18"/>
            <calcext:condition calcext:apply-style-name="orange" calcext:value="between(89,92)" calcext:base-cell-address="Feuille1.BH18"/>
            <calcext:condition calcext:apply-style-name="vert" calcext:value="&lt;89" calcext:base-cell-address="Feuille1.BH18"/>
          </calcext:conditional-format>
          <calcext:conditional-format calcext:target-range-address="Feuille1.BI18:Feuille1.BI18">
            <calcext:condition calcext:apply-style-name="violet" calcext:value="&gt;=96" calcext:base-cell-address="Feuille1.BI18"/>
            <calcext:condition calcext:apply-style-name="rouge" calcext:value="between(93,95)" calcext:base-cell-address="Feuille1.BI18"/>
            <calcext:condition calcext:apply-style-name="orange" calcext:value="between(89,92)" calcext:base-cell-address="Feuille1.BI18"/>
            <calcext:condition calcext:apply-style-name="vert" calcext:value="&lt;89" calcext:base-cell-address="Feuille1.BI18"/>
          </calcext:conditional-format>
          <calcext:conditional-format calcext:target-range-address="Feuille1.BJ18:Feuille1.BJ18">
            <calcext:condition calcext:apply-style-name="violet" calcext:value="&gt;=96" calcext:base-cell-address="Feuille1.BJ18"/>
            <calcext:condition calcext:apply-style-name="rouge" calcext:value="between(93,95)" calcext:base-cell-address="Feuille1.BJ18"/>
            <calcext:condition calcext:apply-style-name="orange" calcext:value="between(89,92)" calcext:base-cell-address="Feuille1.BJ18"/>
            <calcext:condition calcext:apply-style-name="vert" calcext:value="&lt;89" calcext:base-cell-address="Feuille1.BJ18"/>
          </calcext:conditional-format>
          <calcext:conditional-format calcext:target-range-address="Feuille1.BK18:Feuille1.BL18">
            <calcext:condition calcext:apply-style-name="violet" calcext:value="&gt;=96" calcext:base-cell-address="Feuille1.BK18"/>
            <calcext:condition calcext:apply-style-name="rouge" calcext:value="between(93,95)" calcext:base-cell-address="Feuille1.BK18"/>
            <calcext:condition calcext:apply-style-name="orange" calcext:value="between(89,92)" calcext:base-cell-address="Feuille1.BK18"/>
            <calcext:condition calcext:apply-style-name="vert" calcext:value="&lt;89" calcext:base-cell-address="Feuille1.BK18"/>
          </calcext:conditional-format>
          <calcext:conditional-format calcext:target-range-address="Feuille1.BF15:Feuille1.BF15">
            <calcext:condition calcext:apply-style-name="violet" calcext:value="&gt;=96" calcext:base-cell-address="Feuille1.BF15"/>
            <calcext:condition calcext:apply-style-name="rouge" calcext:value="between(93,95)" calcext:base-cell-address="Feuille1.BF15"/>
            <calcext:condition calcext:apply-style-name="orange" calcext:value="between(89,92)" calcext:base-cell-address="Feuille1.BF15"/>
            <calcext:condition calcext:apply-style-name="vert" calcext:value="&lt;89" calcext:base-cell-address="Feuille1.BF15"/>
          </calcext:conditional-format>
          <calcext:conditional-format calcext:target-range-address="Feuille1.BG15:Feuille1.BG15">
            <calcext:condition calcext:apply-style-name="violet" calcext:value="&gt;=96" calcext:base-cell-address="Feuille1.BG15"/>
            <calcext:condition calcext:apply-style-name="rouge" calcext:value="between(93,95)" calcext:base-cell-address="Feuille1.BG15"/>
            <calcext:condition calcext:apply-style-name="orange" calcext:value="between(89,92)" calcext:base-cell-address="Feuille1.BG15"/>
            <calcext:condition calcext:apply-style-name="vert" calcext:value="&lt;89" calcext:base-cell-address="Feuille1.BG15"/>
          </calcext:conditional-format>
          <calcext:conditional-format calcext:target-range-address="Feuille1.BH15:Feuille1.BH15">
            <calcext:condition calcext:apply-style-name="violet" calcext:value="&gt;=96" calcext:base-cell-address="Feuille1.BH15"/>
            <calcext:condition calcext:apply-style-name="rouge" calcext:value="between(93,95)" calcext:base-cell-address="Feuille1.BH15"/>
            <calcext:condition calcext:apply-style-name="orange" calcext:value="between(89,92)" calcext:base-cell-address="Feuille1.BH15"/>
            <calcext:condition calcext:apply-style-name="vert" calcext:value="&lt;89" calcext:base-cell-address="Feuille1.BH15"/>
          </calcext:conditional-format>
          <calcext:conditional-format calcext:target-range-address="Feuille1.BI15:Feuille1.BI15">
            <calcext:condition calcext:apply-style-name="violet" calcext:value="&gt;=96" calcext:base-cell-address="Feuille1.BI15"/>
            <calcext:condition calcext:apply-style-name="rouge" calcext:value="between(93,95)" calcext:base-cell-address="Feuille1.BI15"/>
            <calcext:condition calcext:apply-style-name="orange" calcext:value="between(89,92)" calcext:base-cell-address="Feuille1.BI15"/>
            <calcext:condition calcext:apply-style-name="vert" calcext:value="&lt;89" calcext:base-cell-address="Feuille1.BI15"/>
          </calcext:conditional-format>
          <calcext:conditional-format calcext:target-range-address="Feuille1.BJ15:Feuille1.BJ15">
            <calcext:condition calcext:apply-style-name="violet" calcext:value="&gt;=96" calcext:base-cell-address="Feuille1.BJ15"/>
            <calcext:condition calcext:apply-style-name="rouge" calcext:value="between(93,95)" calcext:base-cell-address="Feuille1.BJ15"/>
            <calcext:condition calcext:apply-style-name="orange" calcext:value="between(89,92)" calcext:base-cell-address="Feuille1.BJ15"/>
            <calcext:condition calcext:apply-style-name="vert" calcext:value="&lt;89" calcext:base-cell-address="Feuille1.BJ15"/>
          </calcext:conditional-format>
          <calcext:conditional-format calcext:target-range-address="Feuille1.BK15:Feuille1.BL15">
            <calcext:condition calcext:apply-style-name="violet" calcext:value="&gt;=96" calcext:base-cell-address="Feuille1.BK15"/>
            <calcext:condition calcext:apply-style-name="rouge" calcext:value="between(93,95)" calcext:base-cell-address="Feuille1.BK15"/>
            <calcext:condition calcext:apply-style-name="orange" calcext:value="between(89,92)" calcext:base-cell-address="Feuille1.BK15"/>
            <calcext:condition calcext:apply-style-name="vert" calcext:value="&lt;89" calcext:base-cell-address="Feuille1.BK15"/>
          </calcext:conditional-format>
          <calcext:conditional-format calcext:target-range-address="Feuille1.BF14:Feuille1.BF14">
            <calcext:condition calcext:apply-style-name="violet" calcext:value="&gt;=96" calcext:base-cell-address="Feuille1.BF14"/>
            <calcext:condition calcext:apply-style-name="rouge" calcext:value="between(93,95)" calcext:base-cell-address="Feuille1.BF14"/>
            <calcext:condition calcext:apply-style-name="orange" calcext:value="between(89,92)" calcext:base-cell-address="Feuille1.BF14"/>
            <calcext:condition calcext:apply-style-name="vert" calcext:value="&lt;89" calcext:base-cell-address="Feuille1.BF14"/>
          </calcext:conditional-format>
          <calcext:conditional-format calcext:target-range-address="Feuille1.BG14:Feuille1.BG14">
            <calcext:condition calcext:apply-style-name="violet" calcext:value="&gt;=96" calcext:base-cell-address="Feuille1.BG14"/>
            <calcext:condition calcext:apply-style-name="rouge" calcext:value="between(93,95)" calcext:base-cell-address="Feuille1.BG14"/>
            <calcext:condition calcext:apply-style-name="orange" calcext:value="between(89,92)" calcext:base-cell-address="Feuille1.BG14"/>
            <calcext:condition calcext:apply-style-name="vert" calcext:value="&lt;89" calcext:base-cell-address="Feuille1.BG14"/>
          </calcext:conditional-format>
          <calcext:conditional-format calcext:target-range-address="Feuille1.BH14:Feuille1.BH14">
            <calcext:condition calcext:apply-style-name="violet" calcext:value="&gt;=96" calcext:base-cell-address="Feuille1.BH14"/>
            <calcext:condition calcext:apply-style-name="rouge" calcext:value="between(93,95)" calcext:base-cell-address="Feuille1.BH14"/>
            <calcext:condition calcext:apply-style-name="orange" calcext:value="between(89,92)" calcext:base-cell-address="Feuille1.BH14"/>
            <calcext:condition calcext:apply-style-name="vert" calcext:value="&lt;89" calcext:base-cell-address="Feuille1.BH14"/>
          </calcext:conditional-format>
          <calcext:conditional-format calcext:target-range-address="Feuille1.BI14:Feuille1.BI14">
            <calcext:condition calcext:apply-style-name="violet" calcext:value="&gt;=96" calcext:base-cell-address="Feuille1.BI14"/>
            <calcext:condition calcext:apply-style-name="rouge" calcext:value="between(93,95)" calcext:base-cell-address="Feuille1.BI14"/>
            <calcext:condition calcext:apply-style-name="orange" calcext:value="between(89,92)" calcext:base-cell-address="Feuille1.BI14"/>
            <calcext:condition calcext:apply-style-name="vert" calcext:value="&lt;89" calcext:base-cell-address="Feuille1.BI14"/>
          </calcext:conditional-format>
          <calcext:conditional-format calcext:target-range-address="Feuille1.BJ14:Feuille1.BJ14">
            <calcext:condition calcext:apply-style-name="violet" calcext:value="&gt;=96" calcext:base-cell-address="Feuille1.BJ14"/>
            <calcext:condition calcext:apply-style-name="rouge" calcext:value="between(93,95)" calcext:base-cell-address="Feuille1.BJ14"/>
            <calcext:condition calcext:apply-style-name="orange" calcext:value="between(89,92)" calcext:base-cell-address="Feuille1.BJ14"/>
            <calcext:condition calcext:apply-style-name="vert" calcext:value="&lt;89" calcext:base-cell-address="Feuille1.BJ14"/>
          </calcext:conditional-format>
          <calcext:conditional-format calcext:target-range-address="Feuille1.BK14:Feuille1.BL14">
            <calcext:condition calcext:apply-style-name="violet" calcext:value="&gt;=96" calcext:base-cell-address="Feuille1.BK14"/>
            <calcext:condition calcext:apply-style-name="rouge" calcext:value="between(93,95)" calcext:base-cell-address="Feuille1.BK14"/>
            <calcext:condition calcext:apply-style-name="orange" calcext:value="between(89,92)" calcext:base-cell-address="Feuille1.BK14"/>
            <calcext:condition calcext:apply-style-name="vert" calcext:value="&lt;89" calcext:base-cell-address="Feuille1.BK14"/>
          </calcext:conditional-format>
          <calcext:conditional-format calcext:target-range-address="Feuille1.BE15:Feuille1.BE15">
            <calcext:condition calcext:apply-style-name="violet" calcext:value="&gt;=96" calcext:base-cell-address="Feuille1.BE15"/>
            <calcext:condition calcext:apply-style-name="rouge" calcext:value="between(93,95)" calcext:base-cell-address="Feuille1.BE15"/>
            <calcext:condition calcext:apply-style-name="orange" calcext:value="between(89,92)" calcext:base-cell-address="Feuille1.BE15"/>
            <calcext:condition calcext:apply-style-name="vert" calcext:value="&lt;89" calcext:base-cell-address="Feuille1.BE15"/>
          </calcext:conditional-format>
          <calcext:conditional-format calcext:target-range-address="Feuille1.BE14:Feuille1.BE14">
            <calcext:condition calcext:apply-style-name="violet" calcext:value="&gt;=96" calcext:base-cell-address="Feuille1.BE14"/>
            <calcext:condition calcext:apply-style-name="rouge" calcext:value="between(93,95)" calcext:base-cell-address="Feuille1.BE14"/>
            <calcext:condition calcext:apply-style-name="orange" calcext:value="between(89,92)" calcext:base-cell-address="Feuille1.BE14"/>
            <calcext:condition calcext:apply-style-name="vert" calcext:value="&lt;89" calcext:base-cell-address="Feuille1.BE14"/>
          </calcext:conditional-format>
          <calcext:conditional-format calcext:target-range-address="Feuille1.BF21:Feuille1.BF21">
            <calcext:condition calcext:apply-style-name="vert" calcext:value="&lt;70" calcext:base-cell-address="Feuille1.BF21"/>
            <calcext:condition calcext:apply-style-name="Sans nom9" calcext:value="between(70,99)" calcext:base-cell-address="Feuille1.BF21"/>
            <calcext:condition calcext:apply-style-name="Sans nom10" calcext:value="between(100,149)" calcext:base-cell-address="Feuille1.BF21"/>
            <calcext:condition calcext:apply-style-name="Sans nom11" calcext:value="&gt;=150" calcext:base-cell-address="Feuille1.BF21"/>
          </calcext:conditional-format>
          <calcext:conditional-format calcext:target-range-address="Feuille1.BG21:Feuille1.BG21">
            <calcext:condition calcext:apply-style-name="vert" calcext:value="&lt;70" calcext:base-cell-address="Feuille1.BG21"/>
            <calcext:condition calcext:apply-style-name="Sans nom9" calcext:value="between(70,99)" calcext:base-cell-address="Feuille1.BG21"/>
            <calcext:condition calcext:apply-style-name="Sans nom10" calcext:value="between(100,149)" calcext:base-cell-address="Feuille1.BG21"/>
            <calcext:condition calcext:apply-style-name="Sans nom11" calcext:value="&gt;=150" calcext:base-cell-address="Feuille1.BG21"/>
          </calcext:conditional-format>
          <calcext:conditional-format calcext:target-range-address="Feuille1.BH21:Feuille1.BH21">
            <calcext:condition calcext:apply-style-name="vert" calcext:value="&lt;70" calcext:base-cell-address="Feuille1.BH21"/>
            <calcext:condition calcext:apply-style-name="Sans nom9" calcext:value="between(70,99)" calcext:base-cell-address="Feuille1.BH21"/>
            <calcext:condition calcext:apply-style-name="Sans nom10" calcext:value="between(100,149)" calcext:base-cell-address="Feuille1.BH21"/>
            <calcext:condition calcext:apply-style-name="Sans nom11" calcext:value="&gt;=150" calcext:base-cell-address="Feuille1.BH21"/>
          </calcext:conditional-format>
          <calcext:conditional-format calcext:target-range-address="Feuille1.BI21:Feuille1.BI21">
            <calcext:condition calcext:apply-style-name="vert" calcext:value="&lt;70" calcext:base-cell-address="Feuille1.BI21"/>
            <calcext:condition calcext:apply-style-name="Sans nom9" calcext:value="between(70,99)" calcext:base-cell-address="Feuille1.BI21"/>
            <calcext:condition calcext:apply-style-name="Sans nom10" calcext:value="between(100,149)" calcext:base-cell-address="Feuille1.BI21"/>
            <calcext:condition calcext:apply-style-name="Sans nom11" calcext:value="&gt;=150" calcext:base-cell-address="Feuille1.BI21"/>
          </calcext:conditional-format>
          <calcext:conditional-format calcext:target-range-address="Feuille1.BJ21:Feuille1.BJ21">
            <calcext:condition calcext:apply-style-name="vert" calcext:value="&lt;70" calcext:base-cell-address="Feuille1.BJ21"/>
            <calcext:condition calcext:apply-style-name="Sans nom9" calcext:value="between(70,99)" calcext:base-cell-address="Feuille1.BJ21"/>
            <calcext:condition calcext:apply-style-name="Sans nom10" calcext:value="between(100,149)" calcext:base-cell-address="Feuille1.BJ21"/>
            <calcext:condition calcext:apply-style-name="Sans nom11" calcext:value="&gt;=150" calcext:base-cell-address="Feuille1.BJ21"/>
          </calcext:conditional-format>
          <calcext:conditional-format calcext:target-range-address="Feuille1.BK21:Feuille1.BL21">
            <calcext:condition calcext:apply-style-name="vert" calcext:value="&lt;70" calcext:base-cell-address="Feuille1.BK21"/>
            <calcext:condition calcext:apply-style-name="Sans nom9" calcext:value="between(70,99)" calcext:base-cell-address="Feuille1.BK21"/>
            <calcext:condition calcext:apply-style-name="Sans nom10" calcext:value="between(100,149)" calcext:base-cell-address="Feuille1.BK21"/>
            <calcext:condition calcext:apply-style-name="Sans nom11" calcext:value="&gt;=150" calcext:base-cell-address="Feuille1.BK21"/>
          </calcext:conditional-format>
          <calcext:conditional-format calcext:target-range-address="Feuille1.BF22:Feuille1.BF22">
            <calcext:condition calcext:apply-style-name="vert" calcext:value="&lt;70" calcext:base-cell-address="Feuille1.BF22"/>
            <calcext:condition calcext:apply-style-name="Sans nom9" calcext:value="between(70,99)" calcext:base-cell-address="Feuille1.BF22"/>
            <calcext:condition calcext:apply-style-name="Sans nom10" calcext:value="between(100,149)" calcext:base-cell-address="Feuille1.BF22"/>
            <calcext:condition calcext:apply-style-name="Sans nom11" calcext:value="&gt;=150" calcext:base-cell-address="Feuille1.BF22"/>
          </calcext:conditional-format>
          <calcext:conditional-format calcext:target-range-address="Feuille1.BG22:Feuille1.BG22">
            <calcext:condition calcext:apply-style-name="vert" calcext:value="&lt;70" calcext:base-cell-address="Feuille1.BG22"/>
            <calcext:condition calcext:apply-style-name="Sans nom9" calcext:value="between(70,99)" calcext:base-cell-address="Feuille1.BG22"/>
            <calcext:condition calcext:apply-style-name="Sans nom10" calcext:value="between(100,149)" calcext:base-cell-address="Feuille1.BG22"/>
            <calcext:condition calcext:apply-style-name="Sans nom11" calcext:value="&gt;=150" calcext:base-cell-address="Feuille1.BG22"/>
          </calcext:conditional-format>
          <calcext:conditional-format calcext:target-range-address="Feuille1.BH22:Feuille1.BH22">
            <calcext:condition calcext:apply-style-name="vert" calcext:value="&lt;70" calcext:base-cell-address="Feuille1.BH22"/>
            <calcext:condition calcext:apply-style-name="Sans nom9" calcext:value="between(70,99)" calcext:base-cell-address="Feuille1.BH22"/>
            <calcext:condition calcext:apply-style-name="Sans nom10" calcext:value="between(100,149)" calcext:base-cell-address="Feuille1.BH22"/>
            <calcext:condition calcext:apply-style-name="Sans nom11" calcext:value="&gt;=150" calcext:base-cell-address="Feuille1.BH22"/>
          </calcext:conditional-format>
          <calcext:conditional-format calcext:target-range-address="Feuille1.BI22:Feuille1.BI22">
            <calcext:condition calcext:apply-style-name="vert" calcext:value="&lt;70" calcext:base-cell-address="Feuille1.BI22"/>
            <calcext:condition calcext:apply-style-name="Sans nom9" calcext:value="between(70,99)" calcext:base-cell-address="Feuille1.BI22"/>
            <calcext:condition calcext:apply-style-name="Sans nom10" calcext:value="between(100,149)" calcext:base-cell-address="Feuille1.BI22"/>
            <calcext:condition calcext:apply-style-name="Sans nom11" calcext:value="&gt;=150" calcext:base-cell-address="Feuille1.BI22"/>
          </calcext:conditional-format>
          <calcext:conditional-format calcext:target-range-address="Feuille1.BJ22:Feuille1.BJ22">
            <calcext:condition calcext:apply-style-name="vert" calcext:value="&lt;70" calcext:base-cell-address="Feuille1.BJ22"/>
            <calcext:condition calcext:apply-style-name="Sans nom9" calcext:value="between(70,99)" calcext:base-cell-address="Feuille1.BJ22"/>
            <calcext:condition calcext:apply-style-name="Sans nom10" calcext:value="between(100,149)" calcext:base-cell-address="Feuille1.BJ22"/>
            <calcext:condition calcext:apply-style-name="Sans nom11" calcext:value="&gt;=150" calcext:base-cell-address="Feuille1.BJ22"/>
          </calcext:conditional-format>
          <calcext:conditional-format calcext:target-range-address="Feuille1.BK22:Feuille1.BL22">
            <calcext:condition calcext:apply-style-name="vert" calcext:value="&lt;70" calcext:base-cell-address="Feuille1.BK22"/>
            <calcext:condition calcext:apply-style-name="Sans nom9" calcext:value="between(70,99)" calcext:base-cell-address="Feuille1.BK22"/>
            <calcext:condition calcext:apply-style-name="Sans nom10" calcext:value="between(100,149)" calcext:base-cell-address="Feuille1.BK22"/>
            <calcext:condition calcext:apply-style-name="Sans nom11" calcext:value="&gt;=150" calcext:base-cell-address="Feuille1.BK22"/>
          </calcext:conditional-format>
          <calcext:conditional-format calcext:target-range-address="Feuille1.BF23:Feuille1.BF23">
            <calcext:condition calcext:apply-style-name="vert" calcext:value="&lt;70" calcext:base-cell-address="Feuille1.BF23"/>
            <calcext:condition calcext:apply-style-name="Sans nom9" calcext:value="between(70,99)" calcext:base-cell-address="Feuille1.BF23"/>
            <calcext:condition calcext:apply-style-name="Sans nom10" calcext:value="between(100,149)" calcext:base-cell-address="Feuille1.BF23"/>
            <calcext:condition calcext:apply-style-name="Sans nom11" calcext:value="&gt;=150" calcext:base-cell-address="Feuille1.BF23"/>
          </calcext:conditional-format>
          <calcext:conditional-format calcext:target-range-address="Feuille1.BG23:Feuille1.BG23">
            <calcext:condition calcext:apply-style-name="vert" calcext:value="&lt;70" calcext:base-cell-address="Feuille1.BG23"/>
            <calcext:condition calcext:apply-style-name="Sans nom9" calcext:value="between(70,99)" calcext:base-cell-address="Feuille1.BG23"/>
            <calcext:condition calcext:apply-style-name="Sans nom10" calcext:value="between(100,149)" calcext:base-cell-address="Feuille1.BG23"/>
            <calcext:condition calcext:apply-style-name="Sans nom11" calcext:value="&gt;=150" calcext:base-cell-address="Feuille1.BG23"/>
          </calcext:conditional-format>
          <calcext:conditional-format calcext:target-range-address="Feuille1.BH23:Feuille1.BH23">
            <calcext:condition calcext:apply-style-name="vert" calcext:value="&lt;70" calcext:base-cell-address="Feuille1.BH23"/>
            <calcext:condition calcext:apply-style-name="Sans nom9" calcext:value="between(70,99)" calcext:base-cell-address="Feuille1.BH23"/>
            <calcext:condition calcext:apply-style-name="Sans nom10" calcext:value="between(100,149)" calcext:base-cell-address="Feuille1.BH23"/>
            <calcext:condition calcext:apply-style-name="Sans nom11" calcext:value="&gt;=150" calcext:base-cell-address="Feuille1.BH23"/>
          </calcext:conditional-format>
          <calcext:conditional-format calcext:target-range-address="Feuille1.BI23:Feuille1.BI23">
            <calcext:condition calcext:apply-style-name="vert" calcext:value="&lt;70" calcext:base-cell-address="Feuille1.BI23"/>
            <calcext:condition calcext:apply-style-name="Sans nom9" calcext:value="between(70,99)" calcext:base-cell-address="Feuille1.BI23"/>
            <calcext:condition calcext:apply-style-name="Sans nom10" calcext:value="between(100,149)" calcext:base-cell-address="Feuille1.BI23"/>
            <calcext:condition calcext:apply-style-name="Sans nom11" calcext:value="&gt;=150" calcext:base-cell-address="Feuille1.BI23"/>
          </calcext:conditional-format>
          <calcext:conditional-format calcext:target-range-address="Feuille1.BJ23:Feuille1.BJ23">
            <calcext:condition calcext:apply-style-name="vert" calcext:value="&lt;70" calcext:base-cell-address="Feuille1.BJ23"/>
            <calcext:condition calcext:apply-style-name="Sans nom9" calcext:value="between(70,99)" calcext:base-cell-address="Feuille1.BJ23"/>
            <calcext:condition calcext:apply-style-name="Sans nom10" calcext:value="between(100,149)" calcext:base-cell-address="Feuille1.BJ23"/>
            <calcext:condition calcext:apply-style-name="Sans nom11" calcext:value="&gt;=150" calcext:base-cell-address="Feuille1.BJ23"/>
          </calcext:conditional-format>
          <calcext:conditional-format calcext:target-range-address="Feuille1.BK23:Feuille1.BL23">
            <calcext:condition calcext:apply-style-name="vert" calcext:value="&lt;70" calcext:base-cell-address="Feuille1.BK23"/>
            <calcext:condition calcext:apply-style-name="Sans nom9" calcext:value="between(70,99)" calcext:base-cell-address="Feuille1.BK23"/>
            <calcext:condition calcext:apply-style-name="Sans nom10" calcext:value="between(100,149)" calcext:base-cell-address="Feuille1.BK23"/>
            <calcext:condition calcext:apply-style-name="Sans nom11" calcext:value="&gt;=150" calcext:base-cell-address="Feuille1.BK23"/>
          </calcext:conditional-format>
          <calcext:conditional-format calcext:target-range-address="Feuille1.BF24:Feuille1.BF24">
            <calcext:condition calcext:apply-style-name="vert" calcext:value="&lt;70" calcext:base-cell-address="Feuille1.BF24"/>
            <calcext:condition calcext:apply-style-name="Sans nom9" calcext:value="between(70,99)" calcext:base-cell-address="Feuille1.BF24"/>
            <calcext:condition calcext:apply-style-name="Sans nom10" calcext:value="between(100,149)" calcext:base-cell-address="Feuille1.BF24"/>
            <calcext:condition calcext:apply-style-name="Sans nom11" calcext:value="&gt;=150" calcext:base-cell-address="Feuille1.BF24"/>
          </calcext:conditional-format>
          <calcext:conditional-format calcext:target-range-address="Feuille1.BG24:Feuille1.BG24">
            <calcext:condition calcext:apply-style-name="vert" calcext:value="&lt;70" calcext:base-cell-address="Feuille1.BG24"/>
            <calcext:condition calcext:apply-style-name="Sans nom9" calcext:value="between(70,99)" calcext:base-cell-address="Feuille1.BG24"/>
            <calcext:condition calcext:apply-style-name="Sans nom10" calcext:value="between(100,149)" calcext:base-cell-address="Feuille1.BG24"/>
            <calcext:condition calcext:apply-style-name="Sans nom11" calcext:value="&gt;=150" calcext:base-cell-address="Feuille1.BG24"/>
          </calcext:conditional-format>
          <calcext:conditional-format calcext:target-range-address="Feuille1.BH24:Feuille1.BH24">
            <calcext:condition calcext:apply-style-name="vert" calcext:value="&lt;70" calcext:base-cell-address="Feuille1.BH24"/>
            <calcext:condition calcext:apply-style-name="Sans nom9" calcext:value="between(70,99)" calcext:base-cell-address="Feuille1.BH24"/>
            <calcext:condition calcext:apply-style-name="Sans nom10" calcext:value="between(100,149)" calcext:base-cell-address="Feuille1.BH24"/>
            <calcext:condition calcext:apply-style-name="Sans nom11" calcext:value="&gt;=150" calcext:base-cell-address="Feuille1.BH24"/>
          </calcext:conditional-format>
          <calcext:conditional-format calcext:target-range-address="Feuille1.BI24:Feuille1.BI24">
            <calcext:condition calcext:apply-style-name="vert" calcext:value="&lt;70" calcext:base-cell-address="Feuille1.BI24"/>
            <calcext:condition calcext:apply-style-name="Sans nom9" calcext:value="between(70,99)" calcext:base-cell-address="Feuille1.BI24"/>
            <calcext:condition calcext:apply-style-name="Sans nom10" calcext:value="between(100,149)" calcext:base-cell-address="Feuille1.BI24"/>
            <calcext:condition calcext:apply-style-name="Sans nom11" calcext:value="&gt;=150" calcext:base-cell-address="Feuille1.BI24"/>
          </calcext:conditional-format>
          <calcext:conditional-format calcext:target-range-address="Feuille1.BJ24:Feuille1.BJ24">
            <calcext:condition calcext:apply-style-name="vert" calcext:value="&lt;70" calcext:base-cell-address="Feuille1.BJ24"/>
            <calcext:condition calcext:apply-style-name="Sans nom9" calcext:value="between(70,99)" calcext:base-cell-address="Feuille1.BJ24"/>
            <calcext:condition calcext:apply-style-name="Sans nom10" calcext:value="between(100,149)" calcext:base-cell-address="Feuille1.BJ24"/>
            <calcext:condition calcext:apply-style-name="Sans nom11" calcext:value="&gt;=150" calcext:base-cell-address="Feuille1.BJ24"/>
          </calcext:conditional-format>
          <calcext:conditional-format calcext:target-range-address="Feuille1.BK24:Feuille1.BL24">
            <calcext:condition calcext:apply-style-name="vert" calcext:value="&lt;70" calcext:base-cell-address="Feuille1.BK24"/>
            <calcext:condition calcext:apply-style-name="Sans nom9" calcext:value="between(70,99)" calcext:base-cell-address="Feuille1.BK24"/>
            <calcext:condition calcext:apply-style-name="Sans nom10" calcext:value="between(100,149)" calcext:base-cell-address="Feuille1.BK24"/>
            <calcext:condition calcext:apply-style-name="Sans nom11" calcext:value="&gt;=150" calcext:base-cell-address="Feuille1.BK24"/>
          </calcext:conditional-format>
          <calcext:conditional-format calcext:target-range-address="Feuille1.BF25:Feuille1.BF25">
            <calcext:condition calcext:apply-style-name="vert" calcext:value="&lt;70" calcext:base-cell-address="Feuille1.BF25"/>
            <calcext:condition calcext:apply-style-name="Sans nom9" calcext:value="between(70,99)" calcext:base-cell-address="Feuille1.BF25"/>
            <calcext:condition calcext:apply-style-name="Sans nom10" calcext:value="between(100,149)" calcext:base-cell-address="Feuille1.BF25"/>
            <calcext:condition calcext:apply-style-name="Sans nom11" calcext:value="&gt;=150" calcext:base-cell-address="Feuille1.BF25"/>
          </calcext:conditional-format>
          <calcext:conditional-format calcext:target-range-address="Feuille1.BG25:Feuille1.BG25">
            <calcext:condition calcext:apply-style-name="vert" calcext:value="&lt;70" calcext:base-cell-address="Feuille1.BG25"/>
            <calcext:condition calcext:apply-style-name="Sans nom9" calcext:value="between(70,99)" calcext:base-cell-address="Feuille1.BG25"/>
            <calcext:condition calcext:apply-style-name="Sans nom10" calcext:value="between(100,149)" calcext:base-cell-address="Feuille1.BG25"/>
            <calcext:condition calcext:apply-style-name="Sans nom11" calcext:value="&gt;=150" calcext:base-cell-address="Feuille1.BG25"/>
          </calcext:conditional-format>
          <calcext:conditional-format calcext:target-range-address="Feuille1.BH25:Feuille1.BH25">
            <calcext:condition calcext:apply-style-name="vert" calcext:value="&lt;70" calcext:base-cell-address="Feuille1.BH25"/>
            <calcext:condition calcext:apply-style-name="Sans nom9" calcext:value="between(70,99)" calcext:base-cell-address="Feuille1.BH25"/>
            <calcext:condition calcext:apply-style-name="Sans nom10" calcext:value="between(100,149)" calcext:base-cell-address="Feuille1.BH25"/>
            <calcext:condition calcext:apply-style-name="Sans nom11" calcext:value="&gt;=150" calcext:base-cell-address="Feuille1.BH25"/>
          </calcext:conditional-format>
          <calcext:conditional-format calcext:target-range-address="Feuille1.BI25:Feuille1.BI25">
            <calcext:condition calcext:apply-style-name="vert" calcext:value="&lt;70" calcext:base-cell-address="Feuille1.BI25"/>
            <calcext:condition calcext:apply-style-name="Sans nom9" calcext:value="between(70,99)" calcext:base-cell-address="Feuille1.BI25"/>
            <calcext:condition calcext:apply-style-name="Sans nom10" calcext:value="between(100,149)" calcext:base-cell-address="Feuille1.BI25"/>
            <calcext:condition calcext:apply-style-name="Sans nom11" calcext:value="&gt;=150" calcext:base-cell-address="Feuille1.BI25"/>
          </calcext:conditional-format>
          <calcext:conditional-format calcext:target-range-address="Feuille1.BJ25:Feuille1.BJ25">
            <calcext:condition calcext:apply-style-name="vert" calcext:value="&lt;70" calcext:base-cell-address="Feuille1.BJ25"/>
            <calcext:condition calcext:apply-style-name="Sans nom9" calcext:value="between(70,99)" calcext:base-cell-address="Feuille1.BJ25"/>
            <calcext:condition calcext:apply-style-name="Sans nom10" calcext:value="between(100,149)" calcext:base-cell-address="Feuille1.BJ25"/>
            <calcext:condition calcext:apply-style-name="Sans nom11" calcext:value="&gt;=150" calcext:base-cell-address="Feuille1.BJ25"/>
          </calcext:conditional-format>
          <calcext:conditional-format calcext:target-range-address="Feuille1.BK25:Feuille1.BL25">
            <calcext:condition calcext:apply-style-name="vert" calcext:value="&lt;70" calcext:base-cell-address="Feuille1.BK25"/>
            <calcext:condition calcext:apply-style-name="Sans nom9" calcext:value="between(70,99)" calcext:base-cell-address="Feuille1.BK25"/>
            <calcext:condition calcext:apply-style-name="Sans nom10" calcext:value="between(100,149)" calcext:base-cell-address="Feuille1.BK25"/>
            <calcext:condition calcext:apply-style-name="Sans nom11" calcext:value="&gt;=150" calcext:base-cell-address="Feuille1.BK25"/>
          </calcext:conditional-format>
          <calcext:conditional-format calcext:target-range-address="Feuille1.BF13:Feuille1.BF13">
            <calcext:condition calcext:apply-style-name="violet" calcext:value="&gt;=96" calcext:base-cell-address="Feuille1.BF13"/>
            <calcext:condition calcext:apply-style-name="rouge" calcext:value="between(93,95)" calcext:base-cell-address="Feuille1.BF13"/>
            <calcext:condition calcext:apply-style-name="orange" calcext:value="between(89,92)" calcext:base-cell-address="Feuille1.BF13"/>
            <calcext:condition calcext:apply-style-name="vert" calcext:value="&lt;89" calcext:base-cell-address="Feuille1.BF13"/>
          </calcext:conditional-format>
          <calcext:conditional-format calcext:target-range-address="Feuille1.BG13:Feuille1.BG13">
            <calcext:condition calcext:apply-style-name="violet" calcext:value="&gt;=96" calcext:base-cell-address="Feuille1.BG13"/>
            <calcext:condition calcext:apply-style-name="rouge" calcext:value="between(93,95)" calcext:base-cell-address="Feuille1.BG13"/>
            <calcext:condition calcext:apply-style-name="orange" calcext:value="between(89,92)" calcext:base-cell-address="Feuille1.BG13"/>
            <calcext:condition calcext:apply-style-name="vert" calcext:value="&lt;89" calcext:base-cell-address="Feuille1.BG13"/>
          </calcext:conditional-format>
          <calcext:conditional-format calcext:target-range-address="Feuille1.BH13:Feuille1.BH13">
            <calcext:condition calcext:apply-style-name="violet" calcext:value="&gt;=96" calcext:base-cell-address="Feuille1.BH13"/>
            <calcext:condition calcext:apply-style-name="rouge" calcext:value="between(93,95)" calcext:base-cell-address="Feuille1.BH13"/>
            <calcext:condition calcext:apply-style-name="orange" calcext:value="between(89,92)" calcext:base-cell-address="Feuille1.BH13"/>
            <calcext:condition calcext:apply-style-name="vert" calcext:value="&lt;89" calcext:base-cell-address="Feuille1.BH13"/>
          </calcext:conditional-format>
          <calcext:conditional-format calcext:target-range-address="Feuille1.BI13:Feuille1.BI13">
            <calcext:condition calcext:apply-style-name="violet" calcext:value="&gt;=96" calcext:base-cell-address="Feuille1.BI13"/>
            <calcext:condition calcext:apply-style-name="rouge" calcext:value="between(93,95)" calcext:base-cell-address="Feuille1.BI13"/>
            <calcext:condition calcext:apply-style-name="orange" calcext:value="between(89,92)" calcext:base-cell-address="Feuille1.BI13"/>
            <calcext:condition calcext:apply-style-name="vert" calcext:value="&lt;89" calcext:base-cell-address="Feuille1.BI13"/>
          </calcext:conditional-format>
          <calcext:conditional-format calcext:target-range-address="Feuille1.BJ13:Feuille1.BJ13">
            <calcext:condition calcext:apply-style-name="violet" calcext:value="&gt;=96" calcext:base-cell-address="Feuille1.BJ13"/>
            <calcext:condition calcext:apply-style-name="rouge" calcext:value="between(93,95)" calcext:base-cell-address="Feuille1.BJ13"/>
            <calcext:condition calcext:apply-style-name="orange" calcext:value="between(89,92)" calcext:base-cell-address="Feuille1.BJ13"/>
            <calcext:condition calcext:apply-style-name="vert" calcext:value="&lt;89" calcext:base-cell-address="Feuille1.BJ13"/>
          </calcext:conditional-format>
          <calcext:conditional-format calcext:target-range-address="Feuille1.BK13:Feuille1.BL13 Feuille1.BL33:Feuille1.BL33">
            <calcext:condition calcext:apply-style-name="violet" calcext:value="&gt;=96" calcext:base-cell-address="Feuille1.BK13"/>
            <calcext:condition calcext:apply-style-name="rouge" calcext:value="between(93,95)" calcext:base-cell-address="Feuille1.BK13"/>
            <calcext:condition calcext:apply-style-name="orange" calcext:value="between(89,92)" calcext:base-cell-address="Feuille1.BK13"/>
            <calcext:condition calcext:apply-style-name="vert" calcext:value="&lt;89" calcext:base-cell-address="Feuille1.BK13"/>
          </calcext:conditional-format>
          <calcext:conditional-format calcext:target-range-address="Feuille1.BF19:Feuille1.BF19">
            <calcext:condition calcext:apply-style-name="violet" calcext:value="&gt;=96" calcext:base-cell-address="Feuille1.BF19"/>
            <calcext:condition calcext:apply-style-name="rouge" calcext:value="between(93,95)" calcext:base-cell-address="Feuille1.BF19"/>
            <calcext:condition calcext:apply-style-name="orange" calcext:value="between(89,92)" calcext:base-cell-address="Feuille1.BF19"/>
            <calcext:condition calcext:apply-style-name="vert" calcext:value="&lt;89" calcext:base-cell-address="Feuille1.BF19"/>
          </calcext:conditional-format>
          <calcext:conditional-format calcext:target-range-address="Feuille1.BG19:Feuille1.BG19">
            <calcext:condition calcext:apply-style-name="violet" calcext:value="&gt;=96" calcext:base-cell-address="Feuille1.BG19"/>
            <calcext:condition calcext:apply-style-name="rouge" calcext:value="between(93,95)" calcext:base-cell-address="Feuille1.BG19"/>
            <calcext:condition calcext:apply-style-name="orange" calcext:value="between(89,92)" calcext:base-cell-address="Feuille1.BG19"/>
            <calcext:condition calcext:apply-style-name="vert" calcext:value="&lt;89" calcext:base-cell-address="Feuille1.BG19"/>
          </calcext:conditional-format>
          <calcext:conditional-format calcext:target-range-address="Feuille1.BH19:Feuille1.BH19">
            <calcext:condition calcext:apply-style-name="violet" calcext:value="&gt;=96" calcext:base-cell-address="Feuille1.BH19"/>
            <calcext:condition calcext:apply-style-name="rouge" calcext:value="between(93,95)" calcext:base-cell-address="Feuille1.BH19"/>
            <calcext:condition calcext:apply-style-name="orange" calcext:value="between(89,92)" calcext:base-cell-address="Feuille1.BH19"/>
            <calcext:condition calcext:apply-style-name="vert" calcext:value="&lt;89" calcext:base-cell-address="Feuille1.BH19"/>
          </calcext:conditional-format>
          <calcext:conditional-format calcext:target-range-address="Feuille1.BI19:Feuille1.BI19">
            <calcext:condition calcext:apply-style-name="violet" calcext:value="&gt;=96" calcext:base-cell-address="Feuille1.BI19"/>
            <calcext:condition calcext:apply-style-name="rouge" calcext:value="between(93,95)" calcext:base-cell-address="Feuille1.BI19"/>
            <calcext:condition calcext:apply-style-name="orange" calcext:value="between(89,92)" calcext:base-cell-address="Feuille1.BI19"/>
            <calcext:condition calcext:apply-style-name="vert" calcext:value="&lt;89" calcext:base-cell-address="Feuille1.BI19"/>
          </calcext:conditional-format>
          <calcext:conditional-format calcext:target-range-address="Feuille1.BJ19:Feuille1.BJ19">
            <calcext:condition calcext:apply-style-name="violet" calcext:value="&gt;=96" calcext:base-cell-address="Feuille1.BJ19"/>
            <calcext:condition calcext:apply-style-name="rouge" calcext:value="between(93,95)" calcext:base-cell-address="Feuille1.BJ19"/>
            <calcext:condition calcext:apply-style-name="orange" calcext:value="between(89,92)" calcext:base-cell-address="Feuille1.BJ19"/>
            <calcext:condition calcext:apply-style-name="vert" calcext:value="&lt;89" calcext:base-cell-address="Feuille1.BJ19"/>
          </calcext:conditional-format>
          <calcext:conditional-format calcext:target-range-address="Feuille1.BK19:Feuille1.BL19">
            <calcext:condition calcext:apply-style-name="violet" calcext:value="&gt;=96" calcext:base-cell-address="Feuille1.BK19"/>
            <calcext:condition calcext:apply-style-name="rouge" calcext:value="between(93,95)" calcext:base-cell-address="Feuille1.BK19"/>
            <calcext:condition calcext:apply-style-name="orange" calcext:value="between(89,92)" calcext:base-cell-address="Feuille1.BK19"/>
            <calcext:condition calcext:apply-style-name="vert" calcext:value="&lt;89" calcext:base-cell-address="Feuille1.BK19"/>
          </calcext:conditional-format>
          <calcext:conditional-format calcext:target-range-address="Feuille1.BF20:Feuille1.BF20">
            <calcext:condition calcext:apply-style-name="vert" calcext:value="&lt;70" calcext:base-cell-address="Feuille1.BF20"/>
            <calcext:condition calcext:apply-style-name="Sans nom9" calcext:value="between(70,99)" calcext:base-cell-address="Feuille1.BF20"/>
            <calcext:condition calcext:apply-style-name="Sans nom10" calcext:value="between(100,149)" calcext:base-cell-address="Feuille1.BF20"/>
            <calcext:condition calcext:apply-style-name="Sans nom11" calcext:value="&gt;=150" calcext:base-cell-address="Feuille1.BF20"/>
          </calcext:conditional-format>
          <calcext:conditional-format calcext:target-range-address="Feuille1.BG20:Feuille1.BG20">
            <calcext:condition calcext:apply-style-name="vert" calcext:value="&lt;70" calcext:base-cell-address="Feuille1.BG20"/>
            <calcext:condition calcext:apply-style-name="Sans nom9" calcext:value="between(70,99)" calcext:base-cell-address="Feuille1.BG20"/>
            <calcext:condition calcext:apply-style-name="Sans nom10" calcext:value="between(100,149)" calcext:base-cell-address="Feuille1.BG20"/>
            <calcext:condition calcext:apply-style-name="Sans nom11" calcext:value="&gt;=150" calcext:base-cell-address="Feuille1.BG20"/>
          </calcext:conditional-format>
          <calcext:conditional-format calcext:target-range-address="Feuille1.BH20:Feuille1.BH20">
            <calcext:condition calcext:apply-style-name="vert" calcext:value="&lt;70" calcext:base-cell-address="Feuille1.BH20"/>
            <calcext:condition calcext:apply-style-name="Sans nom9" calcext:value="between(70,99)" calcext:base-cell-address="Feuille1.BH20"/>
            <calcext:condition calcext:apply-style-name="Sans nom10" calcext:value="between(100,149)" calcext:base-cell-address="Feuille1.BH20"/>
            <calcext:condition calcext:apply-style-name="Sans nom11" calcext:value="&gt;=150" calcext:base-cell-address="Feuille1.BH20"/>
          </calcext:conditional-format>
          <calcext:conditional-format calcext:target-range-address="Feuille1.BI20:Feuille1.BI20">
            <calcext:condition calcext:apply-style-name="vert" calcext:value="&lt;70" calcext:base-cell-address="Feuille1.BI20"/>
            <calcext:condition calcext:apply-style-name="Sans nom9" calcext:value="between(70,99)" calcext:base-cell-address="Feuille1.BI20"/>
            <calcext:condition calcext:apply-style-name="Sans nom10" calcext:value="between(100,149)" calcext:base-cell-address="Feuille1.BI20"/>
            <calcext:condition calcext:apply-style-name="Sans nom11" calcext:value="&gt;=150" calcext:base-cell-address="Feuille1.BI20"/>
          </calcext:conditional-format>
          <calcext:conditional-format calcext:target-range-address="Feuille1.BJ20:Feuille1.BJ20">
            <calcext:condition calcext:apply-style-name="vert" calcext:value="&lt;70" calcext:base-cell-address="Feuille1.BJ20"/>
            <calcext:condition calcext:apply-style-name="Sans nom9" calcext:value="between(70,99)" calcext:base-cell-address="Feuille1.BJ20"/>
            <calcext:condition calcext:apply-style-name="Sans nom10" calcext:value="between(100,149)" calcext:base-cell-address="Feuille1.BJ20"/>
            <calcext:condition calcext:apply-style-name="Sans nom11" calcext:value="&gt;=150" calcext:base-cell-address="Feuille1.BJ20"/>
          </calcext:conditional-format>
          <calcext:conditional-format calcext:target-range-address="Feuille1.BK20:Feuille1.BL20">
            <calcext:condition calcext:apply-style-name="vert" calcext:value="&lt;70" calcext:base-cell-address="Feuille1.BK20"/>
            <calcext:condition calcext:apply-style-name="Sans nom9" calcext:value="between(70,99)" calcext:base-cell-address="Feuille1.BK20"/>
            <calcext:condition calcext:apply-style-name="Sans nom10" calcext:value="between(100,149)" calcext:base-cell-address="Feuille1.BK20"/>
            <calcext:condition calcext:apply-style-name="Sans nom11" calcext:value="&gt;=150" calcext:base-cell-address="Feuille1.BK20"/>
          </calcext:conditional-format>
          <calcext:conditional-format calcext:target-range-address="Feuille1.BF26:Feuille1.BF26">
            <calcext:condition calcext:apply-style-name="vert" calcext:value="&lt;70" calcext:base-cell-address="Feuille1.BF26"/>
            <calcext:condition calcext:apply-style-name="Sans nom9" calcext:value="between(70,99)" calcext:base-cell-address="Feuille1.BF26"/>
            <calcext:condition calcext:apply-style-name="Sans nom10" calcext:value="between(100,149)" calcext:base-cell-address="Feuille1.BF26"/>
            <calcext:condition calcext:apply-style-name="Sans nom11" calcext:value="&gt;=150" calcext:base-cell-address="Feuille1.BF26"/>
          </calcext:conditional-format>
          <calcext:conditional-format calcext:target-range-address="Feuille1.BG26:Feuille1.BG26">
            <calcext:condition calcext:apply-style-name="vert" calcext:value="&lt;70" calcext:base-cell-address="Feuille1.BG26"/>
            <calcext:condition calcext:apply-style-name="Sans nom9" calcext:value="between(70,99)" calcext:base-cell-address="Feuille1.BG26"/>
            <calcext:condition calcext:apply-style-name="Sans nom10" calcext:value="between(100,149)" calcext:base-cell-address="Feuille1.BG26"/>
            <calcext:condition calcext:apply-style-name="Sans nom11" calcext:value="&gt;=150" calcext:base-cell-address="Feuille1.BG26"/>
          </calcext:conditional-format>
          <calcext:conditional-format calcext:target-range-address="Feuille1.BH26:Feuille1.BH26">
            <calcext:condition calcext:apply-style-name="vert" calcext:value="&lt;70" calcext:base-cell-address="Feuille1.BH26"/>
            <calcext:condition calcext:apply-style-name="Sans nom9" calcext:value="between(70,99)" calcext:base-cell-address="Feuille1.BH26"/>
            <calcext:condition calcext:apply-style-name="Sans nom10" calcext:value="between(100,149)" calcext:base-cell-address="Feuille1.BH26"/>
            <calcext:condition calcext:apply-style-name="Sans nom11" calcext:value="&gt;=150" calcext:base-cell-address="Feuille1.BH26"/>
          </calcext:conditional-format>
          <calcext:conditional-format calcext:target-range-address="Feuille1.BI26:Feuille1.BI26">
            <calcext:condition calcext:apply-style-name="vert" calcext:value="&lt;70" calcext:base-cell-address="Feuille1.BI26"/>
            <calcext:condition calcext:apply-style-name="Sans nom9" calcext:value="between(70,99)" calcext:base-cell-address="Feuille1.BI26"/>
            <calcext:condition calcext:apply-style-name="Sans nom10" calcext:value="between(100,149)" calcext:base-cell-address="Feuille1.BI26"/>
            <calcext:condition calcext:apply-style-name="Sans nom11" calcext:value="&gt;=150" calcext:base-cell-address="Feuille1.BI26"/>
          </calcext:conditional-format>
          <calcext:conditional-format calcext:target-range-address="Feuille1.BJ26:Feuille1.BJ26">
            <calcext:condition calcext:apply-style-name="vert" calcext:value="&lt;70" calcext:base-cell-address="Feuille1.BJ26"/>
            <calcext:condition calcext:apply-style-name="Sans nom9" calcext:value="between(70,99)" calcext:base-cell-address="Feuille1.BJ26"/>
            <calcext:condition calcext:apply-style-name="Sans nom10" calcext:value="between(100,149)" calcext:base-cell-address="Feuille1.BJ26"/>
            <calcext:condition calcext:apply-style-name="Sans nom11" calcext:value="&gt;=150" calcext:base-cell-address="Feuille1.BJ26"/>
          </calcext:conditional-format>
          <calcext:conditional-format calcext:target-range-address="Feuille1.BK26:Feuille1.BL26">
            <calcext:condition calcext:apply-style-name="vert" calcext:value="&lt;70" calcext:base-cell-address="Feuille1.BK26"/>
            <calcext:condition calcext:apply-style-name="Sans nom9" calcext:value="between(70,99)" calcext:base-cell-address="Feuille1.BK26"/>
            <calcext:condition calcext:apply-style-name="Sans nom10" calcext:value="between(100,149)" calcext:base-cell-address="Feuille1.BK26"/>
            <calcext:condition calcext:apply-style-name="Sans nom11" calcext:value="&gt;=150" calcext:base-cell-address="Feuille1.BK26"/>
          </calcext:conditional-format>
          <calcext:conditional-format calcext:target-range-address="Feuille1.BF27:Feuille1.BF27">
            <calcext:condition calcext:apply-style-name="vert" calcext:value="&lt;300" calcext:base-cell-address="Feuille1.BF27"/>
            <calcext:condition calcext:apply-style-name="orange" calcext:value="between(300,499)" calcext:base-cell-address="Feuille1.BF27"/>
            <calcext:condition calcext:apply-style-name="rouge" calcext:value="between(500,699)" calcext:base-cell-address="Feuille1.BF27"/>
            <calcext:condition calcext:apply-style-name="violet" calcext:value="&gt;=700" calcext:base-cell-address="Feuille1.BF27"/>
            <calcext:condition calcext:apply-style-name="Sans nom12" calcext:value="not-contains-text(0)" calcext:base-cell-address="Feuille1.BF27"/>
          </calcext:conditional-format>
          <calcext:conditional-format calcext:target-range-address="Feuille1.BG27:Feuille1.BG27">
            <calcext:condition calcext:apply-style-name="vert" calcext:value="&lt;300" calcext:base-cell-address="Feuille1.BG27"/>
            <calcext:condition calcext:apply-style-name="orange" calcext:value="between(300,499)" calcext:base-cell-address="Feuille1.BG27"/>
            <calcext:condition calcext:apply-style-name="rouge" calcext:value="between(500,699)" calcext:base-cell-address="Feuille1.BG27"/>
            <calcext:condition calcext:apply-style-name="violet" calcext:value="&gt;=700" calcext:base-cell-address="Feuille1.BG27"/>
            <calcext:condition calcext:apply-style-name="Sans nom12" calcext:value="not-contains-text(0)" calcext:base-cell-address="Feuille1.BG27"/>
          </calcext:conditional-format>
          <calcext:conditional-format calcext:target-range-address="Feuille1.BH27:Feuille1.BH27">
            <calcext:condition calcext:apply-style-name="vert" calcext:value="&lt;300" calcext:base-cell-address="Feuille1.BH27"/>
            <calcext:condition calcext:apply-style-name="orange" calcext:value="between(300,499)" calcext:base-cell-address="Feuille1.BH27"/>
            <calcext:condition calcext:apply-style-name="rouge" calcext:value="between(500,699)" calcext:base-cell-address="Feuille1.BH27"/>
            <calcext:condition calcext:apply-style-name="violet" calcext:value="&gt;=700" calcext:base-cell-address="Feuille1.BH27"/>
            <calcext:condition calcext:apply-style-name="Sans nom12" calcext:value="not-contains-text(0)" calcext:base-cell-address="Feuille1.BH27"/>
          </calcext:conditional-format>
          <calcext:conditional-format calcext:target-range-address="Feuille1.BI27:Feuille1.BI27">
            <calcext:condition calcext:apply-style-name="vert" calcext:value="&lt;300" calcext:base-cell-address="Feuille1.BI27"/>
            <calcext:condition calcext:apply-style-name="orange" calcext:value="between(300,499)" calcext:base-cell-address="Feuille1.BI27"/>
            <calcext:condition calcext:apply-style-name="rouge" calcext:value="between(500,699)" calcext:base-cell-address="Feuille1.BI27"/>
            <calcext:condition calcext:apply-style-name="violet" calcext:value="&gt;=700" calcext:base-cell-address="Feuille1.BI27"/>
            <calcext:condition calcext:apply-style-name="Sans nom12" calcext:value="not-contains-text(0)" calcext:base-cell-address="Feuille1.BI27"/>
          </calcext:conditional-format>
          <calcext:conditional-format calcext:target-range-address="Feuille1.BJ27:Feuille1.BJ27">
            <calcext:condition calcext:apply-style-name="vert" calcext:value="&lt;300" calcext:base-cell-address="Feuille1.BJ27"/>
            <calcext:condition calcext:apply-style-name="orange" calcext:value="between(300,499)" calcext:base-cell-address="Feuille1.BJ27"/>
            <calcext:condition calcext:apply-style-name="rouge" calcext:value="between(500,699)" calcext:base-cell-address="Feuille1.BJ27"/>
            <calcext:condition calcext:apply-style-name="violet" calcext:value="&gt;=700" calcext:base-cell-address="Feuille1.BJ27"/>
            <calcext:condition calcext:apply-style-name="Sans nom12" calcext:value="not-contains-text(0)" calcext:base-cell-address="Feuille1.BJ27"/>
          </calcext:conditional-format>
          <calcext:conditional-format calcext:target-range-address="Feuille1.BK27:Feuille1.BL27">
            <calcext:condition calcext:apply-style-name="vert" calcext:value="&lt;300" calcext:base-cell-address="Feuille1.BK27"/>
            <calcext:condition calcext:apply-style-name="orange" calcext:value="between(300,499)" calcext:base-cell-address="Feuille1.BK27"/>
            <calcext:condition calcext:apply-style-name="rouge" calcext:value="between(500,699)" calcext:base-cell-address="Feuille1.BK27"/>
            <calcext:condition calcext:apply-style-name="violet" calcext:value="&gt;=700" calcext:base-cell-address="Feuille1.BK27"/>
            <calcext:condition calcext:apply-style-name="Sans nom12" calcext:value="not-contains-text(0)" calcext:base-cell-address="Feuille1.BK27"/>
          </calcext:conditional-format>
          <calcext:conditional-format calcext:target-range-address="Feuille1.BD6:Feuille1.BD7">
            <calcext:condition calcext:apply-style-name="vert" calcext:value="between(1,19)" calcext:base-cell-address="Feuille1.BD6"/>
            <calcext:condition calcext:apply-style-name="orange" calcext:value="between(20,29)" calcext:base-cell-address="Feuille1.BD6"/>
            <calcext:condition calcext:apply-style-name="rouge" calcext:value="between(30,50)" calcext:base-cell-address="Feuille1.BD6"/>
            <calcext:condition calcext:apply-style-name="violet" calcext:value="&gt;50" calcext:base-cell-address="Feuille1.BD6"/>
          </calcext:conditional-format>
          <calcext:conditional-format calcext:target-range-address="Feuille1.BE6:Feuille1.BE7">
            <calcext:condition calcext:apply-style-name="vert" calcext:value="between(1,19)" calcext:base-cell-address="Feuille1.BE6"/>
            <calcext:condition calcext:apply-style-name="orange" calcext:value="between(20,29)" calcext:base-cell-address="Feuille1.BE6"/>
            <calcext:condition calcext:apply-style-name="rouge" calcext:value="between(30,50)" calcext:base-cell-address="Feuille1.BE6"/>
            <calcext:condition calcext:apply-style-name="violet" calcext:value="&gt;50" calcext:base-cell-address="Feuille1.BE6"/>
          </calcext:conditional-format>
          <calcext:conditional-format calcext:target-range-address="Feuille1.BE3:Feuille1.BE4">
            <calcext:condition calcext:apply-style-name="vert" calcext:value="between(1,24)" calcext:base-cell-address="Feuille1.BE3"/>
            <calcext:condition calcext:apply-style-name="orange" calcext:value="between(25,29)" calcext:base-cell-address="Feuille1.BE3"/>
            <calcext:condition calcext:apply-style-name="rouge" calcext:value="between(30,40)" calcext:base-cell-address="Feuille1.BE3"/>
            <calcext:condition calcext:apply-style-name="violet" calcext:value="&gt;40" calcext:base-cell-address="Feuille1.BE3"/>
          </calcext:conditional-format>
          <calcext:conditional-format calcext:target-range-address="Feuille1.BE6:Feuille1.BE7">
            <calcext:condition calcext:apply-style-name="vert" calcext:value="between(1,19)" calcext:base-cell-address="Feuille1.BE6"/>
            <calcext:condition calcext:apply-style-name="orange" calcext:value="between(20,29)" calcext:base-cell-address="Feuille1.BE6"/>
            <calcext:condition calcext:apply-style-name="rouge" calcext:value="between(30,50)" calcext:base-cell-address="Feuille1.BE6"/>
            <calcext:condition calcext:apply-style-name="violet" calcext:value="&gt;50" calcext:base-cell-address="Feuille1.BE6"/>
          </calcext:conditional-format>
          <calcext:conditional-format calcext:target-range-address="Feuille1.BF6:Feuille1.BF7">
            <calcext:condition calcext:apply-style-name="vert" calcext:value="between(1,19)" calcext:base-cell-address="Feuille1.BF6"/>
            <calcext:condition calcext:apply-style-name="orange" calcext:value="between(20,29)" calcext:base-cell-address="Feuille1.BF6"/>
            <calcext:condition calcext:apply-style-name="rouge" calcext:value="between(30,50)" calcext:base-cell-address="Feuille1.BF6"/>
            <calcext:condition calcext:apply-style-name="violet" calcext:value="&gt;50" calcext:base-cell-address="Feuille1.BF6"/>
          </calcext:conditional-format>
          <calcext:conditional-format calcext:target-range-address="Feuille1.BF6:Feuille1.BF7">
            <calcext:condition calcext:apply-style-name="vert" calcext:value="between(1,19)" calcext:base-cell-address="Feuille1.BF6"/>
            <calcext:condition calcext:apply-style-name="orange" calcext:value="between(20,29)" calcext:base-cell-address="Feuille1.BF6"/>
            <calcext:condition calcext:apply-style-name="rouge" calcext:value="between(30,50)" calcext:base-cell-address="Feuille1.BF6"/>
            <calcext:condition calcext:apply-style-name="violet" calcext:value="&gt;50" calcext:base-cell-address="Feuille1.BF6"/>
          </calcext:conditional-format>
          <calcext:conditional-format calcext:target-range-address="Feuille1.BM13:Feuille1.BM13">
            <calcext:condition calcext:apply-style-name="violet" calcext:value="&gt;=96" calcext:base-cell-address="Feuille1.BM13"/>
            <calcext:condition calcext:apply-style-name="rouge" calcext:value="between(93,95)" calcext:base-cell-address="Feuille1.BM13"/>
            <calcext:condition calcext:apply-style-name="orange" calcext:value="between(89,92)" calcext:base-cell-address="Feuille1.BM13"/>
            <calcext:condition calcext:apply-style-name="vert" calcext:value="&lt;89" calcext:base-cell-address="Feuille1.BM13"/>
          </calcext:conditional-format>
          <calcext:conditional-format calcext:target-range-address="Feuille1.BN13:Feuille1.BN13">
            <calcext:condition calcext:apply-style-name="violet" calcext:value="&gt;=96" calcext:base-cell-address="Feuille1.BN13"/>
            <calcext:condition calcext:apply-style-name="rouge" calcext:value="between(93,95)" calcext:base-cell-address="Feuille1.BN13"/>
            <calcext:condition calcext:apply-style-name="orange" calcext:value="between(89,92)" calcext:base-cell-address="Feuille1.BN13"/>
            <calcext:condition calcext:apply-style-name="vert" calcext:value="&lt;89" calcext:base-cell-address="Feuille1.BN13"/>
          </calcext:conditional-format>
          <calcext:conditional-format calcext:target-range-address="Feuille1.BO13:Feuille1.BO13">
            <calcext:condition calcext:apply-style-name="violet" calcext:value="&gt;=96" calcext:base-cell-address="Feuille1.BO13"/>
            <calcext:condition calcext:apply-style-name="rouge" calcext:value="between(93,95)" calcext:base-cell-address="Feuille1.BO13"/>
            <calcext:condition calcext:apply-style-name="orange" calcext:value="between(89,92)" calcext:base-cell-address="Feuille1.BO13"/>
            <calcext:condition calcext:apply-style-name="vert" calcext:value="&lt;89" calcext:base-cell-address="Feuille1.BO13"/>
          </calcext:conditional-format>
          <calcext:conditional-format calcext:target-range-address="Feuille1.BP13:Feuille1.BP13">
            <calcext:condition calcext:apply-style-name="violet" calcext:value="&gt;=96" calcext:base-cell-address="Feuille1.BP13"/>
            <calcext:condition calcext:apply-style-name="rouge" calcext:value="between(93,95)" calcext:base-cell-address="Feuille1.BP13"/>
            <calcext:condition calcext:apply-style-name="orange" calcext:value="between(89,92)" calcext:base-cell-address="Feuille1.BP13"/>
            <calcext:condition calcext:apply-style-name="vert" calcext:value="&lt;89" calcext:base-cell-address="Feuille1.BP13"/>
          </calcext:conditional-format>
          <calcext:conditional-format calcext:target-range-address="Feuille1.BM19:Feuille1.BM19">
            <calcext:condition calcext:apply-style-name="violet" calcext:value="&gt;=96" calcext:base-cell-address="Feuille1.BM19"/>
            <calcext:condition calcext:apply-style-name="rouge" calcext:value="between(93,95)" calcext:base-cell-address="Feuille1.BM19"/>
            <calcext:condition calcext:apply-style-name="orange" calcext:value="between(89,92)" calcext:base-cell-address="Feuille1.BM19"/>
            <calcext:condition calcext:apply-style-name="vert" calcext:value="&lt;89" calcext:base-cell-address="Feuille1.BM19"/>
          </calcext:conditional-format>
          <calcext:conditional-format calcext:target-range-address="Feuille1.BN19:Feuille1.BN19">
            <calcext:condition calcext:apply-style-name="violet" calcext:value="&gt;=96" calcext:base-cell-address="Feuille1.BN19"/>
            <calcext:condition calcext:apply-style-name="rouge" calcext:value="between(93,95)" calcext:base-cell-address="Feuille1.BN19"/>
            <calcext:condition calcext:apply-style-name="orange" calcext:value="between(89,92)" calcext:base-cell-address="Feuille1.BN19"/>
            <calcext:condition calcext:apply-style-name="vert" calcext:value="&lt;89" calcext:base-cell-address="Feuille1.BN19"/>
          </calcext:conditional-format>
          <calcext:conditional-format calcext:target-range-address="Feuille1.BO19:Feuille1.BO19">
            <calcext:condition calcext:apply-style-name="violet" calcext:value="&gt;=96" calcext:base-cell-address="Feuille1.BO19"/>
            <calcext:condition calcext:apply-style-name="rouge" calcext:value="between(93,95)" calcext:base-cell-address="Feuille1.BO19"/>
            <calcext:condition calcext:apply-style-name="orange" calcext:value="between(89,92)" calcext:base-cell-address="Feuille1.BO19"/>
            <calcext:condition calcext:apply-style-name="vert" calcext:value="&lt;89" calcext:base-cell-address="Feuille1.BO19"/>
          </calcext:conditional-format>
          <calcext:conditional-format calcext:target-range-address="Feuille1.BP19:Feuille1.BP19">
            <calcext:condition calcext:apply-style-name="violet" calcext:value="&gt;=96" calcext:base-cell-address="Feuille1.BP19"/>
            <calcext:condition calcext:apply-style-name="rouge" calcext:value="between(93,95)" calcext:base-cell-address="Feuille1.BP19"/>
            <calcext:condition calcext:apply-style-name="orange" calcext:value="between(89,92)" calcext:base-cell-address="Feuille1.BP19"/>
            <calcext:condition calcext:apply-style-name="vert" calcext:value="&lt;89" calcext:base-cell-address="Feuille1.BP19"/>
          </calcext:conditional-format>
          <calcext:conditional-format calcext:target-range-address="Feuille1.BM14:Feuille1.BM14">
            <calcext:condition calcext:apply-style-name="violet" calcext:value="&gt;=96" calcext:base-cell-address="Feuille1.BM14"/>
            <calcext:condition calcext:apply-style-name="rouge" calcext:value="between(93,95)" calcext:base-cell-address="Feuille1.BM14"/>
            <calcext:condition calcext:apply-style-name="orange" calcext:value="between(89,92)" calcext:base-cell-address="Feuille1.BM14"/>
            <calcext:condition calcext:apply-style-name="vert" calcext:value="&lt;89" calcext:base-cell-address="Feuille1.BM14"/>
          </calcext:conditional-format>
          <calcext:conditional-format calcext:target-range-address="Feuille1.BN14:Feuille1.BN14">
            <calcext:condition calcext:apply-style-name="violet" calcext:value="&gt;=96" calcext:base-cell-address="Feuille1.BN14"/>
            <calcext:condition calcext:apply-style-name="rouge" calcext:value="between(93,95)" calcext:base-cell-address="Feuille1.BN14"/>
            <calcext:condition calcext:apply-style-name="orange" calcext:value="between(89,92)" calcext:base-cell-address="Feuille1.BN14"/>
            <calcext:condition calcext:apply-style-name="vert" calcext:value="&lt;89" calcext:base-cell-address="Feuille1.BN14"/>
          </calcext:conditional-format>
          <calcext:conditional-format calcext:target-range-address="Feuille1.BO14:Feuille1.BO14">
            <calcext:condition calcext:apply-style-name="violet" calcext:value="&gt;=96" calcext:base-cell-address="Feuille1.BO14"/>
            <calcext:condition calcext:apply-style-name="rouge" calcext:value="between(93,95)" calcext:base-cell-address="Feuille1.BO14"/>
            <calcext:condition calcext:apply-style-name="orange" calcext:value="between(89,92)" calcext:base-cell-address="Feuille1.BO14"/>
            <calcext:condition calcext:apply-style-name="vert" calcext:value="&lt;89" calcext:base-cell-address="Feuille1.BO14"/>
          </calcext:conditional-format>
          <calcext:conditional-format calcext:target-range-address="Feuille1.BP14:Feuille1.BP14">
            <calcext:condition calcext:apply-style-name="violet" calcext:value="&gt;=96" calcext:base-cell-address="Feuille1.BP14"/>
            <calcext:condition calcext:apply-style-name="rouge" calcext:value="between(93,95)" calcext:base-cell-address="Feuille1.BP14"/>
            <calcext:condition calcext:apply-style-name="orange" calcext:value="between(89,92)" calcext:base-cell-address="Feuille1.BP14"/>
            <calcext:condition calcext:apply-style-name="vert" calcext:value="&lt;89" calcext:base-cell-address="Feuille1.BP14"/>
          </calcext:conditional-format>
          <calcext:conditional-format calcext:target-range-address="Feuille1.BM15:Feuille1.BM15">
            <calcext:condition calcext:apply-style-name="violet" calcext:value="&gt;=96" calcext:base-cell-address="Feuille1.BM15"/>
            <calcext:condition calcext:apply-style-name="rouge" calcext:value="between(93,95)" calcext:base-cell-address="Feuille1.BM15"/>
            <calcext:condition calcext:apply-style-name="orange" calcext:value="between(89,92)" calcext:base-cell-address="Feuille1.BM15"/>
            <calcext:condition calcext:apply-style-name="vert" calcext:value="&lt;89" calcext:base-cell-address="Feuille1.BM15"/>
          </calcext:conditional-format>
          <calcext:conditional-format calcext:target-range-address="Feuille1.BN15:Feuille1.BN15">
            <calcext:condition calcext:apply-style-name="violet" calcext:value="&gt;=96" calcext:base-cell-address="Feuille1.BN15"/>
            <calcext:condition calcext:apply-style-name="rouge" calcext:value="between(93,95)" calcext:base-cell-address="Feuille1.BN15"/>
            <calcext:condition calcext:apply-style-name="orange" calcext:value="between(89,92)" calcext:base-cell-address="Feuille1.BN15"/>
            <calcext:condition calcext:apply-style-name="vert" calcext:value="&lt;89" calcext:base-cell-address="Feuille1.BN15"/>
          </calcext:conditional-format>
          <calcext:conditional-format calcext:target-range-address="Feuille1.BO15:Feuille1.BO15">
            <calcext:condition calcext:apply-style-name="violet" calcext:value="&gt;=96" calcext:base-cell-address="Feuille1.BO15"/>
            <calcext:condition calcext:apply-style-name="rouge" calcext:value="between(93,95)" calcext:base-cell-address="Feuille1.BO15"/>
            <calcext:condition calcext:apply-style-name="orange" calcext:value="between(89,92)" calcext:base-cell-address="Feuille1.BO15"/>
            <calcext:condition calcext:apply-style-name="vert" calcext:value="&lt;89" calcext:base-cell-address="Feuille1.BO15"/>
          </calcext:conditional-format>
          <calcext:conditional-format calcext:target-range-address="Feuille1.BP15:Feuille1.BP15">
            <calcext:condition calcext:apply-style-name="violet" calcext:value="&gt;=96" calcext:base-cell-address="Feuille1.BP15"/>
            <calcext:condition calcext:apply-style-name="rouge" calcext:value="between(93,95)" calcext:base-cell-address="Feuille1.BP15"/>
            <calcext:condition calcext:apply-style-name="orange" calcext:value="between(89,92)" calcext:base-cell-address="Feuille1.BP15"/>
            <calcext:condition calcext:apply-style-name="vert" calcext:value="&lt;89" calcext:base-cell-address="Feuille1.BP15"/>
          </calcext:conditional-format>
          <calcext:conditional-format calcext:target-range-address="Feuille1.BM16:Feuille1.BM16">
            <calcext:condition calcext:apply-style-name="violet" calcext:value="&gt;=96" calcext:base-cell-address="Feuille1.BM16"/>
            <calcext:condition calcext:apply-style-name="rouge" calcext:value="between(93,95)" calcext:base-cell-address="Feuille1.BM16"/>
            <calcext:condition calcext:apply-style-name="orange" calcext:value="between(89,92)" calcext:base-cell-address="Feuille1.BM16"/>
            <calcext:condition calcext:apply-style-name="vert" calcext:value="&lt;89" calcext:base-cell-address="Feuille1.BM16"/>
          </calcext:conditional-format>
          <calcext:conditional-format calcext:target-range-address="Feuille1.BN16:Feuille1.BN16">
            <calcext:condition calcext:apply-style-name="violet" calcext:value="&gt;=96" calcext:base-cell-address="Feuille1.BN16"/>
            <calcext:condition calcext:apply-style-name="rouge" calcext:value="between(93,95)" calcext:base-cell-address="Feuille1.BN16"/>
            <calcext:condition calcext:apply-style-name="orange" calcext:value="between(89,92)" calcext:base-cell-address="Feuille1.BN16"/>
            <calcext:condition calcext:apply-style-name="vert" calcext:value="&lt;89" calcext:base-cell-address="Feuille1.BN16"/>
          </calcext:conditional-format>
          <calcext:conditional-format calcext:target-range-address="Feuille1.BO16:Feuille1.BO16">
            <calcext:condition calcext:apply-style-name="violet" calcext:value="&gt;=96" calcext:base-cell-address="Feuille1.BO16"/>
            <calcext:condition calcext:apply-style-name="rouge" calcext:value="between(93,95)" calcext:base-cell-address="Feuille1.BO16"/>
            <calcext:condition calcext:apply-style-name="orange" calcext:value="between(89,92)" calcext:base-cell-address="Feuille1.BO16"/>
            <calcext:condition calcext:apply-style-name="vert" calcext:value="&lt;89" calcext:base-cell-address="Feuille1.BO16"/>
          </calcext:conditional-format>
          <calcext:conditional-format calcext:target-range-address="Feuille1.BP16:Feuille1.BP16">
            <calcext:condition calcext:apply-style-name="violet" calcext:value="&gt;=96" calcext:base-cell-address="Feuille1.BP16"/>
            <calcext:condition calcext:apply-style-name="rouge" calcext:value="between(93,95)" calcext:base-cell-address="Feuille1.BP16"/>
            <calcext:condition calcext:apply-style-name="orange" calcext:value="between(89,92)" calcext:base-cell-address="Feuille1.BP16"/>
            <calcext:condition calcext:apply-style-name="vert" calcext:value="&lt;89" calcext:base-cell-address="Feuille1.BP16"/>
          </calcext:conditional-format>
          <calcext:conditional-format calcext:target-range-address="Feuille1.BM17:Feuille1.BM17">
            <calcext:condition calcext:apply-style-name="violet" calcext:value="&gt;=96" calcext:base-cell-address="Feuille1.BM17"/>
            <calcext:condition calcext:apply-style-name="rouge" calcext:value="between(93,95)" calcext:base-cell-address="Feuille1.BM17"/>
            <calcext:condition calcext:apply-style-name="orange" calcext:value="between(89,92)" calcext:base-cell-address="Feuille1.BM17"/>
            <calcext:condition calcext:apply-style-name="vert" calcext:value="&lt;89" calcext:base-cell-address="Feuille1.BM17"/>
          </calcext:conditional-format>
          <calcext:conditional-format calcext:target-range-address="Feuille1.BN17:Feuille1.BN17">
            <calcext:condition calcext:apply-style-name="violet" calcext:value="&gt;=96" calcext:base-cell-address="Feuille1.BN17"/>
            <calcext:condition calcext:apply-style-name="rouge" calcext:value="between(93,95)" calcext:base-cell-address="Feuille1.BN17"/>
            <calcext:condition calcext:apply-style-name="orange" calcext:value="between(89,92)" calcext:base-cell-address="Feuille1.BN17"/>
            <calcext:condition calcext:apply-style-name="vert" calcext:value="&lt;89" calcext:base-cell-address="Feuille1.BN17"/>
          </calcext:conditional-format>
          <calcext:conditional-format calcext:target-range-address="Feuille1.BO17:Feuille1.BO17">
            <calcext:condition calcext:apply-style-name="violet" calcext:value="&gt;=96" calcext:base-cell-address="Feuille1.BO17"/>
            <calcext:condition calcext:apply-style-name="rouge" calcext:value="between(93,95)" calcext:base-cell-address="Feuille1.BO17"/>
            <calcext:condition calcext:apply-style-name="orange" calcext:value="between(89,92)" calcext:base-cell-address="Feuille1.BO17"/>
            <calcext:condition calcext:apply-style-name="vert" calcext:value="&lt;89" calcext:base-cell-address="Feuille1.BO17"/>
          </calcext:conditional-format>
          <calcext:conditional-format calcext:target-range-address="Feuille1.BP17:Feuille1.BP17">
            <calcext:condition calcext:apply-style-name="violet" calcext:value="&gt;=96" calcext:base-cell-address="Feuille1.BP17"/>
            <calcext:condition calcext:apply-style-name="rouge" calcext:value="between(93,95)" calcext:base-cell-address="Feuille1.BP17"/>
            <calcext:condition calcext:apply-style-name="orange" calcext:value="between(89,92)" calcext:base-cell-address="Feuille1.BP17"/>
            <calcext:condition calcext:apply-style-name="vert" calcext:value="&lt;89" calcext:base-cell-address="Feuille1.BP17"/>
          </calcext:conditional-format>
          <calcext:conditional-format calcext:target-range-address="Feuille1.BM18:Feuille1.BM18">
            <calcext:condition calcext:apply-style-name="violet" calcext:value="&gt;=96" calcext:base-cell-address="Feuille1.BM18"/>
            <calcext:condition calcext:apply-style-name="rouge" calcext:value="between(93,95)" calcext:base-cell-address="Feuille1.BM18"/>
            <calcext:condition calcext:apply-style-name="orange" calcext:value="between(89,92)" calcext:base-cell-address="Feuille1.BM18"/>
            <calcext:condition calcext:apply-style-name="vert" calcext:value="&lt;89" calcext:base-cell-address="Feuille1.BM18"/>
          </calcext:conditional-format>
          <calcext:conditional-format calcext:target-range-address="Feuille1.BN18:Feuille1.BN18">
            <calcext:condition calcext:apply-style-name="violet" calcext:value="&gt;=96" calcext:base-cell-address="Feuille1.BN18"/>
            <calcext:condition calcext:apply-style-name="rouge" calcext:value="between(93,95)" calcext:base-cell-address="Feuille1.BN18"/>
            <calcext:condition calcext:apply-style-name="orange" calcext:value="between(89,92)" calcext:base-cell-address="Feuille1.BN18"/>
            <calcext:condition calcext:apply-style-name="vert" calcext:value="&lt;89" calcext:base-cell-address="Feuille1.BN18"/>
          </calcext:conditional-format>
          <calcext:conditional-format calcext:target-range-address="Feuille1.BO18:Feuille1.BO18">
            <calcext:condition calcext:apply-style-name="violet" calcext:value="&gt;=96" calcext:base-cell-address="Feuille1.BO18"/>
            <calcext:condition calcext:apply-style-name="rouge" calcext:value="between(93,95)" calcext:base-cell-address="Feuille1.BO18"/>
            <calcext:condition calcext:apply-style-name="orange" calcext:value="between(89,92)" calcext:base-cell-address="Feuille1.BO18"/>
            <calcext:condition calcext:apply-style-name="vert" calcext:value="&lt;89" calcext:base-cell-address="Feuille1.BO18"/>
          </calcext:conditional-format>
          <calcext:conditional-format calcext:target-range-address="Feuille1.BP18:Feuille1.BP18">
            <calcext:condition calcext:apply-style-name="violet" calcext:value="&gt;=96" calcext:base-cell-address="Feuille1.BP18"/>
            <calcext:condition calcext:apply-style-name="rouge" calcext:value="between(93,95)" calcext:base-cell-address="Feuille1.BP18"/>
            <calcext:condition calcext:apply-style-name="orange" calcext:value="between(89,92)" calcext:base-cell-address="Feuille1.BP18"/>
            <calcext:condition calcext:apply-style-name="vert" calcext:value="&lt;89" calcext:base-cell-address="Feuille1.BP18"/>
          </calcext:conditional-format>
          <calcext:conditional-format calcext:target-range-address="Feuille1.BM20:Feuille1.BM20">
            <calcext:condition calcext:apply-style-name="vert" calcext:value="&lt;70" calcext:base-cell-address="Feuille1.BM20"/>
            <calcext:condition calcext:apply-style-name="Sans nom9" calcext:value="between(70,99)" calcext:base-cell-address="Feuille1.BM20"/>
            <calcext:condition calcext:apply-style-name="Sans nom10" calcext:value="between(100,149)" calcext:base-cell-address="Feuille1.BM20"/>
            <calcext:condition calcext:apply-style-name="Sans nom11" calcext:value="&gt;=150" calcext:base-cell-address="Feuille1.BM20"/>
          </calcext:conditional-format>
          <calcext:conditional-format calcext:target-range-address="Feuille1.BN20:Feuille1.BN20">
            <calcext:condition calcext:apply-style-name="vert" calcext:value="&lt;70" calcext:base-cell-address="Feuille1.BN20"/>
            <calcext:condition calcext:apply-style-name="Sans nom9" calcext:value="between(70,99)" calcext:base-cell-address="Feuille1.BN20"/>
            <calcext:condition calcext:apply-style-name="Sans nom10" calcext:value="between(100,149)" calcext:base-cell-address="Feuille1.BN20"/>
            <calcext:condition calcext:apply-style-name="Sans nom11" calcext:value="&gt;=150" calcext:base-cell-address="Feuille1.BN20"/>
          </calcext:conditional-format>
          <calcext:conditional-format calcext:target-range-address="Feuille1.BO20:Feuille1.BO20">
            <calcext:condition calcext:apply-style-name="vert" calcext:value="&lt;70" calcext:base-cell-address="Feuille1.BO20"/>
            <calcext:condition calcext:apply-style-name="Sans nom9" calcext:value="between(70,99)" calcext:base-cell-address="Feuille1.BO20"/>
            <calcext:condition calcext:apply-style-name="Sans nom10" calcext:value="between(100,149)" calcext:base-cell-address="Feuille1.BO20"/>
            <calcext:condition calcext:apply-style-name="Sans nom11" calcext:value="&gt;=150" calcext:base-cell-address="Feuille1.BO20"/>
          </calcext:conditional-format>
          <calcext:conditional-format calcext:target-range-address="Feuille1.BP20:Feuille1.CZ20">
            <calcext:condition calcext:apply-style-name="vert" calcext:value="&lt;70" calcext:base-cell-address="Feuille1.BP20"/>
            <calcext:condition calcext:apply-style-name="Sans nom9" calcext:value="between(70,99)" calcext:base-cell-address="Feuille1.BP20"/>
            <calcext:condition calcext:apply-style-name="Sans nom10" calcext:value="between(100,149)" calcext:base-cell-address="Feuille1.BP20"/>
            <calcext:condition calcext:apply-style-name="Sans nom11" calcext:value="&gt;=150" calcext:base-cell-address="Feuille1.BP20"/>
          </calcext:conditional-format>
          <calcext:conditional-format calcext:target-range-address="Feuille1.BM22:Feuille1.BM22">
            <calcext:condition calcext:apply-style-name="vert" calcext:value="&lt;70" calcext:base-cell-address="Feuille1.BM22"/>
            <calcext:condition calcext:apply-style-name="Sans nom9" calcext:value="between(70,99)" calcext:base-cell-address="Feuille1.BM22"/>
            <calcext:condition calcext:apply-style-name="Sans nom10" calcext:value="between(100,149)" calcext:base-cell-address="Feuille1.BM22"/>
            <calcext:condition calcext:apply-style-name="Sans nom11" calcext:value="&gt;=150" calcext:base-cell-address="Feuille1.BM22"/>
          </calcext:conditional-format>
          <calcext:conditional-format calcext:target-range-address="Feuille1.BN22:Feuille1.BN22">
            <calcext:condition calcext:apply-style-name="vert" calcext:value="&lt;70" calcext:base-cell-address="Feuille1.BN22"/>
            <calcext:condition calcext:apply-style-name="Sans nom9" calcext:value="between(70,99)" calcext:base-cell-address="Feuille1.BN22"/>
            <calcext:condition calcext:apply-style-name="Sans nom10" calcext:value="between(100,149)" calcext:base-cell-address="Feuille1.BN22"/>
            <calcext:condition calcext:apply-style-name="Sans nom11" calcext:value="&gt;=150" calcext:base-cell-address="Feuille1.BN22"/>
          </calcext:conditional-format>
          <calcext:conditional-format calcext:target-range-address="Feuille1.BO22:Feuille1.BO22">
            <calcext:condition calcext:apply-style-name="vert" calcext:value="&lt;70" calcext:base-cell-address="Feuille1.BO22"/>
            <calcext:condition calcext:apply-style-name="Sans nom9" calcext:value="between(70,99)" calcext:base-cell-address="Feuille1.BO22"/>
            <calcext:condition calcext:apply-style-name="Sans nom10" calcext:value="between(100,149)" calcext:base-cell-address="Feuille1.BO22"/>
            <calcext:condition calcext:apply-style-name="Sans nom11" calcext:value="&gt;=150" calcext:base-cell-address="Feuille1.BO22"/>
          </calcext:conditional-format>
          <calcext:conditional-format calcext:target-range-address="Feuille1.BP22:Feuille1.BT22">
            <calcext:condition calcext:apply-style-name="vert" calcext:value="&lt;70" calcext:base-cell-address="Feuille1.BP22"/>
            <calcext:condition calcext:apply-style-name="Sans nom9" calcext:value="between(70,99)" calcext:base-cell-address="Feuille1.BP22"/>
            <calcext:condition calcext:apply-style-name="Sans nom10" calcext:value="between(100,149)" calcext:base-cell-address="Feuille1.BP22"/>
            <calcext:condition calcext:apply-style-name="Sans nom11" calcext:value="&gt;=150" calcext:base-cell-address="Feuille1.BP22"/>
          </calcext:conditional-format>
          <calcext:conditional-format calcext:target-range-address="Feuille1.BM23:Feuille1.BM23">
            <calcext:condition calcext:apply-style-name="vert" calcext:value="&lt;70" calcext:base-cell-address="Feuille1.BM23"/>
            <calcext:condition calcext:apply-style-name="Sans nom9" calcext:value="between(70,99)" calcext:base-cell-address="Feuille1.BM23"/>
            <calcext:condition calcext:apply-style-name="Sans nom10" calcext:value="between(100,149)" calcext:base-cell-address="Feuille1.BM23"/>
            <calcext:condition calcext:apply-style-name="Sans nom11" calcext:value="&gt;=150" calcext:base-cell-address="Feuille1.BM23"/>
          </calcext:conditional-format>
          <calcext:conditional-format calcext:target-range-address="Feuille1.BN23:Feuille1.BN23">
            <calcext:condition calcext:apply-style-name="vert" calcext:value="&lt;70" calcext:base-cell-address="Feuille1.BN23"/>
            <calcext:condition calcext:apply-style-name="Sans nom9" calcext:value="between(70,99)" calcext:base-cell-address="Feuille1.BN23"/>
            <calcext:condition calcext:apply-style-name="Sans nom10" calcext:value="between(100,149)" calcext:base-cell-address="Feuille1.BN23"/>
            <calcext:condition calcext:apply-style-name="Sans nom11" calcext:value="&gt;=150" calcext:base-cell-address="Feuille1.BN23"/>
          </calcext:conditional-format>
          <calcext:conditional-format calcext:target-range-address="Feuille1.BO23:Feuille1.BO23">
            <calcext:condition calcext:apply-style-name="vert" calcext:value="&lt;70" calcext:base-cell-address="Feuille1.BO23"/>
            <calcext:condition calcext:apply-style-name="Sans nom9" calcext:value="between(70,99)" calcext:base-cell-address="Feuille1.BO23"/>
            <calcext:condition calcext:apply-style-name="Sans nom10" calcext:value="between(100,149)" calcext:base-cell-address="Feuille1.BO23"/>
            <calcext:condition calcext:apply-style-name="Sans nom11" calcext:value="&gt;=150" calcext:base-cell-address="Feuille1.BO23"/>
          </calcext:conditional-format>
          <calcext:conditional-format calcext:target-range-address="Feuille1.BP23:Feuille1.BT23">
            <calcext:condition calcext:apply-style-name="vert" calcext:value="&lt;70" calcext:base-cell-address="Feuille1.BP23"/>
            <calcext:condition calcext:apply-style-name="Sans nom9" calcext:value="between(70,99)" calcext:base-cell-address="Feuille1.BP23"/>
            <calcext:condition calcext:apply-style-name="Sans nom10" calcext:value="between(100,149)" calcext:base-cell-address="Feuille1.BP23"/>
            <calcext:condition calcext:apply-style-name="Sans nom11" calcext:value="&gt;=150" calcext:base-cell-address="Feuille1.BP23"/>
          </calcext:conditional-format>
          <calcext:conditional-format calcext:target-range-address="Feuille1.BM24:Feuille1.BM24">
            <calcext:condition calcext:apply-style-name="vert" calcext:value="&lt;70" calcext:base-cell-address="Feuille1.BM24"/>
            <calcext:condition calcext:apply-style-name="Sans nom9" calcext:value="between(70,99)" calcext:base-cell-address="Feuille1.BM24"/>
            <calcext:condition calcext:apply-style-name="Sans nom10" calcext:value="between(100,149)" calcext:base-cell-address="Feuille1.BM24"/>
            <calcext:condition calcext:apply-style-name="Sans nom11" calcext:value="&gt;=150" calcext:base-cell-address="Feuille1.BM24"/>
          </calcext:conditional-format>
          <calcext:conditional-format calcext:target-range-address="Feuille1.BN24:Feuille1.BN24">
            <calcext:condition calcext:apply-style-name="vert" calcext:value="&lt;70" calcext:base-cell-address="Feuille1.BN24"/>
            <calcext:condition calcext:apply-style-name="Sans nom9" calcext:value="between(70,99)" calcext:base-cell-address="Feuille1.BN24"/>
            <calcext:condition calcext:apply-style-name="Sans nom10" calcext:value="between(100,149)" calcext:base-cell-address="Feuille1.BN24"/>
            <calcext:condition calcext:apply-style-name="Sans nom11" calcext:value="&gt;=150" calcext:base-cell-address="Feuille1.BN24"/>
          </calcext:conditional-format>
          <calcext:conditional-format calcext:target-range-address="Feuille1.BO24:Feuille1.BO24">
            <calcext:condition calcext:apply-style-name="vert" calcext:value="&lt;70" calcext:base-cell-address="Feuille1.BO24"/>
            <calcext:condition calcext:apply-style-name="Sans nom9" calcext:value="between(70,99)" calcext:base-cell-address="Feuille1.BO24"/>
            <calcext:condition calcext:apply-style-name="Sans nom10" calcext:value="between(100,149)" calcext:base-cell-address="Feuille1.BO24"/>
            <calcext:condition calcext:apply-style-name="Sans nom11" calcext:value="&gt;=150" calcext:base-cell-address="Feuille1.BO24"/>
          </calcext:conditional-format>
          <calcext:conditional-format calcext:target-range-address="Feuille1.BP24:Feuille1.BT24">
            <calcext:condition calcext:apply-style-name="vert" calcext:value="&lt;70" calcext:base-cell-address="Feuille1.BP24"/>
            <calcext:condition calcext:apply-style-name="Sans nom9" calcext:value="between(70,99)" calcext:base-cell-address="Feuille1.BP24"/>
            <calcext:condition calcext:apply-style-name="Sans nom10" calcext:value="between(100,149)" calcext:base-cell-address="Feuille1.BP24"/>
            <calcext:condition calcext:apply-style-name="Sans nom11" calcext:value="&gt;=150" calcext:base-cell-address="Feuille1.BP24"/>
          </calcext:conditional-format>
          <calcext:conditional-format calcext:target-range-address="Feuille1.BM25:Feuille1.BM25">
            <calcext:condition calcext:apply-style-name="vert" calcext:value="&lt;70" calcext:base-cell-address="Feuille1.BM25"/>
            <calcext:condition calcext:apply-style-name="Sans nom9" calcext:value="between(70,99)" calcext:base-cell-address="Feuille1.BM25"/>
            <calcext:condition calcext:apply-style-name="Sans nom10" calcext:value="between(100,149)" calcext:base-cell-address="Feuille1.BM25"/>
            <calcext:condition calcext:apply-style-name="Sans nom11" calcext:value="&gt;=150" calcext:base-cell-address="Feuille1.BM25"/>
          </calcext:conditional-format>
          <calcext:conditional-format calcext:target-range-address="Feuille1.BN25:Feuille1.BN25">
            <calcext:condition calcext:apply-style-name="vert" calcext:value="&lt;70" calcext:base-cell-address="Feuille1.BN25"/>
            <calcext:condition calcext:apply-style-name="Sans nom9" calcext:value="between(70,99)" calcext:base-cell-address="Feuille1.BN25"/>
            <calcext:condition calcext:apply-style-name="Sans nom10" calcext:value="between(100,149)" calcext:base-cell-address="Feuille1.BN25"/>
            <calcext:condition calcext:apply-style-name="Sans nom11" calcext:value="&gt;=150" calcext:base-cell-address="Feuille1.BN25"/>
          </calcext:conditional-format>
          <calcext:conditional-format calcext:target-range-address="Feuille1.BO25:Feuille1.BO25">
            <calcext:condition calcext:apply-style-name="vert" calcext:value="&lt;70" calcext:base-cell-address="Feuille1.BO25"/>
            <calcext:condition calcext:apply-style-name="Sans nom9" calcext:value="between(70,99)" calcext:base-cell-address="Feuille1.BO25"/>
            <calcext:condition calcext:apply-style-name="Sans nom10" calcext:value="between(100,149)" calcext:base-cell-address="Feuille1.BO25"/>
            <calcext:condition calcext:apply-style-name="Sans nom11" calcext:value="&gt;=150" calcext:base-cell-address="Feuille1.BO25"/>
          </calcext:conditional-format>
          <calcext:conditional-format calcext:target-range-address="Feuille1.BP25:Feuille1.BT25">
            <calcext:condition calcext:apply-style-name="vert" calcext:value="&lt;70" calcext:base-cell-address="Feuille1.BP25"/>
            <calcext:condition calcext:apply-style-name="Sans nom9" calcext:value="between(70,99)" calcext:base-cell-address="Feuille1.BP25"/>
            <calcext:condition calcext:apply-style-name="Sans nom10" calcext:value="between(100,149)" calcext:base-cell-address="Feuille1.BP25"/>
            <calcext:condition calcext:apply-style-name="Sans nom11" calcext:value="&gt;=150" calcext:base-cell-address="Feuille1.BP25"/>
          </calcext:conditional-format>
          <calcext:conditional-format calcext:target-range-address="Feuille1.BM26:Feuille1.BM26">
            <calcext:condition calcext:apply-style-name="vert" calcext:value="&lt;70" calcext:base-cell-address="Feuille1.BM26"/>
            <calcext:condition calcext:apply-style-name="Sans nom9" calcext:value="between(70,99)" calcext:base-cell-address="Feuille1.BM26"/>
            <calcext:condition calcext:apply-style-name="Sans nom10" calcext:value="between(100,149)" calcext:base-cell-address="Feuille1.BM26"/>
            <calcext:condition calcext:apply-style-name="Sans nom11" calcext:value="&gt;=150" calcext:base-cell-address="Feuille1.BM26"/>
          </calcext:conditional-format>
          <calcext:conditional-format calcext:target-range-address="Feuille1.BN26:Feuille1.BN26">
            <calcext:condition calcext:apply-style-name="vert" calcext:value="&lt;70" calcext:base-cell-address="Feuille1.BN26"/>
            <calcext:condition calcext:apply-style-name="Sans nom9" calcext:value="between(70,99)" calcext:base-cell-address="Feuille1.BN26"/>
            <calcext:condition calcext:apply-style-name="Sans nom10" calcext:value="between(100,149)" calcext:base-cell-address="Feuille1.BN26"/>
            <calcext:condition calcext:apply-style-name="Sans nom11" calcext:value="&gt;=150" calcext:base-cell-address="Feuille1.BN26"/>
          </calcext:conditional-format>
          <calcext:conditional-format calcext:target-range-address="Feuille1.BO26:Feuille1.BO26">
            <calcext:condition calcext:apply-style-name="vert" calcext:value="&lt;70" calcext:base-cell-address="Feuille1.BO26"/>
            <calcext:condition calcext:apply-style-name="Sans nom9" calcext:value="between(70,99)" calcext:base-cell-address="Feuille1.BO26"/>
            <calcext:condition calcext:apply-style-name="Sans nom10" calcext:value="between(100,149)" calcext:base-cell-address="Feuille1.BO26"/>
            <calcext:condition calcext:apply-style-name="Sans nom11" calcext:value="&gt;=150" calcext:base-cell-address="Feuille1.BO26"/>
          </calcext:conditional-format>
          <calcext:conditional-format calcext:target-range-address="Feuille1.BM21:Feuille1.BM21">
            <calcext:condition calcext:apply-style-name="vert" calcext:value="&lt;70" calcext:base-cell-address="Feuille1.BM21"/>
            <calcext:condition calcext:apply-style-name="Sans nom9" calcext:value="between(70,99)" calcext:base-cell-address="Feuille1.BM21"/>
            <calcext:condition calcext:apply-style-name="Sans nom10" calcext:value="between(100,149)" calcext:base-cell-address="Feuille1.BM21"/>
            <calcext:condition calcext:apply-style-name="Sans nom11" calcext:value="&gt;=150" calcext:base-cell-address="Feuille1.BM21"/>
          </calcext:conditional-format>
          <calcext:conditional-format calcext:target-range-address="Feuille1.BN21:Feuille1.BN21">
            <calcext:condition calcext:apply-style-name="vert" calcext:value="&lt;70" calcext:base-cell-address="Feuille1.BN21"/>
            <calcext:condition calcext:apply-style-name="Sans nom9" calcext:value="between(70,99)" calcext:base-cell-address="Feuille1.BN21"/>
            <calcext:condition calcext:apply-style-name="Sans nom10" calcext:value="between(100,149)" calcext:base-cell-address="Feuille1.BN21"/>
            <calcext:condition calcext:apply-style-name="Sans nom11" calcext:value="&gt;=150" calcext:base-cell-address="Feuille1.BN21"/>
          </calcext:conditional-format>
          <calcext:conditional-format calcext:target-range-address="Feuille1.BO21:Feuille1.BO21">
            <calcext:condition calcext:apply-style-name="vert" calcext:value="&lt;70" calcext:base-cell-address="Feuille1.BO21"/>
            <calcext:condition calcext:apply-style-name="Sans nom9" calcext:value="between(70,99)" calcext:base-cell-address="Feuille1.BO21"/>
            <calcext:condition calcext:apply-style-name="Sans nom10" calcext:value="between(100,149)" calcext:base-cell-address="Feuille1.BO21"/>
            <calcext:condition calcext:apply-style-name="Sans nom11" calcext:value="&gt;=150" calcext:base-cell-address="Feuille1.BO21"/>
          </calcext:conditional-format>
          <calcext:conditional-format calcext:target-range-address="Feuille1.CJ21:Feuille1.CL21 Feuille1.CJ22:Feuille1.CL25 Feuille1.BP21:Feuille1.CE21 Feuille1.BU22:Feuille1.CE25 Feuille1.CF21:Feuille1.CI25 Feuille1.CM21:Feuille1.CZ25">
            <calcext:condition calcext:apply-style-name="vert" calcext:value="&lt;70" calcext:base-cell-address="Feuille1.BP21"/>
            <calcext:condition calcext:apply-style-name="Sans nom9" calcext:value="between(70,99)" calcext:base-cell-address="Feuille1.BP21"/>
            <calcext:condition calcext:apply-style-name="Sans nom10" calcext:value="between(100,149)" calcext:base-cell-address="Feuille1.BP21"/>
            <calcext:condition calcext:apply-style-name="Sans nom11" calcext:value="&gt;=150" calcext:base-cell-address="Feuille1.BP21"/>
          </calcext:conditional-format>
          <calcext:conditional-format calcext:target-range-address="Feuille1.BM28:Feuille1.BM28">
            <calcext:condition calcext:apply-style-name="vert" calcext:value="&lt;300" calcext:base-cell-address="Feuille1.BM28"/>
            <calcext:condition calcext:apply-style-name="orange" calcext:value="between(300,499)" calcext:base-cell-address="Feuille1.BM28"/>
            <calcext:condition calcext:apply-style-name="rouge" calcext:value="between(500,699)" calcext:base-cell-address="Feuille1.BM28"/>
            <calcext:condition calcext:apply-style-name="violet" calcext:value="&gt;=700" calcext:base-cell-address="Feuille1.BM28"/>
            <calcext:condition calcext:apply-style-name="Sans nom12" calcext:value="not-contains-text(0)" calcext:base-cell-address="Feuille1.BM28"/>
          </calcext:conditional-format>
          <calcext:conditional-format calcext:target-range-address="Feuille1.BN28:Feuille1.BN28">
            <calcext:condition calcext:apply-style-name="vert" calcext:value="&lt;300" calcext:base-cell-address="Feuille1.BN28"/>
            <calcext:condition calcext:apply-style-name="orange" calcext:value="between(300,499)" calcext:base-cell-address="Feuille1.BN28"/>
            <calcext:condition calcext:apply-style-name="rouge" calcext:value="between(500,699)" calcext:base-cell-address="Feuille1.BN28"/>
            <calcext:condition calcext:apply-style-name="violet" calcext:value="&gt;=700" calcext:base-cell-address="Feuille1.BN28"/>
            <calcext:condition calcext:apply-style-name="Sans nom12" calcext:value="not-contains-text(0)" calcext:base-cell-address="Feuille1.BN28"/>
          </calcext:conditional-format>
          <calcext:conditional-format calcext:target-range-address="Feuille1.BO28:Feuille1.BO28">
            <calcext:condition calcext:apply-style-name="vert" calcext:value="&lt;300" calcext:base-cell-address="Feuille1.BO28"/>
            <calcext:condition calcext:apply-style-name="orange" calcext:value="between(300,499)" calcext:base-cell-address="Feuille1.BO28"/>
            <calcext:condition calcext:apply-style-name="rouge" calcext:value="between(500,699)" calcext:base-cell-address="Feuille1.BO28"/>
            <calcext:condition calcext:apply-style-name="violet" calcext:value="&gt;=700" calcext:base-cell-address="Feuille1.BO28"/>
            <calcext:condition calcext:apply-style-name="Sans nom12" calcext:value="not-contains-text(0)" calcext:base-cell-address="Feuille1.BO28"/>
          </calcext:conditional-format>
          <calcext:conditional-format calcext:target-range-address="Feuille1.BP28:Feuille1.CL28 Feuille1.BU29:Feuille1.CL32 Feuille1.CM28:Feuille1.CZ32">
            <calcext:condition calcext:apply-style-name="vert" calcext:value="&lt;300" calcext:base-cell-address="Feuille1.BP28"/>
            <calcext:condition calcext:apply-style-name="orange" calcext:value="between(300,499)" calcext:base-cell-address="Feuille1.BP28"/>
            <calcext:condition calcext:apply-style-name="rouge" calcext:value="between(500,699)" calcext:base-cell-address="Feuille1.BP28"/>
            <calcext:condition calcext:apply-style-name="violet" calcext:value="&gt;=700" calcext:base-cell-address="Feuille1.BP28"/>
            <calcext:condition calcext:apply-style-name="Sans nom12" calcext:value="not-contains-text(0)" calcext:base-cell-address="Feuille1.BP28"/>
          </calcext:conditional-format>
          <calcext:conditional-format calcext:target-range-address="Feuille1.BM29:Feuille1.BM29">
            <calcext:condition calcext:apply-style-name="vert" calcext:value="&lt;300" calcext:base-cell-address="Feuille1.BM29"/>
            <calcext:condition calcext:apply-style-name="orange" calcext:value="between(300,499)" calcext:base-cell-address="Feuille1.BM29"/>
            <calcext:condition calcext:apply-style-name="rouge" calcext:value="between(500,699)" calcext:base-cell-address="Feuille1.BM29"/>
            <calcext:condition calcext:apply-style-name="violet" calcext:value="&gt;=700" calcext:base-cell-address="Feuille1.BM29"/>
            <calcext:condition calcext:apply-style-name="Sans nom12" calcext:value="not-contains-text(0)" calcext:base-cell-address="Feuille1.BM29"/>
          </calcext:conditional-format>
          <calcext:conditional-format calcext:target-range-address="Feuille1.BN29:Feuille1.BN29">
            <calcext:condition calcext:apply-style-name="vert" calcext:value="&lt;300" calcext:base-cell-address="Feuille1.BN29"/>
            <calcext:condition calcext:apply-style-name="orange" calcext:value="between(300,499)" calcext:base-cell-address="Feuille1.BN29"/>
            <calcext:condition calcext:apply-style-name="rouge" calcext:value="between(500,699)" calcext:base-cell-address="Feuille1.BN29"/>
            <calcext:condition calcext:apply-style-name="violet" calcext:value="&gt;=700" calcext:base-cell-address="Feuille1.BN29"/>
            <calcext:condition calcext:apply-style-name="Sans nom12" calcext:value="not-contains-text(0)" calcext:base-cell-address="Feuille1.BN29"/>
          </calcext:conditional-format>
          <calcext:conditional-format calcext:target-range-address="Feuille1.BO29:Feuille1.BO29">
            <calcext:condition calcext:apply-style-name="vert" calcext:value="&lt;300" calcext:base-cell-address="Feuille1.BO29"/>
            <calcext:condition calcext:apply-style-name="orange" calcext:value="between(300,499)" calcext:base-cell-address="Feuille1.BO29"/>
            <calcext:condition calcext:apply-style-name="rouge" calcext:value="between(500,699)" calcext:base-cell-address="Feuille1.BO29"/>
            <calcext:condition calcext:apply-style-name="violet" calcext:value="&gt;=700" calcext:base-cell-address="Feuille1.BO29"/>
            <calcext:condition calcext:apply-style-name="Sans nom12" calcext:value="not-contains-text(0)" calcext:base-cell-address="Feuille1.BO29"/>
          </calcext:conditional-format>
          <calcext:conditional-format calcext:target-range-address="Feuille1.BP29:Feuille1.BT29">
            <calcext:condition calcext:apply-style-name="vert" calcext:value="&lt;300" calcext:base-cell-address="Feuille1.BP29"/>
            <calcext:condition calcext:apply-style-name="orange" calcext:value="between(300,499)" calcext:base-cell-address="Feuille1.BP29"/>
            <calcext:condition calcext:apply-style-name="rouge" calcext:value="between(500,699)" calcext:base-cell-address="Feuille1.BP29"/>
            <calcext:condition calcext:apply-style-name="violet" calcext:value="&gt;=700" calcext:base-cell-address="Feuille1.BP29"/>
            <calcext:condition calcext:apply-style-name="Sans nom12" calcext:value="not-contains-text(0)" calcext:base-cell-address="Feuille1.BP29"/>
          </calcext:conditional-format>
          <calcext:conditional-format calcext:target-range-address="Feuille1.BM30:Feuille1.BM30">
            <calcext:condition calcext:apply-style-name="vert" calcext:value="&lt;300" calcext:base-cell-address="Feuille1.BM30"/>
            <calcext:condition calcext:apply-style-name="orange" calcext:value="between(300,499)" calcext:base-cell-address="Feuille1.BM30"/>
            <calcext:condition calcext:apply-style-name="rouge" calcext:value="between(500,699)" calcext:base-cell-address="Feuille1.BM30"/>
            <calcext:condition calcext:apply-style-name="violet" calcext:value="&gt;=700" calcext:base-cell-address="Feuille1.BM30"/>
            <calcext:condition calcext:apply-style-name="Sans nom12" calcext:value="not-contains-text(0)" calcext:base-cell-address="Feuille1.BM30"/>
          </calcext:conditional-format>
          <calcext:conditional-format calcext:target-range-address="Feuille1.BN30:Feuille1.BN30">
            <calcext:condition calcext:apply-style-name="vert" calcext:value="&lt;300" calcext:base-cell-address="Feuille1.BN30"/>
            <calcext:condition calcext:apply-style-name="orange" calcext:value="between(300,499)" calcext:base-cell-address="Feuille1.BN30"/>
            <calcext:condition calcext:apply-style-name="rouge" calcext:value="between(500,699)" calcext:base-cell-address="Feuille1.BN30"/>
            <calcext:condition calcext:apply-style-name="violet" calcext:value="&gt;=700" calcext:base-cell-address="Feuille1.BN30"/>
            <calcext:condition calcext:apply-style-name="Sans nom12" calcext:value="not-contains-text(0)" calcext:base-cell-address="Feuille1.BN30"/>
          </calcext:conditional-format>
          <calcext:conditional-format calcext:target-range-address="Feuille1.BO30:Feuille1.BO30">
            <calcext:condition calcext:apply-style-name="vert" calcext:value="&lt;300" calcext:base-cell-address="Feuille1.BO30"/>
            <calcext:condition calcext:apply-style-name="orange" calcext:value="between(300,499)" calcext:base-cell-address="Feuille1.BO30"/>
            <calcext:condition calcext:apply-style-name="rouge" calcext:value="between(500,699)" calcext:base-cell-address="Feuille1.BO30"/>
            <calcext:condition calcext:apply-style-name="violet" calcext:value="&gt;=700" calcext:base-cell-address="Feuille1.BO30"/>
            <calcext:condition calcext:apply-style-name="Sans nom12" calcext:value="not-contains-text(0)" calcext:base-cell-address="Feuille1.BO30"/>
          </calcext:conditional-format>
          <calcext:conditional-format calcext:target-range-address="Feuille1.BP30:Feuille1.BT30">
            <calcext:condition calcext:apply-style-name="vert" calcext:value="&lt;300" calcext:base-cell-address="Feuille1.BP30"/>
            <calcext:condition calcext:apply-style-name="orange" calcext:value="between(300,499)" calcext:base-cell-address="Feuille1.BP30"/>
            <calcext:condition calcext:apply-style-name="rouge" calcext:value="between(500,699)" calcext:base-cell-address="Feuille1.BP30"/>
            <calcext:condition calcext:apply-style-name="violet" calcext:value="&gt;=700" calcext:base-cell-address="Feuille1.BP30"/>
            <calcext:condition calcext:apply-style-name="Sans nom12" calcext:value="not-contains-text(0)" calcext:base-cell-address="Feuille1.BP30"/>
          </calcext:conditional-format>
          <calcext:conditional-format calcext:target-range-address="Feuille1.BM31:Feuille1.BM31">
            <calcext:condition calcext:apply-style-name="vert" calcext:value="&lt;300" calcext:base-cell-address="Feuille1.BM31"/>
            <calcext:condition calcext:apply-style-name="orange" calcext:value="between(300,499)" calcext:base-cell-address="Feuille1.BM31"/>
            <calcext:condition calcext:apply-style-name="rouge" calcext:value="between(500,699)" calcext:base-cell-address="Feuille1.BM31"/>
            <calcext:condition calcext:apply-style-name="violet" calcext:value="&gt;=700" calcext:base-cell-address="Feuille1.BM31"/>
            <calcext:condition calcext:apply-style-name="Sans nom12" calcext:value="not-contains-text(0)" calcext:base-cell-address="Feuille1.BM31"/>
          </calcext:conditional-format>
          <calcext:conditional-format calcext:target-range-address="Feuille1.BN31:Feuille1.BN31">
            <calcext:condition calcext:apply-style-name="vert" calcext:value="&lt;300" calcext:base-cell-address="Feuille1.BN31"/>
            <calcext:condition calcext:apply-style-name="orange" calcext:value="between(300,499)" calcext:base-cell-address="Feuille1.BN31"/>
            <calcext:condition calcext:apply-style-name="rouge" calcext:value="between(500,699)" calcext:base-cell-address="Feuille1.BN31"/>
            <calcext:condition calcext:apply-style-name="violet" calcext:value="&gt;=700" calcext:base-cell-address="Feuille1.BN31"/>
            <calcext:condition calcext:apply-style-name="Sans nom12" calcext:value="not-contains-text(0)" calcext:base-cell-address="Feuille1.BN31"/>
          </calcext:conditional-format>
          <calcext:conditional-format calcext:target-range-address="Feuille1.BO31:Feuille1.BO31">
            <calcext:condition calcext:apply-style-name="vert" calcext:value="&lt;300" calcext:base-cell-address="Feuille1.BO31"/>
            <calcext:condition calcext:apply-style-name="orange" calcext:value="between(300,499)" calcext:base-cell-address="Feuille1.BO31"/>
            <calcext:condition calcext:apply-style-name="rouge" calcext:value="between(500,699)" calcext:base-cell-address="Feuille1.BO31"/>
            <calcext:condition calcext:apply-style-name="violet" calcext:value="&gt;=700" calcext:base-cell-address="Feuille1.BO31"/>
            <calcext:condition calcext:apply-style-name="Sans nom12" calcext:value="not-contains-text(0)" calcext:base-cell-address="Feuille1.BO31"/>
          </calcext:conditional-format>
          <calcext:conditional-format calcext:target-range-address="Feuille1.BP31:Feuille1.BT31">
            <calcext:condition calcext:apply-style-name="vert" calcext:value="&lt;300" calcext:base-cell-address="Feuille1.BP31"/>
            <calcext:condition calcext:apply-style-name="orange" calcext:value="between(300,499)" calcext:base-cell-address="Feuille1.BP31"/>
            <calcext:condition calcext:apply-style-name="rouge" calcext:value="between(500,699)" calcext:base-cell-address="Feuille1.BP31"/>
            <calcext:condition calcext:apply-style-name="violet" calcext:value="&gt;=700" calcext:base-cell-address="Feuille1.BP31"/>
            <calcext:condition calcext:apply-style-name="Sans nom12" calcext:value="not-contains-text(0)" calcext:base-cell-address="Feuille1.BP31"/>
          </calcext:conditional-format>
          <calcext:conditional-format calcext:target-range-address="Feuille1.BM32:Feuille1.BM32">
            <calcext:condition calcext:apply-style-name="vert" calcext:value="&lt;300" calcext:base-cell-address="Feuille1.BM32"/>
            <calcext:condition calcext:apply-style-name="orange" calcext:value="between(300,499)" calcext:base-cell-address="Feuille1.BM32"/>
            <calcext:condition calcext:apply-style-name="rouge" calcext:value="between(500,699)" calcext:base-cell-address="Feuille1.BM32"/>
            <calcext:condition calcext:apply-style-name="violet" calcext:value="&gt;=700" calcext:base-cell-address="Feuille1.BM32"/>
            <calcext:condition calcext:apply-style-name="Sans nom12" calcext:value="not-contains-text(0)" calcext:base-cell-address="Feuille1.BM32"/>
          </calcext:conditional-format>
          <calcext:conditional-format calcext:target-range-address="Feuille1.BN32:Feuille1.BN32">
            <calcext:condition calcext:apply-style-name="vert" calcext:value="&lt;300" calcext:base-cell-address="Feuille1.BN32"/>
            <calcext:condition calcext:apply-style-name="orange" calcext:value="between(300,499)" calcext:base-cell-address="Feuille1.BN32"/>
            <calcext:condition calcext:apply-style-name="rouge" calcext:value="between(500,699)" calcext:base-cell-address="Feuille1.BN32"/>
            <calcext:condition calcext:apply-style-name="violet" calcext:value="&gt;=700" calcext:base-cell-address="Feuille1.BN32"/>
            <calcext:condition calcext:apply-style-name="Sans nom12" calcext:value="not-contains-text(0)" calcext:base-cell-address="Feuille1.BN32"/>
          </calcext:conditional-format>
          <calcext:conditional-format calcext:target-range-address="Feuille1.BO32:Feuille1.BO32">
            <calcext:condition calcext:apply-style-name="vert" calcext:value="&lt;300" calcext:base-cell-address="Feuille1.BO32"/>
            <calcext:condition calcext:apply-style-name="orange" calcext:value="between(300,499)" calcext:base-cell-address="Feuille1.BO32"/>
            <calcext:condition calcext:apply-style-name="rouge" calcext:value="between(500,699)" calcext:base-cell-address="Feuille1.BO32"/>
            <calcext:condition calcext:apply-style-name="violet" calcext:value="&gt;=700" calcext:base-cell-address="Feuille1.BO32"/>
            <calcext:condition calcext:apply-style-name="Sans nom12" calcext:value="not-contains-text(0)" calcext:base-cell-address="Feuille1.BO32"/>
          </calcext:conditional-format>
          <calcext:conditional-format calcext:target-range-address="Feuille1.BP32:Feuille1.BT32">
            <calcext:condition calcext:apply-style-name="vert" calcext:value="&lt;300" calcext:base-cell-address="Feuille1.BP32"/>
            <calcext:condition calcext:apply-style-name="orange" calcext:value="between(300,499)" calcext:base-cell-address="Feuille1.BP32"/>
            <calcext:condition calcext:apply-style-name="rouge" calcext:value="between(500,699)" calcext:base-cell-address="Feuille1.BP32"/>
            <calcext:condition calcext:apply-style-name="violet" calcext:value="&gt;=700" calcext:base-cell-address="Feuille1.BP32"/>
            <calcext:condition calcext:apply-style-name="Sans nom12" calcext:value="not-contains-text(0)" calcext:base-cell-address="Feuille1.BP32"/>
          </calcext:conditional-format>
          <calcext:conditional-format calcext:target-range-address="Feuille1.BM33:Feuille1.BM33">
            <calcext:condition calcext:apply-style-name="violet" calcext:value="&gt;=96" calcext:base-cell-address="Feuille1.BM33"/>
            <calcext:condition calcext:apply-style-name="rouge" calcext:value="between(93,95)" calcext:base-cell-address="Feuille1.BM33"/>
            <calcext:condition calcext:apply-style-name="orange" calcext:value="between(89,92)" calcext:base-cell-address="Feuille1.BM33"/>
            <calcext:condition calcext:apply-style-name="vert" calcext:value="&lt;89" calcext:base-cell-address="Feuille1.BM33"/>
          </calcext:conditional-format>
          <calcext:conditional-format calcext:target-range-address="Feuille1.BN33:Feuille1.BN33">
            <calcext:condition calcext:apply-style-name="violet" calcext:value="&gt;=96" calcext:base-cell-address="Feuille1.BN33"/>
            <calcext:condition calcext:apply-style-name="rouge" calcext:value="between(93,95)" calcext:base-cell-address="Feuille1.BN33"/>
            <calcext:condition calcext:apply-style-name="orange" calcext:value="between(89,92)" calcext:base-cell-address="Feuille1.BN33"/>
            <calcext:condition calcext:apply-style-name="vert" calcext:value="&lt;89" calcext:base-cell-address="Feuille1.BN33"/>
          </calcext:conditional-format>
          <calcext:conditional-format calcext:target-range-address="Feuille1.BO33:Feuille1.BO33">
            <calcext:condition calcext:apply-style-name="violet" calcext:value="&gt;=96" calcext:base-cell-address="Feuille1.BO33"/>
            <calcext:condition calcext:apply-style-name="rouge" calcext:value="between(93,95)" calcext:base-cell-address="Feuille1.BO33"/>
            <calcext:condition calcext:apply-style-name="orange" calcext:value="between(89,92)" calcext:base-cell-address="Feuille1.BO33"/>
            <calcext:condition calcext:apply-style-name="vert" calcext:value="&lt;89" calcext:base-cell-address="Feuille1.BO33"/>
          </calcext:conditional-format>
          <calcext:conditional-format calcext:target-range-address="Feuille1.BP33:Feuille1.BZ33">
            <calcext:condition calcext:apply-style-name="violet" calcext:value="&gt;=96" calcext:base-cell-address="Feuille1.BP33"/>
            <calcext:condition calcext:apply-style-name="rouge" calcext:value="between(93,95)" calcext:base-cell-address="Feuille1.BP33"/>
            <calcext:condition calcext:apply-style-name="orange" calcext:value="between(89,92)" calcext:base-cell-address="Feuille1.BP33"/>
            <calcext:condition calcext:apply-style-name="vert" calcext:value="&lt;89" calcext:base-cell-address="Feuille1.BP33"/>
          </calcext:conditional-format>
          <calcext:conditional-format calcext:target-range-address="Feuille1.BM27:Feuille1.BM27">
            <calcext:condition calcext:apply-style-name="vert" calcext:value="&lt;300" calcext:base-cell-address="Feuille1.BM27"/>
            <calcext:condition calcext:apply-style-name="orange" calcext:value="between(300,499)" calcext:base-cell-address="Feuille1.BM27"/>
            <calcext:condition calcext:apply-style-name="rouge" calcext:value="between(500,699)" calcext:base-cell-address="Feuille1.BM27"/>
            <calcext:condition calcext:apply-style-name="violet" calcext:value="&gt;=700" calcext:base-cell-address="Feuille1.BM27"/>
            <calcext:condition calcext:apply-style-name="Sans nom12" calcext:value="not-contains-text(0)" calcext:base-cell-address="Feuille1.BM27"/>
          </calcext:conditional-format>
          <calcext:conditional-format calcext:target-range-address="Feuille1.BN27:Feuille1.BN27">
            <calcext:condition calcext:apply-style-name="vert" calcext:value="&lt;300" calcext:base-cell-address="Feuille1.BN27"/>
            <calcext:condition calcext:apply-style-name="orange" calcext:value="between(300,499)" calcext:base-cell-address="Feuille1.BN27"/>
            <calcext:condition calcext:apply-style-name="rouge" calcext:value="between(500,699)" calcext:base-cell-address="Feuille1.BN27"/>
            <calcext:condition calcext:apply-style-name="violet" calcext:value="&gt;=700" calcext:base-cell-address="Feuille1.BN27"/>
            <calcext:condition calcext:apply-style-name="Sans nom12" calcext:value="not-contains-text(0)" calcext:base-cell-address="Feuille1.BN27"/>
          </calcext:conditional-format>
          <calcext:conditional-format calcext:target-range-address="Feuille1.BO27:Feuille1.BO27">
            <calcext:condition calcext:apply-style-name="vert" calcext:value="&lt;300" calcext:base-cell-address="Feuille1.BO27"/>
            <calcext:condition calcext:apply-style-name="orange" calcext:value="between(300,499)" calcext:base-cell-address="Feuille1.BO27"/>
            <calcext:condition calcext:apply-style-name="rouge" calcext:value="between(500,699)" calcext:base-cell-address="Feuille1.BO27"/>
            <calcext:condition calcext:apply-style-name="violet" calcext:value="&gt;=700" calcext:base-cell-address="Feuille1.BO27"/>
            <calcext:condition calcext:apply-style-name="Sans nom12" calcext:value="not-contains-text(0)" calcext:base-cell-address="Feuille1.BO27"/>
          </calcext:conditional-format>
          <calcext:conditional-format calcext:target-range-address="Feuille1.BP27:Feuille1.CZ27">
            <calcext:condition calcext:apply-style-name="vert" calcext:value="&lt;300" calcext:base-cell-address="Feuille1.BP27"/>
            <calcext:condition calcext:apply-style-name="orange" calcext:value="between(300,499)" calcext:base-cell-address="Feuille1.BP27"/>
            <calcext:condition calcext:apply-style-name="rouge" calcext:value="between(500,699)" calcext:base-cell-address="Feuille1.BP27"/>
            <calcext:condition calcext:apply-style-name="violet" calcext:value="&gt;=700" calcext:base-cell-address="Feuille1.BP27"/>
            <calcext:condition calcext:apply-style-name="Sans nom12" calcext:value="not-contains-text(0)" calcext:base-cell-address="Feuille1.BP27"/>
          </calcext:conditional-format>
          <calcext:conditional-format calcext:target-range-address="Feuille1.BR13:Feuille1.BR13">
            <calcext:condition calcext:apply-style-name="violet" calcext:value="&gt;=96" calcext:base-cell-address="Feuille1.BR13"/>
            <calcext:condition calcext:apply-style-name="rouge" calcext:value="between(93,95)" calcext:base-cell-address="Feuille1.BR13"/>
            <calcext:condition calcext:apply-style-name="orange" calcext:value="between(89,92)" calcext:base-cell-address="Feuille1.BR13"/>
            <calcext:condition calcext:apply-style-name="vert" calcext:value="&lt;89" calcext:base-cell-address="Feuille1.BR13"/>
          </calcext:conditional-format>
          <calcext:conditional-format calcext:target-range-address="Feuille1.BS13:Feuille1.BS13 Feuille1.BU13:Feuille1.CZ13">
            <calcext:condition calcext:apply-style-name="violet" calcext:value="&gt;=96" calcext:base-cell-address="Feuille1.BS13"/>
            <calcext:condition calcext:apply-style-name="rouge" calcext:value="between(93,95)" calcext:base-cell-address="Feuille1.BS13"/>
            <calcext:condition calcext:apply-style-name="orange" calcext:value="between(89,92)" calcext:base-cell-address="Feuille1.BS13"/>
            <calcext:condition calcext:apply-style-name="vert" calcext:value="&lt;89" calcext:base-cell-address="Feuille1.BS13"/>
          </calcext:conditional-format>
          <calcext:conditional-format calcext:target-range-address="Feuille1.BT13:Feuille1.BT13">
            <calcext:condition calcext:apply-style-name="violet" calcext:value="&gt;=96" calcext:base-cell-address="Feuille1.BT13"/>
            <calcext:condition calcext:apply-style-name="rouge" calcext:value="between(93,95)" calcext:base-cell-address="Feuille1.BT13"/>
            <calcext:condition calcext:apply-style-name="orange" calcext:value="between(89,92)" calcext:base-cell-address="Feuille1.BT13"/>
            <calcext:condition calcext:apply-style-name="vert" calcext:value="&lt;89" calcext:base-cell-address="Feuille1.BT13"/>
          </calcext:conditional-format>
          <calcext:conditional-format calcext:target-range-address="Feuille1.BR14:Feuille1.BR14">
            <calcext:condition calcext:apply-style-name="violet" calcext:value="&gt;=96" calcext:base-cell-address="Feuille1.BR14"/>
            <calcext:condition calcext:apply-style-name="rouge" calcext:value="between(93,95)" calcext:base-cell-address="Feuille1.BR14"/>
            <calcext:condition calcext:apply-style-name="orange" calcext:value="between(89,92)" calcext:base-cell-address="Feuille1.BR14"/>
            <calcext:condition calcext:apply-style-name="vert" calcext:value="&lt;89" calcext:base-cell-address="Feuille1.BR14"/>
          </calcext:conditional-format>
          <calcext:conditional-format calcext:target-range-address="Feuille1.BR15:Feuille1.BR15">
            <calcext:condition calcext:apply-style-name="violet" calcext:value="&gt;=96" calcext:base-cell-address="Feuille1.BR15"/>
            <calcext:condition calcext:apply-style-name="rouge" calcext:value="between(93,95)" calcext:base-cell-address="Feuille1.BR15"/>
            <calcext:condition calcext:apply-style-name="orange" calcext:value="between(89,92)" calcext:base-cell-address="Feuille1.BR15"/>
            <calcext:condition calcext:apply-style-name="vert" calcext:value="&lt;89" calcext:base-cell-address="Feuille1.BR15"/>
          </calcext:conditional-format>
          <calcext:conditional-format calcext:target-range-address="Feuille1.BR16:Feuille1.BR16">
            <calcext:condition calcext:apply-style-name="violet" calcext:value="&gt;=96" calcext:base-cell-address="Feuille1.BR16"/>
            <calcext:condition calcext:apply-style-name="rouge" calcext:value="between(93,95)" calcext:base-cell-address="Feuille1.BR16"/>
            <calcext:condition calcext:apply-style-name="orange" calcext:value="between(89,92)" calcext:base-cell-address="Feuille1.BR16"/>
            <calcext:condition calcext:apply-style-name="vert" calcext:value="&lt;89" calcext:base-cell-address="Feuille1.BR16"/>
          </calcext:conditional-format>
          <calcext:conditional-format calcext:target-range-address="Feuille1.BR17:Feuille1.BR17">
            <calcext:condition calcext:apply-style-name="violet" calcext:value="&gt;=96" calcext:base-cell-address="Feuille1.BR17"/>
            <calcext:condition calcext:apply-style-name="rouge" calcext:value="between(93,95)" calcext:base-cell-address="Feuille1.BR17"/>
            <calcext:condition calcext:apply-style-name="orange" calcext:value="between(89,92)" calcext:base-cell-address="Feuille1.BR17"/>
            <calcext:condition calcext:apply-style-name="vert" calcext:value="&lt;89" calcext:base-cell-address="Feuille1.BR17"/>
          </calcext:conditional-format>
          <calcext:conditional-format calcext:target-range-address="Feuille1.BR18:Feuille1.BR18">
            <calcext:condition calcext:apply-style-name="violet" calcext:value="&gt;=96" calcext:base-cell-address="Feuille1.BR18"/>
            <calcext:condition calcext:apply-style-name="rouge" calcext:value="between(93,95)" calcext:base-cell-address="Feuille1.BR18"/>
            <calcext:condition calcext:apply-style-name="orange" calcext:value="between(89,92)" calcext:base-cell-address="Feuille1.BR18"/>
            <calcext:condition calcext:apply-style-name="vert" calcext:value="&lt;89" calcext:base-cell-address="Feuille1.BR18"/>
          </calcext:conditional-format>
          <calcext:conditional-format calcext:target-range-address="Feuille1.BS14:Feuille1.BS14 Feuille1.BU14:Feuille1.CL14 Feuille1.BV15:Feuille1.CL18 Feuille1.CM14:Feuille1.CZ18">
            <calcext:condition calcext:apply-style-name="violet" calcext:value="&gt;=96" calcext:base-cell-address="Feuille1.BS14"/>
            <calcext:condition calcext:apply-style-name="rouge" calcext:value="between(93,95)" calcext:base-cell-address="Feuille1.BS14"/>
            <calcext:condition calcext:apply-style-name="orange" calcext:value="between(89,92)" calcext:base-cell-address="Feuille1.BS14"/>
            <calcext:condition calcext:apply-style-name="vert" calcext:value="&lt;89" calcext:base-cell-address="Feuille1.BS14"/>
          </calcext:conditional-format>
          <calcext:conditional-format calcext:target-range-address="Feuille1.BS15:Feuille1.BS15 Feuille1.BU15:Feuille1.BU15">
            <calcext:condition calcext:apply-style-name="violet" calcext:value="&gt;=96" calcext:base-cell-address="Feuille1.BS15"/>
            <calcext:condition calcext:apply-style-name="rouge" calcext:value="between(93,95)" calcext:base-cell-address="Feuille1.BS15"/>
            <calcext:condition calcext:apply-style-name="orange" calcext:value="between(89,92)" calcext:base-cell-address="Feuille1.BS15"/>
            <calcext:condition calcext:apply-style-name="vert" calcext:value="&lt;89" calcext:base-cell-address="Feuille1.BS15"/>
          </calcext:conditional-format>
          <calcext:conditional-format calcext:target-range-address="Feuille1.BS16:Feuille1.BS16 Feuille1.BU16:Feuille1.BU16">
            <calcext:condition calcext:apply-style-name="violet" calcext:value="&gt;=96" calcext:base-cell-address="Feuille1.BS16"/>
            <calcext:condition calcext:apply-style-name="rouge" calcext:value="between(93,95)" calcext:base-cell-address="Feuille1.BS16"/>
            <calcext:condition calcext:apply-style-name="orange" calcext:value="between(89,92)" calcext:base-cell-address="Feuille1.BS16"/>
            <calcext:condition calcext:apply-style-name="vert" calcext:value="&lt;89" calcext:base-cell-address="Feuille1.BS16"/>
          </calcext:conditional-format>
          <calcext:conditional-format calcext:target-range-address="Feuille1.BS17:Feuille1.BS17 Feuille1.BU17:Feuille1.BU17">
            <calcext:condition calcext:apply-style-name="violet" calcext:value="&gt;=96" calcext:base-cell-address="Feuille1.BS17"/>
            <calcext:condition calcext:apply-style-name="rouge" calcext:value="between(93,95)" calcext:base-cell-address="Feuille1.BS17"/>
            <calcext:condition calcext:apply-style-name="orange" calcext:value="between(89,92)" calcext:base-cell-address="Feuille1.BS17"/>
            <calcext:condition calcext:apply-style-name="vert" calcext:value="&lt;89" calcext:base-cell-address="Feuille1.BS17"/>
          </calcext:conditional-format>
          <calcext:conditional-format calcext:target-range-address="Feuille1.BS18:Feuille1.BS18 Feuille1.BU18:Feuille1.BU18">
            <calcext:condition calcext:apply-style-name="violet" calcext:value="&gt;=96" calcext:base-cell-address="Feuille1.BS18"/>
            <calcext:condition calcext:apply-style-name="rouge" calcext:value="between(93,95)" calcext:base-cell-address="Feuille1.BS18"/>
            <calcext:condition calcext:apply-style-name="orange" calcext:value="between(89,92)" calcext:base-cell-address="Feuille1.BS18"/>
            <calcext:condition calcext:apply-style-name="vert" calcext:value="&lt;89" calcext:base-cell-address="Feuille1.BS18"/>
          </calcext:conditional-format>
          <calcext:conditional-format calcext:target-range-address="Feuille1.BT14:Feuille1.BT14">
            <calcext:condition calcext:apply-style-name="violet" calcext:value="&gt;=96" calcext:base-cell-address="Feuille1.BT14"/>
            <calcext:condition calcext:apply-style-name="rouge" calcext:value="between(93,95)" calcext:base-cell-address="Feuille1.BT14"/>
            <calcext:condition calcext:apply-style-name="orange" calcext:value="between(89,92)" calcext:base-cell-address="Feuille1.BT14"/>
            <calcext:condition calcext:apply-style-name="vert" calcext:value="&lt;89" calcext:base-cell-address="Feuille1.BT14"/>
          </calcext:conditional-format>
          <calcext:conditional-format calcext:target-range-address="Feuille1.BT15:Feuille1.BT15">
            <calcext:condition calcext:apply-style-name="violet" calcext:value="&gt;=96" calcext:base-cell-address="Feuille1.BT15"/>
            <calcext:condition calcext:apply-style-name="rouge" calcext:value="between(93,95)" calcext:base-cell-address="Feuille1.BT15"/>
            <calcext:condition calcext:apply-style-name="orange" calcext:value="between(89,92)" calcext:base-cell-address="Feuille1.BT15"/>
            <calcext:condition calcext:apply-style-name="vert" calcext:value="&lt;89" calcext:base-cell-address="Feuille1.BT15"/>
          </calcext:conditional-format>
          <calcext:conditional-format calcext:target-range-address="Feuille1.BT16:Feuille1.BT16">
            <calcext:condition calcext:apply-style-name="violet" calcext:value="&gt;=96" calcext:base-cell-address="Feuille1.BT16"/>
            <calcext:condition calcext:apply-style-name="rouge" calcext:value="between(93,95)" calcext:base-cell-address="Feuille1.BT16"/>
            <calcext:condition calcext:apply-style-name="orange" calcext:value="between(89,92)" calcext:base-cell-address="Feuille1.BT16"/>
            <calcext:condition calcext:apply-style-name="vert" calcext:value="&lt;89" calcext:base-cell-address="Feuille1.BT16"/>
          </calcext:conditional-format>
          <calcext:conditional-format calcext:target-range-address="Feuille1.BT17:Feuille1.BT17">
            <calcext:condition calcext:apply-style-name="violet" calcext:value="&gt;=96" calcext:base-cell-address="Feuille1.BT17"/>
            <calcext:condition calcext:apply-style-name="rouge" calcext:value="between(93,95)" calcext:base-cell-address="Feuille1.BT17"/>
            <calcext:condition calcext:apply-style-name="orange" calcext:value="between(89,92)" calcext:base-cell-address="Feuille1.BT17"/>
            <calcext:condition calcext:apply-style-name="vert" calcext:value="&lt;89" calcext:base-cell-address="Feuille1.BT17"/>
          </calcext:conditional-format>
          <calcext:conditional-format calcext:target-range-address="Feuille1.BT18:Feuille1.BT18">
            <calcext:condition calcext:apply-style-name="violet" calcext:value="&gt;=96" calcext:base-cell-address="Feuille1.BT18"/>
            <calcext:condition calcext:apply-style-name="rouge" calcext:value="between(93,95)" calcext:base-cell-address="Feuille1.BT18"/>
            <calcext:condition calcext:apply-style-name="orange" calcext:value="between(89,92)" calcext:base-cell-address="Feuille1.BT18"/>
            <calcext:condition calcext:apply-style-name="vert" calcext:value="&lt;89" calcext:base-cell-address="Feuille1.BT18"/>
          </calcext:conditional-format>
          <calcext:conditional-format calcext:target-range-address="Feuille1.BR19:Feuille1.BR19">
            <calcext:condition calcext:apply-style-name="violet" calcext:value="&gt;=96" calcext:base-cell-address="Feuille1.BR19"/>
            <calcext:condition calcext:apply-style-name="rouge" calcext:value="between(93,95)" calcext:base-cell-address="Feuille1.BR19"/>
            <calcext:condition calcext:apply-style-name="orange" calcext:value="between(89,92)" calcext:base-cell-address="Feuille1.BR19"/>
            <calcext:condition calcext:apply-style-name="vert" calcext:value="&lt;89" calcext:base-cell-address="Feuille1.BR19"/>
          </calcext:conditional-format>
          <calcext:conditional-format calcext:target-range-address="Feuille1.BS19:Feuille1.BS19 Feuille1.BU19:Feuille1.CZ19">
            <calcext:condition calcext:apply-style-name="violet" calcext:value="&gt;=96" calcext:base-cell-address="Feuille1.BS19"/>
            <calcext:condition calcext:apply-style-name="rouge" calcext:value="between(93,95)" calcext:base-cell-address="Feuille1.BS19"/>
            <calcext:condition calcext:apply-style-name="orange" calcext:value="between(89,92)" calcext:base-cell-address="Feuille1.BS19"/>
            <calcext:condition calcext:apply-style-name="vert" calcext:value="&lt;89" calcext:base-cell-address="Feuille1.BS19"/>
          </calcext:conditional-format>
          <calcext:conditional-format calcext:target-range-address="Feuille1.BT19:Feuille1.BT19">
            <calcext:condition calcext:apply-style-name="violet" calcext:value="&gt;=96" calcext:base-cell-address="Feuille1.BT19"/>
            <calcext:condition calcext:apply-style-name="rouge" calcext:value="between(93,95)" calcext:base-cell-address="Feuille1.BT19"/>
            <calcext:condition calcext:apply-style-name="orange" calcext:value="between(89,92)" calcext:base-cell-address="Feuille1.BT19"/>
            <calcext:condition calcext:apply-style-name="vert" calcext:value="&lt;89" calcext:base-cell-address="Feuille1.BT19"/>
          </calcext:conditional-format>
          <calcext:conditional-format calcext:target-range-address="Feuille1.BP26:Feuille1.BP26">
            <calcext:condition calcext:apply-style-name="vert" calcext:value="&lt;70" calcext:base-cell-address="Feuille1.BP26"/>
            <calcext:condition calcext:apply-style-name="Sans nom9" calcext:value="between(70,99)" calcext:base-cell-address="Feuille1.BP26"/>
            <calcext:condition calcext:apply-style-name="Sans nom10" calcext:value="between(100,149)" calcext:base-cell-address="Feuille1.BP26"/>
            <calcext:condition calcext:apply-style-name="Sans nom11" calcext:value="&gt;=150" calcext:base-cell-address="Feuille1.BP26"/>
          </calcext:conditional-format>
          <calcext:conditional-format calcext:target-range-address="Feuille1.BQ26:Feuille1.BQ26">
            <calcext:condition calcext:apply-style-name="vert" calcext:value="&lt;70" calcext:base-cell-address="Feuille1.BQ26"/>
            <calcext:condition calcext:apply-style-name="Sans nom9" calcext:value="between(70,99)" calcext:base-cell-address="Feuille1.BQ26"/>
            <calcext:condition calcext:apply-style-name="Sans nom10" calcext:value="between(100,149)" calcext:base-cell-address="Feuille1.BQ26"/>
            <calcext:condition calcext:apply-style-name="Sans nom11" calcext:value="&gt;=150" calcext:base-cell-address="Feuille1.BQ26"/>
          </calcext:conditional-format>
          <calcext:conditional-format calcext:target-range-address="Feuille1.BR26:Feuille1.BR26">
            <calcext:condition calcext:apply-style-name="vert" calcext:value="&lt;70" calcext:base-cell-address="Feuille1.BR26"/>
            <calcext:condition calcext:apply-style-name="Sans nom9" calcext:value="between(70,99)" calcext:base-cell-address="Feuille1.BR26"/>
            <calcext:condition calcext:apply-style-name="Sans nom10" calcext:value="between(100,149)" calcext:base-cell-address="Feuille1.BR26"/>
            <calcext:condition calcext:apply-style-name="Sans nom11" calcext:value="&gt;=150" calcext:base-cell-address="Feuille1.BR26"/>
          </calcext:conditional-format>
          <calcext:conditional-format calcext:target-range-address="Feuille1.BS26:Feuille1.BS26">
            <calcext:condition calcext:apply-style-name="vert" calcext:value="&lt;70" calcext:base-cell-address="Feuille1.BS26"/>
            <calcext:condition calcext:apply-style-name="Sans nom9" calcext:value="between(70,99)" calcext:base-cell-address="Feuille1.BS26"/>
            <calcext:condition calcext:apply-style-name="Sans nom10" calcext:value="between(100,149)" calcext:base-cell-address="Feuille1.BS26"/>
            <calcext:condition calcext:apply-style-name="Sans nom11" calcext:value="&gt;=150" calcext:base-cell-address="Feuille1.BS26"/>
          </calcext:conditional-format>
          <calcext:conditional-format calcext:target-range-address="Feuille1.BT26:Feuille1.CZ26">
            <calcext:condition calcext:apply-style-name="vert" calcext:value="&lt;70" calcext:base-cell-address="Feuille1.BT26"/>
            <calcext:condition calcext:apply-style-name="Sans nom9" calcext:value="between(70,99)" calcext:base-cell-address="Feuille1.BT26"/>
            <calcext:condition calcext:apply-style-name="Sans nom10" calcext:value="between(100,149)" calcext:base-cell-address="Feuille1.BT26"/>
            <calcext:condition calcext:apply-style-name="Sans nom11" calcext:value="&gt;=150" calcext:base-cell-address="Feuille1.BT26"/>
          </calcext:conditional-format>
          <calcext:conditional-format calcext:target-range-address="Feuille1.BR6:Feuille1.BR7">
            <calcext:condition calcext:apply-style-name="vert" calcext:value="between(1,19)" calcext:base-cell-address="Feuille1.BR6"/>
            <calcext:condition calcext:apply-style-name="orange" calcext:value="between(20,29)" calcext:base-cell-address="Feuille1.BR6"/>
            <calcext:condition calcext:apply-style-name="rouge" calcext:value="between(30,50)" calcext:base-cell-address="Feuille1.BR6"/>
            <calcext:condition calcext:apply-style-name="violet" calcext:value="&gt;50" calcext:base-cell-address="Feuille1.BR6"/>
          </calcext:conditional-format>
          <calcext:conditional-format calcext:target-range-address="Feuille1.BQ6:Feuille1.BQ7">
            <calcext:condition calcext:apply-style-name="vert" calcext:value="between(1,19)" calcext:base-cell-address="Feuille1.BQ6"/>
            <calcext:condition calcext:apply-style-name="orange" calcext:value="between(20,29)" calcext:base-cell-address="Feuille1.BQ6"/>
            <calcext:condition calcext:apply-style-name="rouge" calcext:value="between(30,50)" calcext:base-cell-address="Feuille1.BQ6"/>
            <calcext:condition calcext:apply-style-name="violet" calcext:value="&gt;50" calcext:base-cell-address="Feuille1.BQ6"/>
          </calcext:conditional-format>
          <calcext:conditional-format calcext:target-range-address="Feuille1.BQ13:Feuille1.BQ13">
            <calcext:condition calcext:apply-style-name="violet" calcext:value="&gt;=96" calcext:base-cell-address="Feuille1.BQ13"/>
            <calcext:condition calcext:apply-style-name="rouge" calcext:value="between(93,95)" calcext:base-cell-address="Feuille1.BQ13"/>
            <calcext:condition calcext:apply-style-name="orange" calcext:value="between(89,92)" calcext:base-cell-address="Feuille1.BQ13"/>
            <calcext:condition calcext:apply-style-name="vert" calcext:value="&lt;89" calcext:base-cell-address="Feuille1.BQ13"/>
          </calcext:conditional-format>
          <calcext:conditional-format calcext:target-range-address="Feuille1.BQ19:Feuille1.BQ19">
            <calcext:condition calcext:apply-style-name="violet" calcext:value="&gt;=96" calcext:base-cell-address="Feuille1.BQ19"/>
            <calcext:condition calcext:apply-style-name="rouge" calcext:value="between(93,95)" calcext:base-cell-address="Feuille1.BQ19"/>
            <calcext:condition calcext:apply-style-name="orange" calcext:value="between(89,92)" calcext:base-cell-address="Feuille1.BQ19"/>
            <calcext:condition calcext:apply-style-name="vert" calcext:value="&lt;89" calcext:base-cell-address="Feuille1.BQ19"/>
          </calcext:conditional-format>
          <calcext:conditional-format calcext:target-range-address="Feuille1.BQ14:Feuille1.BQ14">
            <calcext:condition calcext:apply-style-name="violet" calcext:value="&gt;=96" calcext:base-cell-address="Feuille1.BQ14"/>
            <calcext:condition calcext:apply-style-name="rouge" calcext:value="between(93,95)" calcext:base-cell-address="Feuille1.BQ14"/>
            <calcext:condition calcext:apply-style-name="orange" calcext:value="between(89,92)" calcext:base-cell-address="Feuille1.BQ14"/>
            <calcext:condition calcext:apply-style-name="vert" calcext:value="&lt;89" calcext:base-cell-address="Feuille1.BQ14"/>
          </calcext:conditional-format>
          <calcext:conditional-format calcext:target-range-address="Feuille1.BQ15:Feuille1.BQ15">
            <calcext:condition calcext:apply-style-name="violet" calcext:value="&gt;=96" calcext:base-cell-address="Feuille1.BQ15"/>
            <calcext:condition calcext:apply-style-name="rouge" calcext:value="between(93,95)" calcext:base-cell-address="Feuille1.BQ15"/>
            <calcext:condition calcext:apply-style-name="orange" calcext:value="between(89,92)" calcext:base-cell-address="Feuille1.BQ15"/>
            <calcext:condition calcext:apply-style-name="vert" calcext:value="&lt;89" calcext:base-cell-address="Feuille1.BQ15"/>
          </calcext:conditional-format>
          <calcext:conditional-format calcext:target-range-address="Feuille1.BQ16:Feuille1.BQ16">
            <calcext:condition calcext:apply-style-name="violet" calcext:value="&gt;=96" calcext:base-cell-address="Feuille1.BQ16"/>
            <calcext:condition calcext:apply-style-name="rouge" calcext:value="between(93,95)" calcext:base-cell-address="Feuille1.BQ16"/>
            <calcext:condition calcext:apply-style-name="orange" calcext:value="between(89,92)" calcext:base-cell-address="Feuille1.BQ16"/>
            <calcext:condition calcext:apply-style-name="vert" calcext:value="&lt;89" calcext:base-cell-address="Feuille1.BQ16"/>
          </calcext:conditional-format>
          <calcext:conditional-format calcext:target-range-address="Feuille1.BQ17:Feuille1.BQ17">
            <calcext:condition calcext:apply-style-name="violet" calcext:value="&gt;=96" calcext:base-cell-address="Feuille1.BQ17"/>
            <calcext:condition calcext:apply-style-name="rouge" calcext:value="between(93,95)" calcext:base-cell-address="Feuille1.BQ17"/>
            <calcext:condition calcext:apply-style-name="orange" calcext:value="between(89,92)" calcext:base-cell-address="Feuille1.BQ17"/>
            <calcext:condition calcext:apply-style-name="vert" calcext:value="&lt;89" calcext:base-cell-address="Feuille1.BQ17"/>
          </calcext:conditional-format>
          <calcext:conditional-format calcext:target-range-address="Feuille1.BQ18:Feuille1.BQ18">
            <calcext:condition calcext:apply-style-name="violet" calcext:value="&gt;=96" calcext:base-cell-address="Feuille1.BQ18"/>
            <calcext:condition calcext:apply-style-name="rouge" calcext:value="between(93,95)" calcext:base-cell-address="Feuille1.BQ18"/>
            <calcext:condition calcext:apply-style-name="orange" calcext:value="between(89,92)" calcext:base-cell-address="Feuille1.BQ18"/>
            <calcext:condition calcext:apply-style-name="vert" calcext:value="&lt;89" calcext:base-cell-address="Feuille1.BQ18"/>
          </calcext:conditional-format>
          <calcext:conditional-format calcext:target-range-address="Feuille1.D63:Feuille1.CL63">
            <calcext:condition calcext:apply-style-name="vert" calcext:value="&lt;2" calcext:base-cell-address="Feuille1.D63"/>
            <calcext:condition calcext:apply-style-name="orange" calcext:value="between(2,4)" calcext:base-cell-address="Feuille1.D63"/>
            <calcext:condition calcext:apply-style-name="rouge" calcext:value="&gt;4" calcext:base-cell-address="Feuille1.D63"/>
          </calcext:conditional-format>
          <calcext:conditional-format calcext:target-range-address="Feuille1.D64:Feuille1.CL64">
            <calcext:condition calcext:apply-style-name="1/5 - NSV2 très faible" calcext:value="&lt;1" calcext:base-cell-address="Feuille1.D64"/>
            <calcext:condition calcext:apply-style-name="orange" calcext:value="between(1,4.99)" calcext:base-cell-address="Feuille1.D64"/>
            <calcext:condition calcext:apply-style-name="rouge" calcext:value="between(5,9.99)" calcext:base-cell-address="Feuille1.D64"/>
            <calcext:condition calcext:apply-style-name="violet" calcext:value="&gt;10" calcext:base-cell-address="Feuille1.D64"/>
          </calcext:conditional-format>
        </calcext:conditional-formats>
      </table:table>
      <table:table table:name="Feuille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ce10"/>
        <table:table-row table:style-name="ro1">
          <table:table-cell table:number-columns-repeated="8"/>
        </table:table-row>
        <table:table-row table:style-name="ro1">
          <table:table-cell table:style-name="ce1"/>
          <table:table-cell table:style-name="ce10" table:number-columns-repeated="2"/>
          <table:table-cell table:number-columns-repeated="2" table:style-name="ce26" office:value-type="date" office:date-value="2022-08-10" calcext:value-type="date">
            <text:p>mer. 10 août</text:p>
          </table:table-cell>
          <table:table-cell table:style-name="ce26"/>
          <table:table-cell table:number-columns-repeated="2" table:style-name="ce26" office:value-type="date" office:date-value="2022-08-11" calcext:value-type="date">
            <text:p>jeu. 11 août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2">
            <text:p>Température <text:span text:style-name="T1">(max)</text:span></text:p>
          </table:table-cell>
          <table:covered-table-cell table:style-name="ce6"/>
          <table:table-cell table:style-name="ce1" office:value-type="string" calcext:value-type="string">
            <text:p>Air (°C)</text:p>
          </table:table-cell>
          <table:table-cell table:number-columns-repeated="2" table:style-name="ce539" office:value-type="float" office:value="37" calcext:value-type="float">
            <text:p>37</text:p>
          </table:table-cell>
          <table:table-cell table:style-name="ce539"/>
          <table:table-cell table:number-columns-repeated="2" table:style-name="ce539" office:value-type="float" office:value="37" calcext:value-type="float">
            <text:p>37</text:p>
          </table:table-cell>
        </table:table-row>
        <table:table-row table:style-name="ro1">
          <table:covered-table-cell table:style-name="ce3"/>
          <table:covered-table-cell table:style-name="ce6"/>
          <table:table-cell table:style-name="ce1" office:value-type="string" calcext:value-type="string">
            <text:p>Chaussée (°C)</text:p>
          </table:table-cell>
          <table:table-cell table:style-name="ce539" table:number-columns-repeated="5"/>
        </table:table-row>
        <table:table-row table:style-name="ro1">
          <table:table-cell table:style-name="ce3" office:value-type="string" calcext:value-type="string" table:number-columns-spanned="2" table:number-rows-spanned="3">
            <text:p>Vent</text:p>
          </table:table-cell>
          <table:covered-table-cell table:style-name="ce6"/>
          <table:table-cell table:style-name="ce1" office:value-type="string" calcext:value-type="string">
            <text:p>Orientation</text:p>
          </table:table-cell>
          <table:table-cell table:number-columns-repeated="2" table:style-name="ce28" office:value-type="string" calcext:value-type="string">
            <text:p>NO / SE</text:p>
          </table:table-cell>
          <table:table-cell table:style-name="ce28"/>
          <table:table-cell table:number-columns-repeated="2" table:style-name="ce28" office:value-type="string" calcext:value-type="string">
            <text:p>SE / S</text:p>
          </table:table-cell>
        </table:table-row>
        <table:table-row table:style-name="ro1">
          <table:covered-table-cell table:number-columns-repeated="2" table:style-name="ce6"/>
          <table:table-cell table:style-name="ce1" office:value-type="string" calcext:value-type="string">
            <text:p>Vitesse (km/h)</text:p>
          </table:table-cell>
          <table:table-cell table:number-columns-repeated="2" table:style-name="ce540" office:value-type="float" office:value="20" calcext:value-type="float">
            <text:p>20</text:p>
          </table:table-cell>
          <table:table-cell table:style-name="ce540"/>
          <table:table-cell table:style-name="ce540" office:value-type="float" office:value="15" calcext:value-type="float">
            <text:p>15</text:p>
          </table:table-cell>
          <table:table-cell table:style-name="ce540" office:value-type="float" office:value="20" calcext:value-type="float">
            <text:p>20</text:p>
          </table:table-cell>
        </table:table-row>
        <table:table-row table:style-name="ro1">
          <table:covered-table-cell table:style-name="ce3"/>
          <table:covered-table-cell table:style-name="ce6"/>
          <table:table-cell table:style-name="ce1" office:value-type="string" calcext:value-type="string">
            <text:p>Rafales (km/h)</text:p>
          </table:table-cell>
          <table:table-cell table:style-name="ce540" office:value-type="float" office:value="40" calcext:value-type="float">
            <text:p>40</text:p>
          </table:table-cell>
          <table:table-cell table:style-name="ce540" office:value-type="float" office:value="45" calcext:value-type="float">
            <text:p>45</text:p>
          </table:table-cell>
          <table:table-cell table:style-name="ce540"/>
          <table:table-cell table:style-name="ce540" office:value-type="float" office:value="40" calcext:value-type="float">
            <text:p>40</text:p>
          </table:table-cell>
          <table:table-cell table:style-name="ce540"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2">
            <text:p>Humidité (%)</text:p>
          </table:table-cell>
          <table:covered-table-cell table:style-name="ce6"/>
          <table:table-cell table:style-name="ce1" office:value-type="string" calcext:value-type="string">
            <text:p>08h00</text:p>
          </table:table-cell>
          <table:table-cell table:style-name="ce540" office:value-type="float" office:value="40" calcext:value-type="float">
            <text:p>40</text:p>
          </table:table-cell>
          <table:table-cell table:style-name="ce556" office:value-type="float" office:value="40" calcext:value-type="float">
            <text:p>40</text:p>
          </table:table-cell>
          <table:table-cell table:style-name="ce539"/>
          <table:table-cell table:style-name="ce540" office:value-type="float" office:value="50" calcext:value-type="float">
            <text:p>50</text:p>
          </table:table-cell>
          <table:table-cell table:style-name="ce556" office:value-type="float" office:value="70" calcext:value-type="float">
            <text:p>70</text:p>
          </table:table-cell>
        </table:table-row>
        <table:table-row table:style-name="ro1">
          <table:covered-table-cell table:number-columns-repeated="2" table:style-name="ce3"/>
          <table:table-cell table:style-name="ce22" office:value-type="string" calcext:value-type="string">
            <text:p>17h00</text:p>
          </table:table-cell>
          <table:table-cell table:style-name="ce541" office:value-type="float" office:value="10" calcext:value-type="float">
            <text:p>10</text:p>
          </table:table-cell>
          <table:table-cell table:style-name="ce556" office:value-type="float" office:value="15" calcext:value-type="float">
            <text:p>15</text:p>
          </table:table-cell>
          <table:table-cell table:style-name="ce539"/>
          <table:table-cell table:style-name="ce541" office:value-type="float" office:value="35" calcext:value-type="float">
            <text:p>35</text:p>
          </table:table-cell>
          <table:table-cell table:style-name="ce556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2">
            <text:p>Nébulosité (%)</text:p>
          </table:table-cell>
          <table:covered-table-cell table:style-name="ce3"/>
          <table:table-cell table:style-name="ce22" office:value-type="string" calcext:value-type="string">
            <text:p>08h0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539"/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covered-table-cell table:number-columns-repeated="2" table:style-name="ce3"/>
          <table:table-cell table:style-name="ce22" office:value-type="string" calcext:value-type="string">
            <text:p>17h0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539"/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 table:number-columns-spanned="3" table:number-rows-spanned="1">
            <text:p>Pluie (mm)</text:p>
          </table:table-cell>
          <table:covered-table-cell table:style-name="ce3"/>
          <table:covered-table-cell table:style-name="ce6"/>
          <table:table-cell table:number-columns-repeated="2" table:style-name="ce28" office:value-type="float" office:value="0" calcext:value-type="float">
            <text:p>0</text:p>
          </table:table-cell>
          <table:table-cell table:style-name="ce539"/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1">
            <text:p>Indices</text:p>
            <text:p>Météo</text:p>
          </table:table-cell>
          <table:table-cell table:style-name="ce11" office:value-type="string" calcext:value-type="string" table:number-columns-spanned="1" table:number-rows-spanned="7">
            <text:p>ICLx</text:p>
          </table:table-cell>
          <table:table-cell table:style-name="ce23" office:value-type="string" calcext:value-type="string">
            <text:p>Grésigne (Castelnau)</text:p>
          </table:table-cell>
          <table:table-cell table:number-columns-repeated="2" table:style-name="ce542" office:value-type="float" office:value="98" calcext:value-type="float">
            <text:p>98</text:p>
          </table:table-cell>
          <table:table-cell table:style-name="ce539"/>
          <table:table-cell table:style-name="ce542" office:value-type="float" office:value="98" calcext:value-type="float">
            <text:p>98</text:p>
          </table:table-cell>
          <table:table-cell table:style-name="ce542" office:value-type="float" office:value="97" calcext:value-type="float">
            <text:p>97</text:p>
          </table:table-cell>
        </table:table-row>
        <table:table-row table:style-name="ro1">
          <table:covered-table-cell table:style-name="ce37"/>
          <table:covered-table-cell table:style-name="ce1"/>
          <table:table-cell table:style-name="ce24" office:value-type="string" calcext:value-type="string">
            <text:p>Ségala (Sérénac)</text:p>
          </table:table-cell>
          <table:table-cell table:number-columns-repeated="2" table:style-name="ce543" office:value-type="float" office:value="98" calcext:value-type="float">
            <text:p>98</text:p>
          </table:table-cell>
          <table:table-cell table:style-name="ce539"/>
          <table:table-cell table:style-name="ce543" office:value-type="float" office:value="98" calcext:value-type="float">
            <text:p>98</text:p>
          </table:table-cell>
          <table:table-cell table:style-name="ce543" office:value-type="float" office:value="97" calcext:value-type="float">
            <text:p>97</text:p>
          </table:table-cell>
        </table:table-row>
        <table:table-row table:style-name="ro1">
          <table:covered-table-cell table:style-name="ce37"/>
          <table:covered-table-cell table:style-name="ce1"/>
          <table:table-cell table:style-name="ce24" office:value-type="string" calcext:value-type="string">
            <text:p>Cocagne – Albigeois (Giroussens)</text:p>
          </table:table-cell>
          <table:table-cell table:number-columns-repeated="2" table:style-name="ce543" office:value-type="float" office:value="97" calcext:value-type="float">
            <text:p>97</text:p>
          </table:table-cell>
          <table:table-cell table:style-name="ce539"/>
          <table:table-cell table:style-name="ce543" office:value-type="float" office:value="98" calcext:value-type="float">
            <text:p>98</text:p>
          </table:table-cell>
          <table:table-cell table:style-name="ce543" office:value-type="float" office:value="97" calcext:value-type="float">
            <text:p>97</text:p>
          </table:table-cell>
        </table:table-row>
        <table:table-row table:style-name="ro1">
          <table:covered-table-cell table:style-name="ce37"/>
          <table:covered-table-cell table:style-name="ce1"/>
          <table:table-cell table:style-name="ce24" office:value-type="string" calcext:value-type="string">
            <text:p>Sidobre (Lacrouzette)</text:p>
          </table:table-cell>
          <table:table-cell table:number-columns-repeated="2" table:style-name="ce543" office:value-type="float" office:value="97" calcext:value-type="float">
            <text:p>97</text:p>
          </table:table-cell>
          <table:table-cell table:style-name="ce539"/>
          <table:table-cell table:number-columns-repeated="2" table:style-name="ce543" office:value-type="float" office:value="97" calcext:value-type="float">
            <text:p>97</text:p>
          </table:table-cell>
        </table:table-row>
        <table:table-row table:style-name="ro1">
          <table:covered-table-cell table:style-name="ce37"/>
          <table:covered-table-cell table:style-name="ce1"/>
          <table:table-cell table:style-name="ce24" office:value-type="string" calcext:value-type="string">
            <text:p>Castrais – Pastel (Puylaurens)</text:p>
          </table:table-cell>
          <table:table-cell table:number-columns-repeated="2" table:style-name="ce543" office:value-type="float" office:value="98" calcext:value-type="float">
            <text:p>98</text:p>
          </table:table-cell>
          <table:table-cell table:style-name="ce539"/>
          <table:table-cell table:style-name="ce543" office:value-type="float" office:value="98" calcext:value-type="float">
            <text:p>98</text:p>
          </table:table-cell>
          <table:table-cell table:style-name="ce543" office:value-type="float" office:value="97" calcext:value-type="float">
            <text:p>97</text:p>
          </table:table-cell>
        </table:table-row>
        <table:table-row table:style-name="ro1">
          <table:covered-table-cell table:style-name="ce37"/>
          <table:covered-table-cell table:style-name="ce1"/>
          <table:table-cell table:style-name="ce24" office:value-type="string" calcext:value-type="string">
            <text:p>Haut Languedoc (Nages)</text:p>
          </table:table-cell>
          <table:table-cell table:number-columns-repeated="2" table:style-name="ce543" office:value-type="float" office:value="96" calcext:value-type="float">
            <text:p>96</text:p>
          </table:table-cell>
          <table:table-cell table:style-name="ce539"/>
          <table:table-cell table:style-name="ce543" office:value-type="float" office:value="96" calcext:value-type="float">
            <text:p>96</text:p>
          </table:table-cell>
          <table:table-cell table:style-name="ce543" office:value-type="float" office:value="94" calcext:value-type="float">
            <text:p>94</text:p>
          </table:table-cell>
        </table:table-row>
        <table:table-row table:style-name="ro1">
          <table:covered-table-cell table:style-name="ce37"/>
          <table:covered-table-cell table:style-name="ce1"/>
          <table:table-cell table:style-name="ce24" office:value-type="string" calcext:value-type="string">
            <text:p>Montagne Noire (Escoussens)</text:p>
          </table:table-cell>
          <table:table-cell table:number-columns-repeated="2" table:style-name="ce543" office:value-type="float" office:value="97" calcext:value-type="float">
            <text:p>97</text:p>
          </table:table-cell>
          <table:table-cell table:style-name="ce539"/>
          <table:table-cell table:style-name="ce543" office:value-type="float" office:value="97" calcext:value-type="float">
            <text:p>97</text:p>
          </table:table-cell>
          <table:table-cell table:style-name="ce543" office:value-type="float" office:value="96" calcext:value-type="float">
            <text:p>96</text:p>
          </table:table-cell>
        </table:table-row>
        <table:table-row table:style-name="ro1">
          <table:covered-table-cell table:style-name="ce37"/>
          <table:table-cell table:style-name="ce37" office:value-type="string" calcext:value-type="string" table:number-columns-spanned="1" table:number-rows-spanned="7">
            <text:p>IH</text:p>
          </table:table-cell>
          <table:table-cell table:style-name="ce23" office:value-type="string" calcext:value-type="string">
            <text:p>Grésigne (Castelnau)</text:p>
          </table:table-cell>
          <table:table-cell table:number-columns-repeated="2" table:style-name="ce544" office:value-type="float" office:value="176" calcext:value-type="float">
            <text:p>176</text:p>
          </table:table-cell>
          <table:table-cell table:style-name="ce539"/>
          <table:table-cell table:number-columns-repeated="2" table:style-name="ce544" office:value-type="float" office:value="181" calcext:value-type="float">
            <text:p>181</text:p>
          </table:table-cell>
        </table:table-row>
        <table:table-row table:style-name="ro1">
          <table:covered-table-cell table:style-name="ce37"/>
          <table:covered-table-cell table:style-name="ce1"/>
          <table:table-cell table:style-name="ce24" office:value-type="string" calcext:value-type="string">
            <text:p>Ségala (Sérénac)</text:p>
          </table:table-cell>
          <table:table-cell table:style-name="ce545" office:value-type="float" office:value="196" calcext:value-type="float">
            <text:p>196</text:p>
          </table:table-cell>
          <table:table-cell table:style-name="ce545" office:value-type="float" office:value="195" calcext:value-type="float">
            <text:p>195</text:p>
          </table:table-cell>
          <table:table-cell table:style-name="ce539"/>
          <table:table-cell table:number-columns-repeated="2" table:style-name="ce545" office:value-type="float" office:value="201" calcext:value-type="float">
            <text:p>201</text:p>
          </table:table-cell>
        </table:table-row>
        <table:table-row table:style-name="ro1">
          <table:covered-table-cell table:style-name="ce37"/>
          <table:covered-table-cell table:style-name="ce1"/>
          <table:table-cell table:style-name="ce24" office:value-type="string" calcext:value-type="string">
            <text:p>Cocagne – Albigeois (Giroussens)</text:p>
          </table:table-cell>
          <table:table-cell table:style-name="ce545" office:value-type="float" office:value="164" calcext:value-type="float">
            <text:p>164</text:p>
          </table:table-cell>
          <table:table-cell table:style-name="ce545" office:value-type="float" office:value="163" calcext:value-type="float">
            <text:p>163</text:p>
          </table:table-cell>
          <table:table-cell table:style-name="ce539"/>
          <table:table-cell table:number-columns-repeated="2" table:style-name="ce545" office:value-type="float" office:value="169" calcext:value-type="float">
            <text:p>169</text:p>
          </table:table-cell>
        </table:table-row>
        <table:table-row table:style-name="ro1">
          <table:covered-table-cell table:style-name="ce37"/>
          <table:covered-table-cell table:style-name="ce1"/>
          <table:table-cell table:style-name="ce24" office:value-type="string" calcext:value-type="string">
            <text:p>Sidobre (Lacrouzette)</text:p>
          </table:table-cell>
          <table:table-cell table:number-columns-repeated="2" table:style-name="ce545" office:value-type="float" office:value="145" calcext:value-type="float">
            <text:p>145</text:p>
          </table:table-cell>
          <table:table-cell table:style-name="ce539"/>
          <table:table-cell table:number-columns-repeated="2" table:style-name="ce545" office:value-type="float" office:value="149" calcext:value-type="float">
            <text:p>149</text:p>
          </table:table-cell>
        </table:table-row>
        <table:table-row table:style-name="ro1">
          <table:covered-table-cell table:style-name="ce37"/>
          <table:covered-table-cell table:style-name="ce1"/>
          <table:table-cell table:style-name="ce24" office:value-type="string" calcext:value-type="string">
            <text:p>Castrais – Pastel (Puylaurens)</text:p>
          </table:table-cell>
          <table:table-cell table:style-name="ce545" office:value-type="float" office:value="159" calcext:value-type="float">
            <text:p>159</text:p>
          </table:table-cell>
          <table:table-cell table:style-name="ce545" office:value-type="float" office:value="157" calcext:value-type="float">
            <text:p>157</text:p>
          </table:table-cell>
          <table:table-cell table:style-name="ce539"/>
          <table:table-cell table:number-columns-repeated="2" table:style-name="ce545" office:value-type="float" office:value="163" calcext:value-type="float">
            <text:p>163</text:p>
          </table:table-cell>
        </table:table-row>
        <table:table-row table:style-name="ro1">
          <table:covered-table-cell table:style-name="ce37"/>
          <table:covered-table-cell table:style-name="ce1"/>
          <table:table-cell table:style-name="ce24" office:value-type="string" calcext:value-type="string">
            <text:p>Haut Languedoc (Nages)</text:p>
          </table:table-cell>
          <table:table-cell table:number-columns-repeated="2" table:style-name="ce545" office:value-type="float" office:value="123" calcext:value-type="float">
            <text:p>123</text:p>
          </table:table-cell>
          <table:table-cell table:style-name="ce539"/>
          <table:table-cell table:number-columns-repeated="2" table:style-name="ce545" office:value-type="float" office:value="126" calcext:value-type="float">
            <text:p>126</text:p>
          </table:table-cell>
        </table:table-row>
        <table:table-row table:style-name="ro1">
          <table:covered-table-cell table:style-name="ce37"/>
          <table:covered-table-cell table:style-name="ce12"/>
          <table:table-cell table:style-name="ce24" office:value-type="string" calcext:value-type="string">
            <text:p>Montagne Noire (Escoussens)</text:p>
          </table:table-cell>
          <table:table-cell table:number-columns-repeated="2" table:style-name="ce546" office:value-type="float" office:value="131" calcext:value-type="float">
            <text:p>131</text:p>
          </table:table-cell>
          <table:table-cell table:style-name="ce539"/>
          <table:table-cell table:number-columns-repeated="2" table:style-name="ce546" office:value-type="float" office:value="135" calcext:value-type="float">
            <text:p>135</text:p>
          </table:table-cell>
        </table:table-row>
        <table:table-row table:style-name="ro1">
          <table:covered-table-cell table:style-name="ce37"/>
          <table:table-cell table:style-name="ce1" office:value-type="string" calcext:value-type="string" table:number-columns-spanned="1" table:number-rows-spanned="7">
            <text:p>IS</text:p>
          </table:table-cell>
          <table:table-cell table:style-name="ce23" office:value-type="string" calcext:value-type="string">
            <text:p>Grésigne (Castelnau)</text:p>
          </table:table-cell>
          <table:table-cell table:number-columns-repeated="2" table:style-name="ce547" office:value-type="float" office:value="625" calcext:value-type="float">
            <text:p>625</text:p>
          </table:table-cell>
          <table:table-cell table:style-name="ce539"/>
          <table:table-cell table:number-columns-repeated="2" table:style-name="ce547" office:value-type="float" office:value="633" calcext:value-type="float">
            <text:p>633</text:p>
          </table:table-cell>
        </table:table-row>
        <table:table-row table:style-name="ro1">
          <table:covered-table-cell table:style-name="ce37"/>
          <table:covered-table-cell table:style-name="ce1"/>
          <table:table-cell table:style-name="ce24" office:value-type="string" calcext:value-type="string">
            <text:p>Ségala (Sérénac)</text:p>
          </table:table-cell>
          <table:table-cell table:number-columns-repeated="2" table:style-name="ce547" office:value-type="float" office:value="611" calcext:value-type="float">
            <text:p>611</text:p>
          </table:table-cell>
          <table:table-cell table:style-name="ce539"/>
          <table:table-cell table:number-columns-repeated="2" table:style-name="ce547" office:value-type="float" office:value="620" calcext:value-type="float">
            <text:p>620</text:p>
          </table:table-cell>
        </table:table-row>
        <table:table-row table:style-name="ro1">
          <table:covered-table-cell table:style-name="ce37"/>
          <table:covered-table-cell table:style-name="ce1"/>
          <table:table-cell table:style-name="ce24" office:value-type="string" calcext:value-type="string">
            <text:p>Cocagne – Albigeois (Giroussens)</text:p>
          </table:table-cell>
          <table:table-cell table:number-columns-repeated="2" table:style-name="ce547" office:value-type="float" office:value="684" calcext:value-type="float">
            <text:p>684</text:p>
          </table:table-cell>
          <table:table-cell table:style-name="ce539"/>
          <table:table-cell table:number-columns-repeated="2" table:style-name="ce547" office:value-type="float" office:value="692" calcext:value-type="float">
            <text:p>692</text:p>
          </table:table-cell>
        </table:table-row>
        <table:table-row table:style-name="ro1">
          <table:covered-table-cell table:style-name="ce37"/>
          <table:covered-table-cell table:style-name="ce1"/>
          <table:table-cell table:style-name="ce24" office:value-type="string" calcext:value-type="string">
            <text:p>Sidobre (Lacrouzette)</text:p>
          </table:table-cell>
          <table:table-cell table:style-name="ce547" office:value-type="float" office:value="588" calcext:value-type="float">
            <text:p>588</text:p>
          </table:table-cell>
          <table:table-cell table:style-name="ce547" office:value-type="float" office:value="592" calcext:value-type="float">
            <text:p>592</text:p>
          </table:table-cell>
          <table:table-cell table:style-name="ce539"/>
          <table:table-cell table:style-name="ce547" office:value-type="float" office:value="596" calcext:value-type="float">
            <text:p>596</text:p>
          </table:table-cell>
          <table:table-cell table:style-name="ce547" office:value-type="float" office:value="601" calcext:value-type="float">
            <text:p>601</text:p>
          </table:table-cell>
        </table:table-row>
        <table:table-row table:style-name="ro1">
          <table:covered-table-cell table:style-name="ce37"/>
          <table:covered-table-cell table:style-name="ce1"/>
          <table:table-cell table:style-name="ce24" office:value-type="string" calcext:value-type="string">
            <text:p>Castrais – Pastel (Puylaurens)</text:p>
          </table:table-cell>
          <table:table-cell table:number-columns-repeated="2" table:style-name="ce547" office:value-type="float" office:value="695" calcext:value-type="float">
            <text:p>695</text:p>
          </table:table-cell>
          <table:table-cell table:style-name="ce539"/>
          <table:table-cell table:number-columns-repeated="2" table:style-name="ce547" office:value-type="float" office:value="704" calcext:value-type="float">
            <text:p>704</text:p>
          </table:table-cell>
        </table:table-row>
        <table:table-row table:style-name="ro1">
          <table:covered-table-cell table:style-name="ce37"/>
          <table:covered-table-cell table:style-name="ce1"/>
          <table:table-cell table:style-name="ce24" office:value-type="string" calcext:value-type="string">
            <text:p>Haut Languedoc (Nages)</text:p>
          </table:table-cell>
          <table:table-cell table:number-columns-repeated="2" table:style-name="ce547" office:value-type="float" office:value="616" calcext:value-type="float">
            <text:p>616</text:p>
          </table:table-cell>
          <table:table-cell table:style-name="ce539"/>
          <table:table-cell table:number-columns-repeated="2" table:style-name="ce547" office:value-type="float" office:value="623" calcext:value-type="float">
            <text:p>623</text:p>
          </table:table-cell>
        </table:table-row>
        <table:table-row table:style-name="ro1">
          <table:covered-table-cell table:style-name="ce37"/>
          <table:covered-table-cell table:style-name="ce1"/>
          <table:table-cell table:style-name="ce24" office:value-type="string" calcext:value-type="string">
            <text:p>Montagne Noire (Escoussens)</text:p>
          </table:table-cell>
          <table:table-cell table:number-columns-repeated="2" table:style-name="ce547" office:value-type="float" office:value="602" calcext:value-type="float">
            <text:p>602</text:p>
          </table:table-cell>
          <table:table-cell table:style-name="ce539"/>
          <table:table-cell table:number-columns-repeated="2" table:style-name="ce547" office:value-type="float" office:value="610" calcext:value-type="float">
            <text:p>610</text:p>
          </table:table-cell>
        </table:table-row>
        <table:table-row table:style-name="ro1">
          <table:table-cell table:style-name="ce38" office:value-type="string" calcext:value-type="string" table:number-columns-spanned="1" table:number-rows-spanned="28">
            <text:p>Indicateurs de risques</text:p>
          </table:table-cell>
          <table:table-cell table:style-name="ce38" office:value-type="string" calcext:value-type="string" table:number-columns-spanned="1" table:number-rows-spanned="7">
            <text:p>IEPx</text:p>
            <text:p/>
            <text:p><text:span text:style-name="T2">(végétation légère et morte)</text:span></text:p>
          </table:table-cell>
          <table:table-cell table:style-name="ce23" office:value-type="string" calcext:value-type="string">
            <text:p>Grésigne</text:p>
          </table:table-cell>
          <table:table-cell table:style-name="ce548" table:content-validation-name="val1" office:value-type="string" calcext:value-type="string">
            <text:p>5/6 - très sévère</text:p>
          </table:table-cell>
          <table:table-cell table:style-name="ce548" table:content-validation-name="val1" office:value-type="string" calcext:value-type="string">
            <text:p>4/6 - sévère</text:p>
          </table:table-cell>
          <table:table-cell table:style-name="ce539"/>
          <table:table-cell table:number-columns-repeated="2" table:style-name="ce548" table:content-validation-name="val1" office:value-type="string" calcext:value-type="string">
            <text:p>4/6 - sévère</text:p>
          </table:table-cell>
        </table:table-row>
        <table:table-row table:style-name="ro1">
          <table:covered-table-cell table:style-name="ce7"/>
          <table:covered-table-cell table:style-name="ce13"/>
          <table:table-cell table:style-name="ce24" office:value-type="string" calcext:value-type="string">
            <text:p>Ségala</text:p>
          </table:table-cell>
          <table:table-cell table:style-name="ce549" table:content-validation-name="val1" office:value-type="string" calcext:value-type="string">
            <text:p>5/6 - très sévère</text:p>
          </table:table-cell>
          <table:table-cell table:style-name="ce549" table:content-validation-name="val1" office:value-type="string" calcext:value-type="string">
            <text:p>4/6 - sévère</text:p>
          </table:table-cell>
          <table:table-cell table:style-name="ce539"/>
          <table:table-cell table:number-columns-repeated="2" table:style-name="ce549" table:content-validation-name="val1" office:value-type="string" calcext:value-type="string">
            <text:p>4/6 - sévère</text:p>
          </table:table-cell>
        </table:table-row>
        <table:table-row table:style-name="ro1">
          <table:covered-table-cell table:style-name="ce7"/>
          <table:covered-table-cell table:style-name="ce13"/>
          <table:table-cell table:style-name="ce24" office:value-type="string" calcext:value-type="string">
            <text:p>Cocagne – Albigeois</text:p>
          </table:table-cell>
          <table:table-cell table:style-name="ce549" table:content-validation-name="val1" office:value-type="string" calcext:value-type="string">
            <text:p>6/6 - extrême</text:p>
          </table:table-cell>
          <table:table-cell table:style-name="ce549" table:content-validation-name="val1" office:value-type="string" calcext:value-type="string">
            <text:p>4/6 - sévère</text:p>
          </table:table-cell>
          <table:table-cell table:style-name="ce539"/>
          <table:table-cell table:style-name="ce549" table:content-validation-name="val1" office:value-type="string" calcext:value-type="string">
            <text:p>5/6 - très sévère</text:p>
          </table:table-cell>
          <table:table-cell table:style-name="ce549" table:content-validation-name="val1" office:value-type="string" calcext:value-type="string">
            <text:p>4/6 - sévère</text:p>
          </table:table-cell>
        </table:table-row>
        <table:table-row table:style-name="ro1">
          <table:covered-table-cell table:style-name="ce7"/>
          <table:covered-table-cell table:style-name="ce13"/>
          <table:table-cell table:style-name="ce24" office:value-type="string" calcext:value-type="string">
            <text:p>Sidobre</text:p>
          </table:table-cell>
          <table:table-cell table:number-columns-repeated="2" table:style-name="ce549" table:content-validation-name="val1" office:value-type="string" calcext:value-type="string">
            <text:p>4/6 - sévère</text:p>
          </table:table-cell>
          <table:table-cell table:style-name="ce539"/>
          <table:table-cell table:number-columns-repeated="2" table:style-name="ce549" table:content-validation-name="val1" office:value-type="string" calcext:value-type="string">
            <text:p>4/6 - sévère</text:p>
          </table:table-cell>
        </table:table-row>
        <table:table-row table:style-name="ro1">
          <table:covered-table-cell table:style-name="ce7"/>
          <table:covered-table-cell table:style-name="ce13"/>
          <table:table-cell table:style-name="ce24" office:value-type="string" calcext:value-type="string">
            <text:p>Castrais – Pastel</text:p>
          </table:table-cell>
          <table:table-cell table:style-name="ce549" table:content-validation-name="val1" office:value-type="string" calcext:value-type="string">
            <text:p>5/6 - très sévère</text:p>
          </table:table-cell>
          <table:table-cell table:style-name="ce549" table:content-validation-name="val1" office:value-type="string" calcext:value-type="string">
            <text:p>4/6 - sévère</text:p>
          </table:table-cell>
          <table:table-cell table:style-name="ce539"/>
          <table:table-cell table:number-columns-repeated="2" table:style-name="ce549" table:content-validation-name="val1" office:value-type="string" calcext:value-type="string">
            <text:p>4/6 - sévère</text:p>
          </table:table-cell>
        </table:table-row>
        <table:table-row table:style-name="ro1">
          <table:covered-table-cell table:style-name="ce7"/>
          <table:covered-table-cell table:style-name="ce13"/>
          <table:table-cell table:style-name="ce24" office:value-type="string" calcext:value-type="string">
            <text:p>Haut Languedoc</text:p>
          </table:table-cell>
          <table:table-cell table:number-columns-repeated="2" table:style-name="ce549" table:content-validation-name="val1" office:value-type="string" calcext:value-type="string">
            <text:p>4/6 - sévère</text:p>
          </table:table-cell>
          <table:table-cell table:style-name="ce539"/>
          <table:table-cell table:number-columns-repeated="2" table:style-name="ce549" table:content-validation-name="val1" office:value-type="string" calcext:value-type="string">
            <text:p>4/6 - sévère</text:p>
          </table:table-cell>
        </table:table-row>
        <table:table-row table:style-name="ro1">
          <table:covered-table-cell table:style-name="ce7"/>
          <table:covered-table-cell table:style-name="ce14"/>
          <table:table-cell table:style-name="ce25" office:value-type="string" calcext:value-type="string">
            <text:p>Montagne Noire</text:p>
          </table:table-cell>
          <table:table-cell table:number-columns-repeated="2" table:style-name="ce550" table:content-validation-name="val1" office:value-type="string" calcext:value-type="string">
            <text:p>4/6 - sévère</text:p>
          </table:table-cell>
          <table:table-cell table:style-name="ce539"/>
          <table:table-cell table:number-columns-repeated="2" table:style-name="ce550" table:content-validation-name="val1" office:value-type="string" calcext:value-type="string">
            <text:p>4/6 - sévère</text:p>
          </table:table-cell>
        </table:table-row>
        <table:table-row table:style-name="ro1">
          <table:covered-table-cell table:style-name="ce8"/>
          <table:table-cell table:style-name="ce15" office:value-type="string" calcext:value-type="string" table:number-columns-spanned="1" table:number-rows-spanned="7">
            <text:p>IFM</text:p>
            <text:p/>
            <text:p><text:span text:style-name="T2">(végétation vivante)</text:span></text:p>
          </table:table-cell>
          <table:table-cell table:style-name="ce24" office:value-type="string" calcext:value-type="string">
            <text:p>Grésigne</text:p>
          </table:table-cell>
          <table:table-cell table:number-columns-repeated="2" table:style-name="ce549" table:content-validation-name="val1" office:value-type="string" calcext:value-type="string">
            <text:p>4/6 - sévère</text:p>
          </table:table-cell>
          <table:table-cell table:style-name="ce549" table:content-validation-name="val1"/>
          <table:table-cell table:number-columns-repeated="2" table:style-name="ce549" table:content-validation-name="val1" office:value-type="string" calcext:value-type="string">
            <text:p>4/6 - sévère</text:p>
          </table:table-cell>
        </table:table-row>
        <table:table-row table:style-name="ro1">
          <table:covered-table-cell table:style-name="ce8"/>
          <table:covered-table-cell table:style-name="ce16"/>
          <table:table-cell table:style-name="ce24" office:value-type="string" calcext:value-type="string">
            <text:p>Ségala</text:p>
          </table:table-cell>
          <table:table-cell table:number-columns-repeated="2" table:style-name="ce549" table:content-validation-name="val1" office:value-type="string" calcext:value-type="string">
            <text:p>4/6 - sévère</text:p>
          </table:table-cell>
          <table:table-cell table:style-name="ce549" table:content-validation-name="val1"/>
          <table:table-cell table:style-name="ce549" table:content-validation-name="val1" office:value-type="string" calcext:value-type="string">
            <text:p>5/6 - très sévère</text:p>
          </table:table-cell>
          <table:table-cell table:style-name="ce549" table:content-validation-name="val1" office:value-type="string" calcext:value-type="string">
            <text:p>4/6 - sévère</text:p>
          </table:table-cell>
        </table:table-row>
        <table:table-row table:style-name="ro1">
          <table:covered-table-cell table:style-name="ce8"/>
          <table:covered-table-cell table:style-name="ce16"/>
          <table:table-cell table:style-name="ce24" office:value-type="string" calcext:value-type="string">
            <text:p>Cocagne – Albigeois</text:p>
          </table:table-cell>
          <table:table-cell table:number-columns-repeated="2" table:style-name="ce549" table:content-validation-name="val1" office:value-type="string" calcext:value-type="string">
            <text:p>4/6 - sévère</text:p>
          </table:table-cell>
          <table:table-cell table:style-name="ce549" table:content-validation-name="val1"/>
          <table:table-cell table:style-name="ce549" table:content-validation-name="val1" office:value-type="string" calcext:value-type="string">
            <text:p>5/6 - très sévère</text:p>
          </table:table-cell>
          <table:table-cell table:style-name="ce549" table:content-validation-name="val1" office:value-type="string" calcext:value-type="string">
            <text:p>4/6 - sévère</text:p>
          </table:table-cell>
        </table:table-row>
        <table:table-row table:style-name="ro1">
          <table:covered-table-cell table:style-name="ce8"/>
          <table:covered-table-cell table:style-name="ce16"/>
          <table:table-cell table:style-name="ce24" office:value-type="string" calcext:value-type="string">
            <text:p>Sidobre</text:p>
          </table:table-cell>
          <table:table-cell table:number-columns-repeated="2" table:style-name="ce549" table:content-validation-name="val1" office:value-type="string" calcext:value-type="string">
            <text:p>4/6 - sévère</text:p>
          </table:table-cell>
          <table:table-cell table:style-name="ce549" table:content-validation-name="val1"/>
          <table:table-cell table:number-columns-repeated="2" table:style-name="ce549" table:content-validation-name="val1" office:value-type="string" calcext:value-type="string">
            <text:p>4/6 - sévère</text:p>
          </table:table-cell>
        </table:table-row>
        <table:table-row table:style-name="ro1">
          <table:covered-table-cell table:style-name="ce8"/>
          <table:covered-table-cell table:style-name="ce16"/>
          <table:table-cell table:style-name="ce24" office:value-type="string" calcext:value-type="string">
            <text:p>Castrais – Pastel</text:p>
          </table:table-cell>
          <table:table-cell table:number-columns-repeated="2" table:style-name="ce549" table:content-validation-name="val1" office:value-type="string" calcext:value-type="string">
            <text:p>4/6 - sévère</text:p>
          </table:table-cell>
          <table:table-cell table:style-name="ce549" table:content-validation-name="val1"/>
          <table:table-cell table:style-name="ce549" table:content-validation-name="val1" office:value-type="string" calcext:value-type="string">
            <text:p>5/6 - très sévère</text:p>
          </table:table-cell>
          <table:table-cell table:style-name="ce549" table:content-validation-name="val1" office:value-type="string" calcext:value-type="string">
            <text:p>4/6 - sévère</text:p>
          </table:table-cell>
        </table:table-row>
        <table:table-row table:style-name="ro1">
          <table:covered-table-cell table:style-name="ce8"/>
          <table:covered-table-cell table:style-name="ce16"/>
          <table:table-cell table:style-name="ce24" office:value-type="string" calcext:value-type="string">
            <text:p>Haut Languedoc</text:p>
          </table:table-cell>
          <table:table-cell table:number-columns-repeated="2" table:style-name="ce549" table:content-validation-name="val1" office:value-type="string" calcext:value-type="string">
            <text:p>4/6 - sévère</text:p>
          </table:table-cell>
          <table:table-cell table:style-name="ce549" table:content-validation-name="val1"/>
          <table:table-cell table:style-name="ce549" table:content-validation-name="val1" office:value-type="string" calcext:value-type="string">
            <text:p>4/6 - sévère</text:p>
          </table:table-cell>
          <table:table-cell table:style-name="ce549" table:content-validation-name="val1" office:value-type="string" calcext:value-type="string">
            <text:p>3/6 - modéré</text:p>
          </table:table-cell>
        </table:table-row>
        <table:table-row table:style-name="ro1">
          <table:covered-table-cell table:style-name="ce8"/>
          <table:covered-table-cell table:style-name="ce16"/>
          <table:table-cell table:style-name="ce24" office:value-type="string" calcext:value-type="string">
            <text:p>Montagne Noire</text:p>
          </table:table-cell>
          <table:table-cell table:number-columns-repeated="2" table:style-name="ce549" table:content-validation-name="val1" office:value-type="string" calcext:value-type="string">
            <text:p>4/6 - sévère</text:p>
          </table:table-cell>
          <table:table-cell table:style-name="ce549" table:content-validation-name="val1"/>
          <table:table-cell table:number-columns-repeated="2" table:style-name="ce549" table:content-validation-name="val1" office:value-type="string" calcext:value-type="string">
            <text:p>4/6 - sévère</text:p>
          </table:table-cell>
        </table:table-row>
        <table:table-row table:style-name="ro1">
          <table:covered-table-cell table:style-name="ce8"/>
          <table:table-cell table:style-name="ce17" office:value-type="string" calcext:value-type="string" table:number-columns-spanned="1" table:number-rows-spanned="7">
            <text:p>NSV2</text:p>
            <text:p/>
            <text:p><text:span text:style-name="T2">(sécheresse strate arbustive)</text:span></text:p>
          </table:table-cell>
          <table:table-cell table:style-name="ce23" office:value-type="string" calcext:value-type="string">
            <text:p>Grésigne</text:p>
          </table:table-cell>
          <table:table-cell table:number-columns-repeated="2" table:style-name="ce551" table:content-validation-name="val2" office:value-type="string" calcext:value-type="string">
            <text:p>4/5 - forte</text:p>
          </table:table-cell>
          <table:table-cell table:style-name="ce551" table:content-validation-name="val2"/>
          <table:table-cell table:number-columns-repeated="2" table:style-name="ce551" table:content-validation-name="val2" office:value-type="string" calcext:value-type="string">
            <text:p>4/5 - forte</text:p>
          </table:table-cell>
        </table:table-row>
        <table:table-row table:style-name="ro1">
          <table:covered-table-cell table:style-name="ce8"/>
          <table:covered-table-cell table:style-name="ce16"/>
          <table:table-cell table:style-name="ce24" office:value-type="string" calcext:value-type="string">
            <text:p>Ségala</text:p>
          </table:table-cell>
          <table:table-cell table:number-columns-repeated="2" table:style-name="ce552" table:content-validation-name="val2" office:value-type="string" calcext:value-type="string">
            <text:p>4/5 - forte</text:p>
          </table:table-cell>
          <table:table-cell table:style-name="ce552" table:content-validation-name="val2"/>
          <table:table-cell table:number-columns-repeated="2" table:style-name="ce552" table:content-validation-name="val2" office:value-type="string" calcext:value-type="string">
            <text:p>4/5 - forte</text:p>
          </table:table-cell>
        </table:table-row>
        <table:table-row table:style-name="ro1">
          <table:covered-table-cell table:style-name="ce8"/>
          <table:covered-table-cell table:style-name="ce16"/>
          <table:table-cell table:style-name="ce24" office:value-type="string" calcext:value-type="string">
            <text:p>Cocagne – Albigeois</text:p>
          </table:table-cell>
          <table:table-cell table:number-columns-repeated="2" table:style-name="ce552" table:content-validation-name="val2" office:value-type="string" calcext:value-type="string">
            <text:p>4/5 - forte</text:p>
          </table:table-cell>
          <table:table-cell table:style-name="ce552" table:content-validation-name="val2"/>
          <table:table-cell table:number-columns-repeated="2" table:style-name="ce552" table:content-validation-name="val2" office:value-type="string" calcext:value-type="string">
            <text:p>5/5 - très forte</text:p>
          </table:table-cell>
        </table:table-row>
        <table:table-row table:style-name="ro1">
          <table:covered-table-cell table:style-name="ce8"/>
          <table:covered-table-cell table:style-name="ce16"/>
          <table:table-cell table:style-name="ce24" office:value-type="string" calcext:value-type="string">
            <text:p>Sidobre</text:p>
          </table:table-cell>
          <table:table-cell table:number-columns-repeated="2" table:style-name="ce552" table:content-validation-name="val2" office:value-type="string" calcext:value-type="string">
            <text:p>4/5 - forte</text:p>
          </table:table-cell>
          <table:table-cell table:style-name="ce552" table:content-validation-name="val2"/>
          <table:table-cell table:number-columns-repeated="2" table:style-name="ce552" table:content-validation-name="val2" office:value-type="string" calcext:value-type="string">
            <text:p>4/5 - forte</text:p>
          </table:table-cell>
        </table:table-row>
        <table:table-row table:style-name="ro1">
          <table:covered-table-cell table:style-name="ce8"/>
          <table:covered-table-cell table:style-name="ce16"/>
          <table:table-cell table:style-name="ce24" office:value-type="string" calcext:value-type="string">
            <text:p>Castrais – Pastel</text:p>
          </table:table-cell>
          <table:table-cell table:number-columns-repeated="2" table:style-name="ce552" table:content-validation-name="val2" office:value-type="string" calcext:value-type="string">
            <text:p>4/5 - forte</text:p>
          </table:table-cell>
          <table:table-cell table:style-name="ce552" table:content-validation-name="val2"/>
          <table:table-cell table:number-columns-repeated="2" table:style-name="ce552" table:content-validation-name="val2" office:value-type="string" calcext:value-type="string">
            <text:p>4/5 - forte</text:p>
          </table:table-cell>
        </table:table-row>
        <table:table-row table:style-name="ro1">
          <table:covered-table-cell table:style-name="ce8"/>
          <table:covered-table-cell table:style-name="ce16"/>
          <table:table-cell table:style-name="ce24" office:value-type="string" calcext:value-type="string">
            <text:p>Haut Languedoc</text:p>
          </table:table-cell>
          <table:table-cell table:number-columns-repeated="2" table:style-name="ce552" table:content-validation-name="val2" office:value-type="string" calcext:value-type="string">
            <text:p>4/5 - forte</text:p>
          </table:table-cell>
          <table:table-cell table:style-name="ce552" table:content-validation-name="val2"/>
          <table:table-cell table:number-columns-repeated="2" table:style-name="ce552" table:content-validation-name="val2" office:value-type="string" calcext:value-type="string">
            <text:p>4/5 - forte</text:p>
          </table:table-cell>
        </table:table-row>
        <table:table-row table:style-name="ro1">
          <table:covered-table-cell table:style-name="ce8"/>
          <table:covered-table-cell table:style-name="ce18"/>
          <table:table-cell table:style-name="ce25" office:value-type="string" calcext:value-type="string">
            <text:p>Montagne Noire</text:p>
          </table:table-cell>
          <table:table-cell table:number-columns-repeated="2" table:style-name="ce553" table:content-validation-name="val2" office:value-type="string" calcext:value-type="string">
            <text:p>4/5 - forte</text:p>
          </table:table-cell>
          <table:table-cell table:style-name="ce553" table:content-validation-name="val2"/>
          <table:table-cell table:number-columns-repeated="2" table:style-name="ce553" table:content-validation-name="val2" office:value-type="string" calcext:value-type="string">
            <text:p>4/5 - forte</text:p>
          </table:table-cell>
        </table:table-row>
        <table:table-row table:style-name="ro1">
          <table:covered-table-cell table:style-name="ce8"/>
          <table:table-cell table:style-name="ce19" office:value-type="string" calcext:value-type="string" table:number-columns-spanned="1" table:number-rows-spanned="7">
            <text:p>IDI</text:p>
            <text:p/>
            <text:p><text:span text:style-name="T2">(danger intégré)</text:span></text:p>
          </table:table-cell>
          <table:table-cell table:style-name="ce24" office:value-type="string" calcext:value-type="string">
            <text:p>Grésigne</text:p>
          </table:table-cell>
          <table:table-cell table:number-columns-repeated="2" table:style-name="ce554" table:content-validation-name="val3" office:value-type="string" calcext:value-type="string">
            <text:p>4/5 - sévère</text:p>
          </table:table-cell>
          <table:table-cell table:style-name="ce554" table:content-validation-name="val3"/>
          <table:table-cell table:number-columns-repeated="2" table:style-name="ce554" table:content-validation-name="val3" office:value-type="string" calcext:value-type="string">
            <text:p>4/5 - sévère</text:p>
          </table:table-cell>
        </table:table-row>
        <table:table-row table:style-name="ro1">
          <table:covered-table-cell table:style-name="ce8"/>
          <table:covered-table-cell table:style-name="ce16"/>
          <table:table-cell table:style-name="ce24" office:value-type="string" calcext:value-type="string">
            <text:p>Ségala</text:p>
          </table:table-cell>
          <table:table-cell table:style-name="ce554" table:content-validation-name="val3" office:value-type="string" calcext:value-type="string">
            <text:p>5/5 - très sévère</text:p>
          </table:table-cell>
          <table:table-cell table:style-name="ce554" table:content-validation-name="val3" office:value-type="string" calcext:value-type="string">
            <text:p>4/5 - sévère</text:p>
          </table:table-cell>
          <table:table-cell table:style-name="ce554" table:content-validation-name="val3"/>
          <table:table-cell table:number-columns-repeated="2" table:style-name="ce554" table:content-validation-name="val3" office:value-type="string" calcext:value-type="string">
            <text:p>4/5 - sévère</text:p>
          </table:table-cell>
        </table:table-row>
        <table:table-row table:style-name="ro1">
          <table:covered-table-cell table:style-name="ce8"/>
          <table:covered-table-cell table:style-name="ce16"/>
          <table:table-cell table:style-name="ce24" office:value-type="string" calcext:value-type="string">
            <text:p>Cocagne – Albigeois</text:p>
          </table:table-cell>
          <table:table-cell table:style-name="ce554" table:content-validation-name="val3" office:value-type="string" calcext:value-type="string">
            <text:p>5/5 - très sévère</text:p>
          </table:table-cell>
          <table:table-cell table:style-name="ce554" table:content-validation-name="val3" office:value-type="string" calcext:value-type="string">
            <text:p>4/5 - sévère</text:p>
          </table:table-cell>
          <table:table-cell table:style-name="ce554" table:content-validation-name="val3"/>
          <table:table-cell table:number-columns-repeated="2" table:style-name="ce554" table:content-validation-name="val3" office:value-type="string" calcext:value-type="string">
            <text:p>4/5 - sévère</text:p>
          </table:table-cell>
        </table:table-row>
        <table:table-row table:style-name="ro1">
          <table:covered-table-cell table:style-name="ce8"/>
          <table:covered-table-cell table:style-name="ce16"/>
          <table:table-cell table:style-name="ce24" office:value-type="string" calcext:value-type="string">
            <text:p>Sidobre</text:p>
          </table:table-cell>
          <table:table-cell table:number-columns-repeated="2" table:style-name="ce554" table:content-validation-name="val3" office:value-type="string" calcext:value-type="string">
            <text:p>4/5 - sévère</text:p>
          </table:table-cell>
          <table:table-cell table:style-name="ce554" table:content-validation-name="val3"/>
          <table:table-cell table:number-columns-repeated="2" table:style-name="ce554" table:content-validation-name="val3" office:value-type="string" calcext:value-type="string">
            <text:p>4/5 - sévère</text:p>
          </table:table-cell>
        </table:table-row>
        <table:table-row table:style-name="ro1">
          <table:covered-table-cell table:style-name="ce8"/>
          <table:covered-table-cell table:style-name="ce16"/>
          <table:table-cell table:style-name="ce24" office:value-type="string" calcext:value-type="string">
            <text:p>Castrais – Pastel</text:p>
          </table:table-cell>
          <table:table-cell table:style-name="ce554" table:content-validation-name="val3" office:value-type="string" calcext:value-type="string">
            <text:p>5/5 - très sévère</text:p>
          </table:table-cell>
          <table:table-cell table:style-name="ce554" table:content-validation-name="val3" office:value-type="string" calcext:value-type="string">
            <text:p>4/5 - sévère</text:p>
          </table:table-cell>
          <table:table-cell table:style-name="ce554" table:content-validation-name="val3"/>
          <table:table-cell table:number-columns-repeated="2" table:style-name="ce554" table:content-validation-name="val3" office:value-type="string" calcext:value-type="string">
            <text:p>4/5 - sévère</text:p>
          </table:table-cell>
        </table:table-row>
        <table:table-row table:style-name="ro1">
          <table:covered-table-cell table:style-name="ce8"/>
          <table:covered-table-cell table:style-name="ce16"/>
          <table:table-cell table:style-name="ce24" office:value-type="string" calcext:value-type="string">
            <text:p>Haut Languedoc</text:p>
          </table:table-cell>
          <table:table-cell table:number-columns-repeated="2" table:style-name="ce554" table:content-validation-name="val3" office:value-type="string" calcext:value-type="string">
            <text:p>4/5 - sévère</text:p>
          </table:table-cell>
          <table:table-cell table:style-name="ce554" table:content-validation-name="val3"/>
          <table:table-cell table:number-columns-repeated="2" table:style-name="ce554" table:content-validation-name="val3" office:value-type="string" calcext:value-type="string">
            <text:p>3/5 - modéré</text:p>
          </table:table-cell>
        </table:table-row>
        <table:table-row table:style-name="ro1">
          <table:covered-table-cell table:style-name="ce8"/>
          <table:covered-table-cell table:style-name="ce18"/>
          <table:table-cell table:style-name="ce25" office:value-type="string" calcext:value-type="string">
            <text:p>Montagne Noire</text:p>
          </table:table-cell>
          <table:table-cell table:number-columns-repeated="2" table:style-name="ce555" table:content-validation-name="val3" office:value-type="string" calcext:value-type="string">
            <text:p>4/5 - sévère</text:p>
          </table:table-cell>
          <table:table-cell table:style-name="ce555" table:content-validation-name="val3"/>
          <table:table-cell table:style-name="ce555" table:content-validation-name="val3" office:value-type="string" calcext:value-type="string">
            <text:p>3/5 - modéré</text:p>
          </table:table-cell>
          <table:table-cell table:style-name="ce555" table:content-validation-name="val3" office:value-type="string" calcext:value-type="string">
            <text:p>4/5 - sévère</text:p>
          </table:table-cell>
        </table:table-row>
        <table:table-row table:style-name="ro1" table:number-rows-repeated="1048514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Feuille2.D41:Feuille2.H47 Feuille2.D34:Feuille2.E40 Feuille2.G34:Feuille2.H40">
            <calcext:condition calcext:apply-style-name="1/6 - faible" calcext:value="=&quot;1/6 - faible&quot;" calcext:base-cell-address="Feuille2.D34"/>
            <calcext:condition calcext:apply-style-name="2/6 - léger" calcext:value="=&quot;2/6 - léger&quot;" calcext:base-cell-address="Feuille2.D34"/>
            <calcext:condition calcext:apply-style-name="3/6 - modéré" calcext:value="=&quot;3/6 - modéré&quot;" calcext:base-cell-address="Feuille2.D34"/>
            <calcext:condition calcext:apply-style-name="4/6 - sévère" calcext:value="=&quot;4/6 - sévère&quot;" calcext:base-cell-address="Feuille2.D34"/>
            <calcext:condition calcext:apply-style-name="5/6 - très sévère" calcext:value="=&quot;5/6 - très sévère&quot;" calcext:base-cell-address="Feuille2.D34"/>
            <calcext:condition calcext:apply-style-name="6/6 - extrême" calcext:value="=&quot;6/6 - extrême&quot;" calcext:base-cell-address="Feuille2.D34"/>
          </calcext:conditional-format>
          <calcext:conditional-format calcext:target-range-address="Feuille2.D48:Feuille2.H54">
            <calcext:condition calcext:apply-style-name="1/5 - NSV2 très faible" calcext:value="=&quot;1/5 - très faible&quot;" calcext:base-cell-address="Feuille2.D48"/>
            <calcext:condition calcext:apply-style-name="2/5 - NSV2 faible" calcext:value="=&quot;2/5 - faible&quot;" calcext:base-cell-address="Feuille2.D48"/>
            <calcext:condition calcext:apply-style-name="3/5 - NSV2 modérée" calcext:value="=&quot;3/5 - modérée&quot;" calcext:base-cell-address="Feuille2.D48"/>
            <calcext:condition calcext:apply-style-name="4/5 - NSV2 forte" calcext:value="=&quot;4/5 - forte&quot;" calcext:base-cell-address="Feuille2.D48"/>
            <calcext:condition calcext:apply-style-name="5/5 - NSV2 très forte" calcext:value="=&quot;5/5 - très forte&quot;" calcext:base-cell-address="Feuille2.D48"/>
          </calcext:conditional-format>
          <calcext:conditional-format calcext:target-range-address="Feuille2.D55:Feuille2.H61">
            <calcext:condition calcext:apply-style-name="1/5 - faible" calcext:value="=&quot;1/5 - faible&quot;" calcext:base-cell-address="Feuille2.D55"/>
            <calcext:condition calcext:apply-style-name="2/5 - léger" calcext:value="=&quot;2/5 - léger&quot;" calcext:base-cell-address="Feuille2.D55"/>
            <calcext:condition calcext:apply-style-name="3/5 - modéré" calcext:value="=&quot;3/5 - modéré&quot;" calcext:base-cell-address="Feuille2.D55"/>
            <calcext:condition calcext:apply-style-name="4/5 - sévère" calcext:value="=&quot;4/5 - sévère&quot;" calcext:base-cell-address="Feuille2.D55"/>
            <calcext:condition calcext:apply-style-name="5/5 - très sévère" calcext:value="=&quot;5/5 - très sévère&quot;" calcext:base-cell-address="Feuille2.D55"/>
          </calcext:conditional-format>
          <calcext:conditional-format calcext:target-range-address="Feuille2.G9:Feuille2.G9 Feuille2.D9:Feuille2.D9">
            <calcext:condition calcext:apply-style-name="rouge" calcext:value="between(20,30)" calcext:base-cell-address="Feuille2.D9"/>
            <calcext:condition calcext:apply-style-name="violet" calcext:value="between(1,20)" calcext:base-cell-address="Feuille2.D9"/>
          </calcext:conditional-format>
          <calcext:conditional-format calcext:target-range-address="Feuille2.G6:Feuille2.G8 Feuille2.D6:Feuille2.D8 Feuille2.E6:Feuille2.F7 Feuille2.H6:Feuille2.H9 Feuille2.E8:Feuille2.E9">
            <calcext:condition calcext:apply-style-name="vert" calcext:value="between(1,19)" calcext:base-cell-address="Feuille2.D6"/>
            <calcext:condition calcext:apply-style-name="orange" calcext:value="between(20,29)" calcext:base-cell-address="Feuille2.D6"/>
            <calcext:condition calcext:apply-style-name="rouge" calcext:value="between(30,50)" calcext:base-cell-address="Feuille2.D6"/>
            <calcext:condition calcext:apply-style-name="violet" calcext:value="&gt;50" calcext:base-cell-address="Feuille2.D6"/>
          </calcext:conditional-format>
          <calcext:conditional-format calcext:target-range-address="Feuille2.D3:Feuille2.H4 Feuille2.F8:Feuille2.F40">
            <calcext:condition calcext:apply-style-name="vert" calcext:value="between(1,24)" calcext:base-cell-address="Feuille2.D3"/>
            <calcext:condition calcext:apply-style-name="orange" calcext:value="between(25,29)" calcext:base-cell-address="Feuille2.D3"/>
            <calcext:condition calcext:apply-style-name="rouge" calcext:value="between(30,40)" calcext:base-cell-address="Feuille2.D3"/>
            <calcext:condition calcext:apply-style-name="violet" calcext:value="&gt;40" calcext:base-cell-address="Feuille2.D3"/>
          </calcext:conditional-format>
          <calcext:conditional-format calcext:target-range-address="Feuille2.G27:Feuille2.H33 Feuille2.D27:Feuille2.E33">
            <calcext:condition calcext:apply-style-name="vert" calcext:value="&lt;300" calcext:base-cell-address="Feuille2.D27"/>
            <calcext:condition calcext:apply-style-name="orange" calcext:value="between(300,499)" calcext:base-cell-address="Feuille2.D27"/>
            <calcext:condition calcext:apply-style-name="rouge" calcext:value="between(500,699)" calcext:base-cell-address="Feuille2.D27"/>
            <calcext:condition calcext:apply-style-name="violet" calcext:value="&gt;=700" calcext:base-cell-address="Feuille2.D27"/>
            <calcext:condition calcext:apply-style-name="Sans nom12" calcext:value="not-contains-text(0)" calcext:base-cell-address="Feuille2.D27"/>
          </calcext:conditional-format>
          <calcext:conditional-format calcext:target-range-address="Feuille2.G20:Feuille2.H26 Feuille2.D20:Feuille2.E26">
            <calcext:condition calcext:apply-style-name="vert" calcext:value="&lt;70" calcext:base-cell-address="Feuille2.D20"/>
            <calcext:condition calcext:apply-style-name="Sans nom9" calcext:value="between(70,99)" calcext:base-cell-address="Feuille2.D20"/>
            <calcext:condition calcext:apply-style-name="Sans nom10" calcext:value="between(100,149)" calcext:base-cell-address="Feuille2.D20"/>
            <calcext:condition calcext:apply-style-name="Sans nom11" calcext:value="&gt;=150" calcext:base-cell-address="Feuille2.D20"/>
          </calcext:conditional-format>
          <calcext:conditional-format calcext:target-range-address="Feuille2.G13:Feuille2.H19 Feuille2.D13:Feuille2.E19">
            <calcext:condition calcext:apply-style-name="violet" calcext:value="&gt;=96" calcext:base-cell-address="Feuille2.D13"/>
            <calcext:condition calcext:apply-style-name="rouge" calcext:value="between(93,95)" calcext:base-cell-address="Feuille2.D13"/>
            <calcext:condition calcext:apply-style-name="orange" calcext:value="between(89,92)" calcext:base-cell-address="Feuille2.D13"/>
            <calcext:condition calcext:apply-style-name="vert" calcext:value="&lt;89" calcext:base-cell-address="Feuille2.D13"/>
          </calcext:conditional-format>
          <calcext:conditional-format calcext:target-range-address="Feuille2.E8:Feuille2.E9 Feuille2.H8:Feuille2.H9">
            <calcext:condition calcext:apply-style-name="violet" calcext:value="&lt;30" calcext:base-cell-address="Feuille2.E8"/>
            <calcext:condition calcext:apply-style-name="rouge" calcext:value="between(30,40)" calcext:base-cell-address="Feuille2.E8"/>
            <calcext:condition calcext:apply-style-name="orange" calcext:value="between(50,70)" calcext:base-cell-address="Feuille2.E8"/>
            <calcext:condition calcext:apply-style-name="vert" calcext:value="between(70,100)" calcext:base-cell-address="Feuille2.E8"/>
          </calcext:conditional-format>
        </calcext:conditional-formats>
      </table:table>
      <table:table table:name="Feuille3" table:style-name="ta1">
        <table:table-column table:style-name="co1" table:number-columns-repeated="4" table:default-cell-style-name="Default"/>
        <table:table-column table:style-name="co1" table:default-cell-style-name="ce16"/>
        <table:table-column table:style-name="co1" table:number-columns-repeated="3" table:default-cell-style-name="ce560"/>
        <table:table-column table:style-name="co1" table:default-cell-style-name="Default"/>
        <table:table-row table:style-name="ro1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6">
          <table:table-cell/>
          <table:table-cell table:style-name="ce335" office:value-type="string" calcext:value-type="string">
            <text:p>N°d'ordre</text:p>
          </table:table-cell>
          <table:table-cell table:style-name="ce335" office:value-type="string" calcext:value-type="string">
            <text:p>Identification/demandeur</text:p>
          </table:table-cell>
          <table:table-cell table:style-name="ce335" office:value-type="string" calcext:value-type="string">
            <text:p>Commune</text:p>
          </table:table-cell>
          <table:table-cell table:style-name="ce335" office:value-type="string" calcext:value-type="string">
            <text:p>Lieu du spectacle</text:p>
          </table:table-cell>
          <table:table-cell table:style-name="ce335" office:value-type="string" calcext:value-type="string">
            <text:p>Responsable / société d'artifice</text:p>
          </table:table-cell>
          <table:table-cell table:style-name="ce335" office:value-type="string" calcext:value-type="string">
            <text:p>Date du spectacle</text:p>
          </table:table-cell>
          <table:table-cell table:style-name="ce335" office:value-type="string" calcext:value-type="string">
            <text:p>Quantité explosifs (kg)</text:p>
          </table:table-cell>
          <table:table-cell table:style-name="ce338" office:value-type="string" calcext:value-type="string">
            <text:p>Service Sécurité SDIS</text:p>
          </table:table-cell>
        </table:table-row>
        <table:table-row table:style-name="ro7">
          <table:table-cell/>
          <table:table-cell table:style-name="ce336" office:value-type="string" calcext:value-type="string">
            <text:p>42/2022</text:p>
          </table:table-cell>
          <table:table-cell table:style-name="ce336" office:value-type="string" calcext:value-type="string">
            <text:p>Comité des fêtes </text:p>
          </table:table-cell>
          <table:table-cell table:style-name="ce336" office:value-type="string" calcext:value-type="string">
            <text:p>Montredon-Labessonnié</text:p>
          </table:table-cell>
          <table:table-cell table:style-name="ce336" office:value-type="string" calcext:value-type="string">
            <text:p>Chemin des fées</text:p>
          </table:table-cell>
          <table:table-cell table:style-name="ce336" office:value-type="string" calcext:value-type="string">
            <text:p>Robert BARO</text:p>
          </table:table-cell>
          <table:table-cell table:style-name="ce337" office:value-type="date" office:date-value="2022-08-05" calcext:value-type="date">
            <text:p>05/08/22</text:p>
          </table:table-cell>
          <table:table-cell table:style-name="ce336" office:value-type="float" office:value="33" calcext:value-type="float">
            <text:p>33</text:p>
          </table:table-cell>
          <table:table-cell table:style-name="ce340" office:value-type="string" calcext:value-type="string">
            <text:p>X</text:p>
          </table:table-cell>
        </table:table-row>
        <table:table-row table:style-name="ro7">
          <table:table-cell/>
          <table:table-cell table:style-name="ce336" office:value-type="string" calcext:value-type="string">
            <text:p>47/2022</text:p>
          </table:table-cell>
          <table:table-cell table:style-name="ce336" office:value-type="string" calcext:value-type="string">
            <text:p>Comité des fêtes </text:p>
          </table:table-cell>
          <table:table-cell table:style-name="ce336" office:value-type="string" calcext:value-type="string">
            <text:p>Sorèze</text:p>
          </table:table-cell>
          <table:table-cell table:style-name="ce336" office:value-type="string" calcext:value-type="string">
            <text:p>Parking de Berniquaut</text:p>
          </table:table-cell>
          <table:table-cell table:style-name="ce336" office:value-type="string" calcext:value-type="string">
            <text:p>Patrick CARALP</text:p>
          </table:table-cell>
          <table:table-cell table:style-name="ce337" office:value-type="date" office:date-value="2022-08-06" calcext:value-type="date">
            <text:p>06/08/22</text:p>
          </table:table-cell>
          <table:table-cell table:style-name="ce336" office:value-type="float" office:value="45" calcext:value-type="float">
            <text:p>45</text:p>
          </table:table-cell>
          <table:table-cell table:style-name="ce340" office:value-type="string" calcext:value-type="string">
            <text:p>X</text:p>
          </table:table-cell>
        </table:table-row>
        <table:table-row table:style-name="ro7">
          <table:table-cell/>
          <table:table-cell table:style-name="ce336" office:value-type="string" calcext:value-type="string">
            <text:p>49/2022</text:p>
          </table:table-cell>
          <table:table-cell table:style-name="ce336" office:value-type="string" calcext:value-type="string">
            <text:p>Comité des fêtes </text:p>
          </table:table-cell>
          <table:table-cell table:style-name="ce336" office:value-type="string" calcext:value-type="string">
            <text:p>St Martin Laguépie</text:p>
          </table:table-cell>
          <table:table-cell table:style-name="ce336" office:value-type="string" calcext:value-type="string">
            <text:p>Château</text:p>
          </table:table-cell>
          <table:table-cell table:style-name="ce336" office:value-type="string" calcext:value-type="string">
            <text:p>Robert BARO</text:p>
          </table:table-cell>
          <table:table-cell table:style-name="ce337" office:value-type="date" office:date-value="2022-08-06" calcext:value-type="date">
            <text:p>06/08/22</text:p>
          </table:table-cell>
          <table:table-cell table:style-name="ce336" office:value-type="float" office:value="42" calcext:value-type="float">
            <text:p>42</text:p>
          </table:table-cell>
          <table:table-cell table:style-name="ce340"/>
        </table:table-row>
        <table:table-row table:style-name="ro7">
          <table:table-cell/>
          <table:table-cell table:style-name="ce336" office:value-type="string" calcext:value-type="string">
            <text:p>23/2022</text:p>
          </table:table-cell>
          <table:table-cell table:style-name="ce336" office:value-type="string" calcext:value-type="string">
            <text:p>Mairie </text:p>
          </table:table-cell>
          <table:table-cell table:style-name="ce336" office:value-type="string" calcext:value-type="string">
            <text:p>Dourgne</text:p>
          </table:table-cell>
          <table:table-cell table:style-name="ce336" office:value-type="string" calcext:value-type="string">
            <text:p>Stade</text:p>
          </table:table-cell>
          <table:table-cell table:style-name="ce336" office:value-type="string" calcext:value-type="string">
            <text:p>Patrick CARALP</text:p>
          </table:table-cell>
          <table:table-cell table:style-name="ce337" office:value-type="date" office:date-value="2022-08-07" calcext:value-type="date">
            <text:p>07/08/22</text:p>
          </table:table-cell>
          <table:table-cell table:style-name="ce336" office:value-type="float" office:value="21" calcext:value-type="float">
            <text:p>21</text:p>
          </table:table-cell>
          <table:table-cell table:style-name="ce341"/>
        </table:table-row>
        <table:table-row table:style-name="ro7">
          <table:table-cell/>
          <table:table-cell table:style-name="ce336" office:value-type="string" calcext:value-type="string">
            <text:p>35/2022</text:p>
          </table:table-cell>
          <table:table-cell table:style-name="ce336" office:value-type="string" calcext:value-type="string">
            <text:p>Mairie </text:p>
          </table:table-cell>
          <table:table-cell table:style-name="ce336" office:value-type="string" calcext:value-type="string">
            <text:p>Brassac</text:p>
          </table:table-cell>
          <table:table-cell table:style-name="ce336" office:value-type="string" calcext:value-type="string">
            <text:p>Pont Vieux</text:p>
          </table:table-cell>
          <table:table-cell table:style-name="ce336" office:value-type="string" calcext:value-type="string">
            <text:p>Christophe CROZIER</text:p>
          </table:table-cell>
          <table:table-cell table:style-name="ce337" office:value-type="date" office:date-value="2022-08-07" calcext:value-type="date">
            <text:p>07/08/22</text:p>
          </table:table-cell>
          <table:table-cell table:style-name="ce336" office:value-type="float" office:value="74" calcext:value-type="float">
            <text:p>74</text:p>
          </table:table-cell>
          <table:table-cell table:style-name="ce341"/>
        </table:table-row>
        <table:table-row table:style-name="ro7">
          <table:table-cell/>
          <table:table-cell table:style-name="ce336" office:value-type="string" calcext:value-type="string">
            <text:p>48/2022</text:p>
          </table:table-cell>
          <table:table-cell table:style-name="ce336" office:value-type="string" calcext:value-type="string">
            <text:p>SAS Vignoble Gaillacois</text:p>
          </table:table-cell>
          <table:table-cell table:style-name="ce336" office:value-type="string" calcext:value-type="string">
            <text:p>Gaillac</text:p>
          </table:table-cell>
          <table:table-cell table:style-name="ce336" office:value-type="string" calcext:value-type="string">
            <text:p>Parc Foucaud</text:p>
          </table:table-cell>
          <table:table-cell table:style-name="ce336" office:value-type="string" calcext:value-type="string">
            <text:p>Michel MURCIA</text:p>
          </table:table-cell>
          <table:table-cell table:style-name="ce337" office:value-type="date" office:date-value="2022-08-07" calcext:value-type="date">
            <text:p>07/08/22</text:p>
          </table:table-cell>
          <table:table-cell table:style-name="ce336" office:value-type="float" office:value="81" calcext:value-type="float">
            <text:p>81</text:p>
          </table:table-cell>
          <table:table-cell table:style-name="ce340" office:value-type="string" calcext:value-type="string">
            <text:p>X</text:p>
          </table:table-cell>
        </table:table-row>
        <table:table-row table:style-name="ro7">
          <table:table-cell/>
          <table:table-cell table:style-name="ce336" office:value-type="string" calcext:value-type="string">
            <text:p>37/2022</text:p>
          </table:table-cell>
          <table:table-cell table:style-name="ce336" office:value-type="string" calcext:value-type="string">
            <text:p>Mairie </text:p>
          </table:table-cell>
          <table:table-cell table:style-name="ce336" office:value-type="string" calcext:value-type="string">
            <text:p>Penne</text:p>
          </table:table-cell>
          <table:table-cell table:style-name="ce336" office:value-type="string" calcext:value-type="string">
            <text:p>Chateau</text:p>
          </table:table-cell>
          <table:table-cell table:style-name="ce336" office:value-type="string" calcext:value-type="string">
            <text:p>Jérémy MANDOUX</text:p>
          </table:table-cell>
          <table:table-cell table:style-name="ce337" office:value-type="date" office:date-value="2022-08-08" calcext:value-type="date">
            <text:p>08/08/22</text:p>
          </table:table-cell>
          <table:table-cell table:style-name="ce336" office:value-type="float" office:value="52" calcext:value-type="float">
            <text:p>52</text:p>
          </table:table-cell>
          <table:table-cell table:style-name="ce340" office:value-type="string" calcext:value-type="string">
            <text:p>X</text:p>
          </table:table-cell>
        </table:table-row>
        <table:table-row table:style-name="ro1" table:number-rows-repeated="7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/>
          <table:table-cell table:style-name="ce26" office:value-type="date" office:date-value="2022-09-22" calcext:value-type="date">
            <text:p>jeu. 22 sept.</text:p>
          </table:table-cell>
          <table:table-cell table:style-name="ce26" office:value-type="date" office:date-value="2022-09-23" calcext:value-type="date">
            <text:p>ven. 23 sept.</text:p>
          </table:table-cell>
          <table:table-cell table:style-name="ce26" office:value-type="string" calcext:value-type="string">
            <text:p>Sam 24 sept</text:p>
          </table:table-cell>
          <table:table-cell/>
        </table:table-row>
        <table:table-row table:style-name="ro1">
          <table:table-cell table:number-columns-repeated="4"/>
          <table:table-cell table:style-name="ce38" office:value-type="string" calcext:value-type="string" table:number-columns-spanned="1" table:number-rows-spanned="7">
            <text:p>IEPx</text:p>
            <text:p/>
            <text:p><text:span text:style-name="T2">(végétation légère et morte)</text:span></text:p>
          </table:table-cell>
          <table:table-cell table:number-columns-repeated="2" table:style-name="ce559" table:content-validation-name="val1" office:value-type="string" calcext:value-type="string">
            <text:p>3/6 - modéré</text:p>
          </table:table-cell>
          <table:table-cell table:style-name="ce559" table:content-validation-name="val1" office:value-type="string" calcext:value-type="string">
            <text:p>1/6 - faible</text:p>
          </table:table-cell>
          <table:table-cell/>
        </table:table-row>
        <table:table-row table:style-name="ro1">
          <table:table-cell table:number-columns-repeated="4"/>
          <table:covered-table-cell table:style-name="ce13"/>
          <table:table-cell table:number-columns-repeated="2" table:content-validation-name="val1" office:value-type="string" calcext:value-type="string">
            <text:p>3/6 - modéré</text:p>
          </table:table-cell>
          <table:table-cell table:content-validation-name="val1" office:value-type="string" calcext:value-type="string">
            <text:p>1/6 - faible</text:p>
          </table:table-cell>
          <table:table-cell/>
        </table:table-row>
        <table:table-row table:style-name="ro1">
          <table:table-cell table:number-columns-repeated="4"/>
          <table:covered-table-cell table:style-name="ce13"/>
          <table:table-cell table:content-validation-name="val1" office:value-type="string" calcext:value-type="string">
            <text:p>3/6 - modéré</text:p>
          </table:table-cell>
          <table:table-cell table:content-validation-name="val1" office:value-type="string" calcext:value-type="string">
            <text:p>4/6 - sévère</text:p>
          </table:table-cell>
          <table:table-cell table:content-validation-name="val1" office:value-type="string" calcext:value-type="string">
            <text:p>1/6 - faible</text:p>
          </table:table-cell>
          <table:table-cell/>
        </table:table-row>
        <table:table-row table:style-name="ro1">
          <table:table-cell table:number-columns-repeated="4"/>
          <table:covered-table-cell table:style-name="ce13"/>
          <table:table-cell table:number-columns-repeated="2" table:content-validation-name="val1" office:value-type="string" calcext:value-type="string">
            <text:p>3/6 - modéré</text:p>
          </table:table-cell>
          <table:table-cell table:content-validation-name="val1" office:value-type="string" calcext:value-type="string">
            <text:p>1/6 - faible</text:p>
          </table:table-cell>
          <table:table-cell/>
        </table:table-row>
        <table:table-row table:style-name="ro1">
          <table:table-cell table:number-columns-repeated="4"/>
          <table:covered-table-cell table:style-name="ce13"/>
          <table:table-cell table:content-validation-name="val1" office:value-type="string" calcext:value-type="string">
            <text:p>3/6 - modéré</text:p>
          </table:table-cell>
          <table:table-cell table:content-validation-name="val1" office:value-type="string" calcext:value-type="string">
            <text:p>4/6 - sévère</text:p>
          </table:table-cell>
          <table:table-cell table:content-validation-name="val1" office:value-type="string" calcext:value-type="string">
            <text:p>1/6 - faible</text:p>
          </table:table-cell>
          <table:table-cell/>
        </table:table-row>
        <table:table-row table:style-name="ro1">
          <table:table-cell table:number-columns-repeated="4"/>
          <table:covered-table-cell table:style-name="ce13"/>
          <table:table-cell table:number-columns-repeated="2" table:content-validation-name="val1" office:value-type="string" calcext:value-type="string">
            <text:p>3/6 - modéré</text:p>
          </table:table-cell>
          <table:table-cell table:content-validation-name="val1" office:value-type="string" calcext:value-type="string">
            <text:p>1/6 - faible</text:p>
          </table:table-cell>
          <table:table-cell/>
        </table:table-row>
        <table:table-row table:style-name="ro1">
          <table:table-cell table:number-columns-repeated="4"/>
          <table:covered-table-cell table:style-name="ce14"/>
          <table:table-cell table:number-columns-repeated="2" table:style-name="ce561" table:content-validation-name="val1" office:value-type="string" calcext:value-type="string">
            <text:p>3/6 - modéré</text:p>
          </table:table-cell>
          <table:table-cell table:style-name="ce561" table:content-validation-name="val1" office:value-type="string" calcext:value-type="string">
            <text:p>1/6 - faible</text:p>
          </table:table-cell>
          <table:table-cell/>
        </table:table-row>
        <table:table-row table:style-name="ro1">
          <table:table-cell table:number-columns-repeated="4"/>
          <table:table-cell table:style-name="ce15" office:value-type="string" calcext:value-type="string" table:number-columns-spanned="1" table:number-rows-spanned="7">
            <text:p>IFM</text:p>
            <text:p/>
            <text:p><text:span text:style-name="T2">(végétation vivante)</text:span></text:p>
          </table:table-cell>
          <table:table-cell table:number-columns-repeated="2" table:content-validation-name="val1" office:value-type="string" calcext:value-type="string">
            <text:p>3/6 - modéré</text:p>
          </table:table-cell>
          <table:table-cell table:content-validation-name="val1" office:value-type="string" calcext:value-type="string">
            <text:p>1/6 - faible</text:p>
          </table:table-cell>
          <table:table-cell/>
        </table:table-row>
        <table:table-row table:style-name="ro1">
          <table:table-cell table:number-columns-repeated="4"/>
          <table:covered-table-cell/>
          <table:table-cell table:number-columns-repeated="2" table:content-validation-name="val1" office:value-type="string" calcext:value-type="string">
            <text:p>3/6 - modéré</text:p>
          </table:table-cell>
          <table:table-cell table:content-validation-name="val1" office:value-type="string" calcext:value-type="string">
            <text:p>1/6 - faible</text:p>
          </table:table-cell>
          <table:table-cell/>
        </table:table-row>
        <table:table-row table:style-name="ro1">
          <table:table-cell table:number-columns-repeated="4"/>
          <table:covered-table-cell/>
          <table:table-cell table:number-columns-repeated="2" table:content-validation-name="val1" office:value-type="string" calcext:value-type="string">
            <text:p>3/6 - modéré</text:p>
          </table:table-cell>
          <table:table-cell table:content-validation-name="val1" office:value-type="string" calcext:value-type="string">
            <text:p>1/6 - faible</text:p>
          </table:table-cell>
          <table:table-cell/>
        </table:table-row>
        <table:table-row table:style-name="ro1">
          <table:table-cell table:number-columns-repeated="4"/>
          <table:covered-table-cell/>
          <table:table-cell table:number-columns-repeated="2" table:content-validation-name="val1" office:value-type="string" calcext:value-type="string">
            <text:p>2/6 - léger</text:p>
          </table:table-cell>
          <table:table-cell table:content-validation-name="val1" office:value-type="string" calcext:value-type="string">
            <text:p>1/6 - faible</text:p>
          </table:table-cell>
          <table:table-cell/>
        </table:table-row>
        <table:table-row table:style-name="ro1">
          <table:table-cell table:number-columns-repeated="4"/>
          <table:covered-table-cell/>
          <table:table-cell table:number-columns-repeated="2" table:content-validation-name="val1" office:value-type="string" calcext:value-type="string">
            <text:p>3/6 - modéré</text:p>
          </table:table-cell>
          <table:table-cell table:content-validation-name="val1" office:value-type="string" calcext:value-type="string">
            <text:p>1/6 - faible</text:p>
          </table:table-cell>
          <table:table-cell/>
        </table:table-row>
        <table:table-row table:style-name="ro1">
          <table:table-cell table:number-columns-repeated="4"/>
          <table:covered-table-cell/>
          <table:table-cell table:content-validation-name="val1" office:value-type="string" calcext:value-type="string">
            <text:p>2/6 - léger</text:p>
          </table:table-cell>
          <table:table-cell table:content-validation-name="val1" office:value-type="string" calcext:value-type="string">
            <text:p>3/6 - modéré</text:p>
          </table:table-cell>
          <table:table-cell table:content-validation-name="val1" office:value-type="string" calcext:value-type="string">
            <text:p>1/6 - faible</text:p>
          </table:table-cell>
          <table:table-cell/>
        </table:table-row>
        <table:table-row table:style-name="ro1">
          <table:table-cell table:number-columns-repeated="4"/>
          <table:covered-table-cell/>
          <table:table-cell table:number-columns-repeated="2" table:content-validation-name="val1" office:value-type="string" calcext:value-type="string">
            <text:p>3/6 - modéré</text:p>
          </table:table-cell>
          <table:table-cell table:content-validation-name="val1" office:value-type="string" calcext:value-type="string">
            <text:p>1/6 - faible</text:p>
          </table:table-cell>
          <table:table-cell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1" table:number-rows-spanned="7">
            <text:p>NSV2</text:p>
            <text:p/>
            <text:p><text:span text:style-name="T2">(sécheresse strate arbustive)</text:span></text:p>
          </table:table-cell>
          <table:table-cell table:number-columns-repeated="2" table:style-name="ce562" table:content-validation-name="val2" office:value-type="string" calcext:value-type="string">
            <text:p>4/5 - forte</text:p>
          </table:table-cell>
          <table:table-cell table:style-name="ce562" table:content-validation-name="val2" office:value-type="string" calcext:value-type="string">
            <text:p>3/5 - modérée</text:p>
          </table:table-cell>
          <table:table-cell/>
        </table:table-row>
        <table:table-row table:style-name="ro1">
          <table:table-cell table:number-columns-repeated="4"/>
          <table:covered-table-cell/>
          <table:table-cell table:number-columns-repeated="3" table:style-name="ce563" table:content-validation-name="val2" office:value-type="string" calcext:value-type="string">
            <text:p>3/5 - modérée</text:p>
          </table:table-cell>
          <table:table-cell/>
        </table:table-row>
        <table:table-row table:style-name="ro1">
          <table:table-cell table:number-columns-repeated="4"/>
          <table:covered-table-cell/>
          <table:table-cell table:number-columns-repeated="2" table:style-name="ce563" table:content-validation-name="val2" office:value-type="string" calcext:value-type="string">
            <text:p>4/5 - forte</text:p>
          </table:table-cell>
          <table:table-cell table:style-name="ce563" table:content-validation-name="val2" office:value-type="string" calcext:value-type="string">
            <text:p>3/5 - modérée</text:p>
          </table:table-cell>
          <table:table-cell/>
        </table:table-row>
        <table:table-row table:style-name="ro1">
          <table:table-cell table:number-columns-repeated="4"/>
          <table:covered-table-cell/>
          <table:table-cell table:number-columns-repeated="3" table:style-name="ce563" table:content-validation-name="val2" office:value-type="string" calcext:value-type="string">
            <text:p>3/5 - modérée</text:p>
          </table:table-cell>
          <table:table-cell/>
        </table:table-row>
        <table:table-row table:style-name="ro1">
          <table:table-cell table:number-columns-repeated="4"/>
          <table:covered-table-cell/>
          <table:table-cell table:number-columns-repeated="3" table:style-name="ce563" table:content-validation-name="val2" office:value-type="string" calcext:value-type="string">
            <text:p>3/5 - modérée</text:p>
          </table:table-cell>
          <table:table-cell/>
        </table:table-row>
        <table:table-row table:style-name="ro1">
          <table:table-cell table:number-columns-repeated="4"/>
          <table:covered-table-cell/>
          <table:table-cell table:number-columns-repeated="3" table:style-name="ce563" table:content-validation-name="val2" office:value-type="string" calcext:value-type="string">
            <text:p>3/5 - modérée</text:p>
          </table:table-cell>
          <table:table-cell/>
        </table:table-row>
        <table:table-row table:style-name="ro1">
          <table:table-cell table:number-columns-repeated="4"/>
          <table:covered-table-cell table:style-name="ce18"/>
          <table:table-cell table:number-columns-repeated="2" table:style-name="ce564" table:content-validation-name="val2" office:value-type="string" calcext:value-type="string">
            <text:p>4/5 - forte</text:p>
          </table:table-cell>
          <table:table-cell table:style-name="ce564" table:content-validation-name="val2" office:value-type="string" calcext:value-type="string">
            <text:p>3/5 - modérée</text:p>
          </table:table-cell>
          <table:table-cell/>
        </table:table-row>
        <table:table-row table:style-name="ro1">
          <table:table-cell table:number-columns-repeated="4"/>
          <table:table-cell table:style-name="ce19" office:value-type="string" calcext:value-type="string" table:number-columns-spanned="1" table:number-rows-spanned="7">
            <text:p>IDI</text:p>
            <text:p/>
            <text:p><text:span text:style-name="T2">(danger intégré)</text:span></text:p>
          </table:table-cell>
          <table:table-cell table:number-columns-repeated="2" table:style-name="ce565" table:content-validation-name="val3" office:value-type="string" calcext:value-type="string">
            <text:p>3/5 - modéré</text:p>
          </table:table-cell>
          <table:table-cell table:style-name="ce565" table:content-validation-name="val3" office:value-type="string" calcext:value-type="string">
            <text:p>1/5 - faible</text:p>
          </table:table-cell>
          <table:table-cell/>
        </table:table-row>
        <table:table-row table:style-name="ro1">
          <table:table-cell table:number-columns-repeated="4"/>
          <table:covered-table-cell/>
          <table:table-cell table:number-columns-repeated="2" table:style-name="ce565" table:content-validation-name="val3" office:value-type="string" calcext:value-type="string">
            <text:p>3/5 - modéré</text:p>
          </table:table-cell>
          <table:table-cell table:style-name="ce565" table:content-validation-name="val3" office:value-type="string" calcext:value-type="string">
            <text:p>1/5 - faible</text:p>
          </table:table-cell>
          <table:table-cell/>
        </table:table-row>
        <table:table-row table:style-name="ro1">
          <table:table-cell table:number-columns-repeated="4"/>
          <table:covered-table-cell/>
          <table:table-cell table:number-columns-repeated="2" table:style-name="ce565" table:content-validation-name="val3" office:value-type="string" calcext:value-type="string">
            <text:p>3/5 - modéré</text:p>
          </table:table-cell>
          <table:table-cell table:style-name="ce565" table:content-validation-name="val3" office:value-type="string" calcext:value-type="string">
            <text:p>1/5 - faible</text:p>
          </table:table-cell>
          <table:table-cell/>
        </table:table-row>
        <table:table-row table:style-name="ro1">
          <table:table-cell table:number-columns-repeated="4"/>
          <table:covered-table-cell/>
          <table:table-cell table:number-columns-repeated="2" table:style-name="ce565" table:content-validation-name="val3" office:value-type="string" calcext:value-type="string">
            <text:p>2/5 - léger</text:p>
          </table:table-cell>
          <table:table-cell table:style-name="ce565" table:content-validation-name="val3" office:value-type="string" calcext:value-type="string">
            <text:p>1/5 - faible</text:p>
          </table:table-cell>
          <table:table-cell/>
        </table:table-row>
        <table:table-row table:style-name="ro1">
          <table:table-cell table:number-columns-repeated="4"/>
          <table:covered-table-cell/>
          <table:table-cell table:number-columns-repeated="2" table:style-name="ce565" table:content-validation-name="val3" office:value-type="string" calcext:value-type="string">
            <text:p>3/5 - modéré</text:p>
          </table:table-cell>
          <table:table-cell table:style-name="ce565" table:content-validation-name="val3" office:value-type="string" calcext:value-type="string">
            <text:p>1/5 - faible</text:p>
          </table:table-cell>
          <table:table-cell/>
        </table:table-row>
        <table:table-row table:style-name="ro1">
          <table:table-cell table:number-columns-repeated="4"/>
          <table:covered-table-cell/>
          <table:table-cell table:number-columns-repeated="2" table:style-name="ce565" table:content-validation-name="val3" office:value-type="string" calcext:value-type="string">
            <text:p>2/5 - léger</text:p>
          </table:table-cell>
          <table:table-cell table:style-name="ce565" table:content-validation-name="val3" office:value-type="string" calcext:value-type="string">
            <text:p>1/5 - faible</text:p>
          </table:table-cell>
          <table:table-cell/>
        </table:table-row>
        <table:table-row table:style-name="ro1">
          <table:table-cell table:number-columns-repeated="4"/>
          <table:covered-table-cell table:style-name="ce18"/>
          <table:table-cell table:style-name="ce566" table:content-validation-name="val3" office:value-type="string" calcext:value-type="string">
            <text:p>2/5 - léger</text:p>
          </table:table-cell>
          <table:table-cell table:style-name="ce566" table:content-validation-name="val3" office:value-type="string" calcext:value-type="string">
            <text:p>3/5 - modéré</text:p>
          </table:table-cell>
          <table:table-cell table:style-name="ce566" table:content-validation-name="val3" office:value-type="string" calcext:value-type="string">
            <text:p>1/5 - faible</text:p>
          </table:table-cell>
          <table:table-cell/>
        </table:table-row>
        <calcext:conditional-formats>
          <calcext:conditional-format calcext:target-range-address="Feuille3.F20:Feuille3.H33">
            <calcext:condition calcext:apply-style-name="1/6 - faible" calcext:value="=&quot;1/6 - faible&quot;" calcext:base-cell-address="Feuille3.F20"/>
            <calcext:condition calcext:apply-style-name="2/6 - léger" calcext:value="=&quot;2/6 - léger&quot;" calcext:base-cell-address="Feuille3.F20"/>
            <calcext:condition calcext:apply-style-name="3/6 - modéré" calcext:value="=&quot;3/6 - modéré&quot;" calcext:base-cell-address="Feuille3.F20"/>
            <calcext:condition calcext:apply-style-name="4/6 - sévère" calcext:value="=&quot;4/6 - sévère&quot;" calcext:base-cell-address="Feuille3.F20"/>
            <calcext:condition calcext:apply-style-name="5/6 - très sévère" calcext:value="=&quot;5/6 - très sévère&quot;" calcext:base-cell-address="Feuille3.F20"/>
            <calcext:condition calcext:apply-style-name="6/6 - extrême" calcext:value="=&quot;6/6 - extrême&quot;" calcext:base-cell-address="Feuille3.F20"/>
          </calcext:conditional-format>
          <calcext:conditional-format calcext:target-range-address="Feuille3.F34:Feuille3.H40">
            <calcext:condition calcext:apply-style-name="1/5 - NSV2 très faible" calcext:value="=&quot;1/5 - très faible&quot;" calcext:base-cell-address="Feuille3.F34"/>
            <calcext:condition calcext:apply-style-name="2/5 - NSV2 faible" calcext:value="=&quot;2/5 - faible&quot;" calcext:base-cell-address="Feuille3.F34"/>
            <calcext:condition calcext:apply-style-name="3/5 - NSV2 modérée" calcext:value="=&quot;3/5 - modérée&quot;" calcext:base-cell-address="Feuille3.F34"/>
            <calcext:condition calcext:apply-style-name="4/5 - NSV2 forte" calcext:value="=&quot;4/5 - forte&quot;" calcext:base-cell-address="Feuille3.F34"/>
            <calcext:condition calcext:apply-style-name="5/5 - NSV2 très forte" calcext:value="=&quot;5/5 - très forte&quot;" calcext:base-cell-address="Feuille3.F34"/>
          </calcext:conditional-format>
          <calcext:conditional-format calcext:target-range-address="Feuille3.F41:Feuille3.H47">
            <calcext:condition calcext:apply-style-name="1/5 - faible" calcext:value="=&quot;1/5 - faible&quot;" calcext:base-cell-address="Feuille3.F41"/>
            <calcext:condition calcext:apply-style-name="2/5 - léger" calcext:value="=&quot;2/5 - léger&quot;" calcext:base-cell-address="Feuille3.F41"/>
            <calcext:condition calcext:apply-style-name="3/5 - modéré" calcext:value="=&quot;3/5 - modéré&quot;" calcext:base-cell-address="Feuille3.F41"/>
            <calcext:condition calcext:apply-style-name="4/5 - sévère" calcext:value="=&quot;4/5 - sévère&quot;" calcext:base-cell-address="Feuille3.F41"/>
            <calcext:condition calcext:apply-style-name="5/5 - très sévère" calcext:value="=&quot;5/5 - très sévère&quot;" calcext:base-cell-address="Feuille3.F41"/>
          </calcext:conditional-format>
        </calcext:conditional-formats>
      </table:table>
      <table:table table:name="Test" table:style-name="ta1">
        <table:table-column table:style-name="co1" table:number-columns-repeated="73" table:default-cell-style-name="Default"/>
        <table:table-row table:style-name="ro1">
          <table:table-cell table:number-columns-repeated="73"/>
        </table:table-row>
        <table:table-row table:style-name="ro1">
          <table:table-cell table:number-columns-repeated="3"/>
          <table:table-cell office:value-type="string" calcext:value-type="string">
            <text:p>Grésigne</text:p>
          </table:table-cell>
          <table:table-cell table:number-columns-repeated="69"/>
        </table:table-row>
        <table:table-row table:style-name="ro1">
          <table:table-cell table:number-columns-repeated="73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style-name="ce26" office:value-type="date" office:date-value="2022-07-22" calcext:value-type="date">
            <text:p>ven. 22 juil.</text:p>
          </table:table-cell>
          <table:table-cell table:style-name="ce26" office:value-type="date" office:date-value="2022-07-23" calcext:value-type="date">
            <text:p>sam. 23 juil.</text:p>
          </table:table-cell>
          <table:table-cell table:style-name="ce26" office:value-type="date" office:date-value="2022-07-24" calcext:value-type="date">
            <text:p>dim. 24 juil.</text:p>
          </table:table-cell>
          <table:table-cell table:style-name="ce26" office:value-type="date" office:date-value="2022-07-25" calcext:value-type="date">
            <text:p>lun. 25 juil.</text:p>
          </table:table-cell>
          <table:table-cell table:style-name="ce26" office:value-type="date" office:date-value="2022-07-26" calcext:value-type="date">
            <text:p>mar. 26 juil.</text:p>
          </table:table-cell>
          <table:table-cell table:style-name="ce26" office:value-type="date" office:date-value="2022-07-27" calcext:value-type="date">
            <text:p>mer. 27 juil.</text:p>
          </table:table-cell>
          <table:table-cell table:style-name="ce26" office:value-type="date" office:date-value="2022-07-28" calcext:value-type="date">
            <text:p>jeu. 28 juil.</text:p>
          </table:table-cell>
          <table:table-cell table:style-name="ce26" office:value-type="date" office:date-value="2022-07-29" calcext:value-type="date">
            <text:p>ven. 29 juil.</text:p>
          </table:table-cell>
          <table:table-cell table:style-name="ce26" office:value-type="date" office:date-value="2022-07-30" calcext:value-type="date">
            <text:p>sam. 30 juil.</text:p>
          </table:table-cell>
          <table:table-cell table:style-name="ce26" office:value-type="date" office:date-value="2022-07-31" calcext:value-type="date">
            <text:p>dim. 31 juil.</text:p>
          </table:table-cell>
          <table:table-cell table:style-name="ce26" office:value-type="date" office:date-value="2022-08-01" calcext:value-type="date">
            <text:p>lun. 1 août</text:p>
          </table:table-cell>
          <table:table-cell table:style-name="ce26" office:value-type="date" office:date-value="2022-08-02" calcext:value-type="date">
            <text:p>mar. 2 août</text:p>
          </table:table-cell>
          <table:table-cell table:style-name="ce26" office:value-type="date" office:date-value="2022-08-03" calcext:value-type="date">
            <text:p>mer. 3 août</text:p>
          </table:table-cell>
          <table:table-cell table:style-name="ce26" office:value-type="date" office:date-value="2022-08-04" calcext:value-type="date">
            <text:p>jeu. 4 août</text:p>
          </table:table-cell>
          <table:table-cell table:style-name="ce26" office:value-type="date" office:date-value="2022-08-05" calcext:value-type="date">
            <text:p>ven. 5 août</text:p>
          </table:table-cell>
          <table:table-cell table:style-name="ce26" office:value-type="date" office:date-value="2022-08-06" calcext:value-type="date">
            <text:p>sam. 6 août</text:p>
          </table:table-cell>
          <table:table-cell table:style-name="ce26" office:value-type="date" office:date-value="2022-08-07" calcext:value-type="date">
            <text:p>dim. 7 août</text:p>
          </table:table-cell>
          <table:table-cell table:style-name="ce26" office:value-type="date" office:date-value="2022-08-08" calcext:value-type="date">
            <text:p>lun. 8 août</text:p>
          </table:table-cell>
          <table:table-cell table:style-name="ce26" office:value-type="date" office:date-value="2022-08-09" calcext:value-type="date">
            <text:p>mar. 9 août</text:p>
          </table:table-cell>
          <table:table-cell table:style-name="ce26" office:value-type="date" office:date-value="2022-08-10" calcext:value-type="date">
            <text:p>mer. 10 août</text:p>
          </table:table-cell>
          <table:table-cell table:style-name="ce26" office:value-type="date" office:date-value="2022-08-11" calcext:value-type="date">
            <text:p>jeu. 11 août</text:p>
          </table:table-cell>
          <table:table-cell table:style-name="ce26" office:value-type="date" office:date-value="2022-08-12" calcext:value-type="date">
            <text:p>ven. 12 août</text:p>
          </table:table-cell>
          <table:table-cell table:style-name="ce26" office:value-type="date" office:date-value="2022-08-13" calcext:value-type="date">
            <text:p>sam. 13 août</text:p>
          </table:table-cell>
          <table:table-cell table:style-name="ce26" office:value-type="date" office:date-value="2022-08-14" calcext:value-type="date">
            <text:p>dim. 14 août</text:p>
          </table:table-cell>
          <table:table-cell table:style-name="ce26" office:value-type="date" office:date-value="2022-08-15" calcext:value-type="date">
            <text:p>lun. 15 août</text:p>
          </table:table-cell>
          <table:table-cell table:style-name="ce26" office:value-type="date" office:date-value="2022-08-16" calcext:value-type="date">
            <text:p>mar. 16 août</text:p>
          </table:table-cell>
          <table:table-cell table:style-name="ce26" office:value-type="date" office:date-value="2022-08-17" calcext:value-type="date">
            <text:p>mer. 17 août</text:p>
          </table:table-cell>
          <table:table-cell table:style-name="ce26" office:value-type="date" office:date-value="2022-08-18" calcext:value-type="date">
            <text:p>jeu. 18 août</text:p>
          </table:table-cell>
          <table:table-cell table:style-name="ce26" office:value-type="date" office:date-value="2022-08-19" calcext:value-type="date">
            <text:p>ven. 19 août</text:p>
          </table:table-cell>
          <table:table-cell table:style-name="ce26" office:value-type="date" office:date-value="2022-08-20" calcext:value-type="date">
            <text:p>sam. 20 août</text:p>
          </table:table-cell>
          <table:table-cell table:style-name="ce26" office:value-type="date" office:date-value="2022-08-21" calcext:value-type="date">
            <text:p>dim. 21 août</text:p>
          </table:table-cell>
          <table:table-cell table:style-name="ce26" office:value-type="date" office:date-value="2022-08-22" calcext:value-type="date">
            <text:p>lun. 22 août</text:p>
          </table:table-cell>
          <table:table-cell table:style-name="ce26" office:value-type="date" office:date-value="2022-08-23" calcext:value-type="date">
            <text:p>mar. 23 août</text:p>
          </table:table-cell>
          <table:table-cell table:style-name="ce26" office:value-type="date" office:date-value="2022-08-24" calcext:value-type="date">
            <text:p>mer. 24 août</text:p>
          </table:table-cell>
          <table:table-cell table:style-name="ce26" office:value-type="date" office:date-value="2022-08-25" calcext:value-type="date">
            <text:p>jeu. 25 août</text:p>
          </table:table-cell>
          <table:table-cell table:style-name="ce26" office:value-type="date" office:date-value="2022-08-26" calcext:value-type="date">
            <text:p>ven. 26 août</text:p>
          </table:table-cell>
          <table:table-cell table:style-name="ce26" office:value-type="date" office:date-value="2022-08-27" calcext:value-type="date">
            <text:p>sam. 27 août</text:p>
          </table:table-cell>
          <table:table-cell table:style-name="ce26" office:value-type="date" office:date-value="2022-08-28" calcext:value-type="date">
            <text:p>dim. 28 août</text:p>
          </table:table-cell>
          <table:table-cell table:style-name="ce26" office:value-type="date" office:date-value="2022-08-29" calcext:value-type="date">
            <text:p>lun. 29 août</text:p>
          </table:table-cell>
          <table:table-cell table:style-name="ce26" office:value-type="date" office:date-value="2022-08-30" calcext:value-type="date">
            <text:p>mar. 30 août</text:p>
          </table:table-cell>
          <table:table-cell table:style-name="ce26" office:value-type="date" office:date-value="2022-08-31" calcext:value-type="date">
            <text:p>mer. 31 août</text:p>
          </table:table-cell>
          <table:table-cell table:style-name="ce26" office:value-type="date" office:date-value="2022-09-01" calcext:value-type="date">
            <text:p>jeu. 1 sept.</text:p>
          </table:table-cell>
          <table:table-cell table:style-name="ce26" office:value-type="date" office:date-value="2022-09-02" calcext:value-type="date">
            <text:p>ven. 2 sept.</text:p>
          </table:table-cell>
          <table:table-cell table:style-name="ce26" office:value-type="date" office:date-value="2022-09-03" calcext:value-type="date">
            <text:p>sam. 3 sept.</text:p>
          </table:table-cell>
          <table:table-cell table:style-name="ce26" office:value-type="date" office:date-value="2022-09-04" calcext:value-type="date">
            <text:p>dim. 4 sept.</text:p>
          </table:table-cell>
          <table:table-cell table:style-name="ce26" office:value-type="date" office:date-value="2022-09-05" calcext:value-type="date">
            <text:p>lun. 5 sept.</text:p>
          </table:table-cell>
          <table:table-cell table:style-name="ce26" office:value-type="date" office:date-value="2022-09-06" calcext:value-type="date">
            <text:p>mar. 6 sept.</text:p>
          </table:table-cell>
          <table:table-cell table:style-name="ce26" office:value-type="date" office:date-value="2022-09-07" calcext:value-type="date">
            <text:p>mer. 7 sept.</text:p>
          </table:table-cell>
          <table:table-cell table:style-name="ce26" office:value-type="date" office:date-value="2022-09-08" calcext:value-type="date">
            <text:p>jeu. 8 sept.</text:p>
          </table:table-cell>
          <table:table-cell table:style-name="ce26" office:value-type="date" office:date-value="2022-09-09" calcext:value-type="date">
            <text:p>ven. 9 sept.</text:p>
          </table:table-cell>
          <table:table-cell table:style-name="ce26" office:value-type="date" office:date-value="2022-09-10" calcext:value-type="date">
            <text:p>sam. 10 sept.</text:p>
          </table:table-cell>
          <table:table-cell table:style-name="ce26" office:value-type="date" office:date-value="2022-09-11" calcext:value-type="date">
            <text:p>dim. 11 sept.</text:p>
          </table:table-cell>
          <table:table-cell table:style-name="ce26" office:value-type="date" office:date-value="2022-09-12" calcext:value-type="date">
            <text:p>lun. 12 sept.</text:p>
          </table:table-cell>
          <table:table-cell table:style-name="ce26" office:value-type="date" office:date-value="2022-09-13" calcext:value-type="date">
            <text:p>mar. 13 sept.</text:p>
          </table:table-cell>
          <table:table-cell table:style-name="ce26" office:value-type="date" office:date-value="2022-09-14" calcext:value-type="date">
            <text:p>mer. 14 sept.</text:p>
          </table:table-cell>
          <table:table-cell table:style-name="ce26" office:value-type="date" office:date-value="2022-09-15" calcext:value-type="date">
            <text:p>jeu. 15 sept.</text:p>
          </table:table-cell>
          <table:table-cell table:style-name="ce26" office:value-type="date" office:date-value="2022-09-16" calcext:value-type="date">
            <text:p>ven. 16 sept.</text:p>
          </table:table-cell>
          <table:table-cell table:style-name="ce26" office:value-type="date" office:date-value="2022-09-17" calcext:value-type="date">
            <text:p>sam. 17 sept.</text:p>
          </table:table-cell>
          <table:table-cell table:style-name="ce26" office:value-type="date" office:date-value="2022-09-18" calcext:value-type="date">
            <text:p>dim. 18 sept.</text:p>
          </table:table-cell>
          <table:table-cell table:style-name="ce26" office:value-type="date" office:date-value="2022-09-19" calcext:value-type="date">
            <text:p>lun. 19 sept.</text:p>
          </table:table-cell>
          <table:table-cell table:style-name="ce26" office:value-type="date" office:date-value="2022-09-20" calcext:value-type="date">
            <text:p>mar. 20 sept.</text:p>
          </table:table-cell>
          <table:table-cell table:style-name="ce26" office:value-type="date" office:date-value="2022-09-21" calcext:value-type="date">
            <text:p>mer. 21 sept.</text:p>
          </table:table-cell>
          <table:table-cell table:style-name="ce26" office:value-type="date" office:date-value="2022-09-22" calcext:value-type="date">
            <text:p>jeu. 22 sept.</text:p>
          </table:table-cell>
          <table:table-cell table:style-name="ce26" office:value-type="date" office:date-value="2022-09-23" calcext:value-type="date">
            <text:p>ven. 23 sept.</text:p>
          </table:table-cell>
          <table:table-cell table:style-name="ce26" office:value-type="date" office:date-value="2022-09-24" calcext:value-type="date">
            <text:p>sam. 24 sept.</text:p>
          </table:table-cell>
          <table:table-cell table:style-name="ce26" office:value-type="date" office:date-value="2022-09-25" calcext:value-type="date">
            <text:p>dim. 25 sept.</text:p>
          </table:table-cell>
          <table:table-cell table:style-name="ce26" office:value-type="date" office:date-value="2022-09-26" calcext:value-type="date">
            <text:p>lun. 26 sept.</text:p>
          </table:table-cell>
          <table:table-cell table:style-name="ce26" office:value-type="date" office:date-value="2022-09-27" calcext:value-type="date">
            <text:p>mar. 27 sept.</text:p>
          </table:table-cell>
          <table:table-cell table:style-name="ce26" office:value-type="date" office:date-value="2022-09-28" calcext:value-type="date">
            <text:p>mer. 28 sept.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2" table:number-rows-spanned="2">
            <text:p>Température <text:span text:style-name="T1">(max)</text:span></text:p>
          </table:table-cell>
          <table:covered-table-cell table:style-name="ce6"/>
          <table:table-cell table:style-name="ce1" office:value-type="string" calcext:value-type="string">
            <text:p>Air (°C)</text:p>
          </table:table-cell>
          <table:table-cell table:style-name="ce577" office:value-type="float" office:value="30" calcext:value-type="float">
            <text:p>30</text:p>
          </table:table-cell>
          <table:table-cell table:style-name="ce577" office:value-type="float" office:value="33" calcext:value-type="float">
            <text:p>33</text:p>
          </table:table-cell>
          <table:table-cell table:number-columns-repeated="3" table:style-name="ce577" office:value-type="float" office:value="30" calcext:value-type="float">
            <text:p>30</text:p>
          </table:table-cell>
          <table:table-cell table:style-name="ce577" office:value-type="float" office:value="28" calcext:value-type="float">
            <text:p>28</text:p>
          </table:table-cell>
          <table:table-cell table:number-columns-repeated="2" table:style-name="ce577" office:value-type="float" office:value="26" calcext:value-type="float">
            <text:p>26</text:p>
          </table:table-cell>
          <table:table-cell table:style-name="ce577" office:value-type="float" office:value="36" calcext:value-type="float">
            <text:p>36</text:p>
          </table:table-cell>
          <table:table-cell table:style-name="ce577" office:value-type="float" office:value="33" calcext:value-type="float">
            <text:p>33</text:p>
          </table:table-cell>
          <table:table-cell table:number-columns-repeated="3" table:style-name="ce577" office:value-type="float" office:value="37" calcext:value-type="float">
            <text:p>37</text:p>
          </table:table-cell>
          <table:table-cell table:style-name="ce577" office:value-type="float" office:value="33" calcext:value-type="float">
            <text:p>33</text:p>
          </table:table-cell>
          <table:table-cell table:number-columns-repeated="2" table:style-name="ce577" office:value-type="float" office:value="34" calcext:value-type="float">
            <text:p>34</text:p>
          </table:table-cell>
          <table:table-cell table:style-name="ce577" office:value-type="float" office:value="35" calcext:value-type="float">
            <text:p>35</text:p>
          </table:table-cell>
          <table:table-cell table:style-name="ce577" office:value-type="float" office:value="36" calcext:value-type="float">
            <text:p>36</text:p>
          </table:table-cell>
          <table:table-cell table:number-columns-repeated="2" table:style-name="ce577" office:value-type="float" office:value="37" calcext:value-type="float">
            <text:p>37</text:p>
          </table:table-cell>
          <table:table-cell table:number-columns-repeated="2" table:style-name="ce577" office:value-type="float" office:value="38" calcext:value-type="float">
            <text:p>38</text:p>
          </table:table-cell>
          <table:table-cell table:style-name="ce577" office:value-type="float" office:value="29" calcext:value-type="float">
            <text:p>29</text:p>
          </table:table-cell>
          <table:table-cell table:style-name="ce577" office:value-type="float" office:value="28" calcext:value-type="float">
            <text:p>28</text:p>
          </table:table-cell>
          <table:table-cell table:style-name="ce577"/>
          <table:table-cell table:style-name="ce577" office:value-type="float" office:value="25" calcext:value-type="float">
            <text:p>25</text:p>
          </table:table-cell>
          <table:table-cell table:style-name="ce577" office:value-type="float" office:value="24" calcext:value-type="float">
            <text:p>24</text:p>
          </table:table-cell>
          <table:table-cell table:style-name="ce577" office:value-type="float" office:value="26" calcext:value-type="float">
            <text:p>26</text:p>
          </table:table-cell>
          <table:table-cell table:style-name="ce577" office:value-type="float" office:value="29" calcext:value-type="float">
            <text:p>29</text:p>
          </table:table-cell>
          <table:table-cell table:style-name="ce577" office:value-type="float" office:value="28" calcext:value-type="float">
            <text:p>28</text:p>
          </table:table-cell>
          <table:table-cell table:style-name="ce577" office:value-type="float" office:value="26" calcext:value-type="float">
            <text:p>26</text:p>
          </table:table-cell>
          <table:table-cell table:style-name="ce577" office:value-type="float" office:value="31" calcext:value-type="float">
            <text:p>31</text:p>
          </table:table-cell>
          <table:table-cell table:style-name="ce577" office:value-type="float" office:value="34" calcext:value-type="float">
            <text:p>34</text:p>
          </table:table-cell>
          <table:table-cell table:style-name="ce577" office:value-type="float" office:value="29" calcext:value-type="float">
            <text:p>29</text:p>
          </table:table-cell>
          <table:table-cell table:style-name="ce577" office:value-type="float" office:value="28" calcext:value-type="float">
            <text:p>28</text:p>
          </table:table-cell>
          <table:table-cell table:style-name="ce577" office:value-type="float" office:value="31" calcext:value-type="float">
            <text:p>31</text:p>
          </table:table-cell>
          <table:table-cell table:style-name="ce577" office:value-type="float" office:value="33" calcext:value-type="float">
            <text:p>33</text:p>
          </table:table-cell>
          <table:table-cell table:style-name="ce577" office:value-type="float" office:value="35" calcext:value-type="float">
            <text:p>35</text:p>
          </table:table-cell>
          <table:table-cell table:number-columns-repeated="2" table:style-name="ce577" office:value-type="float" office:value="32" calcext:value-type="float">
            <text:p>32</text:p>
          </table:table-cell>
          <table:table-cell table:style-name="ce577" office:value-type="float" office:value="28" calcext:value-type="float">
            <text:p>28</text:p>
          </table:table-cell>
          <table:table-cell table:style-name="ce577" office:value-type="float" office:value="27" calcext:value-type="float">
            <text:p>27</text:p>
          </table:table-cell>
          <table:table-cell table:style-name="ce577" office:value-type="float" office:value="26" calcext:value-type="float">
            <text:p>26</text:p>
          </table:table-cell>
          <table:table-cell table:style-name="ce577" office:value-type="float" office:value="28" calcext:value-type="float">
            <text:p>28</text:p>
          </table:table-cell>
          <table:table-cell table:style-name="ce577" office:value-type="float" office:value="30" calcext:value-type="float">
            <text:p>30</text:p>
          </table:table-cell>
          <table:table-cell table:style-name="ce577" office:value-type="float" office:value="31" calcext:value-type="float">
            <text:p>31</text:p>
          </table:table-cell>
          <table:table-cell table:style-name="ce577" office:value-type="float" office:value="29" calcext:value-type="float">
            <text:p>29</text:p>
          </table:table-cell>
          <table:table-cell table:style-name="ce577" office:value-type="float" office:value="28" calcext:value-type="float">
            <text:p>28</text:p>
          </table:table-cell>
          <table:table-cell table:style-name="ce577" office:value-type="float" office:value="27" calcext:value-type="float">
            <text:p>27</text:p>
          </table:table-cell>
          <table:table-cell table:style-name="ce577" office:value-type="float" office:value="25" calcext:value-type="float">
            <text:p>25</text:p>
          </table:table-cell>
          <table:table-cell table:style-name="ce577" office:value-type="float" office:value="32" calcext:value-type="float">
            <text:p>32</text:p>
          </table:table-cell>
          <table:table-cell table:style-name="ce577" office:value-type="float" office:value="30" calcext:value-type="float">
            <text:p>30</text:p>
          </table:table-cell>
          <table:table-cell table:style-name="ce577" office:value-type="float" office:value="28" calcext:value-type="float">
            <text:p>28</text:p>
          </table:table-cell>
          <table:table-cell table:style-name="ce577" office:value-type="float" office:value="30" calcext:value-type="float">
            <text:p>30</text:p>
          </table:table-cell>
          <table:table-cell table:style-name="ce577" office:value-type="float" office:value="29" calcext:value-type="float">
            <text:p>29</text:p>
          </table:table-cell>
          <table:table-cell table:style-name="ce577" office:value-type="float" office:value="25" calcext:value-type="float">
            <text:p>25</text:p>
          </table:table-cell>
          <table:table-cell table:style-name="ce577" office:value-type="float" office:value="22" calcext:value-type="float">
            <text:p>22</text:p>
          </table:table-cell>
          <table:table-cell table:style-name="ce577" office:value-type="float" office:value="25" calcext:value-type="float">
            <text:p>25</text:p>
          </table:table-cell>
          <table:table-cell table:style-name="ce577" office:value-type="float" office:value="27" calcext:value-type="float">
            <text:p>27</text:p>
          </table:table-cell>
          <table:table-cell table:style-name="ce577" office:value-type="float" office:value="25" calcext:value-type="float">
            <text:p>25</text:p>
          </table:table-cell>
          <table:table-cell table:style-name="ce577" office:value-type="float" office:value="23" calcext:value-type="float">
            <text:p>23</text:p>
          </table:table-cell>
          <table:table-cell table:style-name="ce577" office:value-type="float" office:value="25" calcext:value-type="float">
            <text:p>25</text:p>
          </table:table-cell>
          <table:table-cell table:style-name="ce577" office:value-type="float" office:value="24" calcext:value-type="float">
            <text:p>24</text:p>
          </table:table-cell>
          <table:table-cell table:style-name="ce577" office:value-type="float" office:value="22" calcext:value-type="float">
            <text:p>22</text:p>
          </table:table-cell>
          <table:table-cell table:style-name="ce577" office:value-type="float" office:value="20" calcext:value-type="float">
            <text:p>20</text:p>
          </table:table-cell>
          <table:table-cell table:style-name="ce577" office:value-type="float" office:value="19" calcext:value-type="float">
            <text:p>19</text:p>
          </table:table-cell>
          <table:table-cell table:number-columns-repeated="2" table:style-name="ce577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covered-table-cell table:style-name="ce3"/>
          <table:covered-table-cell table:style-name="ce6"/>
          <table:table-cell table:style-name="ce1" office:value-type="string" calcext:value-type="string">
            <text:p>Chaussée (°C)</text:p>
          </table:table-cell>
          <table:table-cell table:style-name="ce577" office:value-type="float" office:value="33" calcext:value-type="float">
            <text:p>33</text:p>
          </table:table-cell>
          <table:table-cell table:style-name="ce577" office:value-type="float" office:value="38" calcext:value-type="float">
            <text:p>38</text:p>
          </table:table-cell>
          <table:table-cell table:style-name="ce577" office:value-type="float" office:value="34" calcext:value-type="float">
            <text:p>34</text:p>
          </table:table-cell>
          <table:table-cell table:style-name="ce577" office:value-type="float" office:value="35" calcext:value-type="float">
            <text:p>35</text:p>
          </table:table-cell>
          <table:table-cell table:number-columns-repeated="2" table:style-name="ce577" office:value-type="float" office:value="37" calcext:value-type="float">
            <text:p>37</text:p>
          </table:table-cell>
          <table:table-cell table:style-name="ce577" office:value-type="float" office:value="32" calcext:value-type="float">
            <text:p>32</text:p>
          </table:table-cell>
          <table:table-cell table:style-name="ce577" office:value-type="float" office:value="35" calcext:value-type="float">
            <text:p>35</text:p>
          </table:table-cell>
          <table:table-cell table:style-name="ce577" office:value-type="float" office:value="45" calcext:value-type="float">
            <text:p>45</text:p>
          </table:table-cell>
          <table:table-cell table:style-name="ce577"/>
          <table:table-cell table:number-columns-repeated="2" table:style-name="ce577" office:value-type="float" office:value="42" calcext:value-type="float">
            <text:p>42</text:p>
          </table:table-cell>
          <table:table-cell table:style-name="ce577" table:number-columns-repeated="56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3">
            <text:p>Vent</text:p>
          </table:table-cell>
          <table:covered-table-cell table:style-name="ce6"/>
          <table:table-cell table:style-name="ce1" office:value-type="string" calcext:value-type="string">
            <text:p>Orientation</text:p>
          </table:table-cell>
          <table:table-cell table:style-name="ce28" office:value-type="string" calcext:value-type="string">
            <text:p>O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O</text:p>
          </table:table-cell>
          <table:table-cell table:number-columns-repeated="2"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O</text:p>
          </table:table-cell>
          <table:table-cell table:style-name="ce28" office:value-type="string" calcext:value-type="string">
            <text:p>NO</text:p>
          </table:table-cell>
          <table:table-cell table:number-columns-repeated="2" table:style-name="ce28" office:value-type="string" calcext:value-type="string">
            <text:p>O</text:p>
          </table:table-cell>
          <table:table-cell table:style-name="ce28" office:value-type="string" calcext:value-type="string">
            <text:p>O et SE</text:p>
          </table:table-cell>
          <table:table-cell table:style-name="ce28" office:value-type="string" calcext:value-type="string">
            <text:p>SE</text:p>
          </table:table-cell>
          <table:table-cell table:number-columns-repeated="5" table:style-name="ce28" office:value-type="string" calcext:value-type="string">
            <text:p>NO</text:p>
          </table:table-cell>
          <table:table-cell table:style-name="ce28" office:value-type="string" calcext:value-type="string">
            <text:p>NO / SE</text:p>
          </table:table-cell>
          <table:table-cell table:style-name="ce28" office:value-type="string" calcext:value-type="string">
            <text:p>SE / 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O</text:p>
          </table:table-cell>
          <table:table-cell table:style-name="ce28" office:value-type="string" calcext:value-type="string">
            <text:p>NO</text:p>
          </table:table-cell>
          <table:table-cell table:style-name="ce28" table:number-columns-repeated="2"/>
          <table:table-cell table:number-columns-repeated="2" table:style-name="ce28" office:value-type="string" calcext:value-type="string">
            <text:p>O</text:p>
          </table:table-cell>
          <table:table-cell table:number-columns-repeated="5" table:style-name="ce28" office:value-type="string" calcext:value-type="string">
            <text:p>NO</text:p>
          </table:table-cell>
          <table:table-cell table:style-name="ce28" office:value-type="string" calcext:value-type="string">
            <text:p>SE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28" office:value-type="string" calcext:value-type="string">
            <text:p>SE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O</text:p>
          </table:table-cell>
          <table:table-cell table:number-columns-repeated="3" table:style-name="ce28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SE</text:p>
          </table:table-cell>
          <table:table-cell table:number-columns-repeated="4" table:style-name="ce28" office:value-type="string" calcext:value-type="string">
            <text:p>NO</text:p>
          </table:table-cell>
          <table:table-cell table:number-columns-repeated="2" table:style-name="ce28" office:value-type="string" calcext:value-type="string">
            <text:p>SE</text:p>
          </table:table-cell>
          <table:table-cell table:style-name="ce28" office:value-type="string" calcext:value-type="string">
            <text:p>O</text:p>
          </table:table-cell>
          <table:table-cell table:number-columns-repeated="7" table:style-name="ce28" office:value-type="string" calcext:value-type="string">
            <text:p>NO</text:p>
          </table:table-cell>
          <table:table-cell table:number-columns-repeated="2" table:style-name="ce28" office:value-type="string" calcext:value-type="string">
            <text:p>SE</text:p>
          </table:table-cell>
          <table:table-cell table:number-columns-repeated="2" table:style-name="ce28" office:value-type="string" calcext:value-type="string">
            <text:p>NO</text:p>
          </table:table-cell>
          <table:table-cell table:style-name="ce28" office:value-type="string" calcext:value-type="string">
            <text:p>O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covered-table-cell table:number-columns-repeated="2" table:style-name="ce6"/>
          <table:table-cell table:style-name="ce1" office:value-type="string" calcext:value-type="string">
            <text:p>Vitesse (km/h)</text:p>
          </table:table-cell>
          <table:table-cell table:style-name="ce572" office:value-type="float" office:value="25" calcext:value-type="float">
            <text:p>25</text:p>
          </table:table-cell>
          <table:table-cell table:style-name="ce572" office:value-type="float" office:value="5" calcext:value-type="float">
            <text:p>5</text:p>
          </table:table-cell>
          <table:table-cell table:number-columns-repeated="3" table:style-name="ce572" office:value-type="float" office:value="20" calcext:value-type="float">
            <text:p>20</text:p>
          </table:table-cell>
          <table:table-cell table:number-columns-repeated="4" table:style-name="ce572" office:value-type="float" office:value="15" calcext:value-type="float">
            <text:p>15</text:p>
          </table:table-cell>
          <table:table-cell table:style-name="ce572" office:value-type="float" office:value="10" calcext:value-type="float">
            <text:p>10</text:p>
          </table:table-cell>
          <table:table-cell table:style-name="ce588" office:value-type="float" office:value="5" calcext:value-type="float">
            <text:p>5</text:p>
          </table:table-cell>
          <table:table-cell table:style-name="ce572" office:value-type="float" office:value="15" calcext:value-type="float">
            <text:p>15</text:p>
          </table:table-cell>
          <table:table-cell table:style-name="ce572" office:value-type="float" office:value="10" calcext:value-type="float">
            <text:p>10</text:p>
          </table:table-cell>
          <table:table-cell table:number-columns-repeated="2" table:style-name="ce572" office:value-type="float" office:value="15" calcext:value-type="float">
            <text:p>15</text:p>
          </table:table-cell>
          <table:table-cell table:number-columns-repeated="2" table:style-name="ce572" office:value-type="float" office:value="10" calcext:value-type="float">
            <text:p>10</text:p>
          </table:table-cell>
          <table:table-cell table:style-name="ce572" office:value-type="float" office:value="5" calcext:value-type="float">
            <text:p>5</text:p>
          </table:table-cell>
          <table:table-cell table:number-columns-repeated="3" table:style-name="ce572" office:value-type="float" office:value="20" calcext:value-type="float">
            <text:p>20</text:p>
          </table:table-cell>
          <table:table-cell table:style-name="ce572" office:value-type="float" office:value="5" calcext:value-type="float">
            <text:p>5</text:p>
          </table:table-cell>
          <table:table-cell table:style-name="ce572" office:value-type="float" office:value="10" calcext:value-type="float">
            <text:p>10</text:p>
          </table:table-cell>
          <table:table-cell table:style-name="ce572" office:value-type="float" office:value="5" calcext:value-type="float">
            <text:p>5</text:p>
          </table:table-cell>
          <table:table-cell table:style-name="ce572"/>
          <table:table-cell table:style-name="ce572" office:value-type="float" office:value="15" calcext:value-type="float">
            <text:p>15</text:p>
          </table:table-cell>
          <table:table-cell table:number-columns-repeated="2" table:style-name="ce572" office:value-type="float" office:value="20" calcext:value-type="float">
            <text:p>20</text:p>
          </table:table-cell>
          <table:table-cell table:style-name="ce572" office:value-type="float" office:value="15" calcext:value-type="float">
            <text:p>15</text:p>
          </table:table-cell>
          <table:table-cell table:number-columns-repeated="2" table:style-name="ce572" office:value-type="float" office:value="20" calcext:value-type="float">
            <text:p>20</text:p>
          </table:table-cell>
          <table:table-cell table:number-columns-repeated="2" table:style-name="ce572" office:value-type="float" office:value="10" calcext:value-type="float">
            <text:p>10</text:p>
          </table:table-cell>
          <table:table-cell table:style-name="ce572" office:value-type="float" office:value="15" calcext:value-type="float">
            <text:p>15</text:p>
          </table:table-cell>
          <table:table-cell table:style-name="ce572" office:value-type="float" office:value="20" calcext:value-type="float">
            <text:p>20</text:p>
          </table:table-cell>
          <table:table-cell table:number-columns-repeated="2" table:style-name="ce572" office:value-type="float" office:value="10" calcext:value-type="float">
            <text:p>10</text:p>
          </table:table-cell>
          <table:table-cell table:number-columns-repeated="2" table:style-name="ce572" office:value-type="float" office:value="15" calcext:value-type="float">
            <text:p>15</text:p>
          </table:table-cell>
          <table:table-cell table:number-columns-repeated="4" table:style-name="ce572" office:value-type="float" office:value="5" calcext:value-type="float">
            <text:p>5</text:p>
          </table:table-cell>
          <table:table-cell table:number-columns-repeated="3" table:style-name="ce572" office:value-type="float" office:value="15" calcext:value-type="float">
            <text:p>15</text:p>
          </table:table-cell>
          <table:table-cell table:number-columns-repeated="2" table:style-name="ce572" office:value-type="float" office:value="20" calcext:value-type="float">
            <text:p>20</text:p>
          </table:table-cell>
          <table:table-cell table:style-name="ce572" office:value-type="float" office:value="30" calcext:value-type="float">
            <text:p>30</text:p>
          </table:table-cell>
          <table:table-cell table:style-name="ce572" office:value-type="float" office:value="10" calcext:value-type="float">
            <text:p>10</text:p>
          </table:table-cell>
          <table:table-cell table:style-name="ce572" office:value-type="float" office:value="5" calcext:value-type="float">
            <text:p>5</text:p>
          </table:table-cell>
          <table:table-cell table:style-name="ce572" office:value-type="float" office:value="15" calcext:value-type="float">
            <text:p>15</text:p>
          </table:table-cell>
          <table:table-cell table:style-name="ce572" office:value-type="float" office:value="25" calcext:value-type="float">
            <text:p>25</text:p>
          </table:table-cell>
          <table:table-cell table:style-name="ce572" office:value-type="float" office:value="5" calcext:value-type="float">
            <text:p>5</text:p>
          </table:table-cell>
          <table:table-cell table:style-name="ce572" office:value-type="float" office:value="15" calcext:value-type="float">
            <text:p>15</text:p>
          </table:table-cell>
          <table:table-cell table:style-name="ce572" office:value-type="float" office:value="20" calcext:value-type="float">
            <text:p>20</text:p>
          </table:table-cell>
          <table:table-cell table:style-name="ce572" office:value-type="float" office:value="15" calcext:value-type="float">
            <text:p>15</text:p>
          </table:table-cell>
          <table:table-cell table:style-name="ce572" office:value-type="float" office:value="5" calcext:value-type="float">
            <text:p>5</text:p>
          </table:table-cell>
          <table:table-cell table:style-name="ce572" office:value-type="float" office:value="15" calcext:value-type="float">
            <text:p>15</text:p>
          </table:table-cell>
          <table:table-cell table:style-name="ce572" office:value-type="float" office:value="20" calcext:value-type="float">
            <text:p>20</text:p>
          </table:table-cell>
          <table:table-cell table:style-name="ce572" office:value-type="float" office:value="5" calcext:value-type="float">
            <text:p>5</text:p>
          </table:table-cell>
          <table:table-cell table:style-name="ce572" office:value-type="float" office:value="10" calcext:value-type="float">
            <text:p>10</text:p>
          </table:table-cell>
          <table:table-cell table:number-columns-repeated="3" table:style-name="ce572" office:value-type="float" office:value="15" calcext:value-type="float">
            <text:p>15</text:p>
          </table:table-cell>
          <table:table-cell table:number-columns-repeated="2" table:style-name="ce572" office:value-type="float" office:value="20" calcext:value-type="float">
            <text:p>20</text:p>
          </table:table-cell>
          <table:table-cell table:style-name="ce572"/>
          <table:table-cell table:number-columns-repeated="2"/>
        </table:table-row>
        <table:table-row table:style-name="ro1">
          <table:covered-table-cell table:style-name="ce3"/>
          <table:covered-table-cell table:style-name="ce6"/>
          <table:table-cell table:style-name="ce1" office:value-type="string" calcext:value-type="string">
            <text:p>Rafales (km/h)</text:p>
          </table:table-cell>
          <table:table-cell table:number-columns-repeated="2" table:style-name="ce572" office:value-type="float" office:value="15" calcext:value-type="float">
            <text:p>15</text:p>
          </table:table-cell>
          <table:table-cell table:style-name="ce572" office:value-type="float" office:value="50" calcext:value-type="float">
            <text:p>50</text:p>
          </table:table-cell>
          <table:table-cell table:style-name="ce572" office:value-type="float" office:value="35" calcext:value-type="float">
            <text:p>35</text:p>
          </table:table-cell>
          <table:table-cell table:style-name="ce572" office:value-type="float" office:value="50" calcext:value-type="float">
            <text:p>50</text:p>
          </table:table-cell>
          <table:table-cell table:number-columns-repeated="2" table:style-name="ce572" office:value-type="float" office:value="30" calcext:value-type="float">
            <text:p>30</text:p>
          </table:table-cell>
          <table:table-cell table:style-name="ce572" office:value-type="float" office:value="40" calcext:value-type="float">
            <text:p>40</text:p>
          </table:table-cell>
          <table:table-cell table:style-name="ce572" office:value-type="float" office:value="15" calcext:value-type="float">
            <text:p>15</text:p>
          </table:table-cell>
          <table:table-cell table:style-name="ce572" office:value-type="float" office:value="20" calcext:value-type="float">
            <text:p>20</text:p>
          </table:table-cell>
          <table:table-cell table:style-name="ce572" office:value-type="float" office:value="30" calcext:value-type="float">
            <text:p>30</text:p>
          </table:table-cell>
          <table:table-cell table:style-name="ce572" office:value-type="float" office:value="20" calcext:value-type="float">
            <text:p>20</text:p>
          </table:table-cell>
          <table:table-cell table:style-name="ce572" office:value-type="float" office:value="10" calcext:value-type="float">
            <text:p>10</text:p>
          </table:table-cell>
          <table:table-cell table:number-columns-repeated="4" table:style-name="ce572" office:value-type="float" office:value="20" calcext:value-type="float">
            <text:p>20</text:p>
          </table:table-cell>
          <table:table-cell table:style-name="ce572" office:value-type="float" office:value="15" calcext:value-type="float">
            <text:p>15</text:p>
          </table:table-cell>
          <table:table-cell table:style-name="ce572" office:value-type="float" office:value="45" calcext:value-type="float">
            <text:p>45</text:p>
          </table:table-cell>
          <table:table-cell table:style-name="ce572" office:value-type="float" office:value="30" calcext:value-type="float">
            <text:p>30</text:p>
          </table:table-cell>
          <table:table-cell table:style-name="ce572" office:value-type="float" office:value="45" calcext:value-type="float">
            <text:p>45</text:p>
          </table:table-cell>
          <table:table-cell table:style-name="ce589" office:value-type="float" office:value="10" calcext:value-type="float">
            <text:p>10</text:p>
          </table:table-cell>
          <table:table-cell table:style-name="ce572" office:value-type="float" office:value="20" calcext:value-type="float">
            <text:p>20</text:p>
          </table:table-cell>
          <table:table-cell table:style-name="ce572" table:number-columns-repeated="2"/>
          <table:table-cell table:style-name="ce572" office:value-type="float" office:value="20" calcext:value-type="float">
            <text:p>20</text:p>
          </table:table-cell>
          <table:table-cell table:style-name="ce572" office:value-type="float" office:value="45" calcext:value-type="float">
            <text:p>45</text:p>
          </table:table-cell>
          <table:table-cell table:style-name="ce572" office:value-type="float" office:value="40" calcext:value-type="float">
            <text:p>40</text:p>
          </table:table-cell>
          <table:table-cell table:style-name="ce572" office:value-type="float" office:value="20" calcext:value-type="float">
            <text:p>20</text:p>
          </table:table-cell>
          <table:table-cell table:style-name="ce572" office:value-type="float" office:value="35" calcext:value-type="float">
            <text:p>35</text:p>
          </table:table-cell>
          <table:table-cell table:style-name="ce572" office:value-type="float" office:value="40" calcext:value-type="float">
            <text:p>40</text:p>
          </table:table-cell>
          <table:table-cell table:number-columns-repeated="2" table:style-name="ce572" office:value-type="float" office:value="15" calcext:value-type="float">
            <text:p>15</text:p>
          </table:table-cell>
          <table:table-cell table:style-name="ce572" office:value-type="float" office:value="20" calcext:value-type="float">
            <text:p>20</text:p>
          </table:table-cell>
          <table:table-cell table:style-name="ce572" office:value-type="float" office:value="45" calcext:value-type="float">
            <text:p>45</text:p>
          </table:table-cell>
          <table:table-cell table:number-columns-repeated="2" table:style-name="ce572" office:value-type="float" office:value="15" calcext:value-type="float">
            <text:p>15</text:p>
          </table:table-cell>
          <table:table-cell table:style-name="ce572" office:value-type="float" office:value="50" calcext:value-type="float">
            <text:p>50</text:p>
          </table:table-cell>
          <table:table-cell table:style-name="ce572" office:value-type="float" office:value="20" calcext:value-type="float">
            <text:p>20</text:p>
          </table:table-cell>
          <table:table-cell table:style-name="ce572" office:value-type="float" office:value="15" calcext:value-type="float">
            <text:p>15</text:p>
          </table:table-cell>
          <table:table-cell table:number-columns-repeated="3" table:style-name="ce572" office:value-type="float" office:value="10" calcext:value-type="float">
            <text:p>10</text:p>
          </table:table-cell>
          <table:table-cell table:style-name="ce572" office:value-type="float" office:value="40" calcext:value-type="float">
            <text:p>40</text:p>
          </table:table-cell>
          <table:table-cell table:style-name="ce572" office:value-type="float" office:value="50" calcext:value-type="float">
            <text:p>50</text:p>
          </table:table-cell>
          <table:table-cell table:style-name="ce572" office:value-type="float" office:value="55" calcext:value-type="float">
            <text:p>55</text:p>
          </table:table-cell>
          <table:table-cell table:style-name="ce572" office:value-type="float" office:value="45" calcext:value-type="float">
            <text:p>45</text:p>
          </table:table-cell>
          <table:table-cell table:style-name="ce572" office:value-type="float" office:value="35" calcext:value-type="float">
            <text:p>35</text:p>
          </table:table-cell>
          <table:table-cell table:style-name="ce572" office:value-type="float" office:value="50" calcext:value-type="float">
            <text:p>50</text:p>
          </table:table-cell>
          <table:table-cell table:style-name="ce572" office:value-type="float" office:value="15" calcext:value-type="float">
            <text:p>15</text:p>
          </table:table-cell>
          <table:table-cell table:style-name="ce572" office:value-type="float" office:value="10" calcext:value-type="float">
            <text:p>10</text:p>
          </table:table-cell>
          <table:table-cell table:style-name="ce572" office:value-type="float" office:value="40" calcext:value-type="float">
            <text:p>40</text:p>
          </table:table-cell>
          <table:table-cell table:style-name="ce572" office:value-type="float" office:value="55" calcext:value-type="float">
            <text:p>55</text:p>
          </table:table-cell>
          <table:table-cell table:style-name="ce572" office:value-type="float" office:value="10" calcext:value-type="float">
            <text:p>10</text:p>
          </table:table-cell>
          <table:table-cell table:style-name="ce572" office:value-type="float" office:value="20" calcext:value-type="float">
            <text:p>20</text:p>
          </table:table-cell>
          <table:table-cell table:style-name="ce572" office:value-type="float" office:value="45" calcext:value-type="float">
            <text:p>45</text:p>
          </table:table-cell>
          <table:table-cell table:style-name="ce572" office:value-type="float" office:value="20" calcext:value-type="float">
            <text:p>20</text:p>
          </table:table-cell>
          <table:table-cell table:style-name="ce572" office:value-type="float" office:value="10" calcext:value-type="float">
            <text:p>10</text:p>
          </table:table-cell>
          <table:table-cell table:style-name="ce572" office:value-type="float" office:value="20" calcext:value-type="float">
            <text:p>20</text:p>
          </table:table-cell>
          <table:table-cell table:style-name="ce572" office:value-type="float" office:value="25" calcext:value-type="float">
            <text:p>25</text:p>
          </table:table-cell>
          <table:table-cell table:style-name="ce572" office:value-type="float" office:value="10" calcext:value-type="float">
            <text:p>10</text:p>
          </table:table-cell>
          <table:table-cell table:style-name="ce572" office:value-type="float" office:value="30" calcext:value-type="float">
            <text:p>30</text:p>
          </table:table-cell>
          <table:table-cell table:style-name="ce572" office:value-type="float" office:value="40" calcext:value-type="float">
            <text:p>40</text:p>
          </table:table-cell>
          <table:table-cell table:number-columns-repeated="2" table:style-name="ce572" office:value-type="float" office:value="15" calcext:value-type="float">
            <text:p>15</text:p>
          </table:table-cell>
          <table:table-cell table:number-columns-repeated="2" table:style-name="ce572" office:value-type="float" office:value="50" calcext:value-type="float">
            <text:p>50</text:p>
          </table:table-cell>
          <table:table-cell table:style-name="ce572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2">
            <text:p>Humidité (%)</text:p>
          </table:table-cell>
          <table:covered-table-cell table:style-name="ce6"/>
          <table:table-cell table:style-name="ce1" office:value-type="string" calcext:value-type="string">
            <text:p>08h00</text:p>
          </table:table-cell>
          <table:table-cell table:style-name="ce572" table:number-columns-repeated="9"/>
          <table:table-cell table:style-name="ce587" office:value-type="float" office:value="80" calcext:value-type="float">
            <text:p>80</text:p>
          </table:table-cell>
          <table:table-cell table:style-name="ce588" office:value-type="float" office:value="60" calcext:value-type="float">
            <text:p>60</text:p>
          </table:table-cell>
          <table:table-cell table:style-name="ce588" office:value-type="float" office:value="45" calcext:value-type="float">
            <text:p>45</text:p>
          </table:table-cell>
          <table:table-cell table:style-name="ce588" office:value-type="float" office:value="60" calcext:value-type="float">
            <text:p>60</text:p>
          </table:table-cell>
          <table:table-cell table:style-name="ce588" office:value-type="float" office:value="70" calcext:value-type="float">
            <text:p>70</text:p>
          </table:table-cell>
          <table:table-cell table:style-name="ce588" office:value-type="float" office:value="60" calcext:value-type="float">
            <text:p>60</text:p>
          </table:table-cell>
          <table:table-cell table:style-name="ce588" office:value-type="float" office:value="35" calcext:value-type="float">
            <text:p>35</text:p>
          </table:table-cell>
          <table:table-cell table:style-name="ce588" office:value-type="float" office:value="45" calcext:value-type="float">
            <text:p>45</text:p>
          </table:table-cell>
          <table:table-cell table:style-name="ce588" office:value-type="float" office:value="35" calcext:value-type="float">
            <text:p>35</text:p>
          </table:table-cell>
          <table:table-cell table:style-name="ce588" office:value-type="float" office:value="40" calcext:value-type="float">
            <text:p>40</text:p>
          </table:table-cell>
          <table:table-cell table:number-columns-repeated="2" table:style-name="ce588" office:value-type="float" office:value="70" calcext:value-type="float">
            <text:p>70</text:p>
          </table:table-cell>
          <table:table-cell table:style-name="ce572" office:value-type="float" office:value="55" calcext:value-type="float">
            <text:p>55</text:p>
          </table:table-cell>
          <table:table-cell table:style-name="ce572" office:value-type="float" office:value="65" calcext:value-type="float">
            <text:p>65</text:p>
          </table:table-cell>
          <table:table-cell table:style-name="ce572" office:value-type="float" office:value="85" calcext:value-type="float">
            <text:p>85</text:p>
          </table:table-cell>
          <table:table-cell table:style-name="ce572"/>
          <table:table-cell table:style-name="ce572" office:value-type="float" office:value="80" calcext:value-type="float">
            <text:p>80</text:p>
          </table:table-cell>
          <table:table-cell table:number-columns-repeated="3" table:style-name="ce572" office:value-type="float" office:value="90" calcext:value-type="float">
            <text:p>90</text:p>
          </table:table-cell>
          <table:table-cell table:number-columns-repeated="2" table:style-name="ce572" office:value-type="float" office:value="70" calcext:value-type="float">
            <text:p>70</text:p>
          </table:table-cell>
          <table:table-cell table:style-name="ce572" office:value-type="float" office:value="80" calcext:value-type="float">
            <text:p>80</text:p>
          </table:table-cell>
          <table:table-cell table:style-name="ce572" office:value-type="float" office:value="65" calcext:value-type="float">
            <text:p>65</text:p>
          </table:table-cell>
          <table:table-cell table:style-name="ce572" office:value-type="float" office:value="70" calcext:value-type="float">
            <text:p>70</text:p>
          </table:table-cell>
          <table:table-cell table:style-name="ce572" office:value-type="float" office:value="90" calcext:value-type="float">
            <text:p>90</text:p>
          </table:table-cell>
          <table:table-cell table:style-name="ce572" office:value-type="float" office:value="75" calcext:value-type="float">
            <text:p>75</text:p>
          </table:table-cell>
          <table:table-cell table:number-columns-repeated="2" table:style-name="ce572" office:value-type="float" office:value="60" calcext:value-type="float">
            <text:p>60</text:p>
          </table:table-cell>
          <table:table-cell table:style-name="ce572" office:value-type="float" office:value="90" calcext:value-type="float">
            <text:p>90</text:p>
          </table:table-cell>
          <table:table-cell table:style-name="ce572" office:value-type="float" office:value="80" calcext:value-type="float">
            <text:p>80</text:p>
          </table:table-cell>
          <table:table-cell table:number-columns-repeated="3" table:style-name="ce572" office:value-type="float" office:value="95" calcext:value-type="float">
            <text:p>95</text:p>
          </table:table-cell>
          <table:table-cell table:style-name="ce572" office:value-type="float" office:value="85" calcext:value-type="float">
            <text:p>85</text:p>
          </table:table-cell>
          <table:table-cell table:style-name="ce572" office:value-type="float" office:value="80" calcext:value-type="float">
            <text:p>80</text:p>
          </table:table-cell>
          <table:table-cell table:style-name="ce572" office:value-type="float" office:value="90" calcext:value-type="float">
            <text:p>90</text:p>
          </table:table-cell>
          <table:table-cell table:number-columns-repeated="2" table:style-name="ce572" office:value-type="float" office:value="100" calcext:value-type="float">
            <text:p>100</text:p>
          </table:table-cell>
          <table:table-cell table:style-name="ce572" office:value-type="float" office:value="80" calcext:value-type="float">
            <text:p>80</text:p>
          </table:table-cell>
          <table:table-cell table:style-name="ce572" office:value-type="float" office:value="90" calcext:value-type="float">
            <text:p>90</text:p>
          </table:table-cell>
          <table:table-cell table:number-columns-repeated="3" table:style-name="ce572" office:value-type="float" office:value="80" calcext:value-type="float">
            <text:p>80</text:p>
          </table:table-cell>
          <table:table-cell table:number-columns-repeated="2" table:style-name="ce572" office:value-type="float" office:value="85" calcext:value-type="float">
            <text:p>85</text:p>
          </table:table-cell>
          <table:table-cell table:number-columns-repeated="2" table:style-name="ce572" office:value-type="float" office:value="75" calcext:value-type="float">
            <text:p>75</text:p>
          </table:table-cell>
          <table:table-cell table:style-name="ce572" office:value-type="float" office:value="70" calcext:value-type="float">
            <text:p>70</text:p>
          </table:table-cell>
          <table:table-cell table:style-name="ce572" office:value-type="float" office:value="60" calcext:value-type="float">
            <text:p>60</text:p>
          </table:table-cell>
          <table:table-cell table:number-columns-repeated="2" table:style-name="ce572" office:value-type="float" office:value="70" calcext:value-type="float">
            <text:p>70</text:p>
          </table:table-cell>
          <table:table-cell table:number-columns-repeated="2" table:style-name="ce572" office:value-type="float" office:value="90" calcext:value-type="float">
            <text:p>90</text:p>
          </table:table-cell>
          <table:table-cell table:number-columns-repeated="3" table:style-name="ce572" office:value-type="float" office:value="95" calcext:value-type="float">
            <text:p>95</text:p>
          </table:table-cell>
          <table:table-cell table:style-name="ce572" office:value-type="float" office:value="90" calcext:value-type="float">
            <text:p>90</text:p>
          </table:table-cell>
          <table:table-cell table:style-name="ce572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covered-table-cell table:number-columns-repeated="2" table:style-name="ce3"/>
          <table:table-cell table:style-name="ce22" office:value-type="string" calcext:value-type="string">
            <text:p>17h00</text:p>
          </table:table-cell>
          <table:table-cell table:style-name="ce573" office:value-type="float" office:value="40" calcext:value-type="float">
            <text:p>40</text:p>
          </table:table-cell>
          <table:table-cell table:number-columns-repeated="3" table:style-name="ce573" office:value-type="float" office:value="30" calcext:value-type="float">
            <text:p>30</text:p>
          </table:table-cell>
          <table:table-cell table:style-name="ce573" office:value-type="float" office:value="20" calcext:value-type="float">
            <text:p>20</text:p>
          </table:table-cell>
          <table:table-cell table:style-name="ce573" office:value-type="float" office:value="30" calcext:value-type="float">
            <text:p>30</text:p>
          </table:table-cell>
          <table:table-cell table:number-columns-repeated="2" table:style-name="ce573" office:value-type="float" office:value="40" calcext:value-type="float">
            <text:p>40</text:p>
          </table:table-cell>
          <table:table-cell table:number-columns-repeated="2" table:style-name="ce573" office:value-type="float" office:value="25" calcext:value-type="float">
            <text:p>25</text:p>
          </table:table-cell>
          <table:table-cell table:style-name="ce588" office:value-type="float" office:value="15" calcext:value-type="float">
            <text:p>15</text:p>
          </table:table-cell>
          <table:table-cell table:number-columns-repeated="2" table:style-name="ce588" office:value-type="float" office:value="25" calcext:value-type="float">
            <text:p>25</text:p>
          </table:table-cell>
          <table:table-cell table:style-name="ce588" office:value-type="float" office:value="40" calcext:value-type="float">
            <text:p>40</text:p>
          </table:table-cell>
          <table:table-cell table:number-columns-repeated="2" table:style-name="ce588" office:value-type="float" office:value="25" calcext:value-type="float">
            <text:p>25</text:p>
          </table:table-cell>
          <table:table-cell table:style-name="ce588" office:value-type="float" office:value="15" calcext:value-type="float">
            <text:p>15</text:p>
          </table:table-cell>
          <table:table-cell table:style-name="ce588" office:value-type="float" office:value="10" calcext:value-type="float">
            <text:p>10</text:p>
          </table:table-cell>
          <table:table-cell table:style-name="ce588" office:value-type="float" office:value="15" calcext:value-type="float">
            <text:p>15</text:p>
          </table:table-cell>
          <table:table-cell table:number-columns-repeated="2" table:style-name="ce588" office:value-type="float" office:value="20" calcext:value-type="float">
            <text:p>20</text:p>
          </table:table-cell>
          <table:table-cell table:style-name="ce573" office:value-type="float" office:value="20" calcext:value-type="float">
            <text:p>20</text:p>
          </table:table-cell>
          <table:table-cell table:style-name="ce573" office:value-type="float" office:value="85" calcext:value-type="float">
            <text:p>85</text:p>
          </table:table-cell>
          <table:table-cell table:style-name="ce573" table:number-columns-repeated="2"/>
          <table:table-cell table:number-columns-repeated="2" table:style-name="ce573" office:value-type="float" office:value="50" calcext:value-type="float">
            <text:p>50</text:p>
          </table:table-cell>
          <table:table-cell table:style-name="ce573" office:value-type="float" office:value="45" calcext:value-type="float">
            <text:p>45</text:p>
          </table:table-cell>
          <table:table-cell table:number-columns-repeated="2" table:style-name="ce573" office:value-type="float" office:value="40" calcext:value-type="float">
            <text:p>40</text:p>
          </table:table-cell>
          <table:table-cell table:style-name="ce573" office:value-type="float" office:value="50" calcext:value-type="float">
            <text:p>50</text:p>
          </table:table-cell>
          <table:table-cell table:style-name="ce573" office:value-type="float" office:value="40" calcext:value-type="float">
            <text:p>40</text:p>
          </table:table-cell>
          <table:table-cell table:style-name="ce573" office:value-type="float" office:value="25" calcext:value-type="float">
            <text:p>25</text:p>
          </table:table-cell>
          <table:table-cell table:style-name="ce573" office:value-type="float" office:value="70" calcext:value-type="float">
            <text:p>70</text:p>
          </table:table-cell>
          <table:table-cell table:style-name="ce573" office:value-type="float" office:value="50" calcext:value-type="float">
            <text:p>50</text:p>
          </table:table-cell>
          <table:table-cell table:style-name="ce573" office:value-type="float" office:value="30" calcext:value-type="float">
            <text:p>30</text:p>
          </table:table-cell>
          <table:table-cell table:style-name="ce573" office:value-type="float" office:value="25" calcext:value-type="float">
            <text:p>25</text:p>
          </table:table-cell>
          <table:table-cell table:style-name="ce573" office:value-type="float" office:value="30" calcext:value-type="float">
            <text:p>30</text:p>
          </table:table-cell>
          <table:table-cell table:style-name="ce573" office:value-type="float" office:value="40" calcext:value-type="float">
            <text:p>40</text:p>
          </table:table-cell>
          <table:table-cell table:style-name="ce573" office:value-type="float" office:value="35" calcext:value-type="float">
            <text:p>35</text:p>
          </table:table-cell>
          <table:table-cell table:style-name="ce573" office:value-type="float" office:value="40" calcext:value-type="float">
            <text:p>40</text:p>
          </table:table-cell>
          <table:table-cell table:style-name="ce573" office:value-type="float" office:value="65" calcext:value-type="float">
            <text:p>65</text:p>
          </table:table-cell>
          <table:table-cell table:style-name="ce573" office:value-type="float" office:value="55" calcext:value-type="float">
            <text:p>55</text:p>
          </table:table-cell>
          <table:table-cell table:style-name="ce573" office:value-type="float" office:value="50" calcext:value-type="float">
            <text:p>50</text:p>
          </table:table-cell>
          <table:table-cell table:number-columns-repeated="2" table:style-name="ce573" office:value-type="float" office:value="40" calcext:value-type="float">
            <text:p>40</text:p>
          </table:table-cell>
          <table:table-cell table:style-name="ce573" office:value-type="float" office:value="50" calcext:value-type="float">
            <text:p>50</text:p>
          </table:table-cell>
          <table:table-cell table:number-columns-repeated="3" table:style-name="ce573" office:value-type="float" office:value="40" calcext:value-type="float">
            <text:p>40</text:p>
          </table:table-cell>
          <table:table-cell table:style-name="ce573" office:value-type="float" office:value="20" calcext:value-type="float">
            <text:p>20</text:p>
          </table:table-cell>
          <table:table-cell table:style-name="ce573" office:value-type="float" office:value="30" calcext:value-type="float">
            <text:p>30</text:p>
          </table:table-cell>
          <table:table-cell table:style-name="ce573" office:value-type="float" office:value="50" calcext:value-type="float">
            <text:p>50</text:p>
          </table:table-cell>
          <table:table-cell table:number-columns-repeated="2" table:style-name="ce573" office:value-type="float" office:value="35" calcext:value-type="float">
            <text:p>35</text:p>
          </table:table-cell>
          <table:table-cell table:style-name="ce573" office:value-type="float" office:value="50" calcext:value-type="float">
            <text:p>50</text:p>
          </table:table-cell>
          <table:table-cell table:number-columns-repeated="3" table:style-name="ce573" office:value-type="float" office:value="20" calcext:value-type="float">
            <text:p>20</text:p>
          </table:table-cell>
          <table:table-cell table:number-columns-repeated="2" table:style-name="ce573" office:value-type="float" office:value="30" calcext:value-type="float">
            <text:p>30</text:p>
          </table:table-cell>
          <table:table-cell table:style-name="ce573" office:value-type="float" office:value="40" calcext:value-type="float">
            <text:p>40</text:p>
          </table:table-cell>
          <table:table-cell table:style-name="ce573" office:value-type="float" office:value="50" calcext:value-type="float">
            <text:p>50</text:p>
          </table:table-cell>
          <table:table-cell table:style-name="ce573" office:value-type="float" office:value="65" calcext:value-type="float">
            <text:p>65</text:p>
          </table:table-cell>
          <table:table-cell table:style-name="ce573" office:value-type="float" office:value="60" calcext:value-type="float">
            <text:p>60</text:p>
          </table:table-cell>
          <table:table-cell table:style-name="ce573" office:value-type="float" office:value="55" calcext:value-type="float">
            <text:p>55</text:p>
          </table:table-cell>
          <table:table-cell table:style-name="ce573" office:value-type="float" office:value="60" calcext:value-type="float">
            <text:p>60</text:p>
          </table:table-cell>
          <table:table-cell table:style-name="ce573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2">
            <text:p>Nébulosité (%)</text:p>
          </table:table-cell>
          <table:covered-table-cell table:style-name="ce3"/>
          <table:table-cell table:style-name="ce22" office:value-type="string" calcext:value-type="string">
            <text:p>08h0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50" calcext:value-type="float">
            <text:p>50</text:p>
          </table:table-cell>
          <table:table-cell table:number-columns-repeated="2" table:style-name="ce28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table:number-columns-repeated="4"/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90" calcext:value-type="float">
            <text:p>90</text:p>
          </table:table-cell>
          <table:table-cell table:number-columns-repeated="2" table:style-name="ce28" office:value-type="float" office:value="40" calcext:value-type="float">
            <text:p>4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60" calcext:value-type="float">
            <text:p>60</text:p>
          </table:table-cell>
          <table:table-cell table:number-columns-repeated="2" table:style-name="ce28" office:value-type="float" office:value="100" calcext:value-type="float">
            <text:p>100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50" calcext:value-type="float">
            <text:p>5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80" calcext:value-type="float">
            <text:p>8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2" table:style-name="ce28" office:value-type="float" office:value="100" calcext:value-type="float">
            <text:p>100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covered-table-cell table:number-columns-repeated="2" table:style-name="ce3"/>
          <table:table-cell table:style-name="ce22" office:value-type="string" calcext:value-type="string">
            <text:p>17h00</text:p>
          </table:table-cell>
          <table:table-cell table:style-name="ce28" table:number-columns-repeated="12"/>
          <table:table-cell table:style-name="ce50" office:value-type="string" calcext:value-type="string">
            <text:p>7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28" table:number-columns-repeated="4"/>
          <table:table-cell table:number-columns-repeated="3" table:style-name="ce28" office:value-type="float" office:value="70" calcext:value-type="float">
            <text:p>7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90" calcext:value-type="float">
            <text:p>90</text:p>
          </table:table-cell>
          <table:table-cell table:number-columns-repeated="2" table:style-name="ce28" office:value-type="float" office:value="80" calcext:value-type="float">
            <text:p>8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90" calcext:value-type="float">
            <text:p>90</text:p>
          </table:table-cell>
          <table:table-cell table:style-name="ce28" office:value-type="float" office:value="70" calcext:value-type="float">
            <text:p>70</text:p>
          </table:table-cell>
          <table:table-cell table:number-columns-repeated="2" table:style-name="ce28" office:value-type="float" office:value="80" calcext:value-type="float">
            <text:p>80</text:p>
          </table:table-cell>
          <table:table-cell table:style-name="ce28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3" table:number-rows-spanned="1">
            <text:p>Pluie (mm)</text:p>
          </table:table-cell>
          <table:covered-table-cell table:style-name="ce3"/>
          <table:covered-table-cell table:style-name="ce6"/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.3" calcext:value-type="float">
            <text:p>0,3</text:p>
          </table:table-cell>
          <table:table-cell table:style-name="ce28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CLx</text:p>
          </table:table-cell>
          <table:table-cell table:style-name="ce580" office:value-type="float" office:value="90" calcext:value-type="float">
            <text:p>90</text:p>
          </table:table-cell>
          <table:table-cell table:style-name="ce580" office:value-type="float" office:value="91" calcext:value-type="float">
            <text:p>91</text:p>
          </table:table-cell>
          <table:table-cell table:style-name="ce580" office:value-type="float" office:value="92" calcext:value-type="float">
            <text:p>92</text:p>
          </table:table-cell>
          <table:table-cell table:style-name="ce580" office:value-type="float" office:value="93" calcext:value-type="float">
            <text:p>93</text:p>
          </table:table-cell>
          <table:table-cell table:number-columns-repeated="2" table:style-name="ce580" office:value-type="float" office:value="94" calcext:value-type="float">
            <text:p>94</text:p>
          </table:table-cell>
          <table:table-cell table:number-columns-repeated="2" table:style-name="ce580" office:value-type="float" office:value="91" calcext:value-type="float">
            <text:p>91</text:p>
          </table:table-cell>
          <table:table-cell table:style-name="ce580" office:value-type="float" office:value="93" calcext:value-type="float">
            <text:p>93</text:p>
          </table:table-cell>
          <table:table-cell table:style-name="ce580" office:value-type="float" office:value="96" calcext:value-type="float">
            <text:p>96</text:p>
          </table:table-cell>
          <table:table-cell table:style-name="ce580" office:value-type="float" office:value="95" calcext:value-type="float">
            <text:p>95</text:p>
          </table:table-cell>
          <table:table-cell table:number-columns-repeated="2" table:style-name="ce580" office:value-type="float" office:value="97" calcext:value-type="float">
            <text:p>97</text:p>
          </table:table-cell>
          <table:table-cell table:style-name="ce580" office:value-type="float" office:value="95" calcext:value-type="float">
            <text:p>95</text:p>
          </table:table-cell>
          <table:table-cell table:style-name="ce580" office:value-type="float" office:value="93" calcext:value-type="float">
            <text:p>93</text:p>
          </table:table-cell>
          <table:table-cell table:style-name="ce580" office:value-type="float" office:value="95" calcext:value-type="float">
            <text:p>95</text:p>
          </table:table-cell>
          <table:table-cell table:number-columns-repeated="2" table:style-name="ce580" office:value-type="float" office:value="97" calcext:value-type="float">
            <text:p>97</text:p>
          </table:table-cell>
          <table:table-cell table:style-name="ce580" office:value-type="float" office:value="98" calcext:value-type="float">
            <text:p>98</text:p>
          </table:table-cell>
          <table:table-cell table:style-name="ce580" office:value-type="float" office:value="97" calcext:value-type="float">
            <text:p>97</text:p>
          </table:table-cell>
          <table:table-cell table:style-name="ce580" office:value-type="float" office:value="96" calcext:value-type="float">
            <text:p>96</text:p>
          </table:table-cell>
          <table:table-cell table:style-name="ce580" office:value-type="float" office:value="97" calcext:value-type="float">
            <text:p>97</text:p>
          </table:table-cell>
          <table:table-cell table:style-name="ce580" office:value-type="float" office:value="98" calcext:value-type="float">
            <text:p>98</text:p>
          </table:table-cell>
          <table:table-cell table:style-name="ce580" office:value-type="float" office:value="91" calcext:value-type="float">
            <text:p>91</text:p>
          </table:table-cell>
          <table:table-cell table:style-name="ce580" office:value-type="float" office:value="90" calcext:value-type="float">
            <text:p>90</text:p>
          </table:table-cell>
          <table:table-cell table:style-name="ce580"/>
          <table:table-cell table:style-name="ce580" office:value-type="float" office:value="86" calcext:value-type="float">
            <text:p>86</text:p>
          </table:table-cell>
          <table:table-cell table:style-name="ce580" office:value-type="float" office:value="87" calcext:value-type="float">
            <text:p>87</text:p>
          </table:table-cell>
          <table:table-cell table:style-name="ce580" office:value-type="float" office:value="90" calcext:value-type="float">
            <text:p>90</text:p>
          </table:table-cell>
          <table:table-cell table:style-name="ce580" office:value-type="float" office:value="92" calcext:value-type="float">
            <text:p>92</text:p>
          </table:table-cell>
          <table:table-cell table:style-name="ce580" office:value-type="float" office:value="91" calcext:value-type="float">
            <text:p>91</text:p>
          </table:table-cell>
          <table:table-cell table:style-name="ce580" office:value-type="float" office:value="89" calcext:value-type="float">
            <text:p>89</text:p>
          </table:table-cell>
          <table:table-cell table:style-name="ce580" office:value-type="float" office:value="93" calcext:value-type="float">
            <text:p>93</text:p>
          </table:table-cell>
          <table:table-cell table:style-name="ce580" office:value-type="float" office:value="95" calcext:value-type="float">
            <text:p>95</text:p>
          </table:table-cell>
          <table:table-cell table:style-name="ce580" office:value-type="float" office:value="90" calcext:value-type="float">
            <text:p>90</text:p>
          </table:table-cell>
          <table:table-cell table:number-columns-repeated="2" table:style-name="ce580" office:value-type="float" office:value="92" calcext:value-type="float">
            <text:p>92</text:p>
          </table:table-cell>
          <table:table-cell table:style-name="ce580" office:value-type="float" office:value="97" calcext:value-type="float">
            <text:p>97</text:p>
          </table:table-cell>
          <table:table-cell table:style-name="ce580" office:value-type="float" office:value="95" calcext:value-type="float">
            <text:p>95</text:p>
          </table:table-cell>
          <table:table-cell table:style-name="ce580" office:value-type="float" office:value="92" calcext:value-type="float">
            <text:p>92</text:p>
          </table:table-cell>
          <table:table-cell table:style-name="ce580" office:value-type="float" office:value="93" calcext:value-type="float">
            <text:p>93</text:p>
          </table:table-cell>
          <table:table-cell table:style-name="ce580" office:value-type="float" office:value="92" calcext:value-type="float">
            <text:p>92</text:p>
          </table:table-cell>
          <table:table-cell table:number-columns-repeated="2" table:style-name="ce580" office:value-type="float" office:value="87" calcext:value-type="float">
            <text:p>87</text:p>
          </table:table-cell>
          <table:table-cell table:style-name="ce580" office:value-type="float" office:value="92" calcext:value-type="float">
            <text:p>92</text:p>
          </table:table-cell>
          <table:table-cell table:style-name="ce580" office:value-type="float" office:value="90" calcext:value-type="float">
            <text:p>90</text:p>
          </table:table-cell>
          <table:table-cell table:style-name="ce580" office:value-type="float" office:value="88" calcext:value-type="float">
            <text:p>88</text:p>
          </table:table-cell>
          <table:table-cell table:number-columns-repeated="2" table:style-name="ce580" office:value-type="float" office:value="91" calcext:value-type="float">
            <text:p>91</text:p>
          </table:table-cell>
          <table:table-cell table:style-name="ce580" office:value-type="float" office:value="89" calcext:value-type="float">
            <text:p>89</text:p>
          </table:table-cell>
          <table:table-cell table:style-name="ce580" office:value-type="float" office:value="91" calcext:value-type="float">
            <text:p>91</text:p>
          </table:table-cell>
          <table:table-cell table:style-name="ce580" office:value-type="float" office:value="95" calcext:value-type="float">
            <text:p>95</text:p>
          </table:table-cell>
          <table:table-cell table:style-name="ce580" office:value-type="float" office:value="96" calcext:value-type="float">
            <text:p>96</text:p>
          </table:table-cell>
          <table:table-cell table:style-name="ce580" office:value-type="float" office:value="92" calcext:value-type="float">
            <text:p>92</text:p>
          </table:table-cell>
          <table:table-cell table:number-columns-repeated="2" table:style-name="ce580" office:value-type="float" office:value="91" calcext:value-type="float">
            <text:p>91</text:p>
          </table:table-cell>
          <table:table-cell table:style-name="ce580" office:value-type="float" office:value="90" calcext:value-type="float">
            <text:p>90</text:p>
          </table:table-cell>
          <table:table-cell table:style-name="ce580" office:value-type="float" office:value="93" calcext:value-type="float">
            <text:p>93</text:p>
          </table:table-cell>
          <table:table-cell table:number-columns-repeated="3" table:style-name="ce580" office:value-type="float" office:value="95" calcext:value-type="float">
            <text:p>95</text:p>
          </table:table-cell>
          <table:table-cell table:style-name="ce580" office:value-type="float" office:value="93" calcext:value-type="float">
            <text:p>93</text:p>
          </table:table-cell>
          <table:table-cell table:number-columns-repeated="2" table:style-name="ce580" office:value-type="float" office:value="92" calcext:value-type="float">
            <text:p>92</text:p>
          </table:table-cell>
          <table:table-cell table:style-name="ce580" office:value-type="float" office:value="52" calcext:value-type="float">
            <text:p>52</text:p>
          </table:table-cell>
          <table:table-cell table:style-name="ce580" office:value-type="float" office:value="72" calcext:value-type="float">
            <text:p>72</text:p>
          </table:table-cell>
          <table:table-cell table:style-name="ce580" office:value-type="float" office:value="81" calcext:value-type="float">
            <text:p>81</text:p>
          </table:table-cell>
          <table:table-cell table:style-name="ce580" office:value-type="float" office:value="72" calcext:value-type="float">
            <text:p>72</text:p>
          </table:table-cell>
          <table:table-cell table:style-name="ce580" office:value-type="float" office:value="45" calcext:value-type="float">
            <text:p>45</text:p>
          </table:table-cell>
          <table:table-cell table:style-name="ce580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H</text:p>
          </table:table-cell>
          <table:table-cell table:number-columns-repeated="2" table:style-name="ce581" office:value-type="float" office:value="110" calcext:value-type="float">
            <text:p>110</text:p>
          </table:table-cell>
          <table:table-cell table:style-name="ce581" office:value-type="float" office:value="115" calcext:value-type="float">
            <text:p>115</text:p>
          </table:table-cell>
          <table:table-cell table:style-name="ce581" office:value-type="float" office:value="130" calcext:value-type="float">
            <text:p>130</text:p>
          </table:table-cell>
          <table:table-cell table:number-columns-repeated="2" table:style-name="ce581" office:value-type="float" office:value="135" calcext:value-type="float">
            <text:p>135</text:p>
          </table:table-cell>
          <table:table-cell table:style-name="ce581" office:value-type="float" office:value="138" calcext:value-type="float">
            <text:p>138</text:p>
          </table:table-cell>
          <table:table-cell table:style-name="ce581" office:value-type="float" office:value="143" calcext:value-type="float">
            <text:p>143</text:p>
          </table:table-cell>
          <table:table-cell table:style-name="ce581" office:value-type="float" office:value="148" calcext:value-type="float">
            <text:p>148</text:p>
          </table:table-cell>
          <table:table-cell table:style-name="ce581" office:value-type="float" office:value="153" calcext:value-type="float">
            <text:p>153</text:p>
          </table:table-cell>
          <table:table-cell table:style-name="ce581" office:value-type="float" office:value="158" calcext:value-type="float">
            <text:p>158</text:p>
          </table:table-cell>
          <table:table-cell table:style-name="ce581" office:value-type="float" office:value="165" calcext:value-type="float">
            <text:p>165</text:p>
          </table:table-cell>
          <table:table-cell table:style-name="ce581" office:value-type="float" office:value="148" calcext:value-type="float">
            <text:p>148</text:p>
          </table:table-cell>
          <table:table-cell table:style-name="ce581" office:value-type="float" office:value="151" calcext:value-type="float">
            <text:p>151</text:p>
          </table:table-cell>
          <table:table-cell table:style-name="ce581" office:value-type="float" office:value="155" calcext:value-type="float">
            <text:p>155</text:p>
          </table:table-cell>
          <table:table-cell table:style-name="ce581" office:value-type="float" office:value="162" calcext:value-type="float">
            <text:p>162</text:p>
          </table:table-cell>
          <table:table-cell table:style-name="ce581" office:value-type="float" office:value="164" calcext:value-type="float">
            <text:p>164</text:p>
          </table:table-cell>
          <table:table-cell table:style-name="ce581" office:value-type="float" office:value="170" calcext:value-type="float">
            <text:p>170</text:p>
          </table:table-cell>
          <table:table-cell table:style-name="ce581" office:value-type="float" office:value="176" calcext:value-type="float">
            <text:p>176</text:p>
          </table:table-cell>
          <table:table-cell table:style-name="ce581" office:value-type="float" office:value="181" calcext:value-type="float">
            <text:p>181</text:p>
          </table:table-cell>
          <table:table-cell table:style-name="ce581" office:value-type="float" office:value="189" calcext:value-type="float">
            <text:p>189</text:p>
          </table:table-cell>
          <table:table-cell table:style-name="ce581" office:value-type="float" office:value="194" calcext:value-type="float">
            <text:p>194</text:p>
          </table:table-cell>
          <table:table-cell table:style-name="ce581" office:value-type="float" office:value="195" calcext:value-type="float">
            <text:p>195</text:p>
          </table:table-cell>
          <table:table-cell table:style-name="ce581" office:value-type="float" office:value="197" calcext:value-type="float">
            <text:p>197</text:p>
          </table:table-cell>
          <table:table-cell table:style-name="ce581"/>
          <table:table-cell table:style-name="ce581" office:value-type="float" office:value="114" calcext:value-type="float">
            <text:p>114</text:p>
          </table:table-cell>
          <table:table-cell table:style-name="ce581" office:value-type="float" office:value="146" calcext:value-type="float">
            <text:p>146</text:p>
          </table:table-cell>
          <table:table-cell table:style-name="ce581" office:value-type="float" office:value="148" calcext:value-type="float">
            <text:p>148</text:p>
          </table:table-cell>
          <table:table-cell table:style-name="ce581" office:value-type="float" office:value="152" calcext:value-type="float">
            <text:p>152</text:p>
          </table:table-cell>
          <table:table-cell table:style-name="ce581" office:value-type="float" office:value="156" calcext:value-type="float">
            <text:p>156</text:p>
          </table:table-cell>
          <table:table-cell table:style-name="ce581" office:value-type="float" office:value="157" calcext:value-type="float">
            <text:p>157</text:p>
          </table:table-cell>
          <table:table-cell table:style-name="ce581" office:value-type="float" office:value="161" calcext:value-type="float">
            <text:p>161</text:p>
          </table:table-cell>
          <table:table-cell table:style-name="ce581" office:value-type="float" office:value="166" calcext:value-type="float">
            <text:p>166</text:p>
          </table:table-cell>
          <table:table-cell table:style-name="ce581" office:value-type="float" office:value="174" calcext:value-type="float">
            <text:p>174</text:p>
          </table:table-cell>
          <table:table-cell table:style-name="ce581" office:value-type="float" office:value="151" calcext:value-type="float">
            <text:p>151</text:p>
          </table:table-cell>
          <table:table-cell table:style-name="ce581" office:value-type="float" office:value="154" calcext:value-type="float">
            <text:p>154</text:p>
          </table:table-cell>
          <table:table-cell table:style-name="ce581" office:value-type="float" office:value="159" calcext:value-type="float">
            <text:p>159</text:p>
          </table:table-cell>
          <table:table-cell table:style-name="ce581" office:value-type="float" office:value="154" calcext:value-type="float">
            <text:p>154</text:p>
          </table:table-cell>
          <table:table-cell table:style-name="ce581" office:value-type="float" office:value="157" calcext:value-type="float">
            <text:p>157</text:p>
          </table:table-cell>
          <table:table-cell table:style-name="ce581" office:value-type="float" office:value="103" calcext:value-type="float">
            <text:p>103</text:p>
          </table:table-cell>
          <table:table-cell table:style-name="ce581" office:value-type="float" office:value="106" calcext:value-type="float">
            <text:p>106</text:p>
          </table:table-cell>
          <table:table-cell table:style-name="ce581" office:value-type="float" office:value="111" calcext:value-type="float">
            <text:p>111</text:p>
          </table:table-cell>
          <table:table-cell table:style-name="ce581" office:value-type="float" office:value="113" calcext:value-type="float">
            <text:p>113</text:p>
          </table:table-cell>
          <table:table-cell table:style-name="ce581" office:value-type="float" office:value="116" calcext:value-type="float">
            <text:p>116</text:p>
          </table:table-cell>
          <table:table-cell table:style-name="ce581" office:value-type="float" office:value="118" calcext:value-type="float">
            <text:p>118</text:p>
          </table:table-cell>
          <table:table-cell table:style-name="ce581" office:value-type="float" office:value="60" calcext:value-type="float">
            <text:p>60</text:p>
          </table:table-cell>
          <table:table-cell table:style-name="ce581" office:value-type="float" office:value="63" calcext:value-type="float">
            <text:p>63</text:p>
          </table:table-cell>
          <table:table-cell table:style-name="ce581" office:value-type="float" office:value="65" calcext:value-type="float">
            <text:p>65</text:p>
          </table:table-cell>
          <table:table-cell table:style-name="ce581" office:value-type="float" office:value="68" calcext:value-type="float">
            <text:p>68</text:p>
          </table:table-cell>
          <table:table-cell table:style-name="ce581" office:value-type="float" office:value="71" calcext:value-type="float">
            <text:p>71</text:p>
          </table:table-cell>
          <table:table-cell table:style-name="ce581" office:value-type="float" office:value="75" calcext:value-type="float">
            <text:p>75</text:p>
          </table:table-cell>
          <table:table-cell table:style-name="ce581" office:value-type="float" office:value="79" calcext:value-type="float">
            <text:p>79</text:p>
          </table:table-cell>
          <table:table-cell table:style-name="ce581" office:value-type="float" office:value="81" calcext:value-type="float">
            <text:p>81</text:p>
          </table:table-cell>
          <table:table-cell table:style-name="ce581" office:value-type="float" office:value="84" calcext:value-type="float">
            <text:p>84</text:p>
          </table:table-cell>
          <table:table-cell table:style-name="ce581" office:value-type="float" office:value="87" calcext:value-type="float">
            <text:p>87</text:p>
          </table:table-cell>
          <table:table-cell table:style-name="ce581" office:value-type="float" office:value="89" calcext:value-type="float">
            <text:p>89</text:p>
          </table:table-cell>
          <table:table-cell table:style-name="ce581" office:value-type="float" office:value="91" calcext:value-type="float">
            <text:p>91</text:p>
          </table:table-cell>
          <table:table-cell table:style-name="ce581" office:value-type="float" office:value="95" calcext:value-type="float">
            <text:p>95</text:p>
          </table:table-cell>
          <table:table-cell table:style-name="ce581" office:value-type="float" office:value="98" calcext:value-type="float">
            <text:p>98</text:p>
          </table:table-cell>
          <table:table-cell table:style-name="ce581" office:value-type="float" office:value="101" calcext:value-type="float">
            <text:p>101</text:p>
          </table:table-cell>
          <table:table-cell table:style-name="ce581" office:value-type="float" office:value="104" calcext:value-type="float">
            <text:p>104</text:p>
          </table:table-cell>
          <table:table-cell table:style-name="ce581" office:value-type="float" office:value="107" calcext:value-type="float">
            <text:p>107</text:p>
          </table:table-cell>
          <table:table-cell table:style-name="ce581" office:value-type="float" office:value="109" calcext:value-type="float">
            <text:p>109</text:p>
          </table:table-cell>
          <table:table-cell table:style-name="ce581" office:value-type="float" office:value="47" calcext:value-type="float">
            <text:p>47</text:p>
          </table:table-cell>
          <table:table-cell table:style-name="ce581" office:value-type="float" office:value="48" calcext:value-type="float">
            <text:p>48</text:p>
          </table:table-cell>
          <table:table-cell table:style-name="ce581" office:value-type="float" office:value="49" calcext:value-type="float">
            <text:p>49</text:p>
          </table:table-cell>
          <table:table-cell table:style-name="ce581" office:value-type="float" office:value="40" calcext:value-type="float">
            <text:p>40</text:p>
          </table:table-cell>
          <table:table-cell table:style-name="ce581" office:value-type="float" office:value="21" calcext:value-type="float">
            <text:p>21</text:p>
          </table:table-cell>
          <table:table-cell table:style-name="ce581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S</text:p>
          </table:table-cell>
          <table:table-cell table:number-columns-repeated="2" table:style-name="ce582" office:value-type="float" office:value="450" calcext:value-type="float">
            <text:p>450</text:p>
          </table:table-cell>
          <table:table-cell table:number-columns-repeated="2" table:style-name="ce582" office:value-type="float" office:value="470" calcext:value-type="float">
            <text:p>470</text:p>
          </table:table-cell>
          <table:table-cell table:style-name="ce582" office:value-type="float" office:value="504" calcext:value-type="float">
            <text:p>504</text:p>
          </table:table-cell>
          <table:table-cell table:style-name="ce582" office:value-type="float" office:value="518" calcext:value-type="float">
            <text:p>518</text:p>
          </table:table-cell>
          <table:table-cell table:style-name="ce582" office:value-type="float" office:value="499" calcext:value-type="float">
            <text:p>499</text:p>
          </table:table-cell>
          <table:table-cell table:style-name="ce582" office:value-type="float" office:value="508" calcext:value-type="float">
            <text:p>508</text:p>
          </table:table-cell>
          <table:table-cell table:style-name="ce582" office:value-type="float" office:value="517" calcext:value-type="float">
            <text:p>517</text:p>
          </table:table-cell>
          <table:table-cell table:style-name="ce582" office:value-type="float" office:value="547" calcext:value-type="float">
            <text:p>547</text:p>
          </table:table-cell>
          <table:table-cell table:style-name="ce582" office:value-type="float" office:value="556" calcext:value-type="float">
            <text:p>556</text:p>
          </table:table-cell>
          <table:table-cell table:style-name="ce582" office:value-type="float" office:value="566" calcext:value-type="float">
            <text:p>566</text:p>
          </table:table-cell>
          <table:table-cell table:style-name="ce582" office:value-type="float" office:value="575" calcext:value-type="float">
            <text:p>575</text:p>
          </table:table-cell>
          <table:table-cell table:style-name="ce582" office:value-type="float" office:value="582" calcext:value-type="float">
            <text:p>582</text:p>
          </table:table-cell>
          <table:table-cell table:style-name="ce582" office:value-type="float" office:value="589" calcext:value-type="float">
            <text:p>589</text:p>
          </table:table-cell>
          <table:table-cell table:style-name="ce582" office:value-type="float" office:value="598" calcext:value-type="float">
            <text:p>598</text:p>
          </table:table-cell>
          <table:table-cell table:style-name="ce582" office:value-type="float" office:value="606" calcext:value-type="float">
            <text:p>606</text:p>
          </table:table-cell>
          <table:table-cell table:style-name="ce582" office:value-type="float" office:value="615" calcext:value-type="float">
            <text:p>615</text:p>
          </table:table-cell>
          <table:table-cell table:style-name="ce582" office:value-type="float" office:value="625" calcext:value-type="float">
            <text:p>625</text:p>
          </table:table-cell>
          <table:table-cell table:style-name="ce582" office:value-type="float" office:value="633" calcext:value-type="float">
            <text:p>633</text:p>
          </table:table-cell>
          <table:table-cell table:style-name="ce582" office:value-type="float" office:value="643" calcext:value-type="float">
            <text:p>643</text:p>
          </table:table-cell>
          <table:table-cell table:style-name="ce582" office:value-type="float" office:value="652" calcext:value-type="float">
            <text:p>652</text:p>
          </table:table-cell>
          <table:table-cell table:style-name="ce582" office:value-type="float" office:value="660" calcext:value-type="float">
            <text:p>660</text:p>
          </table:table-cell>
          <table:table-cell table:style-name="ce582" office:value-type="float" office:value="668" calcext:value-type="float">
            <text:p>668</text:p>
          </table:table-cell>
          <table:table-cell table:style-name="ce582"/>
          <table:table-cell table:style-name="ce582" office:value-type="float" office:value="686" calcext:value-type="float">
            <text:p>686</text:p>
          </table:table-cell>
          <table:table-cell table:style-name="ce582" office:value-type="float" office:value="694" calcext:value-type="float">
            <text:p>694</text:p>
          </table:table-cell>
          <table:table-cell table:style-name="ce582" office:value-type="float" office:value="701" calcext:value-type="float">
            <text:p>701</text:p>
          </table:table-cell>
          <table:table-cell table:style-name="ce582" office:value-type="float" office:value="709" calcext:value-type="float">
            <text:p>709</text:p>
          </table:table-cell>
          <table:table-cell table:style-name="ce582" office:value-type="float" office:value="717" calcext:value-type="float">
            <text:p>717</text:p>
          </table:table-cell>
          <table:table-cell table:style-name="ce582" office:value-type="float" office:value="724" calcext:value-type="float">
            <text:p>724</text:p>
          </table:table-cell>
          <table:table-cell table:style-name="ce582" office:value-type="float" office:value="729" calcext:value-type="float">
            <text:p>729</text:p>
          </table:table-cell>
          <table:table-cell table:style-name="ce582" office:value-type="float" office:value="741" calcext:value-type="float">
            <text:p>741</text:p>
          </table:table-cell>
          <table:table-cell table:style-name="ce582" office:value-type="float" office:value="749" calcext:value-type="float">
            <text:p>749</text:p>
          </table:table-cell>
          <table:table-cell table:style-name="ce582" office:value-type="float" office:value="754" calcext:value-type="float">
            <text:p>754</text:p>
          </table:table-cell>
          <table:table-cell table:style-name="ce582" office:value-type="float" office:value="762" calcext:value-type="float">
            <text:p>762</text:p>
          </table:table-cell>
          <table:table-cell table:style-name="ce582" office:value-type="float" office:value="770" calcext:value-type="float">
            <text:p>770</text:p>
          </table:table-cell>
          <table:table-cell table:style-name="ce582" office:value-type="float" office:value="784" calcext:value-type="float">
            <text:p>784</text:p>
          </table:table-cell>
          <table:table-cell table:style-name="ce582" office:value-type="float" office:value="792" calcext:value-type="float">
            <text:p>792</text:p>
          </table:table-cell>
          <table:table-cell table:style-name="ce582" office:value-type="float" office:value="759" calcext:value-type="float">
            <text:p>759</text:p>
          </table:table-cell>
          <table:table-cell table:style-name="ce582" office:value-type="float" office:value="767" calcext:value-type="float">
            <text:p>767</text:p>
          </table:table-cell>
          <table:table-cell table:style-name="ce582" office:value-type="float" office:value="772" calcext:value-type="float">
            <text:p>772</text:p>
          </table:table-cell>
          <table:table-cell table:style-name="ce582" office:value-type="float" office:value="778" calcext:value-type="float">
            <text:p>778</text:p>
          </table:table-cell>
          <table:table-cell table:style-name="ce582" office:value-type="float" office:value="785" calcext:value-type="float">
            <text:p>785</text:p>
          </table:table-cell>
          <table:table-cell table:style-name="ce582" office:value-type="float" office:value="792" calcext:value-type="float">
            <text:p>792</text:p>
          </table:table-cell>
          <table:table-cell table:style-name="ce582" office:value-type="float" office:value="689" calcext:value-type="float">
            <text:p>689</text:p>
          </table:table-cell>
          <table:table-cell table:style-name="ce582" office:value-type="float" office:value="695" calcext:value-type="float">
            <text:p>695</text:p>
          </table:table-cell>
          <table:table-cell table:style-name="ce582" office:value-type="float" office:value="702" calcext:value-type="float">
            <text:p>702</text:p>
          </table:table-cell>
          <table:table-cell table:style-name="ce582" office:value-type="float" office:value="707" calcext:value-type="float">
            <text:p>707</text:p>
          </table:table-cell>
          <table:table-cell table:style-name="ce582" office:value-type="float" office:value="712" calcext:value-type="float">
            <text:p>712</text:p>
          </table:table-cell>
          <table:table-cell table:style-name="ce582" office:value-type="float" office:value="719" calcext:value-type="float">
            <text:p>719</text:p>
          </table:table-cell>
          <table:table-cell table:style-name="ce582" office:value-type="float" office:value="726" calcext:value-type="float">
            <text:p>726</text:p>
          </table:table-cell>
          <table:table-cell table:style-name="ce582" office:value-type="float" office:value="722" calcext:value-type="float">
            <text:p>722</text:p>
          </table:table-cell>
          <table:table-cell table:style-name="ce582" office:value-type="float" office:value="736" calcext:value-type="float">
            <text:p>736</text:p>
          </table:table-cell>
          <table:table-cell table:style-name="ce582" office:value-type="float" office:value="742" calcext:value-type="float">
            <text:p>742</text:p>
          </table:table-cell>
          <table:table-cell table:style-name="ce582" office:value-type="float" office:value="748" calcext:value-type="float">
            <text:p>748</text:p>
          </table:table-cell>
          <table:table-cell table:style-name="ce582" office:value-type="float" office:value="753" calcext:value-type="float">
            <text:p>753</text:p>
          </table:table-cell>
          <table:table-cell table:style-name="ce582" office:value-type="float" office:value="759" calcext:value-type="float">
            <text:p>759</text:p>
          </table:table-cell>
          <table:table-cell table:style-name="ce582" office:value-type="float" office:value="765" calcext:value-type="float">
            <text:p>765</text:p>
          </table:table-cell>
          <table:table-cell table:style-name="ce582" office:value-type="float" office:value="771" calcext:value-type="float">
            <text:p>771</text:p>
          </table:table-cell>
          <table:table-cell table:style-name="ce582" office:value-type="float" office:value="782" calcext:value-type="float">
            <text:p>782</text:p>
          </table:table-cell>
          <table:table-cell table:style-name="ce582" office:value-type="float" office:value="788" calcext:value-type="float">
            <text:p>788</text:p>
          </table:table-cell>
          <table:table-cell table:style-name="ce582" office:value-type="float" office:value="794" calcext:value-type="float">
            <text:p>794</text:p>
          </table:table-cell>
          <table:table-cell table:style-name="ce582" office:value-type="float" office:value="521" calcext:value-type="float">
            <text:p>521</text:p>
          </table:table-cell>
          <table:table-cell table:style-name="ce582" office:value-type="float" office:value="526" calcext:value-type="float">
            <text:p>526</text:p>
          </table:table-cell>
          <table:table-cell table:style-name="ce582" office:value-type="float" office:value="559" calcext:value-type="float">
            <text:p>559</text:p>
          </table:table-cell>
          <table:table-cell table:style-name="ce582" office:value-type="float" office:value="552" calcext:value-type="float">
            <text:p>552</text:p>
          </table:table-cell>
          <table:table-cell table:style-name="ce582" office:value-type="float" office:value="506" calcext:value-type="float">
            <text:p>506</text:p>
          </table:table-cell>
          <table:table-cell table:style-name="ce582" office:value-type="float" office:value="495" calcext:value-type="float">
            <text:p>4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EPx</text:p>
          </table:table-cell>
          <table:table-cell table:number-columns-repeated="5" table:style-name="ce583" table:content-validation-name="val1" office:value-type="string" calcext:value-type="string">
            <text:p>4/6 - sévère</text:p>
          </table:table-cell>
          <table:table-cell table:number-columns-repeated="2" table:style-name="ce583" table:content-validation-name="val1" office:value-type="string" calcext:value-type="string">
            <text:p>3/6 - modéré</text:p>
          </table:table-cell>
          <table:table-cell table:number-columns-repeated="8" table:style-name="ce583" table:content-validation-name="val1" office:value-type="string" calcext:value-type="string">
            <text:p>4/6 - sévère</text:p>
          </table:table-cell>
          <table:table-cell table:style-name="ce583" table:content-validation-name="val1" office:value-type="string" calcext:value-type="string">
            <text:p>5/6 - très sévère</text:p>
          </table:table-cell>
          <table:table-cell table:number-columns-repeated="4" table:style-name="ce583" table:content-validation-name="val1" office:value-type="string" calcext:value-type="string">
            <text:p>4/6 - sévère</text:p>
          </table:table-cell>
          <table:table-cell table:style-name="ce583" table:content-validation-name="val1" office:value-type="string" calcext:value-type="string">
            <text:p>5/6 - très sévère</text:p>
          </table:table-cell>
          <table:table-cell table:style-name="ce583" table:content-validation-name="val1" office:value-type="string" calcext:value-type="string">
            <text:p>4/6 - sévère</text:p>
          </table:table-cell>
          <table:table-cell table:number-columns-repeated="2" table:style-name="ce583" table:content-validation-name="val1" office:value-type="string" calcext:value-type="string">
            <text:p>3/6 - modéré</text:p>
          </table:table-cell>
          <table:table-cell table:style-name="ce583" table:content-validation-name="val1"/>
          <table:table-cell table:style-name="ce583" table:content-validation-name="val1" office:value-type="string" calcext:value-type="string">
            <text:p>1/6 - faible</text:p>
          </table:table-cell>
          <table:table-cell table:number-columns-repeated="2" table:style-name="ce583" table:content-validation-name="val1" office:value-type="string" calcext:value-type="string">
            <text:p>3/6 - modéré</text:p>
          </table:table-cell>
          <table:table-cell table:number-columns-repeated="2" table:style-name="ce583" table:content-validation-name="val1" office:value-type="string" calcext:value-type="string">
            <text:p>4/6 - sévère</text:p>
          </table:table-cell>
          <table:table-cell table:number-columns-repeated="2" table:style-name="ce583" table:content-validation-name="val1" office:value-type="string" calcext:value-type="string">
            <text:p>3/6 - modéré</text:p>
          </table:table-cell>
          <table:table-cell table:number-columns-repeated="3" table:style-name="ce583" table:content-validation-name="val1" office:value-type="string" calcext:value-type="string">
            <text:p>4/6 - sévère</text:p>
          </table:table-cell>
          <table:table-cell table:style-name="ce583" table:content-validation-name="val1" office:value-type="string" calcext:value-type="string">
            <text:p>3/6 - modéré</text:p>
          </table:table-cell>
          <table:table-cell table:number-columns-repeated="3" table:style-name="ce583" table:content-validation-name="val1" office:value-type="string" calcext:value-type="string">
            <text:p>4/6 - sévère</text:p>
          </table:table-cell>
          <table:table-cell table:number-columns-repeated="2" table:style-name="ce583" table:content-validation-name="val1" office:value-type="string" calcext:value-type="string">
            <text:p>3/6 - modéré</text:p>
          </table:table-cell>
          <table:table-cell table:style-name="ce584" table:content-validation-name="val1" office:value-type="string" calcext:value-type="string">
            <text:p>3/6 - modéré</text:p>
          </table:table-cell>
          <table:table-cell table:number-columns-repeated="2" table:style-name="ce584" table:content-validation-name="val1" office:value-type="string" calcext:value-type="string">
            <text:p>2/6 - léger</text:p>
          </table:table-cell>
          <table:table-cell table:number-columns-repeated="2" table:style-name="ce583" table:content-validation-name="val1" office:value-type="string" calcext:value-type="string">
            <text:p>4/6 - sévère</text:p>
          </table:table-cell>
          <table:table-cell table:style-name="ce583" table:content-validation-name="val1" office:value-type="string" calcext:value-type="string">
            <text:p>3/6 - modéré</text:p>
          </table:table-cell>
          <table:table-cell table:style-name="ce583" table:content-validation-name="val1" office:value-type="string" calcext:value-type="string">
            <text:p>2/6 - léger</text:p>
          </table:table-cell>
          <table:table-cell table:style-name="ce583" table:content-validation-name="val1" office:value-type="string" calcext:value-type="string">
            <text:p>3/6 - modéré</text:p>
          </table:table-cell>
          <table:table-cell table:style-name="ce583" table:content-validation-name="val1" office:value-type="string" calcext:value-type="string">
            <text:p>2/6 - léger</text:p>
          </table:table-cell>
          <table:table-cell table:style-name="ce583" table:content-validation-name="val1" office:value-type="string" calcext:value-type="string">
            <text:p>3/6 - modéré</text:p>
          </table:table-cell>
          <table:table-cell table:number-columns-repeated="2" table:style-name="ce583" table:content-validation-name="val1" office:value-type="string" calcext:value-type="string">
            <text:p>4/6 - sévère</text:p>
          </table:table-cell>
          <table:table-cell table:number-columns-repeated="2" table:style-name="ce583" table:content-validation-name="val1" office:value-type="string" calcext:value-type="string">
            <text:p>3/6 - modéré</text:p>
          </table:table-cell>
          <table:table-cell table:number-columns-repeated="6" table:style-name="ce584" table:content-validation-name="val1" office:value-type="string" calcext:value-type="string">
            <text:p>4/6 - sévère</text:p>
          </table:table-cell>
          <table:table-cell table:number-columns-repeated="2" table:style-name="ce583" table:content-validation-name="val1" office:value-type="string" calcext:value-type="string">
            <text:p>3/6 - modéré</text:p>
          </table:table-cell>
          <table:table-cell table:number-columns-repeated="6" table:style-name="ce583" table:content-validation-name="val1" office:value-type="string" calcext:value-type="string">
            <text:p>1/6 - faib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FMx</text:p>
          </table:table-cell>
          <table:table-cell table:style-name="ce584" table:content-validation-name="val1" office:value-type="string" calcext:value-type="string">
            <text:p>3/6 - modéré</text:p>
          </table:table-cell>
          <table:table-cell table:number-columns-repeated="4" table:style-name="ce584" table:content-validation-name="val1" office:value-type="string" calcext:value-type="string">
            <text:p>4/6 - sévère</text:p>
          </table:table-cell>
          <table:table-cell table:number-columns-repeated="4" table:style-name="ce584" table:content-validation-name="val1" office:value-type="string" calcext:value-type="string">
            <text:p>3/6 - modéré</text:p>
          </table:table-cell>
          <table:table-cell table:number-columns-repeated="3" table:style-name="ce584" table:content-validation-name="val1" office:value-type="string" calcext:value-type="string">
            <text:p>4/6 - sévère</text:p>
          </table:table-cell>
          <table:table-cell table:style-name="ce584" table:content-validation-name="val1" office:value-type="string" calcext:value-type="string">
            <text:p>3/6 - modéré</text:p>
          </table:table-cell>
          <table:table-cell table:number-columns-repeated="7" table:style-name="ce584" table:content-validation-name="val1" office:value-type="string" calcext:value-type="string">
            <text:p>4/6 - sévère</text:p>
          </table:table-cell>
          <table:table-cell table:style-name="ce584" table:content-validation-name="val1" office:value-type="string" calcext:value-type="string">
            <text:p>5/6 - très sévère</text:p>
          </table:table-cell>
          <table:table-cell table:style-name="ce584" table:content-validation-name="val1" office:value-type="string" calcext:value-type="string">
            <text:p>4/6 - sévère</text:p>
          </table:table-cell>
          <table:table-cell table:number-columns-repeated="2" table:style-name="ce584" table:content-validation-name="val1" office:value-type="string" calcext:value-type="string">
            <text:p>3/6 - modéré</text:p>
          </table:table-cell>
          <table:table-cell table:style-name="ce584" table:content-validation-name="val1"/>
          <table:table-cell table:style-name="ce584" table:content-validation-name="val1" office:value-type="string" calcext:value-type="string">
            <text:p>2/6 - léger</text:p>
          </table:table-cell>
          <table:table-cell table:number-columns-repeated="2" table:style-name="ce584" table:content-validation-name="val1" office:value-type="string" calcext:value-type="string">
            <text:p>3/6 - modéré</text:p>
          </table:table-cell>
          <table:table-cell table:number-columns-repeated="2" table:style-name="ce585" table:content-validation-name="val3" office:value-type="string" calcext:value-type="string">
            <text:p>3/5 - modéré</text:p>
          </table:table-cell>
          <table:table-cell table:number-columns-repeated="2" table:style-name="ce584" table:content-validation-name="val1" office:value-type="string" calcext:value-type="string">
            <text:p>3/6 - modéré</text:p>
          </table:table-cell>
          <table:table-cell table:style-name="ce584" table:content-validation-name="val1" office:value-type="string" calcext:value-type="string">
            <text:p>4/6 - sévère</text:p>
          </table:table-cell>
          <table:table-cell table:number-columns-repeated="3" table:style-name="ce584" table:content-validation-name="val1" office:value-type="string" calcext:value-type="string">
            <text:p>3/6 - modéré</text:p>
          </table:table-cell>
          <table:table-cell table:number-columns-repeated="3" table:style-name="ce584" table:content-validation-name="val1" office:value-type="string" calcext:value-type="string">
            <text:p>4/6 - sévère</text:p>
          </table:table-cell>
          <table:table-cell table:style-name="ce584" table:content-validation-name="val1" office:value-type="string" calcext:value-type="string">
            <text:p>3/6 - modéré</text:p>
          </table:table-cell>
          <table:table-cell table:style-name="ce584" table:content-validation-name="val1" office:value-type="string" calcext:value-type="string">
            <text:p>2/6 - léger</text:p>
          </table:table-cell>
          <table:table-cell table:style-name="ce584" table:content-validation-name="val1" office:value-type="string" calcext:value-type="string">
            <text:p>3/6 - modéré</text:p>
          </table:table-cell>
          <table:table-cell table:number-columns-repeated="2" table:style-name="ce584" table:content-validation-name="val1" office:value-type="string" calcext:value-type="string">
            <text:p>2/6 - léger</text:p>
          </table:table-cell>
          <table:table-cell table:number-columns-repeated="2" table:style-name="ce584" table:content-validation-name="val1" office:value-type="string" calcext:value-type="string">
            <text:p>3/6 - modéré</text:p>
          </table:table-cell>
          <table:table-cell table:number-columns-repeated="2" table:style-name="ce584" table:content-validation-name="val1" office:value-type="string" calcext:value-type="string">
            <text:p>2/6 - léger</text:p>
          </table:table-cell>
          <table:table-cell table:style-name="ce584" table:content-validation-name="val1" office:value-type="string" calcext:value-type="string">
            <text:p>3/6 - modéré</text:p>
          </table:table-cell>
          <table:table-cell table:number-columns-repeated="2" table:style-name="ce584" table:content-validation-name="val1" office:value-type="string" calcext:value-type="string">
            <text:p>2/6 - léger</text:p>
          </table:table-cell>
          <table:table-cell table:style-name="ce584" table:content-validation-name="val1" office:value-type="string" calcext:value-type="string">
            <text:p>3/6 - modéré</text:p>
          </table:table-cell>
          <table:table-cell table:style-name="ce584" table:content-validation-name="val1" office:value-type="string" calcext:value-type="string">
            <text:p>4/6 - sévère</text:p>
          </table:table-cell>
          <table:table-cell table:number-columns-repeated="2" table:style-name="ce583" table:content-validation-name="val1" office:value-type="string" calcext:value-type="string">
            <text:p>3/6 - modéré</text:p>
          </table:table-cell>
          <table:table-cell table:number-columns-repeated="8" table:style-name="ce584" table:content-validation-name="val1" office:value-type="string" calcext:value-type="string">
            <text:p>3/6 - modéré</text:p>
          </table:table-cell>
          <table:table-cell table:number-columns-repeated="2" table:style-name="ce584" table:content-validation-name="val1" office:value-type="string" calcext:value-type="string">
            <text:p>1/6 - faible</text:p>
          </table:table-cell>
          <table:table-cell table:style-name="ce584" table:content-validation-name="val1" office:value-type="string" calcext:value-type="string">
            <text:p>2/6 - léger</text:p>
          </table:table-cell>
          <table:table-cell table:number-columns-repeated="3" table:style-name="ce584" table:content-validation-name="val1" office:value-type="string" calcext:value-type="string">
            <text:p>1/6 - faib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DI</text:p>
          </table:table-cell>
          <table:table-cell table:style-name="ce585" table:content-validation-name="val3" office:value-type="string" calcext:value-type="string">
            <text:p>3/5 - modéré</text:p>
          </table:table-cell>
          <table:table-cell table:number-columns-repeated="4" table:style-name="ce585" table:content-validation-name="val3" office:value-type="string" calcext:value-type="string">
            <text:p>4/5 - sévère</text:p>
          </table:table-cell>
          <table:table-cell table:number-columns-repeated="3" table:style-name="ce585" table:content-validation-name="val3" office:value-type="string" calcext:value-type="string">
            <text:p>3/5 - modéré</text:p>
          </table:table-cell>
          <table:table-cell table:number-columns-repeated="4" table:style-name="ce585" table:content-validation-name="val3" office:value-type="string" calcext:value-type="string">
            <text:p>4/5 - sévère</text:p>
          </table:table-cell>
          <table:table-cell table:style-name="ce585" table:content-validation-name="val3" office:value-type="string" calcext:value-type="string">
            <text:p>3/5 - modéré</text:p>
          </table:table-cell>
          <table:table-cell table:number-columns-repeated="7" table:style-name="ce585" table:content-validation-name="val3" office:value-type="string" calcext:value-type="string">
            <text:p>4/5 - sévère</text:p>
          </table:table-cell>
          <table:table-cell table:style-name="ce585" table:content-validation-name="val3" office:value-type="string" calcext:value-type="string">
            <text:p>5/5 - très sévère</text:p>
          </table:table-cell>
          <table:table-cell table:style-name="ce585" table:content-validation-name="val3" office:value-type="string" calcext:value-type="string">
            <text:p>4/5 - sévère</text:p>
          </table:table-cell>
          <table:table-cell table:number-columns-repeated="2" table:style-name="ce585" table:content-validation-name="val3" office:value-type="string" calcext:value-type="string">
            <text:p>3/5 - modéré</text:p>
          </table:table-cell>
          <table:table-cell table:style-name="ce585" table:content-validation-name="val3"/>
          <table:table-cell table:style-name="ce585" table:content-validation-name="val3" office:value-type="string" calcext:value-type="string">
            <text:p>2/5 - léger</text:p>
          </table:table-cell>
          <table:table-cell table:number-columns-repeated="4" table:style-name="ce585" table:content-validation-name="val3" office:value-type="string" calcext:value-type="string">
            <text:p>3/5 - modéré</text:p>
          </table:table-cell>
          <table:table-cell table:number-columns-repeated="4" table:style-name="ce584" table:content-validation-name="val1" office:value-type="string" calcext:value-type="string">
            <text:p>3/6 - modéré</text:p>
          </table:table-cell>
          <table:table-cell table:number-columns-repeated="2" table:style-name="ce585" table:content-validation-name="val3" office:value-type="string" calcext:value-type="string">
            <text:p>3/5 - modéré</text:p>
          </table:table-cell>
          <table:table-cell table:number-columns-repeated="3" table:style-name="ce585" table:content-validation-name="val3" office:value-type="string" calcext:value-type="string">
            <text:p>4/5 - sévère</text:p>
          </table:table-cell>
          <table:table-cell table:style-name="ce585" table:content-validation-name="val3" office:value-type="string" calcext:value-type="string">
            <text:p>3/5 - modéré</text:p>
          </table:table-cell>
          <table:table-cell table:number-columns-repeated="3" table:style-name="ce585" table:content-validation-name="val3" office:value-type="string" calcext:value-type="string">
            <text:p>2/5 - léger</text:p>
          </table:table-cell>
          <table:table-cell table:number-columns-repeated="2" table:style-name="ce585" table:content-validation-name="val3" office:value-type="string" calcext:value-type="string">
            <text:p>3/5 - modéré</text:p>
          </table:table-cell>
          <table:table-cell table:number-columns-repeated="2" table:style-name="ce585" table:content-validation-name="val3" office:value-type="string" calcext:value-type="string">
            <text:p>2/5 - léger</text:p>
          </table:table-cell>
          <table:table-cell table:number-columns-repeated="2" table:style-name="ce585" table:content-validation-name="val3" office:value-type="string" calcext:value-type="string">
            <text:p>3/5 - modéré</text:p>
          </table:table-cell>
          <table:table-cell table:style-name="ce585" table:content-validation-name="val3" office:value-type="string" calcext:value-type="string">
            <text:p>2/5 - léger</text:p>
          </table:table-cell>
          <table:table-cell table:style-name="ce585" table:content-validation-name="val3" office:value-type="string" calcext:value-type="string">
            <text:p>3/5 - modéré</text:p>
          </table:table-cell>
          <table:table-cell table:number-columns-repeated="2" table:style-name="ce585" table:content-validation-name="val3" office:value-type="string" calcext:value-type="string">
            <text:p>4/5 - sévère</text:p>
          </table:table-cell>
          <table:table-cell table:number-columns-repeated="5" table:style-name="ce585" table:content-validation-name="val3" office:value-type="string" calcext:value-type="string">
            <text:p>3/5 - modéré</text:p>
          </table:table-cell>
          <table:table-cell table:style-name="ce585" table:content-validation-name="val3" office:value-type="string" calcext:value-type="string">
            <text:p>4/5 - sévère</text:p>
          </table:table-cell>
          <table:table-cell table:number-columns-repeated="4" table:style-name="ce585" table:content-validation-name="val3" office:value-type="string" calcext:value-type="string">
            <text:p>3/5 - modéré</text:p>
          </table:table-cell>
          <table:table-cell table:number-columns-repeated="2" table:style-name="ce585" table:content-validation-name="val3" office:value-type="string" calcext:value-type="string">
            <text:p>1/5 - faible</text:p>
          </table:table-cell>
          <table:table-cell table:style-name="ce584" table:content-validation-name="val1" office:value-type="string" calcext:value-type="string">
            <text:p>2/6 - léger</text:p>
          </table:table-cell>
          <table:table-cell table:number-columns-repeated="3" table:style-name="ce584" table:content-validation-name="val1" office:value-type="string" calcext:value-type="string">
            <text:p>1/6 - faible</text:p>
          </table:table-cell>
          <table:table-cell/>
        </table:table-row>
        <table:table-row table:style-name="ro1">
          <table:table-cell table:number-columns-repeated="73"/>
        </table:table-row>
        <table:table-row table:style-name="ro1">
          <table:table-cell table:number-columns-repeated="3"/>
          <table:table-cell table:style-name="ce586" office:value-type="float" office:value="1" calcext:value-type="float">
            <text:p>1</text:p>
          </table:table-cell>
          <table:table-cell table:style-name="ce586" office:value-type="float" office:value="0" calcext:value-type="float">
            <text:p>0</text:p>
          </table:table-cell>
          <table:table-cell table:style-name="ce586" office:value-type="float" office:value="1" calcext:value-type="float">
            <text:p>1</text:p>
          </table:table-cell>
          <table:table-cell table:style-name="ce586" office:value-type="float" office:value="3" calcext:value-type="float">
            <text:p>3</text:p>
          </table:table-cell>
          <table:table-cell table:style-name="ce586" office:value-type="float" office:value="1" calcext:value-type="float">
            <text:p>1</text:p>
          </table:table-cell>
          <table:table-cell table:style-name="ce586" office:value-type="float" office:value="2" calcext:value-type="float">
            <text:p>2</text:p>
          </table:table-cell>
          <table:table-cell table:number-columns-repeated="2" table:style-name="ce586" office:value-type="float" office:value="0" calcext:value-type="float">
            <text:p>0</text:p>
          </table:table-cell>
          <table:table-cell table:style-name="ce586" office:value-type="float" office:value="2" calcext:value-type="float">
            <text:p>2</text:p>
          </table:table-cell>
          <table:table-cell table:style-name="ce586" office:value-type="float" office:value="3" calcext:value-type="float">
            <text:p>3</text:p>
          </table:table-cell>
          <table:table-cell table:style-name="ce586" office:value-type="float" office:value="2" calcext:value-type="float">
            <text:p>2</text:p>
          </table:table-cell>
          <table:table-cell table:number-columns-repeated="2" table:style-name="ce586" office:value-type="float" office:value="1" calcext:value-type="float">
            <text:p>1</text:p>
          </table:table-cell>
          <table:table-cell table:style-name="ce586" office:value-type="float" office:value="4" calcext:value-type="float">
            <text:p>4</text:p>
          </table:table-cell>
          <table:table-cell table:style-name="ce586" office:value-type="float" office:value="5" calcext:value-type="float">
            <text:p>5</text:p>
          </table:table-cell>
          <table:table-cell table:number-columns-repeated="2" table:style-name="ce586" office:value-type="float" office:value="3" calcext:value-type="float">
            <text:p>3</text:p>
          </table:table-cell>
          <table:table-cell table:style-name="ce586" office:value-type="float" office:value="4" calcext:value-type="float">
            <text:p>4</text:p>
          </table:table-cell>
          <table:table-cell table:style-name="ce586" office:value-type="float" office:value="1" calcext:value-type="float">
            <text:p>1</text:p>
          </table:table-cell>
          <table:table-cell table:style-name="ce586" office:value-type="float" office:value="4" calcext:value-type="float">
            <text:p>4</text:p>
          </table:table-cell>
          <table:table-cell table:style-name="ce586" office:value-type="float" office:value="2" calcext:value-type="float">
            <text:p>2</text:p>
          </table:table-cell>
          <table:table-cell table:style-name="ce586" office:value-type="float" office:value="4" calcext:value-type="float">
            <text:p>4</text:p>
          </table:table-cell>
          <table:table-cell table:style-name="ce586" office:value-type="float" office:value="3" calcext:value-type="float">
            <text:p>3</text:p>
          </table:table-cell>
          <table:table-cell table:number-columns-repeated="3" table:style-name="ce586" office:value-type="float" office:value="1" calcext:value-type="float">
            <text:p>1</text:p>
          </table:table-cell>
          <table:table-cell table:style-name="ce586" office:value-type="float" office:value="0" calcext:value-type="float">
            <text:p>0</text:p>
          </table:table-cell>
          <table:table-cell table:style-name="ce586" office:value-type="float" office:value="1" calcext:value-type="float">
            <text:p>1</text:p>
          </table:table-cell>
          <table:table-cell table:style-name="ce586" office:value-type="float" office:value="3" calcext:value-type="float">
            <text:p>3</text:p>
          </table:table-cell>
          <table:table-cell table:number-columns-repeated="4" table:style-name="ce586" office:value-type="float" office:value="0" calcext:value-type="float">
            <text:p>0</text:p>
          </table:table-cell>
          <table:table-cell table:style-name="ce586" office:value-type="float" office:value="1" calcext:value-type="float">
            <text:p>1</text:p>
          </table:table-cell>
          <table:table-cell table:style-name="ce586" office:value-type="float" office:value="4" calcext:value-type="float">
            <text:p>4</text:p>
          </table:table-cell>
          <table:table-cell table:style-name="ce586" office:value-type="float" office:value="2" calcext:value-type="float">
            <text:p>2</text:p>
          </table:table-cell>
          <table:table-cell table:style-name="ce586" office:value-type="float" office:value="0" calcext:value-type="float">
            <text:p>0</text:p>
          </table:table-cell>
          <table:table-cell table:style-name="ce586" office:value-type="float" office:value="1" calcext:value-type="float">
            <text:p>1</text:p>
          </table:table-cell>
          <table:table-cell table:number-columns-repeated="2" table:style-name="ce586" office:value-type="float" office:value="2" calcext:value-type="float">
            <text:p>2</text:p>
          </table:table-cell>
          <table:table-cell table:style-name="ce586" office:value-type="float" office:value="1" calcext:value-type="float">
            <text:p>1</text:p>
          </table:table-cell>
          <table:table-cell table:style-name="ce586" office:value-type="float" office:value="0" calcext:value-type="float">
            <text:p>0</text:p>
          </table:table-cell>
          <table:table-cell table:style-name="ce586" office:value-type="float" office:value="3" calcext:value-type="float">
            <text:p>3</text:p>
          </table:table-cell>
          <table:table-cell table:number-columns-repeated="3" table:style-name="ce586" office:value-type="float" office:value="0" calcext:value-type="float">
            <text:p>0</text:p>
          </table:table-cell>
          <table:table-cell table:style-name="ce586" office:value-type="float" office:value="1" calcext:value-type="float">
            <text:p>1</text:p>
          </table:table-cell>
          <table:table-cell table:style-name="ce586" office:value-type="float" office:value="2" calcext:value-type="float">
            <text:p>2</text:p>
          </table:table-cell>
          <table:table-cell table:number-columns-repeated="2" table:style-name="ce586" office:value-type="float" office:value="1" calcext:value-type="float">
            <text:p>1</text:p>
          </table:table-cell>
          <table:table-cell table:number-columns-repeated="2" table:style-name="ce586" office:value-type="float" office:value="0" calcext:value-type="float">
            <text:p>0</text:p>
          </table:table-cell>
          <table:table-cell table:style-name="ce586" office:value-type="float" office:value="1" calcext:value-type="float">
            <text:p>1</text:p>
          </table:table-cell>
          <table:table-cell table:style-name="ce586" office:value-type="float" office:value="2" calcext:value-type="float">
            <text:p>2</text:p>
          </table:table-cell>
          <table:table-cell table:number-columns-repeated="2" table:style-name="ce586" office:value-type="float" office:value="1" calcext:value-type="float">
            <text:p>1</text:p>
          </table:table-cell>
          <table:table-cell table:style-name="ce586" office:value-type="float" office:value="2" calcext:value-type="float">
            <text:p>2</text:p>
          </table:table-cell>
          <table:table-cell table:number-columns-repeated="3" table:style-name="ce586" office:value-type="float" office:value="0" calcext:value-type="float">
            <text:p>0</text:p>
          </table:table-cell>
          <table:table-cell table:style-name="ce586" office:value-type="float" office:value="2" calcext:value-type="float">
            <text:p>2</text:p>
          </table:table-cell>
          <table:table-cell table:style-name="ce586" office:value-type="float" office:value="0" calcext:value-type="float">
            <text:p>0</text:p>
          </table:table-cell>
          <table:table-cell table:style-name="ce586" office:value-type="float" office:value="3" calcext:value-type="float">
            <text:p>3</text:p>
          </table:table-cell>
          <table:table-cell table:style-name="ce586" office:value-type="float" office:value="2" calcext:value-type="float">
            <text:p>2</text:p>
          </table:table-cell>
          <table:table-cell table:number-columns-repeated="4" table:style-name="ce58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7" office:value-type="float" office:value="0.5" calcext:value-type="float">
            <text:p>0,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.5" calcext:value-type="float">
            <text:p>1,5</text:p>
          </table:table-cell>
          <table:table-cell table:style-name="ce37" office:value-type="float" office:value="0.2" calcext:value-type="float">
            <text:p>0,2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1.6" calcext:value-type="float">
            <text:p>1,6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,5</text:p>
          </table:table-cell>
          <table:table-cell table:style-name="ce37" office:value-type="float" office:value="11.2" calcext:value-type="float">
            <text:p>11,2</text:p>
          </table:table-cell>
          <table:table-cell table:style-name="ce37" office:value-type="float" office:value="0.24" calcext:value-type="float">
            <text:p>0,24</text:p>
          </table:table-cell>
          <table:table-cell table:style-name="ce37" office:value-type="float" office:value="0.03" calcext:value-type="float">
            <text:p>0,03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2.02" calcext:value-type="float">
            <text:p>2,02</text:p>
          </table:table-cell>
          <table:table-cell table:style-name="ce37" office:value-type="float" office:value="0.3" calcext:value-type="float">
            <text:p>0,3</text:p>
          </table:table-cell>
          <table:table-cell table:style-name="ce37" office:value-type="float" office:value="1.2" calcext:value-type="float">
            <text:p>1,2</text:p>
          </table:table-cell>
          <table:table-cell table:style-name="ce37" office:value-type="float" office:value="1.3" calcext:value-type="float">
            <text:p>1,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05" calcext:value-type="float">
            <text:p>0,05</text:p>
          </table:table-cell>
          <table:table-cell table:style-name="ce37" office:value-type="float" office:value="2.3" calcext:value-type="float">
            <text:p>2,3</text:p>
          </table:table-cell>
          <table:table-cell table:style-name="ce37" office:value-type="float" office:value="0.15" calcext:value-type="float">
            <text:p>0,15</text:p>
          </table:table-cell>
          <table:table-cell table:style-name="ce37" office:value-type="float" office:value="8.5" calcext:value-type="float">
            <text:p>8,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0.05" calcext:value-type="float">
            <text:p>0,0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1" calcext:value-type="float">
            <text:p>0,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005" calcext:value-type="float">
            <text:p>0,005</text:p>
          </table:table-cell>
          <table:table-cell table:style-name="ce37" office:value-type="float" office:value="0.18" calcext:value-type="float">
            <text:p>0,18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0.03" calcext:value-type="float">
            <text:p>0,03</text:p>
          </table:table-cell>
          <table:table-cell table:style-name="ce37" office:value-type="float" office:value="1.2" calcext:value-type="float">
            <text:p>1,2</text:p>
          </table:table-cell>
          <table:table-cell table:style-name="ce37" office:value-type="float" office:value="4.5" calcext:value-type="float">
            <text:p>4,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003" calcext:value-type="float">
            <text:p>0,00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.1" calcext:value-type="float">
            <text:p>2,1</text:p>
          </table:table-cell>
          <table:table-cell table:style-name="ce37" office:value-type="float" office:value="0.03" calcext:value-type="float">
            <text:p>0,0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3" calcext:value-type="float">
            <text:p>0,3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0.09" calcext:value-type="float">
            <text:p>0,09</text:p>
          </table:table-cell>
          <table:table-cell table:style-name="ce37" office:value-type="float" office:value="2.2" calcext:value-type="float">
            <text:p>2,2</text:p>
          </table:table-cell>
          <table:table-cell table:style-name="ce37" office:value-type="float" office:value="0.1" calcext:value-type="float">
            <text:p>0,1</text:p>
          </table:table-cell>
          <table:table-cell table:style-name="ce37" office:value-type="float" office:value="0.001" calcext:value-type="float">
            <text:p>0,00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0.5" calcext:value-type="float">
            <text:p>0,5</text:p>
          </table:table-cell>
          <table:table-cell table:style-name="ce37" office:value-type="float" office:value="0.3" calcext:value-type="float">
            <text:p>0,3</text:p>
          </table:table-cell>
          <table:table-cell table:style-name="ce37" office:value-type="float" office:value="0.5" calcext:value-type="float">
            <text:p>0,5</text:p>
          </table:table-cell>
          <table:table-cell table:style-name="ce37" table:number-columns-repeated="3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.16" calcext:value-type="float">
            <text:p>1,16</text:p>
          </table:table-cell>
          <table:table-cell table:style-name="ce37" office:value-type="float" office:value="0.14" calcext:value-type="float">
            <text:p>0,14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7" table:formula="of:=[.D23]/[.D22]" office:value-type="float" office:value="0.5" calcext:value-type="float">
            <text:p>0,5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formula="of:=[.F23]/[.F22]" office:value-type="float" office:value="1.5" calcext:value-type="float">
            <text:p>1,5</text:p>
          </table:table-cell>
          <table:table-cell table:style-name="ce37" table:formula="of:=[.G23]/[.G22]" office:value-type="float" office:value="0.0666666666666667" calcext:value-type="float">
            <text:p>0,0666666666666667</text:p>
          </table:table-cell>
          <table:table-cell table:style-name="ce37" table:formula="of:=[.H23]/[.H22]" office:value-type="float" office:value="0.02" calcext:value-type="float">
            <text:p>0,02</text:p>
          </table:table-cell>
          <table:table-cell table:style-name="ce37" table:formula="of:=[.I23]/[.I22]" office:value-type="float" office:value="0.8" calcext:value-type="float">
            <text:p>0,8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table:formula="of:=[.L23]/[.L22]" office:value-type="float" office:value="0.25" calcext:value-type="float">
            <text:p>0,25</text:p>
          </table:table-cell>
          <table:table-cell table:style-name="ce37" table:formula="of:=[.M23]/[.M22]" office:value-type="float" office:value="3.73333333333333" calcext:value-type="float">
            <text:p>3,73333333333333</text:p>
          </table:table-cell>
          <table:table-cell table:style-name="ce37" table:formula="of:=[.N23]/[.N22]" office:value-type="float" office:value="0.12" calcext:value-type="float">
            <text:p>0,12</text:p>
          </table:table-cell>
          <table:table-cell table:style-name="ce37" table:formula="of:=[.O23]/[.O22]" office:value-type="float" office:value="0.03" calcext:value-type="float">
            <text:p>0,03</text:p>
          </table:table-cell>
          <table:table-cell table:style-name="ce37" table:formula="of:=[.P23]/[.P22]" office:value-type="float" office:value="0.02" calcext:value-type="float">
            <text:p>0,02</text:p>
          </table:table-cell>
          <table:table-cell table:style-name="ce37" table:formula="of:=[.Q23]/[.Q22]" office:value-type="float" office:value="0.505" calcext:value-type="float">
            <text:p>0,505</text:p>
          </table:table-cell>
          <table:table-cell table:style-name="ce37" table:formula="of:=[.R23]/[.R22]" office:value-type="float" office:value="0.06" calcext:value-type="float">
            <text:p>0,06</text:p>
          </table:table-cell>
          <table:table-cell table:style-name="ce37" table:formula="of:=[.S23]/[.S22]" office:value-type="float" office:value="0.4" calcext:value-type="float">
            <text:p>0,4</text:p>
          </table:table-cell>
          <table:table-cell table:style-name="ce37" table:formula="of:=[.T23]/[.T22]" office:value-type="float" office:value="0.433333333333333" calcext:value-type="float">
            <text:p>0,433333333333333</text:p>
          </table:table-cell>
          <table:table-cell table:style-name="ce37" table:formula="of:=[.U23]/[.U22]" office:value-type="float" office:value="1" calcext:value-type="float">
            <text:p>1</text:p>
          </table:table-cell>
          <table:table-cell table:style-name="ce37" table:formula="of:=[.V23]/[.V22]" office:value-type="float" office:value="0.05" calcext:value-type="float">
            <text:p>0,05</text:p>
          </table:table-cell>
          <table:table-cell table:style-name="ce37" table:formula="of:=[.W23]/[.W22]" office:value-type="float" office:value="0.575" calcext:value-type="float">
            <text:p>0,575</text:p>
          </table:table-cell>
          <table:table-cell table:style-name="ce37" table:formula="of:=[.X23]/[.X22]" office:value-type="float" office:value="0.075" calcext:value-type="float">
            <text:p>0,075</text:p>
          </table:table-cell>
          <table:table-cell table:style-name="ce37" table:formula="of:=[.Y23]/[.Y22]" office:value-type="float" office:value="2.125" calcext:value-type="float">
            <text:p>2,125</text:p>
          </table:table-cell>
          <table:table-cell table:style-name="ce37" table:formula="of:=[.Z23]/[.Z22]" office:value-type="float" office:value="6.66666666666667" calcext:value-type="float">
            <text:p>6,66666666666667</text:p>
          </table:table-cell>
          <table:table-cell table:style-name="ce37" table:formula="of:=[.AA23]/[.AA22]" office:value-type="float" office:value="0.05" calcext:value-type="float">
            <text:p>0,05</text:p>
          </table:table-cell>
          <table:table-cell table:style-name="ce37" table:formula="of:=[.AB23]/[.AB22]" office:value-type="float" office:value="2" calcext:value-type="float">
            <text:p>2</text:p>
          </table:table-cell>
          <table:table-cell table:style-name="ce37" table:formula="of:=[.AC23]/[.AC22]" office:value-type="float" office:value="0.1" calcext:value-type="float">
            <text:p>0,1</text:p>
          </table:table-cell>
          <table:table-cell table:style-name="ce37" table:formula="of:=[.AD23]/[.AD22]" office:value-type="string" office:string-value="" calcext:value-type="error">
            <text:p>#DIV/0 !</text:p>
          </table:table-cell>
          <table:table-cell table:style-name="ce37" table:formula="of:=[.AE23]/[.AE22]" office:value-type="float" office:value="0.005" calcext:value-type="float">
            <text:p>0,005</text:p>
          </table:table-cell>
          <table:table-cell table:style-name="ce37" table:formula="of:=[.AF23]/[.AF22]" office:value-type="float" office:value="0.06" calcext:value-type="float">
            <text:p>0,06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table:formula="of:=[.AK23]/[.AK22]" office:value-type="float" office:value="0.03" calcext:value-type="float">
            <text:p>0,03</text:p>
          </table:table-cell>
          <table:table-cell table:style-name="ce37" table:formula="of:=[.AL23]/[.AL22]" office:value-type="float" office:value="0.3" calcext:value-type="float">
            <text:p>0,3</text:p>
          </table:table-cell>
          <table:table-cell table:style-name="ce37" table:formula="of:=[.AM23]/[.AM22]" office:value-type="float" office:value="2.25" calcext:value-type="float">
            <text:p>2,25</text:p>
          </table:table-cell>
          <table:table-cell table:style-name="ce37" table:formula="of:=[.AN23]/[.AN22]" office:value-type="string" office:string-value="" calcext:value-type="error">
            <text:p>#DIV/0 !</text:p>
          </table:table-cell>
          <table:table-cell table:style-name="ce37" table:formula="of:=[.AO23]/[.AO22]" office:value-type="float" office:value="0.003" calcext:value-type="float">
            <text:p>0,003</text:p>
          </table:table-cell>
          <table:table-cell table:style-name="ce37" table:formula="of:=[.AP23]/[.AP22]" office:value-type="float" office:value="3.5" calcext:value-type="float">
            <text:p>3,5</text:p>
          </table:table-cell>
          <table:table-cell table:style-name="ce37" table:formula="of:=[.AQ23]/[.AQ22]" office:value-type="float" office:value="1.05" calcext:value-type="float">
            <text:p>1,05</text:p>
          </table:table-cell>
          <table:table-cell table:style-name="ce37" table:formula="of:=[.AR23]/[.AR22]" office:value-type="float" office:value="0.03" calcext:value-type="float">
            <text:p>0,03</text:p>
          </table:table-cell>
          <table:table-cell table:style-name="ce37" table:formula="of:=[.AS23]/[.AS22]" office:value-type="string" office:string-value="" calcext:value-type="error">
            <text:p>#DIV/0 !</text:p>
          </table:table-cell>
          <table:table-cell table:style-name="ce37" table:formula="of:=[.AT23]/[.AT22]" office:value-type="float" office:value="0.1" calcext:value-type="float">
            <text:p>0,1</text:p>
          </table:table-cell>
          <table:table-cell table:style-name="ce37" table:formula="of:=[.AU23]/[.AU22]" office:value-type="string" office:string-value="" calcext:value-type="error">
            <text:p>#DIV/0 !</text:p>
          </table:table-cell>
          <table:table-cell table:style-name="ce37" table:formula="of:=[.AV23]/[.AV22]" office:value-type="string" office:string-value="" calcext:value-type="error">
            <text:p>#DIV/0 !</text:p>
          </table:table-cell>
          <table:table-cell table:style-name="ce37" table:formula="of:=[.AW23]/[.AW22]" office:value-type="string" office:string-value="" calcext:value-type="error">
            <text:p>#DIV/0 !</text:p>
          </table:table-cell>
          <table:table-cell table:style-name="ce37" table:formula="of:=[.AX23]/[.AX22]" office:value-type="float" office:value="0.09" calcext:value-type="float">
            <text:p>0,09</text:p>
          </table:table-cell>
          <table:table-cell table:style-name="ce37" table:formula="of:=[.AY23]/[.AY22]" office:value-type="float" office:value="1.1" calcext:value-type="float">
            <text:p>1,1</text:p>
          </table:table-cell>
          <table:table-cell table:style-name="ce37" table:formula="of:=[.AZ23]/[.AZ22]" office:value-type="float" office:value="0.1" calcext:value-type="float">
            <text:p>0,1</text:p>
          </table:table-cell>
          <table:table-cell table:style-name="ce37" table:formula="of:=[.BA23]/[.BA22]" office:value-type="float" office:value="0.001" calcext:value-type="float">
            <text:p>0,001</text:p>
          </table:table-cell>
          <table:table-cell table:style-name="ce37" table:formula="of:=[.BB23]/[.BB22]" office:value-type="string" office:string-value="" calcext:value-type="error">
            <text:p>#DIV/0 !</text:p>
          </table:table-cell>
          <table:table-cell table:style-name="ce37" table:formula="of:=[.BC23]/[.BC22]" office:value-type="string" office:string-value="" calcext:value-type="error">
            <text:p>#DIV/0 !</text:p>
          </table:table-cell>
          <table:table-cell table:style-name="ce37" table:formula="of:=[.BD23]/[.BD22]" office:value-type="float" office:value="3" calcext:value-type="float">
            <text:p>3</text:p>
          </table:table-cell>
          <table:table-cell table:style-name="ce37" table:formula="of:=[.BE23]/[.BE22]" office:value-type="float" office:value="0.25" calcext:value-type="float">
            <text:p>0,25</text:p>
          </table:table-cell>
          <table:table-cell table:style-name="ce37" table:formula="of:=[.BF23]/[.BF22]" office:value-type="float" office:value="0.5" calcext:value-type="float">
            <text:p>0,5</text:p>
          </table:table-cell>
          <table:table-cell table:style-name="ce37" table:formula="of:=[.BG23]/[.BG22]" office:value-type="float" office:value="0.3" calcext:value-type="float">
            <text:p>0,3</text:p>
          </table:table-cell>
          <table:table-cell table:style-name="ce37" table:formula="of:=[.BH23]/[.BH22]" office:value-type="float" office:value="0.25" calcext:value-type="float">
            <text:p>0,25</text:p>
          </table:table-cell>
          <table:table-cell table:style-name="ce37" table:formula="of:=[.BI23]/[.BI22]" office:value-type="string" office:string-value="" calcext:value-type="error">
            <text:p>#DIV/0 !</text:p>
          </table:table-cell>
          <table:table-cell table:style-name="ce37" table:formula="of:=[.BJ23]/[.BJ22]" office:value-type="string" office:string-value="" calcext:value-type="error">
            <text:p>#DIV/0 !</text:p>
          </table:table-cell>
          <table:table-cell table:style-name="ce37" table:formula="of:=[.BK23]/[.BK22]" office:value-type="string" office:string-value="" calcext:value-type="error">
            <text:p>#DIV/0 !</text:p>
          </table:table-cell>
          <table:table-cell table:style-name="ce37" table:formula="of:=[.BL23]/[.BL22]" office:value-type="float" office:value="7" calcext:value-type="float">
            <text:p>7</text:p>
          </table:table-cell>
          <table:table-cell table:style-name="ce37" table:formula="of:=[.BM23]/[.BM22]" office:value-type="string" office:string-value="" calcext:value-type="error">
            <text:p>#DIV/0 !</text:p>
          </table:table-cell>
          <table:table-cell table:style-name="ce37" table:formula="of:=[.BN23]/[.BN22]" office:value-type="float" office:value="0.386666666666667" calcext:value-type="float">
            <text:p>0,386666666666667</text:p>
          </table:table-cell>
          <table:table-cell table:style-name="ce37" table:formula="of:=[.BO23]/[.BO22]" office:value-type="float" office:value="0.07" calcext:value-type="float">
            <text:p>0,07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formula="of:=[.BQ23]/[.BQ22]" office:value-type="string" office:string-value="" calcext:value-type="error">
            <text:p>#DIV/0 !</text:p>
          </table:table-cell>
          <table:table-cell table:style-name="ce37" table:formula="of:=[.BR23]/[.BR22]" office:value-type="string" office:string-value="" calcext:value-type="error">
            <text:p>#DIV/0 !</text:p>
          </table:table-cell>
          <table:table-cell table:style-name="ce37" table:formula="of:=[.BS23]/[.BS22]" office:value-type="string" office:string-value="" calcext:value-type="error">
            <text:p>#DIV/0 !</text:p>
          </table:table-cell>
          <table:table-cell table:number-columns-repeated="2"/>
        </table:table-row>
        <calcext:conditional-formats>
          <calcext:conditional-format calcext:target-range-address="Test.D15:Test.BU15">
            <calcext:condition calcext:apply-style-name="violet" calcext:value="&gt;=96" calcext:base-cell-address="Test.D15"/>
            <calcext:condition calcext:apply-style-name="rouge" calcext:value="between(93,95)" calcext:base-cell-address="Test.D15"/>
            <calcext:condition calcext:apply-style-name="orange" calcext:value="between(89,92)" calcext:base-cell-address="Test.D15"/>
            <calcext:condition calcext:apply-style-name="vert" calcext:value="&lt;89" calcext:base-cell-address="Test.D15"/>
          </calcext:conditional-format>
          <calcext:conditional-format calcext:target-range-address="Test.D16:Test.BT16">
            <calcext:condition calcext:apply-style-name="vert" calcext:value="&lt;70" calcext:base-cell-address="Test.D16"/>
            <calcext:condition calcext:apply-style-name="Sans nom9" calcext:value="between(70,99)" calcext:base-cell-address="Test.D16"/>
            <calcext:condition calcext:apply-style-name="Sans nom10" calcext:value="between(100,149)" calcext:base-cell-address="Test.D16"/>
            <calcext:condition calcext:apply-style-name="Sans nom11" calcext:value="&gt;=150" calcext:base-cell-address="Test.D16"/>
          </calcext:conditional-format>
          <calcext:conditional-format calcext:target-range-address="Test.D17:Test.BT17">
            <calcext:condition calcext:apply-style-name="vert" calcext:value="&lt;300" calcext:base-cell-address="Test.D17"/>
            <calcext:condition calcext:apply-style-name="orange" calcext:value="between(300,499)" calcext:base-cell-address="Test.D17"/>
            <calcext:condition calcext:apply-style-name="rouge" calcext:value="between(500,699)" calcext:base-cell-address="Test.D17"/>
            <calcext:condition calcext:apply-style-name="violet" calcext:value="&gt;=700" calcext:base-cell-address="Test.D17"/>
            <calcext:condition calcext:apply-style-name="Sans nom12" calcext:value="not-contains-text(0)" calcext:base-cell-address="Test.D17"/>
          </calcext:conditional-format>
          <calcext:conditional-format calcext:target-range-address="Test.D18:Test.BT18 Test.D19:Test.AE19 Test.AH19:Test.BT19 Test.AH20:Test.AK20 Test.BQ20:Test.BT20">
            <calcext:condition calcext:apply-style-name="1/6 - faible" calcext:value="=&quot;1/6 - faible&quot;" calcext:base-cell-address="Test.D18"/>
            <calcext:condition calcext:apply-style-name="2/6 - léger" calcext:value="=&quot;2/6 - léger&quot;" calcext:base-cell-address="Test.D18"/>
            <calcext:condition calcext:apply-style-name="3/6 - modéré" calcext:value="=&quot;3/6 - modéré&quot;" calcext:base-cell-address="Test.D18"/>
            <calcext:condition calcext:apply-style-name="4/6 - sévère" calcext:value="=&quot;4/6 - sévère&quot;" calcext:base-cell-address="Test.D18"/>
            <calcext:condition calcext:apply-style-name="5/6 - très sévère" calcext:value="=&quot;5/6 - très sévère&quot;" calcext:base-cell-address="Test.D18"/>
            <calcext:condition calcext:apply-style-name="6/6 - extrême" calcext:value="=&quot;6/6 - extrême&quot;" calcext:base-cell-address="Test.D18"/>
          </calcext:conditional-format>
          <calcext:conditional-format calcext:target-range-address="Test.AF19:Test.AG19 Test.D20:Test.AG20 Test.AL20:Test.BP20">
            <calcext:condition calcext:apply-style-name="1/5 - faible" calcext:value="=&quot;1/5 - faible&quot;" calcext:base-cell-address="Test.D19"/>
            <calcext:condition calcext:apply-style-name="2/5 - léger" calcext:value="=&quot;2/5 - léger&quot;" calcext:base-cell-address="Test.D19"/>
            <calcext:condition calcext:apply-style-name="3/5 - modéré" calcext:value="=&quot;3/5 - modéré&quot;" calcext:base-cell-address="Test.D19"/>
            <calcext:condition calcext:apply-style-name="4/5 - sévère" calcext:value="=&quot;4/5 - sévère&quot;" calcext:base-cell-address="Test.D19"/>
            <calcext:condition calcext:apply-style-name="5/5 - très sévère" calcext:value="=&quot;5/5 - très sévère&quot;" calcext:base-cell-address="Test.D19"/>
          </calcext:conditional-format>
          <calcext:conditional-format calcext:target-range-address="Test.D11:Test.M11 Test.Y11:Test.BS11">
            <calcext:condition calcext:apply-style-name="rouge" calcext:value="between(20,30)" calcext:base-cell-address="Test.D11"/>
            <calcext:condition calcext:apply-style-name="violet" calcext:value="between(1,20)" calcext:base-cell-address="Test.D11"/>
          </calcext:conditional-format>
          <calcext:conditional-format calcext:target-range-address="Test.N11:Test.X11 Test.D8:Test.BS10">
            <calcext:condition calcext:apply-style-name="vert" calcext:value="between(1,19)" calcext:base-cell-address="Test.D8"/>
            <calcext:condition calcext:apply-style-name="orange" calcext:value="between(20,29)" calcext:base-cell-address="Test.D8"/>
            <calcext:condition calcext:apply-style-name="rouge" calcext:value="between(30,50)" calcext:base-cell-address="Test.D8"/>
            <calcext:condition calcext:apply-style-name="violet" calcext:value="&gt;50" calcext:base-cell-address="Test.D8"/>
          </calcext:conditional-format>
          <calcext:conditional-format calcext:target-range-address="Test.D5:Test.BS6">
            <calcext:condition calcext:apply-style-name="vert" calcext:value="between(1,24)" calcext:base-cell-address="Test.D5"/>
            <calcext:condition calcext:apply-style-name="orange" calcext:value="between(25,29)" calcext:base-cell-address="Test.D5"/>
            <calcext:condition calcext:apply-style-name="rouge" calcext:value="between(30,40)" calcext:base-cell-address="Test.D5"/>
            <calcext:condition calcext:apply-style-name="violet" calcext:value="&gt;40" calcext:base-cell-address="Test.D5"/>
          </calcext:conditional-format>
          <calcext:conditional-format calcext:target-range-address="Test.N8:Test.N8 Test.N10:Test.X11">
            <calcext:condition calcext:apply-style-name="violet" calcext:value="&lt;30" calcext:base-cell-address="Test.N8"/>
            <calcext:condition calcext:apply-style-name="rouge" calcext:value="between(30,40)" calcext:base-cell-address="Test.N8"/>
            <calcext:condition calcext:apply-style-name="orange" calcext:value="between(50,70)" calcext:base-cell-address="Test.N8"/>
            <calcext:condition calcext:apply-style-name="vert" calcext:value="between(70,100)" calcext:base-cell-address="Test.N8"/>
          </calcext:conditional-format>
          <calcext:conditional-format calcext:target-range-address="Test.Y9:Test.Y9">
            <calcext:condition calcext:apply-style-name="violet" calcext:value="&lt;20" calcext:base-cell-address="Test.Y9"/>
            <calcext:condition calcext:apply-style-name="rouge" calcext:value="between(20,30)" calcext:base-cell-address="Test.Y9"/>
            <calcext:condition calcext:apply-style-name="orange" calcext:value="between(31,49)" calcext:base-cell-address="Test.Y9"/>
          </calcext:conditional-format>
          <calcext:conditional-format calcext:target-range-address="Test.D22:Test.BS22">
            <calcext:condition calcext:apply-style-name="vert" calcext:value="&lt;2" calcext:base-cell-address="Test.D22"/>
            <calcext:condition calcext:apply-style-name="orange" calcext:value="between(2,4)" calcext:base-cell-address="Test.D22"/>
            <calcext:condition calcext:apply-style-name="rouge" calcext:value="&gt;4" calcext:base-cell-address="Test.D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8"/>
    <style:style style:name="_31__2f_6_20_-_20_faible" style:display-name="1/6 - faible" style:family="table-cell" style:parent-style-name="Default">
      <style:table-cell-properties fo:background-color="#2a6099"/>
    </style:style>
    <style:style style:name="_32__2f_6_20_-_20_léger" style:display-name="2/6 - léger" style:family="table-cell" style:parent-style-name="Default">
      <style:table-cell-properties fo:background-color="#5eb91e"/>
    </style:style>
    <style:style style:name="_33__2f_6_20_-_20_modéré" style:display-name="3/6 - modéré" style:family="table-cell" style:parent-style-name="Default">
      <style:table-cell-properties fo:background-color="#ffff00"/>
    </style:style>
    <style:style style:name="_35__2f_6_20_-_20_très_20_sévère" style:display-name="5/6 - très sévère" style:family="table-cell" style:parent-style-name="Default">
      <style:table-cell-properties fo:background-color="#ff0000"/>
    </style:style>
    <style:style style:name="_36__2f_6_20_-_20_extrême" style:display-name="6/6 - extrême" style:family="table-cell" style:parent-style-name="Default">
      <style:table-cell-properties fo:background-color="#a7074b"/>
    </style:style>
    <style:style style:name="_31__2f_5_20_-_20_faible" style:display-name="1/5 - faible" style:family="table-cell" style:parent-style-name="Default">
      <style:table-cell-properties fo:background-color="#2a6099" style:diagonal-bl-tr="none" style:diagonal-tl-br="none"/>
    </style:style>
    <style:style style:name="_32__2f_5_20_-_20_léger" style:display-name="2/5 - léger" style:family="table-cell" style:parent-style-name="Default">
      <style:table-cell-properties fo:background-color="#5eb91e"/>
    </style:style>
    <style:style style:name="_33__2f_5_20_-_20_modéré" style:display-name="3/5 - modéré" style:family="table-cell" style:parent-style-name="Default">
      <style:table-cell-properties fo:background-color="#ffff00"/>
    </style:style>
    <style:style style:name="_34__2f_5_20_-_20_sévère" style:display-name="4/5 - sévère" style:family="table-cell" style:parent-style-name="Default">
      <style:table-cell-properties fo:background-color="#ff8000"/>
    </style:style>
    <style:style style:name="_35__2f_5_20_-_20_très_20_sévère" style:display-name="5/5 - très sévère" style:family="table-cell" style:parent-style-name="Default">
      <style:table-cell-properties fo:background-color="#ff0000"/>
    </style:style>
    <style:style style:name="_31__2f_5_20_-_20_NSV2_20_très_20_faible" style:display-name="1/5 - NSV2 très faible" style:family="table-cell" style:parent-style-name="Default">
      <style:table-cell-properties fo:background-color="#2a6099"/>
    </style:style>
    <style:style style:name="_32__2f_5_20_-_20_NSV2_20_faible" style:display-name="2/5 - NSV2 faible" style:family="table-cell" style:parent-style-name="Default">
      <style:table-cell-properties fo:background-color="#5eb91e"/>
    </style:style>
    <style:style style:name="_33__2f_5_20_-_20_NSV2_20_modérée" style:display-name="3/5 - NSV2 modérée" style:family="table-cell" style:parent-style-name="Default">
      <style:table-cell-properties fo:background-color="#ffff00"/>
    </style:style>
    <style:style style:name="_34__2f_5_20_-_20_NSV2_20_forte" style:display-name="4/5 - NSV2 forte" style:family="table-cell" style:parent-style-name="Default">
      <style:table-cell-properties fo:background-color="#ff0000"/>
    </style:style>
    <style:style style:name="_35__2f_5_20_-_20_NSV2_20_très_20_forte" style:display-name="5/5 - NSV2 très forte" style:family="table-cell" style:parent-style-name="Default">
      <style:table-cell-properties fo:background-color="#000000"/>
      <style:text-properties fo:color="#ffffff"/>
    </style:style>
    <style:style style:name="_34__2f_6_20_-_20_sévère" style:display-name="4/6 - sévère" style:family="table-cell" style:parent-style-name="Default">
      <style:table-cell-properties fo:background-color="#ff8000"/>
    </style:style>
    <style:style style:name="rouge" style:family="table-cell" style:parent-style-name="Default">
      <style:table-cell-properties fo:background-color="#ff0000"/>
      <style:text-properties fo:font-weight="bold"/>
    </style:style>
    <style:style style:name="orange" style:family="table-cell" style:parent-style-name="Default">
      <style:table-cell-properties fo:background-color="#ff8000"/>
    </style:style>
    <style:style style:name="violet" style:family="table-cell" style:parent-style-name="Default">
      <style:table-cell-properties fo:background-color="#a7074b"/>
      <style:text-properties fo:font-weight="bold"/>
    </style:style>
    <style:style style:name="vert" style:family="table-cell" style:parent-style-name="Default">
      <style:table-cell-properties fo:background-color="#5eb91e"/>
    </style:style>
    <style:style style:name="Sans_20_nom1" style:display-name="Sans nom1" style:family="table-cell" style:parent-style-name="Default">
      <style:table-cell-properties fo:background-color="#876900"/>
    </style:style>
    <style:style style:name="Sans_20_nom2" style:display-name="Sans nom2" style:family="table-cell" style:parent-style-name="Default">
      <style:table-cell-properties fo:background-color="#2a6099"/>
    </style:style>
    <style:style style:name="Sans_20_nom3" style:display-name="Sans nom3" style:family="table-cell" style:parent-style-name="Default">
      <style:table-cell-properties fo:background-color="#1c99e0"/>
    </style:style>
    <style:style style:name="Sans_20_nom4" style:display-name="Sans nom4" style:family="table-cell" style:parent-style-name="Default">
      <style:table-cell-properties fo:background-color="#63bbee"/>
    </style:style>
    <style:style style:name="Sans_20_nom5" style:display-name="Sans nom5" style:family="table-cell" style:parent-style-name="Default">
      <style:table-cell-properties fo:background-color="#92e285"/>
    </style:style>
    <style:style style:name="Sans_20_nom6" style:display-name="Sans nom6" style:family="table-cell" style:parent-style-name="Default">
      <style:table-cell-properties fo:background-color="#e9b913"/>
    </style:style>
    <style:style style:name="Sans_20_nom7" style:display-name="Sans nom7" style:family="table-cell" style:parent-style-name="Default">
      <style:table-cell-properties fo:background-color="#106802"/>
    </style:style>
    <style:style style:name="Sans_20_nom8" style:display-name="Sans nom8" style:family="table-cell" style:parent-style-name="Default">
      <style:table-cell-properties fo:background-color="#e9b913"/>
    </style:style>
    <style:style style:name="Sans_20_nom9" style:display-name="Sans nom9" style:family="table-cell" style:parent-style-name="Default">
      <style:table-cell-properties fo:background-color="#ff8000"/>
    </style:style>
    <style:style style:name="Sans_20_nom10" style:display-name="Sans nom10" style:family="table-cell" style:parent-style-name="Default">
      <style:table-cell-properties fo:background-color="#ff0000"/>
    </style:style>
    <style:style style:name="Sans_20_nom11" style:display-name="Sans nom11" style:family="table-cell" style:parent-style-name="Default">
      <style:table-cell-properties fo:background-color="#8e03a3"/>
    </style:style>
    <style:style style:name="Sans_20_nom12" style:display-name="Sans nom12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4T16:08:43.790000000</meta:creation-date>
    <dc:date>2022-10-14T08:06:47.717000000</dc:date>
    <meta:editing-duration>P1DT11H11M54S</meta:editing-duration>
    <meta:editing-cycles>86</meta:editing-cycles>
    <meta:generator>LibreOffice/7.3.5.2$Windows_X86_64 LibreOffice_project/184fe81b8c8c30d8b5082578aee2fed2ea847c01</meta:generator>
    <meta:document-statistic meta:table-count="4" meta:cell-count="7567" meta:object-count="0"/>
  </office:meta>
</office:document-meta>
</file>